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07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341cm"/>
    </style:style>
    <style:style style:name="co15" style:family="table-column">
      <style:table-column-properties fo:break-before="auto" style:column-width="2.7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row table:style-name="ro1">
          <table:table-cell/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ct(L)</text:p>
          </table:table-cell>
          <table:table-cell office:value-type="string">
            <text:p>jd(L)</text:p>
          </table:table-cell>
          <table:table-cell office:value-type="string">
            <text:p>di(L)</text:p>
          </table:table-cell>
          <table:table-cell office:value-type="string">
            <text:p>fa(L)</text:p>
          </table:table-cell>
          <table:table-cell office:value-type="string">
            <text:p>fo(L)</text:p>
          </table:table-cell>
          <table:table-cell office:value-type="string">
            <text:p>hm(L)</text:p>
          </table:table-cell>
          <table:table-cell table:style-name="Default" office:value-type="string">
            <text:p>ek(L)</text:p>
          </table:table-cell>
          <table:table-cell office:value-type="string">
            <text:p>Ca(pl)</text:p>
          </table:table-cell>
          <table:table-cell office:value-type="string">
            <text:p>x(cpx)</text:p>
          </table:table-cell>
          <table:table-cell office:value-type="string">
            <text:p>y(cpx)</text:p>
          </table:table-cell>
          <table:table-cell office:value-type="string">
            <text:p>o(cpx)</text:p>
          </table:table-cell>
          <table:table-cell office:value-type="string">
            <text:p>n(cpx)</text:p>
          </table:table-cell>
          <table:table-cell office:value-type="string">
            <text:p>Q(cpx)</text:p>
          </table:table-cell>
          <table:table-cell office:value-type="string">
            <text:p>f(cpx)</text:p>
          </table:table-cell>
          <table:table-cell office:value-type="string">
            <text:p>cr(cpx)</text:p>
          </table:table-cell>
          <table:table-cell office:value-type="string">
            <text:p>x(ol)</text:p>
          </table:table-cell>
          <table:table-cell office:value-type="string">
            <text:p>x(sp)</text:p>
          </table:table-cell>
          <table:table-cell office:value-type="string">
            <text:p>f(sp)</text:p>
          </table:table-cell>
          <table:table-cell office:value-type="string">
            <text:p>cr(sp)</text:p>
          </table:table-cell>
          <table:table-cell office:value-type="string">
            <text:p>x(g)</text:p>
          </table:table-cell>
          <table:table-cell office:value-type="string">
            <text:p>c(g)</text:p>
          </table:table-cell>
          <table:table-cell office:value-type="string">
            <text:p>f(g)</text:p>
          </table:table-cell>
          <table:table-cell office:value-type="string">
            <text:p>cr(g)</text:p>
          </table:table-cell>
          <table:table-cell office:value-type="string">
            <text:p>x(opx)</text:p>
          </table:table-cell>
          <table:table-cell office:value-type="string">
            <text:p>y(opx)</text:p>
          </table:table-cell>
          <table:table-cell office:value-type="string">
            <text:p>c(opx)</text:p>
          </table:table-cell>
          <table:table-cell office:value-type="string">
            <text:p>Q(opx)</text:p>
          </table:table-cell>
          <table:table-cell office:value-type="string">
            <text:p>f(opx)</text:p>
          </table:table-cell>
          <table:table-cell office:value-type="string">
            <text:p>cr(opx)</text:p>
          </table:table-cell>
          <table:table-cell office:value-type="string">
            <text:p>SiO2</text:p>
          </table:table-cell>
          <table:table-cell office:value-type="string">
            <text:p>Al2O3</text:p>
          </table:table-cell>
          <table:table-cell office:value-type="string">
            <text:p>CaO</text:p>
          </table:table-cell>
          <table:table-cell office:value-type="string">
            <text:p>MgO</text:p>
          </table:table-cell>
          <table:table-cell office:value-type="string">
            <text:p>FeO</text:p>
          </table:table-cell>
          <table:table-cell office:value-type="string">
            <text:p>Na2O</text:p>
          </table:table-cell>
          <table:table-cell office:value-type="string">
            <text:p>Fe2O3</text:p>
          </table:table-cell>
          <table:table-cell office:value-type="string">
            <text:p>Cr2O3</text:p>
          </table:table-cell>
          <table:table-cell office:value-type="string">
            <text:p>liq</text:p>
          </table:table-cell>
          <table:table-cell office:value-type="string">
            <text:p>pl</text:p>
          </table:table-cell>
          <table:table-cell office:value-type="string">
            <text:p>cpx</text:p>
          </table:table-cell>
          <table:table-cell office:value-type="string">
            <text:p>ol</text:p>
          </table:table-cell>
          <table:table-cell office:value-type="string">
            <text:p>sp</text:p>
          </table:table-cell>
          <table:table-cell office:value-type="string">
            <text:p>g</text:p>
          </table:table-cell>
          <table:table-cell office:value-type="string">
            <text:p>opx</text:p>
          </table:table-cell>
          <table:table-cell office:value-type="string">
            <text:p>solidus</text:p>
          </table:table-cell>
          <table:table-cell office:value-type="string">
            <text:p>5%melt</text:p>
          </table:table-cell>
        </table:table-row>
        <table:table-row table:style-name="ro1">
          <table:table-cell office:value-type="string">
            <text:p>liq,pl,cpx,opx,ol</text:p>
          </table:table-cell>
          <table:table-cell office:value-type="float" office:value="2.001">
            <text:p>2.001</text:p>
          </table:table-cell>
          <table:table-cell office:value-type="float" office:value="997.17">
            <text:p>997.17</text:p>
          </table:table-cell>
          <table:table-cell office:value-type="float" office:value="0.06177">
            <text:p>0.06177</text:p>
          </table:table-cell>
          <table:table-cell office:value-type="float" office:value="0.1007">
            <text:p>0.1007</text:p>
          </table:table-cell>
          <table:table-cell office:value-type="float" office:value="0.09126">
            <text:p>0.09126</text:p>
          </table:table-cell>
          <table:table-cell office:value-type="float" office:value="0.08279">
            <text:p>0.08279</text:p>
          </table:table-cell>
          <table:table-cell office:value-type="float" office:value="0.08554">
            <text:p>0.08554</text:p>
          </table:table-cell>
          <table:table-cell office:value-type="float" office:value="0.4083">
            <text:p>0.4083</text:p>
          </table:table-cell>
          <table:table-cell table:style-name="Default" office:value-type="float" office:value="0.001236">
            <text:p>0.001236</text:p>
          </table:table-cell>
          <table:table-cell office:value-type="float" office:value="0.6006">
            <text:p>0.6006</text:p>
          </table:table-cell>
          <table:table-cell office:value-type="float" office:value="0.161">
            <text:p>0.161</text:p>
          </table:table-cell>
          <table:table-cell office:value-type="float" office:value="0.0274">
            <text:p>0.0274</text:p>
          </table:table-cell>
          <table:table-cell office:value-type="float" office:value="0.1264">
            <text:p>0.1264</text:p>
          </table:table-cell>
          <table:table-cell office:value-type="float" office:value="0.07262">
            <text:p>0.07262</text:p>
          </table:table-cell>
          <table:table-cell office:value-type="float" office:value="-0.03273">
            <text:p>-0.03273</text:p>
          </table:table-cell>
          <table:table-cell office:value-type="float" office:value="0.04577">
            <text:p>0.04577</text:p>
          </table:table-cell>
          <table:table-cell office:value-type="float" office:value="0.02014">
            <text:p>0.02014</text:p>
          </table:table-cell>
          <table:table-cell office:value-type="float" office:value="0.1747">
            <text:p>0.1747</text:p>
          </table:table-cell>
          <table:table-cell table:number-columns-repeated="7" office:value-type="string">
            <text:p>NA</text:p>
          </table:table-cell>
          <table:table-cell office:value-type="float" office:value="0.1745">
            <text:p>0.1745</text:p>
          </table:table-cell>
          <table:table-cell office:value-type="float" office:value="0.1709">
            <text:p>0.1709</text:p>
          </table:table-cell>
          <table:table-cell office:value-type="float" office:value="0.0876">
            <text:p>0.0876</text:p>
          </table:table-cell>
          <table:table-cell office:value-type="float" office:value="-0.08661">
            <text:p>-0.08661</text:p>
          </table:table-cell>
          <table:table-cell office:value-type="float" office:value="0.1246">
            <text:p>0.1246</text:p>
          </table:table-cell>
          <table:table-cell office:value-type="float" office:value="0.01241">
            <text:p>0.01241</text:p>
          </table:table-cell>
          <table:table-cell office:value-type="float" office:value="33.98">
            <text:p>33.98</text:p>
          </table:table-cell>
          <table:table-cell office:value-type="float" office:value="6.8">
            <text:p>6.8</text:p>
          </table:table-cell>
          <table:table-cell office:value-type="float" office:value="5.1">
            <text:p>5.1</text:p>
          </table:table-cell>
          <table:table-cell office:value-type="float" office:value="6.29">
            <text:p>6.29</text:p>
          </table:table-cell>
          <table:table-cell office:value-type="float" office:value="7.08">
            <text:p>7.08</text:p>
          </table:table-cell>
          <table:table-cell office:value-type="float" office:value="1.86">
            <text:p>1.86</text:p>
          </table:table-cell>
          <table:table-cell office:value-type="float" office:value="38.78">
            <text:p>38.78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3078">
            <text:p>0.3078</text:p>
          </table:table-cell>
          <table:table-cell office:value-type="float" office:value="0.1637">
            <text:p>0.1637</text:p>
          </table:table-cell>
          <table:table-cell office:value-type="float" office:value="0.4006">
            <text:p>0.4006</text:p>
          </table:table-cell>
          <table:table-cell office:value-type="float" office:value="0.1279">
            <text:p>0.1279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3.001">
            <text:p>3.001</text:p>
          </table:table-cell>
          <table:table-cell office:value-type="float" office:value="1050.085">
            <text:p>1050.085</text:p>
          </table:table-cell>
          <table:table-cell office:value-type="float" office:value="0.08543">
            <text:p>0.08543</text:p>
          </table:table-cell>
          <table:table-cell office:value-type="float" office:value="0.1358">
            <text:p>0.1358</text:p>
          </table:table-cell>
          <table:table-cell office:value-type="float" office:value="0.1158">
            <text:p>0.1158</text:p>
          </table:table-cell>
          <table:table-cell office:value-type="float" office:value="0.1011">
            <text:p>0.1011</text:p>
          </table:table-cell>
          <table:table-cell office:value-type="float" office:value="0.09452">
            <text:p>0.09452</text:p>
          </table:table-cell>
          <table:table-cell office:value-type="float" office:value="0.2974">
            <text:p>0.2974</text:p>
          </table:table-cell>
          <table:table-cell table:style-name="Default" office:value-type="float" office:value="0.001161">
            <text:p>0.001161</text:p>
          </table:table-cell>
          <table:table-cell office:value-type="float" office:value="0.5982">
            <text:p>0.5982</text:p>
          </table:table-cell>
          <table:table-cell office:value-type="float" office:value="0.164">
            <text:p>0.164</text:p>
          </table:table-cell>
          <table:table-cell office:value-type="float" office:value="0.03402">
            <text:p>0.03402</text:p>
          </table:table-cell>
          <table:table-cell office:value-type="float" office:value="0.1431">
            <text:p>0.1431</text:p>
          </table:table-cell>
          <table:table-cell office:value-type="float" office:value="0.07359">
            <text:p>0.07359</text:p>
          </table:table-cell>
          <table:table-cell office:value-type="float" office:value="-0.03388">
            <text:p>-0.03388</text:p>
          </table:table-cell>
          <table:table-cell office:value-type="float" office:value="0.04531">
            <text:p>0.04531</text:p>
          </table:table-cell>
          <table:table-cell office:value-type="float" office:value="0.01934">
            <text:p>0.01934</text:p>
          </table:table-cell>
          <table:table-cell office:value-type="float" office:value="0.1744">
            <text:p>0.1744</text:p>
          </table:table-cell>
          <table:table-cell table:number-columns-repeated="7" office:value-type="string">
            <text:p>NA</text:p>
          </table:table-cell>
          <table:table-cell office:value-type="float" office:value="0.1743">
            <text:p>0.1743</text:p>
          </table:table-cell>
          <table:table-cell office:value-type="float" office:value="0.1777">
            <text:p>0.1777</text:p>
          </table:table-cell>
          <table:table-cell office:value-type="float" office:value="0.09712">
            <text:p>0.09712</text:p>
          </table:table-cell>
          <table:table-cell office:value-type="float" office:value="-0.08549">
            <text:p>-0.08549</text:p>
          </table:table-cell>
          <table:table-cell office:value-type="float" office:value="0.1228">
            <text:p>0.1228</text:p>
          </table:table-cell>
          <table:table-cell office:value-type="float" office:value="0.01263">
            <text:p>0.01263</text:p>
          </table:table-cell>
          <table:table-cell office:value-type="float" office:value="38.95">
            <text:p>38.95</text:p>
          </table:table-cell>
          <table:table-cell office:value-type="float" office:value="9.04">
            <text:p>9.04</text:p>
          </table:table-cell>
          <table:table-cell office:value-type="float" office:value="6.52">
            <text:p>6.52</text:p>
          </table:table-cell>
          <table:table-cell office:value-type="float" office:value="7.1">
            <text:p>7.1</text:p>
          </table:table-cell>
          <table:table-cell office:value-type="float" office:value="8.39">
            <text:p>8.39</text:p>
          </table:table-cell>
          <table:table-cell office:value-type="float" office:value="2.43">
            <text:p>2.43</text:p>
          </table:table-cell>
          <table:table-cell office:value-type="float" office:value="27.46">
            <text:p>27.4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043">
            <text:p>0.3043</text:p>
          </table:table-cell>
          <table:table-cell office:value-type="float" office:value="0.1686">
            <text:p>0.1686</text:p>
          </table:table-cell>
          <table:table-cell office:value-type="float" office:value="0.3986">
            <text:p>0.3986</text:p>
          </table:table-cell>
          <table:table-cell office:value-type="float" office:value="0.1285">
            <text:p>0.1285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4.001">
            <text:p>4.001</text:p>
          </table:table-cell>
          <table:table-cell office:value-type="float" office:value="1082.024">
            <text:p>1082.024</text:p>
          </table:table-cell>
          <table:table-cell office:value-type="float" office:value="0.1044">
            <text:p>0.1044</text:p>
          </table:table-cell>
          <table:table-cell office:value-type="float" office:value="0.1629">
            <text:p>0.1629</text:p>
          </table:table-cell>
          <table:table-cell office:value-type="float" office:value="0.1296">
            <text:p>0.1296</text:p>
          </table:table-cell>
          <table:table-cell office:value-type="float" office:value="0.1109">
            <text:p>0.1109</text:p>
          </table:table-cell>
          <table:table-cell office:value-type="float" office:value="0.09891">
            <text:p>0.09891</text:p>
          </table:table-cell>
          <table:table-cell office:value-type="float" office:value="0.2285">
            <text:p>0.2285</text:p>
          </table:table-cell>
          <table:table-cell table:style-name="Default" office:value-type="float" office:value="0.001035">
            <text:p>0.001035</text:p>
          </table:table-cell>
          <table:table-cell office:value-type="float" office:value="0.5961">
            <text:p>0.5961</text:p>
          </table:table-cell>
          <table:table-cell office:value-type="float" office:value="0.1657">
            <text:p>0.1657</text:p>
          </table:table-cell>
          <table:table-cell office:value-type="float" office:value="0.04037">
            <text:p>0.04037</text:p>
          </table:table-cell>
          <table:table-cell office:value-type="float" office:value="0.1542">
            <text:p>0.1542</text:p>
          </table:table-cell>
          <table:table-cell office:value-type="float" office:value="0.07603">
            <text:p>0.07603</text:p>
          </table:table-cell>
          <table:table-cell office:value-type="float" office:value="-0.03461">
            <text:p>-0.03461</text:p>
          </table:table-cell>
          <table:table-cell office:value-type="float" office:value="0.045">
            <text:p>0.045</text:p>
          </table:table-cell>
          <table:table-cell office:value-type="float" office:value="0.01872">
            <text:p>0.01872</text:p>
          </table:table-cell>
          <table:table-cell office:value-type="float" office:value="0.1742">
            <text:p>0.1742</text:p>
          </table:table-cell>
          <table:table-cell table:number-columns-repeated="7" office:value-type="string">
            <text:p>NA</text:p>
          </table:table-cell>
          <table:table-cell office:value-type="float" office:value="0.1743">
            <text:p>0.1743</text:p>
          </table:table-cell>
          <table:table-cell office:value-type="float" office:value="0.1851">
            <text:p>0.1851</text:p>
          </table:table-cell>
          <table:table-cell office:value-type="float" office:value="0.09924">
            <text:p>0.09924</text:p>
          </table:table-cell>
          <table:table-cell office:value-type="float" office:value="-0.08516">
            <text:p>-0.08516</text:p>
          </table:table-cell>
          <table:table-cell office:value-type="float" office:value="0.1205">
            <text:p>0.1205</text:p>
          </table:table-cell>
          <table:table-cell office:value-type="float" office:value="0.01255">
            <text:p>0.01255</text:p>
          </table:table-cell>
          <table:table-cell office:value-type="float" office:value="41.73">
            <text:p>41.73</text:p>
          </table:table-cell>
          <table:table-cell office:value-type="float" office:value="10.73">
            <text:p>10.73</text:p>
          </table:table-cell>
          <table:table-cell office:value-type="float" office:value="7.43">
            <text:p>7.43</text:p>
          </table:table-cell>
          <table:table-cell office:value-type="float" office:value="7.47">
            <text:p>7.47</text:p>
          </table:table-cell>
          <table:table-cell office:value-type="float" office:value="9.03">
            <text:p>9.03</text:p>
          </table:table-cell>
          <table:table-cell office:value-type="float" office:value="2.86">
            <text:p>2.86</text:p>
          </table:table-cell>
          <table:table-cell office:value-type="float" office:value="20.66">
            <text:p>20.66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742">
            <text:p>0.1742</text:p>
          </table:table-cell>
          <table:table-cell office:value-type="float" office:value="0.3964">
            <text:p>0.3964</text:p>
          </table:table-cell>
          <table:table-cell office:value-type="float" office:value="0.1294">
            <text:p>0.1294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5.001">
            <text:p>5.001</text:p>
          </table:table-cell>
          <table:table-cell office:value-type="float" office:value="1105.138">
            <text:p>1105.138</text:p>
          </table:table-cell>
          <table:table-cell office:value-type="float" office:value="0.1214">
            <text:p>0.1214</text:p>
          </table:table-cell>
          <table:table-cell office:value-type="float" office:value="0.1866">
            <text:p>0.1866</text:p>
          </table:table-cell>
          <table:table-cell office:value-type="float" office:value="0.1376">
            <text:p>0.1376</text:p>
          </table:table-cell>
          <table:table-cell office:value-type="float" office:value="0.1166">
            <text:p>0.1166</text:p>
          </table:table-cell>
          <table:table-cell office:value-type="float" office:value="0.1015">
            <text:p>0.1015</text:p>
          </table:table-cell>
          <table:table-cell office:value-type="float" office:value="0.1784">
            <text:p>0.1784</text:p>
          </table:table-cell>
          <table:table-cell table:style-name="Default" office:value-type="float" office:value="0.0008988">
            <text:p>0.0008988</text:p>
          </table:table-cell>
          <table:table-cell office:value-type="float" office:value="0.5939">
            <text:p>0.5939</text:p>
          </table:table-cell>
          <table:table-cell office:value-type="float" office:value="0.1669">
            <text:p>0.1669</text:p>
          </table:table-cell>
          <table:table-cell office:value-type="float" office:value="0.04732">
            <text:p>0.04732</text:p>
          </table:table-cell>
          <table:table-cell office:value-type="float" office:value="0.163">
            <text:p>0.163</text:p>
          </table:table-cell>
          <table:table-cell office:value-type="float" office:value="0.07935">
            <text:p>0.07935</text:p>
          </table:table-cell>
          <table:table-cell office:value-type="float" office:value="-0.03522">
            <text:p>-0.03522</text:p>
          </table:table-cell>
          <table:table-cell office:value-type="float" office:value="0.04462">
            <text:p>0.04462</text:p>
          </table:table-cell>
          <table:table-cell office:value-type="float" office:value="0.01811">
            <text:p>0.01811</text:p>
          </table:table-cell>
          <table:table-cell office:value-type="float" office:value="0.174">
            <text:p>0.174</text:p>
          </table:table-cell>
          <table:table-cell table:number-columns-repeated="7" office:value-type="string">
            <text:p>NA</text:p>
          </table:table-cell>
          <table:table-cell office:value-type="float" office:value="0.1743">
            <text:p>0.1743</text:p>
          </table:table-cell>
          <table:table-cell office:value-type="float" office:value="0.1936">
            <text:p>0.1936</text:p>
          </table:table-cell>
          <table:table-cell office:value-type="float" office:value="0.09764">
            <text:p>0.09764</text:p>
          </table:table-cell>
          <table:table-cell office:value-type="float" office:value="-0.08534">
            <text:p>-0.08534</text:p>
          </table:table-cell>
          <table:table-cell office:value-type="float" office:value="0.1175">
            <text:p>0.1175</text:p>
          </table:table-cell>
          <table:table-cell office:value-type="float" office:value="0.01231">
            <text:p>0.01231</text:p>
          </table:table-cell>
          <table:table-cell office:value-type="float" office:value="43.57">
            <text:p>43.57</text:p>
          </table:table-cell>
          <table:table-cell office:value-type="float" office:value="12.19">
            <text:p>12.19</text:p>
          </table:table-cell>
          <table:table-cell office:value-type="float" office:value="8.09">
            <text:p>8.09</text:p>
          </table:table-cell>
          <table:table-cell office:value-type="float" office:value="7.65">
            <text:p>7.65</text:p>
          </table:table-cell>
          <table:table-cell office:value-type="float" office:value="9.33">
            <text:p>9.33</text:p>
          </table:table-cell>
          <table:table-cell office:value-type="float" office:value="3.22">
            <text:p>3.22</text:p>
          </table:table-cell>
          <table:table-cell office:value-type="float" office:value="15.87">
            <text:p>15.8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2948">
            <text:p>0.2948</text:p>
          </table:table-cell>
          <table:table-cell office:value-type="float" office:value="0.1809">
            <text:p>0.1809</text:p>
          </table:table-cell>
          <table:table-cell office:value-type="float" office:value="0.3936">
            <text:p>0.3936</text:p>
          </table:table-cell>
          <table:table-cell office:value-type="float" office:value="0.1307">
            <text:p>0.1307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6.001">
            <text:p>6.001</text:p>
          </table:table-cell>
          <table:table-cell office:value-type="float" office:value="1123.031">
            <text:p>1123.031</text:p>
          </table:table-cell>
          <table:table-cell office:value-type="float" office:value="0.1371">
            <text:p>0.1371</text:p>
          </table:table-cell>
          <table:table-cell office:value-type="float" office:value="0.2088">
            <text:p>0.2088</text:p>
          </table:table-cell>
          <table:table-cell office:value-type="float" office:value="0.1416">
            <text:p>0.1416</text:p>
          </table:table-cell>
          <table:table-cell office:value-type="float" office:value="0.1194">
            <text:p>0.1194</text:p>
          </table:table-cell>
          <table:table-cell office:value-type="float" office:value="0.1032">
            <text:p>0.1032</text:p>
          </table:table-cell>
          <table:table-cell office:value-type="float" office:value="0.1397">
            <text:p>0.1397</text:p>
          </table:table-cell>
          <table:table-cell table:style-name="Default" office:value-type="float" office:value="0.0007631">
            <text:p>0.0007631</text:p>
          </table:table-cell>
          <table:table-cell office:value-type="float" office:value="0.5911">
            <text:p>0.5911</text:p>
          </table:table-cell>
          <table:table-cell office:value-type="float" office:value="0.168">
            <text:p>0.168</text:p>
          </table:table-cell>
          <table:table-cell office:value-type="float" office:value="0.05527">
            <text:p>0.05527</text:p>
          </table:table-cell>
          <table:table-cell office:value-type="float" office:value="0.1706">
            <text:p>0.1706</text:p>
          </table:table-cell>
          <table:table-cell office:value-type="float" office:value="0.08349">
            <text:p>0.08349</text:p>
          </table:table-cell>
          <table:table-cell office:value-type="float" office:value="-0.03581">
            <text:p>-0.03581</text:p>
          </table:table-cell>
          <table:table-cell office:value-type="float" office:value="0.04408">
            <text:p>0.04408</text:p>
          </table:table-cell>
          <table:table-cell office:value-type="float" office:value="0.01746">
            <text:p>0.01746</text:p>
          </table:table-cell>
          <table:table-cell office:value-type="float" office:value="0.1738">
            <text:p>0.1738</text:p>
          </table:table-cell>
          <table:table-cell table:number-columns-repeated="7" office:value-type="string">
            <text:p>NA</text:p>
          </table:table-cell>
          <table:table-cell office:value-type="float" office:value="0.1747">
            <text:p>0.1747</text:p>
          </table:table-cell>
          <table:table-cell office:value-type="float" office:value="0.2039">
            <text:p>0.2039</text:p>
          </table:table-cell>
          <table:table-cell office:value-type="float" office:value="0.09372">
            <text:p>0.09372</text:p>
          </table:table-cell>
          <table:table-cell office:value-type="float" office:value="-0.08603">
            <text:p>-0.08603</text:p>
          </table:table-cell>
          <table:table-cell office:value-type="float" office:value="0.1138">
            <text:p>0.1138</text:p>
          </table:table-cell>
          <table:table-cell office:value-type="float" office:value="0.01193">
            <text:p>0.01193</text:p>
          </table:table-cell>
          <table:table-cell office:value-type="float" office:value="44.87">
            <text:p>44.87</text:p>
          </table:table-cell>
          <table:table-cell office:value-type="float" office:value="13.53">
            <text:p>13.53</text:p>
          </table:table-cell>
          <table:table-cell office:value-type="float" office:value="8.59">
            <text:p>8.59</text:p>
          </table:table-cell>
          <table:table-cell office:value-type="float" office:value="7.71">
            <text:p>7.71</text:p>
          </table:table-cell>
          <table:table-cell office:value-type="float" office:value="9.43">
            <text:p>9.43</text:p>
          </table:table-cell>
          <table:table-cell office:value-type="float" office:value="3.56">
            <text:p>3.56</text:p>
          </table:table-cell>
          <table:table-cell office:value-type="float" office:value="12.26">
            <text:p>12.26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2883">
            <text:p>0.2883</text:p>
          </table:table-cell>
          <table:table-cell office:value-type="float" office:value="0.1891">
            <text:p>0.1891</text:p>
          </table:table-cell>
          <table:table-cell office:value-type="float" office:value="0.39">
            <text:p>0.39</text:p>
          </table:table-cell>
          <table:table-cell office:value-type="float" office:value="0.1326">
            <text:p>0.1326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7.001">
            <text:p>7.001</text:p>
          </table:table-cell>
          <table:table-cell office:value-type="float" office:value="1137.266">
            <text:p>1137.266</text:p>
          </table:table-cell>
          <table:table-cell office:value-type="float" office:value="0.1518">
            <text:p>0.1518</text:p>
          </table:table-cell>
          <table:table-cell office:value-type="float" office:value="0.2304">
            <text:p>0.2304</text:p>
          </table:table-cell>
          <table:table-cell office:value-type="float" office:value="0.1424">
            <text:p>0.1424</text:p>
          </table:table-cell>
          <table:table-cell office:value-type="float" office:value="0.1201">
            <text:p>0.1201</text:p>
          </table:table-cell>
          <table:table-cell office:value-type="float" office:value="0.1044">
            <text:p>0.1044</text:p>
          </table:table-cell>
          <table:table-cell office:value-type="float" office:value="0.1087">
            <text:p>0.1087</text:p>
          </table:table-cell>
          <table:table-cell table:style-name="Default" office:value-type="float" office:value="0.0006326">
            <text:p>0.0006326</text:p>
          </table:table-cell>
          <table:table-cell office:value-type="float" office:value="0.5873">
            <text:p>0.5873</text:p>
          </table:table-cell>
          <table:table-cell office:value-type="float" office:value="0.169">
            <text:p>0.169</text:p>
          </table:table-cell>
          <table:table-cell office:value-type="float" office:value="0.06456">
            <text:p>0.06456</text:p>
          </table:table-cell>
          <table:table-cell office:value-type="float" office:value="0.1776">
            <text:p>0.1776</text:p>
          </table:table-cell>
          <table:table-cell office:value-type="float" office:value="0.08858">
            <text:p>0.08858</text:p>
          </table:table-cell>
          <table:table-cell office:value-type="float" office:value="-0.03642">
            <text:p>-0.03642</text:p>
          </table:table-cell>
          <table:table-cell office:value-type="float" office:value="0.04329">
            <text:p>0.04329</text:p>
          </table:table-cell>
          <table:table-cell office:value-type="float" office:value="0.01674">
            <text:p>0.01674</text:p>
          </table:table-cell>
          <table:table-cell office:value-type="float" office:value="0.1735">
            <text:p>0.1735</text:p>
          </table:table-cell>
          <table:table-cell table:number-columns-repeated="7" office:value-type="string">
            <text:p>NA</text:p>
          </table:table-cell>
          <table:table-cell office:value-type="float" office:value="0.1754">
            <text:p>0.1754</text:p>
          </table:table-cell>
          <table:table-cell office:value-type="float" office:value="0.2163">
            <text:p>0.2163</text:p>
          </table:table-cell>
          <table:table-cell office:value-type="float" office:value="0.08824">
            <text:p>0.08824</text:p>
          </table:table-cell>
          <table:table-cell office:value-type="float" office:value="-0.08734">
            <text:p>-0.08734</text:p>
          </table:table-cell>
          <table:table-cell office:value-type="float" office:value="0.1092">
            <text:p>0.1092</text:p>
          </table:table-cell>
          <table:table-cell office:value-type="float" office:value="0.01143">
            <text:p>0.01143</text:p>
          </table:table-cell>
          <table:table-cell office:value-type="float" office:value="45.84">
            <text:p>45.84</text:p>
          </table:table-cell>
          <table:table-cell office:value-type="float" office:value="14.79">
            <text:p>14.79</text:p>
          </table:table-cell>
          <table:table-cell office:value-type="float" office:value="8.96">
            <text:p>8.96</text:p>
          </table:table-cell>
          <table:table-cell office:value-type="float" office:value="7.68">
            <text:p>7.68</text:p>
          </table:table-cell>
          <table:table-cell office:value-type="float" office:value="9.37">
            <text:p>9.37</text:p>
          </table:table-cell>
          <table:table-cell office:value-type="float" office:value="3.88">
            <text:p>3.88</text:p>
          </table:table-cell>
          <table:table-cell office:value-type="float" office:value="9.43">
            <text:p>9.4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2798">
            <text:p>0.2798</text:p>
          </table:table-cell>
          <table:table-cell office:value-type="float" office:value="0.1992">
            <text:p>0.1992</text:p>
          </table:table-cell>
          <table:table-cell office:value-type="float" office:value="0.3855">
            <text:p>0.3855</text:p>
          </table:table-cell>
          <table:table-cell office:value-type="float" office:value="0.1356">
            <text:p>0.1356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8">
            <text:p>8</text:p>
          </table:table-cell>
          <table:table-cell office:value-type="float" office:value="1148.596">
            <text:p>1148.596</text:p>
          </table:table-cell>
          <table:table-cell office:value-type="float" office:value="0.1657">
            <text:p>0.1657</text:p>
          </table:table-cell>
          <table:table-cell office:value-type="float" office:value="0.2524">
            <text:p>0.2524</text:p>
          </table:table-cell>
          <table:table-cell office:value-type="float" office:value="0.1405">
            <text:p>0.1405</text:p>
          </table:table-cell>
          <table:table-cell office:value-type="float" office:value="0.119">
            <text:p>0.119</text:p>
          </table:table-cell>
          <table:table-cell office:value-type="float" office:value="0.1051">
            <text:p>0.1051</text:p>
          </table:table-cell>
          <table:table-cell office:value-type="float" office:value="0.08329">
            <text:p>0.08329</text:p>
          </table:table-cell>
          <table:table-cell table:style-name="Default" office:value-type="float" office:value="0.0005093">
            <text:p>0.0005093</text:p>
          </table:table-cell>
          <table:table-cell office:value-type="float" office:value="0.582">
            <text:p>0.582</text:p>
          </table:table-cell>
          <table:table-cell office:value-type="float" office:value="0.17">
            <text:p>0.17</text:p>
          </table:table-cell>
          <table:table-cell office:value-type="float" office:value="0.07549">
            <text:p>0.07549</text:p>
          </table:table-cell>
          <table:table-cell office:value-type="float" office:value="0.1844">
            <text:p>0.1844</text:p>
          </table:table-cell>
          <table:table-cell office:value-type="float" office:value="0.0949">
            <text:p>0.0949</text:p>
          </table:table-cell>
          <table:table-cell office:value-type="float" office:value="-0.03709">
            <text:p>-0.03709</text:p>
          </table:table-cell>
          <table:table-cell office:value-type="float" office:value="0.04212">
            <text:p>0.04212</text:p>
          </table:table-cell>
          <table:table-cell office:value-type="float" office:value="0.0159">
            <text:p>0.0159</text:p>
          </table:table-cell>
          <table:table-cell office:value-type="float" office:value="0.1731">
            <text:p>0.1731</text:p>
          </table:table-cell>
          <table:table-cell table:number-columns-repeated="7" office:value-type="string">
            <text:p>NA</text:p>
          </table:table-cell>
          <table:table-cell office:value-type="float" office:value="0.1765">
            <text:p>0.1765</text:p>
          </table:table-cell>
          <table:table-cell office:value-type="float" office:value="0.2313">
            <text:p>0.2313</text:p>
          </table:table-cell>
          <table:table-cell office:value-type="float" office:value="0.08165">
            <text:p>0.08165</text:p>
          </table:table-cell>
          <table:table-cell office:value-type="float" office:value="-0.0894">
            <text:p>-0.0894</text:p>
          </table:table-cell>
          <table:table-cell office:value-type="float" office:value="0.1035">
            <text:p>0.1035</text:p>
          </table:table-cell>
          <table:table-cell office:value-type="float" office:value="0.01078">
            <text:p>0.01078</text:p>
          </table:table-cell>
          <table:table-cell office:value-type="float" office:value="46.58">
            <text:p>46.58</text:p>
          </table:table-cell>
          <table:table-cell office:value-type="float" office:value="16">
            <text:p>16</text:p>
          </table:table-cell>
          <table:table-cell office:value-type="float" office:value="9.23">
            <text:p>9.23</text:p>
          </table:table-cell>
          <table:table-cell office:value-type="float" office:value="7.6">
            <text:p>7.6</text:p>
          </table:table-cell>
          <table:table-cell office:value-type="float" office:value="9.19">
            <text:p>9.19</text:p>
          </table:table-cell>
          <table:table-cell office:value-type="float" office:value="4.2">
            <text:p>4.2</text:p>
          </table:table-cell>
          <table:table-cell office:value-type="float" office:value="7.15">
            <text:p>7.1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2684">
            <text:p>0.2684</text:p>
          </table:table-cell>
          <table:table-cell office:value-type="float" office:value="0.2122">
            <text:p>0.2122</text:p>
          </table:table-cell>
          <table:table-cell office:value-type="float" office:value="0.3794">
            <text:p>0.3794</text:p>
          </table:table-cell>
          <table:table-cell office:value-type="float" office:value="0.14">
            <text:p>0.14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pl,cpx,opx,ol,sp</text:p>
          </table:table-cell>
          <table:table-cell office:value-type="float" office:value="8.7797">
            <text:p>8.7797</text:p>
          </table:table-cell>
          <table:table-cell office:value-type="float" office:value="1155.667">
            <text:p>1155.667</text:p>
          </table:table-cell>
          <table:table-cell office:value-type="float" office:value="0.1758">
            <text:p>0.1758</text:p>
          </table:table-cell>
          <table:table-cell office:value-type="float" office:value="0.2704">
            <text:p>0.2704</text:p>
          </table:table-cell>
          <table:table-cell office:value-type="float" office:value="0.1374">
            <text:p>0.1374</text:p>
          </table:table-cell>
          <table:table-cell office:value-type="float" office:value="0.1172">
            <text:p>0.1172</text:p>
          </table:table-cell>
          <table:table-cell office:value-type="float" office:value="0.1054">
            <text:p>0.1054</text:p>
          </table:table-cell>
          <table:table-cell office:value-type="float" office:value="0.06648">
            <text:p>0.06648</text:p>
          </table:table-cell>
          <table:table-cell table:style-name="Default" office:value-type="float" office:value="0.0004188">
            <text:p>0.0004188</text:p>
          </table:table-cell>
          <table:table-cell office:value-type="float" office:value="0.5762">
            <text:p>0.5762</text:p>
          </table:table-cell>
          <table:table-cell office:value-type="float" office:value="0.1709">
            <text:p>0.1709</text:p>
          </table:table-cell>
          <table:table-cell office:value-type="float" office:value="0.08538">
            <text:p>0.08538</text:p>
          </table:table-cell>
          <table:table-cell office:value-type="float" office:value="0.1897">
            <text:p>0.1897</text:p>
          </table:table-cell>
          <table:table-cell office:value-type="float" office:value="0.101">
            <text:p>0.101</text:p>
          </table:table-cell>
          <table:table-cell office:value-type="float" office:value="-0.03767">
            <text:p>-0.03767</text:p>
          </table:table-cell>
          <table:table-cell office:value-type="float" office:value="0.04087">
            <text:p>0.04087</text:p>
          </table:table-cell>
          <table:table-cell office:value-type="float" office:value="0.01514">
            <text:p>0.01514</text:p>
          </table:table-cell>
          <table:table-cell office:value-type="float" office:value="0.1726">
            <text:p>0.1726</text:p>
          </table:table-cell>
          <table:table-cell office:value-type="float" office:value="0.3062">
            <text:p>0.3062</text:p>
          </table:table-cell>
          <table:table-cell office:value-type="float" office:value="0.0444">
            <text:p>0.0444</text:p>
          </table:table-cell>
          <table:table-cell office:value-type="float" office:value="0.05057">
            <text:p>0.05057</text:p>
          </table:table-cell>
          <table:table-cell table:number-columns-repeated="4" office:value-type="string">
            <text:p>NA</text:p>
          </table:table-cell>
          <table:table-cell office:value-type="float" office:value="0.1778">
            <text:p>0.1778</text:p>
          </table:table-cell>
          <table:table-cell office:value-type="float" office:value="0.2452">
            <text:p>0.2452</text:p>
          </table:table-cell>
          <table:table-cell office:value-type="float" office:value="0.07591">
            <text:p>0.07591</text:p>
          </table:table-cell>
          <table:table-cell office:value-type="float" office:value="-0.09167">
            <text:p>-0.09167</text:p>
          </table:table-cell>
          <table:table-cell office:value-type="float" office:value="0.09807">
            <text:p>0.09807</text:p>
          </table:table-cell>
          <table:table-cell office:value-type="float" office:value="0.01016">
            <text:p>0.01016</text:p>
          </table:table-cell>
          <table:table-cell office:value-type="float" office:value="47.06">
            <text:p>47.06</text:p>
          </table:table-cell>
          <table:table-cell office:value-type="float" office:value="16.92">
            <text:p>16.92</text:p>
          </table:table-cell>
          <table:table-cell office:value-type="float" office:value="9.37">
            <text:p>9.37</text:p>
          </table:table-cell>
          <table:table-cell office:value-type="float" office:value="7.49">
            <text:p>7.49</text:p>
          </table:table-cell>
          <table:table-cell office:value-type="float" office:value="8.98">
            <text:p>8.98</text:p>
          </table:table-cell>
          <table:table-cell office:value-type="float" office:value="4.47">
            <text:p>4.47</text:p>
          </table:table-cell>
          <table:table-cell office:value-type="float" office:value="5.67">
            <text:p>5.6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567">
            <text:p>0.2567</text:p>
          </table:table-cell>
          <table:table-cell office:value-type="float" office:value="0.2252">
            <text:p>0.2252</text:p>
          </table:table-cell>
          <table:table-cell office:value-type="float" office:value="0.3731">
            <text:p>0.373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145">
            <text:p>0.145</text:p>
          </table:table-cell>
          <table:table-cell table:number-columns-repeated="2"/>
        </table:table-row>
        <table:table-row table:style-name="ro1">
          <table:table-cell office:value-type="string">
            <text:p>liq,pl,cpx,opx,ol,sp</text:p>
          </table:table-cell>
          <table:table-cell office:value-type="float" office:value="9">
            <text:p>9</text:p>
          </table:table-cell>
          <table:table-cell office:value-type="float" office:value="1158.217">
            <text:p>1158.217</text:p>
          </table:table-cell>
          <table:table-cell office:value-type="float" office:value="0.1762">
            <text:p>0.1762</text:p>
          </table:table-cell>
          <table:table-cell office:value-type="float" office:value="0.2784">
            <text:p>0.2784</text:p>
          </table:table-cell>
          <table:table-cell office:value-type="float" office:value="0.1365">
            <text:p>0.1365</text:p>
          </table:table-cell>
          <table:table-cell office:value-type="float" office:value="0.1167">
            <text:p>0.1167</text:p>
          </table:table-cell>
          <table:table-cell office:value-type="float" office:value="0.1061">
            <text:p>0.1061</text:p>
          </table:table-cell>
          <table:table-cell office:value-type="float" office:value="0.05851">
            <text:p>0.05851</text:p>
          </table:table-cell>
          <table:table-cell table:style-name="Default" office:value-type="float" office:value="0.0003251">
            <text:p>0.0003251</text:p>
          </table:table-cell>
          <table:table-cell office:value-type="float" office:value="0.5685">
            <text:p>0.5685</text:p>
          </table:table-cell>
          <table:table-cell office:value-type="float" office:value="0.171">
            <text:p>0.171</text:p>
          </table:table-cell>
          <table:table-cell office:value-type="float" office:value="0.08395">
            <text:p>0.08395</text:p>
          </table:table-cell>
          <table:table-cell office:value-type="float" office:value="0.1937">
            <text:p>0.1937</text:p>
          </table:table-cell>
          <table:table-cell office:value-type="float" office:value="0.1033">
            <text:p>0.1033</text:p>
          </table:table-cell>
          <table:table-cell office:value-type="float" office:value="-0.03787">
            <text:p>-0.03787</text:p>
          </table:table-cell>
          <table:table-cell office:value-type="float" office:value="0.03911">
            <text:p>0.03911</text:p>
          </table:table-cell>
          <table:table-cell office:value-type="float" office:value="0.01349">
            <text:p>0.01349</text:p>
          </table:table-cell>
          <table:table-cell office:value-type="float" office:value="0.1722">
            <text:p>0.1722</text:p>
          </table:table-cell>
          <table:table-cell office:value-type="float" office:value="0.302">
            <text:p>0.302</text:p>
          </table:table-cell>
          <table:table-cell office:value-type="float" office:value="0.0411">
            <text:p>0.0411</text:p>
          </table:table-cell>
          <table:table-cell office:value-type="float" office:value="0.04308">
            <text:p>0.04308</text:p>
          </table:table-cell>
          <table:table-cell table:number-columns-repeated="4" office:value-type="string">
            <text:p>NA</text:p>
          </table:table-cell>
          <table:table-cell office:value-type="float" office:value="0.1772">
            <text:p>0.1772</text:p>
          </table:table-cell>
          <table:table-cell office:value-type="float" office:value="0.2431">
            <text:p>0.2431</text:p>
          </table:table-cell>
          <table:table-cell office:value-type="float" office:value="0.07354">
            <text:p>0.07354</text:p>
          </table:table-cell>
          <table:table-cell office:value-type="float" office:value="-0.09147">
            <text:p>-0.09147</text:p>
          </table:table-cell>
          <table:table-cell office:value-type="float" office:value="0.09304">
            <text:p>0.09304</text:p>
          </table:table-cell>
          <table:table-cell office:value-type="float" office:value="0.008999">
            <text:p>0.008999</text:p>
          </table:table-cell>
          <table:table-cell office:value-type="float" office:value="47.49">
            <text:p>47.49</text:p>
          </table:table-cell>
          <table:table-cell office:value-type="float" office:value="17.14">
            <text:p>17.14</text:p>
          </table:table-cell>
          <table:table-cell office:value-type="float" office:value="9.34">
            <text:p>9.34</text:p>
          </table:table-cell>
          <table:table-cell office:value-type="float" office:value="7.49">
            <text:p>7.49</text:p>
          </table:table-cell>
          <table:table-cell office:value-type="float" office:value="8.93">
            <text:p>8.93</text:p>
          </table:table-cell>
          <table:table-cell office:value-type="float" office:value="4.6">
            <text:p>4.6</text:p>
          </table:table-cell>
          <table:table-cell office:value-type="float" office:value="4.98">
            <text:p>4.9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476">
            <text:p>0.2476</text:p>
          </table:table-cell>
          <table:table-cell office:value-type="float" office:value="0.2351">
            <text:p>0.2351</text:p>
          </table:table-cell>
          <table:table-cell office:value-type="float" office:value="0.3651">
            <text:p>0.3651</text:p>
          </table:table-cell>
          <table:table-cell office:value-type="float" office:value="0.003002">
            <text:p>0.003002</text:p>
          </table:table-cell>
          <table:table-cell office:value-type="string">
            <text:p>NA</text:p>
          </table:table-cell>
          <table:table-cell office:value-type="float" office:value="0.1492">
            <text:p>0.1492</text:p>
          </table:table-cell>
          <table:table-cell table:number-columns-repeated="2"/>
        </table:table-row>
        <table:table-row table:style-name="ro1">
          <table:table-cell office:value-type="string">
            <text:p>liq,pl,cpx,opx,ol,sp</text:p>
          </table:table-cell>
          <table:table-cell office:value-type="float" office:value="10">
            <text:p>10</text:p>
          </table:table-cell>
          <table:table-cell office:value-type="float" office:value="1166.179">
            <text:p>1166.179</text:p>
          </table:table-cell>
          <table:table-cell office:value-type="float" office:value="0.1676">
            <text:p>0.1676</text:p>
          </table:table-cell>
          <table:table-cell office:value-type="float" office:value="0.3224">
            <text:p>0.3224</text:p>
          </table:table-cell>
          <table:table-cell office:value-type="float" office:value="0.1283">
            <text:p>0.1283</text:p>
          </table:table-cell>
          <table:table-cell office:value-type="float" office:value="0.1118">
            <text:p>0.1118</text:p>
          </table:table-cell>
          <table:table-cell office:value-type="float" office:value="0.109">
            <text:p>0.109</text:p>
          </table:table-cell>
          <table:table-cell office:value-type="float" office:value="0.03112">
            <text:p>0.03112</text:p>
          </table:table-cell>
          <table:table-cell table:style-name="Default" office:value-type="float" office:value="0.0001131">
            <text:p>0.0001131</text:p>
          </table:table-cell>
          <table:table-cell office:value-type="float" office:value="0.5167">
            <text:p>0.5167</text:p>
          </table:table-cell>
          <table:table-cell office:value-type="float" office:value="0.1712">
            <text:p>0.1712</text:p>
          </table:table-cell>
          <table:table-cell office:value-type="float" office:value="0.07325">
            <text:p>0.07325</text:p>
          </table:table-cell>
          <table:table-cell office:value-type="float" office:value="0.2148">
            <text:p>0.2148</text:p>
          </table:table-cell>
          <table:table-cell office:value-type="float" office:value="0.1206">
            <text:p>0.1206</text:p>
          </table:table-cell>
          <table:table-cell office:value-type="float" office:value="-0.03844">
            <text:p>-0.03844</text:p>
          </table:table-cell>
          <table:table-cell office:value-type="float" office:value="0.03123">
            <text:p>0.03123</text:p>
          </table:table-cell>
          <table:table-cell office:value-type="float" office:value="0.008472">
            <text:p>0.008472</text:p>
          </table:table-cell>
          <table:table-cell office:value-type="float" office:value="0.1698">
            <text:p>0.1698</text:p>
          </table:table-cell>
          <table:table-cell office:value-type="float" office:value="0.288">
            <text:p>0.288</text:p>
          </table:table-cell>
          <table:table-cell office:value-type="float" office:value="0.02905">
            <text:p>0.02905</text:p>
          </table:table-cell>
          <table:table-cell office:value-type="float" office:value="0.02302">
            <text:p>0.02302</text:p>
          </table:table-cell>
          <table:table-cell table:number-columns-repeated="4" office:value-type="string">
            <text:p>NA</text:p>
          </table:table-cell>
          <table:table-cell office:value-type="float" office:value="0.1737">
            <text:p>0.1737</text:p>
          </table:table-cell>
          <table:table-cell office:value-type="float" office:value="0.2316">
            <text:p>0.2316</text:p>
          </table:table-cell>
          <table:table-cell office:value-type="float" office:value="0.06313">
            <text:p>0.06313</text:p>
          </table:table-cell>
          <table:table-cell office:value-type="float" office:value="-0.08986">
            <text:p>-0.08986</text:p>
          </table:table-cell>
          <table:table-cell office:value-type="float" office:value="0.07033">
            <text:p>0.07033</text:p>
          </table:table-cell>
          <table:table-cell office:value-type="float" office:value="0.005379">
            <text:p>0.005379</text:p>
          </table:table-cell>
          <table:table-cell office:value-type="float" office:value="49.46">
            <text:p>49.46</text:p>
          </table:table-cell>
          <table:table-cell office:value-type="float" office:value="17.81">
            <text:p>17.81</text:p>
          </table:table-cell>
          <table:table-cell office:value-type="float" office:value="8.82">
            <text:p>8.82</text:p>
          </table:table-cell>
          <table:table-cell office:value-type="float" office:value="7.42">
            <text:p>7.42</text:p>
          </table:table-cell>
          <table:table-cell office:value-type="float" office:value="8.54">
            <text:p>8.54</text:p>
          </table:table-cell>
          <table:table-cell office:value-type="float" office:value="5.31">
            <text:p>5.31</text:p>
          </table:table-cell>
          <table:table-cell office:value-type="float" office:value="2.64">
            <text:p>2.6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896">
            <text:p>0.1896</text:p>
          </table:table-cell>
          <table:table-cell office:value-type="float" office:value="0.298">
            <text:p>0.298</text:p>
          </table:table-cell>
          <table:table-cell office:value-type="float" office:value="0.3154">
            <text:p>0.3154</text:p>
          </table:table-cell>
          <table:table-cell office:value-type="float" office:value="0.02152">
            <text:p>0.02152</text:p>
          </table:table-cell>
          <table:table-cell office:value-type="string">
            <text:p>NA</text:p>
          </table:table-cell>
          <table:table-cell office:value-type="float" office:value="0.1754">
            <text:p>0.1754</text:p>
          </table:table-cell>
          <table:table-cell table:number-columns-repeated="2"/>
        </table:table-row>
        <table:table-row table:style-name="ro1">
          <table:table-cell office:value-type="string">
            <text:p>liq,pl,cpx,opx,ol,sp</text:p>
          </table:table-cell>
          <table:table-cell office:value-type="float" office:value="11">
            <text:p>11</text:p>
          </table:table-cell>
          <table:table-cell office:value-type="float" office:value="1168.808">
            <text:p>1168.808</text:p>
          </table:table-cell>
          <table:table-cell office:value-type="float" office:value="0.1467">
            <text:p>0.1467</text:p>
          </table:table-cell>
          <table:table-cell office:value-type="float" office:value="0.3756">
            <text:p>0.3756</text:p>
          </table:table-cell>
          <table:table-cell office:value-type="float" office:value="0.1155">
            <text:p>0.1155</text:p>
          </table:table-cell>
          <table:table-cell office:value-type="float" office:value="0.1039">
            <text:p>0.1039</text:p>
          </table:table-cell>
          <table:table-cell office:value-type="float" office:value="0.1105">
            <text:p>0.1105</text:p>
          </table:table-cell>
          <table:table-cell office:value-type="float" office:value="0.01733">
            <text:p>0.01733</text:p>
          </table:table-cell>
          <table:table-cell office:value-type="string">
            <text:p>5.02E-005</text:p>
          </table:table-cell>
          <table:table-cell office:value-type="float" office:value="0.4465">
            <text:p>0.4465</text:p>
          </table:table-cell>
          <table:table-cell office:value-type="float" office:value="0.1719">
            <text:p>0.1719</text:p>
          </table:table-cell>
          <table:table-cell office:value-type="float" office:value="0.05884">
            <text:p>0.05884</text:p>
          </table:table-cell>
          <table:table-cell office:value-type="float" office:value="0.2398">
            <text:p>0.2398</text:p>
          </table:table-cell>
          <table:table-cell office:value-type="float" office:value="0.1497">
            <text:p>0.1497</text:p>
          </table:table-cell>
          <table:table-cell office:value-type="float" office:value="-0.03831">
            <text:p>-0.03831</text:p>
          </table:table-cell>
          <table:table-cell office:value-type="float" office:value="0.02576">
            <text:p>0.02576</text:p>
          </table:table-cell>
          <table:table-cell office:value-type="float" office:value="0.006164">
            <text:p>0.006164</text:p>
          </table:table-cell>
          <table:table-cell office:value-type="float" office:value="0.1669">
            <text:p>0.1669</text:p>
          </table:table-cell>
          <table:table-cell office:value-type="float" office:value="0.2789">
            <text:p>0.2789</text:p>
          </table:table-cell>
          <table:table-cell office:value-type="float" office:value="0.0217">
            <text:p>0.0217</text:p>
          </table:table-cell>
          <table:table-cell office:value-type="float" office:value="0.01467">
            <text:p>0.01467</text:p>
          </table:table-cell>
          <table:table-cell table:number-columns-repeated="4" office:value-type="string">
            <text:p>NA</text:p>
          </table:table-cell>
          <table:table-cell office:value-type="float" office:value="0.1694">
            <text:p>0.1694</text:p>
          </table:table-cell>
          <table:table-cell office:value-type="float" office:value="0.2217">
            <text:p>0.2217</text:p>
          </table:table-cell>
          <table:table-cell office:value-type="float" office:value="0.05404">
            <text:p>0.05404</text:p>
          </table:table-cell>
          <table:table-cell office:value-type="float" office:value="-0.08765">
            <text:p>-0.08765</text:p>
          </table:table-cell>
          <table:table-cell office:value-type="float" office:value="0.05334">
            <text:p>0.05334</text:p>
          </table:table-cell>
          <table:table-cell office:value-type="float" office:value="0.003582">
            <text:p>0.003582</text:p>
          </table:table-cell>
          <table:table-cell office:value-type="float" office:value="51.24">
            <text:p>51.24</text:p>
          </table:table-cell>
          <table:table-cell office:value-type="float" office:value="18.13">
            <text:p>18.13</text:p>
          </table:table-cell>
          <table:table-cell office:value-type="float" office:value="7.82">
            <text:p>7.82</text:p>
          </table:table-cell>
          <table:table-cell office:value-type="float" office:value="7.21">
            <text:p>7.21</text:p>
          </table:table-cell>
          <table:table-cell office:value-type="float" office:value="7.94">
            <text:p>7.94</text:p>
          </table:table-cell>
          <table:table-cell office:value-type="float" office:value="6.19">
            <text:p>6.19</text:p>
          </table:table-cell>
          <table:table-cell office:value-type="float" office:value="1.47">
            <text:p>1.4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4">
            <text:p>0.1154</text:p>
          </table:table-cell>
          <table:table-cell office:value-type="float" office:value="0.383">
            <text:p>0.383</text:p>
          </table:table-cell>
          <table:table-cell office:value-type="float" office:value="0.2543">
            <text:p>0.2543</text:p>
          </table:table-cell>
          <table:table-cell office:value-type="float" office:value="0.04271">
            <text:p>0.04271</text:p>
          </table:table-cell>
          <table:table-cell office:value-type="string">
            <text:p>NA</text:p>
          </table:table-cell>
          <table:table-cell office:value-type="float" office:value="0.2047">
            <text:p>0.2047</text:p>
          </table:table-cell>
          <table:table-cell table:number-columns-repeated="2"/>
        </table:table-row>
        <table:table-row table:style-name="ro1">
          <table:table-cell office:value-type="string">
            <text:p>liq,pl,cpx,opx,ol,sp</text:p>
          </table:table-cell>
          <table:table-cell office:value-type="float" office:value="12">
            <text:p>12</text:p>
          </table:table-cell>
          <table:table-cell office:value-type="float" office:value="1168.697">
            <text:p>1168.697</text:p>
          </table:table-cell>
          <table:table-cell office:value-type="float" office:value="0.1219">
            <text:p>0.1219</text:p>
          </table:table-cell>
          <table:table-cell office:value-type="float" office:value="0.4315">
            <text:p>0.4315</text:p>
          </table:table-cell>
          <table:table-cell office:value-type="float" office:value="0.1011">
            <text:p>0.1011</text:p>
          </table:table-cell>
          <table:table-cell office:value-type="float" office:value="0.09484">
            <text:p>0.09484</text:p>
          </table:table-cell>
          <table:table-cell office:value-type="float" office:value="0.1108">
            <text:p>0.1108</text:p>
          </table:table-cell>
          <table:table-cell office:value-type="float" office:value="0.01042">
            <text:p>0.01042</text:p>
          </table:table-cell>
          <table:table-cell office:value-type="string">
            <text:p>2.62E-005</text:p>
          </table:table-cell>
          <table:table-cell office:value-type="float" office:value="0.3729">
            <text:p>0.3729</text:p>
          </table:table-cell>
          <table:table-cell office:value-type="float" office:value="0.1729">
            <text:p>0.1729</text:p>
          </table:table-cell>
          <table:table-cell office:value-type="float" office:value="0.04458">
            <text:p>0.04458</text:p>
          </table:table-cell>
          <table:table-cell office:value-type="float" office:value="0.2739">
            <text:p>0.2739</text:p>
          </table:table-cell>
          <table:table-cell office:value-type="float" office:value="0.1875">
            <text:p>0.1875</text:p>
          </table:table-cell>
          <table:table-cell office:value-type="float" office:value="-0.0375">
            <text:p>-0.0375</text:p>
          </table:table-cell>
          <table:table-cell office:value-type="float" office:value="0.02213">
            <text:p>0.02213</text:p>
          </table:table-cell>
          <table:table-cell office:value-type="float" office:value="0.004947">
            <text:p>0.004947</text:p>
          </table:table-cell>
          <table:table-cell office:value-type="float" office:value="0.1635">
            <text:p>0.1635</text:p>
          </table:table-cell>
          <table:table-cell office:value-type="float" office:value="0.2713">
            <text:p>0.2713</text:p>
          </table:table-cell>
          <table:table-cell office:value-type="float" office:value="0.01706">
            <text:p>0.01706</text:p>
          </table:table-cell>
          <table:table-cell office:value-type="float" office:value="0.01037">
            <text:p>0.01037</text:p>
          </table:table-cell>
          <table:table-cell table:number-columns-repeated="4" office:value-type="string">
            <text:p>NA</text:p>
          </table:table-cell>
          <table:table-cell office:value-type="float" office:value="0.1645">
            <text:p>0.1645</text:p>
          </table:table-cell>
          <table:table-cell office:value-type="float" office:value="0.2142">
            <text:p>0.2142</text:p>
          </table:table-cell>
          <table:table-cell office:value-type="float" office:value="0.04578">
            <text:p>0.04578</text:p>
          </table:table-cell>
          <table:table-cell office:value-type="float" office:value="-0.08502">
            <text:p>-0.08502</text:p>
          </table:table-cell>
          <table:table-cell office:value-type="float" office:value="0.04156">
            <text:p>0.04156</text:p>
          </table:table-cell>
          <table:table-cell office:value-type="float" office:value="0.002565">
            <text:p>0.002565</text:p>
          </table:table-cell>
          <table:table-cell office:value-type="float" office:value="52.83">
            <text:p>52.83</text:p>
          </table:table-cell>
          <table:table-cell office:value-type="float" office:value="18.33">
            <text:p>18.33</text:p>
          </table:table-cell>
          <table:table-cell office:value-type="float" office:value="6.66">
            <text:p>6.66</text:p>
          </table:table-cell>
          <table:table-cell office:value-type="float" office:value="6.92">
            <text:p>6.92</text:p>
          </table:table-cell>
          <table:table-cell office:value-type="float" office:value="7.26">
            <text:p>7.26</text:p>
          </table:table-cell>
          <table:table-cell office:value-type="float" office:value="7.12">
            <text:p>7.1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8">
            <text:p>0.0288</text:p>
          </table:table-cell>
          <table:table-cell office:value-type="float" office:value="0.4936">
            <text:p>0.4936</text:p>
          </table:table-cell>
          <table:table-cell office:value-type="float" office:value="0.1876">
            <text:p>0.1876</text:p>
          </table:table-cell>
          <table:table-cell office:value-type="float" office:value="0.06274">
            <text:p>0.06274</text:p>
          </table:table-cell>
          <table:table-cell office:value-type="string">
            <text:p>NA</text:p>
          </table:table-cell>
          <table:table-cell office:value-type="float" office:value="0.2273">
            <text:p>0.2273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3">
            <text:p>13</text:p>
          </table:table-cell>
          <table:table-cell office:value-type="float" office:value="1184.091">
            <text:p>1184.091</text:p>
          </table:table-cell>
          <table:table-cell office:value-type="float" office:value="0.1169">
            <text:p>0.1169</text:p>
          </table:table-cell>
          <table:table-cell office:value-type="float" office:value="0.4369">
            <text:p>0.4369</text:p>
          </table:table-cell>
          <table:table-cell office:value-type="float" office:value="0.1017">
            <text:p>0.1017</text:p>
          </table:table-cell>
          <table:table-cell office:value-type="float" office:value="0.09606">
            <text:p>0.09606</text:p>
          </table:table-cell>
          <table:table-cell office:value-type="float" office:value="0.1141">
            <text:p>0.1141</text:p>
          </table:table-cell>
          <table:table-cell office:value-type="float" office:value="0.00913">
            <text:p>0.00913</text:p>
          </table:table-cell>
          <table:table-cell office:value-type="string">
            <text:p>2.36E-005</text:p>
          </table:table-cell>
          <table:table-cell office:value-type="string">
            <text:p>NA</text:p>
          </table:table-cell>
          <table:table-cell office:value-type="float" office:value="0.1726">
            <text:p>0.1726</text:p>
          </table:table-cell>
          <table:table-cell office:value-type="float" office:value="0.04352">
            <text:p>0.04352</text:p>
          </table:table-cell>
          <table:table-cell office:value-type="float" office:value="0.2964">
            <text:p>0.2964</text:p>
          </table:table-cell>
          <table:table-cell office:value-type="float" office:value="0.1966">
            <text:p>0.1966</text:p>
          </table:table-cell>
          <table:table-cell office:value-type="float" office:value="-0.0371">
            <text:p>-0.0371</text:p>
          </table:table-cell>
          <table:table-cell office:value-type="float" office:value="0.02113">
            <text:p>0.02113</text:p>
          </table:table-cell>
          <table:table-cell office:value-type="float" office:value="0.004594">
            <text:p>0.004594</text:p>
          </table:table-cell>
          <table:table-cell office:value-type="float" office:value="0.1626">
            <text:p>0.1626</text:p>
          </table:table-cell>
          <table:table-cell office:value-type="float" office:value="0.2712">
            <text:p>0.2712</text:p>
          </table:table-cell>
          <table:table-cell office:value-type="float" office:value="0.01662">
            <text:p>0.01662</text:p>
          </table:table-cell>
          <table:table-cell office:value-type="float" office:value="0.009609">
            <text:p>0.009609</text:p>
          </table:table-cell>
          <table:table-cell table:number-columns-repeated="4" office:value-type="string">
            <text:p>NA</text:p>
          </table:table-cell>
          <table:table-cell office:value-type="float" office:value="0.1626">
            <text:p>0.1626</text:p>
          </table:table-cell>
          <table:table-cell office:value-type="float" office:value="0.2138">
            <text:p>0.2138</text:p>
          </table:table-cell>
          <table:table-cell office:value-type="float" office:value="0.04507">
            <text:p>0.04507</text:p>
          </table:table-cell>
          <table:table-cell office:value-type="float" office:value="-0.08347">
            <text:p>-0.08347</text:p>
          </table:table-cell>
          <table:table-cell office:value-type="float" office:value="0.03913">
            <text:p>0.03913</text:p>
          </table:table-cell>
          <table:table-cell office:value-type="float" office:value="0.002366">
            <text:p>0.002366</text:p>
          </table:table-cell>
          <table:table-cell office:value-type="float" office:value="52.89">
            <text:p>52.89</text:p>
          </table:table-cell>
          <table:table-cell office:value-type="float" office:value="18.19">
            <text:p>18.19</text:p>
          </table:table-cell>
          <table:table-cell office:value-type="float" office:value="6.52">
            <text:p>6.52</text:p>
          </table:table-cell>
          <table:table-cell office:value-type="float" office:value="7.07">
            <text:p>7.07</text:p>
          </table:table-cell>
          <table:table-cell office:value-type="float" office:value="7.34">
            <text:p>7.34</text:p>
          </table:table-cell>
          <table:table-cell office:value-type="float" office:value="7.2">
            <text:p>7.2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414">
            <text:p>0.5414</text:p>
          </table:table-cell>
          <table:table-cell office:value-type="float" office:value="0.1668">
            <text:p>0.1668</text:p>
          </table:table-cell>
          <table:table-cell office:value-type="float" office:value="0.06801">
            <text:p>0.06801</text:p>
          </table:table-cell>
          <table:table-cell office:value-type="string">
            <text:p>NA</text:p>
          </table:table-cell>
          <table:table-cell office:value-type="float" office:value="0.2238">
            <text:p>0.2238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4">
            <text:p>14</text:p>
          </table:table-cell>
          <table:table-cell office:value-type="float" office:value="1205.286">
            <text:p>1205.286</text:p>
          </table:table-cell>
          <table:table-cell office:value-type="float" office:value="0.1199">
            <text:p>0.1199</text:p>
          </table:table-cell>
          <table:table-cell office:value-type="float" office:value="0.4222">
            <text:p>0.4222</text:p>
          </table:table-cell>
          <table:table-cell office:value-type="float" office:value="0.1082">
            <text:p>0.1082</text:p>
          </table:table-cell>
          <table:table-cell office:value-type="float" office:value="0.1014">
            <text:p>0.1014</text:p>
          </table:table-cell>
          <table:table-cell office:value-type="float" office:value="0.1186">
            <text:p>0.1186</text:p>
          </table:table-cell>
          <table:table-cell office:value-type="float" office:value="0.0092">
            <text:p>0.0092</text:p>
          </table:table-cell>
          <table:table-cell office:value-type="string">
            <text:p>2.59E-005</text:p>
          </table:table-cell>
          <table:table-cell office:value-type="string">
            <text:p>NA</text:p>
          </table:table-cell>
          <table:table-cell office:value-type="float" office:value="0.172">
            <text:p>0.172</text:p>
          </table:table-cell>
          <table:table-cell office:value-type="float" office:value="0.04717">
            <text:p>0.04717</text:p>
          </table:table-cell>
          <table:table-cell office:value-type="float" office:value="0.31">
            <text:p>0.31</text:p>
          </table:table-cell>
          <table:table-cell office:value-type="float" office:value="0.1928">
            <text:p>0.1928</text:p>
          </table:table-cell>
          <table:table-cell office:value-type="float" office:value="-0.03708">
            <text:p>-0.03708</text:p>
          </table:table-cell>
          <table:table-cell office:value-type="float" office:value="0.02105">
            <text:p>0.02105</text:p>
          </table:table-cell>
          <table:table-cell office:value-type="float" office:value="0.004491">
            <text:p>0.004491</text:p>
          </table:table-cell>
          <table:table-cell office:value-type="float" office:value="0.163">
            <text:p>0.163</text:p>
          </table:table-cell>
          <table:table-cell office:value-type="float" office:value="0.2741">
            <text:p>0.2741</text:p>
          </table:table-cell>
          <table:table-cell office:value-type="float" office:value="0.01747">
            <text:p>0.01747</text:p>
          </table:table-cell>
          <table:table-cell office:value-type="float" office:value="0.009809">
            <text:p>0.009809</text:p>
          </table:table-cell>
          <table:table-cell table:number-columns-repeated="4" office:value-type="string">
            <text:p>NA</text:p>
          </table:table-cell>
          <table:table-cell office:value-type="float" office:value="0.162">
            <text:p>0.162</text:p>
          </table:table-cell>
          <table:table-cell office:value-type="float" office:value="0.2157">
            <text:p>0.2157</text:p>
          </table:table-cell>
          <table:table-cell office:value-type="float" office:value="0.04726">
            <text:p>0.04726</text:p>
          </table:table-cell>
          <table:table-cell office:value-type="float" office:value="-0.08254">
            <text:p>-0.08254</text:p>
          </table:table-cell>
          <table:table-cell office:value-type="float" office:value="0.03956">
            <text:p>0.03956</text:p>
          </table:table-cell>
          <table:table-cell office:value-type="float" office:value="0.002396">
            <text:p>0.002396</text:p>
          </table:table-cell>
          <table:table-cell office:value-type="float" office:value="52.4">
            <text:p>52.4</text:p>
          </table:table-cell>
          <table:table-cell office:value-type="float" office:value="17.93">
            <text:p>17.93</text:p>
          </table:table-cell>
          <table:table-cell office:value-type="float" office:value="6.8">
            <text:p>6.8</text:p>
          </table:table-cell>
          <table:table-cell office:value-type="float" office:value="7.4">
            <text:p>7.4</text:p>
          </table:table-cell>
          <table:table-cell office:value-type="float" office:value="7.74">
            <text:p>7.74</text:p>
          </table:table-cell>
          <table:table-cell office:value-type="float" office:value="6.95">
            <text:p>6.95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52">
            <text:p>0.552</text:p>
          </table:table-cell>
          <table:table-cell office:value-type="float" office:value="0.1672">
            <text:p>0.1672</text:p>
          </table:table-cell>
          <table:table-cell office:value-type="float" office:value="0.06758">
            <text:p>0.06758</text:p>
          </table:table-cell>
          <table:table-cell office:value-type="string">
            <text:p>NA</text:p>
          </table:table-cell>
          <table:table-cell office:value-type="float" office:value="0.2132">
            <text:p>0.2132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5">
            <text:p>15</text:p>
          </table:table-cell>
          <table:table-cell office:value-type="float" office:value="1225.777">
            <text:p>1225.777</text:p>
          </table:table-cell>
          <table:table-cell office:value-type="float" office:value="0.1228">
            <text:p>0.1228</text:p>
          </table:table-cell>
          <table:table-cell office:value-type="float" office:value="0.4075">
            <text:p>0.4075</text:p>
          </table:table-cell>
          <table:table-cell office:value-type="float" office:value="0.1145">
            <text:p>0.1145</text:p>
          </table:table-cell>
          <table:table-cell office:value-type="float" office:value="0.1066">
            <text:p>0.1066</text:p>
          </table:table-cell>
          <table:table-cell office:value-type="float" office:value="0.1233">
            <text:p>0.1233</text:p>
          </table:table-cell>
          <table:table-cell office:value-type="float" office:value="0.009292">
            <text:p>0.009292</text:p>
          </table:table-cell>
          <table:table-cell office:value-type="string">
            <text:p>2.83E-005</text:p>
          </table:table-cell>
          <table:table-cell office:value-type="string">
            <text:p>NA</text:p>
          </table:table-cell>
          <table:table-cell office:value-type="float" office:value="0.1713">
            <text:p>0.1713</text:p>
          </table:table-cell>
          <table:table-cell office:value-type="float" office:value="0.05081">
            <text:p>0.05081</text:p>
          </table:table-cell>
          <table:table-cell office:value-type="float" office:value="0.3233">
            <text:p>0.3233</text:p>
          </table:table-cell>
          <table:table-cell office:value-type="float" office:value="0.1891">
            <text:p>0.1891</text:p>
          </table:table-cell>
          <table:table-cell office:value-type="float" office:value="-0.03703">
            <text:p>-0.03703</text:p>
          </table:table-cell>
          <table:table-cell office:value-type="float" office:value="0.02099">
            <text:p>0.02099</text:p>
          </table:table-cell>
          <table:table-cell office:value-type="float" office:value="0.004393">
            <text:p>0.004393</text:p>
          </table:table-cell>
          <table:table-cell office:value-type="float" office:value="0.1634">
            <text:p>0.1634</text:p>
          </table:table-cell>
          <table:table-cell office:value-type="float" office:value="0.2769">
            <text:p>0.2769</text:p>
          </table:table-cell>
          <table:table-cell office:value-type="float" office:value="0.01834">
            <text:p>0.01834</text:p>
          </table:table-cell>
          <table:table-cell office:value-type="float" office:value="0.01001">
            <text:p>0.01001</text:p>
          </table:table-cell>
          <table:table-cell table:number-columns-repeated="4" office:value-type="string">
            <text:p>NA</text:p>
          </table:table-cell>
          <table:table-cell office:value-type="float" office:value="0.1615">
            <text:p>0.1615</text:p>
          </table:table-cell>
          <table:table-cell office:value-type="float" office:value="0.2175">
            <text:p>0.2175</text:p>
          </table:table-cell>
          <table:table-cell office:value-type="float" office:value="0.04945">
            <text:p>0.04945</text:p>
          </table:table-cell>
          <table:table-cell office:value-type="float" office:value="-0.08167">
            <text:p>-0.08167</text:p>
          </table:table-cell>
          <table:table-cell office:value-type="float" office:value="0.04">
            <text:p>0.04</text:p>
          </table:table-cell>
          <table:table-cell office:value-type="float" office:value="0.002422">
            <text:p>0.002422</text:p>
          </table:table-cell>
          <table:table-cell office:value-type="float" office:value="51.93">
            <text:p>51.93</text:p>
          </table:table-cell>
          <table:table-cell office:value-type="float" office:value="17.67">
            <text:p>17.67</text:p>
          </table:table-cell>
          <table:table-cell office:value-type="float" office:value="7.06">
            <text:p>7.06</text:p>
          </table:table-cell>
          <table:table-cell office:value-type="float" office:value="7.72">
            <text:p>7.72</text:p>
          </table:table-cell>
          <table:table-cell office:value-type="float" office:value="8.13">
            <text:p>8.13</text:p>
          </table:table-cell>
          <table:table-cell office:value-type="float" office:value="6.7">
            <text:p>6.7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63">
            <text:p>0.563</text:p>
          </table:table-cell>
          <table:table-cell office:value-type="float" office:value="0.1676">
            <text:p>0.1676</text:p>
          </table:table-cell>
          <table:table-cell office:value-type="float" office:value="0.06719">
            <text:p>0.06719</text:p>
          </table:table-cell>
          <table:table-cell office:value-type="string">
            <text:p>NA</text:p>
          </table:table-cell>
          <table:table-cell office:value-type="float" office:value="0.2022">
            <text:p>0.2022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6">
            <text:p>16</text:p>
          </table:table-cell>
          <table:table-cell office:value-type="float" office:value="1245.595">
            <text:p>1245.595</text:p>
          </table:table-cell>
          <table:table-cell office:value-type="float" office:value="0.1256">
            <text:p>0.1256</text:p>
          </table:table-cell>
          <table:table-cell office:value-type="float" office:value="0.3927">
            <text:p>0.3927</text:p>
          </table:table-cell>
          <table:table-cell office:value-type="float" office:value="0.1206">
            <text:p>0.1206</text:p>
          </table:table-cell>
          <table:table-cell office:value-type="float" office:value="0.1118">
            <text:p>0.1118</text:p>
          </table:table-cell>
          <table:table-cell office:value-type="float" office:value="0.1279">
            <text:p>0.1279</text:p>
          </table:table-cell>
          <table:table-cell office:value-type="float" office:value="0.009405">
            <text:p>0.009405</text:p>
          </table:table-cell>
          <table:table-cell office:value-type="string">
            <text:p>3.08E-005</text:p>
          </table:table-cell>
          <table:table-cell office:value-type="string">
            <text:p>NA</text:p>
          </table:table-cell>
          <table:table-cell office:value-type="float" office:value="0.1706">
            <text:p>0.1706</text:p>
          </table:table-cell>
          <table:table-cell office:value-type="float" office:value="0.05445">
            <text:p>0.05445</text:p>
          </table:table-cell>
          <table:table-cell office:value-type="float" office:value="0.3363">
            <text:p>0.3363</text:p>
          </table:table-cell>
          <table:table-cell office:value-type="float" office:value="0.1854">
            <text:p>0.1854</text:p>
          </table:table-cell>
          <table:table-cell office:value-type="float" office:value="-0.03695">
            <text:p>-0.03695</text:p>
          </table:table-cell>
          <table:table-cell office:value-type="float" office:value="0.02095">
            <text:p>0.02095</text:p>
          </table:table-cell>
          <table:table-cell office:value-type="float" office:value="0.004301">
            <text:p>0.004301</text:p>
          </table:table-cell>
          <table:table-cell office:value-type="float" office:value="0.1638">
            <text:p>0.1638</text:p>
          </table:table-cell>
          <table:table-cell office:value-type="float" office:value="0.2798">
            <text:p>0.2798</text:p>
          </table:table-cell>
          <table:table-cell office:value-type="float" office:value="0.01924">
            <text:p>0.01924</text:p>
          </table:table-cell>
          <table:table-cell office:value-type="float" office:value="0.0102">
            <text:p>0.0102</text:p>
          </table:table-cell>
          <table:table-cell table:number-columns-repeated="4" office:value-type="string">
            <text:p>NA</text:p>
          </table:table-cell>
          <table:table-cell office:value-type="float" office:value="0.1609">
            <text:p>0.1609</text:p>
          </table:table-cell>
          <table:table-cell office:value-type="float" office:value="0.2191">
            <text:p>0.2191</text:p>
          </table:table-cell>
          <table:table-cell office:value-type="float" office:value="0.05164">
            <text:p>0.05164</text:p>
          </table:table-cell>
          <table:table-cell office:value-type="float" office:value="-0.08084">
            <text:p>-0.08084</text:p>
          </table:table-cell>
          <table:table-cell office:value-type="float" office:value="0.04045">
            <text:p>0.04045</text:p>
          </table:table-cell>
          <table:table-cell office:value-type="float" office:value="0.002446">
            <text:p>0.002446</text:p>
          </table:table-cell>
          <table:table-cell office:value-type="float" office:value="51.47">
            <text:p>51.47</text:p>
          </table:table-cell>
          <table:table-cell office:value-type="float" office:value="17.4">
            <text:p>17.4</text:p>
          </table:table-cell>
          <table:table-cell office:value-type="float" office:value="7.32">
            <text:p>7.32</text:p>
          </table:table-cell>
          <table:table-cell office:value-type="float" office:value="8.04">
            <text:p>8.04</text:p>
          </table:table-cell>
          <table:table-cell office:value-type="float" office:value="8.51">
            <text:p>8.51</text:p>
          </table:table-cell>
          <table:table-cell office:value-type="float" office:value="6.45">
            <text:p>6.45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742">
            <text:p>0.5742</text:p>
          </table:table-cell>
          <table:table-cell office:value-type="float" office:value="0.168">
            <text:p>0.168</text:p>
          </table:table-cell>
          <table:table-cell office:value-type="float" office:value="0.06682">
            <text:p>0.06682</text:p>
          </table:table-cell>
          <table:table-cell office:value-type="string">
            <text:p>NA</text:p>
          </table:table-cell>
          <table:table-cell office:value-type="float" office:value="0.1909">
            <text:p>0.1909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7">
            <text:p>17</text:p>
          </table:table-cell>
          <table:table-cell office:value-type="float" office:value="1264.77">
            <text:p>1264.77</text:p>
          </table:table-cell>
          <table:table-cell office:value-type="float" office:value="0.1284">
            <text:p>0.1284</text:p>
          </table:table-cell>
          <table:table-cell office:value-type="float" office:value="0.3779">
            <text:p>0.3779</text:p>
          </table:table-cell>
          <table:table-cell office:value-type="float" office:value="0.1266">
            <text:p>0.1266</text:p>
          </table:table-cell>
          <table:table-cell office:value-type="float" office:value="0.1168">
            <text:p>0.1168</text:p>
          </table:table-cell>
          <table:table-cell office:value-type="float" office:value="0.1326">
            <text:p>0.1326</text:p>
          </table:table-cell>
          <table:table-cell office:value-type="float" office:value="0.009536">
            <text:p>0.009536</text:p>
          </table:table-cell>
          <table:table-cell office:value-type="string">
            <text:p>3.34E-005</text:p>
          </table:table-cell>
          <table:table-cell office:value-type="string">
            <text:p>NA</text:p>
          </table:table-cell>
          <table:table-cell office:value-type="float" office:value="0.1699">
            <text:p>0.1699</text:p>
          </table:table-cell>
          <table:table-cell office:value-type="float" office:value="0.05806">
            <text:p>0.05806</text:p>
          </table:table-cell>
          <table:table-cell office:value-type="float" office:value="0.3491">
            <text:p>0.3491</text:p>
          </table:table-cell>
          <table:table-cell office:value-type="float" office:value="0.1817">
            <text:p>0.1817</text:p>
          </table:table-cell>
          <table:table-cell office:value-type="float" office:value="-0.03684">
            <text:p>-0.03684</text:p>
          </table:table-cell>
          <table:table-cell office:value-type="float" office:value="0.02093">
            <text:p>0.02093</text:p>
          </table:table-cell>
          <table:table-cell office:value-type="float" office:value="0.004213">
            <text:p>0.004213</text:p>
          </table:table-cell>
          <table:table-cell office:value-type="float" office:value="0.1643">
            <text:p>0.1643</text:p>
          </table:table-cell>
          <table:table-cell office:value-type="float" office:value="0.2825">
            <text:p>0.2825</text:p>
          </table:table-cell>
          <table:table-cell office:value-type="float" office:value="0.02016">
            <text:p>0.02016</text:p>
          </table:table-cell>
          <table:table-cell office:value-type="float" office:value="0.01039">
            <text:p>0.01039</text:p>
          </table:table-cell>
          <table:table-cell table:number-columns-repeated="4" office:value-type="string">
            <text:p>NA</text:p>
          </table:table-cell>
          <table:table-cell office:value-type="float" office:value="0.1604">
            <text:p>0.1604</text:p>
          </table:table-cell>
          <table:table-cell office:value-type="float" office:value="0.2207">
            <text:p>0.2207</text:p>
          </table:table-cell>
          <table:table-cell office:value-type="float" office:value="0.05382">
            <text:p>0.05382</text:p>
          </table:table-cell>
          <table:table-cell office:value-type="float" office:value="-0.08007">
            <text:p>-0.08007</text:p>
          </table:table-cell>
          <table:table-cell office:value-type="float" office:value="0.0409">
            <text:p>0.0409</text:p>
          </table:table-cell>
          <table:table-cell office:value-type="float" office:value="0.002468">
            <text:p>0.002468</text:p>
          </table:table-cell>
          <table:table-cell office:value-type="float" office:value="51.02">
            <text:p>51.02</text:p>
          </table:table-cell>
          <table:table-cell office:value-type="float" office:value="17.14">
            <text:p>17.14</text:p>
          </table:table-cell>
          <table:table-cell office:value-type="float" office:value="7.57">
            <text:p>7.57</text:p>
          </table:table-cell>
          <table:table-cell office:value-type="float" office:value="8.36">
            <text:p>8.36</text:p>
          </table:table-cell>
          <table:table-cell office:value-type="float" office:value="8.89">
            <text:p>8.89</text:p>
          </table:table-cell>
          <table:table-cell office:value-type="float" office:value="6.2">
            <text:p>6.2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858">
            <text:p>0.5858</text:p>
          </table:table-cell>
          <table:table-cell office:value-type="float" office:value="0.1683">
            <text:p>0.1683</text:p>
          </table:table-cell>
          <table:table-cell office:value-type="float" office:value="0.06648">
            <text:p>0.06648</text:p>
          </table:table-cell>
          <table:table-cell office:value-type="string">
            <text:p>NA</text:p>
          </table:table-cell>
          <table:table-cell office:value-type="float" office:value="0.1794">
            <text:p>0.1794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8">
            <text:p>18</text:p>
          </table:table-cell>
          <table:table-cell office:value-type="float" office:value="1283.329">
            <text:p>1283.329</text:p>
          </table:table-cell>
          <table:table-cell office:value-type="float" office:value="0.131">
            <text:p>0.131</text:p>
          </table:table-cell>
          <table:table-cell office:value-type="float" office:value="0.3633">
            <text:p>0.3633</text:p>
          </table:table-cell>
          <table:table-cell office:value-type="float" office:value="0.1322">
            <text:p>0.1322</text:p>
          </table:table-cell>
          <table:table-cell office:value-type="float" office:value="0.1216">
            <text:p>0.1216</text:p>
          </table:table-cell>
          <table:table-cell office:value-type="float" office:value="0.1373">
            <text:p>0.1373</text:p>
          </table:table-cell>
          <table:table-cell office:value-type="float" office:value="0.009684">
            <text:p>0.009684</text:p>
          </table:table-cell>
          <table:table-cell office:value-type="string">
            <text:p>3.62E-005</text:p>
          </table:table-cell>
          <table:table-cell office:value-type="string">
            <text:p>NA</text:p>
          </table:table-cell>
          <table:table-cell office:value-type="float" office:value="0.1692">
            <text:p>0.1692</text:p>
          </table:table-cell>
          <table:table-cell office:value-type="float" office:value="0.06162">
            <text:p>0.06162</text:p>
          </table:table-cell>
          <table:table-cell office:value-type="float" office:value="0.3615">
            <text:p>0.3615</text:p>
          </table:table-cell>
          <table:table-cell office:value-type="float" office:value="0.1781">
            <text:p>0.1781</text:p>
          </table:table-cell>
          <table:table-cell office:value-type="float" office:value="-0.03672">
            <text:p>-0.03672</text:p>
          </table:table-cell>
          <table:table-cell office:value-type="float" office:value="0.02093">
            <text:p>0.02093</text:p>
          </table:table-cell>
          <table:table-cell office:value-type="float" office:value="0.00413">
            <text:p>0.00413</text:p>
          </table:table-cell>
          <table:table-cell office:value-type="float" office:value="0.1647">
            <text:p>0.1647</text:p>
          </table:table-cell>
          <table:table-cell office:value-type="float" office:value="0.2853">
            <text:p>0.2853</text:p>
          </table:table-cell>
          <table:table-cell office:value-type="float" office:value="0.0211">
            <text:p>0.0211</text:p>
          </table:table-cell>
          <table:table-cell office:value-type="float" office:value="0.01057">
            <text:p>0.01057</text:p>
          </table:table-cell>
          <table:table-cell table:number-columns-repeated="4" office:value-type="string">
            <text:p>NA</text:p>
          </table:table-cell>
          <table:table-cell office:value-type="float" office:value="0.16">
            <text:p>0.16</text:p>
          </table:table-cell>
          <table:table-cell office:value-type="float" office:value="0.2221">
            <text:p>0.2221</text:p>
          </table:table-cell>
          <table:table-cell office:value-type="float" office:value="0.05599">
            <text:p>0.05599</text:p>
          </table:table-cell>
          <table:table-cell office:value-type="float" office:value="-0.07934">
            <text:p>-0.07934</text:p>
          </table:table-cell>
          <table:table-cell office:value-type="float" office:value="0.04135">
            <text:p>0.04135</text:p>
          </table:table-cell>
          <table:table-cell office:value-type="float" office:value="0.002487">
            <text:p>0.002487</text:p>
          </table:table-cell>
          <table:table-cell office:value-type="float" office:value="50.59">
            <text:p>50.59</text:p>
          </table:table-cell>
          <table:table-cell office:value-type="float" office:value="16.88">
            <text:p>16.88</text:p>
          </table:table-cell>
          <table:table-cell office:value-type="float" office:value="7.82">
            <text:p>7.82</text:p>
          </table:table-cell>
          <table:table-cell office:value-type="float" office:value="8.68">
            <text:p>8.68</text:p>
          </table:table-cell>
          <table:table-cell office:value-type="float" office:value="9.25">
            <text:p>9.25</text:p>
          </table:table-cell>
          <table:table-cell office:value-type="float" office:value="5.96">
            <text:p>5.96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976">
            <text:p>0.5976</text:p>
          </table:table-cell>
          <table:table-cell office:value-type="float" office:value="0.1687">
            <text:p>0.1687</text:p>
          </table:table-cell>
          <table:table-cell office:value-type="float" office:value="0.06616">
            <text:p>0.06616</text:p>
          </table:table-cell>
          <table:table-cell office:value-type="string">
            <text:p>NA</text:p>
          </table:table-cell>
          <table:table-cell office:value-type="float" office:value="0.1676">
            <text:p>0.1676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9">
            <text:p>19</text:p>
          </table:table-cell>
          <table:table-cell office:value-type="float" office:value="1301.3">
            <text:p>1301.3</text:p>
          </table:table-cell>
          <table:table-cell office:value-type="float" office:value="0.1336">
            <text:p>0.1336</text:p>
          </table:table-cell>
          <table:table-cell office:value-type="float" office:value="0.3488">
            <text:p>0.3488</text:p>
          </table:table-cell>
          <table:table-cell office:value-type="float" office:value="0.1377">
            <text:p>0.1377</text:p>
          </table:table-cell>
          <table:table-cell office:value-type="float" office:value="0.1263">
            <text:p>0.1263</text:p>
          </table:table-cell>
          <table:table-cell office:value-type="float" office:value="0.142">
            <text:p>0.142</text:p>
          </table:table-cell>
          <table:table-cell office:value-type="float" office:value="0.009845">
            <text:p>0.009845</text:p>
          </table:table-cell>
          <table:table-cell office:value-type="string">
            <text:p>3.90E-005</text:p>
          </table:table-cell>
          <table:table-cell office:value-type="string">
            <text:p>NA</text:p>
          </table:table-cell>
          <table:table-cell office:value-type="float" office:value="0.1685">
            <text:p>0.1685</text:p>
          </table:table-cell>
          <table:table-cell office:value-type="float" office:value="0.06514">
            <text:p>0.06514</text:p>
          </table:table-cell>
          <table:table-cell office:value-type="float" office:value="0.3734">
            <text:p>0.3734</text:p>
          </table:table-cell>
          <table:table-cell office:value-type="float" office:value="0.1746">
            <text:p>0.1746</text:p>
          </table:table-cell>
          <table:table-cell office:value-type="float" office:value="-0.03657">
            <text:p>-0.03657</text:p>
          </table:table-cell>
          <table:table-cell office:value-type="float" office:value="0.02095">
            <text:p>0.02095</text:p>
          </table:table-cell>
          <table:table-cell office:value-type="float" office:value="0.004052">
            <text:p>0.004052</text:p>
          </table:table-cell>
          <table:table-cell office:value-type="float" office:value="0.1652">
            <text:p>0.1652</text:p>
          </table:table-cell>
          <table:table-cell office:value-type="float" office:value="0.2879">
            <text:p>0.2879</text:p>
          </table:table-cell>
          <table:table-cell office:value-type="float" office:value="0.02207">
            <text:p>0.02207</text:p>
          </table:table-cell>
          <table:table-cell office:value-type="float" office:value="0.01076">
            <text:p>0.01076</text:p>
          </table:table-cell>
          <table:table-cell table:number-columns-repeated="4" office:value-type="string">
            <text:p>NA</text:p>
          </table:table-cell>
          <table:table-cell office:value-type="float" office:value="0.1595">
            <text:p>0.1595</text:p>
          </table:table-cell>
          <table:table-cell office:value-type="float" office:value="0.2234">
            <text:p>0.2234</text:p>
          </table:table-cell>
          <table:table-cell office:value-type="float" office:value="0.05815">
            <text:p>0.05815</text:p>
          </table:table-cell>
          <table:table-cell office:value-type="float" office:value="-0.07865">
            <text:p>-0.07865</text:p>
          </table:table-cell>
          <table:table-cell office:value-type="float" office:value="0.04179">
            <text:p>0.04179</text:p>
          </table:table-cell>
          <table:table-cell office:value-type="float" office:value="0.002504">
            <text:p>0.002504</text:p>
          </table:table-cell>
          <table:table-cell office:value-type="float" office:value="50.18">
            <text:p>50.18</text:p>
          </table:table-cell>
          <table:table-cell office:value-type="float" office:value="16.62">
            <text:p>16.62</text:p>
          </table:table-cell>
          <table:table-cell office:value-type="float" office:value="8.05">
            <text:p>8.05</text:p>
          </table:table-cell>
          <table:table-cell office:value-type="float" office:value="8.99">
            <text:p>8.99</text:p>
          </table:table-cell>
          <table:table-cell office:value-type="float" office:value="9.6">
            <text:p>9.6</text:p>
          </table:table-cell>
          <table:table-cell office:value-type="float" office:value="5.72">
            <text:p>5.7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6096">
            <text:p>0.6096</text:p>
          </table:table-cell>
          <table:table-cell office:value-type="float" office:value="0.169">
            <text:p>0.169</text:p>
          </table:table-cell>
          <table:table-cell office:value-type="float" office:value="0.06586">
            <text:p>0.06586</text:p>
          </table:table-cell>
          <table:table-cell office:value-type="string">
            <text:p>NA</text:p>
          </table:table-cell>
          <table:table-cell office:value-type="float" office:value="0.1556">
            <text:p>0.1556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20">
            <text:p>20</text:p>
          </table:table-cell>
          <table:table-cell office:value-type="float" office:value="1318.705">
            <text:p>1318.705</text:p>
          </table:table-cell>
          <table:table-cell office:value-type="float" office:value="0.1362">
            <text:p>0.1362</text:p>
          </table:table-cell>
          <table:table-cell office:value-type="float" office:value="0.3345">
            <text:p>0.3345</text:p>
          </table:table-cell>
          <table:table-cell office:value-type="float" office:value="0.1428">
            <text:p>0.1428</text:p>
          </table:table-cell>
          <table:table-cell office:value-type="float" office:value="0.1308">
            <text:p>0.1308</text:p>
          </table:table-cell>
          <table:table-cell office:value-type="float" office:value="0.1467">
            <text:p>0.1467</text:p>
          </table:table-cell>
          <table:table-cell office:value-type="float" office:value="0.01002">
            <text:p>0.01002</text:p>
          </table:table-cell>
          <table:table-cell office:value-type="string">
            <text:p>4.20E-005</text:p>
          </table:table-cell>
          <table:table-cell office:value-type="string">
            <text:p>NA</text:p>
          </table:table-cell>
          <table:table-cell office:value-type="float" office:value="0.1677">
            <text:p>0.1677</text:p>
          </table:table-cell>
          <table:table-cell office:value-type="float" office:value="0.0686">
            <text:p>0.0686</text:p>
          </table:table-cell>
          <table:table-cell office:value-type="float" office:value="0.385">
            <text:p>0.385</text:p>
          </table:table-cell>
          <table:table-cell office:value-type="float" office:value="0.1712">
            <text:p>0.1712</text:p>
          </table:table-cell>
          <table:table-cell office:value-type="float" office:value="-0.0364">
            <text:p>-0.0364</text:p>
          </table:table-cell>
          <table:table-cell office:value-type="float" office:value="0.02099">
            <text:p>0.02099</text:p>
          </table:table-cell>
          <table:table-cell office:value-type="float" office:value="0.003978">
            <text:p>0.003978</text:p>
          </table:table-cell>
          <table:table-cell office:value-type="float" office:value="0.1657">
            <text:p>0.1657</text:p>
          </table:table-cell>
          <table:table-cell office:value-type="float" office:value="0.2906">
            <text:p>0.2906</text:p>
          </table:table-cell>
          <table:table-cell office:value-type="float" office:value="0.02305">
            <text:p>0.02305</text:p>
          </table:table-cell>
          <table:table-cell office:value-type="float" office:value="0.01094">
            <text:p>0.01094</text:p>
          </table:table-cell>
          <table:table-cell table:number-columns-repeated="4" office:value-type="string">
            <text:p>NA</text:p>
          </table:table-cell>
          <table:table-cell office:value-type="float" office:value="0.1591">
            <text:p>0.1591</text:p>
          </table:table-cell>
          <table:table-cell office:value-type="float" office:value="0.2247">
            <text:p>0.2247</text:p>
          </table:table-cell>
          <table:table-cell office:value-type="float" office:value="0.06029">
            <text:p>0.06029</text:p>
          </table:table-cell>
          <table:table-cell office:value-type="float" office:value="-0.07801">
            <text:p>-0.07801</text:p>
          </table:table-cell>
          <table:table-cell office:value-type="float" office:value="0.04224">
            <text:p>0.04224</text:p>
          </table:table-cell>
          <table:table-cell office:value-type="float" office:value="0.002519">
            <text:p>0.002519</text:p>
          </table:table-cell>
          <table:table-cell office:value-type="float" office:value="49.78">
            <text:p>49.78</text:p>
          </table:table-cell>
          <table:table-cell office:value-type="float" office:value="16.37">
            <text:p>16.37</text:p>
          </table:table-cell>
          <table:table-cell office:value-type="float" office:value="8.28">
            <text:p>8.28</text:p>
          </table:table-cell>
          <table:table-cell office:value-type="float" office:value="9.3">
            <text:p>9.3</text:p>
          </table:table-cell>
          <table:table-cell office:value-type="float" office:value="9.95">
            <text:p>9.95</text:p>
          </table:table-cell>
          <table:table-cell office:value-type="float" office:value="5.48">
            <text:p>5.4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6217">
            <text:p>0.6217</text:p>
          </table:table-cell>
          <table:table-cell office:value-type="float" office:value="0.1692">
            <text:p>0.1692</text:p>
          </table:table-cell>
          <table:table-cell office:value-type="float" office:value="0.06557">
            <text:p>0.06557</text:p>
          </table:table-cell>
          <table:table-cell office:value-type="string">
            <text:p>NA</text:p>
          </table:table-cell>
          <table:table-cell office:value-type="float" office:value="0.1435">
            <text:p>0.1435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21">
            <text:p>21</text:p>
          </table:table-cell>
          <table:table-cell office:value-type="float" office:value="1335.57">
            <text:p>1335.57</text:p>
          </table:table-cell>
          <table:table-cell office:value-type="float" office:value="0.1386">
            <text:p>0.1386</text:p>
          </table:table-cell>
          <table:table-cell office:value-type="float" office:value="0.3205">
            <text:p>0.3205</text:p>
          </table:table-cell>
          <table:table-cell office:value-type="float" office:value="0.1477">
            <text:p>0.1477</text:p>
          </table:table-cell>
          <table:table-cell office:value-type="float" office:value="0.1352">
            <text:p>0.1352</text:p>
          </table:table-cell>
          <table:table-cell office:value-type="float" office:value="0.1515">
            <text:p>0.1515</text:p>
          </table:table-cell>
          <table:table-cell office:value-type="float" office:value="0.0102">
            <text:p>0.0102</text:p>
          </table:table-cell>
          <table:table-cell office:value-type="string">
            <text:p>4.52E-005</text:p>
          </table:table-cell>
          <table:table-cell office:value-type="string">
            <text:p>NA</text:p>
          </table:table-cell>
          <table:table-cell office:value-type="float" office:value="0.167">
            <text:p>0.167</text:p>
          </table:table-cell>
          <table:table-cell office:value-type="float" office:value="0.07199">
            <text:p>0.07199</text:p>
          </table:table-cell>
          <table:table-cell office:value-type="float" office:value="0.3962">
            <text:p>0.3962</text:p>
          </table:table-cell>
          <table:table-cell office:value-type="float" office:value="0.1679">
            <text:p>0.1679</text:p>
          </table:table-cell>
          <table:table-cell office:value-type="float" office:value="-0.03623">
            <text:p>-0.03623</text:p>
          </table:table-cell>
          <table:table-cell office:value-type="float" office:value="0.02104">
            <text:p>0.02104</text:p>
          </table:table-cell>
          <table:table-cell office:value-type="float" office:value="0.003908">
            <text:p>0.003908</text:p>
          </table:table-cell>
          <table:table-cell office:value-type="float" office:value="0.1661">
            <text:p>0.1661</text:p>
          </table:table-cell>
          <table:table-cell office:value-type="float" office:value="0.2932">
            <text:p>0.2932</text:p>
          </table:table-cell>
          <table:table-cell office:value-type="float" office:value="0.02405">
            <text:p>0.02405</text:p>
          </table:table-cell>
          <table:table-cell office:value-type="float" office:value="0.01112">
            <text:p>0.01112</text:p>
          </table:table-cell>
          <table:table-cell table:number-columns-repeated="4" office:value-type="string">
            <text:p>NA</text:p>
          </table:table-cell>
          <table:table-cell office:value-type="float" office:value="0.1587">
            <text:p>0.1587</text:p>
          </table:table-cell>
          <table:table-cell office:value-type="float" office:value="0.2259">
            <text:p>0.2259</text:p>
          </table:table-cell>
          <table:table-cell office:value-type="float" office:value="0.06241">
            <text:p>0.06241</text:p>
          </table:table-cell>
          <table:table-cell office:value-type="float" office:value="-0.0774">
            <text:p>-0.0774</text:p>
          </table:table-cell>
          <table:table-cell office:value-type="float" office:value="0.04267">
            <text:p>0.04267</text:p>
          </table:table-cell>
          <table:table-cell office:value-type="float" office:value="0.002533">
            <text:p>0.002533</text:p>
          </table:table-cell>
          <table:table-cell office:value-type="float" office:value="49.39">
            <text:p>49.39</text:p>
          </table:table-cell>
          <table:table-cell office:value-type="float" office:value="16.12">
            <text:p>16.12</text:p>
          </table:table-cell>
          <table:table-cell office:value-type="float" office:value="8.49">
            <text:p>8.49</text:p>
          </table:table-cell>
          <table:table-cell office:value-type="float" office:value="9.61">
            <text:p>9.61</text:p>
          </table:table-cell>
          <table:table-cell office:value-type="float" office:value="10.28">
            <text:p>10.28</text:p>
          </table:table-cell>
          <table:table-cell office:value-type="float" office:value="5.25">
            <text:p>5.2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6339">
            <text:p>0.6339</text:p>
          </table:table-cell>
          <table:table-cell office:value-type="float" office:value="0.1695">
            <text:p>0.1695</text:p>
          </table:table-cell>
          <table:table-cell office:value-type="float" office:value="0.0653">
            <text:p>0.0653</text:p>
          </table:table-cell>
          <table:table-cell office:value-type="string">
            <text:p>NA</text:p>
          </table:table-cell>
          <table:table-cell office:value-type="float" office:value="0.1313">
            <text:p>0.1313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1.7">
            <text:p>21.7</text:p>
          </table:table-cell>
          <table:table-cell office:value-type="float" office:value="1346.861">
            <text:p>1346.861</text:p>
          </table:table-cell>
          <table:table-cell office:value-type="float" office:value="0.1395">
            <text:p>0.1395</text:p>
          </table:table-cell>
          <table:table-cell office:value-type="float" office:value="0.3122">
            <text:p>0.3122</text:p>
          </table:table-cell>
          <table:table-cell office:value-type="float" office:value="0.1504">
            <text:p>0.1504</text:p>
          </table:table-cell>
          <table:table-cell office:value-type="float" office:value="0.1376">
            <text:p>0.1376</text:p>
          </table:table-cell>
          <table:table-cell office:value-type="float" office:value="0.1549">
            <text:p>0.1549</text:p>
          </table:table-cell>
          <table:table-cell office:value-type="float" office:value="0.0111">
            <text:p>0.0111</text:p>
          </table:table-cell>
          <table:table-cell office:value-type="string">
            <text:p>4.64E-005</text:p>
          </table:table-cell>
          <table:table-cell office:value-type="string">
            <text:p>NA</text:p>
          </table:table-cell>
          <table:table-cell office:value-type="float" office:value="0.1662">
            <text:p>0.1662</text:p>
          </table:table-cell>
          <table:table-cell office:value-type="float" office:value="0.07395">
            <text:p>0.07395</text:p>
          </table:table-cell>
          <table:table-cell office:value-type="float" office:value="0.4019">
            <text:p>0.4019</text:p>
          </table:table-cell>
          <table:table-cell office:value-type="float" office:value="0.1672">
            <text:p>0.1672</text:p>
          </table:table-cell>
          <table:table-cell office:value-type="float" office:value="-0.03595">
            <text:p>-0.03595</text:p>
          </table:table-cell>
          <table:table-cell office:value-type="float" office:value="0.02198">
            <text:p>0.02198</text:p>
          </table:table-cell>
          <table:table-cell office:value-type="float" office:value="0.003837">
            <text:p>0.003837</text:p>
          </table:table-cell>
          <table:table-cell office:value-type="float" office:value="0.166">
            <text:p>0.166</text:p>
          </table:table-cell>
          <table:table-cell office:value-type="float" office:value="0.2946">
            <text:p>0.2946</text:p>
          </table:table-cell>
          <table:table-cell office:value-type="float" office:value="0.02572">
            <text:p>0.02572</text:p>
          </table:table-cell>
          <table:table-cell office:value-type="float" office:value="0.01113">
            <text:p>0.01113</text:p>
          </table:table-cell>
          <table:table-cell office:value-type="float" office:value="0.2077">
            <text:p>0.2077</text:p>
          </table:table-cell>
          <table:table-cell office:value-type="float" office:value="0.1011">
            <text:p>0.1011</text:p>
          </table:table-cell>
          <table:table-cell office:value-type="float" office:value="0.009798">
            <text:p>0.009798</text:p>
          </table:table-cell>
          <table:table-cell office:value-type="float" office:value="0.01161">
            <text:p>0.01161</text:p>
          </table:table-cell>
          <table:table-cell office:value-type="float" office:value="0.158">
            <text:p>0.158</text:p>
          </table:table-cell>
          <table:table-cell office:value-type="float" office:value="0.2275">
            <text:p>0.2275</text:p>
          </table:table-cell>
          <table:table-cell office:value-type="float" office:value="0.06389">
            <text:p>0.06389</text:p>
          </table:table-cell>
          <table:table-cell office:value-type="float" office:value="-0.07676">
            <text:p>-0.07676</text:p>
          </table:table-cell>
          <table:table-cell office:value-type="float" office:value="0.04445">
            <text:p>0.04445</text:p>
          </table:table-cell>
          <table:table-cell office:value-type="float" office:value="0.002509">
            <text:p>0.002509</text:p>
          </table:table-cell>
          <table:table-cell office:value-type="float" office:value="49.13">
            <text:p>49.13</text:p>
          </table:table-cell>
          <table:table-cell office:value-type="float" office:value="15.94">
            <text:p>15.94</text:p>
          </table:table-cell>
          <table:table-cell office:value-type="float" office:value="8.6">
            <text:p>8.6</text:p>
          </table:table-cell>
          <table:table-cell office:value-type="float" office:value="9.81">
            <text:p>9.81</text:p>
          </table:table-cell>
          <table:table-cell office:value-type="float" office:value="10.46">
            <text:p>10.46</text:p>
          </table:table-cell>
          <table:table-cell office:value-type="float" office:value="5.12">
            <text:p>5.1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6369">
            <text:p>0.6369</text:p>
          </table:table-cell>
          <table:table-cell office:value-type="float" office:value="0.1742">
            <text:p>0.1742</text:p>
          </table:table-cell>
          <table:table-cell office:value-type="float" office:value="0.0606">
            <text:p>0.0606</text:p>
          </table:table-cell>
          <table:table-cell office:value-type="float" office:value="0.02094">
            <text:p>0.02094</text:p>
          </table:table-cell>
          <table:table-cell office:value-type="float" office:value="0.1074">
            <text:p>0.1074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1.9">
            <text:p>21.9</text:p>
          </table:table-cell>
          <table:table-cell office:value-type="float" office:value="1349.751">
            <text:p>1349.751</text:p>
          </table:table-cell>
          <table:table-cell office:value-type="float" office:value="0.1387">
            <text:p>0.1387</text:p>
          </table:table-cell>
          <table:table-cell office:value-type="float" office:value="0.3114">
            <text:p>0.3114</text:p>
          </table:table-cell>
          <table:table-cell office:value-type="float" office:value="0.1505">
            <text:p>0.1505</text:p>
          </table:table-cell>
          <table:table-cell office:value-type="float" office:value="0.1375">
            <text:p>0.1375</text:p>
          </table:table-cell>
          <table:table-cell office:value-type="float" office:value="0.1559">
            <text:p>0.1559</text:p>
          </table:table-cell>
          <table:table-cell office:value-type="float" office:value="0.0126">
            <text:p>0.0126</text:p>
          </table:table-cell>
          <table:table-cell office:value-type="string">
            <text:p>4.54E-005</text:p>
          </table:table-cell>
          <table:table-cell office:value-type="string">
            <text:p>NA</text:p>
          </table:table-cell>
          <table:table-cell office:value-type="float" office:value="0.1656">
            <text:p>0.1656</text:p>
          </table:table-cell>
          <table:table-cell office:value-type="float" office:value="0.07398">
            <text:p>0.07398</text:p>
          </table:table-cell>
          <table:table-cell office:value-type="float" office:value="0.4005">
            <text:p>0.4005</text:p>
          </table:table-cell>
          <table:table-cell office:value-type="float" office:value="0.1691">
            <text:p>0.1691</text:p>
          </table:table-cell>
          <table:table-cell office:value-type="float" office:value="-0.03567">
            <text:p>-0.03567</text:p>
          </table:table-cell>
          <table:table-cell office:value-type="float" office:value="0.02362">
            <text:p>0.02362</text:p>
          </table:table-cell>
          <table:table-cell office:value-type="float" office:value="0.003785">
            <text:p>0.003785</text:p>
          </table:table-cell>
          <table:table-cell office:value-type="float" office:value="0.1654">
            <text:p>0.1654</text:p>
          </table:table-cell>
          <table:table-cell office:value-type="float" office:value="0.2945">
            <text:p>0.2945</text:p>
          </table:table-cell>
          <table:table-cell office:value-type="float" office:value="0.02767">
            <text:p>0.02767</text:p>
          </table:table-cell>
          <table:table-cell office:value-type="float" office:value="0.01099">
            <text:p>0.01099</text:p>
          </table:table-cell>
          <table:table-cell office:value-type="float" office:value="0.2068">
            <text:p>0.2068</text:p>
          </table:table-cell>
          <table:table-cell office:value-type="float" office:value="0.1009">
            <text:p>0.1009</text:p>
          </table:table-cell>
          <table:table-cell office:value-type="float" office:value="0.01052">
            <text:p>0.01052</text:p>
          </table:table-cell>
          <table:table-cell office:value-type="float" office:value="0.01144">
            <text:p>0.01144</text:p>
          </table:table-cell>
          <table:table-cell office:value-type="float" office:value="0.1573">
            <text:p>0.1573</text:p>
          </table:table-cell>
          <table:table-cell office:value-type="float" office:value="0.2291">
            <text:p>0.2291</text:p>
          </table:table-cell>
          <table:table-cell office:value-type="float" office:value="0.06435">
            <text:p>0.06435</text:p>
          </table:table-cell>
          <table:table-cell office:value-type="float" office:value="-0.07627">
            <text:p>-0.07627</text:p>
          </table:table-cell>
          <table:table-cell office:value-type="float" office:value="0.04721">
            <text:p>0.04721</text:p>
          </table:table-cell>
          <table:table-cell office:value-type="float" office:value="0.002457">
            <text:p>0.002457</text:p>
          </table:table-cell>
          <table:table-cell office:value-type="float" office:value="49.05">
            <text:p>49.05</text:p>
          </table:table-cell>
          <table:table-cell office:value-type="float" office:value="15.88">
            <text:p>15.88</text:p>
          </table:table-cell>
          <table:table-cell office:value-type="float" office:value="8.58">
            <text:p>8.58</text:p>
          </table:table-cell>
          <table:table-cell office:value-type="float" office:value="9.86">
            <text:p>9.86</text:p>
          </table:table-cell>
          <table:table-cell office:value-type="float" office:value="10.45">
            <text:p>10.45</text:p>
          </table:table-cell>
          <table:table-cell office:value-type="float" office:value="5.11">
            <text:p>5.11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6295">
            <text:p>0.6295</text:p>
          </table:table-cell>
          <table:table-cell office:value-type="float" office:value="0.1818">
            <text:p>0.1818</text:p>
          </table:table-cell>
          <table:table-cell office:value-type="float" office:value="0.05307">
            <text:p>0.05307</text:p>
          </table:table-cell>
          <table:table-cell office:value-type="float" office:value="0.05575">
            <text:p>0.05575</text:p>
          </table:table-cell>
          <table:table-cell office:value-type="float" office:value="0.07991">
            <text:p>0.07991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2.1">
            <text:p>22.1</text:p>
          </table:table-cell>
          <table:table-cell office:value-type="float" office:value="1352.643">
            <text:p>1352.643</text:p>
          </table:table-cell>
          <table:table-cell office:value-type="float" office:value="0.1378">
            <text:p>0.1378</text:p>
          </table:table-cell>
          <table:table-cell office:value-type="float" office:value="0.3104">
            <text:p>0.3104</text:p>
          </table:table-cell>
          <table:table-cell office:value-type="float" office:value="0.1506">
            <text:p>0.1506</text:p>
          </table:table-cell>
          <table:table-cell office:value-type="float" office:value="0.1374">
            <text:p>0.1374</text:p>
          </table:table-cell>
          <table:table-cell office:value-type="float" office:value="0.1569">
            <text:p>0.1569</text:p>
          </table:table-cell>
          <table:table-cell office:value-type="float" office:value="0.0142">
            <text:p>0.0142</text:p>
          </table:table-cell>
          <table:table-cell office:value-type="string">
            <text:p>4.45E-005</text:p>
          </table:table-cell>
          <table:table-cell office:value-type="string">
            <text:p>NA</text:p>
          </table:table-cell>
          <table:table-cell office:value-type="float" office:value="0.1651">
            <text:p>0.1651</text:p>
          </table:table-cell>
          <table:table-cell office:value-type="float" office:value="0.07404">
            <text:p>0.07404</text:p>
          </table:table-cell>
          <table:table-cell office:value-type="float" office:value="0.399">
            <text:p>0.399</text:p>
          </table:table-cell>
          <table:table-cell office:value-type="float" office:value="0.171">
            <text:p>0.171</text:p>
          </table:table-cell>
          <table:table-cell office:value-type="float" office:value="-0.0354">
            <text:p>-0.0354</text:p>
          </table:table-cell>
          <table:table-cell office:value-type="float" office:value="0.02531">
            <text:p>0.02531</text:p>
          </table:table-cell>
          <table:table-cell office:value-type="float" office:value="0.003739">
            <text:p>0.003739</text:p>
          </table:table-cell>
          <table:table-cell office:value-type="float" office:value="0.1648">
            <text:p>0.1648</text:p>
          </table:table-cell>
          <table:table-cell office:value-type="float" office:value="0.2946">
            <text:p>0.2946</text:p>
          </table:table-cell>
          <table:table-cell office:value-type="float" office:value="0.02969">
            <text:p>0.02969</text:p>
          </table:table-cell>
          <table:table-cell office:value-type="float" office:value="0.01087">
            <text:p>0.01087</text:p>
          </table:table-cell>
          <table:table-cell office:value-type="float" office:value="0.206">
            <text:p>0.206</text:p>
          </table:table-cell>
          <table:table-cell office:value-type="float" office:value="0.1007">
            <text:p>0.1007</text:p>
          </table:table-cell>
          <table:table-cell office:value-type="float" office:value="0.01125">
            <text:p>0.01125</text:p>
          </table:table-cell>
          <table:table-cell office:value-type="float" office:value="0.0113">
            <text:p>0.0113</text:p>
          </table:table-cell>
          <table:table-cell office:value-type="float" office:value="0.1566">
            <text:p>0.1566</text:p>
          </table:table-cell>
          <table:table-cell office:value-type="float" office:value="0.2308">
            <text:p>0.2308</text:p>
          </table:table-cell>
          <table:table-cell office:value-type="float" office:value="0.06485">
            <text:p>0.06485</text:p>
          </table:table-cell>
          <table:table-cell office:value-type="float" office:value="-0.07581">
            <text:p>-0.07581</text:p>
          </table:table-cell>
          <table:table-cell office:value-type="float" office:value="0.04997">
            <text:p>0.04997</text:p>
          </table:table-cell>
          <table:table-cell office:value-type="float" office:value="0.002409">
            <text:p>0.002409</text:p>
          </table:table-cell>
          <table:table-cell office:value-type="float" office:value="48.96">
            <text:p>48.96</text:p>
          </table:table-cell>
          <table:table-cell office:value-type="float" office:value="15.82">
            <text:p>15.82</text:p>
          </table:table-cell>
          <table:table-cell office:value-type="float" office:value="8.56">
            <text:p>8.56</text:p>
          </table:table-cell>
          <table:table-cell office:value-type="float" office:value="9.91">
            <text:p>9.91</text:p>
          </table:table-cell>
          <table:table-cell office:value-type="float" office:value="10.45">
            <text:p>10.45</text:p>
          </table:table-cell>
          <table:table-cell office:value-type="float" office:value="5.09">
            <text:p>5.09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6226">
            <text:p>0.6226</text:p>
          </table:table-cell>
          <table:table-cell office:value-type="float" office:value="0.1886">
            <text:p>0.1886</text:p>
          </table:table-cell>
          <table:table-cell office:value-type="float" office:value="0.04626">
            <text:p>0.04626</text:p>
          </table:table-cell>
          <table:table-cell office:value-type="float" office:value="0.08724">
            <text:p>0.08724</text:p>
          </table:table-cell>
          <table:table-cell office:value-type="float" office:value="0.0553">
            <text:p>0.0553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2.3">
            <text:p>22.3</text:p>
          </table:table-cell>
          <table:table-cell office:value-type="float" office:value="1355.531">
            <text:p>1355.531</text:p>
          </table:table-cell>
          <table:table-cell office:value-type="float" office:value="0.1371">
            <text:p>0.1371</text:p>
          </table:table-cell>
          <table:table-cell office:value-type="float" office:value="0.3092">
            <text:p>0.3092</text:p>
          </table:table-cell>
          <table:table-cell office:value-type="float" office:value="0.1508">
            <text:p>0.1508</text:p>
          </table:table-cell>
          <table:table-cell office:value-type="float" office:value="0.1374">
            <text:p>0.1374</text:p>
          </table:table-cell>
          <table:table-cell office:value-type="float" office:value="0.1579">
            <text:p>0.1579</text:p>
          </table:table-cell>
          <table:table-cell office:value-type="float" office:value="0.0159">
            <text:p>0.0159</text:p>
          </table:table-cell>
          <table:table-cell office:value-type="string">
            <text:p>4.37E-005</text:p>
          </table:table-cell>
          <table:table-cell office:value-type="string">
            <text:p>NA</text:p>
          </table:table-cell>
          <table:table-cell office:value-type="float" office:value="0.1646">
            <text:p>0.1646</text:p>
          </table:table-cell>
          <table:table-cell office:value-type="float" office:value="0.07413">
            <text:p>0.07413</text:p>
          </table:table-cell>
          <table:table-cell office:value-type="float" office:value="0.3974">
            <text:p>0.3974</text:p>
          </table:table-cell>
          <table:table-cell office:value-type="float" office:value="0.1728">
            <text:p>0.1728</text:p>
          </table:table-cell>
          <table:table-cell office:value-type="float" office:value="-0.03516">
            <text:p>-0.03516</text:p>
          </table:table-cell>
          <table:table-cell office:value-type="float" office:value="0.02703">
            <text:p>0.02703</text:p>
          </table:table-cell>
          <table:table-cell office:value-type="float" office:value="0.003697">
            <text:p>0.003697</text:p>
          </table:table-cell>
          <table:table-cell office:value-type="float" office:value="0.1643">
            <text:p>0.1643</text:p>
          </table:table-cell>
          <table:table-cell office:value-type="float" office:value="0.2947">
            <text:p>0.2947</text:p>
          </table:table-cell>
          <table:table-cell office:value-type="float" office:value="0.03175">
            <text:p>0.03175</text:p>
          </table:table-cell>
          <table:table-cell office:value-type="float" office:value="0.01076">
            <text:p>0.01076</text:p>
          </table:table-cell>
          <table:table-cell office:value-type="float" office:value="0.2052">
            <text:p>0.2052</text:p>
          </table:table-cell>
          <table:table-cell office:value-type="float" office:value="0.1006">
            <text:p>0.1006</text:p>
          </table:table-cell>
          <table:table-cell office:value-type="float" office:value="0.012">
            <text:p>0.012</text:p>
          </table:table-cell>
          <table:table-cell office:value-type="float" office:value="0.01117">
            <text:p>0.01117</text:p>
          </table:table-cell>
          <table:table-cell office:value-type="float" office:value="0.156">
            <text:p>0.156</text:p>
          </table:table-cell>
          <table:table-cell office:value-type="float" office:value="0.2324">
            <text:p>0.2324</text:p>
          </table:table-cell>
          <table:table-cell office:value-type="float" office:value="0.06539">
            <text:p>0.06539</text:p>
          </table:table-cell>
          <table:table-cell office:value-type="float" office:value="-0.07538">
            <text:p>-0.07538</text:p>
          </table:table-cell>
          <table:table-cell office:value-type="float" office:value="0.05273">
            <text:p>0.05273</text:p>
          </table:table-cell>
          <table:table-cell office:value-type="float" office:value="0.002366">
            <text:p>0.002366</text:p>
          </table:table-cell>
          <table:table-cell office:value-type="float" office:value="48.86">
            <text:p>48.86</text:p>
          </table:table-cell>
          <table:table-cell office:value-type="float" office:value="15.75">
            <text:p>15.75</text:p>
          </table:table-cell>
          <table:table-cell office:value-type="float" office:value="8.55">
            <text:p>8.55</text:p>
          </table:table-cell>
          <table:table-cell office:value-type="float" office:value="9.96">
            <text:p>9.96</text:p>
          </table:table-cell>
          <table:table-cell office:value-type="float" office:value="10.46">
            <text:p>10.46</text:p>
          </table:table-cell>
          <table:table-cell office:value-type="float" office:value="5.07">
            <text:p>5.07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6162">
            <text:p>0.6162</text:p>
          </table:table-cell>
          <table:table-cell office:value-type="float" office:value="0.1947">
            <text:p>0.1947</text:p>
          </table:table-cell>
          <table:table-cell office:value-type="float" office:value="0.04008">
            <text:p>0.04008</text:p>
          </table:table-cell>
          <table:table-cell office:value-type="float" office:value="0.1159">
            <text:p>0.1159</text:p>
          </table:table-cell>
          <table:table-cell office:value-type="float" office:value="0.03313">
            <text:p>0.03313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2.5">
            <text:p>22.5</text:p>
          </table:table-cell>
          <table:table-cell office:value-type="float" office:value="1358.411">
            <text:p>1358.411</text:p>
          </table:table-cell>
          <table:table-cell office:value-type="float" office:value="0.1363">
            <text:p>0.1363</text:p>
          </table:table-cell>
          <table:table-cell office:value-type="float" office:value="0.3078">
            <text:p>0.3078</text:p>
          </table:table-cell>
          <table:table-cell office:value-type="float" office:value="0.151">
            <text:p>0.151</text:p>
          </table:table-cell>
          <table:table-cell office:value-type="float" office:value="0.1375">
            <text:p>0.1375</text:p>
          </table:table-cell>
          <table:table-cell office:value-type="float" office:value="0.1589">
            <text:p>0.1589</text:p>
          </table:table-cell>
          <table:table-cell office:value-type="float" office:value="0.01772">
            <text:p>0.01772</text:p>
          </table:table-cell>
          <table:table-cell office:value-type="string">
            <text:p>4.30E-005</text:p>
          </table:table-cell>
          <table:table-cell office:value-type="string">
            <text:p>NA</text:p>
          </table:table-cell>
          <table:table-cell office:value-type="float" office:value="0.1642">
            <text:p>0.1642</text:p>
          </table:table-cell>
          <table:table-cell office:value-type="float" office:value="0.07425">
            <text:p>0.07425</text:p>
          </table:table-cell>
          <table:table-cell office:value-type="float" office:value="0.3956">
            <text:p>0.3956</text:p>
          </table:table-cell>
          <table:table-cell office:value-type="float" office:value="0.1745">
            <text:p>0.1745</text:p>
          </table:table-cell>
          <table:table-cell office:value-type="float" office:value="-0.03493">
            <text:p>-0.03493</text:p>
          </table:table-cell>
          <table:table-cell office:value-type="float" office:value="0.02878">
            <text:p>0.02878</text:p>
          </table:table-cell>
          <table:table-cell office:value-type="float" office:value="0.003659">
            <text:p>0.003659</text:p>
          </table:table-cell>
          <table:table-cell office:value-type="float" office:value="0.1639">
            <text:p>0.1639</text:p>
          </table:table-cell>
          <table:table-cell office:value-type="float" office:value="0.295">
            <text:p>0.295</text:p>
          </table:table-cell>
          <table:table-cell office:value-type="float" office:value="0.03387">
            <text:p>0.03387</text:p>
          </table:table-cell>
          <table:table-cell office:value-type="float" office:value="0.01067">
            <text:p>0.01067</text:p>
          </table:table-cell>
          <table:table-cell office:value-type="float" office:value="0.2046">
            <text:p>0.2046</text:p>
          </table:table-cell>
          <table:table-cell office:value-type="float" office:value="0.1005">
            <text:p>0.1005</text:p>
          </table:table-cell>
          <table:table-cell office:value-type="float" office:value="0.01276">
            <text:p>0.01276</text:p>
          </table:table-cell>
          <table:table-cell office:value-type="float" office:value="0.01106">
            <text:p>0.01106</text:p>
          </table:table-cell>
          <table:table-cell office:value-type="float" office:value="0.1554">
            <text:p>0.1554</text:p>
          </table:table-cell>
          <table:table-cell office:value-type="float" office:value="0.2341">
            <text:p>0.2341</text:p>
          </table:table-cell>
          <table:table-cell office:value-type="float" office:value="0.06594">
            <text:p>0.06594</text:p>
          </table:table-cell>
          <table:table-cell office:value-type="float" office:value="-0.07498">
            <text:p>-0.07498</text:p>
          </table:table-cell>
          <table:table-cell office:value-type="float" office:value="0.05548">
            <text:p>0.05548</text:p>
          </table:table-cell>
          <table:table-cell office:value-type="float" office:value="0.002325">
            <text:p>0.002325</text:p>
          </table:table-cell>
          <table:table-cell office:value-type="float" office:value="48.76">
            <text:p>48.76</text:p>
          </table:table-cell>
          <table:table-cell office:value-type="float" office:value="15.68">
            <text:p>15.68</text:p>
          </table:table-cell>
          <table:table-cell office:value-type="float" office:value="8.54">
            <text:p>8.54</text:p>
          </table:table-cell>
          <table:table-cell office:value-type="float" office:value="10.01">
            <text:p>10.01</text:p>
          </table:table-cell>
          <table:table-cell office:value-type="float" office:value="10.47">
            <text:p>10.47</text:p>
          </table:table-cell>
          <table:table-cell office:value-type="float" office:value="5.05">
            <text:p>5.0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6101">
            <text:p>0.6101</text:p>
          </table:table-cell>
          <table:table-cell office:value-type="float" office:value="0.2004">
            <text:p>0.2004</text:p>
          </table:table-cell>
          <table:table-cell office:value-type="float" office:value="0.03443">
            <text:p>0.03443</text:p>
          </table:table-cell>
          <table:table-cell office:value-type="float" office:value="0.1421">
            <text:p>0.1421</text:p>
          </table:table-cell>
          <table:table-cell office:value-type="float" office:value="0.01306">
            <text:p>0.01306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3">
            <text:p>23</text:p>
          </table:table-cell>
          <table:table-cell office:value-type="float" office:value="1365.23">
            <text:p>1365.23</text:p>
          </table:table-cell>
          <table:table-cell office:value-type="float" office:value="0.1359">
            <text:p>0.1359</text:p>
          </table:table-cell>
          <table:table-cell office:value-type="float" office:value="0.3057">
            <text:p>0.3057</text:p>
          </table:table-cell>
          <table:table-cell office:value-type="float" office:value="0.1523">
            <text:p>0.1523</text:p>
          </table:table-cell>
          <table:table-cell office:value-type="float" office:value="0.1384">
            <text:p>0.1384</text:p>
          </table:table-cell>
          <table:table-cell office:value-type="float" office:value="0.1606">
            <text:p>0.1606</text:p>
          </table:table-cell>
          <table:table-cell office:value-type="float" office:value="0.01888">
            <text:p>0.01888</text:p>
          </table:table-cell>
          <table:table-cell office:value-type="string">
            <text:p>4.28E-005</text:p>
          </table:table-cell>
          <table:table-cell office:value-type="string">
            <text:p>NA</text:p>
          </table:table-cell>
          <table:table-cell office:value-type="float" office:value="0.1638">
            <text:p>0.1638</text:p>
          </table:table-cell>
          <table:table-cell office:value-type="float" office:value="0.07399">
            <text:p>0.07399</text:p>
          </table:table-cell>
          <table:table-cell office:value-type="float" office:value="0.3873">
            <text:p>0.3873</text:p>
          </table:table-cell>
          <table:table-cell office:value-type="float" office:value="0.1785">
            <text:p>0.1785</text:p>
          </table:table-cell>
          <table:table-cell office:value-type="float" office:value="-0.03439">
            <text:p>-0.03439</text:p>
          </table:table-cell>
          <table:table-cell office:value-type="float" office:value="0.03069">
            <text:p>0.03069</text:p>
          </table:table-cell>
          <table:table-cell office:value-type="float" office:value="0.003659">
            <text:p>0.003659</text:p>
          </table:table-cell>
          <table:table-cell office:value-type="float" office:value="0.1637">
            <text:p>0.1637</text:p>
          </table:table-cell>
          <table:table-cell office:value-type="float" office:value="0.2959">
            <text:p>0.2959</text:p>
          </table:table-cell>
          <table:table-cell office:value-type="float" office:value="0.03567">
            <text:p>0.03567</text:p>
          </table:table-cell>
          <table:table-cell office:value-type="float" office:value="0.0106">
            <text:p>0.0106</text:p>
          </table:table-cell>
          <table:table-cell office:value-type="float" office:value="0.2041">
            <text:p>0.2041</text:p>
          </table:table-cell>
          <table:table-cell office:value-type="float" office:value="0.1012">
            <text:p>0.1012</text:p>
          </table:table-cell>
          <table:table-cell office:value-type="float" office:value="0.01343">
            <text:p>0.01343</text:p>
          </table:table-cell>
          <table:table-cell office:value-type="float" office:value="0.01098">
            <text:p>0.01098</text:p>
          </table:table-cell>
          <table:table-cell table:number-columns-repeated="6" office:value-type="string">
            <text:p>NA</text:p>
          </table:table-cell>
          <table:table-cell office:value-type="float" office:value="48.59">
            <text:p>48.59</text:p>
          </table:table-cell>
          <table:table-cell office:value-type="float" office:value="15.59">
            <text:p>15.59</text:p>
          </table:table-cell>
          <table:table-cell office:value-type="float" office:value="8.56">
            <text:p>8.56</text:p>
          </table:table-cell>
          <table:table-cell office:value-type="float" office:value="10.11">
            <text:p>10.11</text:p>
          </table:table-cell>
          <table:table-cell office:value-type="float" office:value="10.53">
            <text:p>10.53</text:p>
          </table:table-cell>
          <table:table-cell office:value-type="float" office:value="5.02">
            <text:p>5.02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9638">
            <text:p>0.59638</text:p>
          </table:table-cell>
          <table:table-cell office:value-type="float" office:value="0.2068">
            <text:p>0.2068</text:p>
          </table:table-cell>
          <table:table-cell office:value-type="float" office:value="0.02802">
            <text:p>0.02802</text:p>
          </table:table-cell>
          <table:table-cell office:value-type="float" office:value="0.1688">
            <text:p>0.168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4">
            <text:p>24</text:p>
          </table:table-cell>
          <table:table-cell office:value-type="float" office:value="1378.517">
            <text:p>1378.517</text:p>
          </table:table-cell>
          <table:table-cell office:value-type="float" office:value="0.1365">
            <text:p>0.1365</text:p>
          </table:table-cell>
          <table:table-cell office:value-type="float" office:value="0.3024">
            <text:p>0.3024</text:p>
          </table:table-cell>
          <table:table-cell office:value-type="float" office:value="0.1555">
            <text:p>0.1555</text:p>
          </table:table-cell>
          <table:table-cell office:value-type="float" office:value="0.141">
            <text:p>0.141</text:p>
          </table:table-cell>
          <table:table-cell office:value-type="float" office:value="0.1638">
            <text:p>0.1638</text:p>
          </table:table-cell>
          <table:table-cell office:value-type="float" office:value="0.01836">
            <text:p>0.01836</text:p>
          </table:table-cell>
          <table:table-cell office:value-type="string">
            <text:p>4.35E-005</text:p>
          </table:table-cell>
          <table:table-cell office:value-type="string">
            <text:p>NA</text:p>
          </table:table-cell>
          <table:table-cell office:value-type="float" office:value="0.1635">
            <text:p>0.1635</text:p>
          </table:table-cell>
          <table:table-cell office:value-type="float" office:value="0.07313">
            <text:p>0.07313</text:p>
          </table:table-cell>
          <table:table-cell office:value-type="float" office:value="0.3698">
            <text:p>0.3698</text:p>
          </table:table-cell>
          <table:table-cell office:value-type="float" office:value="0.1857">
            <text:p>0.1857</text:p>
          </table:table-cell>
          <table:table-cell office:value-type="float" office:value="-0.03336">
            <text:p>-0.03336</text:p>
          </table:table-cell>
          <table:table-cell office:value-type="float" office:value="0.03237">
            <text:p>0.03237</text:p>
          </table:table-cell>
          <table:table-cell office:value-type="float" office:value="0.003719">
            <text:p>0.003719</text:p>
          </table:table-cell>
          <table:table-cell office:value-type="float" office:value="0.164">
            <text:p>0.164</text:p>
          </table:table-cell>
          <table:table-cell office:value-type="float" office:value="0.2977">
            <text:p>0.2977</text:p>
          </table:table-cell>
          <table:table-cell office:value-type="float" office:value="0.03637">
            <text:p>0.03637</text:p>
          </table:table-cell>
          <table:table-cell office:value-type="float" office:value="0.01055">
            <text:p>0.01055</text:p>
          </table:table-cell>
          <table:table-cell office:value-type="float" office:value="0.2041">
            <text:p>0.2041</text:p>
          </table:table-cell>
          <table:table-cell office:value-type="float" office:value="0.1033">
            <text:p>0.1033</text:p>
          </table:table-cell>
          <table:table-cell office:value-type="float" office:value="0.01376">
            <text:p>0.01376</text:p>
          </table:table-cell>
          <table:table-cell office:value-type="float" office:value="0.01097">
            <text:p>0.01097</text:p>
          </table:table-cell>
          <table:table-cell table:number-columns-repeated="6" office:value-type="string">
            <text:p>NA</text:p>
          </table:table-cell>
          <table:table-cell office:value-type="float" office:value="48.34">
            <text:p>48.34</text:p>
          </table:table-cell>
          <table:table-cell office:value-type="float" office:value="15.5">
            <text:p>15.5</text:p>
          </table:table-cell>
          <table:table-cell office:value-type="float" office:value="8.65">
            <text:p>8.65</text:p>
          </table:table-cell>
          <table:table-cell office:value-type="float" office:value="10.29">
            <text:p>10.29</text:p>
          </table:table-cell>
          <table:table-cell office:value-type="float" office:value="10.71">
            <text:p>10.71</text:p>
          </table:table-cell>
          <table:table-cell office:value-type="float" office:value="4.95">
            <text:p>4.95</text:p>
          </table:table-cell>
          <table:table-cell office:value-type="float" office:value="1.55">
            <text:p>1.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7314">
            <text:p>0.57314</text:p>
          </table:table-cell>
          <table:table-cell office:value-type="float" office:value="0.2134">
            <text:p>0.2134</text:p>
          </table:table-cell>
          <table:table-cell office:value-type="float" office:value="0.02146">
            <text:p>0.02146</text:p>
          </table:table-cell>
          <table:table-cell office:value-type="float" office:value="0.192">
            <text:p>0.19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5">
            <text:p>25</text:p>
          </table:table-cell>
          <table:table-cell office:value-type="float" office:value="1391.657">
            <text:p>1391.657</text:p>
          </table:table-cell>
          <table:table-cell office:value-type="float" office:value="0.1373">
            <text:p>0.1373</text:p>
          </table:table-cell>
          <table:table-cell office:value-type="float" office:value="0.2982">
            <text:p>0.2982</text:p>
          </table:table-cell>
          <table:table-cell office:value-type="float" office:value="0.1586">
            <text:p>0.1586</text:p>
          </table:table-cell>
          <table:table-cell office:value-type="float" office:value="0.1435">
            <text:p>0.1435</text:p>
          </table:table-cell>
          <table:table-cell office:value-type="float" office:value="0.1671">
            <text:p>0.1671</text:p>
          </table:table-cell>
          <table:table-cell office:value-type="float" office:value="0.01782">
            <text:p>0.01782</text:p>
          </table:table-cell>
          <table:table-cell office:value-type="string">
            <text:p>4.43E-005</text:p>
          </table:table-cell>
          <table:table-cell office:value-type="string">
            <text:p>NA</text:p>
          </table:table-cell>
          <table:table-cell office:value-type="float" office:value="0.1631">
            <text:p>0.1631</text:p>
          </table:table-cell>
          <table:table-cell office:value-type="float" office:value="0.07241">
            <text:p>0.07241</text:p>
          </table:table-cell>
          <table:table-cell office:value-type="float" office:value="0.3546">
            <text:p>0.3546</text:p>
          </table:table-cell>
          <table:table-cell office:value-type="float" office:value="0.1922">
            <text:p>0.1922</text:p>
          </table:table-cell>
          <table:table-cell office:value-type="float" office:value="-0.0324">
            <text:p>-0.0324</text:p>
          </table:table-cell>
          <table:table-cell office:value-type="float" office:value="0.03387">
            <text:p>0.03387</text:p>
          </table:table-cell>
          <table:table-cell office:value-type="float" office:value="0.003767">
            <text:p>0.003767</text:p>
          </table:table-cell>
          <table:table-cell office:value-type="float" office:value="0.1643">
            <text:p>0.1643</text:p>
          </table:table-cell>
          <table:table-cell office:value-type="float" office:value="0.2995">
            <text:p>0.2995</text:p>
          </table:table-cell>
          <table:table-cell office:value-type="float" office:value="0.037">
            <text:p>0.037</text:p>
          </table:table-cell>
          <table:table-cell office:value-type="float" office:value="0.01051">
            <text:p>0.01051</text:p>
          </table:table-cell>
          <table:table-cell office:value-type="float" office:value="0.2042">
            <text:p>0.2042</text:p>
          </table:table-cell>
          <table:table-cell office:value-type="float" office:value="0.1056">
            <text:p>0.1056</text:p>
          </table:table-cell>
          <table:table-cell office:value-type="float" office:value="0.01407">
            <text:p>0.01407</text:p>
          </table:table-cell>
          <table:table-cell office:value-type="float" office:value="0.01097">
            <text:p>0.01097</text:p>
          </table:table-cell>
          <table:table-cell table:number-columns-repeated="6" office:value-type="string">
            <text:p>NA</text:p>
          </table:table-cell>
          <table:table-cell office:value-type="float" office:value="48.08">
            <text:p>48.08</text:p>
          </table:table-cell>
          <table:table-cell office:value-type="float" office:value="15.41">
            <text:p>15.41</text:p>
          </table:table-cell>
          <table:table-cell office:value-type="float" office:value="8.76">
            <text:p>8.76</text:p>
          </table:table-cell>
          <table:table-cell office:value-type="float" office:value="10.48">
            <text:p>10.48</text:p>
          </table:table-cell>
          <table:table-cell office:value-type="float" office:value="10.88">
            <text:p>10.88</text:p>
          </table:table-cell>
          <table:table-cell office:value-type="float" office:value="4.88">
            <text:p>4.88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5401">
            <text:p>0.55401</text:p>
          </table:table-cell>
          <table:table-cell office:value-type="float" office:value="0.2188">
            <text:p>0.2188</text:p>
          </table:table-cell>
          <table:table-cell office:value-type="float" office:value="0.01599">
            <text:p>0.01599</text:p>
          </table:table-cell>
          <table:table-cell office:value-type="float" office:value="0.2112">
            <text:p>0.211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6">
            <text:p>26</text:p>
          </table:table-cell>
          <table:table-cell office:value-type="float" office:value="1404.61">
            <text:p>1404.61</text:p>
          </table:table-cell>
          <table:table-cell office:value-type="float" office:value="0.1384">
            <text:p>0.1384</text:p>
          </table:table-cell>
          <table:table-cell office:value-type="float" office:value="0.2935">
            <text:p>0.2935</text:p>
          </table:table-cell>
          <table:table-cell office:value-type="float" office:value="0.1615">
            <text:p>0.1615</text:p>
          </table:table-cell>
          <table:table-cell office:value-type="float" office:value="0.146">
            <text:p>0.146</text:p>
          </table:table-cell>
          <table:table-cell office:value-type="float" office:value="0.1706">
            <text:p>0.1706</text:p>
          </table:table-cell>
          <table:table-cell office:value-type="float" office:value="0.01728">
            <text:p>0.01728</text:p>
          </table:table-cell>
          <table:table-cell office:value-type="string">
            <text:p>4.52E-005</text:p>
          </table:table-cell>
          <table:table-cell office:value-type="string">
            <text:p>NA</text:p>
          </table:table-cell>
          <table:table-cell office:value-type="float" office:value="0.1626">
            <text:p>0.1626</text:p>
          </table:table-cell>
          <table:table-cell office:value-type="float" office:value="0.07178">
            <text:p>0.07178</text:p>
          </table:table-cell>
          <table:table-cell office:value-type="float" office:value="0.3412">
            <text:p>0.3412</text:p>
          </table:table-cell>
          <table:table-cell office:value-type="float" office:value="0.198">
            <text:p>0.198</text:p>
          </table:table-cell>
          <table:table-cell office:value-type="float" office:value="-0.03148">
            <text:p>-0.03148</text:p>
          </table:table-cell>
          <table:table-cell office:value-type="float" office:value="0.03524">
            <text:p>0.03524</text:p>
          </table:table-cell>
          <table:table-cell office:value-type="float" office:value="0.003806">
            <text:p>0.003806</text:p>
          </table:table-cell>
          <table:table-cell office:value-type="float" office:value="0.1646">
            <text:p>0.1646</text:p>
          </table:table-cell>
          <table:table-cell office:value-type="float" office:value="0.3013">
            <text:p>0.3013</text:p>
          </table:table-cell>
          <table:table-cell office:value-type="float" office:value="0.03759">
            <text:p>0.03759</text:p>
          </table:table-cell>
          <table:table-cell office:value-type="float" office:value="0.01048">
            <text:p>0.01048</text:p>
          </table:table-cell>
          <table:table-cell office:value-type="float" office:value="0.2043">
            <text:p>0.2043</text:p>
          </table:table-cell>
          <table:table-cell office:value-type="float" office:value="0.1079">
            <text:p>0.1079</text:p>
          </table:table-cell>
          <table:table-cell office:value-type="float" office:value="0.01437">
            <text:p>0.01437</text:p>
          </table:table-cell>
          <table:table-cell office:value-type="float" office:value="0.01098">
            <text:p>0.01098</text:p>
          </table:table-cell>
          <table:table-cell table:number-columns-repeated="6" office:value-type="string">
            <text:p>NA</text:p>
          </table:table-cell>
          <table:table-cell office:value-type="float" office:value="47.83">
            <text:p>47.83</text:p>
          </table:table-cell>
          <table:table-cell office:value-type="float" office:value="15.32">
            <text:p>15.32</text:p>
          </table:table-cell>
          <table:table-cell office:value-type="float" office:value="8.86">
            <text:p>8.86</text:p>
          </table:table-cell>
          <table:table-cell office:value-type="float" office:value="10.68">
            <text:p>10.68</text:p>
          </table:table-cell>
          <table:table-cell office:value-type="float" office:value="11.06">
            <text:p>11.06</text:p>
          </table:table-cell>
          <table:table-cell office:value-type="float" office:value="4.79">
            <text:p>4.79</text:p>
          </table:table-cell>
          <table:table-cell office:value-type="float" office:value="1.45">
            <text:p>1.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3759">
            <text:p>0.53759</text:p>
          </table:table-cell>
          <table:table-cell office:value-type="float" office:value="0.2235">
            <text:p>0.2235</text:p>
          </table:table-cell>
          <table:table-cell office:value-type="float" office:value="0.01131">
            <text:p>0.01131</text:p>
          </table:table-cell>
          <table:table-cell office:value-type="float" office:value="0.2276">
            <text:p>0.227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7">
            <text:p>27</text:p>
          </table:table-cell>
          <table:table-cell office:value-type="float" office:value="1417.356">
            <text:p>1417.356</text:p>
          </table:table-cell>
          <table:table-cell office:value-type="float" office:value="0.1396">
            <text:p>0.1396</text:p>
          </table:table-cell>
          <table:table-cell office:value-type="float" office:value="0.2883">
            <text:p>0.2883</text:p>
          </table:table-cell>
          <table:table-cell office:value-type="float" office:value="0.1644">
            <text:p>0.1644</text:p>
          </table:table-cell>
          <table:table-cell office:value-type="float" office:value="0.1484">
            <text:p>0.1484</text:p>
          </table:table-cell>
          <table:table-cell office:value-type="float" office:value="0.1741">
            <text:p>0.1741</text:p>
          </table:table-cell>
          <table:table-cell office:value-type="float" office:value="0.01675">
            <text:p>0.01675</text:p>
          </table:table-cell>
          <table:table-cell office:value-type="string">
            <text:p>4.61E-005</text:p>
          </table:table-cell>
          <table:table-cell office:value-type="string">
            <text:p>NA</text:p>
          </table:table-cell>
          <table:table-cell office:value-type="float" office:value="0.1622">
            <text:p>0.1622</text:p>
          </table:table-cell>
          <table:table-cell office:value-type="float" office:value="0.07122">
            <text:p>0.07122</text:p>
          </table:table-cell>
          <table:table-cell office:value-type="float" office:value="0.3292">
            <text:p>0.3292</text:p>
          </table:table-cell>
          <table:table-cell office:value-type="float" office:value="0.2035">
            <text:p>0.2035</text:p>
          </table:table-cell>
          <table:table-cell office:value-type="float" office:value="-0.03062">
            <text:p>-0.03062</text:p>
          </table:table-cell>
          <table:table-cell office:value-type="float" office:value="0.03649">
            <text:p>0.03649</text:p>
          </table:table-cell>
          <table:table-cell office:value-type="float" office:value="0.003838">
            <text:p>0.003838</text:p>
          </table:table-cell>
          <table:table-cell office:value-type="float" office:value="0.165">
            <text:p>0.165</text:p>
          </table:table-cell>
          <table:table-cell office:value-type="float" office:value="0.3031">
            <text:p>0.3031</text:p>
          </table:table-cell>
          <table:table-cell office:value-type="float" office:value="0.03815">
            <text:p>0.03815</text:p>
          </table:table-cell>
          <table:table-cell office:value-type="float" office:value="0.01045">
            <text:p>0.01045</text:p>
          </table:table-cell>
          <table:table-cell office:value-type="float" office:value="0.2044">
            <text:p>0.2044</text:p>
          </table:table-cell>
          <table:table-cell office:value-type="float" office:value="0.1103">
            <text:p>0.1103</text:p>
          </table:table-cell>
          <table:table-cell office:value-type="float" office:value="0.01466">
            <text:p>0.01466</text:p>
          </table:table-cell>
          <table:table-cell office:value-type="float" office:value="0.01099">
            <text:p>0.01099</text:p>
          </table:table-cell>
          <table:table-cell table:number-columns-repeated="6" office:value-type="string">
            <text:p>NA</text:p>
          </table:table-cell>
          <table:table-cell office:value-type="float" office:value="47.58">
            <text:p>47.58</text:p>
          </table:table-cell>
          <table:table-cell office:value-type="float" office:value="15.23">
            <text:p>15.23</text:p>
          </table:table-cell>
          <table:table-cell office:value-type="float" office:value="8.97">
            <text:p>8.97</text:p>
          </table:table-cell>
          <table:table-cell office:value-type="float" office:value="10.87">
            <text:p>10.87</text:p>
          </table:table-cell>
          <table:table-cell office:value-type="float" office:value="11.23">
            <text:p>11.23</text:p>
          </table:table-cell>
          <table:table-cell office:value-type="float" office:value="4.7">
            <text:p>4.7</text:p>
          </table:table-cell>
          <table:table-cell office:value-type="float" office:value="1.41">
            <text:p>1.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23178">
            <text:p>0.523178</text:p>
          </table:table-cell>
          <table:table-cell office:value-type="float" office:value="0.2276">
            <text:p>0.2276</text:p>
          </table:table-cell>
          <table:table-cell office:value-type="float" office:value="0.007222">
            <text:p>0.007222</text:p>
          </table:table-cell>
          <table:table-cell office:value-type="float" office:value="0.242">
            <text:p>0.24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8">
            <text:p>28</text:p>
          </table:table-cell>
          <table:table-cell office:value-type="float" office:value="1429.883">
            <text:p>1429.883</text:p>
          </table:table-cell>
          <table:table-cell office:value-type="float" office:value="0.1409">
            <text:p>0.1409</text:p>
          </table:table-cell>
          <table:table-cell office:value-type="float" office:value="0.2828">
            <text:p>0.2828</text:p>
          </table:table-cell>
          <table:table-cell office:value-type="float" office:value="0.1671">
            <text:p>0.1671</text:p>
          </table:table-cell>
          <table:table-cell office:value-type="float" office:value="0.1507">
            <text:p>0.1507</text:p>
          </table:table-cell>
          <table:table-cell office:value-type="float" office:value="0.1777">
            <text:p>0.1777</text:p>
          </table:table-cell>
          <table:table-cell office:value-type="float" office:value="0.01624">
            <text:p>0.01624</text:p>
          </table:table-cell>
          <table:table-cell office:value-type="string">
            <text:p>4.71E-005</text:p>
          </table:table-cell>
          <table:table-cell office:value-type="string">
            <text:p>NA</text:p>
          </table:table-cell>
          <table:table-cell office:value-type="float" office:value="0.1617">
            <text:p>0.1617</text:p>
          </table:table-cell>
          <table:table-cell office:value-type="float" office:value="0.0707">
            <text:p>0.0707</text:p>
          </table:table-cell>
          <table:table-cell office:value-type="float" office:value="0.3184">
            <text:p>0.3184</text:p>
          </table:table-cell>
          <table:table-cell office:value-type="float" office:value="0.2085">
            <text:p>0.2085</text:p>
          </table:table-cell>
          <table:table-cell office:value-type="float" office:value="-0.0298">
            <text:p>-0.0298</text:p>
          </table:table-cell>
          <table:table-cell office:value-type="float" office:value="0.03767">
            <text:p>0.03767</text:p>
          </table:table-cell>
          <table:table-cell office:value-type="float" office:value="0.003864">
            <text:p>0.003864</text:p>
          </table:table-cell>
          <table:table-cell office:value-type="float" office:value="0.1653">
            <text:p>0.1653</text:p>
          </table:table-cell>
          <table:table-cell office:value-type="float" office:value="0.3048">
            <text:p>0.3048</text:p>
          </table:table-cell>
          <table:table-cell office:value-type="float" office:value="0.03869">
            <text:p>0.03869</text:p>
          </table:table-cell>
          <table:table-cell office:value-type="float" office:value="0.01043">
            <text:p>0.01043</text:p>
          </table:table-cell>
          <table:table-cell office:value-type="float" office:value="0.2046">
            <text:p>0.2046</text:p>
          </table:table-cell>
          <table:table-cell office:value-type="float" office:value="0.1127">
            <text:p>0.1127</text:p>
          </table:table-cell>
          <table:table-cell office:value-type="float" office:value="0.01494">
            <text:p>0.01494</text:p>
          </table:table-cell>
          <table:table-cell office:value-type="float" office:value="0.01101">
            <text:p>0.01101</text:p>
          </table:table-cell>
          <table:table-cell table:number-columns-repeated="6" office:value-type="string">
            <text:p>NA</text:p>
          </table:table-cell>
          <table:table-cell office:value-type="float" office:value="47.34">
            <text:p>47.34</text:p>
          </table:table-cell>
          <table:table-cell office:value-type="float" office:value="15.14">
            <text:p>15.14</text:p>
          </table:table-cell>
          <table:table-cell office:value-type="float" office:value="9.08">
            <text:p>9.08</text:p>
          </table:table-cell>
          <table:table-cell office:value-type="float" office:value="11.07">
            <text:p>11.07</text:p>
          </table:table-cell>
          <table:table-cell office:value-type="float" office:value="11.39">
            <text:p>11.39</text:p>
          </table:table-cell>
          <table:table-cell office:value-type="float" office:value="4.61">
            <text:p>4.61</text:p>
          </table:table-cell>
          <table:table-cell office:value-type="float" office:value="1.36">
            <text:p>1.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510516">
            <text:p>0.510516</text:p>
          </table:table-cell>
          <table:table-cell office:value-type="float" office:value="0.2312">
            <text:p>0.2312</text:p>
          </table:table-cell>
          <table:table-cell office:value-type="float" office:value="0.003584">
            <text:p>0.003584</text:p>
          </table:table-cell>
          <table:table-cell office:value-type="float" office:value="0.2547">
            <text:p>0.254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9">
            <text:p>29</text:p>
          </table:table-cell>
          <table:table-cell office:value-type="float" office:value="1442.185">
            <text:p>1442.185</text:p>
          </table:table-cell>
          <table:table-cell office:value-type="float" office:value="0.1424">
            <text:p>0.1424</text:p>
          </table:table-cell>
          <table:table-cell office:value-type="float" office:value="0.277">
            <text:p>0.277</text:p>
          </table:table-cell>
          <table:table-cell office:value-type="float" office:value="0.1696">
            <text:p>0.1696</text:p>
          </table:table-cell>
          <table:table-cell office:value-type="float" office:value="0.153">
            <text:p>0.153</text:p>
          </table:table-cell>
          <table:table-cell office:value-type="float" office:value="0.1813">
            <text:p>0.1813</text:p>
          </table:table-cell>
          <table:table-cell office:value-type="float" office:value="0.01575">
            <text:p>0.01575</text:p>
          </table:table-cell>
          <table:table-cell office:value-type="string">
            <text:p>4.81E-005</text:p>
          </table:table-cell>
          <table:table-cell office:value-type="string">
            <text:p>NA</text:p>
          </table:table-cell>
          <table:table-cell office:value-type="float" office:value="0.1612">
            <text:p>0.1612</text:p>
          </table:table-cell>
          <table:table-cell office:value-type="float" office:value="0.07021">
            <text:p>0.07021</text:p>
          </table:table-cell>
          <table:table-cell office:value-type="float" office:value="0.3086">
            <text:p>0.3086</text:p>
          </table:table-cell>
          <table:table-cell office:value-type="float" office:value="0.2133">
            <text:p>0.2133</text:p>
          </table:table-cell>
          <table:table-cell office:value-type="float" office:value="-0.02902">
            <text:p>-0.02902</text:p>
          </table:table-cell>
          <table:table-cell office:value-type="float" office:value="0.03877">
            <text:p>0.03877</text:p>
          </table:table-cell>
          <table:table-cell office:value-type="float" office:value="0.003884">
            <text:p>0.003884</text:p>
          </table:table-cell>
          <table:table-cell office:value-type="float" office:value="0.1656">
            <text:p>0.1656</text:p>
          </table:table-cell>
          <table:table-cell office:value-type="float" office:value="0.3064">
            <text:p>0.3064</text:p>
          </table:table-cell>
          <table:table-cell office:value-type="float" office:value="0.03921">
            <text:p>0.03921</text:p>
          </table:table-cell>
          <table:table-cell office:value-type="float" office:value="0.01041">
            <text:p>0.01041</text:p>
          </table:table-cell>
          <table:table-cell office:value-type="float" office:value="0.2048">
            <text:p>0.2048</text:p>
          </table:table-cell>
          <table:table-cell office:value-type="float" office:value="0.1151">
            <text:p>0.1151</text:p>
          </table:table-cell>
          <table:table-cell office:value-type="float" office:value="0.01521">
            <text:p>0.01521</text:p>
          </table:table-cell>
          <table:table-cell office:value-type="float" office:value="0.01103">
            <text:p>0.01103</text:p>
          </table:table-cell>
          <table:table-cell table:number-columns-repeated="6" office:value-type="string">
            <text:p>NA</text:p>
          </table:table-cell>
          <table:table-cell office:value-type="float" office:value="47.1">
            <text:p>47.1</text:p>
          </table:table-cell>
          <table:table-cell office:value-type="float" office:value="15.05">
            <text:p>15.05</text:p>
          </table:table-cell>
          <table:table-cell office:value-type="float" office:value="9.19">
            <text:p>9.19</text:p>
          </table:table-cell>
          <table:table-cell office:value-type="float" office:value="11.27">
            <text:p>11.27</text:p>
          </table:table-cell>
          <table:table-cell office:value-type="float" office:value="11.55">
            <text:p>11.55</text:p>
          </table:table-cell>
          <table:table-cell office:value-type="float" office:value="4.51">
            <text:p>4.51</text:p>
          </table:table-cell>
          <table:table-cell office:value-type="float" office:value="1.32">
            <text:p>1.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989982">
            <text:p>0.4989982</text:p>
          </table:table-cell>
          <table:table-cell office:value-type="float" office:value="0.2345">
            <text:p>0.2345</text:p>
          </table:table-cell>
          <table:table-cell office:value-type="float" office:value="0.0003018">
            <text:p>0.0003018</text:p>
          </table:table-cell>
          <table:table-cell office:value-type="float" office:value="0.2662">
            <text:p>0.266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0">
            <text:p>30</text:p>
          </table:table-cell>
          <table:table-cell office:value-type="float" office:value="1455.482">
            <text:p>1455.482</text:p>
          </table:table-cell>
          <table:table-cell office:value-type="float" office:value="0.1427">
            <text:p>0.1427</text:p>
          </table:table-cell>
          <table:table-cell office:value-type="float" office:value="0.2683">
            <text:p>0.2683</text:p>
          </table:table-cell>
          <table:table-cell office:value-type="float" office:value="0.1729">
            <text:p>0.1729</text:p>
          </table:table-cell>
          <table:table-cell office:value-type="float" office:value="0.1559">
            <text:p>0.1559</text:p>
          </table:table-cell>
          <table:table-cell office:value-type="float" office:value="0.186">
            <text:p>0.186</text:p>
          </table:table-cell>
          <table:table-cell office:value-type="float" office:value="0.01513">
            <text:p>0.01513</text:p>
          </table:table-cell>
          <table:table-cell office:value-type="string">
            <text:p>4.90E-005</text:p>
          </table:table-cell>
          <table:table-cell office:value-type="string">
            <text:p>NA</text:p>
          </table:table-cell>
          <table:table-cell office:value-type="float" office:value="0.1605">
            <text:p>0.1605</text:p>
          </table:table-cell>
          <table:table-cell office:value-type="float" office:value="0.06843">
            <text:p>0.06843</text:p>
          </table:table-cell>
          <table:table-cell office:value-type="float" office:value="0.3064">
            <text:p>0.3064</text:p>
          </table:table-cell>
          <table:table-cell office:value-type="float" office:value="0.2147">
            <text:p>0.2147</text:p>
          </table:table-cell>
          <table:table-cell office:value-type="float" office:value="-0.0285">
            <text:p>-0.0285</text:p>
          </table:table-cell>
          <table:table-cell office:value-type="float" office:value="0.03884">
            <text:p>0.03884</text:p>
          </table:table-cell>
          <table:table-cell office:value-type="float" office:value="0.003832">
            <text:p>0.003832</text:p>
          </table:table-cell>
          <table:table-cell office:value-type="float" office:value="0.166">
            <text:p>0.166</text:p>
          </table:table-cell>
          <table:table-cell table:number-columns-repeated="3" office:value-type="string">
            <text:p>NA</text:p>
          </table:table-cell>
          <table:table-cell office:value-type="float" office:value="0.2048">
            <text:p>0.2048</text:p>
          </table:table-cell>
          <table:table-cell office:value-type="float" office:value="0.1164">
            <text:p>0.1164</text:p>
          </table:table-cell>
          <table:table-cell office:value-type="float" office:value="0.01547">
            <text:p>0.01547</text:p>
          </table:table-cell>
          <table:table-cell office:value-type="float" office:value="0.01108">
            <text:p>0.01108</text:p>
          </table:table-cell>
          <table:table-cell table:number-columns-repeated="6" office:value-type="string">
            <text:p>NA</text:p>
          </table:table-cell>
          <table:table-cell office:value-type="float" office:value="46.9">
            <text:p>46.9</text:p>
          </table:table-cell>
          <table:table-cell office:value-type="float" office:value="14.84">
            <text:p>14.84</text:p>
          </table:table-cell>
          <table:table-cell office:value-type="float" office:value="9.3">
            <text:p>9.3</text:p>
          </table:table-cell>
          <table:table-cell office:value-type="float" office:value="11.54">
            <text:p>11.54</text:p>
          </table:table-cell>
          <table:table-cell office:value-type="float" office:value="11.78">
            <text:p>11.78</text:p>
          </table:table-cell>
          <table:table-cell office:value-type="float" office:value="4.37">
            <text:p>4.37</text:p>
          </table:table-cell>
          <table:table-cell office:value-type="float" office:value="1.27">
            <text:p>1.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959">
            <text:p>0.4959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693">
            <text:p>0.269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1">
            <text:p>31</text:p>
          </table:table-cell>
          <table:table-cell office:value-type="float" office:value="1468.61">
            <text:p>1468.61</text:p>
          </table:table-cell>
          <table:table-cell office:value-type="float" office:value="0.1429">
            <text:p>0.1429</text:p>
          </table:table-cell>
          <table:table-cell office:value-type="float" office:value="0.2594">
            <text:p>0.2594</text:p>
          </table:table-cell>
          <table:table-cell office:value-type="float" office:value="0.1761">
            <text:p>0.1761</text:p>
          </table:table-cell>
          <table:table-cell office:value-type="float" office:value="0.1588">
            <text:p>0.1588</text:p>
          </table:table-cell>
          <table:table-cell office:value-type="float" office:value="0.1907">
            <text:p>0.1907</text:p>
          </table:table-cell>
          <table:table-cell office:value-type="float" office:value="0.01453">
            <text:p>0.01453</text:p>
          </table:table-cell>
          <table:table-cell office:value-type="string">
            <text:p>4.98E-005</text:p>
          </table:table-cell>
          <table:table-cell office:value-type="string">
            <text:p>NA</text:p>
          </table:table-cell>
          <table:table-cell office:value-type="float" office:value="0.1598">
            <text:p>0.1598</text:p>
          </table:table-cell>
          <table:table-cell office:value-type="float" office:value="0.06653">
            <text:p>0.06653</text:p>
          </table:table-cell>
          <table:table-cell office:value-type="float" office:value="0.3051">
            <text:p>0.3051</text:p>
          </table:table-cell>
          <table:table-cell office:value-type="float" office:value="0.2156">
            <text:p>0.2156</text:p>
          </table:table-cell>
          <table:table-cell office:value-type="float" office:value="-0.02804">
            <text:p>-0.02804</text:p>
          </table:table-cell>
          <table:table-cell office:value-type="float" office:value="0.0388">
            <text:p>0.0388</text:p>
          </table:table-cell>
          <table:table-cell office:value-type="float" office:value="0.003772">
            <text:p>0.003772</text:p>
          </table:table-cell>
          <table:table-cell office:value-type="float" office:value="0.1663">
            <text:p>0.1663</text:p>
          </table:table-cell>
          <table:table-cell table:number-columns-repeated="3" office:value-type="string">
            <text:p>NA</text:p>
          </table:table-cell>
          <table:table-cell office:value-type="float" office:value="0.2048">
            <text:p>0.2048</text:p>
          </table:table-cell>
          <table:table-cell office:value-type="float" office:value="0.1176">
            <text:p>0.1176</text:p>
          </table:table-cell>
          <table:table-cell office:value-type="float" office:value="0.01574">
            <text:p>0.01574</text:p>
          </table:table-cell>
          <table:table-cell office:value-type="float" office:value="0.01113">
            <text:p>0.01113</text:p>
          </table:table-cell>
          <table:table-cell table:number-columns-repeated="6" office:value-type="string">
            <text:p>NA</text:p>
          </table:table-cell>
          <table:table-cell office:value-type="float" office:value="46.71">
            <text:p>46.71</text:p>
          </table:table-cell>
          <table:table-cell office:value-type="float" office:value="14.61">
            <text:p>14.61</text:p>
          </table:table-cell>
          <table:table-cell office:value-type="float" office:value="9.41">
            <text:p>9.41</text:p>
          </table:table-cell>
          <table:table-cell office:value-type="float" office:value="11.82">
            <text:p>11.82</text:p>
          </table:table-cell>
          <table:table-cell office:value-type="float" office:value="12">
            <text:p>12</text:p>
          </table:table-cell>
          <table:table-cell office:value-type="float" office:value="4.23">
            <text:p>4.23</text:p>
          </table:table-cell>
          <table:table-cell office:value-type="float" office:value="1.22">
            <text:p>1.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937">
            <text:p>0.4937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714">
            <text:p>0.271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2">
            <text:p>32</text:p>
          </table:table-cell>
          <table:table-cell office:value-type="float" office:value="1481.445">
            <text:p>1481.445</text:p>
          </table:table-cell>
          <table:table-cell office:value-type="float" office:value="0.143">
            <text:p>0.143</text:p>
          </table:table-cell>
          <table:table-cell office:value-type="float" office:value="0.2507">
            <text:p>0.2507</text:p>
          </table:table-cell>
          <table:table-cell office:value-type="float" office:value="0.1791">
            <text:p>0.1791</text:p>
          </table:table-cell>
          <table:table-cell office:value-type="float" office:value="0.1615">
            <text:p>0.1615</text:p>
          </table:table-cell>
          <table:table-cell office:value-type="float" office:value="0.1955">
            <text:p>0.1955</text:p>
          </table:table-cell>
          <table:table-cell office:value-type="float" office:value="0.01396">
            <text:p>0.01396</text:p>
          </table:table-cell>
          <table:table-cell office:value-type="string">
            <text:p>5.06E-005</text:p>
          </table:table-cell>
          <table:table-cell office:value-type="string">
            <text:p>NA</text:p>
          </table:table-cell>
          <table:table-cell office:value-type="float" office:value="0.1591">
            <text:p>0.1591</text:p>
          </table:table-cell>
          <table:table-cell office:value-type="float" office:value="0.06464">
            <text:p>0.06464</text:p>
          </table:table-cell>
          <table:table-cell office:value-type="float" office:value="0.3038">
            <text:p>0.3038</text:p>
          </table:table-cell>
          <table:table-cell office:value-type="float" office:value="0.2165">
            <text:p>0.2165</text:p>
          </table:table-cell>
          <table:table-cell office:value-type="float" office:value="-0.02759">
            <text:p>-0.02759</text:p>
          </table:table-cell>
          <table:table-cell office:value-type="float" office:value="0.03876">
            <text:p>0.03876</text:p>
          </table:table-cell>
          <table:table-cell office:value-type="float" office:value="0.003714">
            <text:p>0.003714</text:p>
          </table:table-cell>
          <table:table-cell office:value-type="float" office:value="0.1667">
            <text:p>0.1667</text:p>
          </table:table-cell>
          <table:table-cell table:number-columns-repeated="3" office:value-type="string">
            <text:p>NA</text:p>
          </table:table-cell>
          <table:table-cell office:value-type="float" office:value="0.2049">
            <text:p>0.2049</text:p>
          </table:table-cell>
          <table:table-cell office:value-type="float" office:value="0.1187">
            <text:p>0.1187</text:p>
          </table:table-cell>
          <table:table-cell office:value-type="float" office:value="0.01599">
            <text:p>0.01599</text:p>
          </table:table-cell>
          <table:table-cell office:value-type="float" office:value="0.01118">
            <text:p>0.01118</text:p>
          </table:table-cell>
          <table:table-cell table:number-columns-repeated="6" office:value-type="string">
            <text:p>NA</text:p>
          </table:table-cell>
          <table:table-cell office:value-type="float" office:value="46.53">
            <text:p>46.53</text:p>
          </table:table-cell>
          <table:table-cell office:value-type="float" office:value="14.4">
            <text:p>14.4</text:p>
          </table:table-cell>
          <table:table-cell office:value-type="float" office:value="9.51">
            <text:p>9.51</text:p>
          </table:table-cell>
          <table:table-cell office:value-type="float" office:value="12.09">
            <text:p>12.09</text:p>
          </table:table-cell>
          <table:table-cell office:value-type="float" office:value="12.21">
            <text:p>12.21</text:p>
          </table:table-cell>
          <table:table-cell office:value-type="float" office:value="4.09">
            <text:p>4.09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916">
            <text:p>0.4916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736">
            <text:p>0.273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3">
            <text:p>33</text:p>
          </table:table-cell>
          <table:table-cell office:value-type="float" office:value="1493.998">
            <text:p>1493.998</text:p>
          </table:table-cell>
          <table:table-cell office:value-type="float" office:value="0.1432">
            <text:p>0.1432</text:p>
          </table:table-cell>
          <table:table-cell office:value-type="float" office:value="0.2421">
            <text:p>0.2421</text:p>
          </table:table-cell>
          <table:table-cell office:value-type="float" office:value="0.182">
            <text:p>0.182</text:p>
          </table:table-cell>
          <table:table-cell office:value-type="float" office:value="0.1642">
            <text:p>0.1642</text:p>
          </table:table-cell>
          <table:table-cell office:value-type="float" office:value="0.2003">
            <text:p>0.2003</text:p>
          </table:table-cell>
          <table:table-cell office:value-type="float" office:value="0.01342">
            <text:p>0.01342</text:p>
          </table:table-cell>
          <table:table-cell office:value-type="string">
            <text:p>5.15E-005</text:p>
          </table:table-cell>
          <table:table-cell office:value-type="string">
            <text:p>NA</text:p>
          </table:table-cell>
          <table:table-cell office:value-type="float" office:value="0.1584">
            <text:p>0.1584</text:p>
          </table:table-cell>
          <table:table-cell office:value-type="float" office:value="0.06277">
            <text:p>0.06277</text:p>
          </table:table-cell>
          <table:table-cell office:value-type="float" office:value="0.3025">
            <text:p>0.3025</text:p>
          </table:table-cell>
          <table:table-cell office:value-type="float" office:value="0.2175">
            <text:p>0.2175</text:p>
          </table:table-cell>
          <table:table-cell office:value-type="float" office:value="-0.02716">
            <text:p>-0.02716</text:p>
          </table:table-cell>
          <table:table-cell office:value-type="float" office:value="0.03871">
            <text:p>0.03871</text:p>
          </table:table-cell>
          <table:table-cell office:value-type="float" office:value="0.003656">
            <text:p>0.003656</text:p>
          </table:table-cell>
          <table:table-cell office:value-type="float" office:value="0.167">
            <text:p>0.167</text:p>
          </table:table-cell>
          <table:table-cell table:number-columns-repeated="3" office:value-type="string">
            <text:p>NA</text:p>
          </table:table-cell>
          <table:table-cell office:value-type="float" office:value="0.2049">
            <text:p>0.2049</text:p>
          </table:table-cell>
          <table:table-cell office:value-type="float" office:value="0.1198">
            <text:p>0.1198</text:p>
          </table:table-cell>
          <table:table-cell office:value-type="float" office:value="0.01624">
            <text:p>0.01624</text:p>
          </table:table-cell>
          <table:table-cell office:value-type="float" office:value="0.01122">
            <text:p>0.01122</text:p>
          </table:table-cell>
          <table:table-cell table:number-columns-repeated="6" office:value-type="string">
            <text:p>NA</text:p>
          </table:table-cell>
          <table:table-cell office:value-type="float" office:value="46.35">
            <text:p>46.35</text:p>
          </table:table-cell>
          <table:table-cell office:value-type="float" office:value="14.19">
            <text:p>14.19</text:p>
          </table:table-cell>
          <table:table-cell office:value-type="float" office:value="9.6">
            <text:p>9.6</text:p>
          </table:table-cell>
          <table:table-cell office:value-type="float" office:value="12.36">
            <text:p>12.36</text:p>
          </table:table-cell>
          <table:table-cell office:value-type="float" office:value="12.42">
            <text:p>12.42</text:p>
          </table:table-cell>
          <table:table-cell office:value-type="float" office:value="3.95">
            <text:p>3.95</text:p>
          </table:table-cell>
          <table:table-cell office:value-type="float" office:value="1.13">
            <text:p>1.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895">
            <text:p>0.4895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757">
            <text:p>0.275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4">
            <text:p>34</text:p>
          </table:table-cell>
          <table:table-cell office:value-type="float" office:value="1506.281">
            <text:p>1506.281</text:p>
          </table:table-cell>
          <table:table-cell office:value-type="float" office:value="0.1434">
            <text:p>0.1434</text:p>
          </table:table-cell>
          <table:table-cell office:value-type="float" office:value="0.2337">
            <text:p>0.2337</text:p>
          </table:table-cell>
          <table:table-cell office:value-type="float" office:value="0.1846">
            <text:p>0.1846</text:p>
          </table:table-cell>
          <table:table-cell office:value-type="float" office:value="0.1666">
            <text:p>0.1666</text:p>
          </table:table-cell>
          <table:table-cell office:value-type="float" office:value="0.2052">
            <text:p>0.2052</text:p>
          </table:table-cell>
          <table:table-cell office:value-type="float" office:value="0.01292">
            <text:p>0.01292</text:p>
          </table:table-cell>
          <table:table-cell office:value-type="string">
            <text:p>5.22E-005</text:p>
          </table:table-cell>
          <table:table-cell office:value-type="string">
            <text:p>NA</text:p>
          </table:table-cell>
          <table:table-cell office:value-type="float" office:value="0.1577">
            <text:p>0.1577</text:p>
          </table:table-cell>
          <table:table-cell office:value-type="float" office:value="0.06092">
            <text:p>0.06092</text:p>
          </table:table-cell>
          <table:table-cell office:value-type="float" office:value="0.3013">
            <text:p>0.3013</text:p>
          </table:table-cell>
          <table:table-cell office:value-type="float" office:value="0.2184">
            <text:p>0.2184</text:p>
          </table:table-cell>
          <table:table-cell office:value-type="float" office:value="-0.02675">
            <text:p>-0.02675</text:p>
          </table:table-cell>
          <table:table-cell office:value-type="float" office:value="0.03867">
            <text:p>0.03867</text:p>
          </table:table-cell>
          <table:table-cell office:value-type="float" office:value="0.0036">
            <text:p>0.0036</text:p>
          </table:table-cell>
          <table:table-cell office:value-type="float" office:value="0.1674">
            <text:p>0.1674</text:p>
          </table:table-cell>
          <table:table-cell table:number-columns-repeated="3" office:value-type="string">
            <text:p>NA</text:p>
          </table:table-cell>
          <table:table-cell office:value-type="float" office:value="0.205">
            <text:p>0.205</text:p>
          </table:table-cell>
          <table:table-cell office:value-type="float" office:value="0.1209">
            <text:p>0.1209</text:p>
          </table:table-cell>
          <table:table-cell office:value-type="float" office:value="0.01649">
            <text:p>0.01649</text:p>
          </table:table-cell>
          <table:table-cell office:value-type="float" office:value="0.01127">
            <text:p>0.01127</text:p>
          </table:table-cell>
          <table:table-cell table:number-columns-repeated="6" office:value-type="string">
            <text:p>NA</text:p>
          </table:table-cell>
          <table:table-cell office:value-type="float" office:value="46.18">
            <text:p>46.18</text:p>
          </table:table-cell>
          <table:table-cell office:value-type="float" office:value="13.98">
            <text:p>13.98</text:p>
          </table:table-cell>
          <table:table-cell office:value-type="float" office:value="9.69">
            <text:p>9.69</text:p>
          </table:table-cell>
          <table:table-cell office:value-type="float" office:value="12.63">
            <text:p>12.63</text:p>
          </table:table-cell>
          <table:table-cell office:value-type="float" office:value="12.62">
            <text:p>12.62</text:p>
          </table:table-cell>
          <table:table-cell office:value-type="float" office:value="3.82">
            <text:p>3.82</text:p>
          </table:table-cell>
          <table:table-cell office:value-type="float" office:value="1.09">
            <text:p>1.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874">
            <text:p>0.4874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777">
            <text:p>0.277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5">
            <text:p>35</text:p>
          </table:table-cell>
          <table:table-cell office:value-type="float" office:value="1518.304">
            <text:p>1518.304</text:p>
          </table:table-cell>
          <table:table-cell office:value-type="float" office:value="0.1435">
            <text:p>0.1435</text:p>
          </table:table-cell>
          <table:table-cell office:value-type="float" office:value="0.2255">
            <text:p>0.2255</text:p>
          </table:table-cell>
          <table:table-cell office:value-type="float" office:value="0.1871">
            <text:p>0.1871</text:p>
          </table:table-cell>
          <table:table-cell office:value-type="float" office:value="0.169">
            <text:p>0.169</text:p>
          </table:table-cell>
          <table:table-cell office:value-type="float" office:value="0.21">
            <text:p>0.21</text:p>
          </table:table-cell>
          <table:table-cell office:value-type="float" office:value="0.01244">
            <text:p>0.01244</text:p>
          </table:table-cell>
          <table:table-cell office:value-type="string">
            <text:p>5.30E-005</text:p>
          </table:table-cell>
          <table:table-cell office:value-type="string">
            <text:p>NA</text:p>
          </table:table-cell>
          <table:table-cell office:value-type="float" office:value="0.157">
            <text:p>0.157</text:p>
          </table:table-cell>
          <table:table-cell office:value-type="float" office:value="0.0591">
            <text:p>0.0591</text:p>
          </table:table-cell>
          <table:table-cell office:value-type="float" office:value="0.3">
            <text:p>0.3</text:p>
          </table:table-cell>
          <table:table-cell office:value-type="float" office:value="0.2193">
            <text:p>0.2193</text:p>
          </table:table-cell>
          <table:table-cell office:value-type="float" office:value="-0.02636">
            <text:p>-0.02636</text:p>
          </table:table-cell>
          <table:table-cell office:value-type="float" office:value="0.03862">
            <text:p>0.03862</text:p>
          </table:table-cell>
          <table:table-cell office:value-type="float" office:value="0.003545">
            <text:p>0.003545</text:p>
          </table:table-cell>
          <table:table-cell office:value-type="float" office:value="0.1677">
            <text:p>0.1677</text:p>
          </table:table-cell>
          <table:table-cell table:number-columns-repeated="3" office:value-type="string">
            <text:p>NA</text:p>
          </table:table-cell>
          <table:table-cell office:value-type="float" office:value="0.205">
            <text:p>0.205</text:p>
          </table:table-cell>
          <table:table-cell office:value-type="float" office:value="0.122">
            <text:p>0.122</text:p>
          </table:table-cell>
          <table:table-cell office:value-type="float" office:value="0.01672">
            <text:p>0.01672</text:p>
          </table:table-cell>
          <table:table-cell office:value-type="float" office:value="0.01131">
            <text:p>0.01131</text:p>
          </table:table-cell>
          <table:table-cell table:number-columns-repeated="6" office:value-type="string">
            <text:p>NA</text:p>
          </table:table-cell>
          <table:table-cell office:value-type="float" office:value="46.01">
            <text:p>46.01</text:p>
          </table:table-cell>
          <table:table-cell office:value-type="float" office:value="13.78">
            <text:p>13.78</text:p>
          </table:table-cell>
          <table:table-cell office:value-type="float" office:value="9.78">
            <text:p>9.78</text:p>
          </table:table-cell>
          <table:table-cell office:value-type="float" office:value="12.9">
            <text:p>12.9</text:p>
          </table:table-cell>
          <table:table-cell office:value-type="float" office:value="12.8">
            <text:p>12.8</text:p>
          </table:table-cell>
          <table:table-cell office:value-type="float" office:value="3.68">
            <text:p>3.68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854">
            <text:p>0.4854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798">
            <text:p>0.279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6">
            <text:p>36</text:p>
          </table:table-cell>
          <table:table-cell office:value-type="float" office:value="1530.076">
            <text:p>1530.076</text:p>
          </table:table-cell>
          <table:table-cell office:value-type="float" office:value="0.1437">
            <text:p>0.1437</text:p>
          </table:table-cell>
          <table:table-cell office:value-type="float" office:value="0.2175">
            <text:p>0.2175</text:p>
          </table:table-cell>
          <table:table-cell office:value-type="float" office:value="0.1894">
            <text:p>0.1894</text:p>
          </table:table-cell>
          <table:table-cell office:value-type="float" office:value="0.1712">
            <text:p>0.1712</text:p>
          </table:table-cell>
          <table:table-cell office:value-type="float" office:value="0.2149">
            <text:p>0.2149</text:p>
          </table:table-cell>
          <table:table-cell office:value-type="float" office:value="0.01199">
            <text:p>0.01199</text:p>
          </table:table-cell>
          <table:table-cell office:value-type="string">
            <text:p>5.38E-005</text:p>
          </table:table-cell>
          <table:table-cell office:value-type="string">
            <text:p>NA</text:p>
          </table:table-cell>
          <table:table-cell office:value-type="float" office:value="0.1563">
            <text:p>0.1563</text:p>
          </table:table-cell>
          <table:table-cell office:value-type="float" office:value="0.0573">
            <text:p>0.0573</text:p>
          </table:table-cell>
          <table:table-cell office:value-type="float" office:value="0.2989">
            <text:p>0.2989</text:p>
          </table:table-cell>
          <table:table-cell office:value-type="float" office:value="0.2202">
            <text:p>0.2202</text:p>
          </table:table-cell>
          <table:table-cell office:value-type="float" office:value="-0.02599">
            <text:p>-0.02599</text:p>
          </table:table-cell>
          <table:table-cell office:value-type="float" office:value="0.03858">
            <text:p>0.03858</text:p>
          </table:table-cell>
          <table:table-cell office:value-type="float" office:value="0.003491">
            <text:p>0.003491</text:p>
          </table:table-cell>
          <table:table-cell office:value-type="float" office:value="0.168">
            <text:p>0.168</text:p>
          </table:table-cell>
          <table:table-cell table:number-columns-repeated="3" office:value-type="string">
            <text:p>NA</text:p>
          </table:table-cell>
          <table:table-cell office:value-type="float" office:value="0.2051">
            <text:p>0.2051</text:p>
          </table:table-cell>
          <table:table-cell office:value-type="float" office:value="0.1231">
            <text:p>0.1231</text:p>
          </table:table-cell>
          <table:table-cell office:value-type="float" office:value="0.01696">
            <text:p>0.01696</text:p>
          </table:table-cell>
          <table:table-cell office:value-type="float" office:value="0.01134">
            <text:p>0.01134</text:p>
          </table:table-cell>
          <table:table-cell table:number-columns-repeated="6" office:value-type="string">
            <text:p>NA</text:p>
          </table:table-cell>
          <table:table-cell office:value-type="float" office:value="45.85">
            <text:p>45.85</text:p>
          </table:table-cell>
          <table:table-cell office:value-type="float" office:value="13.58">
            <text:p>13.58</text:p>
          </table:table-cell>
          <table:table-cell office:value-type="float" office:value="9.86">
            <text:p>9.86</text:p>
          </table:table-cell>
          <table:table-cell office:value-type="float" office:value="13.17">
            <text:p>13.17</text:p>
          </table:table-cell>
          <table:table-cell office:value-type="float" office:value="12.98">
            <text:p>12.98</text:p>
          </table:table-cell>
          <table:table-cell office:value-type="float" office:value="3.56">
            <text:p>3.56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834">
            <text:p>0.4834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817">
            <text:p>0.281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7">
            <text:p>37</text:p>
          </table:table-cell>
          <table:table-cell office:value-type="float" office:value="1541.607">
            <text:p>1541.607</text:p>
          </table:table-cell>
          <table:table-cell office:value-type="float" office:value="0.1438">
            <text:p>0.1438</text:p>
          </table:table-cell>
          <table:table-cell office:value-type="float" office:value="0.2096">
            <text:p>0.2096</text:p>
          </table:table-cell>
          <table:table-cell office:value-type="float" office:value="0.1915">
            <text:p>0.1915</text:p>
          </table:table-cell>
          <table:table-cell office:value-type="float" office:value="0.1733">
            <text:p>0.1733</text:p>
          </table:table-cell>
          <table:table-cell office:value-type="float" office:value="0.2198">
            <text:p>0.2198</text:p>
          </table:table-cell>
          <table:table-cell office:value-type="float" office:value="0.01156">
            <text:p>0.01156</text:p>
          </table:table-cell>
          <table:table-cell office:value-type="string">
            <text:p>5.45E-005</text:p>
          </table:table-cell>
          <table:table-cell office:value-type="string">
            <text:p>NA</text:p>
          </table:table-cell>
          <table:table-cell office:value-type="float" office:value="0.1556">
            <text:p>0.1556</text:p>
          </table:table-cell>
          <table:table-cell office:value-type="float" office:value="0.05553">
            <text:p>0.05553</text:p>
          </table:table-cell>
          <table:table-cell office:value-type="float" office:value="0.2977">
            <text:p>0.2977</text:p>
          </table:table-cell>
          <table:table-cell office:value-type="float" office:value="0.2211">
            <text:p>0.2211</text:p>
          </table:table-cell>
          <table:table-cell office:value-type="float" office:value="-0.02564">
            <text:p>-0.02564</text:p>
          </table:table-cell>
          <table:table-cell office:value-type="float" office:value="0.03853">
            <text:p>0.03853</text:p>
          </table:table-cell>
          <table:table-cell office:value-type="float" office:value="0.003438">
            <text:p>0.003438</text:p>
          </table:table-cell>
          <table:table-cell office:value-type="float" office:value="0.1683">
            <text:p>0.1683</text:p>
          </table:table-cell>
          <table:table-cell table:number-columns-repeated="3" office:value-type="string">
            <text:p>NA</text:p>
          </table:table-cell>
          <table:table-cell office:value-type="float" office:value="0.2052">
            <text:p>0.2052</text:p>
          </table:table-cell>
          <table:table-cell office:value-type="float" office:value="0.1241">
            <text:p>0.1241</text:p>
          </table:table-cell>
          <table:table-cell office:value-type="float" office:value="0.01719">
            <text:p>0.01719</text:p>
          </table:table-cell>
          <table:table-cell office:value-type="float" office:value="0.01138">
            <text:p>0.01138</text:p>
          </table:table-cell>
          <table:table-cell table:number-columns-repeated="6" office:value-type="string">
            <text:p>NA</text:p>
          </table:table-cell>
          <table:table-cell office:value-type="float" office:value="45.69">
            <text:p>45.69</text:p>
          </table:table-cell>
          <table:table-cell office:value-type="float" office:value="13.39">
            <text:p>13.39</text:p>
          </table:table-cell>
          <table:table-cell office:value-type="float" office:value="9.93">
            <text:p>9.93</text:p>
          </table:table-cell>
          <table:table-cell office:value-type="float" office:value="13.43">
            <text:p>13.43</text:p>
          </table:table-cell>
          <table:table-cell office:value-type="float" office:value="13.15">
            <text:p>13.15</text:p>
          </table:table-cell>
          <table:table-cell office:value-type="float" office:value="3.43">
            <text:p>3.4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815">
            <text:p>0.4815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837">
            <text:p>0.283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8">
            <text:p>38</text:p>
          </table:table-cell>
          <table:table-cell office:value-type="float" office:value="1552.903">
            <text:p>1552.903</text:p>
          </table:table-cell>
          <table:table-cell office:value-type="float" office:value="0.144">
            <text:p>0.144</text:p>
          </table:table-cell>
          <table:table-cell office:value-type="float" office:value="0.202">
            <text:p>0.202</text:p>
          </table:table-cell>
          <table:table-cell office:value-type="float" office:value="0.1934">
            <text:p>0.1934</text:p>
          </table:table-cell>
          <table:table-cell office:value-type="float" office:value="0.1753">
            <text:p>0.1753</text:p>
          </table:table-cell>
          <table:table-cell office:value-type="float" office:value="0.2247">
            <text:p>0.2247</text:p>
          </table:table-cell>
          <table:table-cell office:value-type="float" office:value="0.01115">
            <text:p>0.01115</text:p>
          </table:table-cell>
          <table:table-cell office:value-type="string">
            <text:p>5.52E-005</text:p>
          </table:table-cell>
          <table:table-cell office:value-type="string">
            <text:p>NA</text:p>
          </table:table-cell>
          <table:table-cell office:value-type="float" office:value="0.1549">
            <text:p>0.1549</text:p>
          </table:table-cell>
          <table:table-cell office:value-type="float" office:value="0.05379">
            <text:p>0.05379</text:p>
          </table:table-cell>
          <table:table-cell office:value-type="float" office:value="0.2966">
            <text:p>0.2966</text:p>
          </table:table-cell>
          <table:table-cell office:value-type="float" office:value="0.2219">
            <text:p>0.2219</text:p>
          </table:table-cell>
          <table:table-cell office:value-type="float" office:value="-0.0253">
            <text:p>-0.0253</text:p>
          </table:table-cell>
          <table:table-cell office:value-type="float" office:value="0.03848">
            <text:p>0.03848</text:p>
          </table:table-cell>
          <table:table-cell office:value-type="float" office:value="0.003385">
            <text:p>0.003385</text:p>
          </table:table-cell>
          <table:table-cell office:value-type="float" office:value="0.1686">
            <text:p>0.1686</text:p>
          </table:table-cell>
          <table:table-cell table:number-columns-repeated="3" office:value-type="string">
            <text:p>NA</text:p>
          </table:table-cell>
          <table:table-cell office:value-type="float" office:value="0.2053">
            <text:p>0.2053</text:p>
          </table:table-cell>
          <table:table-cell office:value-type="float" office:value="0.1252">
            <text:p>0.1252</text:p>
          </table:table-cell>
          <table:table-cell office:value-type="float" office:value="0.01741">
            <text:p>0.01741</text:p>
          </table:table-cell>
          <table:table-cell office:value-type="float" office:value="0.01142">
            <text:p>0.01142</text:p>
          </table:table-cell>
          <table:table-cell table:number-columns-repeated="6" office:value-type="string">
            <text:p>NA</text:p>
          </table:table-cell>
          <table:table-cell office:value-type="float" office:value="45.53">
            <text:p>45.53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office:value-type="float" office:value="13.7">
            <text:p>13.7</text:p>
          </table:table-cell>
          <table:table-cell office:value-type="float" office:value="13.31">
            <text:p>13.31</text:p>
          </table:table-cell>
          <table:table-cell office:value-type="float" office:value="3.31">
            <text:p>3.3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796">
            <text:p>0.4796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855">
            <text:p>0.285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9">
            <text:p>39</text:p>
          </table:table-cell>
          <table:table-cell office:value-type="float" office:value="1563.975">
            <text:p>1563.975</text:p>
          </table:table-cell>
          <table:table-cell office:value-type="float" office:value="0.1441">
            <text:p>0.1441</text:p>
          </table:table-cell>
          <table:table-cell office:value-type="float" office:value="0.1945">
            <text:p>0.1945</text:p>
          </table:table-cell>
          <table:table-cell office:value-type="float" office:value="0.1952">
            <text:p>0.1952</text:p>
          </table:table-cell>
          <table:table-cell office:value-type="float" office:value="0.1771">
            <text:p>0.1771</text:p>
          </table:table-cell>
          <table:table-cell office:value-type="float" office:value="0.2297">
            <text:p>0.2297</text:p>
          </table:table-cell>
          <table:table-cell office:value-type="float" office:value="0.01077">
            <text:p>0.01077</text:p>
          </table:table-cell>
          <table:table-cell office:value-type="string">
            <text:p>5.59E-005</text:p>
          </table:table-cell>
          <table:table-cell office:value-type="string">
            <text:p>NA</text:p>
          </table:table-cell>
          <table:table-cell office:value-type="float" office:value="0.1543">
            <text:p>0.1543</text:p>
          </table:table-cell>
          <table:table-cell office:value-type="float" office:value="0.05207">
            <text:p>0.05207</text:p>
          </table:table-cell>
          <table:table-cell office:value-type="float" office:value="0.2956">
            <text:p>0.2956</text:p>
          </table:table-cell>
          <table:table-cell office:value-type="float" office:value="0.2228">
            <text:p>0.2228</text:p>
          </table:table-cell>
          <table:table-cell office:value-type="float" office:value="-0.02498">
            <text:p>-0.02498</text:p>
          </table:table-cell>
          <table:table-cell office:value-type="float" office:value="0.03843">
            <text:p>0.03843</text:p>
          </table:table-cell>
          <table:table-cell office:value-type="float" office:value="0.003334">
            <text:p>0.003334</text:p>
          </table:table-cell>
          <table:table-cell office:value-type="float" office:value="0.1689">
            <text:p>0.1689</text:p>
          </table:table-cell>
          <table:table-cell table:number-columns-repeated="3" office:value-type="string">
            <text:p>NA</text:p>
          </table:table-cell>
          <table:table-cell office:value-type="float" office:value="0.2054">
            <text:p>0.2054</text:p>
          </table:table-cell>
          <table:table-cell office:value-type="float" office:value="0.1262">
            <text:p>0.1262</text:p>
          </table:table-cell>
          <table:table-cell office:value-type="float" office:value="0.01763">
            <text:p>0.01763</text:p>
          </table:table-cell>
          <table:table-cell office:value-type="float" office:value="0.01145">
            <text:p>0.01145</text:p>
          </table:table-cell>
          <table:table-cell table:number-columns-repeated="6" office:value-type="string">
            <text:p>NA</text:p>
          </table:table-cell>
          <table:table-cell office:value-type="float" office:value="45.38">
            <text:p>45.38</text:p>
          </table:table-cell>
          <table:table-cell office:value-type="float" office:value="13.02">
            <text:p>13.02</text:p>
          </table:table-cell>
          <table:table-cell office:value-type="float" office:value="10.07">
            <text:p>10.07</text:p>
          </table:table-cell>
          <table:table-cell office:value-type="float" office:value="13.96">
            <text:p>13.96</text:p>
          </table:table-cell>
          <table:table-cell office:value-type="float" office:value="13.47">
            <text:p>13.47</text:p>
          </table:table-cell>
          <table:table-cell office:value-type="float" office:value="3.19">
            <text:p>3.1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778">
            <text:p>0.4778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874">
            <text:p>0.287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0">
            <text:p>40</text:p>
          </table:table-cell>
          <table:table-cell office:value-type="float" office:value="1574.828">
            <text:p>1574.828</text:p>
          </table:table-cell>
          <table:table-cell office:value-type="float" office:value="0.1443">
            <text:p>0.1443</text:p>
          </table:table-cell>
          <table:table-cell office:value-type="float" office:value="0.1872">
            <text:p>0.1872</text:p>
          </table:table-cell>
          <table:table-cell office:value-type="float" office:value="0.1969">
            <text:p>0.1969</text:p>
          </table:table-cell>
          <table:table-cell office:value-type="float" office:value="0.1788">
            <text:p>0.1788</text:p>
          </table:table-cell>
          <table:table-cell office:value-type="float" office:value="0.2346">
            <text:p>0.2346</text:p>
          </table:table-cell>
          <table:table-cell office:value-type="float" office:value="0.0104">
            <text:p>0.0104</text:p>
          </table:table-cell>
          <table:table-cell office:value-type="string">
            <text:p>5.66E-005</text:p>
          </table:table-cell>
          <table:table-cell office:value-type="string">
            <text:p>NA</text:p>
          </table:table-cell>
          <table:table-cell office:value-type="float" office:value="0.1536">
            <text:p>0.1536</text:p>
          </table:table-cell>
          <table:table-cell office:value-type="float" office:value="0.05039">
            <text:p>0.05039</text:p>
          </table:table-cell>
          <table:table-cell office:value-type="float" office:value="0.2946">
            <text:p>0.2946</text:p>
          </table:table-cell>
          <table:table-cell office:value-type="float" office:value="0.2236">
            <text:p>0.2236</text:p>
          </table:table-cell>
          <table:table-cell office:value-type="float" office:value="-0.02467">
            <text:p>-0.02467</text:p>
          </table:table-cell>
          <table:table-cell office:value-type="float" office:value="0.03837">
            <text:p>0.03837</text:p>
          </table:table-cell>
          <table:table-cell office:value-type="float" office:value="0.003284">
            <text:p>0.003284</text:p>
          </table:table-cell>
          <table:table-cell office:value-type="float" office:value="0.1691">
            <text:p>0.1691</text:p>
          </table:table-cell>
          <table:table-cell table:number-columns-repeated="3" office:value-type="string">
            <text:p>NA</text:p>
          </table:table-cell>
          <table:table-cell office:value-type="float" office:value="0.2055">
            <text:p>0.2055</text:p>
          </table:table-cell>
          <table:table-cell office:value-type="float" office:value="0.1272">
            <text:p>0.1272</text:p>
          </table:table-cell>
          <table:table-cell office:value-type="float" office:value="0.01785">
            <text:p>0.01785</text:p>
          </table:table-cell>
          <table:table-cell office:value-type="float" office:value="0.01148">
            <text:p>0.01148</text:p>
          </table:table-cell>
          <table:table-cell table:number-columns-repeated="6" office:value-type="string">
            <text:p>NA</text:p>
          </table:table-cell>
          <table:table-cell office:value-type="float" office:value="45.23">
            <text:p>45.23</text:p>
          </table:table-cell>
          <table:table-cell office:value-type="float" office:value="12.85">
            <text:p>12.85</text:p>
          </table:table-cell>
          <table:table-cell office:value-type="float" office:value="10.13">
            <text:p>10.13</text:p>
          </table:table-cell>
          <table:table-cell office:value-type="float" office:value="14.22">
            <text:p>14.22</text:p>
          </table:table-cell>
          <table:table-cell office:value-type="float" office:value="13.61">
            <text:p>13.61</text:p>
          </table:table-cell>
          <table:table-cell office:value-type="float" office:value="3.07">
            <text:p>3.0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76">
            <text:p>0.476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892">
            <text:p>0.289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1">
            <text:p>41</text:p>
          </table:table-cell>
          <table:table-cell office:value-type="float" office:value="1585.471">
            <text:p>1585.471</text:p>
          </table:table-cell>
          <table:table-cell office:value-type="float" office:value="0.1444">
            <text:p>0.1444</text:p>
          </table:table-cell>
          <table:table-cell office:value-type="float" office:value="0.1801">
            <text:p>0.1801</text:p>
          </table:table-cell>
          <table:table-cell office:value-type="float" office:value="0.1983">
            <text:p>0.1983</text:p>
          </table:table-cell>
          <table:table-cell office:value-type="float" office:value="0.1805">
            <text:p>0.1805</text:p>
          </table:table-cell>
          <table:table-cell office:value-type="float" office:value="0.2396">
            <text:p>0.2396</text:p>
          </table:table-cell>
          <table:table-cell office:value-type="float" office:value="0.01005">
            <text:p>0.01005</text:p>
          </table:table-cell>
          <table:table-cell office:value-type="string">
            <text:p>5.73E-005</text:p>
          </table:table-cell>
          <table:table-cell office:value-type="string">
            <text:p>NA</text:p>
          </table:table-cell>
          <table:table-cell office:value-type="float" office:value="0.1529">
            <text:p>0.1529</text:p>
          </table:table-cell>
          <table:table-cell office:value-type="float" office:value="0.04875">
            <text:p>0.04875</text:p>
          </table:table-cell>
          <table:table-cell office:value-type="float" office:value="0.2936">
            <text:p>0.2936</text:p>
          </table:table-cell>
          <table:table-cell office:value-type="float" office:value="0.2245">
            <text:p>0.2245</text:p>
          </table:table-cell>
          <table:table-cell office:value-type="float" office:value="-0.02438">
            <text:p>-0.02438</text:p>
          </table:table-cell>
          <table:table-cell office:value-type="float" office:value="0.03832">
            <text:p>0.03832</text:p>
          </table:table-cell>
          <table:table-cell office:value-type="float" office:value="0.003235">
            <text:p>0.003235</text:p>
          </table:table-cell>
          <table:table-cell office:value-type="float" office:value="0.1694">
            <text:p>0.1694</text:p>
          </table:table-cell>
          <table:table-cell table:number-columns-repeated="3" office:value-type="string">
            <text:p>NA</text:p>
          </table:table-cell>
          <table:table-cell office:value-type="float" office:value="0.2057">
            <text:p>0.2057</text:p>
          </table:table-cell>
          <table:table-cell office:value-type="float" office:value="0.1282">
            <text:p>0.1282</text:p>
          </table:table-cell>
          <table:table-cell office:value-type="float" office:value="0.01806">
            <text:p>0.01806</text:p>
          </table:table-cell>
          <table:table-cell office:value-type="float" office:value="0.01151">
            <text:p>0.01151</text:p>
          </table:table-cell>
          <table:table-cell table:number-columns-repeated="6" office:value-type="string">
            <text:p>NA</text:p>
          </table:table-cell>
          <table:table-cell office:value-type="float" office:value="45.09">
            <text:p>45.09</text:p>
          </table:table-cell>
          <table:table-cell office:value-type="float" office:value="12.68">
            <text:p>12.68</text:p>
          </table:table-cell>
          <table:table-cell office:value-type="float" office:value="10.19">
            <text:p>10.19</text:p>
          </table:table-cell>
          <table:table-cell office:value-type="float" office:value="14.48">
            <text:p>14.48</text:p>
          </table:table-cell>
          <table:table-cell office:value-type="float" office:value="13.75">
            <text:p>13.75</text:p>
          </table:table-cell>
          <table:table-cell office:value-type="float" office:value="2.96">
            <text:p>2.9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743">
            <text:p>0.4743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909">
            <text:p>0.290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2">
            <text:p>42</text:p>
          </table:table-cell>
          <table:table-cell office:value-type="float" office:value="1595.91">
            <text:p>1595.91</text:p>
          </table:table-cell>
          <table:table-cell office:value-type="float" office:value="0.1446">
            <text:p>0.1446</text:p>
          </table:table-cell>
          <table:table-cell office:value-type="float" office:value="0.1732">
            <text:p>0.1732</text:p>
          </table:table-cell>
          <table:table-cell office:value-type="float" office:value="0.1996">
            <text:p>0.1996</text:p>
          </table:table-cell>
          <table:table-cell office:value-type="float" office:value="0.182">
            <text:p>0.182</text:p>
          </table:table-cell>
          <table:table-cell office:value-type="float" office:value="0.2445">
            <text:p>0.2445</text:p>
          </table:table-cell>
          <table:table-cell office:value-type="float" office:value="0.009713">
            <text:p>0.009713</text:p>
          </table:table-cell>
          <table:table-cell office:value-type="string">
            <text:p>5.80E-005</text:p>
          </table:table-cell>
          <table:table-cell office:value-type="string">
            <text:p>NA</text:p>
          </table:table-cell>
          <table:table-cell office:value-type="float" office:value="0.1523">
            <text:p>0.1523</text:p>
          </table:table-cell>
          <table:table-cell office:value-type="float" office:value="0.04713">
            <text:p>0.04713</text:p>
          </table:table-cell>
          <table:table-cell office:value-type="float" office:value="0.2926">
            <text:p>0.2926</text:p>
          </table:table-cell>
          <table:table-cell office:value-type="float" office:value="0.2253">
            <text:p>0.2253</text:p>
          </table:table-cell>
          <table:table-cell office:value-type="float" office:value="-0.0241">
            <text:p>-0.0241</text:p>
          </table:table-cell>
          <table:table-cell office:value-type="float" office:value="0.03827">
            <text:p>0.03827</text:p>
          </table:table-cell>
          <table:table-cell office:value-type="float" office:value="0.003187">
            <text:p>0.003187</text:p>
          </table:table-cell>
          <table:table-cell office:value-type="float" office:value="0.1697">
            <text:p>0.1697</text:p>
          </table:table-cell>
          <table:table-cell table:number-columns-repeated="3" office:value-type="string">
            <text:p>NA</text:p>
          </table:table-cell>
          <table:table-cell office:value-type="float" office:value="0.2058">
            <text:p>0.2058</text:p>
          </table:table-cell>
          <table:table-cell office:value-type="float" office:value="0.1291">
            <text:p>0.1291</text:p>
          </table:table-cell>
          <table:table-cell office:value-type="float" office:value="0.01826">
            <text:p>0.01826</text:p>
          </table:table-cell>
          <table:table-cell office:value-type="float" office:value="0.01154">
            <text:p>0.01154</text:p>
          </table:table-cell>
          <table:table-cell table:number-columns-repeated="6" office:value-type="string">
            <text:p>NA</text:p>
          </table:table-cell>
          <table:table-cell office:value-type="float" office:value="44.95">
            <text:p>44.95</text:p>
          </table:table-cell>
          <table:table-cell office:value-type="float" office:value="12.51">
            <text:p>12.51</text:p>
          </table:table-cell>
          <table:table-cell office:value-type="float" office:value="10.25">
            <text:p>10.25</text:p>
          </table:table-cell>
          <table:table-cell office:value-type="float" office:value="14.73">
            <text:p>14.73</text:p>
          </table:table-cell>
          <table:table-cell office:value-type="float" office:value="13.88">
            <text:p>13.88</text:p>
          </table:table-cell>
          <table:table-cell office:value-type="float" office:value="2.85">
            <text:p>2.85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726">
            <text:p>0.4726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926">
            <text:p>0.292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3">
            <text:p>43</text:p>
          </table:table-cell>
          <table:table-cell office:value-type="float" office:value="1606.152">
            <text:p>1606.152</text:p>
          </table:table-cell>
          <table:table-cell office:value-type="float" office:value="0.1447">
            <text:p>0.1447</text:p>
          </table:table-cell>
          <table:table-cell office:value-type="float" office:value="0.1665">
            <text:p>0.1665</text:p>
          </table:table-cell>
          <table:table-cell office:value-type="float" office:value="0.2008">
            <text:p>0.2008</text:p>
          </table:table-cell>
          <table:table-cell office:value-type="float" office:value="0.1834">
            <text:p>0.1834</text:p>
          </table:table-cell>
          <table:table-cell office:value-type="float" office:value="0.2495">
            <text:p>0.2495</text:p>
          </table:table-cell>
          <table:table-cell office:value-type="float" office:value="0.009393">
            <text:p>0.009393</text:p>
          </table:table-cell>
          <table:table-cell office:value-type="string">
            <text:p>5.87E-005</text:p>
          </table:table-cell>
          <table:table-cell office:value-type="string">
            <text:p>NA</text:p>
          </table:table-cell>
          <table:table-cell office:value-type="float" office:value="0.1516">
            <text:p>0.1516</text:p>
          </table:table-cell>
          <table:table-cell office:value-type="float" office:value="0.04555">
            <text:p>0.04555</text:p>
          </table:table-cell>
          <table:table-cell office:value-type="float" office:value="0.2917">
            <text:p>0.2917</text:p>
          </table:table-cell>
          <table:table-cell office:value-type="float" office:value="0.226">
            <text:p>0.226</text:p>
          </table:table-cell>
          <table:table-cell office:value-type="float" office:value="-0.02383">
            <text:p>-0.02383</text:p>
          </table:table-cell>
          <table:table-cell office:value-type="float" office:value="0.03821">
            <text:p>0.03821</text:p>
          </table:table-cell>
          <table:table-cell office:value-type="float" office:value="0.00314">
            <text:p>0.00314</text:p>
          </table:table-cell>
          <table:table-cell office:value-type="float" office:value="0.1699">
            <text:p>0.1699</text:p>
          </table:table-cell>
          <table:table-cell table:number-columns-repeated="3" office:value-type="string">
            <text:p>NA</text:p>
          </table:table-cell>
          <table:table-cell office:value-type="float" office:value="0.2059">
            <text:p>0.2059</text:p>
          </table:table-cell>
          <table:table-cell office:value-type="float" office:value="0.1301">
            <text:p>0.1301</text:p>
          </table:table-cell>
          <table:table-cell office:value-type="float" office:value="0.01846">
            <text:p>0.01846</text:p>
          </table:table-cell>
          <table:table-cell office:value-type="float" office:value="0.01157">
            <text:p>0.01157</text:p>
          </table:table-cell>
          <table:table-cell table:number-columns-repeated="6" office:value-type="string">
            <text:p>NA</text:p>
          </table:table-cell>
          <table:table-cell office:value-type="float" office:value="44.81">
            <text:p>44.81</text:p>
          </table:table-cell>
          <table:table-cell office:value-type="float" office:value="12.35">
            <text:p>12.35</text:p>
          </table:table-cell>
          <table:table-cell office:value-type="float" office:value="10.3">
            <text:p>10.3</text:p>
          </table:table-cell>
          <table:table-cell office:value-type="float" office:value="14.99">
            <text:p>14.99</text:p>
          </table:table-cell>
          <table:table-cell office:value-type="float" office:value="14">
            <text:p>14</text:p>
          </table:table-cell>
          <table:table-cell office:value-type="float" office:value="2.74">
            <text:p>2.74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709">
            <text:p>0.4709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942">
            <text:p>0.294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4">
            <text:p>44</text:p>
          </table:table-cell>
          <table:table-cell office:value-type="float" office:value="1616.203">
            <text:p>1616.203</text:p>
          </table:table-cell>
          <table:table-cell office:value-type="float" office:value="0.1449">
            <text:p>0.1449</text:p>
          </table:table-cell>
          <table:table-cell office:value-type="float" office:value="0.16">
            <text:p>0.16</text:p>
          </table:table-cell>
          <table:table-cell office:value-type="float" office:value="0.2018">
            <text:p>0.2018</text:p>
          </table:table-cell>
          <table:table-cell office:value-type="float" office:value="0.1846">
            <text:p>0.1846</text:p>
          </table:table-cell>
          <table:table-cell office:value-type="float" office:value="0.2545">
            <text:p>0.2545</text:p>
          </table:table-cell>
          <table:table-cell office:value-type="float" office:value="0.009087">
            <text:p>0.009087</text:p>
          </table:table-cell>
          <table:table-cell office:value-type="string">
            <text:p>5.93E-005</text:p>
          </table:table-cell>
          <table:table-cell office:value-type="string">
            <text:p>NA</text:p>
          </table:table-cell>
          <table:table-cell office:value-type="float" office:value="0.1509">
            <text:p>0.1509</text:p>
          </table:table-cell>
          <table:table-cell office:value-type="float" office:value="0.04401">
            <text:p>0.04401</text:p>
          </table:table-cell>
          <table:table-cell office:value-type="float" office:value="0.2909">
            <text:p>0.2909</text:p>
          </table:table-cell>
          <table:table-cell office:value-type="float" office:value="0.2268">
            <text:p>0.2268</text:p>
          </table:table-cell>
          <table:table-cell office:value-type="float" office:value="-0.02357">
            <text:p>-0.02357</text:p>
          </table:table-cell>
          <table:table-cell office:value-type="float" office:value="0.03815">
            <text:p>0.03815</text:p>
          </table:table-cell>
          <table:table-cell office:value-type="float" office:value="0.003094">
            <text:p>0.003094</text:p>
          </table:table-cell>
          <table:table-cell office:value-type="float" office:value="0.1702">
            <text:p>0.1702</text:p>
          </table:table-cell>
          <table:table-cell table:number-columns-repeated="3" office:value-type="string">
            <text:p>NA</text:p>
          </table:table-cell>
          <table:table-cell office:value-type="float" office:value="0.2061">
            <text:p>0.2061</text:p>
          </table:table-cell>
          <table:table-cell office:value-type="float" office:value="0.131">
            <text:p>0.131</text:p>
          </table:table-cell>
          <table:table-cell office:value-type="float" office:value="0.01866">
            <text:p>0.01866</text:p>
          </table:table-cell>
          <table:table-cell office:value-type="float" office:value="0.0116">
            <text:p>0.0116</text:p>
          </table:table-cell>
          <table:table-cell table:number-columns-repeated="6" office:value-type="string">
            <text:p>NA</text:p>
          </table:table-cell>
          <table:table-cell office:value-type="float" office:value="44.68">
            <text:p>44.68</text:p>
          </table:table-cell>
          <table:table-cell office:value-type="float" office:value="12.2">
            <text:p>12.2</text:p>
          </table:table-cell>
          <table:table-cell office:value-type="float" office:value="10.34">
            <text:p>10.34</text:p>
          </table:table-cell>
          <table:table-cell office:value-type="float" office:value="15.24">
            <text:p>15.24</text:p>
          </table:table-cell>
          <table:table-cell office:value-type="float" office:value="14.12">
            <text:p>14.12</text:p>
          </table:table-cell>
          <table:table-cell office:value-type="float" office:value="2.64">
            <text:p>2.64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694">
            <text:p>0.4694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958">
            <text:p>0.295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5">
            <text:p>45</text:p>
          </table:table-cell>
          <table:table-cell office:value-type="float" office:value="1626.07">
            <text:p>1626.07</text:p>
          </table:table-cell>
          <table:table-cell office:value-type="float" office:value="0.145">
            <text:p>0.145</text:p>
          </table:table-cell>
          <table:table-cell office:value-type="float" office:value="0.1537">
            <text:p>0.1537</text:p>
          </table:table-cell>
          <table:table-cell office:value-type="float" office:value="0.2027">
            <text:p>0.2027</text:p>
          </table:table-cell>
          <table:table-cell office:value-type="float" office:value="0.1858">
            <text:p>0.1858</text:p>
          </table:table-cell>
          <table:table-cell office:value-type="float" office:value="0.2594">
            <text:p>0.2594</text:p>
          </table:table-cell>
          <table:table-cell office:value-type="float" office:value="0.008795">
            <text:p>0.008795</text:p>
          </table:table-cell>
          <table:table-cell office:value-type="string">
            <text:p>5.99E-005</text:p>
          </table:table-cell>
          <table:table-cell office:value-type="string">
            <text:p>NA</text:p>
          </table:table-cell>
          <table:table-cell office:value-type="float" office:value="0.1503">
            <text:p>0.1503</text:p>
          </table:table-cell>
          <table:table-cell office:value-type="float" office:value="0.0425">
            <text:p>0.0425</text:p>
          </table:table-cell>
          <table:table-cell office:value-type="float" office:value="0.29">
            <text:p>0.29</text:p>
          </table:table-cell>
          <table:table-cell office:value-type="float" office:value="0.2276">
            <text:p>0.2276</text:p>
          </table:table-cell>
          <table:table-cell office:value-type="float" office:value="-0.02333">
            <text:p>-0.02333</text:p>
          </table:table-cell>
          <table:table-cell office:value-type="float" office:value="0.0381">
            <text:p>0.0381</text:p>
          </table:table-cell>
          <table:table-cell office:value-type="float" office:value="0.003049">
            <text:p>0.003049</text:p>
          </table:table-cell>
          <table:table-cell office:value-type="float" office:value="0.1704">
            <text:p>0.1704</text:p>
          </table:table-cell>
          <table:table-cell table:number-columns-repeated="3" office:value-type="string">
            <text:p>NA</text:p>
          </table:table-cell>
          <table:table-cell office:value-type="float" office:value="0.2063">
            <text:p>0.2063</text:p>
          </table:table-cell>
          <table:table-cell office:value-type="float" office:value="0.1319">
            <text:p>0.1319</text:p>
          </table:table-cell>
          <table:table-cell office:value-type="float" office:value="0.01885">
            <text:p>0.01885</text:p>
          </table:table-cell>
          <table:table-cell office:value-type="float" office:value="0.01163">
            <text:p>0.01163</text:p>
          </table:table-cell>
          <table:table-cell table:number-columns-repeated="6" office:value-type="string">
            <text:p>NA</text:p>
          </table:table-cell>
          <table:table-cell office:value-type="float" office:value="44.55">
            <text:p>44.55</text:p>
          </table:table-cell>
          <table:table-cell office:value-type="float" office:value="12.05">
            <text:p>12.05</text:p>
          </table:table-cell>
          <table:table-cell office:value-type="float" office:value="10.39">
            <text:p>10.39</text:p>
          </table:table-cell>
          <table:table-cell office:value-type="float" office:value="15.49">
            <text:p>15.49</text:p>
          </table:table-cell>
          <table:table-cell office:value-type="float" office:value="14.22">
            <text:p>14.22</text:p>
          </table:table-cell>
          <table:table-cell office:value-type="float" office:value="2.54">
            <text:p>2.54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678">
            <text:p>0.4678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974">
            <text:p>0.297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6">
            <text:p>46</text:p>
          </table:table-cell>
          <table:table-cell office:value-type="float" office:value="1635.757">
            <text:p>1635.757</text:p>
          </table:table-cell>
          <table:table-cell office:value-type="float" office:value="0.1451">
            <text:p>0.1451</text:p>
          </table:table-cell>
          <table:table-cell office:value-type="float" office:value="0.1476">
            <text:p>0.1476</text:p>
          </table:table-cell>
          <table:table-cell office:value-type="float" office:value="0.2035">
            <text:p>0.2035</text:p>
          </table:table-cell>
          <table:table-cell office:value-type="float" office:value="0.1869">
            <text:p>0.1869</text:p>
          </table:table-cell>
          <table:table-cell office:value-type="float" office:value="0.2644">
            <text:p>0.2644</text:p>
          </table:table-cell>
          <table:table-cell office:value-type="float" office:value="0.008515">
            <text:p>0.008515</text:p>
          </table:table-cell>
          <table:table-cell office:value-type="string">
            <text:p>6.06E-005</text:p>
          </table:table-cell>
          <table:table-cell office:value-type="string">
            <text:p>NA</text:p>
          </table:table-cell>
          <table:table-cell office:value-type="float" office:value="0.1496">
            <text:p>0.1496</text:p>
          </table:table-cell>
          <table:table-cell office:value-type="float" office:value="0.04103">
            <text:p>0.04103</text:p>
          </table:table-cell>
          <table:table-cell office:value-type="float" office:value="0.2893">
            <text:p>0.2893</text:p>
          </table:table-cell>
          <table:table-cell office:value-type="float" office:value="0.2283">
            <text:p>0.2283</text:p>
          </table:table-cell>
          <table:table-cell office:value-type="float" office:value="-0.0231">
            <text:p>-0.0231</text:p>
          </table:table-cell>
          <table:table-cell office:value-type="float" office:value="0.03804">
            <text:p>0.03804</text:p>
          </table:table-cell>
          <table:table-cell office:value-type="float" office:value="0.003004">
            <text:p>0.003004</text:p>
          </table:table-cell>
          <table:table-cell office:value-type="float" office:value="0.1706">
            <text:p>0.1706</text:p>
          </table:table-cell>
          <table:table-cell table:number-columns-repeated="3" office:value-type="string">
            <text:p>NA</text:p>
          </table:table-cell>
          <table:table-cell office:value-type="float" office:value="0.2064">
            <text:p>0.2064</text:p>
          </table:table-cell>
          <table:table-cell office:value-type="float" office:value="0.1328">
            <text:p>0.1328</text:p>
          </table:table-cell>
          <table:table-cell office:value-type="float" office:value="0.01904">
            <text:p>0.01904</text:p>
          </table:table-cell>
          <table:table-cell office:value-type="float" office:value="0.01165">
            <text:p>0.01165</text:p>
          </table:table-cell>
          <table:table-cell table:number-columns-repeated="6" office:value-type="string">
            <text:p>NA</text:p>
          </table:table-cell>
          <table:table-cell office:value-type="float" office:value="44.43">
            <text:p>44.43</text:p>
          </table:table-cell>
          <table:table-cell office:value-type="float" office:value="11.91">
            <text:p>11.91</text:p>
          </table:table-cell>
          <table:table-cell office:value-type="float" office:value="10.43">
            <text:p>10.43</text:p>
          </table:table-cell>
          <table:table-cell office:value-type="float" office:value="15.74">
            <text:p>15.74</text:p>
          </table:table-cell>
          <table:table-cell office:value-type="float" office:value="14.32">
            <text:p>14.32</text:p>
          </table:table-cell>
          <table:table-cell office:value-type="float" office:value="2.44">
            <text:p>2.44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663">
            <text:p>0.4663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2989">
            <text:p>0.298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7">
            <text:p>47</text:p>
          </table:table-cell>
          <table:table-cell office:value-type="float" office:value="1645.27">
            <text:p>1645.27</text:p>
          </table:table-cell>
          <table:table-cell office:value-type="float" office:value="0.1453">
            <text:p>0.1453</text:p>
          </table:table-cell>
          <table:table-cell office:value-type="float" office:value="0.1417">
            <text:p>0.1417</text:p>
          </table:table-cell>
          <table:table-cell office:value-type="float" office:value="0.2041">
            <text:p>0.2041</text:p>
          </table:table-cell>
          <table:table-cell office:value-type="float" office:value="0.1879">
            <text:p>0.1879</text:p>
          </table:table-cell>
          <table:table-cell office:value-type="float" office:value="0.2694">
            <text:p>0.2694</text:p>
          </table:table-cell>
          <table:table-cell office:value-type="float" office:value="0.008247">
            <text:p>0.008247</text:p>
          </table:table-cell>
          <table:table-cell office:value-type="string">
            <text:p>6.12E-005</text:p>
          </table:table-cell>
          <table:table-cell office:value-type="string">
            <text:p>NA</text:p>
          </table:table-cell>
          <table:table-cell office:value-type="float" office:value="0.149">
            <text:p>0.149</text:p>
          </table:table-cell>
          <table:table-cell office:value-type="float" office:value="0.0396">
            <text:p>0.0396</text:p>
          </table:table-cell>
          <table:table-cell office:value-type="float" office:value="0.2885">
            <text:p>0.2885</text:p>
          </table:table-cell>
          <table:table-cell office:value-type="float" office:value="0.229">
            <text:p>0.229</text:p>
          </table:table-cell>
          <table:table-cell office:value-type="float" office:value="-0.02287">
            <text:p>-0.02287</text:p>
          </table:table-cell>
          <table:table-cell office:value-type="float" office:value="0.03798">
            <text:p>0.03798</text:p>
          </table:table-cell>
          <table:table-cell office:value-type="float" office:value="0.002961">
            <text:p>0.002961</text:p>
          </table:table-cell>
          <table:table-cell office:value-type="float" office:value="0.1709">
            <text:p>0.1709</text:p>
          </table:table-cell>
          <table:table-cell table:number-columns-repeated="3" office:value-type="string">
            <text:p>NA</text:p>
          </table:table-cell>
          <table:table-cell office:value-type="float" office:value="0.2066">
            <text:p>0.2066</text:p>
          </table:table-cell>
          <table:table-cell office:value-type="float" office:value="0.1337">
            <text:p>0.1337</text:p>
          </table:table-cell>
          <table:table-cell office:value-type="float" office:value="0.01922">
            <text:p>0.01922</text:p>
          </table:table-cell>
          <table:table-cell office:value-type="float" office:value="0.01168">
            <text:p>0.01168</text:p>
          </table:table-cell>
          <table:table-cell table:number-columns-repeated="6" office:value-type="string">
            <text:p>NA</text:p>
          </table:table-cell>
          <table:table-cell office:value-type="float" office:value="44.31">
            <text:p>44.31</text:p>
          </table:table-cell>
          <table:table-cell office:value-type="float" office:value="11.77">
            <text:p>11.77</text:p>
          </table:table-cell>
          <table:table-cell office:value-type="float" office:value="10.46">
            <text:p>10.46</text:p>
          </table:table-cell>
          <table:table-cell office:value-type="float" office:value="15.99">
            <text:p>15.99</text:p>
          </table:table-cell>
          <table:table-cell office:value-type="float" office:value="14.42">
            <text:p>14.42</text:p>
          </table:table-cell>
          <table:table-cell office:value-type="float" office:value="2.35">
            <text:p>2.3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649">
            <text:p>0.4649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003">
            <text:p>0.300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8">
            <text:p>48</text:p>
          </table:table-cell>
          <table:table-cell office:value-type="float" office:value="1654.615">
            <text:p>1654.615</text:p>
          </table:table-cell>
          <table:table-cell office:value-type="float" office:value="0.1454">
            <text:p>0.1454</text:p>
          </table:table-cell>
          <table:table-cell office:value-type="float" office:value="0.136">
            <text:p>0.136</text:p>
          </table:table-cell>
          <table:table-cell office:value-type="float" office:value="0.2046">
            <text:p>0.2046</text:p>
          </table:table-cell>
          <table:table-cell office:value-type="float" office:value="0.1887">
            <text:p>0.1887</text:p>
          </table:table-cell>
          <table:table-cell office:value-type="float" office:value="0.2743">
            <text:p>0.2743</text:p>
          </table:table-cell>
          <table:table-cell office:value-type="float" office:value="0.00799">
            <text:p>0.00799</text:p>
          </table:table-cell>
          <table:table-cell office:value-type="string">
            <text:p>6.18E-005</text:p>
          </table:table-cell>
          <table:table-cell office:value-type="string">
            <text:p>NA</text:p>
          </table:table-cell>
          <table:table-cell office:value-type="float" office:value="0.1484">
            <text:p>0.1484</text:p>
          </table:table-cell>
          <table:table-cell office:value-type="float" office:value="0.0382">
            <text:p>0.0382</text:p>
          </table:table-cell>
          <table:table-cell office:value-type="float" office:value="0.2878">
            <text:p>0.2878</text:p>
          </table:table-cell>
          <table:table-cell office:value-type="float" office:value="0.2297">
            <text:p>0.2297</text:p>
          </table:table-cell>
          <table:table-cell office:value-type="float" office:value="-0.02266">
            <text:p>-0.02266</text:p>
          </table:table-cell>
          <table:table-cell office:value-type="float" office:value="0.03792">
            <text:p>0.03792</text:p>
          </table:table-cell>
          <table:table-cell office:value-type="float" office:value="0.002919">
            <text:p>0.002919</text:p>
          </table:table-cell>
          <table:table-cell office:value-type="float" office:value="0.1711">
            <text:p>0.1711</text:p>
          </table:table-cell>
          <table:table-cell table:number-columns-repeated="3" office:value-type="string">
            <text:p>NA</text:p>
          </table:table-cell>
          <table:table-cell office:value-type="float" office:value="0.2068">
            <text:p>0.2068</text:p>
          </table:table-cell>
          <table:table-cell office:value-type="float" office:value="0.1346">
            <text:p>0.1346</text:p>
          </table:table-cell>
          <table:table-cell office:value-type="float" office:value="0.0194">
            <text:p>0.0194</text:p>
          </table:table-cell>
          <table:table-cell office:value-type="float" office:value="0.0117">
            <text:p>0.0117</text:p>
          </table:table-cell>
          <table:table-cell table:number-columns-repeated="6" office:value-type="string">
            <text:p>NA</text:p>
          </table:table-cell>
          <table:table-cell office:value-type="float" office:value="44.19">
            <text:p>44.19</text:p>
          </table:table-cell>
          <table:table-cell office:value-type="float" office:value="11.64">
            <text:p>11.64</text:p>
          </table:table-cell>
          <table:table-cell office:value-type="float" office:value="10.5">
            <text:p>10.5</text:p>
          </table:table-cell>
          <table:table-cell office:value-type="float" office:value="16.23">
            <text:p>16.23</text:p>
          </table:table-cell>
          <table:table-cell office:value-type="float" office:value="14.5">
            <text:p>14.5</text:p>
          </table:table-cell>
          <table:table-cell office:value-type="float" office:value="2.25">
            <text:p>2.25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634">
            <text:p>0.4634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017">
            <text:p>0.301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9">
            <text:p>49</text:p>
          </table:table-cell>
          <table:table-cell office:value-type="float" office:value="1663.797">
            <text:p>1663.797</text:p>
          </table:table-cell>
          <table:table-cell office:value-type="float" office:value="0.1456">
            <text:p>0.1456</text:p>
          </table:table-cell>
          <table:table-cell office:value-type="float" office:value="0.1304">
            <text:p>0.1304</text:p>
          </table:table-cell>
          <table:table-cell office:value-type="float" office:value="0.205">
            <text:p>0.205</text:p>
          </table:table-cell>
          <table:table-cell office:value-type="float" office:value="0.1895">
            <text:p>0.1895</text:p>
          </table:table-cell>
          <table:table-cell office:value-type="float" office:value="0.2793">
            <text:p>0.2793</text:p>
          </table:table-cell>
          <table:table-cell office:value-type="float" office:value="0.007743">
            <text:p>0.007743</text:p>
          </table:table-cell>
          <table:table-cell office:value-type="string">
            <text:p>6.25E-005</text:p>
          </table:table-cell>
          <table:table-cell office:value-type="string">
            <text:p>NA</text:p>
          </table:table-cell>
          <table:table-cell office:value-type="float" office:value="0.1477">
            <text:p>0.1477</text:p>
          </table:table-cell>
          <table:table-cell office:value-type="float" office:value="0.03684">
            <text:p>0.03684</text:p>
          </table:table-cell>
          <table:table-cell office:value-type="float" office:value="0.2871">
            <text:p>0.2871</text:p>
          </table:table-cell>
          <table:table-cell office:value-type="float" office:value="0.2304">
            <text:p>0.2304</text:p>
          </table:table-cell>
          <table:table-cell office:value-type="float" office:value="-0.02246">
            <text:p>-0.02246</text:p>
          </table:table-cell>
          <table:table-cell office:value-type="float" office:value="0.03786">
            <text:p>0.03786</text:p>
          </table:table-cell>
          <table:table-cell office:value-type="float" office:value="0.002877">
            <text:p>0.002877</text:p>
          </table:table-cell>
          <table:table-cell office:value-type="float" office:value="0.1713">
            <text:p>0.1713</text:p>
          </table:table-cell>
          <table:table-cell table:number-columns-repeated="3" office:value-type="string">
            <text:p>NA</text:p>
          </table:table-cell>
          <table:table-cell office:value-type="float" office:value="0.207">
            <text:p>0.207</text:p>
          </table:table-cell>
          <table:table-cell office:value-type="float" office:value="0.1354">
            <text:p>0.1354</text:p>
          </table:table-cell>
          <table:table-cell office:value-type="float" office:value="0.01958">
            <text:p>0.01958</text:p>
          </table:table-cell>
          <table:table-cell office:value-type="float" office:value="0.01173">
            <text:p>0.01173</text:p>
          </table:table-cell>
          <table:table-cell table:number-columns-repeated="6" office:value-type="string">
            <text:p>NA</text:p>
          </table:table-cell>
          <table:table-cell office:value-type="float" office:value="44.07">
            <text:p>44.07</text:p>
          </table:table-cell>
          <table:table-cell office:value-type="float" office:value="11.51">
            <text:p>11.51</text:p>
          </table:table-cell>
          <table:table-cell office:value-type="float" office:value="10.53">
            <text:p>10.53</text:p>
          </table:table-cell>
          <table:table-cell office:value-type="float" office:value="16.47">
            <text:p>16.47</text:p>
          </table:table-cell>
          <table:table-cell office:value-type="float" office:value="14.58">
            <text:p>14.58</text:p>
          </table:table-cell>
          <table:table-cell office:value-type="float" office:value="2.16">
            <text:p>2.16</text:p>
          </table:table-cell>
          <table:table-cell office:value-type="float" office:value="0.66">
            <text:p>0.6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621">
            <text:p>0.4621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031">
            <text:p>0.303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0">
            <text:p>50</text:p>
          </table:table-cell>
          <table:table-cell office:value-type="float" office:value="1672.82">
            <text:p>1672.82</text:p>
          </table:table-cell>
          <table:table-cell office:value-type="float" office:value="0.1458">
            <text:p>0.1458</text:p>
          </table:table-cell>
          <table:table-cell office:value-type="float" office:value="0.125">
            <text:p>0.125</text:p>
          </table:table-cell>
          <table:table-cell office:value-type="float" office:value="0.2052">
            <text:p>0.2052</text:p>
          </table:table-cell>
          <table:table-cell office:value-type="float" office:value="0.1902">
            <text:p>0.1902</text:p>
          </table:table-cell>
          <table:table-cell office:value-type="float" office:value="0.2842">
            <text:p>0.2842</text:p>
          </table:table-cell>
          <table:table-cell office:value-type="float" office:value="0.007506">
            <text:p>0.007506</text:p>
          </table:table-cell>
          <table:table-cell office:value-type="string">
            <text:p>6.31E-005</text:p>
          </table:table-cell>
          <table:table-cell office:value-type="string">
            <text:p>NA</text:p>
          </table:table-cell>
          <table:table-cell office:value-type="float" office:value="0.1471">
            <text:p>0.1471</text:p>
          </table:table-cell>
          <table:table-cell office:value-type="float" office:value="0.03551">
            <text:p>0.03551</text:p>
          </table:table-cell>
          <table:table-cell office:value-type="float" office:value="0.2865">
            <text:p>0.2865</text:p>
          </table:table-cell>
          <table:table-cell office:value-type="float" office:value="0.231">
            <text:p>0.231</text:p>
          </table:table-cell>
          <table:table-cell office:value-type="float" office:value="-0.02227">
            <text:p>-0.02227</text:p>
          </table:table-cell>
          <table:table-cell office:value-type="float" office:value="0.0378">
            <text:p>0.0378</text:p>
          </table:table-cell>
          <table:table-cell office:value-type="float" office:value="0.002837">
            <text:p>0.002837</text:p>
          </table:table-cell>
          <table:table-cell office:value-type="float" office:value="0.1715">
            <text:p>0.1715</text:p>
          </table:table-cell>
          <table:table-cell table:number-columns-repeated="3" office:value-type="string">
            <text:p>NA</text:p>
          </table:table-cell>
          <table:table-cell office:value-type="float" office:value="0.2071">
            <text:p>0.2071</text:p>
          </table:table-cell>
          <table:table-cell office:value-type="float" office:value="0.1363">
            <text:p>0.1363</text:p>
          </table:table-cell>
          <table:table-cell office:value-type="float" office:value="0.01975">
            <text:p>0.01975</text:p>
          </table:table-cell>
          <table:table-cell office:value-type="float" office:value="0.01175">
            <text:p>0.01175</text:p>
          </table:table-cell>
          <table:table-cell table:number-columns-repeated="6" office:value-type="string">
            <text:p>NA</text:p>
          </table:table-cell>
          <table:table-cell office:value-type="float" office:value="43.96">
            <text:p>43.96</text:p>
          </table:table-cell>
          <table:table-cell office:value-type="float" office:value="11.39">
            <text:p>11.39</text:p>
          </table:table-cell>
          <table:table-cell office:value-type="float" office:value="10.55">
            <text:p>10.55</text:p>
          </table:table-cell>
          <table:table-cell office:value-type="float" office:value="16.72">
            <text:p>16.72</text:p>
          </table:table-cell>
          <table:table-cell office:value-type="float" office:value="14.66">
            <text:p>14.66</text:p>
          </table:table-cell>
          <table:table-cell office:value-type="float" office:value="2.08">
            <text:p>2.08</text:p>
          </table:table-cell>
          <table:table-cell office:value-type="float" office:value="0.64">
            <text:p>0.6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608">
            <text:p>0.4608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044">
            <text:p>0.304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1">
            <text:p>51</text:p>
          </table:table-cell>
          <table:table-cell office:value-type="float" office:value="1681.69">
            <text:p>1681.69</text:p>
          </table:table-cell>
          <table:table-cell office:value-type="float" office:value="0.1459">
            <text:p>0.1459</text:p>
          </table:table-cell>
          <table:table-cell office:value-type="float" office:value="0.1199">
            <text:p>0.1199</text:p>
          </table:table-cell>
          <table:table-cell office:value-type="float" office:value="0.2054">
            <text:p>0.2054</text:p>
          </table:table-cell>
          <table:table-cell office:value-type="float" office:value="0.1908">
            <text:p>0.1908</text:p>
          </table:table-cell>
          <table:table-cell office:value-type="float" office:value="0.2891">
            <text:p>0.2891</text:p>
          </table:table-cell>
          <table:table-cell office:value-type="float" office:value="0.007279">
            <text:p>0.007279</text:p>
          </table:table-cell>
          <table:table-cell office:value-type="string">
            <text:p>6.37E-005</text:p>
          </table:table-cell>
          <table:table-cell office:value-type="string">
            <text:p>NA</text:p>
          </table:table-cell>
          <table:table-cell office:value-type="float" office:value="0.1465">
            <text:p>0.1465</text:p>
          </table:table-cell>
          <table:table-cell office:value-type="float" office:value="0.03423">
            <text:p>0.03423</text:p>
          </table:table-cell>
          <table:table-cell office:value-type="float" office:value="0.2859">
            <text:p>0.2859</text:p>
          </table:table-cell>
          <table:table-cell office:value-type="float" office:value="0.2317">
            <text:p>0.2317</text:p>
          </table:table-cell>
          <table:table-cell office:value-type="float" office:value="-0.02209">
            <text:p>-0.02209</text:p>
          </table:table-cell>
          <table:table-cell office:value-type="float" office:value="0.03774">
            <text:p>0.03774</text:p>
          </table:table-cell>
          <table:table-cell office:value-type="float" office:value="0.002797">
            <text:p>0.002797</text:p>
          </table:table-cell>
          <table:table-cell office:value-type="float" office:value="0.1717">
            <text:p>0.1717</text:p>
          </table:table-cell>
          <table:table-cell table:number-columns-repeated="3" office:value-type="string">
            <text:p>NA</text:p>
          </table:table-cell>
          <table:table-cell office:value-type="float" office:value="0.2073">
            <text:p>0.2073</text:p>
          </table:table-cell>
          <table:table-cell office:value-type="float" office:value="0.1371">
            <text:p>0.1371</text:p>
          </table:table-cell>
          <table:table-cell office:value-type="float" office:value="0.01991">
            <text:p>0.01991</text:p>
          </table:table-cell>
          <table:table-cell office:value-type="float" office:value="0.01177">
            <text:p>0.01177</text:p>
          </table:table-cell>
          <table:table-cell table:number-columns-repeated="6" office:value-type="string">
            <text:p>NA</text:p>
          </table:table-cell>
          <table:table-cell office:value-type="float" office:value="43.85">
            <text:p>43.85</text:p>
          </table:table-cell>
          <table:table-cell office:value-type="float" office:value="11.27">
            <text:p>11.27</text:p>
          </table:table-cell>
          <table:table-cell office:value-type="float" office:value="10.58">
            <text:p>10.58</text:p>
          </table:table-cell>
          <table:table-cell office:value-type="float" office:value="16.95">
            <text:p>16.95</text:p>
          </table:table-cell>
          <table:table-cell office:value-type="float" office:value="14.72">
            <text:p>14.72</text:p>
          </table:table-cell>
          <table:table-cell office:value-type="float" office:value="1.99">
            <text:p>1.99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595">
            <text:p>0.4595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057">
            <text:p>0.305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2">
            <text:p>52</text:p>
          </table:table-cell>
          <table:table-cell office:value-type="float" office:value="1690.41">
            <text:p>1690.41</text:p>
          </table:table-cell>
          <table:table-cell office:value-type="float" office:value="0.1461">
            <text:p>0.1461</text:p>
          </table:table-cell>
          <table:table-cell office:value-type="float" office:value="0.1148">
            <text:p>0.1148</text:p>
          </table:table-cell>
          <table:table-cell office:value-type="float" office:value="0.2054">
            <text:p>0.2054</text:p>
          </table:table-cell>
          <table:table-cell office:value-type="float" office:value="0.1913">
            <text:p>0.1913</text:p>
          </table:table-cell>
          <table:table-cell office:value-type="float" office:value="0.294">
            <text:p>0.294</text:p>
          </table:table-cell>
          <table:table-cell office:value-type="float" office:value="0.00706">
            <text:p>0.00706</text:p>
          </table:table-cell>
          <table:table-cell office:value-type="string">
            <text:p>6.43E-005</text:p>
          </table:table-cell>
          <table:table-cell office:value-type="string">
            <text:p>NA</text:p>
          </table:table-cell>
          <table:table-cell office:value-type="float" office:value="0.1458">
            <text:p>0.1458</text:p>
          </table:table-cell>
          <table:table-cell office:value-type="float" office:value="0.03297">
            <text:p>0.03297</text:p>
          </table:table-cell>
          <table:table-cell office:value-type="float" office:value="0.2853">
            <text:p>0.2853</text:p>
          </table:table-cell>
          <table:table-cell office:value-type="float" office:value="0.2323">
            <text:p>0.2323</text:p>
          </table:table-cell>
          <table:table-cell office:value-type="float" office:value="-0.02191">
            <text:p>-0.02191</text:p>
          </table:table-cell>
          <table:table-cell office:value-type="float" office:value="0.03767">
            <text:p>0.03767</text:p>
          </table:table-cell>
          <table:table-cell office:value-type="float" office:value="0.002758">
            <text:p>0.002758</text:p>
          </table:table-cell>
          <table:table-cell office:value-type="float" office:value="0.1719">
            <text:p>0.1719</text:p>
          </table:table-cell>
          <table:table-cell table:number-columns-repeated="3" office:value-type="string">
            <text:p>NA</text:p>
          </table:table-cell>
          <table:table-cell office:value-type="float" office:value="0.2075">
            <text:p>0.2075</text:p>
          </table:table-cell>
          <table:table-cell office:value-type="float" office:value="0.1379">
            <text:p>0.1379</text:p>
          </table:table-cell>
          <table:table-cell office:value-type="float" office:value="0.02008">
            <text:p>0.02008</text:p>
          </table:table-cell>
          <table:table-cell office:value-type="float" office:value="0.01179">
            <text:p>0.01179</text:p>
          </table:table-cell>
          <table:table-cell table:number-columns-repeated="6" office:value-type="string">
            <text:p>NA</text:p>
          </table:table-cell>
          <table:table-cell office:value-type="float" office:value="43.75">
            <text:p>43.75</text:p>
          </table:table-cell>
          <table:table-cell office:value-type="float" office:value="11.16">
            <text:p>11.16</text:p>
          </table:table-cell>
          <table:table-cell office:value-type="float" office:value="10.6">
            <text:p>10.6</text:p>
          </table:table-cell>
          <table:table-cell office:value-type="float" office:value="17.19">
            <text:p>17.19</text:p>
          </table:table-cell>
          <table:table-cell office:value-type="float" office:value="14.78">
            <text:p>14.78</text:p>
          </table:table-cell>
          <table:table-cell office:value-type="float" office:value="1.91">
            <text:p>1.91</text:p>
          </table:table-cell>
          <table:table-cell office:value-type="float" office:value="0.61">
            <text:p>0.6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583">
            <text:p>0.4583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069">
            <text:p>0.306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3">
            <text:p>53</text:p>
          </table:table-cell>
          <table:table-cell office:value-type="float" office:value="1698.985">
            <text:p>1698.985</text:p>
          </table:table-cell>
          <table:table-cell office:value-type="float" office:value="0.1463">
            <text:p>0.1463</text:p>
          </table:table-cell>
          <table:table-cell office:value-type="float" office:value="0.11">
            <text:p>0.11</text:p>
          </table:table-cell>
          <table:table-cell office:value-type="float" office:value="0.2053">
            <text:p>0.2053</text:p>
          </table:table-cell>
          <table:table-cell office:value-type="float" office:value="0.1918">
            <text:p>0.1918</text:p>
          </table:table-cell>
          <table:table-cell office:value-type="float" office:value="0.2988">
            <text:p>0.2988</text:p>
          </table:table-cell>
          <table:table-cell office:value-type="float" office:value="0.00685">
            <text:p>0.00685</text:p>
          </table:table-cell>
          <table:table-cell office:value-type="string">
            <text:p>6.49E-005</text:p>
          </table:table-cell>
          <table:table-cell office:value-type="string">
            <text:p>NA</text:p>
          </table:table-cell>
          <table:table-cell office:value-type="float" office:value="0.1452">
            <text:p>0.1452</text:p>
          </table:table-cell>
          <table:table-cell office:value-type="float" office:value="0.03176">
            <text:p>0.03176</text:p>
          </table:table-cell>
          <table:table-cell office:value-type="float" office:value="0.2848">
            <text:p>0.2848</text:p>
          </table:table-cell>
          <table:table-cell office:value-type="float" office:value="0.2329">
            <text:p>0.2329</text:p>
          </table:table-cell>
          <table:table-cell office:value-type="float" office:value="-0.02175">
            <text:p>-0.02175</text:p>
          </table:table-cell>
          <table:table-cell office:value-type="float" office:value="0.03761">
            <text:p>0.03761</text:p>
          </table:table-cell>
          <table:table-cell office:value-type="float" office:value="0.00272">
            <text:p>0.00272</text:p>
          </table:table-cell>
          <table:table-cell office:value-type="float" office:value="0.1722">
            <text:p>0.1722</text:p>
          </table:table-cell>
          <table:table-cell table:number-columns-repeated="3" office:value-type="string">
            <text:p>NA</text:p>
          </table:table-cell>
          <table:table-cell office:value-type="float" office:value="0.2077">
            <text:p>0.2077</text:p>
          </table:table-cell>
          <table:table-cell office:value-type="float" office:value="0.1386">
            <text:p>0.1386</text:p>
          </table:table-cell>
          <table:table-cell office:value-type="float" office:value="0.02024">
            <text:p>0.02024</text:p>
          </table:table-cell>
          <table:table-cell office:value-type="float" office:value="0.01182">
            <text:p>0.01182</text:p>
          </table:table-cell>
          <table:table-cell table:number-columns-repeated="6" office:value-type="string">
            <text:p>NA</text:p>
          </table:table-cell>
          <table:table-cell office:value-type="float" office:value="43.65">
            <text:p>43.65</text:p>
          </table:table-cell>
          <table:table-cell office:value-type="float" office:value="11.05">
            <text:p>11.05</text:p>
          </table:table-cell>
          <table:table-cell office:value-type="float" office:value="10.62">
            <text:p>10.62</text:p>
          </table:table-cell>
          <table:table-cell office:value-type="float" office:value="17.42">
            <text:p>17.42</text:p>
          </table:table-cell>
          <table:table-cell office:value-type="float" office:value="14.84">
            <text:p>14.84</text:p>
          </table:table-cell>
          <table:table-cell office:value-type="float" office:value="1.84">
            <text:p>1.84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571">
            <text:p>0.4571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081">
            <text:p>0.308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4">
            <text:p>54</text:p>
          </table:table-cell>
          <table:table-cell office:value-type="float" office:value="1707.419">
            <text:p>1707.419</text:p>
          </table:table-cell>
          <table:table-cell office:value-type="float" office:value="0.1464">
            <text:p>0.1464</text:p>
          </table:table-cell>
          <table:table-cell office:value-type="float" office:value="0.1053">
            <text:p>0.1053</text:p>
          </table:table-cell>
          <table:table-cell office:value-type="float" office:value="0.2052">
            <text:p>0.2052</text:p>
          </table:table-cell>
          <table:table-cell office:value-type="float" office:value="0.1921">
            <text:p>0.1921</text:p>
          </table:table-cell>
          <table:table-cell office:value-type="float" office:value="0.3037">
            <text:p>0.3037</text:p>
          </table:table-cell>
          <table:table-cell office:value-type="float" office:value="0.006648">
            <text:p>0.006648</text:p>
          </table:table-cell>
          <table:table-cell office:value-type="string">
            <text:p>6.55E-005</text:p>
          </table:table-cell>
          <table:table-cell office:value-type="string">
            <text:p>NA</text:p>
          </table:table-cell>
          <table:table-cell office:value-type="float" office:value="0.1446">
            <text:p>0.1446</text:p>
          </table:table-cell>
          <table:table-cell office:value-type="float" office:value="0.03058">
            <text:p>0.03058</text:p>
          </table:table-cell>
          <table:table-cell office:value-type="float" office:value="0.2843">
            <text:p>0.2843</text:p>
          </table:table-cell>
          <table:table-cell office:value-type="float" office:value="0.2335">
            <text:p>0.2335</text:p>
          </table:table-cell>
          <table:table-cell office:value-type="float" office:value="-0.02159">
            <text:p>-0.02159</text:p>
          </table:table-cell>
          <table:table-cell office:value-type="float" office:value="0.03755">
            <text:p>0.03755</text:p>
          </table:table-cell>
          <table:table-cell office:value-type="float" office:value="0.002683">
            <text:p>0.002683</text:p>
          </table:table-cell>
          <table:table-cell office:value-type="float" office:value="0.1723">
            <text:p>0.1723</text:p>
          </table:table-cell>
          <table:table-cell table:number-columns-repeated="3" office:value-type="string">
            <text:p>NA</text:p>
          </table:table-cell>
          <table:table-cell office:value-type="float" office:value="0.2079">
            <text:p>0.2079</text:p>
          </table:table-cell>
          <table:table-cell office:value-type="float" office:value="0.1394">
            <text:p>0.1394</text:p>
          </table:table-cell>
          <table:table-cell office:value-type="float" office:value="0.02039">
            <text:p>0.02039</text:p>
          </table:table-cell>
          <table:table-cell office:value-type="float" office:value="0.01184">
            <text:p>0.01184</text:p>
          </table:table-cell>
          <table:table-cell table:number-columns-repeated="6" office:value-type="string">
            <text:p>NA</text:p>
          </table:table-cell>
          <table:table-cell office:value-type="float" office:value="43.55">
            <text:p>43.55</text:p>
          </table:table-cell>
          <table:table-cell office:value-type="float" office:value="10.94">
            <text:p>10.94</text:p>
          </table:table-cell>
          <table:table-cell office:value-type="float" office:value="10.63">
            <text:p>10.63</text:p>
          </table:table-cell>
          <table:table-cell office:value-type="float" office:value="17.66">
            <text:p>17.66</text:p>
          </table:table-cell>
          <table:table-cell office:value-type="float" office:value="14.88">
            <text:p>14.88</text:p>
          </table:table-cell>
          <table:table-cell office:value-type="float" office:value="1.76">
            <text:p>1.76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559">
            <text:p>0.4559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092">
            <text:p>0.309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5">
            <text:p>55</text:p>
          </table:table-cell>
          <table:table-cell office:value-type="float" office:value="1715.716">
            <text:p>1715.716</text:p>
          </table:table-cell>
          <table:table-cell office:value-type="float" office:value="0.1466">
            <text:p>0.1466</text:p>
          </table:table-cell>
          <table:table-cell office:value-type="float" office:value="0.1008">
            <text:p>0.1008</text:p>
          </table:table-cell>
          <table:table-cell office:value-type="float" office:value="0.2049">
            <text:p>0.2049</text:p>
          </table:table-cell>
          <table:table-cell office:value-type="float" office:value="0.1924">
            <text:p>0.1924</text:p>
          </table:table-cell>
          <table:table-cell office:value-type="float" office:value="0.3085">
            <text:p>0.3085</text:p>
          </table:table-cell>
          <table:table-cell office:value-type="float" office:value="0.006453">
            <text:p>0.006453</text:p>
          </table:table-cell>
          <table:table-cell office:value-type="string">
            <text:p>6.61E-005</text:p>
          </table:table-cell>
          <table:table-cell office:value-type="string">
            <text:p>NA</text:p>
          </table:table-cell>
          <table:table-cell office:value-type="float" office:value="0.144">
            <text:p>0.144</text:p>
          </table:table-cell>
          <table:table-cell office:value-type="float" office:value="0.02944">
            <text:p>0.02944</text:p>
          </table:table-cell>
          <table:table-cell office:value-type="float" office:value="0.2838">
            <text:p>0.2838</text:p>
          </table:table-cell>
          <table:table-cell office:value-type="float" office:value="0.2341">
            <text:p>0.2341</text:p>
          </table:table-cell>
          <table:table-cell office:value-type="float" office:value="-0.02144">
            <text:p>-0.02144</text:p>
          </table:table-cell>
          <table:table-cell office:value-type="float" office:value="0.03749">
            <text:p>0.03749</text:p>
          </table:table-cell>
          <table:table-cell office:value-type="float" office:value="0.002646">
            <text:p>0.002646</text:p>
          </table:table-cell>
          <table:table-cell office:value-type="float" office:value="0.1725">
            <text:p>0.1725</text:p>
          </table:table-cell>
          <table:table-cell table:number-columns-repeated="3" office:value-type="string">
            <text:p>NA</text:p>
          </table:table-cell>
          <table:table-cell office:value-type="float" office:value="0.2081">
            <text:p>0.2081</text:p>
          </table:table-cell>
          <table:table-cell office:value-type="float" office:value="0.1402">
            <text:p>0.1402</text:p>
          </table:table-cell>
          <table:table-cell office:value-type="float" office:value="0.02055">
            <text:p>0.02055</text:p>
          </table:table-cell>
          <table:table-cell office:value-type="float" office:value="0.01186">
            <text:p>0.01186</text:p>
          </table:table-cell>
          <table:table-cell table:number-columns-repeated="6" office:value-type="string">
            <text:p>NA</text:p>
          </table:table-cell>
          <table:table-cell office:value-type="float" office:value="43.45">
            <text:p>43.45</text:p>
          </table:table-cell>
          <table:table-cell office:value-type="float" office:value="10.85">
            <text:p>10.85</text:p>
          </table:table-cell>
          <table:table-cell office:value-type="float" office:value="10.64">
            <text:p>10.64</text:p>
          </table:table-cell>
          <table:table-cell office:value-type="float" office:value="17.88">
            <text:p>17.88</text:p>
          </table:table-cell>
          <table:table-cell office:value-type="float" office:value="14.93">
            <text:p>14.93</text:p>
          </table:table-cell>
          <table:table-cell office:value-type="float" office:value="1.69">
            <text:p>1.69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548">
            <text:p>0.4548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104">
            <text:p>0.310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6">
            <text:p>56</text:p>
          </table:table-cell>
          <table:table-cell office:value-type="float" office:value="1723.88">
            <text:p>1723.88</text:p>
          </table:table-cell>
          <table:table-cell office:value-type="float" office:value="0.1468">
            <text:p>0.1468</text:p>
          </table:table-cell>
          <table:table-cell office:value-type="float" office:value="0.09651">
            <text:p>0.09651</text:p>
          </table:table-cell>
          <table:table-cell office:value-type="float" office:value="0.2046">
            <text:p>0.2046</text:p>
          </table:table-cell>
          <table:table-cell office:value-type="float" office:value="0.1926">
            <text:p>0.1926</text:p>
          </table:table-cell>
          <table:table-cell office:value-type="float" office:value="0.3133">
            <text:p>0.3133</text:p>
          </table:table-cell>
          <table:table-cell office:value-type="float" office:value="0.006266">
            <text:p>0.006266</text:p>
          </table:table-cell>
          <table:table-cell office:value-type="string">
            <text:p>6.67E-005</text:p>
          </table:table-cell>
          <table:table-cell office:value-type="string">
            <text:p>NA</text:p>
          </table:table-cell>
          <table:table-cell office:value-type="float" office:value="0.1434">
            <text:p>0.1434</text:p>
          </table:table-cell>
          <table:table-cell office:value-type="float" office:value="0.02834">
            <text:p>0.02834</text:p>
          </table:table-cell>
          <table:table-cell office:value-type="float" office:value="0.2834">
            <text:p>0.2834</text:p>
          </table:table-cell>
          <table:table-cell office:value-type="float" office:value="0.2346">
            <text:p>0.2346</text:p>
          </table:table-cell>
          <table:table-cell office:value-type="float" office:value="-0.02129">
            <text:p>-0.02129</text:p>
          </table:table-cell>
          <table:table-cell office:value-type="float" office:value="0.03743">
            <text:p>0.03743</text:p>
          </table:table-cell>
          <table:table-cell office:value-type="float" office:value="0.00261">
            <text:p>0.00261</text:p>
          </table:table-cell>
          <table:table-cell office:value-type="float" office:value="0.1727">
            <text:p>0.1727</text:p>
          </table:table-cell>
          <table:table-cell table:number-columns-repeated="3" office:value-type="string">
            <text:p>NA</text:p>
          </table:table-cell>
          <table:table-cell office:value-type="float" office:value="0.2084">
            <text:p>0.2084</text:p>
          </table:table-cell>
          <table:table-cell office:value-type="float" office:value="0.1409">
            <text:p>0.1409</text:p>
          </table:table-cell>
          <table:table-cell office:value-type="float" office:value="0.0207">
            <text:p>0.0207</text:p>
          </table:table-cell>
          <table:table-cell office:value-type="float" office:value="0.01188">
            <text:p>0.01188</text:p>
          </table:table-cell>
          <table:table-cell table:number-columns-repeated="6" office:value-type="string">
            <text:p>NA</text:p>
          </table:table-cell>
          <table:table-cell office:value-type="float" office:value="43.35">
            <text:p>43.35</text:p>
          </table:table-cell>
          <table:table-cell office:value-type="float" office:value="10.75">
            <text:p>10.75</text:p>
          </table:table-cell>
          <table:table-cell office:value-type="float" office:value="10.65">
            <text:p>10.65</text:p>
          </table:table-cell>
          <table:table-cell office:value-type="float" office:value="18.11">
            <text:p>18.11</text:p>
          </table:table-cell>
          <table:table-cell office:value-type="float" office:value="14.96">
            <text:p>14.96</text:p>
          </table:table-cell>
          <table:table-cell office:value-type="float" office:value="1.62">
            <text:p>1.62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538">
            <text:p>0.4538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114">
            <text:p>0.311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7">
            <text:p>57</text:p>
          </table:table-cell>
          <table:table-cell office:value-type="float" office:value="1731.914">
            <text:p>1731.914</text:p>
          </table:table-cell>
          <table:table-cell office:value-type="float" office:value="0.147">
            <text:p>0.147</text:p>
          </table:table-cell>
          <table:table-cell office:value-type="float" office:value="0.09234">
            <text:p>0.09234</text:p>
          </table:table-cell>
          <table:table-cell office:value-type="float" office:value="0.2042">
            <text:p>0.2042</text:p>
          </table:table-cell>
          <table:table-cell office:value-type="float" office:value="0.1927">
            <text:p>0.1927</text:p>
          </table:table-cell>
          <table:table-cell office:value-type="float" office:value="0.318">
            <text:p>0.318</text:p>
          </table:table-cell>
          <table:table-cell office:value-type="float" office:value="0.006085">
            <text:p>0.006085</text:p>
          </table:table-cell>
          <table:table-cell office:value-type="string">
            <text:p>6.73E-005</text:p>
          </table:table-cell>
          <table:table-cell office:value-type="string">
            <text:p>NA</text:p>
          </table:table-cell>
          <table:table-cell office:value-type="float" office:value="0.1428">
            <text:p>0.1428</text:p>
          </table:table-cell>
          <table:table-cell office:value-type="float" office:value="0.02726">
            <text:p>0.02726</text:p>
          </table:table-cell>
          <table:table-cell office:value-type="float" office:value="0.283">
            <text:p>0.283</text:p>
          </table:table-cell>
          <table:table-cell office:value-type="float" office:value="0.2351">
            <text:p>0.2351</text:p>
          </table:table-cell>
          <table:table-cell office:value-type="float" office:value="-0.02116">
            <text:p>-0.02116</text:p>
          </table:table-cell>
          <table:table-cell office:value-type="float" office:value="0.03736">
            <text:p>0.03736</text:p>
          </table:table-cell>
          <table:table-cell office:value-type="float" office:value="0.002575">
            <text:p>0.002575</text:p>
          </table:table-cell>
          <table:table-cell office:value-type="float" office:value="0.1729">
            <text:p>0.1729</text:p>
          </table:table-cell>
          <table:table-cell table:number-columns-repeated="3" office:value-type="string">
            <text:p>NA</text:p>
          </table:table-cell>
          <table:table-cell office:value-type="float" office:value="0.2086">
            <text:p>0.2086</text:p>
          </table:table-cell>
          <table:table-cell office:value-type="float" office:value="0.1416">
            <text:p>0.1416</text:p>
          </table:table-cell>
          <table:table-cell office:value-type="float" office:value="0.02084">
            <text:p>0.02084</text:p>
          </table:table-cell>
          <table:table-cell office:value-type="float" office:value="0.0119">
            <text:p>0.0119</text:p>
          </table:table-cell>
          <table:table-cell table:number-columns-repeated="6" office:value-type="string">
            <text:p>NA</text:p>
          </table:table-cell>
          <table:table-cell office:value-type="float" office:value="43.26">
            <text:p>43.26</text:p>
          </table:table-cell>
          <table:table-cell table:number-columns-repeated="2" office:value-type="float" office:value="10.66">
            <text:p>10.66</text:p>
          </table:table-cell>
          <table:table-cell office:value-type="float" office:value="18.33">
            <text:p>18.33</text:p>
          </table:table-cell>
          <table:table-cell office:value-type="float" office:value="14.99">
            <text:p>14.99</text:p>
          </table:table-cell>
          <table:table-cell office:value-type="float" office:value="1.55">
            <text:p>1.55</text:p>
          </table:table-cell>
          <table:table-cell office:value-type="float" office:value="0.53">
            <text:p>0.5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527">
            <text:p>0.4527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125">
            <text:p>0.312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8">
            <text:p>58</text:p>
          </table:table-cell>
          <table:table-cell office:value-type="float" office:value="1739.823">
            <text:p>1739.823</text:p>
          </table:table-cell>
          <table:table-cell office:value-type="float" office:value="0.1472">
            <text:p>0.1472</text:p>
          </table:table-cell>
          <table:table-cell office:value-type="float" office:value="0.08832">
            <text:p>0.08832</text:p>
          </table:table-cell>
          <table:table-cell office:value-type="float" office:value="0.2037">
            <text:p>0.2037</text:p>
          </table:table-cell>
          <table:table-cell office:value-type="float" office:value="0.1928">
            <text:p>0.1928</text:p>
          </table:table-cell>
          <table:table-cell office:value-type="float" office:value="0.3228">
            <text:p>0.3228</text:p>
          </table:table-cell>
          <table:table-cell office:value-type="float" office:value="0.005911">
            <text:p>0.005911</text:p>
          </table:table-cell>
          <table:table-cell office:value-type="string">
            <text:p>6.79E-005</text:p>
          </table:table-cell>
          <table:table-cell office:value-type="string">
            <text:p>NA</text:p>
          </table:table-cell>
          <table:table-cell office:value-type="float" office:value="0.1422">
            <text:p>0.1422</text:p>
          </table:table-cell>
          <table:table-cell office:value-type="float" office:value="0.02623">
            <text:p>0.02623</text:p>
          </table:table-cell>
          <table:table-cell office:value-type="float" office:value="0.2826">
            <text:p>0.2826</text:p>
          </table:table-cell>
          <table:table-cell office:value-type="float" office:value="0.2357">
            <text:p>0.2357</text:p>
          </table:table-cell>
          <table:table-cell office:value-type="float" office:value="-0.02103">
            <text:p>-0.02103</text:p>
          </table:table-cell>
          <table:table-cell office:value-type="float" office:value="0.0373">
            <text:p>0.0373</text:p>
          </table:table-cell>
          <table:table-cell office:value-type="float" office:value="0.002541">
            <text:p>0.002541</text:p>
          </table:table-cell>
          <table:table-cell office:value-type="float" office:value="0.1731">
            <text:p>0.1731</text:p>
          </table:table-cell>
          <table:table-cell table:number-columns-repeated="3" office:value-type="string">
            <text:p>NA</text:p>
          </table:table-cell>
          <table:table-cell office:value-type="float" office:value="0.2088">
            <text:p>0.2088</text:p>
          </table:table-cell>
          <table:table-cell office:value-type="float" office:value="0.1423">
            <text:p>0.1423</text:p>
          </table:table-cell>
          <table:table-cell office:value-type="float" office:value="0.02098">
            <text:p>0.02098</text:p>
          </table:table-cell>
          <table:table-cell office:value-type="float" office:value="0.01192">
            <text:p>0.01192</text:p>
          </table:table-cell>
          <table:table-cell table:number-columns-repeated="6" office:value-type="string">
            <text:p>NA</text:p>
          </table:table-cell>
          <table:table-cell office:value-type="float" office:value="43.17">
            <text:p>43.17</text:p>
          </table:table-cell>
          <table:table-cell office:value-type="float" office:value="10.58">
            <text:p>10.58</text:p>
          </table:table-cell>
          <table:table-cell office:value-type="float" office:value="10.67">
            <text:p>10.67</text:p>
          </table:table-cell>
          <table:table-cell office:value-type="float" office:value="18.56">
            <text:p>18.56</text:p>
          </table:table-cell>
          <table:table-cell office:value-type="float" office:value="15.02">
            <text:p>15.02</text:p>
          </table:table-cell>
          <table:table-cell office:value-type="float" office:value="1.48">
            <text:p>1.48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517">
            <text:p>0.4517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134">
            <text:p>0.313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9">
            <text:p>59</text:p>
          </table:table-cell>
          <table:table-cell office:value-type="float" office:value="1747.61">
            <text:p>1747.61</text:p>
          </table:table-cell>
          <table:table-cell office:value-type="float" office:value="0.1474">
            <text:p>0.1474</text:p>
          </table:table-cell>
          <table:table-cell office:value-type="float" office:value="0.08445">
            <text:p>0.08445</text:p>
          </table:table-cell>
          <table:table-cell office:value-type="float" office:value="0.2031">
            <text:p>0.2031</text:p>
          </table:table-cell>
          <table:table-cell office:value-type="float" office:value="0.1928">
            <text:p>0.1928</text:p>
          </table:table-cell>
          <table:table-cell office:value-type="float" office:value="0.3274">
            <text:p>0.3274</text:p>
          </table:table-cell>
          <table:table-cell office:value-type="float" office:value="0.005744">
            <text:p>0.005744</text:p>
          </table:table-cell>
          <table:table-cell office:value-type="string">
            <text:p>6.85E-005</text:p>
          </table:table-cell>
          <table:table-cell office:value-type="string">
            <text:p>NA</text:p>
          </table:table-cell>
          <table:table-cell office:value-type="float" office:value="0.1416">
            <text:p>0.1416</text:p>
          </table:table-cell>
          <table:table-cell office:value-type="float" office:value="0.02523">
            <text:p>0.02523</text:p>
          </table:table-cell>
          <table:table-cell office:value-type="float" office:value="0.2823">
            <text:p>0.2823</text:p>
          </table:table-cell>
          <table:table-cell office:value-type="float" office:value="0.2361">
            <text:p>0.2361</text:p>
          </table:table-cell>
          <table:table-cell office:value-type="float" office:value="-0.0209">
            <text:p>-0.0209</text:p>
          </table:table-cell>
          <table:table-cell office:value-type="float" office:value="0.03724">
            <text:p>0.03724</text:p>
          </table:table-cell>
          <table:table-cell office:value-type="float" office:value="0.002507">
            <text:p>0.002507</text:p>
          </table:table-cell>
          <table:table-cell office:value-type="float" office:value="0.1733">
            <text:p>0.1733</text:p>
          </table:table-cell>
          <table:table-cell table:number-columns-repeated="3" office:value-type="string">
            <text:p>NA</text:p>
          </table:table-cell>
          <table:table-cell office:value-type="float" office:value="0.209">
            <text:p>0.209</text:p>
          </table:table-cell>
          <table:table-cell office:value-type="float" office:value="0.143">
            <text:p>0.143</text:p>
          </table:table-cell>
          <table:table-cell office:value-type="float" office:value="0.02112">
            <text:p>0.02112</text:p>
          </table:table-cell>
          <table:table-cell office:value-type="float" office:value="0.01194">
            <text:p>0.01194</text:p>
          </table:table-cell>
          <table:table-cell table:number-columns-repeated="6" office:value-type="string">
            <text:p>NA</text:p>
          </table:table-cell>
          <table:table-cell office:value-type="float" office:value="43.09">
            <text:p>43.09</text:p>
          </table:table-cell>
          <table:table-cell office:value-type="float" office:value="10.5">
            <text:p>10.5</text:p>
          </table:table-cell>
          <table:table-cell office:value-type="float" office:value="10.67">
            <text:p>10.67</text:p>
          </table:table-cell>
          <table:table-cell office:value-type="float" office:value="18.77">
            <text:p>18.77</text:p>
          </table:table-cell>
          <table:table-cell office:value-type="float" office:value="15.04">
            <text:p>15.04</text:p>
          </table:table-cell>
          <table:table-cell office:value-type="float" office:value="1.42">
            <text:p>1.42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508">
            <text:p>0.4508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144">
            <text:p>0.314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60">
            <text:p>60</text:p>
          </table:table-cell>
          <table:table-cell office:value-type="float" office:value="1755.278">
            <text:p>1755.278</text:p>
          </table:table-cell>
          <table:table-cell office:value-type="float" office:value="0.1477">
            <text:p>0.1477</text:p>
          </table:table-cell>
          <table:table-cell office:value-type="float" office:value="0.08073">
            <text:p>0.08073</text:p>
          </table:table-cell>
          <table:table-cell office:value-type="float" office:value="0.2025">
            <text:p>0.2025</text:p>
          </table:table-cell>
          <table:table-cell office:value-type="float" office:value="0.1927">
            <text:p>0.1927</text:p>
          </table:table-cell>
          <table:table-cell office:value-type="float" office:value="0.3321">
            <text:p>0.3321</text:p>
          </table:table-cell>
          <table:table-cell office:value-type="float" office:value="0.005582">
            <text:p>0.005582</text:p>
          </table:table-cell>
          <table:table-cell office:value-type="string">
            <text:p>6.91E-005</text:p>
          </table:table-cell>
          <table:table-cell office:value-type="string">
            <text:p>NA</text:p>
          </table:table-cell>
          <table:table-cell office:value-type="float" office:value="0.141">
            <text:p>0.141</text:p>
          </table:table-cell>
          <table:table-cell office:value-type="float" office:value="0.02426">
            <text:p>0.02426</text:p>
          </table:table-cell>
          <table:table-cell office:value-type="float" office:value="0.282">
            <text:p>0.282</text:p>
          </table:table-cell>
          <table:table-cell office:value-type="float" office:value="0.2366">
            <text:p>0.2366</text:p>
          </table:table-cell>
          <table:table-cell office:value-type="float" office:value="-0.02078">
            <text:p>-0.02078</text:p>
          </table:table-cell>
          <table:table-cell office:value-type="float" office:value="0.03717">
            <text:p>0.03717</text:p>
          </table:table-cell>
          <table:table-cell office:value-type="float" office:value="0.002474">
            <text:p>0.002474</text:p>
          </table:table-cell>
          <table:table-cell office:value-type="float" office:value="0.1735">
            <text:p>0.1735</text:p>
          </table:table-cell>
          <table:table-cell table:number-columns-repeated="3" office:value-type="string">
            <text:p>NA</text:p>
          </table:table-cell>
          <table:table-cell office:value-type="float" office:value="0.2092">
            <text:p>0.2092</text:p>
          </table:table-cell>
          <table:table-cell office:value-type="float" office:value="0.1437">
            <text:p>0.1437</text:p>
          </table:table-cell>
          <table:table-cell office:value-type="float" office:value="0.02126">
            <text:p>0.02126</text:p>
          </table:table-cell>
          <table:table-cell office:value-type="float" office:value="0.01196">
            <text:p>0.01196</text:p>
          </table:table-cell>
          <table:table-cell table:number-columns-repeated="6" office:value-type="string">
            <text:p>NA</text:p>
          </table:table-cell>
          <table:table-cell office:value-type="float" office:value="43">
            <text:p>43</text:p>
          </table:table-cell>
          <table:table-cell office:value-type="float" office:value="10.42">
            <text:p>10.42</text:p>
          </table:table-cell>
          <table:table-cell office:value-type="float" office:value="10.68">
            <text:p>10.68</text:p>
          </table:table-cell>
          <table:table-cell office:value-type="float" office:value="18.99">
            <text:p>18.99</text:p>
          </table:table-cell>
          <table:table-cell office:value-type="float" office:value="15.06">
            <text:p>15.06</text:p>
          </table:table-cell>
          <table:table-cell office:value-type="float" office:value="1.36">
            <text:p>1.36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float" office:value="0.4499">
            <text:p>0.4499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3153">
            <text:p>0.315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0.001">
            <text:p>0.001</text:p>
          </table:table-cell>
          <table:table-cell office:value-type="float" office:value="1064.296">
            <text:p>1064.296</text:p>
          </table:table-cell>
          <table:table-cell office:value-type="float" office:value="0.08874">
            <text:p>0.08874</text:p>
          </table:table-cell>
          <table:table-cell office:value-type="float" office:value="0.1331">
            <text:p>0.1331</text:p>
          </table:table-cell>
          <table:table-cell office:value-type="float" office:value="0.1323">
            <text:p>0.1323</text:p>
          </table:table-cell>
          <table:table-cell office:value-type="float" office:value="0.1214">
            <text:p>0.1214</text:p>
          </table:table-cell>
          <table:table-cell office:value-type="float" office:value="0.1252">
            <text:p>0.1252</text:p>
          </table:table-cell>
          <table:table-cell office:value-type="float" office:value="0.1154">
            <text:p>0.1154</text:p>
          </table:table-cell>
          <table:table-cell table:style-name="Default" office:value-type="float" office:value="0.002405">
            <text:p>0.002405</text:p>
          </table:table-cell>
          <table:table-cell office:value-type="float" office:value="0.6155">
            <text:p>0.6155</text:p>
          </table:table-cell>
          <table:table-cell office:value-type="float" office:value="0.1612">
            <text:p>0.1612</text:p>
          </table:table-cell>
          <table:table-cell office:value-type="float" office:value="0.01725">
            <text:p>0.01725</text:p>
          </table:table-cell>
          <table:table-cell office:value-type="float" office:value="0.169">
            <text:p>0.169</text:p>
          </table:table-cell>
          <table:table-cell office:value-type="float" office:value="0.05069">
            <text:p>0.05069</text:p>
          </table:table-cell>
          <table:table-cell office:value-type="float" office:value="-0.0362">
            <text:p>-0.0362</text:p>
          </table:table-cell>
          <table:table-cell office:value-type="float" office:value="0.02046">
            <text:p>0.02046</text:p>
          </table:table-cell>
          <table:table-cell office:value-type="float" office:value="0.02187">
            <text:p>0.02187</text:p>
          </table:table-cell>
          <table:table-cell office:value-type="float" office:value="0.1685">
            <text:p>0.1685</text:p>
          </table:table-cell>
          <table:table-cell table:number-columns-repeated="7" office:value-type="string">
            <text:p>NA</text:p>
          </table:table-cell>
          <table:table-cell office:value-type="float" office:value="0.1641">
            <text:p>0.1641</text:p>
          </table:table-cell>
          <table:table-cell office:value-type="float" office:value="0.1031">
            <text:p>0.1031</text:p>
          </table:table-cell>
          <table:table-cell office:value-type="float" office:value="0.08993">
            <text:p>0.08993</text:p>
          </table:table-cell>
          <table:table-cell office:value-type="float" office:value="-0.07617">
            <text:p>-0.07617</text:p>
          </table:table-cell>
          <table:table-cell office:value-type="float" office:value="0.06223">
            <text:p>0.06223</text:p>
          </table:table-cell>
          <table:table-cell office:value-type="float" office:value="0.01536">
            <text:p>0.01536</text:p>
          </table:table-cell>
          <table:table-cell office:value-type="float" office:value="50.54">
            <text:p>50.54</text:p>
          </table:table-cell>
          <table:table-cell office:value-type="float" office:value="9.32">
            <text:p>9.32</text:p>
          </table:table-cell>
          <table:table-cell office:value-type="float" office:value="7.3">
            <text:p>7.3</text:p>
          </table:table-cell>
          <table:table-cell office:value-type="float" office:value="9.08">
            <text:p>9.08</text:p>
          </table:table-cell>
          <table:table-cell office:value-type="float" office:value="10.27">
            <text:p>10.27</text:p>
          </table:table-cell>
          <table:table-cell office:value-type="float" office:value="2.43">
            <text:p>2.43</text:p>
          </table:table-cell>
          <table:table-cell office:value-type="float" office:value="10.85">
            <text:p>10.85</text:p>
          </table:table-cell>
          <table:table-cell office:value-type="float" office:value="0.22">
            <text:p>0.22</text:p>
          </table:table-cell>
          <table:table-cell office:value-type="float" office:value="0.05">
            <text:p>0.05</text:p>
          </table:table-cell>
          <table:table-cell office:value-type="float" office:value="0.304">
            <text:p>0.304</text:p>
          </table:table-cell>
          <table:table-cell office:value-type="float" office:value="0.1521">
            <text:p>0.1521</text:p>
          </table:table-cell>
          <table:table-cell office:value-type="float" office:value="0.4132">
            <text:p>0.4132</text:p>
          </table:table-cell>
          <table:table-cell table:number-columns-repeated="2" office:value-type="string">
            <text:p>NA</text:p>
          </table:table-cell>
          <table:table-cell office:value-type="float" office:value="0.08068">
            <text:p>0.08068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1.001">
            <text:p>1.001</text:p>
          </table:table-cell>
          <table:table-cell office:value-type="float" office:value="1081.394">
            <text:p>1081.394</text:p>
          </table:table-cell>
          <table:table-cell office:value-type="float" office:value="0.09866">
            <text:p>0.09866</text:p>
          </table:table-cell>
          <table:table-cell office:value-type="float" office:value="0.1455">
            <text:p>0.1455</text:p>
          </table:table-cell>
          <table:table-cell office:value-type="float" office:value="0.141">
            <text:p>0.141</text:p>
          </table:table-cell>
          <table:table-cell office:value-type="float" office:value="0.1247">
            <text:p>0.1247</text:p>
          </table:table-cell>
          <table:table-cell office:value-type="float" office:value="0.1223">
            <text:p>0.1223</text:p>
          </table:table-cell>
          <table:table-cell office:value-type="float" office:value="0.1088">
            <text:p>0.1088</text:p>
          </table:table-cell>
          <table:table-cell table:style-name="Default" office:value-type="float" office:value="0.0021">
            <text:p>0.0021</text:p>
          </table:table-cell>
          <table:table-cell office:value-type="float" office:value="0.6152">
            <text:p>0.6152</text:p>
          </table:table-cell>
          <table:table-cell office:value-type="float" office:value="0.1616">
            <text:p>0.1616</text:p>
          </table:table-cell>
          <table:table-cell office:value-type="float" office:value="0.0208">
            <text:p>0.0208</text:p>
          </table:table-cell>
          <table:table-cell office:value-type="float" office:value="0.1737">
            <text:p>0.1737</text:p>
          </table:table-cell>
          <table:table-cell office:value-type="float" office:value="0.05357">
            <text:p>0.05357</text:p>
          </table:table-cell>
          <table:table-cell office:value-type="float" office:value="-0.03623">
            <text:p>-0.03623</text:p>
          </table:table-cell>
          <table:table-cell office:value-type="float" office:value="0.02218">
            <text:p>0.02218</text:p>
          </table:table-cell>
          <table:table-cell office:value-type="float" office:value="0.02129">
            <text:p>0.02129</text:p>
          </table:table-cell>
          <table:table-cell office:value-type="float" office:value="0.1683">
            <text:p>0.1683</text:p>
          </table:table-cell>
          <table:table-cell table:number-columns-repeated="7" office:value-type="string">
            <text:p>NA</text:p>
          </table:table-cell>
          <table:table-cell office:value-type="float" office:value="0.1641">
            <text:p>0.1641</text:p>
          </table:table-cell>
          <table:table-cell office:value-type="float" office:value="0.1126">
            <text:p>0.1126</text:p>
          </table:table-cell>
          <table:table-cell office:value-type="float" office:value="0.0918">
            <text:p>0.0918</text:p>
          </table:table-cell>
          <table:table-cell office:value-type="float" office:value="-0.07625">
            <text:p>-0.07625</text:p>
          </table:table-cell>
          <table:table-cell office:value-type="float" office:value="0.06647">
            <text:p>0.06647</text:p>
          </table:table-cell>
          <table:table-cell office:value-type="float" office:value="0.01515">
            <text:p>0.01515</text:p>
          </table:table-cell>
          <table:table-cell office:value-type="float" office:value="49.85">
            <text:p>49.85</text:p>
          </table:table-cell>
          <table:table-cell office:value-type="float" office:value="10.12">
            <text:p>10.12</text:p>
          </table:table-cell>
          <table:table-cell office:value-type="float" office:value="7.79">
            <text:p>7.79</text:p>
          </table:table-cell>
          <table:table-cell office:value-type="float" office:value="9">
            <text:p>9</text:p>
          </table:table-cell>
          <table:table-cell office:value-type="float" office:value="10.38">
            <text:p>10.38</text:p>
          </table:table-cell>
          <table:table-cell office:value-type="float" office:value="2.61">
            <text:p>2.61</text:p>
          </table:table-cell>
          <table:table-cell office:value-type="float" office:value="10.06">
            <text:p>10.06</text:p>
          </table:table-cell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2997">
            <text:p>0.2997</text:p>
          </table:table-cell>
          <table:table-cell office:value-type="float" office:value="0.154">
            <text:p>0.154</text:p>
          </table:table-cell>
          <table:table-cell office:value-type="float" office:value="0.4084">
            <text:p>0.4084</text:p>
          </table:table-cell>
          <table:table-cell table:number-columns-repeated="2" office:value-type="string">
            <text:p>NA</text:p>
          </table:table-cell>
          <table:table-cell office:value-type="float" office:value="0.0879">
            <text:p>0.0879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2.001">
            <text:p>2.001</text:p>
          </table:table-cell>
          <table:table-cell office:value-type="float" office:value="1096.743">
            <text:p>1096.743</text:p>
          </table:table-cell>
          <table:table-cell office:value-type="float" office:value="0.1089">
            <text:p>0.1089</text:p>
          </table:table-cell>
          <table:table-cell office:value-type="float" office:value="0.1583">
            <text:p>0.1583</text:p>
          </table:table-cell>
          <table:table-cell office:value-type="float" office:value="0.1477">
            <text:p>0.1477</text:p>
          </table:table-cell>
          <table:table-cell office:value-type="float" office:value="0.1269">
            <text:p>0.1269</text:p>
          </table:table-cell>
          <table:table-cell office:value-type="float" office:value="0.1197">
            <text:p>0.1197</text:p>
          </table:table-cell>
          <table:table-cell office:value-type="float" office:value="0.1015">
            <text:p>0.1015</text:p>
          </table:table-cell>
          <table:table-cell table:style-name="Default" office:value-type="float" office:value="0.001816">
            <text:p>0.001816</text:p>
          </table:table-cell>
          <table:table-cell office:value-type="float" office:value="0.6146">
            <text:p>0.6146</text:p>
          </table:table-cell>
          <table:table-cell office:value-type="float" office:value="0.1619">
            <text:p>0.1619</text:p>
          </table:table-cell>
          <table:table-cell office:value-type="float" office:value="0.02499">
            <text:p>0.02499</text:p>
          </table:table-cell>
          <table:table-cell office:value-type="float" office:value="0.1778">
            <text:p>0.1778</text:p>
          </table:table-cell>
          <table:table-cell office:value-type="float" office:value="0.05671">
            <text:p>0.05671</text:p>
          </table:table-cell>
          <table:table-cell office:value-type="float" office:value="-0.03627">
            <text:p>-0.03627</text:p>
          </table:table-cell>
          <table:table-cell office:value-type="float" office:value="0.02388">
            <text:p>0.02388</text:p>
          </table:table-cell>
          <table:table-cell office:value-type="float" office:value="0.02069">
            <text:p>0.02069</text:p>
          </table:table-cell>
          <table:table-cell office:value-type="float" office:value="0.1683">
            <text:p>0.1683</text:p>
          </table:table-cell>
          <table:table-cell table:number-columns-repeated="7" office:value-type="string">
            <text:p>NA</text:p>
          </table:table-cell>
          <table:table-cell office:value-type="float" office:value="0.1642">
            <text:p>0.1642</text:p>
          </table:table-cell>
          <table:table-cell office:value-type="float" office:value="0.1228">
            <text:p>0.1228</text:p>
          </table:table-cell>
          <table:table-cell office:value-type="float" office:value="0.09276">
            <text:p>0.09276</text:p>
          </table:table-cell>
          <table:table-cell office:value-type="float" office:value="-0.07653">
            <text:p>-0.07653</text:p>
          </table:table-cell>
          <table:table-cell office:value-type="float" office:value="0.07041">
            <text:p>0.07041</text:p>
          </table:table-cell>
          <table:table-cell office:value-type="float" office:value="0.01487">
            <text:p>0.01487</text:p>
          </table:table-cell>
          <table:table-cell office:value-type="float" office:value="49.32">
            <text:p>49.32</text:p>
          </table:table-cell>
          <table:table-cell office:value-type="float" office:value="10.94">
            <text:p>10.94</text:p>
          </table:table-cell>
          <table:table-cell office:value-type="float" office:value="8.21">
            <text:p>8.21</text:p>
          </table:table-cell>
          <table:table-cell office:value-type="float" office:value="8.9">
            <text:p>8.9</text:p>
          </table:table-cell>
          <table:table-cell office:value-type="float" office:value="10.41">
            <text:p>10.41</text:p>
          </table:table-cell>
          <table:table-cell office:value-type="float" office:value="2.8">
            <text:p>2.8</text:p>
          </table:table-cell>
          <table:table-cell office:value-type="float" office:value="9.25">
            <text:p>9.25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2949">
            <text:p>0.2949</text:p>
          </table:table-cell>
          <table:table-cell office:value-type="float" office:value="0.1566">
            <text:p>0.1566</text:p>
          </table:table-cell>
          <table:table-cell office:value-type="float" office:value="0.4037">
            <text:p>0.4037</text:p>
          </table:table-cell>
          <table:table-cell table:number-columns-repeated="2" office:value-type="string">
            <text:p>NA</text:p>
          </table:table-cell>
          <table:table-cell office:value-type="float" office:value="0.09487">
            <text:p>0.09487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3.001">
            <text:p>3.001</text:p>
          </table:table-cell>
          <table:table-cell office:value-type="float" office:value="1110.565">
            <text:p>1110.565</text:p>
          </table:table-cell>
          <table:table-cell office:value-type="float" office:value="0.1194">
            <text:p>0.1194</text:p>
          </table:table-cell>
          <table:table-cell office:value-type="float" office:value="0.1715">
            <text:p>0.1715</text:p>
          </table:table-cell>
          <table:table-cell office:value-type="float" office:value="0.1522">
            <text:p>0.1522</text:p>
          </table:table-cell>
          <table:table-cell office:value-type="float" office:value="0.1282">
            <text:p>0.1282</text:p>
          </table:table-cell>
          <table:table-cell office:value-type="float" office:value="0.1174">
            <text:p>0.1174</text:p>
          </table:table-cell>
          <table:table-cell office:value-type="float" office:value="0.09368">
            <text:p>0.09368</text:p>
          </table:table-cell>
          <table:table-cell table:style-name="Default" office:value-type="float" office:value="0.001555">
            <text:p>0.001555</text:p>
          </table:table-cell>
          <table:table-cell office:value-type="float" office:value="0.6137">
            <text:p>0.6137</text:p>
          </table:table-cell>
          <table:table-cell office:value-type="float" office:value="0.1622">
            <text:p>0.1622</text:p>
          </table:table-cell>
          <table:table-cell office:value-type="float" office:value="0.02993">
            <text:p>0.02993</text:p>
          </table:table-cell>
          <table:table-cell office:value-type="float" office:value="0.1814">
            <text:p>0.1814</text:p>
          </table:table-cell>
          <table:table-cell office:value-type="float" office:value="0.06015">
            <text:p>0.06015</text:p>
          </table:table-cell>
          <table:table-cell office:value-type="float" office:value="-0.03633">
            <text:p>-0.03633</text:p>
          </table:table-cell>
          <table:table-cell office:value-type="float" office:value="0.02552">
            <text:p>0.02552</text:p>
          </table:table-cell>
          <table:table-cell office:value-type="float" office:value="0.02007">
            <text:p>0.02007</text:p>
          </table:table-cell>
          <table:table-cell office:value-type="float" office:value="0.1682">
            <text:p>0.1682</text:p>
          </table:table-cell>
          <table:table-cell table:number-columns-repeated="7" office:value-type="string">
            <text:p>NA</text:p>
          </table:table-cell>
          <table:table-cell office:value-type="float" office:value="0.1645">
            <text:p>0.1645</text:p>
          </table:table-cell>
          <table:table-cell office:value-type="float" office:value="0.1338">
            <text:p>0.1338</text:p>
          </table:table-cell>
          <table:table-cell office:value-type="float" office:value="0.09278">
            <text:p>0.09278</text:p>
          </table:table-cell>
          <table:table-cell office:value-type="float" office:value="-0.07704">
            <text:p>-0.07704</text:p>
          </table:table-cell>
          <table:table-cell office:value-type="float" office:value="0.07395">
            <text:p>0.07395</text:p>
          </table:table-cell>
          <table:table-cell office:value-type="float" office:value="0.01452">
            <text:p>0.01452</text:p>
          </table:table-cell>
          <table:table-cell office:value-type="float" office:value="48.9">
            <text:p>48.9</text:p>
          </table:table-cell>
          <table:table-cell office:value-type="float" office:value="11.79">
            <text:p>11.79</text:p>
          </table:table-cell>
          <table:table-cell office:value-type="float" office:value="8.59">
            <text:p>8.59</text:p>
          </table:table-cell>
          <table:table-cell office:value-type="float" office:value="8.79">
            <text:p>8.79</text:p>
          </table:table-cell>
          <table:table-cell office:value-type="float" office:value="10.38">
            <text:p>10.38</text:p>
          </table:table-cell>
          <table:table-cell office:value-type="float" office:value="2.99">
            <text:p>2.99</text:p>
          </table:table-cell>
          <table:table-cell office:value-type="float" office:value="8.43">
            <text:p>8.43</text:p>
          </table:table-cell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 office:value-type="float" office:value="0.2894">
            <text:p>0.2894</text:p>
          </table:table-cell>
          <table:table-cell office:value-type="float" office:value="0.16">
            <text:p>0.16</text:p>
          </table:table-cell>
          <table:table-cell office:value-type="float" office:value="0.3989">
            <text:p>0.3989</text:p>
          </table:table-cell>
          <table:table-cell table:number-columns-repeated="2" office:value-type="string">
            <text:p>NA</text:p>
          </table:table-cell>
          <table:table-cell office:value-type="float" office:value="0.1017">
            <text:p>0.1017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4.001">
            <text:p>4.001</text:p>
          </table:table-cell>
          <table:table-cell office:value-type="float" office:value="1123.006">
            <text:p>1123.006</text:p>
          </table:table-cell>
          <table:table-cell office:value-type="float" office:value="0.1304">
            <text:p>0.1304</text:p>
          </table:table-cell>
          <table:table-cell office:value-type="float" office:value="0.1852">
            <text:p>0.1852</text:p>
          </table:table-cell>
          <table:table-cell office:value-type="float" office:value="0.1549">
            <text:p>0.1549</text:p>
          </table:table-cell>
          <table:table-cell office:value-type="float" office:value="0.1285">
            <text:p>0.1285</text:p>
          </table:table-cell>
          <table:table-cell office:value-type="float" office:value="0.1155">
            <text:p>0.1155</text:p>
          </table:table-cell>
          <table:table-cell office:value-type="float" office:value="0.08537">
            <text:p>0.08537</text:p>
          </table:table-cell>
          <table:table-cell table:style-name="Default" office:value-type="float" office:value="0.001316">
            <text:p>0.001316</text:p>
          </table:table-cell>
          <table:table-cell office:value-type="float" office:value="0.6124">
            <text:p>0.6124</text:p>
          </table:table-cell>
          <table:table-cell office:value-type="float" office:value="0.1627">
            <text:p>0.1627</text:p>
          </table:table-cell>
          <table:table-cell office:value-type="float" office:value="0.03579">
            <text:p>0.03579</text:p>
          </table:table-cell>
          <table:table-cell office:value-type="float" office:value="0.1848">
            <text:p>0.1848</text:p>
          </table:table-cell>
          <table:table-cell office:value-type="float" office:value="0.06397">
            <text:p>0.06397</text:p>
          </table:table-cell>
          <table:table-cell office:value-type="float" office:value="-0.03642">
            <text:p>-0.03642</text:p>
          </table:table-cell>
          <table:table-cell office:value-type="float" office:value="0.02708">
            <text:p>0.02708</text:p>
          </table:table-cell>
          <table:table-cell office:value-type="float" office:value="0.01941">
            <text:p>0.01941</text:p>
          </table:table-cell>
          <table:table-cell office:value-type="float" office:value="0.1682">
            <text:p>0.1682</text:p>
          </table:table-cell>
          <table:table-cell table:number-columns-repeated="7" office:value-type="string">
            <text:p>NA</text:p>
          </table:table-cell>
          <table:table-cell office:value-type="float" office:value="0.165">
            <text:p>0.165</text:p>
          </table:table-cell>
          <table:table-cell office:value-type="float" office:value="0.1458">
            <text:p>0.1458</text:p>
          </table:table-cell>
          <table:table-cell office:value-type="float" office:value="0.09179">
            <text:p>0.09179</text:p>
          </table:table-cell>
          <table:table-cell office:value-type="float" office:value="-0.07781">
            <text:p>-0.07781</text:p>
          </table:table-cell>
          <table:table-cell office:value-type="float" office:value="0.07695">
            <text:p>0.07695</text:p>
          </table:table-cell>
          <table:table-cell office:value-type="float" office:value="0.01409">
            <text:p>0.01409</text:p>
          </table:table-cell>
          <table:table-cell office:value-type="float" office:value="48.59">
            <text:p>48.59</text:p>
          </table:table-cell>
          <table:table-cell office:value-type="float" office:value="12.66">
            <text:p>12.66</text:p>
          </table:table-cell>
          <table:table-cell office:value-type="float" office:value="8.91">
            <text:p>8.91</text:p>
          </table:table-cell>
          <table:table-cell office:value-type="float" office:value="8.66">
            <text:p>8.66</text:p>
          </table:table-cell>
          <table:table-cell office:value-type="float" office:value="10.28">
            <text:p>10.28</text:p>
          </table:table-cell>
          <table:table-cell office:value-type="float" office:value="3.2">
            <text:p>3.2</text:p>
          </table:table-cell>
          <table:table-cell office:value-type="float" office:value="7.59">
            <text:p>7.59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2831">
            <text:p>0.2831</text:p>
          </table:table-cell>
          <table:table-cell office:value-type="float" office:value="0.1643">
            <text:p>0.1643</text:p>
          </table:table-cell>
          <table:table-cell office:value-type="float" office:value="0.394">
            <text:p>0.394</text:p>
          </table:table-cell>
          <table:table-cell table:number-columns-repeated="2" office:value-type="string">
            <text:p>NA</text:p>
          </table:table-cell>
          <table:table-cell office:value-type="float" office:value="0.1086">
            <text:p>0.1086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5.001">
            <text:p>5.001</text:p>
          </table:table-cell>
          <table:table-cell office:value-type="float" office:value="1134.155">
            <text:p>1134.155</text:p>
          </table:table-cell>
          <table:table-cell office:value-type="float" office:value="0.1416">
            <text:p>0.1416</text:p>
          </table:table-cell>
          <table:table-cell office:value-type="float" office:value="0.1997">
            <text:p>0.1997</text:p>
          </table:table-cell>
          <table:table-cell office:value-type="float" office:value="0.1556">
            <text:p>0.1556</text:p>
          </table:table-cell>
          <table:table-cell office:value-type="float" office:value="0.1279">
            <text:p>0.1279</text:p>
          </table:table-cell>
          <table:table-cell office:value-type="float" office:value="0.114">
            <text:p>0.114</text:p>
          </table:table-cell>
          <table:table-cell office:value-type="float" office:value="0.07666">
            <text:p>0.07666</text:p>
          </table:table-cell>
          <table:table-cell table:style-name="Default" office:value-type="float" office:value="0.001099">
            <text:p>0.001099</text:p>
          </table:table-cell>
          <table:table-cell office:value-type="float" office:value="0.6104">
            <text:p>0.6104</text:p>
          </table:table-cell>
          <table:table-cell office:value-type="float" office:value="0.1632">
            <text:p>0.1632</text:p>
          </table:table-cell>
          <table:table-cell office:value-type="float" office:value="0.04274">
            <text:p>0.04274</text:p>
          </table:table-cell>
          <table:table-cell office:value-type="float" office:value="0.1879">
            <text:p>0.1879</text:p>
          </table:table-cell>
          <table:table-cell office:value-type="float" office:value="0.06824">
            <text:p>0.06824</text:p>
          </table:table-cell>
          <table:table-cell office:value-type="float" office:value="-0.03656">
            <text:p>-0.03656</text:p>
          </table:table-cell>
          <table:table-cell office:value-type="float" office:value="0.02851">
            <text:p>0.02851</text:p>
          </table:table-cell>
          <table:table-cell office:value-type="float" office:value="0.0187">
            <text:p>0.0187</text:p>
          </table:table-cell>
          <table:table-cell office:value-type="float" office:value="0.1682">
            <text:p>0.1682</text:p>
          </table:table-cell>
          <table:table-cell table:number-columns-repeated="7" office:value-type="string">
            <text:p>NA</text:p>
          </table:table-cell>
          <table:table-cell office:value-type="float" office:value="0.1657">
            <text:p>0.1657</text:p>
          </table:table-cell>
          <table:table-cell office:value-type="float" office:value="0.159">
            <text:p>0.159</text:p>
          </table:table-cell>
          <table:table-cell office:value-type="float" office:value="0.08978">
            <text:p>0.08978</text:p>
          </table:table-cell>
          <table:table-cell office:value-type="float" office:value="-0.07889">
            <text:p>-0.07889</text:p>
          </table:table-cell>
          <table:table-cell office:value-type="float" office:value="0.07928">
            <text:p>0.07928</text:p>
          </table:table-cell>
          <table:table-cell office:value-type="float" office:value="0.01357">
            <text:p>0.01357</text:p>
          </table:table-cell>
          <table:table-cell office:value-type="float" office:value="48.36">
            <text:p>48.36</text:p>
          </table:table-cell>
          <table:table-cell office:value-type="float" office:value="13.57">
            <text:p>13.57</text:p>
          </table:table-cell>
          <table:table-cell office:value-type="float" office:value="9.18">
            <text:p>9.18</text:p>
          </table:table-cell>
          <table:table-cell office:value-type="float" office:value="8.52">
            <text:p>8.52</text:p>
          </table:table-cell>
          <table:table-cell office:value-type="float" office:value="10.13">
            <text:p>10.13</text:p>
          </table:table-cell>
          <table:table-cell office:value-type="float" office:value="3.41">
            <text:p>3.41</text:p>
          </table:table-cell>
          <table:table-cell office:value-type="float" office:value="6.75">
            <text:p>6.75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2757">
            <text:p>0.2757</text:p>
          </table:table-cell>
          <table:table-cell office:value-type="float" office:value="0.17">
            <text:p>0.17</text:p>
          </table:table-cell>
          <table:table-cell office:value-type="float" office:value="0.3886">
            <text:p>0.3886</text:p>
          </table:table-cell>
          <table:table-cell table:number-columns-repeated="2" office:value-type="string">
            <text:p>NA</text:p>
          </table:table-cell>
          <table:table-cell office:value-type="float" office:value="0.1157">
            <text:p>0.1157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6.001">
            <text:p>6.001</text:p>
          </table:table-cell>
          <table:table-cell office:value-type="float" office:value="1144.049">
            <text:p>1144.049</text:p>
          </table:table-cell>
          <table:table-cell office:value-type="float" office:value="0.1532">
            <text:p>0.1532</text:p>
          </table:table-cell>
          <table:table-cell office:value-type="float" office:value="0.2151">
            <text:p>0.2151</text:p>
          </table:table-cell>
          <table:table-cell office:value-type="float" office:value="0.1546">
            <text:p>0.1546</text:p>
          </table:table-cell>
          <table:table-cell office:value-type="float" office:value="0.1266">
            <text:p>0.1266</text:p>
          </table:table-cell>
          <table:table-cell office:value-type="float" office:value="0.1127">
            <text:p>0.1127</text:p>
          </table:table-cell>
          <table:table-cell office:value-type="float" office:value="0.06765">
            <text:p>0.06765</text:p>
          </table:table-cell>
          <table:table-cell table:style-name="Default" office:value-type="float" office:value="0.0009014">
            <text:p>0.0009014</text:p>
          </table:table-cell>
          <table:table-cell office:value-type="float" office:value="0.6077">
            <text:p>0.6077</text:p>
          </table:table-cell>
          <table:table-cell office:value-type="float" office:value="0.1638">
            <text:p>0.1638</text:p>
          </table:table-cell>
          <table:table-cell office:value-type="float" office:value="0.05099">
            <text:p>0.05099</text:p>
          </table:table-cell>
          <table:table-cell office:value-type="float" office:value="0.191">
            <text:p>0.191</text:p>
          </table:table-cell>
          <table:table-cell office:value-type="float" office:value="0.0731">
            <text:p>0.0731</text:p>
          </table:table-cell>
          <table:table-cell office:value-type="float" office:value="-0.03678">
            <text:p>-0.03678</text:p>
          </table:table-cell>
          <table:table-cell office:value-type="float" office:value="0.02976">
            <text:p>0.02976</text:p>
          </table:table-cell>
          <table:table-cell office:value-type="float" office:value="0.01792">
            <text:p>0.01792</text:p>
          </table:table-cell>
          <table:table-cell office:value-type="float" office:value="0.1682">
            <text:p>0.1682</text:p>
          </table:table-cell>
          <table:table-cell table:number-columns-repeated="7" office:value-type="string">
            <text:p>NA</text:p>
          </table:table-cell>
          <table:table-cell office:value-type="float" office:value="0.1666">
            <text:p>0.1666</text:p>
          </table:table-cell>
          <table:table-cell office:value-type="float" office:value="0.1738">
            <text:p>0.1738</text:p>
          </table:table-cell>
          <table:table-cell office:value-type="float" office:value="0.08673">
            <text:p>0.08673</text:p>
          </table:table-cell>
          <table:table-cell office:value-type="float" office:value="-0.08035">
            <text:p>-0.08035</text:p>
          </table:table-cell>
          <table:table-cell office:value-type="float" office:value="0.08077">
            <text:p>0.08077</text:p>
          </table:table-cell>
          <table:table-cell office:value-type="float" office:value="0.01295">
            <text:p>0.01295</text:p>
          </table:table-cell>
          <table:table-cell office:value-type="float" office:value="48.2">
            <text:p>48.2</text:p>
          </table:table-cell>
          <table:table-cell office:value-type="float" office:value="14.51">
            <text:p>14.51</text:p>
          </table:table-cell>
          <table:table-cell office:value-type="float" office:value="9.42">
            <text:p>9.42</text:p>
          </table:table-cell>
          <table:table-cell office:value-type="float" office:value="8.35">
            <text:p>8.35</text:p>
          </table:table-cell>
          <table:table-cell office:value-type="float" office:value="9.92">
            <text:p>9.92</text:p>
          </table:table-cell>
          <table:table-cell office:value-type="float" office:value="3.64">
            <text:p>3.64</text:p>
          </table:table-cell>
          <table:table-cell office:value-type="float" office:value="5.89">
            <text:p>5.89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2667">
            <text:p>0.2667</text:p>
          </table:table-cell>
          <table:table-cell office:value-type="float" office:value="0.1774">
            <text:p>0.1774</text:p>
          </table:table-cell>
          <table:table-cell office:value-type="float" office:value="0.3826">
            <text:p>0.3826</text:p>
          </table:table-cell>
          <table:table-cell table:number-columns-repeated="2" office:value-type="string">
            <text:p>NA</text:p>
          </table:table-cell>
          <table:table-cell office:value-type="float" office:value="0.1233">
            <text:p>0.1233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7.001">
            <text:p>7.001</text:p>
          </table:table-cell>
          <table:table-cell office:value-type="float" office:value="1152.677">
            <text:p>1152.677</text:p>
          </table:table-cell>
          <table:table-cell office:value-type="float" office:value="0.165">
            <text:p>0.165</text:p>
          </table:table-cell>
          <table:table-cell office:value-type="float" office:value="0.2317">
            <text:p>0.2317</text:p>
          </table:table-cell>
          <table:table-cell office:value-type="float" office:value="0.1518">
            <text:p>0.1518</text:p>
          </table:table-cell>
          <table:table-cell office:value-type="float" office:value="0.1244">
            <text:p>0.1244</text:p>
          </table:table-cell>
          <table:table-cell office:value-type="float" office:value="0.1115">
            <text:p>0.1115</text:p>
          </table:table-cell>
          <table:table-cell office:value-type="float" office:value="0.05842">
            <text:p>0.05842</text:p>
          </table:table-cell>
          <table:table-cell table:style-name="Default" office:value-type="float" office:value="0.0007235">
            <text:p>0.0007235</text:p>
          </table:table-cell>
          <table:table-cell office:value-type="float" office:value="0.6038">
            <text:p>0.6038</text:p>
          </table:table-cell>
          <table:table-cell office:value-type="float" office:value="0.1645">
            <text:p>0.1645</text:p>
          </table:table-cell>
          <table:table-cell office:value-type="float" office:value="0.06081">
            <text:p>0.06081</text:p>
          </table:table-cell>
          <table:table-cell office:value-type="float" office:value="0.1941">
            <text:p>0.1941</text:p>
          </table:table-cell>
          <table:table-cell office:value-type="float" office:value="0.07877">
            <text:p>0.07877</text:p>
          </table:table-cell>
          <table:table-cell office:value-type="float" office:value="-0.03708">
            <text:p>-0.03708</text:p>
          </table:table-cell>
          <table:table-cell office:value-type="float" office:value="0.03074">
            <text:p>0.03074</text:p>
          </table:table-cell>
          <table:table-cell office:value-type="float" office:value="0.01704">
            <text:p>0.01704</text:p>
          </table:table-cell>
          <table:table-cell office:value-type="float" office:value="0.1681">
            <text:p>0.1681</text:p>
          </table:table-cell>
          <table:table-cell table:number-columns-repeated="7" office:value-type="string">
            <text:p>NA</text:p>
          </table:table-cell>
          <table:table-cell office:value-type="float" office:value="0.1679">
            <text:p>0.1679</text:p>
          </table:table-cell>
          <table:table-cell office:value-type="float" office:value="0.1906">
            <text:p>0.1906</text:p>
          </table:table-cell>
          <table:table-cell office:value-type="float" office:value="0.08265">
            <text:p>0.08265</text:p>
          </table:table-cell>
          <table:table-cell office:value-type="float" office:value="-0.08232">
            <text:p>-0.08232</text:p>
          </table:table-cell>
          <table:table-cell office:value-type="float" office:value="0.08119">
            <text:p>0.08119</text:p>
          </table:table-cell>
          <table:table-cell office:value-type="float" office:value="0.01221">
            <text:p>0.01221</text:p>
          </table:table-cell>
          <table:table-cell office:value-type="float" office:value="48.1">
            <text:p>48.1</text:p>
          </table:table-cell>
          <table:table-cell office:value-type="float" office:value="15.48">
            <text:p>15.48</text:p>
          </table:table-cell>
          <table:table-cell office:value-type="float" office:value="9.61">
            <text:p>9.61</text:p>
          </table:table-cell>
          <table:table-cell office:value-type="float" office:value="8.17">
            <text:p>8.17</text:p>
          </table:table-cell>
          <table:table-cell office:value-type="float" office:value="9.66">
            <text:p>9.66</text:p>
          </table:table-cell>
          <table:table-cell office:value-type="float" office:value="3.88">
            <text:p>3.88</text:p>
          </table:table-cell>
          <table:table-cell office:value-type="float" office:value="5.04">
            <text:p>5.04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2555">
            <text:p>0.2555</text:p>
          </table:table-cell>
          <table:table-cell office:value-type="float" office:value="0.1871">
            <text:p>0.1871</text:p>
          </table:table-cell>
          <table:table-cell office:value-type="float" office:value="0.3756">
            <text:p>0.3756</text:p>
          </table:table-cell>
          <table:table-cell table:number-columns-repeated="2" office:value-type="string">
            <text:p>NA</text:p>
          </table:table-cell>
          <table:table-cell office:value-type="float" office:value="0.1318">
            <text:p>0.1318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8.001">
            <text:p>8.001</text:p>
          </table:table-cell>
          <table:table-cell office:value-type="float" office:value="1159.972">
            <text:p>1159.972</text:p>
          </table:table-cell>
          <table:table-cell office:value-type="float" office:value="0.1767">
            <text:p>0.1767</text:p>
          </table:table-cell>
          <table:table-cell office:value-type="float" office:value="0.2501">
            <text:p>0.2501</text:p>
          </table:table-cell>
          <table:table-cell office:value-type="float" office:value="0.1475">
            <text:p>0.1475</text:p>
          </table:table-cell>
          <table:table-cell office:value-type="float" office:value="0.1214">
            <text:p>0.1214</text:p>
          </table:table-cell>
          <table:table-cell office:value-type="float" office:value="0.1105">
            <text:p>0.1105</text:p>
          </table:table-cell>
          <table:table-cell office:value-type="float" office:value="0.04907">
            <text:p>0.04907</text:p>
          </table:table-cell>
          <table:table-cell table:style-name="Default" office:value-type="float" office:value="0.000564">
            <text:p>0.000564</text:p>
          </table:table-cell>
          <table:table-cell office:value-type="float" office:value="0.5981">
            <text:p>0.5981</text:p>
          </table:table-cell>
          <table:table-cell office:value-type="float" office:value="0.1654">
            <text:p>0.1654</text:p>
          </table:table-cell>
          <table:table-cell office:value-type="float" office:value="0.07249">
            <text:p>0.07249</text:p>
          </table:table-cell>
          <table:table-cell office:value-type="float" office:value="0.1975">
            <text:p>0.1975</text:p>
          </table:table-cell>
          <table:table-cell office:value-type="float" office:value="0.08558">
            <text:p>0.08558</text:p>
          </table:table-cell>
          <table:table-cell office:value-type="float" office:value="-0.03749">
            <text:p>-0.03749</text:p>
          </table:table-cell>
          <table:table-cell office:value-type="float" office:value="0.03135">
            <text:p>0.03135</text:p>
          </table:table-cell>
          <table:table-cell office:value-type="float" office:value="0.01605">
            <text:p>0.01605</text:p>
          </table:table-cell>
          <table:table-cell office:value-type="float" office:value="0.1679">
            <text:p>0.1679</text:p>
          </table:table-cell>
          <table:table-cell table:number-columns-repeated="7" office:value-type="string">
            <text:p>NA</text:p>
          </table:table-cell>
          <table:table-cell office:value-type="float" office:value="0.1696">
            <text:p>0.1696</text:p>
          </table:table-cell>
          <table:table-cell office:value-type="float" office:value="0.2098">
            <text:p>0.2098</text:p>
          </table:table-cell>
          <table:table-cell office:value-type="float" office:value="0.07754">
            <text:p>0.07754</text:p>
          </table:table-cell>
          <table:table-cell office:value-type="float" office:value="-0.08495">
            <text:p>-0.08495</text:p>
          </table:table-cell>
          <table:table-cell office:value-type="float" office:value="0.08028">
            <text:p>0.08028</text:p>
          </table:table-cell>
          <table:table-cell office:value-type="float" office:value="0.01135">
            <text:p>0.01135</text:p>
          </table:table-cell>
          <table:table-cell office:value-type="float" office:value="48.05">
            <text:p>48.05</text:p>
          </table:table-cell>
          <table:table-cell office:value-type="float" office:value="16.49">
            <text:p>16.49</text:p>
          </table:table-cell>
          <table:table-cell office:value-type="float" office:value="9.75">
            <text:p>9.75</text:p>
          </table:table-cell>
          <table:table-cell office:value-type="float" office:value="7.96">
            <text:p>7.96</text:p>
          </table:table-cell>
          <table:table-cell office:value-type="float" office:value="9.35">
            <text:p>9.35</text:p>
          </table:table-cell>
          <table:table-cell office:value-type="float" office:value="4.15">
            <text:p>4.15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2413">
            <text:p>0.2413</text:p>
          </table:table-cell>
          <table:table-cell office:value-type="float" office:value="0.2">
            <text:p>0.2</text:p>
          </table:table-cell>
          <table:table-cell office:value-type="float" office:value="0.3671">
            <text:p>0.3671</text:p>
          </table:table-cell>
          <table:table-cell table:number-columns-repeated="2" office:value-type="string">
            <text:p>NA</text:p>
          </table:table-cell>
          <table:table-cell office:value-type="float" office:value="0.1416">
            <text:p>0.1416</text:p>
          </table:table-cell>
          <table:table-cell table:number-columns-repeated="2"/>
        </table:table-row>
        <table:table-row table:style-name="ro1">
          <table:table-cell office:value-type="string">
            <text:p>liq,pl,cpx,opx,ol</text:p>
          </table:table-cell>
          <table:table-cell office:value-type="float" office:value="9.001">
            <text:p>9.001</text:p>
          </table:table-cell>
          <table:table-cell office:value-type="float" office:value="1165.792">
            <text:p>1165.792</text:p>
          </table:table-cell>
          <table:table-cell office:value-type="float" office:value="0.1879">
            <text:p>0.1879</text:p>
          </table:table-cell>
          <table:table-cell office:value-type="float" office:value="0.271">
            <text:p>0.271</text:p>
          </table:table-cell>
          <table:table-cell office:value-type="float" office:value="0.1414">
            <text:p>0.1414</text:p>
          </table:table-cell>
          <table:table-cell office:value-type="float" office:value="0.1174">
            <text:p>0.1174</text:p>
          </table:table-cell>
          <table:table-cell office:value-type="float" office:value="0.1096">
            <text:p>0.1096</text:p>
          </table:table-cell>
          <table:table-cell office:value-type="float" office:value="0.03974">
            <text:p>0.03974</text:p>
          </table:table-cell>
          <table:table-cell table:style-name="Default" office:value-type="float" office:value="0.0004227">
            <text:p>0.0004227</text:p>
          </table:table-cell>
          <table:table-cell office:value-type="float" office:value="0.5896">
            <text:p>0.5896</text:p>
          </table:table-cell>
          <table:table-cell office:value-type="float" office:value="0.1665">
            <text:p>0.1665</text:p>
          </table:table-cell>
          <table:table-cell office:value-type="float" office:value="0.08629">
            <text:p>0.08629</text:p>
          </table:table-cell>
          <table:table-cell office:value-type="float" office:value="0.2014">
            <text:p>0.2014</text:p>
          </table:table-cell>
          <table:table-cell office:value-type="float" office:value="0.09413">
            <text:p>0.09413</text:p>
          </table:table-cell>
          <table:table-cell office:value-type="float" office:value="-0.03802">
            <text:p>-0.03802</text:p>
          </table:table-cell>
          <table:table-cell office:value-type="float" office:value="0.03144">
            <text:p>0.03144</text:p>
          </table:table-cell>
          <table:table-cell office:value-type="float" office:value="0.01489">
            <text:p>0.01489</text:p>
          </table:table-cell>
          <table:table-cell office:value-type="float" office:value="0.1675">
            <text:p>0.1675</text:p>
          </table:table-cell>
          <table:table-cell table:number-columns-repeated="7" office:value-type="string">
            <text:p>NA</text:p>
          </table:table-cell>
          <table:table-cell office:value-type="float" office:value="0.1719">
            <text:p>0.1719</text:p>
          </table:table-cell>
          <table:table-cell office:value-type="float" office:value="0.2321">
            <text:p>0.2321</text:p>
          </table:table-cell>
          <table:table-cell office:value-type="float" office:value="0.07145">
            <text:p>0.07145</text:p>
          </table:table-cell>
          <table:table-cell office:value-type="float" office:value="-0.08844">
            <text:p>-0.08844</text:p>
          </table:table-cell>
          <table:table-cell office:value-type="float" office:value="0.07772">
            <text:p>0.07772</text:p>
          </table:table-cell>
          <table:table-cell office:value-type="float" office:value="0.01033">
            <text:p>0.01033</text:p>
          </table:table-cell>
          <table:table-cell office:value-type="float" office:value="48.08">
            <text:p>48.08</text:p>
          </table:table-cell>
          <table:table-cell office:value-type="float" office:value="17.53">
            <text:p>17.53</text:p>
          </table:table-cell>
          <table:table-cell office:value-type="float" office:value="9.82">
            <text:p>9.82</text:p>
          </table:table-cell>
          <table:table-cell office:value-type="float" office:value="7.73">
            <text:p>7.73</text:p>
          </table:table-cell>
          <table:table-cell office:value-type="float" office:value="8.97">
            <text:p>8.97</text:p>
          </table:table-cell>
          <table:table-cell office:value-type="float" office:value="4.47">
            <text:p>4.47</text:p>
          </table:table-cell>
          <table:table-cell office:value-type="float" office:value="3.37">
            <text:p>3.37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2223">
            <text:p>0.2223</text:p>
          </table:table-cell>
          <table:table-cell office:value-type="float" office:value="0.218">
            <text:p>0.218</text:p>
          </table:table-cell>
          <table:table-cell office:value-type="float" office:value="0.3561">
            <text:p>0.3561</text:p>
          </table:table-cell>
          <table:table-cell table:number-columns-repeated="2" office:value-type="string">
            <text:p>NA</text:p>
          </table:table-cell>
          <table:table-cell office:value-type="float" office:value="0.1537">
            <text:p>0.1537</text:p>
          </table:table-cell>
          <table:table-cell table:number-columns-repeated="2"/>
        </table:table-row>
        <table:table-row table:style-name="ro1">
          <table:table-cell office:value-type="string">
            <text:p>liq,pl,cpx,opx,ol,sp</text:p>
          </table:table-cell>
          <table:table-cell office:value-type="float" office:value="9.5">
            <text:p>9.5</text:p>
          </table:table-cell>
          <table:table-cell office:value-type="float" office:value="1168.562">
            <text:p>1168.562</text:p>
          </table:table-cell>
          <table:table-cell office:value-type="float" office:value="0.1841">
            <text:p>0.1841</text:p>
          </table:table-cell>
          <table:table-cell office:value-type="float" office:value="0.2908">
            <text:p>0.2908</text:p>
          </table:table-cell>
          <table:table-cell office:value-type="float" office:value="0.1368">
            <text:p>0.1368</text:p>
          </table:table-cell>
          <table:table-cell office:value-type="float" office:value="0.1145">
            <text:p>0.1145</text:p>
          </table:table-cell>
          <table:table-cell office:value-type="float" office:value="0.1104">
            <text:p>0.1104</text:p>
          </table:table-cell>
          <table:table-cell office:value-type="float" office:value="0.03099">
            <text:p>0.03099</text:p>
          </table:table-cell>
          <table:table-cell table:style-name="Default" office:value-type="float" office:value="0.0002177">
            <text:p>0.0002177</text:p>
          </table:table-cell>
          <table:table-cell office:value-type="float" office:value="0.5655">
            <text:p>0.5655</text:p>
          </table:table-cell>
          <table:table-cell office:value-type="float" office:value="0.1665">
            <text:p>0.1665</text:p>
          </table:table-cell>
          <table:table-cell office:value-type="float" office:value="0.08228">
            <text:p>0.08228</text:p>
          </table:table-cell>
          <table:table-cell office:value-type="float" office:value="0.2091">
            <text:p>0.2091</text:p>
          </table:table-cell>
          <table:table-cell office:value-type="float" office:value="0.1019">
            <text:p>0.1019</text:p>
          </table:table-cell>
          <table:table-cell office:value-type="float" office:value="-0.03823">
            <text:p>-0.03823</text:p>
          </table:table-cell>
          <table:table-cell office:value-type="float" office:value="0.02914">
            <text:p>0.02914</text:p>
          </table:table-cell>
          <table:table-cell office:value-type="float" office:value="0.01106">
            <text:p>0.01106</text:p>
          </table:table-cell>
          <table:table-cell office:value-type="float" office:value="0.1664">
            <text:p>0.1664</text:p>
          </table:table-cell>
          <table:table-cell office:value-type="float" office:value="0.2856">
            <text:p>0.2856</text:p>
          </table:table-cell>
          <table:table-cell office:value-type="float" office:value="0.02872">
            <text:p>0.02872</text:p>
          </table:table-cell>
          <table:table-cell office:value-type="float" office:value="0.03254">
            <text:p>0.03254</text:p>
          </table:table-cell>
          <table:table-cell table:number-columns-repeated="4" office:value-type="string">
            <text:p>NA</text:p>
          </table:table-cell>
          <table:table-cell office:value-type="float" office:value="0.1707">
            <text:p>0.1707</text:p>
          </table:table-cell>
          <table:table-cell office:value-type="float" office:value="0.2299">
            <text:p>0.2299</text:p>
          </table:table-cell>
          <table:table-cell office:value-type="float" office:value="0.06686">
            <text:p>0.06686</text:p>
          </table:table-cell>
          <table:table-cell office:value-type="float" office:value="-0.0882">
            <text:p>-0.0882</text:p>
          </table:table-cell>
          <table:table-cell office:value-type="float" office:value="0.07005">
            <text:p>0.07005</text:p>
          </table:table-cell>
          <table:table-cell office:value-type="float" office:value="0.007489">
            <text:p>0.007489</text:p>
          </table:table-cell>
          <table:table-cell office:value-type="float" office:value="48.77">
            <text:p>48.77</text:p>
          </table:table-cell>
          <table:table-cell office:value-type="float" office:value="17.85">
            <text:p>17.85</text:p>
          </table:table-cell>
          <table:table-cell office:value-type="float" office:value="9.56">
            <text:p>9.56</text:p>
          </table:table-cell>
          <table:table-cell office:value-type="float" office:value="7.65">
            <text:p>7.65</text:p>
          </table:table-cell>
          <table:table-cell office:value-type="float" office:value="8.74">
            <text:p>8.74</text:p>
          </table:table-cell>
          <table:table-cell office:value-type="float" office:value="4.79">
            <text:p>4.79</text:p>
          </table:table-cell>
          <table:table-cell office:value-type="float" office:value="2.63">
            <text:p>2.63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925">
            <text:p>0.1925</text:p>
          </table:table-cell>
          <table:table-cell office:value-type="float" office:value="0.248">
            <text:p>0.248</text:p>
          </table:table-cell>
          <table:table-cell office:value-type="float" office:value="0.331">
            <text:p>0.331</text:p>
          </table:table-cell>
          <table:table-cell office:value-type="float" office:value="0.009115">
            <text:p>0.009115</text:p>
          </table:table-cell>
          <table:table-cell office:value-type="string">
            <text:p>NA</text:p>
          </table:table-cell>
          <table:table-cell office:value-type="float" office:value="0.1694">
            <text:p>0.1694</text:p>
          </table:table-cell>
          <table:table-cell table:number-columns-repeated="2"/>
        </table:table-row>
        <table:table-row table:style-name="ro1">
          <table:table-cell office:value-type="string">
            <text:p>liq,pl,cpx,opx,ol,sp</text:p>
          </table:table-cell>
          <table:table-cell office:value-type="float" office:value="10">
            <text:p>10</text:p>
          </table:table-cell>
          <table:table-cell office:value-type="float" office:value="1170.345">
            <text:p>1170.345</text:p>
          </table:table-cell>
          <table:table-cell office:value-type="float" office:value="0.1756">
            <text:p>0.1756</text:p>
          </table:table-cell>
          <table:table-cell office:value-type="float" office:value="0.3156">
            <text:p>0.3156</text:p>
          </table:table-cell>
          <table:table-cell office:value-type="float" office:value="0.1309">
            <text:p>0.1309</text:p>
          </table:table-cell>
          <table:table-cell office:value-type="float" office:value="0.1109">
            <text:p>0.1109</text:p>
          </table:table-cell>
          <table:table-cell office:value-type="float" office:value="0.1112">
            <text:p>0.1112</text:p>
          </table:table-cell>
          <table:table-cell office:value-type="float" office:value="0.02352">
            <text:p>0.02352</text:p>
          </table:table-cell>
          <table:table-cell table:style-name="Default" office:value-type="float" office:value="0.0001204">
            <text:p>0.0001204</text:p>
          </table:table-cell>
          <table:table-cell office:value-type="float" office:value="0.5324">
            <text:p>0.5324</text:p>
          </table:table-cell>
          <table:table-cell office:value-type="float" office:value="0.1666">
            <text:p>0.1666</text:p>
          </table:table-cell>
          <table:table-cell office:value-type="float" office:value="0.07579">
            <text:p>0.07579</text:p>
          </table:table-cell>
          <table:table-cell office:value-type="float" office:value="0.2187">
            <text:p>0.2187</text:p>
          </table:table-cell>
          <table:table-cell office:value-type="float" office:value="0.1132">
            <text:p>0.1132</text:p>
          </table:table-cell>
          <table:table-cell office:value-type="float" office:value="-0.03829">
            <text:p>-0.03829</text:p>
          </table:table-cell>
          <table:table-cell office:value-type="float" office:value="0.02666">
            <text:p>0.02666</text:p>
          </table:table-cell>
          <table:table-cell office:value-type="float" office:value="0.00855">
            <text:p>0.00855</text:p>
          </table:table-cell>
          <table:table-cell office:value-type="float" office:value="0.1652">
            <text:p>0.1652</text:p>
          </table:table-cell>
          <table:table-cell office:value-type="float" office:value="0.2797">
            <text:p>0.2797</text:p>
          </table:table-cell>
          <table:table-cell office:value-type="float" office:value="0.0248">
            <text:p>0.0248</text:p>
          </table:table-cell>
          <table:table-cell office:value-type="float" office:value="0.02327">
            <text:p>0.02327</text:p>
          </table:table-cell>
          <table:table-cell table:number-columns-repeated="4" office:value-type="string">
            <text:p>NA</text:p>
          </table:table-cell>
          <table:table-cell office:value-type="float" office:value="0.169">
            <text:p>0.169</text:p>
          </table:table-cell>
          <table:table-cell office:value-type="float" office:value="0.2258">
            <text:p>0.2258</text:p>
          </table:table-cell>
          <table:table-cell office:value-type="float" office:value="0.06223">
            <text:p>0.06223</text:p>
          </table:table-cell>
          <table:table-cell office:value-type="float" office:value="-0.08747">
            <text:p>-0.08747</text:p>
          </table:table-cell>
          <table:table-cell office:value-type="float" office:value="0.06182">
            <text:p>0.06182</text:p>
          </table:table-cell>
          <table:table-cell office:value-type="float" office:value="0.005591">
            <text:p>0.005591</text:p>
          </table:table-cell>
          <table:table-cell office:value-type="float" office:value="49.61">
            <text:p>49.61</text:p>
          </table:table-cell>
          <table:table-cell office:value-type="float" office:value="18.05">
            <text:p>18.05</text:p>
          </table:table-cell>
          <table:table-cell office:value-type="float" office:value="9.13">
            <text:p>9.13</text:p>
          </table:table-cell>
          <table:table-cell office:value-type="float" office:value="7.56">
            <text:p>7.56</text:p>
          </table:table-cell>
          <table:table-cell office:value-type="float" office:value="8.46">
            <text:p>8.46</text:p>
          </table:table-cell>
          <table:table-cell office:value-type="float" office:value="5.19">
            <text:p>5.19</text:p>
          </table:table-cell>
          <table:table-cell office:value-type="float" office:value="1.99">
            <text:p>1.99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552">
            <text:p>0.1552</text:p>
          </table:table-cell>
          <table:table-cell office:value-type="float" office:value="0.2868">
            <text:p>0.2868</text:p>
          </table:table-cell>
          <table:table-cell office:value-type="float" office:value="0.2995">
            <text:p>0.2995</text:p>
          </table:table-cell>
          <table:table-cell office:value-type="float" office:value="0.02056">
            <text:p>0.02056</text:p>
          </table:table-cell>
          <table:table-cell office:value-type="string">
            <text:p>NA</text:p>
          </table:table-cell>
          <table:table-cell office:value-type="float" office:value="0.1879">
            <text:p>0.1879</text:p>
          </table:table-cell>
          <table:table-cell table:number-columns-repeated="2"/>
        </table:table-row>
        <table:table-row table:style-name="ro1">
          <table:table-cell office:value-type="string">
            <text:p>liq,pl,cpx,opx,ol,sp</text:p>
          </table:table-cell>
          <table:table-cell office:value-type="float" office:value="10.5">
            <text:p>10.5</text:p>
          </table:table-cell>
          <table:table-cell office:value-type="float" office:value="1171.142">
            <text:p>1171.142</text:p>
          </table:table-cell>
          <table:table-cell office:value-type="float" office:value="0.1642">
            <text:p>0.1642</text:p>
          </table:table-cell>
          <table:table-cell office:value-type="float" office:value="0.3431">
            <text:p>0.3431</text:p>
          </table:table-cell>
          <table:table-cell office:value-type="float" office:value="0.124">
            <text:p>0.124</text:p>
          </table:table-cell>
          <table:table-cell office:value-type="float" office:value="0.1067">
            <text:p>0.1067</text:p>
          </table:table-cell>
          <table:table-cell office:value-type="float" office:value="0.1117">
            <text:p>0.1117</text:p>
          </table:table-cell>
          <table:table-cell office:value-type="float" office:value="0.01802">
            <text:p>0.01802</text:p>
          </table:table-cell>
          <table:table-cell office:value-type="string">
            <text:p>7.44E-005</text:p>
          </table:table-cell>
          <table:table-cell office:value-type="float" office:value="0.4948">
            <text:p>0.4948</text:p>
          </table:table-cell>
          <table:table-cell office:value-type="float" office:value="0.167">
            <text:p>0.167</text:p>
          </table:table-cell>
          <table:table-cell office:value-type="float" office:value="0.0683">
            <text:p>0.0683</text:p>
          </table:table-cell>
          <table:table-cell office:value-type="float" office:value="0.2295">
            <text:p>0.2295</text:p>
          </table:table-cell>
          <table:table-cell office:value-type="float" office:value="0.1276">
            <text:p>0.1276</text:p>
          </table:table-cell>
          <table:table-cell office:value-type="float" office:value="-0.0382">
            <text:p>-0.0382</text:p>
          </table:table-cell>
          <table:table-cell office:value-type="float" office:value="0.02456">
            <text:p>0.02456</text:p>
          </table:table-cell>
          <table:table-cell office:value-type="float" office:value="0.00703">
            <text:p>0.00703</text:p>
          </table:table-cell>
          <table:table-cell office:value-type="float" office:value="0.1639">
            <text:p>0.1639</text:p>
          </table:table-cell>
          <table:table-cell office:value-type="float" office:value="0.2753">
            <text:p>0.2753</text:p>
          </table:table-cell>
          <table:table-cell office:value-type="float" office:value="0.02171">
            <text:p>0.02171</text:p>
          </table:table-cell>
          <table:table-cell office:value-type="float" office:value="0.01787">
            <text:p>0.01787</text:p>
          </table:table-cell>
          <table:table-cell table:number-columns-repeated="4" office:value-type="string">
            <text:p>NA</text:p>
          </table:table-cell>
          <table:table-cell office:value-type="float" office:value="0.1671">
            <text:p>0.1671</text:p>
          </table:table-cell>
          <table:table-cell office:value-type="float" office:value="0.2217">
            <text:p>0.2217</text:p>
          </table:table-cell>
          <table:table-cell office:value-type="float" office:value="0.05783">
            <text:p>0.05783</text:p>
          </table:table-cell>
          <table:table-cell office:value-type="float" office:value="-0.08654">
            <text:p>-0.08654</text:p>
          </table:table-cell>
          <table:table-cell office:value-type="float" office:value="0.05454">
            <text:p>0.05454</text:p>
          </table:table-cell>
          <table:table-cell office:value-type="float" office:value="0.004396">
            <text:p>0.004396</text:p>
          </table:table-cell>
          <table:table-cell office:value-type="float" office:value="50.46">
            <text:p>50.46</text:p>
          </table:table-cell>
          <table:table-cell office:value-type="float" office:value="18.18">
            <text:p>18.18</text:p>
          </table:table-cell>
          <table:table-cell office:value-type="float" office:value="8.59">
            <text:p>8.59</text:p>
          </table:table-cell>
          <table:table-cell office:value-type="float" office:value="7.44">
            <text:p>7.44</text:p>
          </table:table-cell>
          <table:table-cell office:value-type="float" office:value="8.15">
            <text:p>8.15</text:p>
          </table:table-cell>
          <table:table-cell office:value-type="float" office:value="5.65">
            <text:p>5.65</text:p>
          </table:table-cell>
          <table:table-cell office:value-type="float" office:value="1.53">
            <text:p>1.5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149">
            <text:p>0.1149</text:p>
          </table:table-cell>
          <table:table-cell office:value-type="float" office:value="0.3302">
            <text:p>0.3302</text:p>
          </table:table-cell>
          <table:table-cell office:value-type="float" office:value="0.2663">
            <text:p>0.2663</text:p>
          </table:table-cell>
          <table:table-cell office:value-type="float" office:value="0.03226">
            <text:p>0.03226</text:p>
          </table:table-cell>
          <table:table-cell office:value-type="string">
            <text:p>NA</text:p>
          </table:table-cell>
          <table:table-cell office:value-type="float" office:value="0.2063">
            <text:p>0.2063</text:p>
          </table:table-cell>
          <table:table-cell table:number-columns-repeated="2"/>
        </table:table-row>
        <table:table-row table:style-name="ro1">
          <table:table-cell office:value-type="string">
            <text:p>liq,pl,cpx,opx,ol,sp</text:p>
          </table:table-cell>
          <table:table-cell office:value-type="float" office:value="11">
            <text:p>11</text:p>
          </table:table-cell>
          <table:table-cell office:value-type="float" office:value="1171.223">
            <text:p>1171.223</text:p>
          </table:table-cell>
          <table:table-cell office:value-type="float" office:value="0.1513">
            <text:p>0.1513</text:p>
          </table:table-cell>
          <table:table-cell office:value-type="float" office:value="0.3718">
            <text:p>0.3718</text:p>
          </table:table-cell>
          <table:table-cell office:value-type="float" office:value="0.1167">
            <text:p>0.1167</text:p>
          </table:table-cell>
          <table:table-cell office:value-type="float" office:value="0.1023">
            <text:p>0.1023</text:p>
          </table:table-cell>
          <table:table-cell office:value-type="float" office:value="0.112">
            <text:p>0.112</text:p>
          </table:table-cell>
          <table:table-cell office:value-type="float" office:value="0.01407">
            <text:p>0.01407</text:p>
          </table:table-cell>
          <table:table-cell office:value-type="string">
            <text:p>5.01E-005</text:p>
          </table:table-cell>
          <table:table-cell office:value-type="float" office:value="0.4556">
            <text:p>0.4556</text:p>
          </table:table-cell>
          <table:table-cell office:value-type="float" office:value="0.1675">
            <text:p>0.1675</text:p>
          </table:table-cell>
          <table:table-cell office:value-type="float" office:value="0.06047">
            <text:p>0.06047</text:p>
          </table:table-cell>
          <table:table-cell office:value-type="float" office:value="0.2418">
            <text:p>0.2418</text:p>
          </table:table-cell>
          <table:table-cell office:value-type="float" office:value="0.1444">
            <text:p>0.1444</text:p>
          </table:table-cell>
          <table:table-cell office:value-type="float" office:value="-0.03799">
            <text:p>-0.03799</text:p>
          </table:table-cell>
          <table:table-cell office:value-type="float" office:value="0.02289">
            <text:p>0.02289</text:p>
          </table:table-cell>
          <table:table-cell office:value-type="float" office:value="0.006062">
            <text:p>0.006062</text:p>
          </table:table-cell>
          <table:table-cell office:value-type="float" office:value="0.1626">
            <text:p>0.1626</text:p>
          </table:table-cell>
          <table:table-cell office:value-type="float" office:value="0.2716">
            <text:p>0.2716</text:p>
          </table:table-cell>
          <table:table-cell office:value-type="float" office:value="0.01929">
            <text:p>0.01929</text:p>
          </table:table-cell>
          <table:table-cell office:value-type="float" office:value="0.01444">
            <text:p>0.01444</text:p>
          </table:table-cell>
          <table:table-cell table:number-columns-repeated="4" office:value-type="string">
            <text:p>NA</text:p>
          </table:table-cell>
          <table:table-cell office:value-type="float" office:value="0.1651">
            <text:p>0.1651</text:p>
          </table:table-cell>
          <table:table-cell office:value-type="float" office:value="0.218">
            <text:p>0.218</text:p>
          </table:table-cell>
          <table:table-cell office:value-type="float" office:value="0.05365">
            <text:p>0.05365</text:p>
          </table:table-cell>
          <table:table-cell office:value-type="float" office:value="-0.0855">
            <text:p>-0.0855</text:p>
          </table:table-cell>
          <table:table-cell office:value-type="float" office:value="0.04841">
            <text:p>0.04841</text:p>
          </table:table-cell>
          <table:table-cell office:value-type="float" office:value="0.003596">
            <text:p>0.003596</text:p>
          </table:table-cell>
          <table:table-cell office:value-type="float" office:value="51.3">
            <text:p>51.3</text:p>
          </table:table-cell>
          <table:table-cell office:value-type="float" office:value="18.27">
            <text:p>18.27</text:p>
          </table:table-cell>
          <table:table-cell office:value-type="float" office:value="7.99">
            <text:p>7.99</text:p>
          </table:table-cell>
          <table:table-cell office:value-type="float" office:value="7.3">
            <text:p>7.3</text:p>
          </table:table-cell>
          <table:table-cell office:value-type="float" office:value="7.82">
            <text:p>7.82</text:p>
          </table:table-cell>
          <table:table-cell office:value-type="float" office:value="6.13">
            <text:p>6.13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342">
            <text:p>0.07342</text:p>
          </table:table-cell>
          <table:table-cell office:value-type="float" office:value="0.3772">
            <text:p>0.3772</text:p>
          </table:table-cell>
          <table:table-cell office:value-type="float" office:value="0.2329">
            <text:p>0.2329</text:p>
          </table:table-cell>
          <table:table-cell office:value-type="float" office:value="0.04337">
            <text:p>0.04337</text:p>
          </table:table-cell>
          <table:table-cell office:value-type="string">
            <text:p>NA</text:p>
          </table:table-cell>
          <table:table-cell office:value-type="float" office:value="0.223">
            <text:p>0.223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2">
            <text:p>12</text:p>
          </table:table-cell>
          <table:table-cell office:value-type="float" office:value="1174.04">
            <text:p>1174.04</text:p>
          </table:table-cell>
          <table:table-cell office:value-type="float" office:value="0.1293">
            <text:p>0.1293</text:p>
          </table:table-cell>
          <table:table-cell office:value-type="float" office:value="0.4178">
            <text:p>0.4178</text:p>
          </table:table-cell>
          <table:table-cell office:value-type="float" office:value="0.1053">
            <text:p>0.1053</text:p>
          </table:table-cell>
          <table:table-cell office:value-type="float" office:value="0.09566">
            <text:p>0.09566</text:p>
          </table:table-cell>
          <table:table-cell office:value-type="float" office:value="0.1127">
            <text:p>0.1127</text:p>
          </table:table-cell>
          <table:table-cell office:value-type="float" office:value="0.009643">
            <text:p>0.009643</text:p>
          </table:table-cell>
          <table:table-cell office:value-type="string">
            <text:p>2.93E-005</text:p>
          </table:table-cell>
          <table:table-cell office:value-type="string">
            <text:p>NA</text:p>
          </table:table-cell>
          <table:table-cell office:value-type="float" office:value="0.1686">
            <text:p>0.1686</text:p>
          </table:table-cell>
          <table:table-cell office:value-type="float" office:value="0.04852">
            <text:p>0.04852</text:p>
          </table:table-cell>
          <table:table-cell office:value-type="float" office:value="0.2704">
            <text:p>0.2704</text:p>
          </table:table-cell>
          <table:table-cell office:value-type="float" office:value="0.1763">
            <text:p>0.1763</text:p>
          </table:table-cell>
          <table:table-cell office:value-type="float" office:value="-0.03733">
            <text:p>-0.03733</text:p>
          </table:table-cell>
          <table:table-cell office:value-type="float" office:value="0.02071">
            <text:p>0.02071</text:p>
          </table:table-cell>
          <table:table-cell office:value-type="float" office:value="0.005023">
            <text:p>0.005023</text:p>
          </table:table-cell>
          <table:table-cell office:value-type="float" office:value="0.1602">
            <text:p>0.1602</text:p>
          </table:table-cell>
          <table:table-cell office:value-type="float" office:value="0.2666">
            <text:p>0.2666</text:p>
          </table:table-cell>
          <table:table-cell office:value-type="float" office:value="0.01633">
            <text:p>0.01633</text:p>
          </table:table-cell>
          <table:table-cell office:value-type="float" office:value="0.01083">
            <text:p>0.01083</text:p>
          </table:table-cell>
          <table:table-cell table:number-columns-repeated="4" office:value-type="string">
            <text:p>NA</text:p>
          </table:table-cell>
          <table:table-cell office:value-type="float" office:value="0.1615">
            <text:p>0.1615</text:p>
          </table:table-cell>
          <table:table-cell office:value-type="float" office:value="0.2131">
            <text:p>0.2131</text:p>
          </table:table-cell>
          <table:table-cell office:value-type="float" office:value="0.04735">
            <text:p>0.04735</text:p>
          </table:table-cell>
          <table:table-cell office:value-type="float" office:value="-0.08339">
            <text:p>-0.08339</text:p>
          </table:table-cell>
          <table:table-cell office:value-type="float" office:value="0.04021">
            <text:p>0.04021</text:p>
          </table:table-cell>
          <table:table-cell office:value-type="float" office:value="0.002712">
            <text:p>0.002712</text:p>
          </table:table-cell>
          <table:table-cell office:value-type="float" office:value="52.53">
            <text:p>52.53</text:p>
          </table:table-cell>
          <table:table-cell office:value-type="float" office:value="18.35">
            <text:p>18.35</text:p>
          </table:table-cell>
          <table:table-cell office:value-type="float" office:value="7">
            <text:p>7</text:p>
          </table:table-cell>
          <table:table-cell office:value-type="float" office:value="7.09">
            <text:p>7.09</text:p>
          </table:table-cell>
          <table:table-cell office:value-type="float" office:value="7.32">
            <text:p>7.32</text:p>
          </table:table-cell>
          <table:table-cell office:value-type="float" office:value="6.89">
            <text:p>6.89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693">
            <text:p>0.4693</text:p>
          </table:table-cell>
          <table:table-cell office:value-type="float" office:value="0.1767">
            <text:p>0.1767</text:p>
          </table:table-cell>
          <table:table-cell office:value-type="float" office:value="0.06016">
            <text:p>0.06016</text:p>
          </table:table-cell>
          <table:table-cell office:value-type="string">
            <text:p>NA</text:p>
          </table:table-cell>
          <table:table-cell office:value-type="float" office:value="0.2439">
            <text:p>0.2439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3">
            <text:p>13</text:p>
          </table:table-cell>
          <table:table-cell office:value-type="float" office:value="1194.82">
            <text:p>1194.82</text:p>
          </table:table-cell>
          <table:table-cell office:value-type="float" office:value="0.1314">
            <text:p>0.1314</text:p>
          </table:table-cell>
          <table:table-cell office:value-type="float" office:value="0.4055">
            <text:p>0.4055</text:p>
          </table:table-cell>
          <table:table-cell office:value-type="float" office:value="0.1116">
            <text:p>0.1116</text:p>
          </table:table-cell>
          <table:table-cell office:value-type="float" office:value="0.1005">
            <text:p>0.1005</text:p>
          </table:table-cell>
          <table:table-cell office:value-type="float" office:value="0.117">
            <text:p>0.117</text:p>
          </table:table-cell>
          <table:table-cell office:value-type="float" office:value="0.009604">
            <text:p>0.009604</text:p>
          </table:table-cell>
          <table:table-cell office:value-type="string">
            <text:p>3.19E-005</text:p>
          </table:table-cell>
          <table:table-cell office:value-type="string">
            <text:p>NA</text:p>
          </table:table-cell>
          <table:table-cell office:value-type="float" office:value="0.1681">
            <text:p>0.1681</text:p>
          </table:table-cell>
          <table:table-cell office:value-type="float" office:value="0.05184">
            <text:p>0.05184</text:p>
          </table:table-cell>
          <table:table-cell office:value-type="float" office:value="0.2836">
            <text:p>0.2836</text:p>
          </table:table-cell>
          <table:table-cell office:value-type="float" office:value="0.1745">
            <text:p>0.1745</text:p>
          </table:table-cell>
          <table:table-cell office:value-type="float" office:value="-0.03732">
            <text:p>-0.03732</text:p>
          </table:table-cell>
          <table:table-cell office:value-type="float" office:value="0.02069">
            <text:p>0.02069</text:p>
          </table:table-cell>
          <table:table-cell office:value-type="float" office:value="0.004935">
            <text:p>0.004935</text:p>
          </table:table-cell>
          <table:table-cell office:value-type="float" office:value="0.1603">
            <text:p>0.1603</text:p>
          </table:table-cell>
          <table:table-cell office:value-type="float" office:value="0.269">
            <text:p>0.269</text:p>
          </table:table-cell>
          <table:table-cell office:value-type="float" office:value="0.01709">
            <text:p>0.01709</text:p>
          </table:table-cell>
          <table:table-cell office:value-type="float" office:value="0.01102">
            <text:p>0.01102</text:p>
          </table:table-cell>
          <table:table-cell table:number-columns-repeated="4" office:value-type="string">
            <text:p>NA</text:p>
          </table:table-cell>
          <table:table-cell office:value-type="float" office:value="0.1606">
            <text:p>0.1606</text:p>
          </table:table-cell>
          <table:table-cell office:value-type="float" office:value="0.2148">
            <text:p>0.2148</text:p>
          </table:table-cell>
          <table:table-cell office:value-type="float" office:value="0.04942">
            <text:p>0.04942</text:p>
          </table:table-cell>
          <table:table-cell office:value-type="float" office:value="-0.08233">
            <text:p>-0.08233</text:p>
          </table:table-cell>
          <table:table-cell office:value-type="float" office:value="0.04043">
            <text:p>0.04043</text:p>
          </table:table-cell>
          <table:table-cell office:value-type="float" office:value="0.002736">
            <text:p>0.002736</text:p>
          </table:table-cell>
          <table:table-cell office:value-type="float" office:value="52.09">
            <text:p>52.09</text:p>
          </table:table-cell>
          <table:table-cell office:value-type="float" office:value="18.1">
            <text:p>18.1</text:p>
          </table:table-cell>
          <table:table-cell office:value-type="float" office:value="7.24">
            <text:p>7.24</text:p>
          </table:table-cell>
          <table:table-cell office:value-type="float" office:value="7.4">
            <text:p>7.4</text:p>
          </table:table-cell>
          <table:table-cell office:value-type="float" office:value="7.68">
            <text:p>7.68</text:p>
          </table:table-cell>
          <table:table-cell office:value-type="float" office:value="6.68">
            <text:p>6.68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781">
            <text:p>0.4781</text:p>
          </table:table-cell>
          <table:table-cell office:value-type="float" office:value="0.1765">
            <text:p>0.1765</text:p>
          </table:table-cell>
          <table:table-cell office:value-type="float" office:value="0.05957">
            <text:p>0.05957</text:p>
          </table:table-cell>
          <table:table-cell office:value-type="string">
            <text:p>NA</text:p>
          </table:table-cell>
          <table:table-cell office:value-type="float" office:value="0.2359">
            <text:p>0.2359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4">
            <text:p>14</text:p>
          </table:table-cell>
          <table:table-cell office:value-type="float" office:value="1214.94">
            <text:p>1214.94</text:p>
          </table:table-cell>
          <table:table-cell office:value-type="float" office:value="0.1335">
            <text:p>0.1335</text:p>
          </table:table-cell>
          <table:table-cell office:value-type="float" office:value="0.393">
            <text:p>0.393</text:p>
          </table:table-cell>
          <table:table-cell office:value-type="float" office:value="0.1176">
            <text:p>0.1176</text:p>
          </table:table-cell>
          <table:table-cell office:value-type="float" office:value="0.1053">
            <text:p>0.1053</text:p>
          </table:table-cell>
          <table:table-cell office:value-type="float" office:value="0.1214">
            <text:p>0.1214</text:p>
          </table:table-cell>
          <table:table-cell office:value-type="float" office:value="0.009594">
            <text:p>0.009594</text:p>
          </table:table-cell>
          <table:table-cell office:value-type="string">
            <text:p>3.46E-005</text:p>
          </table:table-cell>
          <table:table-cell office:value-type="string">
            <text:p>NA</text:p>
          </table:table-cell>
          <table:table-cell office:value-type="float" office:value="0.1675">
            <text:p>0.1675</text:p>
          </table:table-cell>
          <table:table-cell office:value-type="float" office:value="0.05512">
            <text:p>0.05512</text:p>
          </table:table-cell>
          <table:table-cell office:value-type="float" office:value="0.2968">
            <text:p>0.2968</text:p>
          </table:table-cell>
          <table:table-cell office:value-type="float" office:value="0.1726">
            <text:p>0.1726</text:p>
          </table:table-cell>
          <table:table-cell office:value-type="float" office:value="-0.03727">
            <text:p>-0.03727</text:p>
          </table:table-cell>
          <table:table-cell office:value-type="float" office:value="0.02068">
            <text:p>0.02068</text:p>
          </table:table-cell>
          <table:table-cell office:value-type="float" office:value="0.004849">
            <text:p>0.004849</text:p>
          </table:table-cell>
          <table:table-cell office:value-type="float" office:value="0.1605">
            <text:p>0.1605</text:p>
          </table:table-cell>
          <table:table-cell office:value-type="float" office:value="0.2714">
            <text:p>0.2714</text:p>
          </table:table-cell>
          <table:table-cell office:value-type="float" office:value="0.01786">
            <text:p>0.01786</text:p>
          </table:table-cell>
          <table:table-cell office:value-type="float" office:value="0.0112">
            <text:p>0.0112</text:p>
          </table:table-cell>
          <table:table-cell table:number-columns-repeated="4" office:value-type="string">
            <text:p>NA</text:p>
          </table:table-cell>
          <table:table-cell office:value-type="float" office:value="0.1598">
            <text:p>0.1598</text:p>
          </table:table-cell>
          <table:table-cell office:value-type="float" office:value="0.2164">
            <text:p>0.2164</text:p>
          </table:table-cell>
          <table:table-cell office:value-type="float" office:value="0.05147">
            <text:p>0.05147</text:p>
          </table:table-cell>
          <table:table-cell office:value-type="float" office:value="-0.08132">
            <text:p>-0.08132</text:p>
          </table:table-cell>
          <table:table-cell office:value-type="float" office:value="0.04067">
            <text:p>0.04067</text:p>
          </table:table-cell>
          <table:table-cell office:value-type="float" office:value="0.002758">
            <text:p>0.002758</text:p>
          </table:table-cell>
          <table:table-cell office:value-type="float" office:value="51.66">
            <text:p>51.66</text:p>
          </table:table-cell>
          <table:table-cell office:value-type="float" office:value="17.85">
            <text:p>17.85</text:p>
          </table:table-cell>
          <table:table-cell office:value-type="float" office:value="7.47">
            <text:p>7.47</text:p>
          </table:table-cell>
          <table:table-cell office:value-type="float" office:value="7.71">
            <text:p>7.71</text:p>
          </table:table-cell>
          <table:table-cell office:value-type="float" office:value="8.03">
            <text:p>8.03</text:p>
          </table:table-cell>
          <table:table-cell office:value-type="float" office:value="6.46">
            <text:p>6.46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873">
            <text:p>0.4873</text:p>
          </table:table-cell>
          <table:table-cell office:value-type="float" office:value="0.1763">
            <text:p>0.1763</text:p>
          </table:table-cell>
          <table:table-cell office:value-type="float" office:value="0.05905">
            <text:p>0.05905</text:p>
          </table:table-cell>
          <table:table-cell office:value-type="string">
            <text:p>NA</text:p>
          </table:table-cell>
          <table:table-cell office:value-type="float" office:value="0.2274">
            <text:p>0.2274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5">
            <text:p>15</text:p>
          </table:table-cell>
          <table:table-cell office:value-type="float" office:value="1234.437">
            <text:p>1234.437</text:p>
          </table:table-cell>
          <table:table-cell office:value-type="float" office:value="0.1355">
            <text:p>0.1355</text:p>
          </table:table-cell>
          <table:table-cell office:value-type="float" office:value="0.3804">
            <text:p>0.3804</text:p>
          </table:table-cell>
          <table:table-cell office:value-type="float" office:value="0.1235">
            <text:p>0.1235</text:p>
          </table:table-cell>
          <table:table-cell office:value-type="float" office:value="0.1099">
            <text:p>0.1099</text:p>
          </table:table-cell>
          <table:table-cell office:value-type="float" office:value="0.1258">
            <text:p>0.1258</text:p>
          </table:table-cell>
          <table:table-cell office:value-type="float" office:value="0.009609">
            <text:p>0.009609</text:p>
          </table:table-cell>
          <table:table-cell office:value-type="string">
            <text:p>3.74E-005</text:p>
          </table:table-cell>
          <table:table-cell office:value-type="string">
            <text:p>NA</text:p>
          </table:table-cell>
          <table:table-cell office:value-type="float" office:value="0.1669">
            <text:p>0.1669</text:p>
          </table:table-cell>
          <table:table-cell office:value-type="float" office:value="0.05837">
            <text:p>0.05837</text:p>
          </table:table-cell>
          <table:table-cell office:value-type="float" office:value="0.3099">
            <text:p>0.3099</text:p>
          </table:table-cell>
          <table:table-cell office:value-type="float" office:value="0.1707">
            <text:p>0.1707</text:p>
          </table:table-cell>
          <table:table-cell office:value-type="float" office:value="-0.03719">
            <text:p>-0.03719</text:p>
          </table:table-cell>
          <table:table-cell office:value-type="float" office:value="0.02067">
            <text:p>0.02067</text:p>
          </table:table-cell>
          <table:table-cell office:value-type="float" office:value="0.004765">
            <text:p>0.004765</text:p>
          </table:table-cell>
          <table:table-cell office:value-type="float" office:value="0.1606">
            <text:p>0.1606</text:p>
          </table:table-cell>
          <table:table-cell office:value-type="float" office:value="0.2737">
            <text:p>0.2737</text:p>
          </table:table-cell>
          <table:table-cell office:value-type="float" office:value="0.01865">
            <text:p>0.01865</text:p>
          </table:table-cell>
          <table:table-cell office:value-type="float" office:value="0.01138">
            <text:p>0.01138</text:p>
          </table:table-cell>
          <table:table-cell table:number-columns-repeated="4" office:value-type="string">
            <text:p>NA</text:p>
          </table:table-cell>
          <table:table-cell office:value-type="float" office:value="0.159">
            <text:p>0.159</text:p>
          </table:table-cell>
          <table:table-cell office:value-type="float" office:value="0.2179">
            <text:p>0.2179</text:p>
          </table:table-cell>
          <table:table-cell office:value-type="float" office:value="0.05351">
            <text:p>0.05351</text:p>
          </table:table-cell>
          <table:table-cell office:value-type="float" office:value="-0.08037">
            <text:p>-0.08037</text:p>
          </table:table-cell>
          <table:table-cell office:value-type="float" office:value="0.04092">
            <text:p>0.04092</text:p>
          </table:table-cell>
          <table:table-cell office:value-type="float" office:value="0.002778">
            <text:p>0.002778</text:p>
          </table:table-cell>
          <table:table-cell office:value-type="float" office:value="51.25">
            <text:p>51.25</text:p>
          </table:table-cell>
          <table:table-cell office:value-type="float" office:value="17.6">
            <text:p>17.6</text:p>
          </table:table-cell>
          <table:table-cell office:value-type="float" office:value="7.7">
            <text:p>7.7</text:p>
          </table:table-cell>
          <table:table-cell office:value-type="float" office:value="8.01">
            <text:p>8.01</text:p>
          </table:table-cell>
          <table:table-cell office:value-type="float" office:value="8.37">
            <text:p>8.37</text:p>
          </table:table-cell>
          <table:table-cell office:value-type="float" office:value="6.25">
            <text:p>6.25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969">
            <text:p>0.4969</text:p>
          </table:table-cell>
          <table:table-cell office:value-type="float" office:value="0.176">
            <text:p>0.176</text:p>
          </table:table-cell>
          <table:table-cell office:value-type="float" office:value="0.05858">
            <text:p>0.05858</text:p>
          </table:table-cell>
          <table:table-cell office:value-type="string">
            <text:p>NA</text:p>
          </table:table-cell>
          <table:table-cell office:value-type="float" office:value="0.2185">
            <text:p>0.2185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6">
            <text:p>16</text:p>
          </table:table-cell>
          <table:table-cell office:value-type="float" office:value="1253.345">
            <text:p>1253.345</text:p>
          </table:table-cell>
          <table:table-cell office:value-type="float" office:value="0.1375">
            <text:p>0.1375</text:p>
          </table:table-cell>
          <table:table-cell office:value-type="float" office:value="0.3678">
            <text:p>0.3678</text:p>
          </table:table-cell>
          <table:table-cell office:value-type="float" office:value="0.129">
            <text:p>0.129</text:p>
          </table:table-cell>
          <table:table-cell office:value-type="float" office:value="0.1144">
            <text:p>0.1144</text:p>
          </table:table-cell>
          <table:table-cell office:value-type="float" office:value="0.1303">
            <text:p>0.1303</text:p>
          </table:table-cell>
          <table:table-cell office:value-type="float" office:value="0.009648">
            <text:p>0.009648</text:p>
          </table:table-cell>
          <table:table-cell office:value-type="string">
            <text:p>4.04E-005</text:p>
          </table:table-cell>
          <table:table-cell office:value-type="string">
            <text:p>NA</text:p>
          </table:table-cell>
          <table:table-cell office:value-type="float" office:value="0.1662">
            <text:p>0.1662</text:p>
          </table:table-cell>
          <table:table-cell office:value-type="float" office:value="0.06158">
            <text:p>0.06158</text:p>
          </table:table-cell>
          <table:table-cell office:value-type="float" office:value="0.323">
            <text:p>0.323</text:p>
          </table:table-cell>
          <table:table-cell office:value-type="float" office:value="0.1686">
            <text:p>0.1686</text:p>
          </table:table-cell>
          <table:table-cell office:value-type="float" office:value="-0.03707">
            <text:p>-0.03707</text:p>
          </table:table-cell>
          <table:table-cell office:value-type="float" office:value="0.02067">
            <text:p>0.02067</text:p>
          </table:table-cell>
          <table:table-cell office:value-type="float" office:value="0.004683">
            <text:p>0.004683</text:p>
          </table:table-cell>
          <table:table-cell office:value-type="float" office:value="0.1608">
            <text:p>0.1608</text:p>
          </table:table-cell>
          <table:table-cell office:value-type="float" office:value="0.276">
            <text:p>0.276</text:p>
          </table:table-cell>
          <table:table-cell office:value-type="float" office:value="0.01946">
            <text:p>0.01946</text:p>
          </table:table-cell>
          <table:table-cell office:value-type="float" office:value="0.01156">
            <text:p>0.01156</text:p>
          </table:table-cell>
          <table:table-cell table:number-columns-repeated="4" office:value-type="string">
            <text:p>NA</text:p>
          </table:table-cell>
          <table:table-cell office:value-type="float" office:value="0.1582">
            <text:p>0.1582</text:p>
          </table:table-cell>
          <table:table-cell office:value-type="float" office:value="0.2194">
            <text:p>0.2194</text:p>
          </table:table-cell>
          <table:table-cell office:value-type="float" office:value="0.05553">
            <text:p>0.05553</text:p>
          </table:table-cell>
          <table:table-cell office:value-type="float" office:value="-0.07947">
            <text:p>-0.07947</text:p>
          </table:table-cell>
          <table:table-cell office:value-type="float" office:value="0.04119">
            <text:p>0.04119</text:p>
          </table:table-cell>
          <table:table-cell office:value-type="float" office:value="0.002795">
            <text:p>0.002795</text:p>
          </table:table-cell>
          <table:table-cell office:value-type="float" office:value="50.85">
            <text:p>50.85</text:p>
          </table:table-cell>
          <table:table-cell office:value-type="float" office:value="17.35">
            <text:p>17.35</text:p>
          </table:table-cell>
          <table:table-cell office:value-type="float" office:value="7.92">
            <text:p>7.92</text:p>
          </table:table-cell>
          <table:table-cell office:value-type="float" office:value="8.31">
            <text:p>8.31</text:p>
          </table:table-cell>
          <table:table-cell office:value-type="float" office:value="8.71">
            <text:p>8.71</text:p>
          </table:table-cell>
          <table:table-cell office:value-type="float" office:value="6.04">
            <text:p>6.04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069">
            <text:p>0.5069</text:p>
          </table:table-cell>
          <table:table-cell office:value-type="float" office:value="0.1758">
            <text:p>0.1758</text:p>
          </table:table-cell>
          <table:table-cell office:value-type="float" office:value="0.05816">
            <text:p>0.05816</text:p>
          </table:table-cell>
          <table:table-cell office:value-type="string">
            <text:p>NA</text:p>
          </table:table-cell>
          <table:table-cell office:value-type="float" office:value="0.2091">
            <text:p>0.2091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7">
            <text:p>17</text:p>
          </table:table-cell>
          <table:table-cell office:value-type="float" office:value="1271.694">
            <text:p>1271.694</text:p>
          </table:table-cell>
          <table:table-cell office:value-type="float" office:value="0.1394">
            <text:p>0.1394</text:p>
          </table:table-cell>
          <table:table-cell office:value-type="float" office:value="0.3552">
            <text:p>0.3552</text:p>
          </table:table-cell>
          <table:table-cell office:value-type="float" office:value="0.1344">
            <text:p>0.1344</text:p>
          </table:table-cell>
          <table:table-cell office:value-type="float" office:value="0.1188">
            <text:p>0.1188</text:p>
          </table:table-cell>
          <table:table-cell office:value-type="float" office:value="0.1348">
            <text:p>0.1348</text:p>
          </table:table-cell>
          <table:table-cell office:value-type="float" office:value="0.00971">
            <text:p>0.00971</text:p>
          </table:table-cell>
          <table:table-cell office:value-type="string">
            <text:p>4.35E-005</text:p>
          </table:table-cell>
          <table:table-cell office:value-type="string">
            <text:p>NA</text:p>
          </table:table-cell>
          <table:table-cell office:value-type="float" office:value="0.1655">
            <text:p>0.1655</text:p>
          </table:table-cell>
          <table:table-cell office:value-type="float" office:value="0.06475">
            <text:p>0.06475</text:p>
          </table:table-cell>
          <table:table-cell office:value-type="float" office:value="0.3358">
            <text:p>0.3358</text:p>
          </table:table-cell>
          <table:table-cell office:value-type="float" office:value="0.1666">
            <text:p>0.1666</text:p>
          </table:table-cell>
          <table:table-cell office:value-type="float" office:value="-0.03692">
            <text:p>-0.03692</text:p>
          </table:table-cell>
          <table:table-cell office:value-type="float" office:value="0.02068">
            <text:p>0.02068</text:p>
          </table:table-cell>
          <table:table-cell office:value-type="float" office:value="0.004603">
            <text:p>0.004603</text:p>
          </table:table-cell>
          <table:table-cell office:value-type="float" office:value="0.1609">
            <text:p>0.1609</text:p>
          </table:table-cell>
          <table:table-cell office:value-type="float" office:value="0.2783">
            <text:p>0.2783</text:p>
          </table:table-cell>
          <table:table-cell office:value-type="float" office:value="0.02029">
            <text:p>0.02029</text:p>
          </table:table-cell>
          <table:table-cell office:value-type="float" office:value="0.01173">
            <text:p>0.01173</text:p>
          </table:table-cell>
          <table:table-cell table:number-columns-repeated="4" office:value-type="string">
            <text:p>NA</text:p>
          </table:table-cell>
          <table:table-cell office:value-type="float" office:value="0.1575">
            <text:p>0.1575</text:p>
          </table:table-cell>
          <table:table-cell office:value-type="float" office:value="0.2207">
            <text:p>0.2207</text:p>
          </table:table-cell>
          <table:table-cell office:value-type="float" office:value="0.05752">
            <text:p>0.05752</text:p>
          </table:table-cell>
          <table:table-cell office:value-type="float" office:value="-0.07862">
            <text:p>-0.07862</text:p>
          </table:table-cell>
          <table:table-cell office:value-type="float" office:value="0.04147">
            <text:p>0.04147</text:p>
          </table:table-cell>
          <table:table-cell office:value-type="float" office:value="0.002809">
            <text:p>0.002809</text:p>
          </table:table-cell>
          <table:table-cell office:value-type="float" office:value="50.47">
            <text:p>50.47</text:p>
          </table:table-cell>
          <table:table-cell office:value-type="float" office:value="17.11">
            <text:p>17.11</text:p>
          </table:table-cell>
          <table:table-cell office:value-type="float" office:value="8.13">
            <text:p>8.13</text:p>
          </table:table-cell>
          <table:table-cell office:value-type="float" office:value="8.62">
            <text:p>8.62</text:p>
          </table:table-cell>
          <table:table-cell office:value-type="float" office:value="9.03">
            <text:p>9.03</text:p>
          </table:table-cell>
          <table:table-cell office:value-type="float" office:value="5.82">
            <text:p>5.8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174">
            <text:p>0.5174</text:p>
          </table:table-cell>
          <table:table-cell office:value-type="float" office:value="0.1755">
            <text:p>0.1755</text:p>
          </table:table-cell>
          <table:table-cell office:value-type="float" office:value="0.05779">
            <text:p>0.05779</text:p>
          </table:table-cell>
          <table:table-cell office:value-type="string">
            <text:p>NA</text:p>
          </table:table-cell>
          <table:table-cell office:value-type="float" office:value="0.1994">
            <text:p>0.1994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8">
            <text:p>18</text:p>
          </table:table-cell>
          <table:table-cell office:value-type="float" office:value="1289.508">
            <text:p>1289.508</text:p>
          </table:table-cell>
          <table:table-cell office:value-type="float" office:value="0.1413">
            <text:p>0.1413</text:p>
          </table:table-cell>
          <table:table-cell office:value-type="float" office:value="0.3426">
            <text:p>0.3426</text:p>
          </table:table-cell>
          <table:table-cell office:value-type="float" office:value="0.1395">
            <text:p>0.1395</text:p>
          </table:table-cell>
          <table:table-cell office:value-type="float" office:value="0.123">
            <text:p>0.123</text:p>
          </table:table-cell>
          <table:table-cell office:value-type="float" office:value="0.1394">
            <text:p>0.1394</text:p>
          </table:table-cell>
          <table:table-cell office:value-type="float" office:value="0.009793">
            <text:p>0.009793</text:p>
          </table:table-cell>
          <table:table-cell office:value-type="string">
            <text:p>4.67E-005</text:p>
          </table:table-cell>
          <table:table-cell office:value-type="string">
            <text:p>NA</text:p>
          </table:table-cell>
          <table:table-cell office:value-type="float" office:value="0.1648">
            <text:p>0.1648</text:p>
          </table:table-cell>
          <table:table-cell office:value-type="float" office:value="0.06787">
            <text:p>0.06787</text:p>
          </table:table-cell>
          <table:table-cell office:value-type="float" office:value="0.3485">
            <text:p>0.3485</text:p>
          </table:table-cell>
          <table:table-cell office:value-type="float" office:value="0.1645">
            <text:p>0.1645</text:p>
          </table:table-cell>
          <table:table-cell office:value-type="float" office:value="-0.03674">
            <text:p>-0.03674</text:p>
          </table:table-cell>
          <table:table-cell office:value-type="float" office:value="0.0207">
            <text:p>0.0207</text:p>
          </table:table-cell>
          <table:table-cell office:value-type="float" office:value="0.004524">
            <text:p>0.004524</text:p>
          </table:table-cell>
          <table:table-cell office:value-type="float" office:value="0.1611">
            <text:p>0.1611</text:p>
          </table:table-cell>
          <table:table-cell office:value-type="float" office:value="0.2805">
            <text:p>0.2805</text:p>
          </table:table-cell>
          <table:table-cell office:value-type="float" office:value="0.02115">
            <text:p>0.02115</text:p>
          </table:table-cell>
          <table:table-cell office:value-type="float" office:value="0.01191">
            <text:p>0.01191</text:p>
          </table:table-cell>
          <table:table-cell table:number-columns-repeated="4" office:value-type="string">
            <text:p>NA</text:p>
          </table:table-cell>
          <table:table-cell office:value-type="float" office:value="0.1568">
            <text:p>0.1568</text:p>
          </table:table-cell>
          <table:table-cell office:value-type="float" office:value="0.222">
            <text:p>0.222</text:p>
          </table:table-cell>
          <table:table-cell office:value-type="float" office:value="0.0595">
            <text:p>0.0595</text:p>
          </table:table-cell>
          <table:table-cell office:value-type="float" office:value="-0.07781">
            <text:p>-0.07781</text:p>
          </table:table-cell>
          <table:table-cell office:value-type="float" office:value="0.04177">
            <text:p>0.04177</text:p>
          </table:table-cell>
          <table:table-cell office:value-type="float" office:value="0.002822">
            <text:p>0.002822</text:p>
          </table:table-cell>
          <table:table-cell office:value-type="float" office:value="50.1">
            <text:p>50.1</text:p>
          </table:table-cell>
          <table:table-cell office:value-type="float" office:value="16.86">
            <text:p>16.86</text:p>
          </table:table-cell>
          <table:table-cell office:value-type="float" office:value="8.33">
            <text:p>8.33</text:p>
          </table:table-cell>
          <table:table-cell office:value-type="float" office:value="8.92">
            <text:p>8.92</text:p>
          </table:table-cell>
          <table:table-cell office:value-type="float" office:value="9.35">
            <text:p>9.35</text:p>
          </table:table-cell>
          <table:table-cell office:value-type="float" office:value="5.62">
            <text:p>5.62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282">
            <text:p>0.5282</text:p>
          </table:table-cell>
          <table:table-cell office:value-type="float" office:value="0.1752">
            <text:p>0.1752</text:p>
          </table:table-cell>
          <table:table-cell office:value-type="float" office:value="0.05746">
            <text:p>0.05746</text:p>
          </table:table-cell>
          <table:table-cell office:value-type="string">
            <text:p>NA</text:p>
          </table:table-cell>
          <table:table-cell office:value-type="float" office:value="0.1892">
            <text:p>0.1892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19">
            <text:p>19</text:p>
          </table:table-cell>
          <table:table-cell office:value-type="float" office:value="1306.813">
            <text:p>1306.813</text:p>
          </table:table-cell>
          <table:table-cell office:value-type="float" office:value="0.1432">
            <text:p>0.1432</text:p>
          </table:table-cell>
          <table:table-cell office:value-type="float" office:value="0.3302">
            <text:p>0.3302</text:p>
          </table:table-cell>
          <table:table-cell office:value-type="float" office:value="0.1443">
            <text:p>0.1443</text:p>
          </table:table-cell>
          <table:table-cell office:value-type="float" office:value="0.1271">
            <text:p>0.1271</text:p>
          </table:table-cell>
          <table:table-cell office:value-type="float" office:value="0.144">
            <text:p>0.144</text:p>
          </table:table-cell>
          <table:table-cell office:value-type="float" office:value="0.009894">
            <text:p>0.009894</text:p>
          </table:table-cell>
          <table:table-cell office:value-type="string">
            <text:p>5.01E-005</text:p>
          </table:table-cell>
          <table:table-cell office:value-type="string">
            <text:p>NA</text:p>
          </table:table-cell>
          <table:table-cell office:value-type="float" office:value="0.164">
            <text:p>0.164</text:p>
          </table:table-cell>
          <table:table-cell office:value-type="float" office:value="0.07095">
            <text:p>0.07095</text:p>
          </table:table-cell>
          <table:table-cell office:value-type="float" office:value="0.361">
            <text:p>0.361</text:p>
          </table:table-cell>
          <table:table-cell office:value-type="float" office:value="0.1623">
            <text:p>0.1623</text:p>
          </table:table-cell>
          <table:table-cell office:value-type="float" office:value="-0.03654">
            <text:p>-0.03654</text:p>
          </table:table-cell>
          <table:table-cell office:value-type="float" office:value="0.02073">
            <text:p>0.02073</text:p>
          </table:table-cell>
          <table:table-cell office:value-type="float" office:value="0.004448">
            <text:p>0.004448</text:p>
          </table:table-cell>
          <table:table-cell office:value-type="float" office:value="0.1614">
            <text:p>0.1614</text:p>
          </table:table-cell>
          <table:table-cell office:value-type="float" office:value="0.2827">
            <text:p>0.2827</text:p>
          </table:table-cell>
          <table:table-cell office:value-type="float" office:value="0.02203">
            <text:p>0.02203</text:p>
          </table:table-cell>
          <table:table-cell office:value-type="float" office:value="0.01208">
            <text:p>0.01208</text:p>
          </table:table-cell>
          <table:table-cell table:number-columns-repeated="4" office:value-type="string">
            <text:p>NA</text:p>
          </table:table-cell>
          <table:table-cell office:value-type="float" office:value="0.1562">
            <text:p>0.1562</text:p>
          </table:table-cell>
          <table:table-cell office:value-type="float" office:value="0.2232">
            <text:p>0.2232</text:p>
          </table:table-cell>
          <table:table-cell office:value-type="float" office:value="0.06145">
            <text:p>0.06145</text:p>
          </table:table-cell>
          <table:table-cell office:value-type="float" office:value="-0.07705">
            <text:p>-0.07705</text:p>
          </table:table-cell>
          <table:table-cell office:value-type="float" office:value="0.04208">
            <text:p>0.04208</text:p>
          </table:table-cell>
          <table:table-cell office:value-type="float" office:value="0.002833">
            <text:p>0.002833</text:p>
          </table:table-cell>
          <table:table-cell office:value-type="float" office:value="49.74">
            <text:p>49.74</text:p>
          </table:table-cell>
          <table:table-cell office:value-type="float" office:value="16.62">
            <text:p>16.62</text:p>
          </table:table-cell>
          <table:table-cell office:value-type="float" office:value="8.52">
            <text:p>8.52</text:p>
          </table:table-cell>
          <table:table-cell office:value-type="float" office:value="9.21">
            <text:p>9.21</text:p>
          </table:table-cell>
          <table:table-cell office:value-type="float" office:value="9.66">
            <text:p>9.66</text:p>
          </table:table-cell>
          <table:table-cell office:value-type="float" office:value="5.41">
            <text:p>5.41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393">
            <text:p>0.5393</text:p>
          </table:table-cell>
          <table:table-cell office:value-type="float" office:value="0.1749">
            <text:p>0.1749</text:p>
          </table:table-cell>
          <table:table-cell office:value-type="float" office:value="0.05717">
            <text:p>0.05717</text:p>
          </table:table-cell>
          <table:table-cell office:value-type="string">
            <text:p>NA</text:p>
          </table:table-cell>
          <table:table-cell office:value-type="float" office:value="0.1786">
            <text:p>0.1786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20">
            <text:p>20</text:p>
          </table:table-cell>
          <table:table-cell office:value-type="float" office:value="1323.627">
            <text:p>1323.627</text:p>
          </table:table-cell>
          <table:table-cell office:value-type="float" office:value="0.145">
            <text:p>0.145</text:p>
          </table:table-cell>
          <table:table-cell office:value-type="float" office:value="0.3178">
            <text:p>0.3178</text:p>
          </table:table-cell>
          <table:table-cell office:value-type="float" office:value="0.1489">
            <text:p>0.1489</text:p>
          </table:table-cell>
          <table:table-cell office:value-type="float" office:value="0.131">
            <text:p>0.131</text:p>
          </table:table-cell>
          <table:table-cell office:value-type="float" office:value="0.1487">
            <text:p>0.1487</text:p>
          </table:table-cell>
          <table:table-cell office:value-type="float" office:value="0.01001">
            <text:p>0.01001</text:p>
          </table:table-cell>
          <table:table-cell office:value-type="string">
            <text:p>5.36E-005</text:p>
          </table:table-cell>
          <table:table-cell office:value-type="string">
            <text:p>NA</text:p>
          </table:table-cell>
          <table:table-cell office:value-type="float" office:value="0.1633">
            <text:p>0.1633</text:p>
          </table:table-cell>
          <table:table-cell office:value-type="float" office:value="0.07398">
            <text:p>0.07398</text:p>
          </table:table-cell>
          <table:table-cell office:value-type="float" office:value="0.3732">
            <text:p>0.3732</text:p>
          </table:table-cell>
          <table:table-cell office:value-type="float" office:value="0.1602">
            <text:p>0.1602</text:p>
          </table:table-cell>
          <table:table-cell office:value-type="float" office:value="-0.03632">
            <text:p>-0.03632</text:p>
          </table:table-cell>
          <table:table-cell office:value-type="float" office:value="0.02077">
            <text:p>0.02077</text:p>
          </table:table-cell>
          <table:table-cell office:value-type="float" office:value="0.004374">
            <text:p>0.004374</text:p>
          </table:table-cell>
          <table:table-cell office:value-type="float" office:value="0.1616">
            <text:p>0.1616</text:p>
          </table:table-cell>
          <table:table-cell office:value-type="float" office:value="0.2849">
            <text:p>0.2849</text:p>
          </table:table-cell>
          <table:table-cell office:value-type="float" office:value="0.02293">
            <text:p>0.02293</text:p>
          </table:table-cell>
          <table:table-cell office:value-type="float" office:value="0.01225">
            <text:p>0.01225</text:p>
          </table:table-cell>
          <table:table-cell table:number-columns-repeated="4" office:value-type="string">
            <text:p>NA</text:p>
          </table:table-cell>
          <table:table-cell office:value-type="float" office:value="0.1555">
            <text:p>0.1555</text:p>
          </table:table-cell>
          <table:table-cell office:value-type="float" office:value="0.2243">
            <text:p>0.2243</text:p>
          </table:table-cell>
          <table:table-cell office:value-type="float" office:value="0.06339">
            <text:p>0.06339</text:p>
          </table:table-cell>
          <table:table-cell office:value-type="float" office:value="-0.07632">
            <text:p>-0.07632</text:p>
          </table:table-cell>
          <table:table-cell office:value-type="float" office:value="0.04239">
            <text:p>0.04239</text:p>
          </table:table-cell>
          <table:table-cell office:value-type="float" office:value="0.002843">
            <text:p>0.002843</text:p>
          </table:table-cell>
          <table:table-cell office:value-type="float" office:value="49.39">
            <text:p>49.39</text:p>
          </table:table-cell>
          <table:table-cell office:value-type="float" office:value="16.38">
            <text:p>16.38</text:p>
          </table:table-cell>
          <table:table-cell office:value-type="float" office:value="8.71">
            <text:p>8.71</text:p>
          </table:table-cell>
          <table:table-cell office:value-type="float" office:value="9.51">
            <text:p>9.51</text:p>
          </table:table-cell>
          <table:table-cell office:value-type="float" office:value="9.95">
            <text:p>9.95</text:p>
          </table:table-cell>
          <table:table-cell office:value-type="float" office:value="5.21">
            <text:p>5.21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508">
            <text:p>0.5508</text:p>
          </table:table-cell>
          <table:table-cell office:value-type="float" office:value="0.1746">
            <text:p>0.1746</text:p>
          </table:table-cell>
          <table:table-cell office:value-type="float" office:value="0.05691">
            <text:p>0.05691</text:p>
          </table:table-cell>
          <table:table-cell office:value-type="string">
            <text:p>NA</text:p>
          </table:table-cell>
          <table:table-cell office:value-type="float" office:value="0.1677">
            <text:p>0.1677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21">
            <text:p>21</text:p>
          </table:table-cell>
          <table:table-cell office:value-type="float" office:value="1339.972">
            <text:p>1339.972</text:p>
          </table:table-cell>
          <table:table-cell office:value-type="float" office:value="0.1468">
            <text:p>0.1468</text:p>
          </table:table-cell>
          <table:table-cell office:value-type="float" office:value="0.3057">
            <text:p>0.3057</text:p>
          </table:table-cell>
          <table:table-cell office:value-type="float" office:value="0.1532">
            <text:p>0.1532</text:p>
          </table:table-cell>
          <table:table-cell office:value-type="float" office:value="0.1348">
            <text:p>0.1348</text:p>
          </table:table-cell>
          <table:table-cell office:value-type="float" office:value="0.1535">
            <text:p>0.1535</text:p>
          </table:table-cell>
          <table:table-cell office:value-type="float" office:value="0.01015">
            <text:p>0.01015</text:p>
          </table:table-cell>
          <table:table-cell office:value-type="string">
            <text:p>5.73E-005</text:p>
          </table:table-cell>
          <table:table-cell office:value-type="string">
            <text:p>NA</text:p>
          </table:table-cell>
          <table:table-cell office:value-type="float" office:value="0.1625">
            <text:p>0.1625</text:p>
          </table:table-cell>
          <table:table-cell office:value-type="float" office:value="0.07696">
            <text:p>0.07696</text:p>
          </table:table-cell>
          <table:table-cell office:value-type="float" office:value="0.385">
            <text:p>0.385</text:p>
          </table:table-cell>
          <table:table-cell office:value-type="float" office:value="0.158">
            <text:p>0.158</text:p>
          </table:table-cell>
          <table:table-cell office:value-type="float" office:value="-0.03609">
            <text:p>-0.03609</text:p>
          </table:table-cell>
          <table:table-cell office:value-type="float" office:value="0.02082">
            <text:p>0.02082</text:p>
          </table:table-cell>
          <table:table-cell office:value-type="float" office:value="0.004302">
            <text:p>0.004302</text:p>
          </table:table-cell>
          <table:table-cell office:value-type="float" office:value="0.1619">
            <text:p>0.1619</text:p>
          </table:table-cell>
          <table:table-cell office:value-type="float" office:value="0.2871">
            <text:p>0.2871</text:p>
          </table:table-cell>
          <table:table-cell office:value-type="float" office:value="0.02386">
            <text:p>0.02386</text:p>
          </table:table-cell>
          <table:table-cell office:value-type="float" office:value="0.01242">
            <text:p>0.01242</text:p>
          </table:table-cell>
          <table:table-cell table:number-columns-repeated="4" office:value-type="string">
            <text:p>NA</text:p>
          </table:table-cell>
          <table:table-cell office:value-type="float" office:value="0.155">
            <text:p>0.155</text:p>
          </table:table-cell>
          <table:table-cell office:value-type="float" office:value="0.2254">
            <text:p>0.2254</text:p>
          </table:table-cell>
          <table:table-cell office:value-type="float" office:value="0.0653">
            <text:p>0.0653</text:p>
          </table:table-cell>
          <table:table-cell office:value-type="float" office:value="-0.07564">
            <text:p>-0.07564</text:p>
          </table:table-cell>
          <table:table-cell office:value-type="float" office:value="0.04271">
            <text:p>0.04271</text:p>
          </table:table-cell>
          <table:table-cell office:value-type="float" office:value="0.00285">
            <text:p>0.00285</text:p>
          </table:table-cell>
          <table:table-cell office:value-type="float" office:value="49.05">
            <text:p>49.05</text:p>
          </table:table-cell>
          <table:table-cell office:value-type="float" office:value="16.15">
            <text:p>16.15</text:p>
          </table:table-cell>
          <table:table-cell office:value-type="float" office:value="8.89">
            <text:p>8.89</text:p>
          </table:table-cell>
          <table:table-cell office:value-type="float" office:value="9.8">
            <text:p>9.8</text:p>
          </table:table-cell>
          <table:table-cell office:value-type="float" office:value="10.24">
            <text:p>10.24</text:p>
          </table:table-cell>
          <table:table-cell office:value-type="float" office:value="5.01">
            <text:p>5.01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625">
            <text:p>0.5625</text:p>
          </table:table-cell>
          <table:table-cell office:value-type="float" office:value="0.1743">
            <text:p>0.1743</text:p>
          </table:table-cell>
          <table:table-cell office:value-type="float" office:value="0.05668">
            <text:p>0.05668</text:p>
          </table:table-cell>
          <table:table-cell office:value-type="string">
            <text:p>NA</text:p>
          </table:table-cell>
          <table:table-cell office:value-type="float" office:value="0.1565">
            <text:p>0.1565</text:p>
          </table:table-cell>
          <table:table-cell table:number-columns-repeated="2"/>
        </table:table-row>
        <table:table-row table:style-name="ro1">
          <table:table-cell office:value-type="string">
            <text:p>liq,sp,cpx,opx,ol</text:p>
          </table:table-cell>
          <table:table-cell office:value-type="float" office:value="22">
            <text:p>22</text:p>
          </table:table-cell>
          <table:table-cell office:value-type="float" office:value="1355.864">
            <text:p>1355.864</text:p>
          </table:table-cell>
          <table:table-cell office:value-type="float" office:value="0.1485">
            <text:p>0.1485</text:p>
          </table:table-cell>
          <table:table-cell office:value-type="float" office:value="0.2937">
            <text:p>0.2937</text:p>
          </table:table-cell>
          <table:table-cell office:value-type="float" office:value="0.1572">
            <text:p>0.1572</text:p>
          </table:table-cell>
          <table:table-cell office:value-type="float" office:value="0.1384">
            <text:p>0.1384</text:p>
          </table:table-cell>
          <table:table-cell office:value-type="float" office:value="0.1582">
            <text:p>0.1582</text:p>
          </table:table-cell>
          <table:table-cell office:value-type="float" office:value="0.01029">
            <text:p>0.01029</text:p>
          </table:table-cell>
          <table:table-cell office:value-type="string">
            <text:p>6.11E-005</text:p>
          </table:table-cell>
          <table:table-cell office:value-type="string">
            <text:p>NA</text:p>
          </table:table-cell>
          <table:table-cell office:value-type="float" office:value="0.1617">
            <text:p>0.1617</text:p>
          </table:table-cell>
          <table:table-cell office:value-type="float" office:value="0.07989">
            <text:p>0.07989</text:p>
          </table:table-cell>
          <table:table-cell office:value-type="float" office:value="0.3965">
            <text:p>0.3965</text:p>
          </table:table-cell>
          <table:table-cell office:value-type="float" office:value="0.1559">
            <text:p>0.1559</text:p>
          </table:table-cell>
          <table:table-cell office:value-type="float" office:value="-0.03584">
            <text:p>-0.03584</text:p>
          </table:table-cell>
          <table:table-cell office:value-type="float" office:value="0.02088">
            <text:p>0.02088</text:p>
          </table:table-cell>
          <table:table-cell office:value-type="float" office:value="0.004233">
            <text:p>0.004233</text:p>
          </table:table-cell>
          <table:table-cell office:value-type="float" office:value="0.1621">
            <text:p>0.1621</text:p>
          </table:table-cell>
          <table:table-cell office:value-type="float" office:value="0.2892">
            <text:p>0.2892</text:p>
          </table:table-cell>
          <table:table-cell office:value-type="float" office:value="0.0248">
            <text:p>0.0248</text:p>
          </table:table-cell>
          <table:table-cell office:value-type="float" office:value="0.01259">
            <text:p>0.01259</text:p>
          </table:table-cell>
          <table:table-cell table:number-columns-repeated="4" office:value-type="string">
            <text:p>NA</text:p>
          </table:table-cell>
          <table:table-cell office:value-type="float" office:value="0.1544">
            <text:p>0.1544</text:p>
          </table:table-cell>
          <table:table-cell office:value-type="float" office:value="0.2265">
            <text:p>0.2265</text:p>
          </table:table-cell>
          <table:table-cell office:value-type="float" office:value="0.06718">
            <text:p>0.06718</text:p>
          </table:table-cell>
          <table:table-cell office:value-type="float" office:value="-0.075">
            <text:p>-0.075</text:p>
          </table:table-cell>
          <table:table-cell office:value-type="float" office:value="0.04304">
            <text:p>0.04304</text:p>
          </table:table-cell>
          <table:table-cell office:value-type="float" office:value="0.002856">
            <text:p>0.002856</text:p>
          </table:table-cell>
          <table:table-cell office:value-type="float" office:value="48.72">
            <text:p>48.72</text:p>
          </table:table-cell>
          <table:table-cell office:value-type="float" office:value="15.92">
            <text:p>15.92</text:p>
          </table:table-cell>
          <table:table-cell office:value-type="float" office:value="9.06">
            <text:p>9.06</text:p>
          </table:table-cell>
          <table:table-cell office:value-type="float" office:value="10.09">
            <text:p>10.09</text:p>
          </table:table-cell>
          <table:table-cell office:value-type="float" office:value="10.52">
            <text:p>10.52</text:p>
          </table:table-cell>
          <table:table-cell office:value-type="float" office:value="4.81">
            <text:p>4.81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745">
            <text:p>0.5745</text:p>
          </table:table-cell>
          <table:table-cell office:value-type="float" office:value="0.1739">
            <text:p>0.1739</text:p>
          </table:table-cell>
          <table:table-cell office:value-type="float" office:value="0.05647">
            <text:p>0.05647</text:p>
          </table:table-cell>
          <table:table-cell office:value-type="string">
            <text:p>NA</text:p>
          </table:table-cell>
          <table:table-cell office:value-type="float" office:value="0.1451">
            <text:p>0.1451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1.8">
            <text:p>21.8</text:p>
          </table:table-cell>
          <table:table-cell office:value-type="float" office:value="1352.422">
            <text:p>1352.422</text:p>
          </table:table-cell>
          <table:table-cell office:value-type="float" office:value="0.1471">
            <text:p>0.1471</text:p>
          </table:table-cell>
          <table:table-cell office:value-type="float" office:value="0.2979">
            <text:p>0.2979</text:p>
          </table:table-cell>
          <table:table-cell office:value-type="float" office:value="0.1557">
            <text:p>0.1557</text:p>
          </table:table-cell>
          <table:table-cell office:value-type="float" office:value="0.1369">
            <text:p>0.1369</text:p>
          </table:table-cell>
          <table:table-cell office:value-type="float" office:value="0.1573">
            <text:p>0.1573</text:p>
          </table:table-cell>
          <table:table-cell office:value-type="float" office:value="0.0114">
            <text:p>0.0114</text:p>
          </table:table-cell>
          <table:table-cell office:value-type="string">
            <text:p>5.82E-005</text:p>
          </table:table-cell>
          <table:table-cell office:value-type="string">
            <text:p>NA</text:p>
          </table:table-cell>
          <table:table-cell office:value-type="float" office:value="0.1615">
            <text:p>0.1615</text:p>
          </table:table-cell>
          <table:table-cell office:value-type="float" office:value="0.07879">
            <text:p>0.07879</text:p>
          </table:table-cell>
          <table:table-cell office:value-type="float" office:value="0.3915">
            <text:p>0.3915</text:p>
          </table:table-cell>
          <table:table-cell office:value-type="float" office:value="0.1583">
            <text:p>0.1583</text:p>
          </table:table-cell>
          <table:table-cell office:value-type="float" office:value="-0.03569">
            <text:p>-0.03569</text:p>
          </table:table-cell>
          <table:table-cell office:value-type="float" office:value="0.02217">
            <text:p>0.02217</text:p>
          </table:table-cell>
          <table:table-cell office:value-type="float" office:value="0.004197">
            <text:p>0.004197</text:p>
          </table:table-cell>
          <table:table-cell office:value-type="float" office:value="0.1615">
            <text:p>0.1615</text:p>
          </table:table-cell>
          <table:table-cell office:value-type="float" office:value="0.2883">
            <text:p>0.2883</text:p>
          </table:table-cell>
          <table:table-cell office:value-type="float" office:value="0.02602">
            <text:p>0.02602</text:p>
          </table:table-cell>
          <table:table-cell office:value-type="float" office:value="0.01235">
            <text:p>0.01235</text:p>
          </table:table-cell>
          <table:table-cell office:value-type="float" office:value="0.2025">
            <text:p>0.2025</text:p>
          </table:table-cell>
          <table:table-cell office:value-type="float" office:value="0.104">
            <text:p>0.104</text:p>
          </table:table-cell>
          <table:table-cell office:value-type="float" office:value="0.01003">
            <text:p>0.01003</text:p>
          </table:table-cell>
          <table:table-cell office:value-type="float" office:value="0.01294">
            <text:p>0.01294</text:p>
          </table:table-cell>
          <table:table-cell office:value-type="float" office:value="0.1539">
            <text:p>0.1539</text:p>
          </table:table-cell>
          <table:table-cell office:value-type="float" office:value="0.2274">
            <text:p>0.2274</text:p>
          </table:table-cell>
          <table:table-cell office:value-type="float" office:value="0.06686">
            <text:p>0.06686</text:p>
          </table:table-cell>
          <table:table-cell office:value-type="float" office:value="-0.07481">
            <text:p>-0.07481</text:p>
          </table:table-cell>
          <table:table-cell office:value-type="float" office:value="0.04518">
            <text:p>0.04518</text:p>
          </table:table-cell>
          <table:table-cell office:value-type="float" office:value="0.002797">
            <text:p>0.002797</text:p>
          </table:table-cell>
          <table:table-cell office:value-type="float" office:value="48.79">
            <text:p>48.79</text:p>
          </table:table-cell>
          <table:table-cell office:value-type="float" office:value="15.96">
            <text:p>15.96</text:p>
          </table:table-cell>
          <table:table-cell office:value-type="float" office:value="8.98">
            <text:p>8.98</text:p>
          </table:table-cell>
          <table:table-cell office:value-type="float" office:value="10.02">
            <text:p>10.02</text:p>
          </table:table-cell>
          <table:table-cell office:value-type="float" office:value="10.4">
            <text:p>10.4</text:p>
          </table:table-cell>
          <table:table-cell office:value-type="float" office:value="4.88">
            <text:p>4.88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64">
            <text:p>0.564</text:p>
          </table:table-cell>
          <table:table-cell office:value-type="float" office:value="0.1808">
            <text:p>0.1808</text:p>
          </table:table-cell>
          <table:table-cell office:value-type="float" office:value="0.04972">
            <text:p>0.04972</text:p>
          </table:table-cell>
          <table:table-cell office:value-type="float" office:value="0.03162">
            <text:p>0.03162</text:p>
          </table:table-cell>
          <table:table-cell office:value-type="float" office:value="0.1239">
            <text:p>0.1239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2">
            <text:p>22</text:p>
          </table:table-cell>
          <table:table-cell office:value-type="float" office:value="1355.219">
            <text:p>1355.219</text:p>
          </table:table-cell>
          <table:table-cell office:value-type="float" office:value="0.1461">
            <text:p>0.1461</text:p>
          </table:table-cell>
          <table:table-cell office:value-type="float" office:value="0.2974">
            <text:p>0.2974</text:p>
          </table:table-cell>
          <table:table-cell office:value-type="float" office:value="0.1557">
            <text:p>0.1557</text:p>
          </table:table-cell>
          <table:table-cell office:value-type="float" office:value="0.1367">
            <text:p>0.1367</text:p>
          </table:table-cell>
          <table:table-cell office:value-type="float" office:value="0.1583">
            <text:p>0.1583</text:p>
          </table:table-cell>
          <table:table-cell office:value-type="float" office:value="0.01293">
            <text:p>0.01293</text:p>
          </table:table-cell>
          <table:table-cell office:value-type="string">
            <text:p>5.65E-005</text:p>
          </table:table-cell>
          <table:table-cell office:value-type="string">
            <text:p>NA</text:p>
          </table:table-cell>
          <table:table-cell office:value-type="float" office:value="0.1609">
            <text:p>0.1609</text:p>
          </table:table-cell>
          <table:table-cell office:value-type="float" office:value="0.07876">
            <text:p>0.07876</text:p>
          </table:table-cell>
          <table:table-cell office:value-type="float" office:value="0.3903">
            <text:p>0.3903</text:p>
          </table:table-cell>
          <table:table-cell office:value-type="float" office:value="0.1604">
            <text:p>0.1604</text:p>
          </table:table-cell>
          <table:table-cell office:value-type="float" office:value="-0.03541">
            <text:p>-0.03541</text:p>
          </table:table-cell>
          <table:table-cell office:value-type="float" office:value="0.02382">
            <text:p>0.02382</text:p>
          </table:table-cell>
          <table:table-cell office:value-type="float" office:value="0.004131">
            <text:p>0.004131</text:p>
          </table:table-cell>
          <table:table-cell office:value-type="float" office:value="0.1609">
            <text:p>0.1609</text:p>
          </table:table-cell>
          <table:table-cell office:value-type="float" office:value="0.2882">
            <text:p>0.2882</text:p>
          </table:table-cell>
          <table:table-cell office:value-type="float" office:value="0.02798">
            <text:p>0.02798</text:p>
          </table:table-cell>
          <table:table-cell office:value-type="float" office:value="0.01216">
            <text:p>0.01216</text:p>
          </table:table-cell>
          <table:table-cell office:value-type="float" office:value="0.2016">
            <text:p>0.2016</text:p>
          </table:table-cell>
          <table:table-cell office:value-type="float" office:value="0.1037">
            <text:p>0.1037</text:p>
          </table:table-cell>
          <table:table-cell office:value-type="float" office:value="0.01076">
            <text:p>0.01076</text:p>
          </table:table-cell>
          <table:table-cell office:value-type="float" office:value="0.01273">
            <text:p>0.01273</text:p>
          </table:table-cell>
          <table:table-cell office:value-type="float" office:value="0.1532">
            <text:p>0.1532</text:p>
          </table:table-cell>
          <table:table-cell office:value-type="float" office:value="0.2291">
            <text:p>0.2291</text:p>
          </table:table-cell>
          <table:table-cell office:value-type="float" office:value="0.06733">
            <text:p>0.06733</text:p>
          </table:table-cell>
          <table:table-cell office:value-type="float" office:value="-0.07434">
            <text:p>-0.07434</text:p>
          </table:table-cell>
          <table:table-cell office:value-type="float" office:value="0.04796">
            <text:p>0.04796</text:p>
          </table:table-cell>
          <table:table-cell office:value-type="float" office:value="0.002732">
            <text:p>0.002732</text:p>
          </table:table-cell>
          <table:table-cell office:value-type="float" office:value="48.72">
            <text:p>48.72</text:p>
          </table:table-cell>
          <table:table-cell office:value-type="float" office:value="15.9">
            <text:p>15.9</text:p>
          </table:table-cell>
          <table:table-cell office:value-type="float" office:value="8.95">
            <text:p>8.95</text:p>
          </table:table-cell>
          <table:table-cell office:value-type="float" office:value="10.07">
            <text:p>10.07</text:p>
          </table:table-cell>
          <table:table-cell office:value-type="float" office:value="10.39">
            <text:p>10.39</text:p>
          </table:table-cell>
          <table:table-cell office:value-type="float" office:value="4.88">
            <text:p>4.88</text:p>
          </table:table-cell>
          <table:table-cell office:value-type="float" office:value="1.09">
            <text:p>1.09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57">
            <text:p>0.557</text:p>
          </table:table-cell>
          <table:table-cell office:value-type="float" office:value="0.1883">
            <text:p>0.1883</text:p>
          </table:table-cell>
          <table:table-cell office:value-type="float" office:value="0.04208">
            <text:p>0.04208</text:p>
          </table:table-cell>
          <table:table-cell office:value-type="float" office:value="0.06704">
            <text:p>0.06704</text:p>
          </table:table-cell>
          <table:table-cell office:value-type="float" office:value="0.09556">
            <text:p>0.09556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2.2">
            <text:p>22.2</text:p>
          </table:table-cell>
          <table:table-cell office:value-type="float" office:value="1358.018">
            <text:p>1358.018</text:p>
          </table:table-cell>
          <table:table-cell office:value-type="float" office:value="0.1451">
            <text:p>0.1451</text:p>
          </table:table-cell>
          <table:table-cell office:value-type="float" office:value="0.2967">
            <text:p>0.2967</text:p>
          </table:table-cell>
          <table:table-cell office:value-type="float" office:value="0.1557">
            <text:p>0.1557</text:p>
          </table:table-cell>
          <table:table-cell office:value-type="float" office:value="0.1366">
            <text:p>0.1366</text:p>
          </table:table-cell>
          <table:table-cell office:value-type="float" office:value="0.1593">
            <text:p>0.1593</text:p>
          </table:table-cell>
          <table:table-cell office:value-type="float" office:value="0.01455">
            <text:p>0.01455</text:p>
          </table:table-cell>
          <table:table-cell office:value-type="string">
            <text:p>5.51E-005</text:p>
          </table:table-cell>
          <table:table-cell office:value-type="string">
            <text:p>NA</text:p>
          </table:table-cell>
          <table:table-cell office:value-type="float" office:value="0.1604">
            <text:p>0.1604</text:p>
          </table:table-cell>
          <table:table-cell office:value-type="float" office:value="0.07877">
            <text:p>0.07877</text:p>
          </table:table-cell>
          <table:table-cell office:value-type="float" office:value="0.389">
            <text:p>0.389</text:p>
          </table:table-cell>
          <table:table-cell office:value-type="float" office:value="0.1623">
            <text:p>0.1623</text:p>
          </table:table-cell>
          <table:table-cell office:value-type="float" office:value="-0.03514">
            <text:p>-0.03514</text:p>
          </table:table-cell>
          <table:table-cell office:value-type="float" office:value="0.0255">
            <text:p>0.0255</text:p>
          </table:table-cell>
          <table:table-cell office:value-type="float" office:value="0.004071">
            <text:p>0.004071</text:p>
          </table:table-cell>
          <table:table-cell office:value-type="float" office:value="0.1603">
            <text:p>0.1603</text:p>
          </table:table-cell>
          <table:table-cell office:value-type="float" office:value="0.2882">
            <text:p>0.2882</text:p>
          </table:table-cell>
          <table:table-cell office:value-type="float" office:value="0.03">
            <text:p>0.03</text:p>
          </table:table-cell>
          <table:table-cell office:value-type="float" office:value="0.012">
            <text:p>0.012</text:p>
          </table:table-cell>
          <table:table-cell office:value-type="float" office:value="0.2008">
            <text:p>0.2008</text:p>
          </table:table-cell>
          <table:table-cell office:value-type="float" office:value="0.1035">
            <text:p>0.1035</text:p>
          </table:table-cell>
          <table:table-cell office:value-type="float" office:value="0.01151">
            <text:p>0.01151</text:p>
          </table:table-cell>
          <table:table-cell office:value-type="float" office:value="0.01254">
            <text:p>0.01254</text:p>
          </table:table-cell>
          <table:table-cell office:value-type="float" office:value="0.1525">
            <text:p>0.1525</text:p>
          </table:table-cell>
          <table:table-cell office:value-type="float" office:value="0.2308">
            <text:p>0.2308</text:p>
          </table:table-cell>
          <table:table-cell office:value-type="float" office:value="0.06784">
            <text:p>0.06784</text:p>
          </table:table-cell>
          <table:table-cell office:value-type="float" office:value="-0.0739">
            <text:p>-0.0739</text:p>
          </table:table-cell>
          <table:table-cell office:value-type="float" office:value="0.05074">
            <text:p>0.05074</text:p>
          </table:table-cell>
          <table:table-cell office:value-type="float" office:value="0.002673">
            <text:p>0.002673</text:p>
          </table:table-cell>
          <table:table-cell office:value-type="float" office:value="48.63">
            <text:p>48.63</text:p>
          </table:table-cell>
          <table:table-cell office:value-type="float" office:value="15.83">
            <text:p>15.83</text:p>
          </table:table-cell>
          <table:table-cell office:value-type="float" office:value="8.93">
            <text:p>8.93</text:p>
          </table:table-cell>
          <table:table-cell office:value-type="float" office:value="10.12">
            <text:p>10.12</text:p>
          </table:table-cell>
          <table:table-cell office:value-type="float" office:value="10.39">
            <text:p>10.39</text:p>
          </table:table-cell>
          <table:table-cell office:value-type="float" office:value="4.87">
            <text:p>4.87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505">
            <text:p>0.5505</text:p>
          </table:table-cell>
          <table:table-cell office:value-type="float" office:value="0.1951">
            <text:p>0.1951</text:p>
          </table:table-cell>
          <table:table-cell office:value-type="float" office:value="0.03517">
            <text:p>0.03517</text:p>
          </table:table-cell>
          <table:table-cell office:value-type="float" office:value="0.09918">
            <text:p>0.09918</text:p>
          </table:table-cell>
          <table:table-cell office:value-type="float" office:value="0.07002">
            <text:p>0.07002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2.4">
            <text:p>22.4</text:p>
          </table:table-cell>
          <table:table-cell office:value-type="float" office:value="1360.813">
            <text:p>1360.813</text:p>
          </table:table-cell>
          <table:table-cell office:value-type="float" office:value="0.1442">
            <text:p>0.1442</text:p>
          </table:table-cell>
          <table:table-cell office:value-type="float" office:value="0.2958">
            <text:p>0.2958</text:p>
          </table:table-cell>
          <table:table-cell office:value-type="float" office:value="0.1558">
            <text:p>0.1558</text:p>
          </table:table-cell>
          <table:table-cell office:value-type="float" office:value="0.1365">
            <text:p>0.1365</text:p>
          </table:table-cell>
          <table:table-cell office:value-type="float" office:value="0.1603">
            <text:p>0.1603</text:p>
          </table:table-cell>
          <table:table-cell office:value-type="float" office:value="0.01629">
            <text:p>0.01629</text:p>
          </table:table-cell>
          <table:table-cell office:value-type="string">
            <text:p>5.39E-005</text:p>
          </table:table-cell>
          <table:table-cell office:value-type="string">
            <text:p>NA</text:p>
          </table:table-cell>
          <table:table-cell office:value-type="float" office:value="0.1599">
            <text:p>0.1599</text:p>
          </table:table-cell>
          <table:table-cell office:value-type="float" office:value="0.07881">
            <text:p>0.07881</text:p>
          </table:table-cell>
          <table:table-cell office:value-type="float" office:value="0.3875">
            <text:p>0.3875</text:p>
          </table:table-cell>
          <table:table-cell office:value-type="float" office:value="0.1642">
            <text:p>0.1642</text:p>
          </table:table-cell>
          <table:table-cell office:value-type="float" office:value="-0.0349">
            <text:p>-0.0349</text:p>
          </table:table-cell>
          <table:table-cell office:value-type="float" office:value="0.02722">
            <text:p>0.02722</text:p>
          </table:table-cell>
          <table:table-cell office:value-type="float" office:value="0.004017">
            <text:p>0.004017</text:p>
          </table:table-cell>
          <table:table-cell office:value-type="float" office:value="0.1598">
            <text:p>0.1598</text:p>
          </table:table-cell>
          <table:table-cell office:value-type="float" office:value="0.2883">
            <text:p>0.2883</text:p>
          </table:table-cell>
          <table:table-cell office:value-type="float" office:value="0.03207">
            <text:p>0.03207</text:p>
          </table:table-cell>
          <table:table-cell office:value-type="float" office:value="0.01185">
            <text:p>0.01185</text:p>
          </table:table-cell>
          <table:table-cell office:value-type="float" office:value="0.2001">
            <text:p>0.2001</text:p>
          </table:table-cell>
          <table:table-cell office:value-type="float" office:value="0.1034">
            <text:p>0.1034</text:p>
          </table:table-cell>
          <table:table-cell office:value-type="float" office:value="0.01226">
            <text:p>0.01226</text:p>
          </table:table-cell>
          <table:table-cell office:value-type="float" office:value="0.01237">
            <text:p>0.01237</text:p>
          </table:table-cell>
          <table:table-cell office:value-type="float" office:value="0.1519">
            <text:p>0.1519</text:p>
          </table:table-cell>
          <table:table-cell office:value-type="float" office:value="0.2325">
            <text:p>0.2325</text:p>
          </table:table-cell>
          <table:table-cell office:value-type="float" office:value="0.06837">
            <text:p>0.06837</text:p>
          </table:table-cell>
          <table:table-cell office:value-type="float" office:value="-0.07349">
            <text:p>-0.07349</text:p>
          </table:table-cell>
          <table:table-cell office:value-type="float" office:value="0.05351">
            <text:p>0.05351</text:p>
          </table:table-cell>
          <table:table-cell office:value-type="float" office:value="0.002619">
            <text:p>0.002619</text:p>
          </table:table-cell>
          <table:table-cell office:value-type="float" office:value="48.54">
            <text:p>48.54</text:p>
          </table:table-cell>
          <table:table-cell office:value-type="float" office:value="15.77">
            <text:p>15.77</text:p>
          </table:table-cell>
          <table:table-cell office:value-type="float" office:value="8.91">
            <text:p>8.91</text:p>
          </table:table-cell>
          <table:table-cell office:value-type="float" office:value="10.16">
            <text:p>10.16</text:p>
          </table:table-cell>
          <table:table-cell office:value-type="float" office:value="10.39">
            <text:p>10.39</text:p>
          </table:table-cell>
          <table:table-cell office:value-type="float" office:value="4.85">
            <text:p>4.85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445">
            <text:p>0.5445</text:p>
          </table:table-cell>
          <table:table-cell office:value-type="float" office:value="0.2013">
            <text:p>0.2013</text:p>
          </table:table-cell>
          <table:table-cell office:value-type="float" office:value="0.02887">
            <text:p>0.02887</text:p>
          </table:table-cell>
          <table:table-cell office:value-type="float" office:value="0.1285">
            <text:p>0.1285</text:p>
          </table:table-cell>
          <table:table-cell office:value-type="float" office:value="0.04684">
            <text:p>0.04684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2.6">
            <text:p>22.6</text:p>
          </table:table-cell>
          <table:table-cell office:value-type="float" office:value="1363.601">
            <text:p>1363.601</text:p>
          </table:table-cell>
          <table:table-cell office:value-type="float" office:value="0.1433">
            <text:p>0.1433</text:p>
          </table:table-cell>
          <table:table-cell office:value-type="float" office:value="0.2946">
            <text:p>0.2946</text:p>
          </table:table-cell>
          <table:table-cell office:value-type="float" office:value="0.1559">
            <text:p>0.1559</text:p>
          </table:table-cell>
          <table:table-cell office:value-type="float" office:value="0.1365">
            <text:p>0.1365</text:p>
          </table:table-cell>
          <table:table-cell office:value-type="float" office:value="0.1612">
            <text:p>0.1612</text:p>
          </table:table-cell>
          <table:table-cell office:value-type="float" office:value="0.01813">
            <text:p>0.01813</text:p>
          </table:table-cell>
          <table:table-cell office:value-type="string">
            <text:p>5.28E-005</text:p>
          </table:table-cell>
          <table:table-cell office:value-type="string">
            <text:p>NA</text:p>
          </table:table-cell>
          <table:table-cell office:value-type="float" office:value="0.1595">
            <text:p>0.1595</text:p>
          </table:table-cell>
          <table:table-cell office:value-type="float" office:value="0.07888">
            <text:p>0.07888</text:p>
          </table:table-cell>
          <table:table-cell office:value-type="float" office:value="0.386">
            <text:p>0.386</text:p>
          </table:table-cell>
          <table:table-cell office:value-type="float" office:value="0.166">
            <text:p>0.166</text:p>
          </table:table-cell>
          <table:table-cell office:value-type="float" office:value="-0.03466">
            <text:p>-0.03466</text:p>
          </table:table-cell>
          <table:table-cell office:value-type="float" office:value="0.02896">
            <text:p>0.02896</text:p>
          </table:table-cell>
          <table:table-cell office:value-type="float" office:value="0.003968">
            <text:p>0.003968</text:p>
          </table:table-cell>
          <table:table-cell office:value-type="float" office:value="0.1594">
            <text:p>0.1594</text:p>
          </table:table-cell>
          <table:table-cell office:value-type="float" office:value="0.2886">
            <text:p>0.2886</text:p>
          </table:table-cell>
          <table:table-cell office:value-type="float" office:value="0.03419">
            <text:p>0.03419</text:p>
          </table:table-cell>
          <table:table-cell office:value-type="float" office:value="0.01173">
            <text:p>0.01173</text:p>
          </table:table-cell>
          <table:table-cell office:value-type="float" office:value="0.1994">
            <text:p>0.1994</text:p>
          </table:table-cell>
          <table:table-cell office:value-type="float" office:value="0.1032">
            <text:p>0.1032</text:p>
          </table:table-cell>
          <table:table-cell office:value-type="float" office:value="0.01303">
            <text:p>0.01303</text:p>
          </table:table-cell>
          <table:table-cell office:value-type="float" office:value="0.01222">
            <text:p>0.01222</text:p>
          </table:table-cell>
          <table:table-cell office:value-type="float" office:value="0.1514">
            <text:p>0.1514</text:p>
          </table:table-cell>
          <table:table-cell office:value-type="float" office:value="0.2341">
            <text:p>0.2341</text:p>
          </table:table-cell>
          <table:table-cell office:value-type="float" office:value="0.06893">
            <text:p>0.06893</text:p>
          </table:table-cell>
          <table:table-cell office:value-type="float" office:value="-0.07311">
            <text:p>-0.07311</text:p>
          </table:table-cell>
          <table:table-cell office:value-type="float" office:value="0.05627">
            <text:p>0.05627</text:p>
          </table:table-cell>
          <table:table-cell office:value-type="float" office:value="0.002569">
            <text:p>0.002569</text:p>
          </table:table-cell>
          <table:table-cell office:value-type="float" office:value="48.44">
            <text:p>48.44</text:p>
          </table:table-cell>
          <table:table-cell office:value-type="float" office:value="15.69">
            <text:p>15.69</text:p>
          </table:table-cell>
          <table:table-cell office:value-type="float" office:value="8.89">
            <text:p>8.89</text:p>
          </table:table-cell>
          <table:table-cell office:value-type="float" office:value="10.21">
            <text:p>10.21</text:p>
          </table:table-cell>
          <table:table-cell office:value-type="float" office:value="10.39">
            <text:p>10.39</text:p>
          </table:table-cell>
          <table:table-cell office:value-type="float" office:value="4.84">
            <text:p>4.84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388">
            <text:p>0.5388</text:p>
          </table:table-cell>
          <table:table-cell office:value-type="float" office:value="0.207">
            <text:p>0.207</text:p>
          </table:table-cell>
          <table:table-cell office:value-type="float" office:value="0.0231">
            <text:p>0.0231</text:p>
          </table:table-cell>
          <table:table-cell office:value-type="float" office:value="0.1555">
            <text:p>0.1555</text:p>
          </table:table-cell>
          <table:table-cell office:value-type="float" office:value="0.02567">
            <text:p>0.02567</text:p>
          </table:table-cell>
          <table:table-cell table:number-columns-repeated="2"/>
        </table:table-row>
        <table:table-row table:style-name="ro1">
          <table:table-cell office:value-type="string">
            <text:p>liq,sp,cpx,opx,ol,g</text:p>
          </table:table-cell>
          <table:table-cell office:value-type="float" office:value="22.8">
            <text:p>22.8</text:p>
          </table:table-cell>
          <table:table-cell office:value-type="float" office:value="1366.379">
            <text:p>1366.379</text:p>
          </table:table-cell>
          <table:table-cell office:value-type="float" office:value="0.1425">
            <text:p>0.1425</text:p>
          </table:table-cell>
          <table:table-cell office:value-type="float" office:value="0.2933">
            <text:p>0.2933</text:p>
          </table:table-cell>
          <table:table-cell office:value-type="float" office:value="0.1561">
            <text:p>0.1561</text:p>
          </table:table-cell>
          <table:table-cell office:value-type="float" office:value="0.1365">
            <text:p>0.1365</text:p>
          </table:table-cell>
          <table:table-cell office:value-type="float" office:value="0.1622">
            <text:p>0.1622</text:p>
          </table:table-cell>
          <table:table-cell office:value-type="float" office:value="0.02007">
            <text:p>0.02007</text:p>
          </table:table-cell>
          <table:table-cell office:value-type="string">
            <text:p>5.19E-005</text:p>
          </table:table-cell>
          <table:table-cell office:value-type="string">
            <text:p>NA</text:p>
          </table:table-cell>
          <table:table-cell office:value-type="float" office:value="0.1591">
            <text:p>0.1591</text:p>
          </table:table-cell>
          <table:table-cell office:value-type="float" office:value="0.07896">
            <text:p>0.07896</text:p>
          </table:table-cell>
          <table:table-cell office:value-type="float" office:value="0.3844">
            <text:p>0.3844</text:p>
          </table:table-cell>
          <table:table-cell office:value-type="float" office:value="0.1677">
            <text:p>0.1677</text:p>
          </table:table-cell>
          <table:table-cell office:value-type="float" office:value="-0.03445">
            <text:p>-0.03445</text:p>
          </table:table-cell>
          <table:table-cell office:value-type="float" office:value="0.03074">
            <text:p>0.03074</text:p>
          </table:table-cell>
          <table:table-cell office:value-type="float" office:value="0.003922">
            <text:p>0.003922</text:p>
          </table:table-cell>
          <table:table-cell office:value-type="float" office:value="0.159">
            <text:p>0.159</text:p>
          </table:table-cell>
          <table:table-cell office:value-type="float" office:value="0.2889">
            <text:p>0.2889</text:p>
          </table:table-cell>
          <table:table-cell office:value-type="float" office:value="0.03636">
            <text:p>0.03636</text:p>
          </table:table-cell>
          <table:table-cell office:value-type="float" office:value="0.01162">
            <text:p>0.01162</text:p>
          </table:table-cell>
          <table:table-cell office:value-type="float" office:value="0.1988">
            <text:p>0.1988</text:p>
          </table:table-cell>
          <table:table-cell office:value-type="float" office:value="0.1031">
            <text:p>0.1031</text:p>
          </table:table-cell>
          <table:table-cell office:value-type="float" office:value="0.01382">
            <text:p>0.01382</text:p>
          </table:table-cell>
          <table:table-cell office:value-type="float" office:value="0.01208">
            <text:p>0.01208</text:p>
          </table:table-cell>
          <table:table-cell office:value-type="float" office:value="0.1509">
            <text:p>0.1509</text:p>
          </table:table-cell>
          <table:table-cell office:value-type="float" office:value="0.2358">
            <text:p>0.2358</text:p>
          </table:table-cell>
          <table:table-cell office:value-type="float" office:value="0.06951">
            <text:p>0.06951</text:p>
          </table:table-cell>
          <table:table-cell office:value-type="float" office:value="-0.07274">
            <text:p>-0.07274</text:p>
          </table:table-cell>
          <table:table-cell office:value-type="float" office:value="0.05902">
            <text:p>0.05902</text:p>
          </table:table-cell>
          <table:table-cell office:value-type="float" office:value="0.002522">
            <text:p>0.002522</text:p>
          </table:table-cell>
          <table:table-cell office:value-type="float" office:value="48.34">
            <text:p>48.34</text:p>
          </table:table-cell>
          <table:table-cell office:value-type="float" office:value="15.62">
            <text:p>15.62</text:p>
          </table:table-cell>
          <table:table-cell office:value-type="float" office:value="8.87">
            <text:p>8.87</text:p>
          </table:table-cell>
          <table:table-cell office:value-type="float" office:value="10.26">
            <text:p>10.26</text:p>
          </table:table-cell>
          <table:table-cell office:value-type="float" office:value="10.4">
            <text:p>10.4</text:p>
          </table:table-cell>
          <table:table-cell office:value-type="float" office:value="4.82">
            <text:p>4.82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335">
            <text:p>0.5335</text:p>
          </table:table-cell>
          <table:table-cell office:value-type="float" office:value="0.2122">
            <text:p>0.2122</text:p>
          </table:table-cell>
          <table:table-cell office:value-type="float" office:value="0.01778">
            <text:p>0.01778</text:p>
          </table:table-cell>
          <table:table-cell office:value-type="float" office:value="0.1803">
            <text:p>0.1803</text:p>
          </table:table-cell>
          <table:table-cell office:value-type="float" office:value="0.006225">
            <text:p>0.006225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3">
            <text:p>23</text:p>
          </table:table-cell>
          <table:table-cell office:value-type="float" office:value="1369.066">
            <text:p>1369.066</text:p>
          </table:table-cell>
          <table:table-cell office:value-type="float" office:value="0.1422">
            <text:p>0.1422</text:p>
          </table:table-cell>
          <table:table-cell office:value-type="float" office:value="0.2925">
            <text:p>0.2925</text:p>
          </table:table-cell>
          <table:table-cell office:value-type="float" office:value="0.1565">
            <text:p>0.1565</text:p>
          </table:table-cell>
          <table:table-cell office:value-type="float" office:value="0.1369">
            <text:p>0.1369</text:p>
          </table:table-cell>
          <table:table-cell office:value-type="float" office:value="0.1629">
            <text:p>0.1629</text:p>
          </table:table-cell>
          <table:table-cell office:value-type="float" office:value="0.0207">
            <text:p>0.0207</text:p>
          </table:table-cell>
          <table:table-cell office:value-type="string">
            <text:p>5.17E-005</text:p>
          </table:table-cell>
          <table:table-cell office:value-type="string">
            <text:p>NA</text:p>
          </table:table-cell>
          <table:table-cell office:value-type="float" office:value="0.1589">
            <text:p>0.1589</text:p>
          </table:table-cell>
          <table:table-cell office:value-type="float" office:value="0.07887">
            <text:p>0.07887</text:p>
          </table:table-cell>
          <table:table-cell office:value-type="float" office:value="0.3814">
            <text:p>0.3814</text:p>
          </table:table-cell>
          <table:table-cell office:value-type="float" office:value="0.1693">
            <text:p>0.1693</text:p>
          </table:table-cell>
          <table:table-cell office:value-type="float" office:value="-0.03423">
            <text:p>-0.03423</text:p>
          </table:table-cell>
          <table:table-cell office:value-type="float" office:value="0.0316">
            <text:p>0.0316</text:p>
          </table:table-cell>
          <table:table-cell office:value-type="float" office:value="0.003916">
            <text:p>0.003916</text:p>
          </table:table-cell>
          <table:table-cell office:value-type="float" office:value="0.1589">
            <text:p>0.1589</text:p>
          </table:table-cell>
          <table:table-cell office:value-type="float" office:value="0.2893">
            <text:p>0.2893</text:p>
          </table:table-cell>
          <table:table-cell office:value-type="float" office:value="0.03723">
            <text:p>0.03723</text:p>
          </table:table-cell>
          <table:table-cell office:value-type="float" office:value="0.01157">
            <text:p>0.01157</text:p>
          </table:table-cell>
          <table:table-cell office:value-type="float" office:value="0.1986">
            <text:p>0.1986</text:p>
          </table:table-cell>
          <table:table-cell office:value-type="float" office:value="0.1034">
            <text:p>0.1034</text:p>
          </table:table-cell>
          <table:table-cell office:value-type="float" office:value="0.01414">
            <text:p>0.01414</text:p>
          </table:table-cell>
          <table:table-cell office:value-type="float" office:value="0.01204">
            <text:p>0.01204</text:p>
          </table:table-cell>
          <table:table-cell table:number-columns-repeated="6" office:value-type="string">
            <text:p>NA</text:p>
          </table:table-cell>
          <table:table-cell office:value-type="float" office:value="48.27">
            <text:p>48.27</text:p>
          </table:table-cell>
          <table:table-cell office:value-type="float" office:value="15.58">
            <text:p>15.58</text:p>
          </table:table-cell>
          <table:table-cell office:value-type="float" office:value="8.87">
            <text:p>8.87</text:p>
          </table:table-cell>
          <table:table-cell office:value-type="float" office:value="10.3">
            <text:p>10.3</text:p>
          </table:table-cell>
          <table:table-cell office:value-type="float" office:value="10.42">
            <text:p>10.42</text:p>
          </table:table-cell>
          <table:table-cell office:value-type="float" office:value="4.8">
            <text:p>4.8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287">
            <text:p>0.5287</text:p>
          </table:table-cell>
          <table:table-cell office:value-type="float" office:value="0.2146">
            <text:p>0.2146</text:p>
          </table:table-cell>
          <table:table-cell office:value-type="string">
            <text:p>NA</text:p>
          </table:table-cell>
          <table:table-cell office:value-type="float" office:value="0.1914">
            <text:p>0.1914</text:p>
          </table:table-cell>
          <table:table-cell office:value-type="float" office:value="0.01521">
            <text:p>0.01521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4">
            <text:p>24</text:p>
          </table:table-cell>
          <table:table-cell office:value-type="float" office:value="1382.217">
            <text:p>1382.217</text:p>
          </table:table-cell>
          <table:table-cell office:value-type="float" office:value="0.1425">
            <text:p>0.1425</text:p>
          </table:table-cell>
          <table:table-cell office:value-type="float" office:value="0.2896">
            <text:p>0.2896</text:p>
          </table:table-cell>
          <table:table-cell office:value-type="float" office:value="0.1596">
            <text:p>0.1596</text:p>
          </table:table-cell>
          <table:table-cell office:value-type="float" office:value="0.1392">
            <text:p>0.1392</text:p>
          </table:table-cell>
          <table:table-cell office:value-type="float" office:value="0.1661">
            <text:p>0.1661</text:p>
          </table:table-cell>
          <table:table-cell office:value-type="float" office:value="0.02028">
            <text:p>0.02028</text:p>
          </table:table-cell>
          <table:table-cell office:value-type="string">
            <text:p>5.24E-005</text:p>
          </table:table-cell>
          <table:table-cell office:value-type="string">
            <text:p>NA</text:p>
          </table:table-cell>
          <table:table-cell office:value-type="float" office:value="0.1585">
            <text:p>0.1585</text:p>
          </table:table-cell>
          <table:table-cell office:value-type="float" office:value="0.07796">
            <text:p>0.07796</text:p>
          </table:table-cell>
          <table:table-cell office:value-type="float" office:value="0.3644">
            <text:p>0.3644</text:p>
          </table:table-cell>
          <table:table-cell office:value-type="float" office:value="0.1764">
            <text:p>0.1764</text:p>
          </table:table-cell>
          <table:table-cell office:value-type="float" office:value="-0.03319">
            <text:p>-0.03319</text:p>
          </table:table-cell>
          <table:table-cell office:value-type="float" office:value="0.03339">
            <text:p>0.03339</text:p>
          </table:table-cell>
          <table:table-cell office:value-type="float" office:value="0.003972">
            <text:p>0.003972</text:p>
          </table:table-cell>
          <table:table-cell office:value-type="float" office:value="0.1591">
            <text:p>0.1591</text:p>
          </table:table-cell>
          <table:table-cell office:value-type="float" office:value="0.291">
            <text:p>0.291</text:p>
          </table:table-cell>
          <table:table-cell office:value-type="float" office:value="0.03811">
            <text:p>0.03811</text:p>
          </table:table-cell>
          <table:table-cell office:value-type="float" office:value="0.01151">
            <text:p>0.01151</text:p>
          </table:table-cell>
          <table:table-cell office:value-type="float" office:value="0.1985">
            <text:p>0.1985</text:p>
          </table:table-cell>
          <table:table-cell office:value-type="float" office:value="0.1056">
            <text:p>0.1056</text:p>
          </table:table-cell>
          <table:table-cell office:value-type="float" office:value="0.01454">
            <text:p>0.01454</text:p>
          </table:table-cell>
          <table:table-cell office:value-type="float" office:value="0.01201">
            <text:p>0.01201</text:p>
          </table:table-cell>
          <table:table-cell table:number-columns-repeated="6" office:value-type="string">
            <text:p>NA</text:p>
          </table:table-cell>
          <table:table-cell office:value-type="float" office:value="48.02">
            <text:p>48.02</text:p>
          </table:table-cell>
          <table:table-cell office:value-type="float" office:value="15.49">
            <text:p>15.49</text:p>
          </table:table-cell>
          <table:table-cell office:value-type="float" office:value="8.96">
            <text:p>8.96</text:p>
          </table:table-cell>
          <table:table-cell office:value-type="float" office:value="10.48">
            <text:p>10.48</text:p>
          </table:table-cell>
          <table:table-cell office:value-type="float" office:value="10.58">
            <text:p>10.58</text:p>
          </table:table-cell>
          <table:table-cell office:value-type="float" office:value="4.75">
            <text:p>4.75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5085">
            <text:p>0.5085</text:p>
          </table:table-cell>
          <table:table-cell office:value-type="float" office:value="0.2198">
            <text:p>0.2198</text:p>
          </table:table-cell>
          <table:table-cell office:value-type="string">
            <text:p>NA</text:p>
          </table:table-cell>
          <table:table-cell office:value-type="float" office:value="0.2124">
            <text:p>0.2124</text:p>
          </table:table-cell>
          <table:table-cell office:value-type="float" office:value="0.009327">
            <text:p>0.009327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5">
            <text:p>25</text:p>
          </table:table-cell>
          <table:table-cell office:value-type="float" office:value="1395.211">
            <text:p>1395.211</text:p>
          </table:table-cell>
          <table:table-cell office:value-type="float" office:value="0.1431">
            <text:p>0.1431</text:p>
          </table:table-cell>
          <table:table-cell office:value-type="float" office:value="0.286">
            <text:p>0.286</text:p>
          </table:table-cell>
          <table:table-cell office:value-type="float" office:value="0.1625">
            <text:p>0.1625</text:p>
          </table:table-cell>
          <table:table-cell office:value-type="float" office:value="0.1415">
            <text:p>0.1415</text:p>
          </table:table-cell>
          <table:table-cell office:value-type="float" office:value="0.1694">
            <text:p>0.1694</text:p>
          </table:table-cell>
          <table:table-cell office:value-type="float" office:value="0.01982">
            <text:p>0.01982</text:p>
          </table:table-cell>
          <table:table-cell office:value-type="string">
            <text:p>5.33E-005</text:p>
          </table:table-cell>
          <table:table-cell office:value-type="string">
            <text:p>NA</text:p>
          </table:table-cell>
          <table:table-cell office:value-type="float" office:value="0.158">
            <text:p>0.158</text:p>
          </table:table-cell>
          <table:table-cell office:value-type="float" office:value="0.07716">
            <text:p>0.07716</text:p>
          </table:table-cell>
          <table:table-cell office:value-type="float" office:value="0.3498">
            <text:p>0.3498</text:p>
          </table:table-cell>
          <table:table-cell office:value-type="float" office:value="0.1829">
            <text:p>0.1829</text:p>
          </table:table-cell>
          <table:table-cell office:value-type="float" office:value="-0.0322">
            <text:p>-0.0322</text:p>
          </table:table-cell>
          <table:table-cell office:value-type="float" office:value="0.03502">
            <text:p>0.03502</text:p>
          </table:table-cell>
          <table:table-cell office:value-type="float" office:value="0.004017">
            <text:p>0.004017</text:p>
          </table:table-cell>
          <table:table-cell office:value-type="float" office:value="0.1593">
            <text:p>0.1593</text:p>
          </table:table-cell>
          <table:table-cell office:value-type="float" office:value="0.2927">
            <text:p>0.2927</text:p>
          </table:table-cell>
          <table:table-cell office:value-type="float" office:value="0.03892">
            <text:p>0.03892</text:p>
          </table:table-cell>
          <table:table-cell office:value-type="float" office:value="0.01146">
            <text:p>0.01146</text:p>
          </table:table-cell>
          <table:table-cell office:value-type="float" office:value="0.1985">
            <text:p>0.1985</text:p>
          </table:table-cell>
          <table:table-cell office:value-type="float" office:value="0.1078">
            <text:p>0.1078</text:p>
          </table:table-cell>
          <table:table-cell office:value-type="float" office:value="0.01492">
            <text:p>0.01492</text:p>
          </table:table-cell>
          <table:table-cell office:value-type="float" office:value="0.012">
            <text:p>0.012</text:p>
          </table:table-cell>
          <table:table-cell table:number-columns-repeated="6" office:value-type="string">
            <text:p>NA</text:p>
          </table:table-cell>
          <table:table-cell office:value-type="float" office:value="47.78">
            <text:p>47.78</text:p>
          </table:table-cell>
          <table:table-cell office:value-type="float" office:value="15.4">
            <text:p>15.4</text:p>
          </table:table-cell>
          <table:table-cell office:value-type="float" office:value="9.05">
            <text:p>9.05</text:p>
          </table:table-cell>
          <table:table-cell office:value-type="float" office:value="10.67">
            <text:p>10.67</text:p>
          </table:table-cell>
          <table:table-cell office:value-type="float" office:value="10.74">
            <text:p>10.74</text:p>
          </table:table-cell>
          <table:table-cell office:value-type="float" office:value="4.68">
            <text:p>4.68</text:p>
          </table:table-cell>
          <table:table-cell office:value-type="float" office:value="1.67">
            <text:p>1.6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916">
            <text:p>0.4916</text:p>
          </table:table-cell>
          <table:table-cell office:value-type="float" office:value="0.2241">
            <text:p>0.2241</text:p>
          </table:table-cell>
          <table:table-cell office:value-type="string">
            <text:p>NA</text:p>
          </table:table-cell>
          <table:table-cell office:value-type="float" office:value="0.2298">
            <text:p>0.2298</text:p>
          </table:table-cell>
          <table:table-cell office:value-type="float" office:value="0.004407">
            <text:p>0.004407</text:p>
          </table:table-cell>
          <table:table-cell table:number-columns-repeated="2"/>
        </table:table-row>
        <table:table-row table:style-name="ro1">
          <table:table-cell office:value-type="string">
            <text:p>liq,sp,cpx,ol,g</text:p>
          </table:table-cell>
          <table:table-cell office:value-type="float" office:value="26">
            <text:p>26</text:p>
          </table:table-cell>
          <table:table-cell office:value-type="float" office:value="1408.016">
            <text:p>1408.016</text:p>
          </table:table-cell>
          <table:table-cell office:value-type="float" office:value="0.1439">
            <text:p>0.1439</text:p>
          </table:table-cell>
          <table:table-cell office:value-type="float" office:value="0.2818">
            <text:p>0.2818</text:p>
          </table:table-cell>
          <table:table-cell office:value-type="float" office:value="0.1653">
            <text:p>0.1653</text:p>
          </table:table-cell>
          <table:table-cell office:value-type="float" office:value="0.1437">
            <text:p>0.1437</text:p>
          </table:table-cell>
          <table:table-cell office:value-type="float" office:value="0.1729">
            <text:p>0.1729</text:p>
          </table:table-cell>
          <table:table-cell office:value-type="float" office:value="0.01934">
            <text:p>0.01934</text:p>
          </table:table-cell>
          <table:table-cell office:value-type="string">
            <text:p>5.42E-005</text:p>
          </table:table-cell>
          <table:table-cell office:value-type="string">
            <text:p>NA</text:p>
          </table:table-cell>
          <table:table-cell office:value-type="float" office:value="0.1575">
            <text:p>0.1575</text:p>
          </table:table-cell>
          <table:table-cell office:value-type="float" office:value="0.07643">
            <text:p>0.07643</text:p>
          </table:table-cell>
          <table:table-cell office:value-type="float" office:value="0.337">
            <text:p>0.337</text:p>
          </table:table-cell>
          <table:table-cell office:value-type="float" office:value="0.189">
            <text:p>0.189</text:p>
          </table:table-cell>
          <table:table-cell office:value-type="float" office:value="-0.03127">
            <text:p>-0.03127</text:p>
          </table:table-cell>
          <table:table-cell office:value-type="float" office:value="0.03653">
            <text:p>0.03653</text:p>
          </table:table-cell>
          <table:table-cell office:value-type="float" office:value="0.004053">
            <text:p>0.004053</text:p>
          </table:table-cell>
          <table:table-cell office:value-type="float" office:value="0.1596">
            <text:p>0.1596</text:p>
          </table:table-cell>
          <table:table-cell office:value-type="float" office:value="0.2943">
            <text:p>0.2943</text:p>
          </table:table-cell>
          <table:table-cell office:value-type="float" office:value="0.03968">
            <text:p>0.03968</text:p>
          </table:table-cell>
          <table:table-cell office:value-type="float" office:value="0.01142">
            <text:p>0.01142</text:p>
          </table:table-cell>
          <table:table-cell office:value-type="float" office:value="0.1985">
            <text:p>0.1985</text:p>
          </table:table-cell>
          <table:table-cell office:value-type="float" office:value="0.11">
            <text:p>0.11</text:p>
          </table:table-cell>
          <table:table-cell office:value-type="float" office:value="0.01528">
            <text:p>0.01528</text:p>
          </table:table-cell>
          <table:table-cell office:value-type="float" office:value="0.012">
            <text:p>0.012</text:p>
          </table:table-cell>
          <table:table-cell table:number-columns-repeated="6" office:value-type="string">
            <text:p>NA</text:p>
          </table:table-cell>
          <table:table-cell office:value-type="float" office:value="47.55">
            <text:p>47.55</text:p>
          </table:table-cell>
          <table:table-cell office:value-type="float" office:value="15.32">
            <text:p>15.32</text:p>
          </table:table-cell>
          <table:table-cell office:value-type="float" office:value="9.14">
            <text:p>9.14</text:p>
          </table:table-cell>
          <table:table-cell office:value-type="float" office:value="10.86">
            <text:p>10.86</text:p>
          </table:table-cell>
          <table:table-cell office:value-type="float" office:value="10.89">
            <text:p>10.89</text:p>
          </table:table-cell>
          <table:table-cell office:value-type="float" office:value="4.61">
            <text:p>4.61</text:p>
          </table:table-cell>
          <table:table-cell office:value-type="float" office:value="1.63">
            <text:p>1.6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773">
            <text:p>0.4773</text:p>
          </table:table-cell>
          <table:table-cell office:value-type="float" office:value="0.2277">
            <text:p>0.2277</text:p>
          </table:table-cell>
          <table:table-cell office:value-type="string">
            <text:p>NA</text:p>
          </table:table-cell>
          <table:table-cell office:value-type="float" office:value="0.2448">
            <text:p>0.2448</text:p>
          </table:table-cell>
          <table:table-cell office:value-type="float" office:value="0.0001798">
            <text:p>0.0001798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27">
            <text:p>27</text:p>
          </table:table-cell>
          <table:table-cell office:value-type="float" office:value="1422.085">
            <text:p>1422.085</text:p>
          </table:table-cell>
          <table:table-cell office:value-type="float" office:value="0.1437">
            <text:p>0.1437</text:p>
          </table:table-cell>
          <table:table-cell office:value-type="float" office:value="0.2739">
            <text:p>0.2739</text:p>
          </table:table-cell>
          <table:table-cell office:value-type="float" office:value="0.1689">
            <text:p>0.1689</text:p>
          </table:table-cell>
          <table:table-cell office:value-type="float" office:value="0.1467">
            <text:p>0.1467</text:p>
          </table:table-cell>
          <table:table-cell office:value-type="float" office:value="0.1775">
            <text:p>0.1775</text:p>
          </table:table-cell>
          <table:table-cell office:value-type="float" office:value="0.01858">
            <text:p>0.01858</text:p>
          </table:table-cell>
          <table:table-cell office:value-type="string">
            <text:p>5.50E-005</text:p>
          </table:table-cell>
          <table:table-cell office:value-type="string">
            <text:p>NA</text:p>
          </table:table-cell>
          <table:table-cell office:value-type="float" office:value="0.1567">
            <text:p>0.1567</text:p>
          </table:table-cell>
          <table:table-cell office:value-type="float" office:value="0.07439">
            <text:p>0.07439</text:p>
          </table:table-cell>
          <table:table-cell office:value-type="float" office:value="0.3349">
            <text:p>0.3349</text:p>
          </table:table-cell>
          <table:table-cell office:value-type="float" office:value="0.1908">
            <text:p>0.1908</text:p>
          </table:table-cell>
          <table:table-cell office:value-type="float" office:value="-0.03064">
            <text:p>-0.03064</text:p>
          </table:table-cell>
          <table:table-cell office:value-type="float" office:value="0.03668">
            <text:p>0.03668</text:p>
          </table:table-cell>
          <table:table-cell office:value-type="float" office:value="0.003993">
            <text:p>0.003993</text:p>
          </table:table-cell>
          <table:table-cell office:value-type="float" office:value="0.1598">
            <text:p>0.1598</text:p>
          </table:table-cell>
          <table:table-cell table:number-columns-repeated="3" office:value-type="string">
            <text:p>NA</text:p>
          </table:table-cell>
          <table:table-cell office:value-type="float" office:value="0.1983">
            <text:p>0.1983</text:p>
          </table:table-cell>
          <table:table-cell office:value-type="float" office:value="0.1111">
            <text:p>0.1111</text:p>
          </table:table-cell>
          <table:table-cell office:value-type="float" office:value="0.0156">
            <text:p>0.0156</text:p>
          </table:table-cell>
          <table:table-cell office:value-type="float" office:value="0.01203">
            <text:p>0.01203</text:p>
          </table:table-cell>
          <table:table-cell table:number-columns-repeated="6" office:value-type="string">
            <text:p>NA</text:p>
          </table:table-cell>
          <table:table-cell office:value-type="float" office:value="47.36">
            <text:p>47.36</text:p>
          </table:table-cell>
          <table:table-cell office:value-type="float" office:value="15.09">
            <text:p>15.09</text:p>
          </table:table-cell>
          <table:table-cell office:value-type="float" office:value="9.24">
            <text:p>9.24</text:p>
          </table:table-cell>
          <table:table-cell office:value-type="float" office:value="11.14">
            <text:p>11.14</text:p>
          </table:table-cell>
          <table:table-cell office:value-type="float" office:value="11.12">
            <text:p>11.12</text:p>
          </table:table-cell>
          <table:table-cell office:value-type="float" office:value="4.48">
            <text:p>4.48</text:p>
          </table:table-cell>
          <table:table-cell office:value-type="float" office:value="1.56">
            <text:p>1.5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749">
            <text:p>0.4749</text:p>
          </table:table-cell>
          <table:table-cell office:value-type="float" office:value="0.2274">
            <text:p>0.2274</text:p>
          </table:table-cell>
          <table:table-cell office:value-type="string">
            <text:p>NA</text:p>
          </table:table-cell>
          <table:table-cell office:value-type="float" office:value="0.2477">
            <text:p>0.247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28">
            <text:p>28</text:p>
          </table:table-cell>
          <table:table-cell office:value-type="float" office:value="1435.895">
            <text:p>1435.895</text:p>
          </table:table-cell>
          <table:table-cell office:value-type="float" office:value="0.1434">
            <text:p>0.1434</text:p>
          </table:table-cell>
          <table:table-cell office:value-type="float" office:value="0.266">
            <text:p>0.266</text:p>
          </table:table-cell>
          <table:table-cell office:value-type="float" office:value="0.1724">
            <text:p>0.1724</text:p>
          </table:table-cell>
          <table:table-cell office:value-type="float" office:value="0.1497">
            <text:p>0.1497</text:p>
          </table:table-cell>
          <table:table-cell office:value-type="float" office:value="0.1822">
            <text:p>0.1822</text:p>
          </table:table-cell>
          <table:table-cell office:value-type="float" office:value="0.01784">
            <text:p>0.01784</text:p>
          </table:table-cell>
          <table:table-cell office:value-type="string">
            <text:p>5.59E-005</text:p>
          </table:table-cell>
          <table:table-cell office:value-type="string">
            <text:p>NA</text:p>
          </table:table-cell>
          <table:table-cell office:value-type="float" office:value="0.1559">
            <text:p>0.1559</text:p>
          </table:table-cell>
          <table:table-cell office:value-type="float" office:value="0.0723">
            <text:p>0.0723</text:p>
          </table:table-cell>
          <table:table-cell office:value-type="float" office:value="0.3334">
            <text:p>0.3334</text:p>
          </table:table-cell>
          <table:table-cell office:value-type="float" office:value="0.1925">
            <text:p>0.1925</text:p>
          </table:table-cell>
          <table:table-cell office:value-type="float" office:value="-0.03005">
            <text:p>-0.03005</text:p>
          </table:table-cell>
          <table:table-cell office:value-type="float" office:value="0.03676">
            <text:p>0.03676</text:p>
          </table:table-cell>
          <table:table-cell office:value-type="float" office:value="0.00393">
            <text:p>0.00393</text:p>
          </table:table-cell>
          <table:table-cell office:value-type="float" office:value="0.1601">
            <text:p>0.1601</text:p>
          </table:table-cell>
          <table:table-cell table:number-columns-repeated="3" office:value-type="string">
            <text:p>NA</text:p>
          </table:table-cell>
          <table:table-cell office:value-type="float" office:value="0.1981">
            <text:p>0.1981</text:p>
          </table:table-cell>
          <table:table-cell office:value-type="float" office:value="0.112">
            <text:p>0.112</text:p>
          </table:table-cell>
          <table:table-cell office:value-type="float" office:value="0.0159">
            <text:p>0.0159</text:p>
          </table:table-cell>
          <table:table-cell office:value-type="float" office:value="0.01207">
            <text:p>0.01207</text:p>
          </table:table-cell>
          <table:table-cell table:number-columns-repeated="6" office:value-type="string">
            <text:p>NA</text:p>
          </table:table-cell>
          <table:table-cell office:value-type="float" office:value="47.19">
            <text:p>47.19</text:p>
          </table:table-cell>
          <table:table-cell office:value-type="float" office:value="14.86">
            <text:p>14.86</text:p>
          </table:table-cell>
          <table:table-cell office:value-type="float" office:value="9.34">
            <text:p>9.34</text:p>
          </table:table-cell>
          <table:table-cell office:value-type="float" office:value="11.41">
            <text:p>11.41</text:p>
          </table:table-cell>
          <table:table-cell office:value-type="float" office:value="11.34">
            <text:p>11.34</text:p>
          </table:table-cell>
          <table:table-cell office:value-type="float" office:value="4.35">
            <text:p>4.3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73">
            <text:p>0.473</text:p>
          </table:table-cell>
          <table:table-cell office:value-type="float" office:value="0.2269">
            <text:p>0.2269</text:p>
          </table:table-cell>
          <table:table-cell office:value-type="string">
            <text:p>NA</text:p>
          </table:table-cell>
          <table:table-cell office:value-type="float" office:value="0.2501">
            <text:p>0.250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29">
            <text:p>29</text:p>
          </table:table-cell>
          <table:table-cell office:value-type="float" office:value="1449.387">
            <text:p>1449.387</text:p>
          </table:table-cell>
          <table:table-cell office:value-type="float" office:value="0.1431">
            <text:p>0.1431</text:p>
          </table:table-cell>
          <table:table-cell office:value-type="float" office:value="0.2581">
            <text:p>0.2581</text:p>
          </table:table-cell>
          <table:table-cell office:value-type="float" office:value="0.1757">
            <text:p>0.1757</text:p>
          </table:table-cell>
          <table:table-cell office:value-type="float" office:value="0.1524">
            <text:p>0.1524</text:p>
          </table:table-cell>
          <table:table-cell office:value-type="float" office:value="0.187">
            <text:p>0.187</text:p>
          </table:table-cell>
          <table:table-cell office:value-type="float" office:value="0.01714">
            <text:p>0.01714</text:p>
          </table:table-cell>
          <table:table-cell office:value-type="string">
            <text:p>5.67E-005</text:p>
          </table:table-cell>
          <table:table-cell office:value-type="string">
            <text:p>NA</text:p>
          </table:table-cell>
          <table:table-cell office:value-type="float" office:value="0.1552">
            <text:p>0.1552</text:p>
          </table:table-cell>
          <table:table-cell office:value-type="float" office:value="0.07022">
            <text:p>0.07022</text:p>
          </table:table-cell>
          <table:table-cell office:value-type="float" office:value="0.3319">
            <text:p>0.3319</text:p>
          </table:table-cell>
          <table:table-cell office:value-type="float" office:value="0.1942">
            <text:p>0.1942</text:p>
          </table:table-cell>
          <table:table-cell office:value-type="float" office:value="-0.02949">
            <text:p>-0.02949</text:p>
          </table:table-cell>
          <table:table-cell office:value-type="float" office:value="0.03683">
            <text:p>0.03683</text:p>
          </table:table-cell>
          <table:table-cell office:value-type="float" office:value="0.003869">
            <text:p>0.003869</text:p>
          </table:table-cell>
          <table:table-cell office:value-type="float" office:value="0.1603">
            <text:p>0.1603</text:p>
          </table:table-cell>
          <table:table-cell table:number-columns-repeated="3" office:value-type="string">
            <text:p>NA</text:p>
          </table:table-cell>
          <table:table-cell office:value-type="float" office:value="0.1979">
            <text:p>0.1979</text:p>
          </table:table-cell>
          <table:table-cell office:value-type="float" office:value="0.113">
            <text:p>0.113</text:p>
          </table:table-cell>
          <table:table-cell office:value-type="float" office:value="0.01619">
            <text:p>0.01619</text:p>
          </table:table-cell>
          <table:table-cell office:value-type="float" office:value="0.0121">
            <text:p>0.0121</text:p>
          </table:table-cell>
          <table:table-cell table:number-columns-repeated="6" office:value-type="string">
            <text:p>NA</text:p>
          </table:table-cell>
          <table:table-cell office:value-type="float" office:value="47.01">
            <text:p>47.01</text:p>
          </table:table-cell>
          <table:table-cell office:value-type="float" office:value="14.64">
            <text:p>14.64</text:p>
          </table:table-cell>
          <table:table-cell office:value-type="float" office:value="9.43">
            <text:p>9.43</text:p>
          </table:table-cell>
          <table:table-cell office:value-type="float" office:value="11.69">
            <text:p>11.69</text:p>
          </table:table-cell>
          <table:table-cell office:value-type="float" office:value="11.56">
            <text:p>11.56</text:p>
          </table:table-cell>
          <table:table-cell office:value-type="float" office:value="4.22">
            <text:p>4.22</text:p>
          </table:table-cell>
          <table:table-cell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712">
            <text:p>0.4712</text:p>
          </table:table-cell>
          <table:table-cell office:value-type="float" office:value="0.2265">
            <text:p>0.2265</text:p>
          </table:table-cell>
          <table:table-cell office:value-type="string">
            <text:p>NA</text:p>
          </table:table-cell>
          <table:table-cell office:value-type="float" office:value="0.2524">
            <text:p>0.252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0">
            <text:p>30</text:p>
          </table:table-cell>
          <table:table-cell office:value-type="float" office:value="1462.575">
            <text:p>1462.575</text:p>
          </table:table-cell>
          <table:table-cell office:value-type="float" office:value="0.1428">
            <text:p>0.1428</text:p>
          </table:table-cell>
          <table:table-cell office:value-type="float" office:value="0.2503">
            <text:p>0.2503</text:p>
          </table:table-cell>
          <table:table-cell office:value-type="float" office:value="0.1787">
            <text:p>0.1787</text:p>
          </table:table-cell>
          <table:table-cell office:value-type="float" office:value="0.1551">
            <text:p>0.1551</text:p>
          </table:table-cell>
          <table:table-cell office:value-type="float" office:value="0.1918">
            <text:p>0.1918</text:p>
          </table:table-cell>
          <table:table-cell office:value-type="float" office:value="0.01648">
            <text:p>0.01648</text:p>
          </table:table-cell>
          <table:table-cell office:value-type="string">
            <text:p>5.75E-005</text:p>
          </table:table-cell>
          <table:table-cell office:value-type="string">
            <text:p>NA</text:p>
          </table:table-cell>
          <table:table-cell office:value-type="float" office:value="0.1544">
            <text:p>0.1544</text:p>
          </table:table-cell>
          <table:table-cell office:value-type="float" office:value="0.06817">
            <text:p>0.06817</text:p>
          </table:table-cell>
          <table:table-cell office:value-type="float" office:value="0.3304">
            <text:p>0.3304</text:p>
          </table:table-cell>
          <table:table-cell office:value-type="float" office:value="0.1959">
            <text:p>0.1959</text:p>
          </table:table-cell>
          <table:table-cell office:value-type="float" office:value="-0.02895">
            <text:p>-0.02895</text:p>
          </table:table-cell>
          <table:table-cell office:value-type="float" office:value="0.0369">
            <text:p>0.0369</text:p>
          </table:table-cell>
          <table:table-cell office:value-type="float" office:value="0.003809">
            <text:p>0.003809</text:p>
          </table:table-cell>
          <table:table-cell office:value-type="float" office:value="0.1606">
            <text:p>0.1606</text:p>
          </table:table-cell>
          <table:table-cell table:number-columns-repeated="3" office:value-type="string">
            <text:p>NA</text:p>
          </table:table-cell>
          <table:table-cell office:value-type="float" office:value="0.1978">
            <text:p>0.1978</text:p>
          </table:table-cell>
          <table:table-cell office:value-type="float" office:value="0.1139">
            <text:p>0.1139</text:p>
          </table:table-cell>
          <table:table-cell office:value-type="float" office:value="0.01648">
            <text:p>0.01648</text:p>
          </table:table-cell>
          <table:table-cell office:value-type="float" office:value="0.01213">
            <text:p>0.01213</text:p>
          </table:table-cell>
          <table:table-cell table:number-columns-repeated="6" office:value-type="string">
            <text:p>NA</text:p>
          </table:table-cell>
          <table:table-cell office:value-type="float" office:value="46.85">
            <text:p>46.85</text:p>
          </table:table-cell>
          <table:table-cell office:value-type="float" office:value="14.42">
            <text:p>14.42</text:p>
          </table:table-cell>
          <table:table-cell office:value-type="float" office:value="9.52">
            <text:p>9.52</text:p>
          </table:table-cell>
          <table:table-cell office:value-type="float" office:value="11.96">
            <text:p>11.96</text:p>
          </table:table-cell>
          <table:table-cell office:value-type="float" office:value="11.76">
            <text:p>11.76</text:p>
          </table:table-cell>
          <table:table-cell office:value-type="float" office:value="4.09">
            <text:p>4.09</text:p>
          </table:table-cell>
          <table:table-cell office:value-type="float" office:value="1.39">
            <text:p>1.39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694">
            <text:p>0.4694</text:p>
          </table:table-cell>
          <table:table-cell office:value-type="float" office:value="0.226">
            <text:p>0.226</text:p>
          </table:table-cell>
          <table:table-cell office:value-type="string">
            <text:p>NA</text:p>
          </table:table-cell>
          <table:table-cell office:value-type="float" office:value="0.2547">
            <text:p>0.254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1">
            <text:p>31</text:p>
          </table:table-cell>
          <table:table-cell office:value-type="float" office:value="1475.472">
            <text:p>1475.472</text:p>
          </table:table-cell>
          <table:table-cell office:value-type="float" office:value="0.1426">
            <text:p>0.1426</text:p>
          </table:table-cell>
          <table:table-cell office:value-type="float" office:value="0.2426">
            <text:p>0.2426</text:p>
          </table:table-cell>
          <table:table-cell office:value-type="float" office:value="0.1816">
            <text:p>0.1816</text:p>
          </table:table-cell>
          <table:table-cell office:value-type="float" office:value="0.1576">
            <text:p>0.1576</text:p>
          </table:table-cell>
          <table:table-cell office:value-type="float" office:value="0.1966">
            <text:p>0.1966</text:p>
          </table:table-cell>
          <table:table-cell office:value-type="float" office:value="0.01585">
            <text:p>0.01585</text:p>
          </table:table-cell>
          <table:table-cell office:value-type="string">
            <text:p>5.83E-005</text:p>
          </table:table-cell>
          <table:table-cell office:value-type="string">
            <text:p>NA</text:p>
          </table:table-cell>
          <table:table-cell office:value-type="float" office:value="0.1537">
            <text:p>0.1537</text:p>
          </table:table-cell>
          <table:table-cell office:value-type="float" office:value="0.06615">
            <text:p>0.06615</text:p>
          </table:table-cell>
          <table:table-cell office:value-type="float" office:value="0.3289">
            <text:p>0.3289</text:p>
          </table:table-cell>
          <table:table-cell office:value-type="float" office:value="0.1975">
            <text:p>0.1975</text:p>
          </table:table-cell>
          <table:table-cell office:value-type="float" office:value="-0.02844">
            <text:p>-0.02844</text:p>
          </table:table-cell>
          <table:table-cell office:value-type="float" office:value="0.03696">
            <text:p>0.03696</text:p>
          </table:table-cell>
          <table:table-cell office:value-type="float" office:value="0.003751">
            <text:p>0.003751</text:p>
          </table:table-cell>
          <table:table-cell office:value-type="float" office:value="0.1608">
            <text:p>0.1608</text:p>
          </table:table-cell>
          <table:table-cell table:number-columns-repeated="3" office:value-type="string">
            <text:p>NA</text:p>
          </table:table-cell>
          <table:table-cell office:value-type="float" office:value="0.1976">
            <text:p>0.1976</text:p>
          </table:table-cell>
          <table:table-cell office:value-type="float" office:value="0.1148">
            <text:p>0.1148</text:p>
          </table:table-cell>
          <table:table-cell office:value-type="float" office:value="0.01676">
            <text:p>0.01676</text:p>
          </table:table-cell>
          <table:table-cell office:value-type="float" office:value="0.01216">
            <text:p>0.01216</text:p>
          </table:table-cell>
          <table:table-cell table:number-columns-repeated="6" office:value-type="string">
            <text:p>NA</text:p>
          </table:table-cell>
          <table:table-cell office:value-type="float" office:value="46.68">
            <text:p>46.68</text:p>
          </table:table-cell>
          <table:table-cell office:value-type="float" office:value="14.21">
            <text:p>14.21</text:p>
          </table:table-cell>
          <table:table-cell office:value-type="float" office:value="9.6">
            <text:p>9.6</text:p>
          </table:table-cell>
          <table:table-cell office:value-type="float" office:value="12.23">
            <text:p>12.23</text:p>
          </table:table-cell>
          <table:table-cell office:value-type="float" office:value="11.96">
            <text:p>11.96</text:p>
          </table:table-cell>
          <table:table-cell office:value-type="float" office:value="3.97">
            <text:p>3.97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676">
            <text:p>0.4676</text:p>
          </table:table-cell>
          <table:table-cell office:value-type="float" office:value="0.2255">
            <text:p>0.2255</text:p>
          </table:table-cell>
          <table:table-cell office:value-type="string">
            <text:p>NA</text:p>
          </table:table-cell>
          <table:table-cell office:value-type="float" office:value="0.2569">
            <text:p>0.256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2">
            <text:p>32</text:p>
          </table:table-cell>
          <table:table-cell office:value-type="float" office:value="1488.091">
            <text:p>1488.091</text:p>
          </table:table-cell>
          <table:table-cell office:value-type="float" office:value="0.1423">
            <text:p>0.1423</text:p>
          </table:table-cell>
          <table:table-cell office:value-type="float" office:value="0.235">
            <text:p>0.235</text:p>
          </table:table-cell>
          <table:table-cell office:value-type="float" office:value="0.1843">
            <text:p>0.1843</text:p>
          </table:table-cell>
          <table:table-cell office:value-type="float" office:value="0.16">
            <text:p>0.16</text:p>
          </table:table-cell>
          <table:table-cell office:value-type="float" office:value="0.2015">
            <text:p>0.2015</text:p>
          </table:table-cell>
          <table:table-cell office:value-type="float" office:value="0.01525">
            <text:p>0.01525</text:p>
          </table:table-cell>
          <table:table-cell office:value-type="string">
            <text:p>5.90E-005</text:p>
          </table:table-cell>
          <table:table-cell office:value-type="string">
            <text:p>NA</text:p>
          </table:table-cell>
          <table:table-cell office:value-type="float" office:value="0.153">
            <text:p>0.153</text:p>
          </table:table-cell>
          <table:table-cell office:value-type="float" office:value="0.06415">
            <text:p>0.06415</text:p>
          </table:table-cell>
          <table:table-cell office:value-type="float" office:value="0.3275">
            <text:p>0.3275</text:p>
          </table:table-cell>
          <table:table-cell office:value-type="float" office:value="0.1991">
            <text:p>0.1991</text:p>
          </table:table-cell>
          <table:table-cell office:value-type="float" office:value="-0.02796">
            <text:p>-0.02796</text:p>
          </table:table-cell>
          <table:table-cell office:value-type="float" office:value="0.03701">
            <text:p>0.03701</text:p>
          </table:table-cell>
          <table:table-cell office:value-type="float" office:value="0.003694">
            <text:p>0.003694</text:p>
          </table:table-cell>
          <table:table-cell office:value-type="float" office:value="0.161">
            <text:p>0.161</text:p>
          </table:table-cell>
          <table:table-cell table:number-columns-repeated="3" office:value-type="string">
            <text:p>NA</text:p>
          </table:table-cell>
          <table:table-cell office:value-type="float" office:value="0.1975">
            <text:p>0.1975</text:p>
          </table:table-cell>
          <table:table-cell office:value-type="float" office:value="0.1158">
            <text:p>0.1158</text:p>
          </table:table-cell>
          <table:table-cell office:value-type="float" office:value="0.01703">
            <text:p>0.01703</text:p>
          </table:table-cell>
          <table:table-cell office:value-type="float" office:value="0.01218">
            <text:p>0.01218</text:p>
          </table:table-cell>
          <table:table-cell table:number-columns-repeated="6" office:value-type="string">
            <text:p>NA</text:p>
          </table:table-cell>
          <table:table-cell office:value-type="float" office:value="46.53">
            <text:p>46.53</text:p>
          </table:table-cell>
          <table:table-cell office:value-type="float" office:value="14">
            <text:p>14</text:p>
          </table:table-cell>
          <table:table-cell office:value-type="float" office:value="9.68">
            <text:p>9.68</text:p>
          </table:table-cell>
          <table:table-cell office:value-type="float" office:value="12.51">
            <text:p>12.51</text:p>
          </table:table-cell>
          <table:table-cell office:value-type="float" office:value="12.15">
            <text:p>12.15</text:p>
          </table:table-cell>
          <table:table-cell office:value-type="float" office:value="3.85">
            <text:p>3.85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659">
            <text:p>0.4659</text:p>
          </table:table-cell>
          <table:table-cell office:value-type="float" office:value="0.2251">
            <text:p>0.2251</text:p>
          </table:table-cell>
          <table:table-cell office:value-type="string">
            <text:p>NA</text:p>
          </table:table-cell>
          <table:table-cell office:value-type="float" office:value="0.259">
            <text:p>0.25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3">
            <text:p>33</text:p>
          </table:table-cell>
          <table:table-cell office:value-type="float" office:value="1500.442">
            <text:p>1500.442</text:p>
          </table:table-cell>
          <table:table-cell office:value-type="float" office:value="0.1421">
            <text:p>0.1421</text:p>
          </table:table-cell>
          <table:table-cell office:value-type="float" office:value="0.2276">
            <text:p>0.2276</text:p>
          </table:table-cell>
          <table:table-cell office:value-type="float" office:value="0.1868">
            <text:p>0.1868</text:p>
          </table:table-cell>
          <table:table-cell office:value-type="float" office:value="0.1623">
            <text:p>0.1623</text:p>
          </table:table-cell>
          <table:table-cell office:value-type="float" office:value="0.2064">
            <text:p>0.2064</text:p>
          </table:table-cell>
          <table:table-cell office:value-type="float" office:value="0.01468">
            <text:p>0.01468</text:p>
          </table:table-cell>
          <table:table-cell office:value-type="string">
            <text:p>5.98E-005</text:p>
          </table:table-cell>
          <table:table-cell office:value-type="string">
            <text:p>NA</text:p>
          </table:table-cell>
          <table:table-cell office:value-type="float" office:value="0.1523">
            <text:p>0.1523</text:p>
          </table:table-cell>
          <table:table-cell office:value-type="float" office:value="0.06218">
            <text:p>0.06218</text:p>
          </table:table-cell>
          <table:table-cell office:value-type="float" office:value="0.326">
            <text:p>0.326</text:p>
          </table:table-cell>
          <table:table-cell office:value-type="float" office:value="0.2008">
            <text:p>0.2008</text:p>
          </table:table-cell>
          <table:table-cell office:value-type="float" office:value="-0.02749">
            <text:p>-0.02749</text:p>
          </table:table-cell>
          <table:table-cell office:value-type="float" office:value="0.03706">
            <text:p>0.03706</text:p>
          </table:table-cell>
          <table:table-cell office:value-type="float" office:value="0.003638">
            <text:p>0.003638</text:p>
          </table:table-cell>
          <table:table-cell office:value-type="float" office:value="0.1613">
            <text:p>0.1613</text:p>
          </table:table-cell>
          <table:table-cell table:number-columns-repeated="3" office:value-type="string">
            <text:p>NA</text:p>
          </table:table-cell>
          <table:table-cell office:value-type="float" office:value="0.1974">
            <text:p>0.1974</text:p>
          </table:table-cell>
          <table:table-cell office:value-type="float" office:value="0.1167">
            <text:p>0.1167</text:p>
          </table:table-cell>
          <table:table-cell office:value-type="float" office:value="0.01729">
            <text:p>0.01729</text:p>
          </table:table-cell>
          <table:table-cell office:value-type="float" office:value="0.01221">
            <text:p>0.01221</text:p>
          </table:table-cell>
          <table:table-cell table:number-columns-repeated="6" office:value-type="string">
            <text:p>NA</text:p>
          </table:table-cell>
          <table:table-cell office:value-type="float" office:value="46.37">
            <text:p>46.37</text:p>
          </table:table-cell>
          <table:table-cell office:value-type="float" office:value="13.8">
            <text:p>13.8</text:p>
          </table:table-cell>
          <table:table-cell office:value-type="float" office:value="9.75">
            <text:p>9.75</text:p>
          </table:table-cell>
          <table:table-cell office:value-type="float" office:value="12.78">
            <text:p>12.78</text:p>
          </table:table-cell>
          <table:table-cell office:value-type="float" office:value="12.33">
            <text:p>12.33</text:p>
          </table:table-cell>
          <table:table-cell office:value-type="float" office:value="3.73">
            <text:p>3.73</text:p>
          </table:table-cell>
          <table:table-cell office:value-type="float" office:value="1.24">
            <text:p>1.2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642">
            <text:p>0.4642</text:p>
          </table:table-cell>
          <table:table-cell office:value-type="float" office:value="0.2247">
            <text:p>0.2247</text:p>
          </table:table-cell>
          <table:table-cell office:value-type="string">
            <text:p>NA</text:p>
          </table:table-cell>
          <table:table-cell office:value-type="float" office:value="0.2611">
            <text:p>0.261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4">
            <text:p>34</text:p>
          </table:table-cell>
          <table:table-cell office:value-type="float" office:value="1512.536">
            <text:p>1512.536</text:p>
          </table:table-cell>
          <table:table-cell office:value-type="float" office:value="0.142">
            <text:p>0.142</text:p>
          </table:table-cell>
          <table:table-cell office:value-type="float" office:value="0.2202">
            <text:p>0.2202</text:p>
          </table:table-cell>
          <table:table-cell office:value-type="float" office:value="0.1891">
            <text:p>0.1891</text:p>
          </table:table-cell>
          <table:table-cell office:value-type="float" office:value="0.1644">
            <text:p>0.1644</text:p>
          </table:table-cell>
          <table:table-cell office:value-type="float" office:value="0.2113">
            <text:p>0.2113</text:p>
          </table:table-cell>
          <table:table-cell office:value-type="float" office:value="0.01414">
            <text:p>0.01414</text:p>
          </table:table-cell>
          <table:table-cell office:value-type="string">
            <text:p>6.05E-005</text:p>
          </table:table-cell>
          <table:table-cell office:value-type="string">
            <text:p>NA</text:p>
          </table:table-cell>
          <table:table-cell office:value-type="float" office:value="0.1516">
            <text:p>0.1516</text:p>
          </table:table-cell>
          <table:table-cell office:value-type="float" office:value="0.06024">
            <text:p>0.06024</text:p>
          </table:table-cell>
          <table:table-cell office:value-type="float" office:value="0.3246">
            <text:p>0.3246</text:p>
          </table:table-cell>
          <table:table-cell office:value-type="float" office:value="0.2023">
            <text:p>0.2023</text:p>
          </table:table-cell>
          <table:table-cell office:value-type="float" office:value="-0.02705">
            <text:p>-0.02705</text:p>
          </table:table-cell>
          <table:table-cell office:value-type="float" office:value="0.0371">
            <text:p>0.0371</text:p>
          </table:table-cell>
          <table:table-cell office:value-type="float" office:value="0.003584">
            <text:p>0.003584</text:p>
          </table:table-cell>
          <table:table-cell office:value-type="float" office:value="0.1615">
            <text:p>0.1615</text:p>
          </table:table-cell>
          <table:table-cell table:number-columns-repeated="3" office:value-type="string">
            <text:p>NA</text:p>
          </table:table-cell>
          <table:table-cell office:value-type="float" office:value="0.1974">
            <text:p>0.1974</text:p>
          </table:table-cell>
          <table:table-cell office:value-type="float" office:value="0.1175">
            <text:p>0.1175</text:p>
          </table:table-cell>
          <table:table-cell office:value-type="float" office:value="0.01754">
            <text:p>0.01754</text:p>
          </table:table-cell>
          <table:table-cell office:value-type="float" office:value="0.01223">
            <text:p>0.01223</text:p>
          </table:table-cell>
          <table:table-cell table:number-columns-repeated="6" office:value-type="string">
            <text:p>NA</text:p>
          </table:table-cell>
          <table:table-cell office:value-type="float" office:value="46.22">
            <text:p>46.22</text:p>
          </table:table-cell>
          <table:table-cell office:value-type="float" office:value="13.6">
            <text:p>13.6</text:p>
          </table:table-cell>
          <table:table-cell office:value-type="float" office:value="9.82">
            <text:p>9.82</text:p>
          </table:table-cell>
          <table:table-cell office:value-type="float" office:value="13.04">
            <text:p>13.04</text:p>
          </table:table-cell>
          <table:table-cell office:value-type="float" office:value="12.5">
            <text:p>12.5</text:p>
          </table:table-cell>
          <table:table-cell office:value-type="float" office:value="3.61">
            <text:p>3.61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626">
            <text:p>0.4626</text:p>
          </table:table-cell>
          <table:table-cell office:value-type="float" office:value="0.2243">
            <text:p>0.2243</text:p>
          </table:table-cell>
          <table:table-cell office:value-type="string">
            <text:p>NA</text:p>
          </table:table-cell>
          <table:table-cell office:value-type="float" office:value="0.2632">
            <text:p>0.263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5">
            <text:p>35</text:p>
          </table:table-cell>
          <table:table-cell office:value-type="float" office:value="1524.382">
            <text:p>1524.382</text:p>
          </table:table-cell>
          <table:table-cell office:value-type="float" office:value="0.1418">
            <text:p>0.1418</text:p>
          </table:table-cell>
          <table:table-cell office:value-type="float" office:value="0.2131">
            <text:p>0.2131</text:p>
          </table:table-cell>
          <table:table-cell office:value-type="float" office:value="0.1912">
            <text:p>0.1912</text:p>
          </table:table-cell>
          <table:table-cell office:value-type="float" office:value="0.1665">
            <text:p>0.1665</text:p>
          </table:table-cell>
          <table:table-cell office:value-type="float" office:value="0.2163">
            <text:p>0.2163</text:p>
          </table:table-cell>
          <table:table-cell office:value-type="float" office:value="0.01363">
            <text:p>0.01363</text:p>
          </table:table-cell>
          <table:table-cell office:value-type="string">
            <text:p>6.12E-005</text:p>
          </table:table-cell>
          <table:table-cell office:value-type="string">
            <text:p>NA</text:p>
          </table:table-cell>
          <table:table-cell office:value-type="float" office:value="0.1509">
            <text:p>0.1509</text:p>
          </table:table-cell>
          <table:table-cell office:value-type="float" office:value="0.05834">
            <text:p>0.05834</text:p>
          </table:table-cell>
          <table:table-cell office:value-type="float" office:value="0.3233">
            <text:p>0.3233</text:p>
          </table:table-cell>
          <table:table-cell office:value-type="float" office:value="0.2039">
            <text:p>0.2039</text:p>
          </table:table-cell>
          <table:table-cell office:value-type="float" office:value="-0.02663">
            <text:p>-0.02663</text:p>
          </table:table-cell>
          <table:table-cell office:value-type="float" office:value="0.03714">
            <text:p>0.03714</text:p>
          </table:table-cell>
          <table:table-cell office:value-type="float" office:value="0.003531">
            <text:p>0.003531</text:p>
          </table:table-cell>
          <table:table-cell office:value-type="float" office:value="0.1617">
            <text:p>0.1617</text:p>
          </table:table-cell>
          <table:table-cell table:number-columns-repeated="3" office:value-type="string">
            <text:p>NA</text:p>
          </table:table-cell>
          <table:table-cell office:value-type="float" office:value="0.1974">
            <text:p>0.1974</text:p>
          </table:table-cell>
          <table:table-cell office:value-type="float" office:value="0.1184">
            <text:p>0.1184</text:p>
          </table:table-cell>
          <table:table-cell office:value-type="float" office:value="0.01778">
            <text:p>0.01778</text:p>
          </table:table-cell>
          <table:table-cell office:value-type="float" office:value="0.01225">
            <text:p>0.01225</text:p>
          </table:table-cell>
          <table:table-cell table:number-columns-repeated="6" office:value-type="string">
            <text:p>NA</text:p>
          </table:table-cell>
          <table:table-cell office:value-type="float" office:value="46.07">
            <text:p>46.07</text:p>
          </table:table-cell>
          <table:table-cell office:value-type="float" office:value="13.41">
            <text:p>13.41</text:p>
          </table:table-cell>
          <table:table-cell office:value-type="float" office:value="9.89">
            <text:p>9.89</text:p>
          </table:table-cell>
          <table:table-cell office:value-type="float" office:value="13.31">
            <text:p>13.31</text:p>
          </table:table-cell>
          <table:table-cell office:value-type="float" office:value="12.67">
            <text:p>12.67</text:p>
          </table:table-cell>
          <table:table-cell office:value-type="float" office:value="3.5">
            <text:p>3.5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61">
            <text:p>0.461</text:p>
          </table:table-cell>
          <table:table-cell office:value-type="float" office:value="0.2239">
            <text:p>0.2239</text:p>
          </table:table-cell>
          <table:table-cell office:value-type="string">
            <text:p>NA</text:p>
          </table:table-cell>
          <table:table-cell office:value-type="float" office:value="0.2652">
            <text:p>0.265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6">
            <text:p>36</text:p>
          </table:table-cell>
          <table:table-cell office:value-type="float" office:value="1535.989">
            <text:p>1535.989</text:p>
          </table:table-cell>
          <table:table-cell office:value-type="float" office:value="0.1416">
            <text:p>0.1416</text:p>
          </table:table-cell>
          <table:table-cell office:value-type="float" office:value="0.206">
            <text:p>0.206</text:p>
          </table:table-cell>
          <table:table-cell office:value-type="float" office:value="0.1931">
            <text:p>0.1931</text:p>
          </table:table-cell>
          <table:table-cell office:value-type="float" office:value="0.1684">
            <text:p>0.1684</text:p>
          </table:table-cell>
          <table:table-cell office:value-type="float" office:value="0.2213">
            <text:p>0.2213</text:p>
          </table:table-cell>
          <table:table-cell office:value-type="float" office:value="0.01314">
            <text:p>0.01314</text:p>
          </table:table-cell>
          <table:table-cell office:value-type="string">
            <text:p>6.19E-005</text:p>
          </table:table-cell>
          <table:table-cell office:value-type="string">
            <text:p>NA</text:p>
          </table:table-cell>
          <table:table-cell office:value-type="float" office:value="0.1502">
            <text:p>0.1502</text:p>
          </table:table-cell>
          <table:table-cell office:value-type="float" office:value="0.05648">
            <text:p>0.05648</text:p>
          </table:table-cell>
          <table:table-cell office:value-type="float" office:value="0.3219">
            <text:p>0.3219</text:p>
          </table:table-cell>
          <table:table-cell office:value-type="float" office:value="0.2055">
            <text:p>0.2055</text:p>
          </table:table-cell>
          <table:table-cell office:value-type="float" office:value="-0.02622">
            <text:p>-0.02622</text:p>
          </table:table-cell>
          <table:table-cell office:value-type="float" office:value="0.03717">
            <text:p>0.03717</text:p>
          </table:table-cell>
          <table:table-cell office:value-type="float" office:value="0.00348">
            <text:p>0.00348</text:p>
          </table:table-cell>
          <table:table-cell office:value-type="float" office:value="0.162">
            <text:p>0.162</text:p>
          </table:table-cell>
          <table:table-cell table:number-columns-repeated="3" office:value-type="string">
            <text:p>NA</text:p>
          </table:table-cell>
          <table:table-cell office:value-type="float" office:value="0.1973">
            <text:p>0.1973</text:p>
          </table:table-cell>
          <table:table-cell office:value-type="float" office:value="0.1193">
            <text:p>0.1193</text:p>
          </table:table-cell>
          <table:table-cell office:value-type="float" office:value="0.01802">
            <text:p>0.01802</text:p>
          </table:table-cell>
          <table:table-cell office:value-type="float" office:value="0.01227">
            <text:p>0.01227</text:p>
          </table:table-cell>
          <table:table-cell table:number-columns-repeated="6" office:value-type="string">
            <text:p>NA</text:p>
          </table:table-cell>
          <table:table-cell office:value-type="float" office:value="45.93">
            <text:p>45.93</text:p>
          </table:table-cell>
          <table:table-cell office:value-type="float" office:value="13.22">
            <text:p>13.22</text:p>
          </table:table-cell>
          <table:table-cell office:value-type="float" office:value="9.95">
            <text:p>9.95</text:p>
          </table:table-cell>
          <table:table-cell office:value-type="float" office:value="13.58">
            <text:p>13.58</text:p>
          </table:table-cell>
          <table:table-cell office:value-type="float" office:value="12.83">
            <text:p>12.83</text:p>
          </table:table-cell>
          <table:table-cell office:value-type="float" office:value="3.38">
            <text:p>3.38</text:p>
          </table:table-cell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594">
            <text:p>0.4594</text:p>
          </table:table-cell>
          <table:table-cell office:value-type="float" office:value="0.2235">
            <text:p>0.2235</text:p>
          </table:table-cell>
          <table:table-cell office:value-type="string">
            <text:p>NA</text:p>
          </table:table-cell>
          <table:table-cell office:value-type="float" office:value="0.2671">
            <text:p>0.267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7">
            <text:p>37</text:p>
          </table:table-cell>
          <table:table-cell office:value-type="float" office:value="1547.367">
            <text:p>1547.367</text:p>
          </table:table-cell>
          <table:table-cell office:value-type="float" office:value="0.1415">
            <text:p>0.1415</text:p>
          </table:table-cell>
          <table:table-cell office:value-type="float" office:value="0.1991">
            <text:p>0.1991</text:p>
          </table:table-cell>
          <table:table-cell office:value-type="float" office:value="0.1949">
            <text:p>0.1949</text:p>
          </table:table-cell>
          <table:table-cell office:value-type="float" office:value="0.1702">
            <text:p>0.1702</text:p>
          </table:table-cell>
          <table:table-cell office:value-type="float" office:value="0.2263">
            <text:p>0.2263</text:p>
          </table:table-cell>
          <table:table-cell office:value-type="float" office:value="0.01267">
            <text:p>0.01267</text:p>
          </table:table-cell>
          <table:table-cell office:value-type="string">
            <text:p>6.26E-005</text:p>
          </table:table-cell>
          <table:table-cell office:value-type="string">
            <text:p>NA</text:p>
          </table:table-cell>
          <table:table-cell office:value-type="float" office:value="0.1495">
            <text:p>0.1495</text:p>
          </table:table-cell>
          <table:table-cell office:value-type="float" office:value="0.05465">
            <text:p>0.05465</text:p>
          </table:table-cell>
          <table:table-cell office:value-type="float" office:value="0.3206">
            <text:p>0.3206</text:p>
          </table:table-cell>
          <table:table-cell office:value-type="float" office:value="0.207">
            <text:p>0.207</text:p>
          </table:table-cell>
          <table:table-cell office:value-type="float" office:value="-0.02584">
            <text:p>-0.02584</text:p>
          </table:table-cell>
          <table:table-cell office:value-type="float" office:value="0.03719">
            <text:p>0.03719</text:p>
          </table:table-cell>
          <table:table-cell office:value-type="float" office:value="0.003429">
            <text:p>0.003429</text:p>
          </table:table-cell>
          <table:table-cell office:value-type="float" office:value="0.1622">
            <text:p>0.1622</text:p>
          </table:table-cell>
          <table:table-cell table:number-columns-repeated="3" office:value-type="string">
            <text:p>NA</text:p>
          </table:table-cell>
          <table:table-cell office:value-type="float" office:value="0.1973">
            <text:p>0.1973</text:p>
          </table:table-cell>
          <table:table-cell office:value-type="float" office:value="0.1201">
            <text:p>0.1201</text:p>
          </table:table-cell>
          <table:table-cell office:value-type="float" office:value="0.01825">
            <text:p>0.01825</text:p>
          </table:table-cell>
          <table:table-cell office:value-type="float" office:value="0.01229">
            <text:p>0.01229</text:p>
          </table:table-cell>
          <table:table-cell table:number-columns-repeated="6" office:value-type="string">
            <text:p>NA</text:p>
          </table:table-cell>
          <table:table-cell office:value-type="float" office:value="45.78">
            <text:p>45.78</text:p>
          </table:table-cell>
          <table:table-cell office:value-type="float" office:value="13.04">
            <text:p>13.04</text:p>
          </table:table-cell>
          <table:table-cell office:value-type="float" office:value="10.01">
            <text:p>10.01</text:p>
          </table:table-cell>
          <table:table-cell office:value-type="float" office:value="13.84">
            <text:p>13.84</text:p>
          </table:table-cell>
          <table:table-cell office:value-type="float" office:value="12.97">
            <text:p>12.97</text:p>
          </table:table-cell>
          <table:table-cell office:value-type="float" office:value="3.27">
            <text:p>3.27</text:p>
          </table:table-cell>
          <table:table-cell office:value-type="float" office:value="1.07">
            <text:p>1.0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579">
            <text:p>0.4579</text:p>
          </table:table-cell>
          <table:table-cell office:value-type="float" office:value="0.2231">
            <text:p>0.2231</text:p>
          </table:table-cell>
          <table:table-cell office:value-type="string">
            <text:p>NA</text:p>
          </table:table-cell>
          <table:table-cell office:value-type="float" office:value="0.269">
            <text:p>0.26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8">
            <text:p>38</text:p>
          </table:table-cell>
          <table:table-cell office:value-type="float" office:value="1558.522">
            <text:p>1558.522</text:p>
          </table:table-cell>
          <table:table-cell office:value-type="float" office:value="0.1414">
            <text:p>0.1414</text:p>
          </table:table-cell>
          <table:table-cell office:value-type="float" office:value="0.1923">
            <text:p>0.1923</text:p>
          </table:table-cell>
          <table:table-cell office:value-type="float" office:value="0.1965">
            <text:p>0.1965</text:p>
          </table:table-cell>
          <table:table-cell office:value-type="float" office:value="0.1719">
            <text:p>0.1719</text:p>
          </table:table-cell>
          <table:table-cell office:value-type="float" office:value="0.2313">
            <text:p>0.2313</text:p>
          </table:table-cell>
          <table:table-cell office:value-type="float" office:value="0.01222">
            <text:p>0.01222</text:p>
          </table:table-cell>
          <table:table-cell office:value-type="string">
            <text:p>6.32E-005</text:p>
          </table:table-cell>
          <table:table-cell office:value-type="string">
            <text:p>NA</text:p>
          </table:table-cell>
          <table:table-cell office:value-type="float" office:value="0.1489">
            <text:p>0.1489</text:p>
          </table:table-cell>
          <table:table-cell office:value-type="float" office:value="0.05286">
            <text:p>0.05286</text:p>
          </table:table-cell>
          <table:table-cell office:value-type="float" office:value="0.3194">
            <text:p>0.3194</text:p>
          </table:table-cell>
          <table:table-cell office:value-type="float" office:value="0.2085">
            <text:p>0.2085</text:p>
          </table:table-cell>
          <table:table-cell office:value-type="float" office:value="-0.02547">
            <text:p>-0.02547</text:p>
          </table:table-cell>
          <table:table-cell office:value-type="float" office:value="0.03721">
            <text:p>0.03721</text:p>
          </table:table-cell>
          <table:table-cell office:value-type="float" office:value="0.00338">
            <text:p>0.00338</text:p>
          </table:table-cell>
          <table:table-cell office:value-type="float" office:value="0.1624">
            <text:p>0.1624</text:p>
          </table:table-cell>
          <table:table-cell table:number-columns-repeated="3" office:value-type="string">
            <text:p>NA</text:p>
          </table:table-cell>
          <table:table-cell office:value-type="float" office:value="0.1974">
            <text:p>0.1974</text:p>
          </table:table-cell>
          <table:table-cell office:value-type="float" office:value="0.121">
            <text:p>0.121</text:p>
          </table:table-cell>
          <table:table-cell office:value-type="float" office:value="0.01848">
            <text:p>0.01848</text:p>
          </table:table-cell>
          <table:table-cell office:value-type="float" office:value="0.01231">
            <text:p>0.01231</text:p>
          </table:table-cell>
          <table:table-cell table:number-columns-repeated="6" office:value-type="string">
            <text:p>NA</text:p>
          </table:table-cell>
          <table:table-cell office:value-type="float" office:value="45.65">
            <text:p>45.65</text:p>
          </table:table-cell>
          <table:table-cell office:value-type="float" office:value="12.86">
            <text:p>12.86</text:p>
          </table:table-cell>
          <table:table-cell office:value-type="float" office:value="10.06">
            <text:p>10.06</text:p>
          </table:table-cell>
          <table:table-cell office:value-type="float" office:value="14.11">
            <text:p>14.11</text:p>
          </table:table-cell>
          <table:table-cell office:value-type="float" office:value="13.12">
            <text:p>13.12</text:p>
          </table:table-cell>
          <table:table-cell office:value-type="float" office:value="3.16">
            <text:p>3.16</text:p>
          </table:table-cell>
          <table:table-cell office:value-type="float" office:value="1.04">
            <text:p>1.04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565">
            <text:p>0.4565</text:p>
          </table:table-cell>
          <table:table-cell office:value-type="float" office:value="0.2227">
            <text:p>0.2227</text:p>
          </table:table-cell>
          <table:table-cell office:value-type="string">
            <text:p>NA</text:p>
          </table:table-cell>
          <table:table-cell office:value-type="float" office:value="0.2708">
            <text:p>0.270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39">
            <text:p>39</text:p>
          </table:table-cell>
          <table:table-cell office:value-type="float" office:value="1569.462">
            <text:p>1569.462</text:p>
          </table:table-cell>
          <table:table-cell office:value-type="float" office:value="0.1413">
            <text:p>0.1413</text:p>
          </table:table-cell>
          <table:table-cell office:value-type="float" office:value="0.1857">
            <text:p>0.1857</text:p>
          </table:table-cell>
          <table:table-cell office:value-type="float" office:value="0.198">
            <text:p>0.198</text:p>
          </table:table-cell>
          <table:table-cell office:value-type="float" office:value="0.1735">
            <text:p>0.1735</text:p>
          </table:table-cell>
          <table:table-cell office:value-type="float" office:value="0.2363">
            <text:p>0.2363</text:p>
          </table:table-cell>
          <table:table-cell office:value-type="float" office:value="0.01179">
            <text:p>0.01179</text:p>
          </table:table-cell>
          <table:table-cell office:value-type="string">
            <text:p>6.39E-005</text:p>
          </table:table-cell>
          <table:table-cell office:value-type="string">
            <text:p>NA</text:p>
          </table:table-cell>
          <table:table-cell office:value-type="float" office:value="0.1482">
            <text:p>0.1482</text:p>
          </table:table-cell>
          <table:table-cell office:value-type="float" office:value="0.0511">
            <text:p>0.0511</text:p>
          </table:table-cell>
          <table:table-cell office:value-type="float" office:value="0.3182">
            <text:p>0.3182</text:p>
          </table:table-cell>
          <table:table-cell office:value-type="float" office:value="0.2099">
            <text:p>0.2099</text:p>
          </table:table-cell>
          <table:table-cell office:value-type="float" office:value="-0.02513">
            <text:p>-0.02513</text:p>
          </table:table-cell>
          <table:table-cell office:value-type="float" office:value="0.03723">
            <text:p>0.03723</text:p>
          </table:table-cell>
          <table:table-cell office:value-type="float" office:value="0.003332">
            <text:p>0.003332</text:p>
          </table:table-cell>
          <table:table-cell office:value-type="float" office:value="0.1626">
            <text:p>0.1626</text:p>
          </table:table-cell>
          <table:table-cell table:number-columns-repeated="3" office:value-type="string">
            <text:p>NA</text:p>
          </table:table-cell>
          <table:table-cell office:value-type="float" office:value="0.1974">
            <text:p>0.1974</text:p>
          </table:table-cell>
          <table:table-cell office:value-type="float" office:value="0.1218">
            <text:p>0.1218</text:p>
          </table:table-cell>
          <table:table-cell office:value-type="float" office:value="0.01869">
            <text:p>0.01869</text:p>
          </table:table-cell>
          <table:table-cell office:value-type="float" office:value="0.01233">
            <text:p>0.01233</text:p>
          </table:table-cell>
          <table:table-cell table:number-columns-repeated="6" office:value-type="string">
            <text:p>NA</text:p>
          </table:table-cell>
          <table:table-cell office:value-type="float" office:value="45.51">
            <text:p>45.51</text:p>
          </table:table-cell>
          <table:table-cell office:value-type="float" office:value="12.69">
            <text:p>12.69</text:p>
          </table:table-cell>
          <table:table-cell office:value-type="float" office:value="10.12">
            <text:p>10.12</text:p>
          </table:table-cell>
          <table:table-cell office:value-type="float" office:value="14.37">
            <text:p>14.37</text:p>
          </table:table-cell>
          <table:table-cell office:value-type="float" office:value="13.25">
            <text:p>13.25</text:p>
          </table:table-cell>
          <table:table-cell office:value-type="float" office:value="3.06">
            <text:p>3.0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551">
            <text:p>0.4551</text:p>
          </table:table-cell>
          <table:table-cell office:value-type="float" office:value="0.2223">
            <text:p>0.2223</text:p>
          </table:table-cell>
          <table:table-cell office:value-type="string">
            <text:p>NA</text:p>
          </table:table-cell>
          <table:table-cell office:value-type="float" office:value="0.2726">
            <text:p>0.272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0">
            <text:p>40</text:p>
          </table:table-cell>
          <table:table-cell office:value-type="float" office:value="1580.194">
            <text:p>1580.194</text:p>
          </table:table-cell>
          <table:table-cell office:value-type="float" office:value="0.1413">
            <text:p>0.1413</text:p>
          </table:table-cell>
          <table:table-cell office:value-type="float" office:value="0.1792">
            <text:p>0.1792</text:p>
          </table:table-cell>
          <table:table-cell office:value-type="float" office:value="0.1993">
            <text:p>0.1993</text:p>
          </table:table-cell>
          <table:table-cell office:value-type="float" office:value="0.175">
            <text:p>0.175</text:p>
          </table:table-cell>
          <table:table-cell office:value-type="float" office:value="0.2414">
            <text:p>0.2414</text:p>
          </table:table-cell>
          <table:table-cell office:value-type="float" office:value="0.01139">
            <text:p>0.01139</text:p>
          </table:table-cell>
          <table:table-cell office:value-type="string">
            <text:p>6.46E-005</text:p>
          </table:table-cell>
          <table:table-cell office:value-type="string">
            <text:p>NA</text:p>
          </table:table-cell>
          <table:table-cell office:value-type="float" office:value="0.1476">
            <text:p>0.1476</text:p>
          </table:table-cell>
          <table:table-cell office:value-type="float" office:value="0.04939">
            <text:p>0.04939</text:p>
          </table:table-cell>
          <table:table-cell office:value-type="float" office:value="0.317">
            <text:p>0.317</text:p>
          </table:table-cell>
          <table:table-cell office:value-type="float" office:value="0.2114">
            <text:p>0.2114</text:p>
          </table:table-cell>
          <table:table-cell office:value-type="float" office:value="-0.02479">
            <text:p>-0.02479</text:p>
          </table:table-cell>
          <table:table-cell office:value-type="float" office:value="0.03725">
            <text:p>0.03725</text:p>
          </table:table-cell>
          <table:table-cell office:value-type="float" office:value="0.003285">
            <text:p>0.003285</text:p>
          </table:table-cell>
          <table:table-cell office:value-type="float" office:value="0.1628">
            <text:p>0.1628</text:p>
          </table:table-cell>
          <table:table-cell table:number-columns-repeated="3" office:value-type="string">
            <text:p>NA</text:p>
          </table:table-cell>
          <table:table-cell office:value-type="float" office:value="0.1974">
            <text:p>0.1974</text:p>
          </table:table-cell>
          <table:table-cell office:value-type="float" office:value="0.1226">
            <text:p>0.1226</text:p>
          </table:table-cell>
          <table:table-cell office:value-type="float" office:value="0.0189">
            <text:p>0.0189</text:p>
          </table:table-cell>
          <table:table-cell office:value-type="float" office:value="0.01234">
            <text:p>0.01234</text:p>
          </table:table-cell>
          <table:table-cell table:number-columns-repeated="6" office:value-type="string">
            <text:p>NA</text:p>
          </table:table-cell>
          <table:table-cell office:value-type="float" office:value="45.38">
            <text:p>45.38</text:p>
          </table:table-cell>
          <table:table-cell office:value-type="float" office:value="12.52">
            <text:p>12.52</text:p>
          </table:table-cell>
          <table:table-cell office:value-type="float" office:value="10.16">
            <text:p>10.16</text:p>
          </table:table-cell>
          <table:table-cell office:value-type="float" office:value="14.63">
            <text:p>14.63</text:p>
          </table:table-cell>
          <table:table-cell office:value-type="float" office:value="13.38">
            <text:p>13.38</text:p>
          </table:table-cell>
          <table:table-cell office:value-type="float" office:value="2.95">
            <text:p>2.95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537">
            <text:p>0.4537</text:p>
          </table:table-cell>
          <table:table-cell office:value-type="float" office:value="0.222">
            <text:p>0.222</text:p>
          </table:table-cell>
          <table:table-cell office:value-type="string">
            <text:p>NA</text:p>
          </table:table-cell>
          <table:table-cell office:value-type="float" office:value="0.2743">
            <text:p>0.274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1">
            <text:p>41</text:p>
          </table:table-cell>
          <table:table-cell office:value-type="float" office:value="1590.725">
            <text:p>1590.725</text:p>
          </table:table-cell>
          <table:table-cell office:value-type="float" office:value="0.1412">
            <text:p>0.1412</text:p>
          </table:table-cell>
          <table:table-cell office:value-type="float" office:value="0.1729">
            <text:p>0.1729</text:p>
          </table:table-cell>
          <table:table-cell office:value-type="float" office:value="0.2005">
            <text:p>0.2005</text:p>
          </table:table-cell>
          <table:table-cell office:value-type="float" office:value="0.1764">
            <text:p>0.1764</text:p>
          </table:table-cell>
          <table:table-cell office:value-type="float" office:value="0.2465">
            <text:p>0.2465</text:p>
          </table:table-cell>
          <table:table-cell office:value-type="float" office:value="0.011">
            <text:p>0.011</text:p>
          </table:table-cell>
          <table:table-cell office:value-type="string">
            <text:p>6.52E-005</text:p>
          </table:table-cell>
          <table:table-cell office:value-type="string">
            <text:p>NA</text:p>
          </table:table-cell>
          <table:table-cell office:value-type="float" office:value="0.1469">
            <text:p>0.1469</text:p>
          </table:table-cell>
          <table:table-cell office:value-type="float" office:value="0.04771">
            <text:p>0.04771</text:p>
          </table:table-cell>
          <table:table-cell office:value-type="float" office:value="0.3159">
            <text:p>0.3159</text:p>
          </table:table-cell>
          <table:table-cell office:value-type="float" office:value="0.2127">
            <text:p>0.2127</text:p>
          </table:table-cell>
          <table:table-cell office:value-type="float" office:value="-0.02448">
            <text:p>-0.02448</text:p>
          </table:table-cell>
          <table:table-cell office:value-type="float" office:value="0.03726">
            <text:p>0.03726</text:p>
          </table:table-cell>
          <table:table-cell office:value-type="float" office:value="0.003239">
            <text:p>0.003239</text:p>
          </table:table-cell>
          <table:table-cell office:value-type="float" office:value="0.1631">
            <text:p>0.1631</text:p>
          </table:table-cell>
          <table:table-cell table:number-columns-repeated="3" office:value-type="string">
            <text:p>NA</text:p>
          </table:table-cell>
          <table:table-cell office:value-type="float" office:value="0.1975">
            <text:p>0.1975</text:p>
          </table:table-cell>
          <table:table-cell office:value-type="float" office:value="0.1234">
            <text:p>0.1234</text:p>
          </table:table-cell>
          <table:table-cell office:value-type="float" office:value="0.01911">
            <text:p>0.01911</text:p>
          </table:table-cell>
          <table:table-cell office:value-type="float" office:value="0.01236">
            <text:p>0.01236</text:p>
          </table:table-cell>
          <table:table-cell table:number-columns-repeated="6" office:value-type="string">
            <text:p>NA</text:p>
          </table:table-cell>
          <table:table-cell office:value-type="float" office:value="45.25">
            <text:p>45.25</text:p>
          </table:table-cell>
          <table:table-cell office:value-type="float" office:value="12.36">
            <text:p>12.36</text:p>
          </table:table-cell>
          <table:table-cell office:value-type="float" office:value="10.21">
            <text:p>10.21</text:p>
          </table:table-cell>
          <table:table-cell office:value-type="float" office:value="14.89">
            <text:p>14.89</text:p>
          </table:table-cell>
          <table:table-cell office:value-type="float" office:value="13.5">
            <text:p>13.5</text:p>
          </table:table-cell>
          <table:table-cell office:value-type="float" office:value="2.85">
            <text:p>2.85</text:p>
          </table:table-cell>
          <table:table-cell office:value-type="float" office:value="0.94">
            <text:p>0.94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524">
            <text:p>0.4524</text:p>
          </table:table-cell>
          <table:table-cell office:value-type="float" office:value="0.2216">
            <text:p>0.2216</text:p>
          </table:table-cell>
          <table:table-cell office:value-type="string">
            <text:p>NA</text:p>
          </table:table-cell>
          <table:table-cell office:value-type="float" office:value="0.276">
            <text:p>0.27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2">
            <text:p>42</text:p>
          </table:table-cell>
          <table:table-cell office:value-type="float" office:value="1601.061">
            <text:p>1601.061</text:p>
          </table:table-cell>
          <table:table-cell office:value-type="float" office:value="0.1412">
            <text:p>0.1412</text:p>
          </table:table-cell>
          <table:table-cell office:value-type="float" office:value="0.1667">
            <text:p>0.1667</text:p>
          </table:table-cell>
          <table:table-cell office:value-type="float" office:value="0.2015">
            <text:p>0.2015</text:p>
          </table:table-cell>
          <table:table-cell office:value-type="float" office:value="0.1777">
            <text:p>0.1777</text:p>
          </table:table-cell>
          <table:table-cell office:value-type="float" office:value="0.2515">
            <text:p>0.2515</text:p>
          </table:table-cell>
          <table:table-cell office:value-type="float" office:value="0.01063">
            <text:p>0.01063</text:p>
          </table:table-cell>
          <table:table-cell office:value-type="string">
            <text:p>6.59E-005</text:p>
          </table:table-cell>
          <table:table-cell office:value-type="string">
            <text:p>NA</text:p>
          </table:table-cell>
          <table:table-cell office:value-type="float" office:value="0.1463">
            <text:p>0.1463</text:p>
          </table:table-cell>
          <table:table-cell office:value-type="float" office:value="0.04608">
            <text:p>0.04608</text:p>
          </table:table-cell>
          <table:table-cell office:value-type="float" office:value="0.3148">
            <text:p>0.3148</text:p>
          </table:table-cell>
          <table:table-cell office:value-type="float" office:value="0.2141">
            <text:p>0.2141</text:p>
          </table:table-cell>
          <table:table-cell office:value-type="float" office:value="-0.02417">
            <text:p>-0.02417</text:p>
          </table:table-cell>
          <table:table-cell office:value-type="float" office:value="0.03726">
            <text:p>0.03726</text:p>
          </table:table-cell>
          <table:table-cell office:value-type="float" office:value="0.003194">
            <text:p>0.003194</text:p>
          </table:table-cell>
          <table:table-cell office:value-type="float" office:value="0.1633">
            <text:p>0.1633</text:p>
          </table:table-cell>
          <table:table-cell table:number-columns-repeated="3" office:value-type="string">
            <text:p>NA</text:p>
          </table:table-cell>
          <table:table-cell office:value-type="float" office:value="0.1976">
            <text:p>0.1976</text:p>
          </table:table-cell>
          <table:table-cell office:value-type="float" office:value="0.1242">
            <text:p>0.1242</text:p>
          </table:table-cell>
          <table:table-cell office:value-type="float" office:value="0.01931">
            <text:p>0.01931</text:p>
          </table:table-cell>
          <table:table-cell office:value-type="float" office:value="0.01237">
            <text:p>0.01237</text:p>
          </table:table-cell>
          <table:table-cell table:number-columns-repeated="6" office:value-type="string">
            <text:p>NA</text:p>
          </table:table-cell>
          <table:table-cell office:value-type="float" office:value="45.12">
            <text:p>45.12</text:p>
          </table:table-cell>
          <table:table-cell office:value-type="float" office:value="12.21">
            <text:p>12.21</text:p>
          </table:table-cell>
          <table:table-cell office:value-type="float" office:value="10.25">
            <text:p>10.25</text:p>
          </table:table-cell>
          <table:table-cell office:value-type="float" office:value="15.14">
            <text:p>15.14</text:p>
          </table:table-cell>
          <table:table-cell office:value-type="float" office:value="13.62">
            <text:p>13.62</text:p>
          </table:table-cell>
          <table:table-cell office:value-type="float" office:value="2.75">
            <text:p>2.75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511">
            <text:p>0.4511</text:p>
          </table:table-cell>
          <table:table-cell office:value-type="float" office:value="0.2213">
            <text:p>0.2213</text:p>
          </table:table-cell>
          <table:table-cell office:value-type="string">
            <text:p>NA</text:p>
          </table:table-cell>
          <table:table-cell office:value-type="float" office:value="0.2776">
            <text:p>0.277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3">
            <text:p>43</text:p>
          </table:table-cell>
          <table:table-cell office:value-type="float" office:value="1611.209">
            <text:p>1611.209</text:p>
          </table:table-cell>
          <table:table-cell office:value-type="float" office:value="0.1411">
            <text:p>0.1411</text:p>
          </table:table-cell>
          <table:table-cell office:value-type="float" office:value="0.1606">
            <text:p>0.1606</text:p>
          </table:table-cell>
          <table:table-cell office:value-type="float" office:value="0.2024">
            <text:p>0.2024</text:p>
          </table:table-cell>
          <table:table-cell office:value-type="float" office:value="0.1789">
            <text:p>0.1789</text:p>
          </table:table-cell>
          <table:table-cell office:value-type="float" office:value="0.2566">
            <text:p>0.2566</text:p>
          </table:table-cell>
          <table:table-cell office:value-type="float" office:value="0.01027">
            <text:p>0.01027</text:p>
          </table:table-cell>
          <table:table-cell office:value-type="string">
            <text:p>6.65E-005</text:p>
          </table:table-cell>
          <table:table-cell office:value-type="string">
            <text:p>NA</text:p>
          </table:table-cell>
          <table:table-cell office:value-type="float" office:value="0.1457">
            <text:p>0.1457</text:p>
          </table:table-cell>
          <table:table-cell office:value-type="float" office:value="0.04448">
            <text:p>0.04448</text:p>
          </table:table-cell>
          <table:table-cell office:value-type="float" office:value="0.3137">
            <text:p>0.3137</text:p>
          </table:table-cell>
          <table:table-cell office:value-type="float" office:value="0.2155">
            <text:p>0.2155</text:p>
          </table:table-cell>
          <table:table-cell office:value-type="float" office:value="-0.02389">
            <text:p>-0.02389</text:p>
          </table:table-cell>
          <table:table-cell office:value-type="float" office:value="0.03727">
            <text:p>0.03727</text:p>
          </table:table-cell>
          <table:table-cell office:value-type="float" office:value="0.003151">
            <text:p>0.003151</text:p>
          </table:table-cell>
          <table:table-cell office:value-type="float" office:value="0.1635">
            <text:p>0.1635</text:p>
          </table:table-cell>
          <table:table-cell table:number-columns-repeated="3" office:value-type="string">
            <text:p>NA</text:p>
          </table:table-cell>
          <table:table-cell office:value-type="float" office:value="0.1977">
            <text:p>0.1977</text:p>
          </table:table-cell>
          <table:table-cell office:value-type="float" office:value="0.125">
            <text:p>0.125</text:p>
          </table:table-cell>
          <table:table-cell office:value-type="float" office:value="0.0195">
            <text:p>0.0195</text:p>
          </table:table-cell>
          <table:table-cell office:value-type="float" office:value="0.01239">
            <text:p>0.01239</text:p>
          </table:table-cell>
          <table:table-cell table:number-columns-repeated="6" office:value-type="string">
            <text:p>NA</text:p>
          </table:table-cell>
          <table:table-cell office:value-type="float" office:value="45">
            <text:p>45</text:p>
          </table:table-cell>
          <table:table-cell office:value-type="float" office:value="12.06">
            <text:p>12.06</text:p>
          </table:table-cell>
          <table:table-cell office:value-type="float" office:value="10.29">
            <text:p>10.29</text:p>
          </table:table-cell>
          <table:table-cell office:value-type="float" office:value="15.4">
            <text:p>15.4</text:p>
          </table:table-cell>
          <table:table-cell office:value-type="float" office:value="13.72">
            <text:p>13.72</text:p>
          </table:table-cell>
          <table:table-cell office:value-type="float" office:value="2.66">
            <text:p>2.66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99">
            <text:p>0.4499</text:p>
          </table:table-cell>
          <table:table-cell office:value-type="float" office:value="0.2209">
            <text:p>0.2209</text:p>
          </table:table-cell>
          <table:table-cell office:value-type="string">
            <text:p>NA</text:p>
          </table:table-cell>
          <table:table-cell office:value-type="float" office:value="0.2792">
            <text:p>0.279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4">
            <text:p>44</text:p>
          </table:table-cell>
          <table:table-cell office:value-type="float" office:value="1621.173">
            <text:p>1621.173</text:p>
          </table:table-cell>
          <table:table-cell office:value-type="float" office:value="0.1411">
            <text:p>0.1411</text:p>
          </table:table-cell>
          <table:table-cell office:value-type="float" office:value="0.1548">
            <text:p>0.1548</text:p>
          </table:table-cell>
          <table:table-cell office:value-type="float" office:value="0.2031">
            <text:p>0.2031</text:p>
          </table:table-cell>
          <table:table-cell office:value-type="float" office:value="0.18">
            <text:p>0.18</text:p>
          </table:table-cell>
          <table:table-cell office:value-type="float" office:value="0.2617">
            <text:p>0.2617</text:p>
          </table:table-cell>
          <table:table-cell office:value-type="float" office:value="0.009931">
            <text:p>0.009931</text:p>
          </table:table-cell>
          <table:table-cell office:value-type="string">
            <text:p>6.72E-005</text:p>
          </table:table-cell>
          <table:table-cell office:value-type="string">
            <text:p>NA</text:p>
          </table:table-cell>
          <table:table-cell office:value-type="float" office:value="0.1451">
            <text:p>0.1451</text:p>
          </table:table-cell>
          <table:table-cell office:value-type="float" office:value="0.04293">
            <text:p>0.04293</text:p>
          </table:table-cell>
          <table:table-cell office:value-type="float" office:value="0.3127">
            <text:p>0.3127</text:p>
          </table:table-cell>
          <table:table-cell office:value-type="float" office:value="0.2168">
            <text:p>0.2168</text:p>
          </table:table-cell>
          <table:table-cell office:value-type="float" office:value="-0.02361">
            <text:p>-0.02361</text:p>
          </table:table-cell>
          <table:table-cell office:value-type="float" office:value="0.03727">
            <text:p>0.03727</text:p>
          </table:table-cell>
          <table:table-cell office:value-type="float" office:value="0.003108">
            <text:p>0.003108</text:p>
          </table:table-cell>
          <table:table-cell office:value-type="float" office:value="0.1637">
            <text:p>0.1637</text:p>
          </table:table-cell>
          <table:table-cell table:number-columns-repeated="3" office:value-type="string">
            <text:p>NA</text:p>
          </table:table-cell>
          <table:table-cell office:value-type="float" office:value="0.1978">
            <text:p>0.1978</text:p>
          </table:table-cell>
          <table:table-cell office:value-type="float" office:value="0.1258">
            <text:p>0.1258</text:p>
          </table:table-cell>
          <table:table-cell office:value-type="float" office:value="0.01969">
            <text:p>0.01969</text:p>
          </table:table-cell>
          <table:table-cell office:value-type="float" office:value="0.0124">
            <text:p>0.0124</text:p>
          </table:table-cell>
          <table:table-cell table:number-columns-repeated="6" office:value-type="string">
            <text:p>NA</text:p>
          </table:table-cell>
          <table:table-cell office:value-type="float" office:value="44.88">
            <text:p>44.88</text:p>
          </table:table-cell>
          <table:table-cell office:value-type="float" office:value="11.91">
            <text:p>11.91</text:p>
          </table:table-cell>
          <table:table-cell office:value-type="float" office:value="10.32">
            <text:p>10.32</text:p>
          </table:table-cell>
          <table:table-cell office:value-type="float" office:value="15.65">
            <text:p>15.65</text:p>
          </table:table-cell>
          <table:table-cell office:value-type="float" office:value="13.83">
            <text:p>13.83</text:p>
          </table:table-cell>
          <table:table-cell office:value-type="float" office:value="2.56">
            <text:p>2.56</text:p>
          </table:table-cell>
          <table:table-cell office:value-type="float" office:value="0.85">
            <text:p>0.8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87">
            <text:p>0.4487</text:p>
          </table:table-cell>
          <table:table-cell office:value-type="float" office:value="0.2206">
            <text:p>0.2206</text:p>
          </table:table-cell>
          <table:table-cell office:value-type="string">
            <text:p>NA</text:p>
          </table:table-cell>
          <table:table-cell office:value-type="float" office:value="0.2807">
            <text:p>0.280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5">
            <text:p>45</text:p>
          </table:table-cell>
          <table:table-cell office:value-type="float" office:value="1630.96">
            <text:p>1630.96</text:p>
          </table:table-cell>
          <table:table-cell office:value-type="float" office:value="0.1411">
            <text:p>0.1411</text:p>
          </table:table-cell>
          <table:table-cell office:value-type="float" office:value="0.149">
            <text:p>0.149</text:p>
          </table:table-cell>
          <table:table-cell office:value-type="float" office:value="0.2037">
            <text:p>0.2037</text:p>
          </table:table-cell>
          <table:table-cell office:value-type="float" office:value="0.181">
            <text:p>0.181</text:p>
          </table:table-cell>
          <table:table-cell office:value-type="float" office:value="0.2667">
            <text:p>0.2667</text:p>
          </table:table-cell>
          <table:table-cell office:value-type="float" office:value="0.009605">
            <text:p>0.009605</text:p>
          </table:table-cell>
          <table:table-cell office:value-type="string">
            <text:p>6.78E-005</text:p>
          </table:table-cell>
          <table:table-cell office:value-type="string">
            <text:p>NA</text:p>
          </table:table-cell>
          <table:table-cell office:value-type="float" office:value="0.1445">
            <text:p>0.1445</text:p>
          </table:table-cell>
          <table:table-cell office:value-type="float" office:value="0.04142">
            <text:p>0.04142</text:p>
          </table:table-cell>
          <table:table-cell office:value-type="float" office:value="0.3117">
            <text:p>0.3117</text:p>
          </table:table-cell>
          <table:table-cell office:value-type="float" office:value="0.218">
            <text:p>0.218</text:p>
          </table:table-cell>
          <table:table-cell office:value-type="float" office:value="-0.02335">
            <text:p>-0.02335</text:p>
          </table:table-cell>
          <table:table-cell office:value-type="float" office:value="0.03726">
            <text:p>0.03726</text:p>
          </table:table-cell>
          <table:table-cell office:value-type="float" office:value="0.003066">
            <text:p>0.003066</text:p>
          </table:table-cell>
          <table:table-cell office:value-type="float" office:value="0.164">
            <text:p>0.164</text:p>
          </table:table-cell>
          <table:table-cell table:number-columns-repeated="3" office:value-type="string">
            <text:p>NA</text:p>
          </table:table-cell>
          <table:table-cell office:value-type="float" office:value="0.1979">
            <text:p>0.1979</text:p>
          </table:table-cell>
          <table:table-cell office:value-type="float" office:value="0.1265">
            <text:p>0.1265</text:p>
          </table:table-cell>
          <table:table-cell office:value-type="float" office:value="0.01987">
            <text:p>0.01987</text:p>
          </table:table-cell>
          <table:table-cell office:value-type="float" office:value="0.01242">
            <text:p>0.01242</text:p>
          </table:table-cell>
          <table:table-cell table:number-columns-repeated="6" office:value-type="string">
            <text:p>NA</text:p>
          </table:table-cell>
          <table:table-cell office:value-type="float" office:value="44.76">
            <text:p>44.76</text:p>
          </table:table-cell>
          <table:table-cell office:value-type="float" office:value="11.77">
            <text:p>11.77</text:p>
          </table:table-cell>
          <table:table-cell office:value-type="float" office:value="10.35">
            <text:p>10.35</text:p>
          </table:table-cell>
          <table:table-cell office:value-type="float" office:value="15.9">
            <text:p>15.9</text:p>
          </table:table-cell>
          <table:table-cell office:value-type="float" office:value="13.92">
            <text:p>13.92</text:p>
          </table:table-cell>
          <table:table-cell office:value-type="float" office:value="2.47">
            <text:p>2.47</text:p>
          </table:table-cell>
          <table:table-cell office:value-type="float" office:value="0.82">
            <text:p>0.8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76">
            <text:p>0.4476</text:p>
          </table:table-cell>
          <table:table-cell office:value-type="float" office:value="0.2202">
            <text:p>0.2202</text:p>
          </table:table-cell>
          <table:table-cell office:value-type="string">
            <text:p>NA</text:p>
          </table:table-cell>
          <table:table-cell office:value-type="float" office:value="0.2821">
            <text:p>0.282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6">
            <text:p>46</text:p>
          </table:table-cell>
          <table:table-cell office:value-type="float" office:value="1640.574">
            <text:p>1640.574</text:p>
          </table:table-cell>
          <table:table-cell office:value-type="float" office:value="0.1412">
            <text:p>0.1412</text:p>
          </table:table-cell>
          <table:table-cell office:value-type="float" office:value="0.1434">
            <text:p>0.1434</text:p>
          </table:table-cell>
          <table:table-cell office:value-type="float" office:value="0.2042">
            <text:p>0.2042</text:p>
          </table:table-cell>
          <table:table-cell office:value-type="float" office:value="0.1819">
            <text:p>0.1819</text:p>
          </table:table-cell>
          <table:table-cell office:value-type="float" office:value="0.2718">
            <text:p>0.2718</text:p>
          </table:table-cell>
          <table:table-cell office:value-type="float" office:value="0.009293">
            <text:p>0.009293</text:p>
          </table:table-cell>
          <table:table-cell office:value-type="string">
            <text:p>6.85E-005</text:p>
          </table:table-cell>
          <table:table-cell office:value-type="string">
            <text:p>NA</text:p>
          </table:table-cell>
          <table:table-cell office:value-type="float" office:value="0.1439">
            <text:p>0.1439</text:p>
          </table:table-cell>
          <table:table-cell office:value-type="float" office:value="0.03994">
            <text:p>0.03994</text:p>
          </table:table-cell>
          <table:table-cell office:value-type="float" office:value="0.3108">
            <text:p>0.3108</text:p>
          </table:table-cell>
          <table:table-cell office:value-type="float" office:value="0.2193">
            <text:p>0.2193</text:p>
          </table:table-cell>
          <table:table-cell office:value-type="float" office:value="-0.0231">
            <text:p>-0.0231</text:p>
          </table:table-cell>
          <table:table-cell office:value-type="float" office:value="0.03726">
            <text:p>0.03726</text:p>
          </table:table-cell>
          <table:table-cell office:value-type="float" office:value="0.003025">
            <text:p>0.003025</text:p>
          </table:table-cell>
          <table:table-cell office:value-type="float" office:value="0.1642">
            <text:p>0.1642</text:p>
          </table:table-cell>
          <table:table-cell table:number-columns-repeated="3" office:value-type="string">
            <text:p>NA</text:p>
          </table:table-cell>
          <table:table-cell office:value-type="float" office:value="0.1981">
            <text:p>0.1981</text:p>
          </table:table-cell>
          <table:table-cell office:value-type="float" office:value="0.1273">
            <text:p>0.1273</text:p>
          </table:table-cell>
          <table:table-cell office:value-type="float" office:value="0.02005">
            <text:p>0.02005</text:p>
          </table:table-cell>
          <table:table-cell office:value-type="float" office:value="0.01243">
            <text:p>0.01243</text:p>
          </table:table-cell>
          <table:table-cell table:number-columns-repeated="6" office:value-type="string">
            <text:p>NA</text:p>
          </table:table-cell>
          <table:table-cell office:value-type="float" office:value="44.64">
            <text:p>44.64</text:p>
          </table:table-cell>
          <table:table-cell office:value-type="float" office:value="11.63">
            <text:p>11.63</text:p>
          </table:table-cell>
          <table:table-cell office:value-type="float" office:value="10.38">
            <text:p>10.38</text:p>
          </table:table-cell>
          <table:table-cell office:value-type="float" office:value="16.15">
            <text:p>16.15</text:p>
          </table:table-cell>
          <table:table-cell office:value-type="float" office:value="14.01">
            <text:p>14.01</text:p>
          </table:table-cell>
          <table:table-cell office:value-type="float" office:value="2.38">
            <text:p>2.38</text:p>
          </table:table-cell>
          <table:table-cell office:value-type="float" office:value="0.8">
            <text:p>0.8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65">
            <text:p>0.4465</text:p>
          </table:table-cell>
          <table:table-cell office:value-type="float" office:value="0.2199">
            <text:p>0.2199</text:p>
          </table:table-cell>
          <table:table-cell office:value-type="string">
            <text:p>NA</text:p>
          </table:table-cell>
          <table:table-cell office:value-type="float" office:value="0.2835">
            <text:p>0.283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7">
            <text:p>47</text:p>
          </table:table-cell>
          <table:table-cell office:value-type="float" office:value="1650.021">
            <text:p>1650.021</text:p>
          </table:table-cell>
          <table:table-cell office:value-type="float" office:value="0.1412">
            <text:p>0.1412</text:p>
          </table:table-cell>
          <table:table-cell office:value-type="float" office:value="0.138">
            <text:p>0.138</text:p>
          </table:table-cell>
          <table:table-cell office:value-type="float" office:value="0.2046">
            <text:p>0.2046</text:p>
          </table:table-cell>
          <table:table-cell office:value-type="float" office:value="0.1828">
            <text:p>0.1828</text:p>
          </table:table-cell>
          <table:table-cell office:value-type="float" office:value="0.2768">
            <text:p>0.2768</text:p>
          </table:table-cell>
          <table:table-cell office:value-type="float" office:value="0.008993">
            <text:p>0.008993</text:p>
          </table:table-cell>
          <table:table-cell office:value-type="string">
            <text:p>6.91E-005</text:p>
          </table:table-cell>
          <table:table-cell office:value-type="string">
            <text:p>NA</text:p>
          </table:table-cell>
          <table:table-cell office:value-type="float" office:value="0.1433">
            <text:p>0.1433</text:p>
          </table:table-cell>
          <table:table-cell office:value-type="float" office:value="0.03851">
            <text:p>0.03851</text:p>
          </table:table-cell>
          <table:table-cell office:value-type="float" office:value="0.3099">
            <text:p>0.3099</text:p>
          </table:table-cell>
          <table:table-cell office:value-type="float" office:value="0.2205">
            <text:p>0.2205</text:p>
          </table:table-cell>
          <table:table-cell office:value-type="float" office:value="-0.02287">
            <text:p>-0.02287</text:p>
          </table:table-cell>
          <table:table-cell office:value-type="float" office:value="0.03725">
            <text:p>0.03725</text:p>
          </table:table-cell>
          <table:table-cell office:value-type="float" office:value="0.002985">
            <text:p>0.002985</text:p>
          </table:table-cell>
          <table:table-cell office:value-type="float" office:value="0.1644">
            <text:p>0.1644</text:p>
          </table:table-cell>
          <table:table-cell table:number-columns-repeated="3" office:value-type="string">
            <text:p>NA</text:p>
          </table:table-cell>
          <table:table-cell office:value-type="float" office:value="0.1982">
            <text:p>0.1982</text:p>
          </table:table-cell>
          <table:table-cell office:value-type="float" office:value="0.128">
            <text:p>0.128</text:p>
          </table:table-cell>
          <table:table-cell office:value-type="float" office:value="0.02022">
            <text:p>0.02022</text:p>
          </table:table-cell>
          <table:table-cell office:value-type="float" office:value="0.01245">
            <text:p>0.01245</text:p>
          </table:table-cell>
          <table:table-cell table:number-columns-repeated="6" office:value-type="string">
            <text:p>NA</text:p>
          </table:table-cell>
          <table:table-cell office:value-type="float" office:value="44.53">
            <text:p>44.53</text:p>
          </table:table-cell>
          <table:table-cell office:value-type="float" office:value="11.5">
            <text:p>11.5</text:p>
          </table:table-cell>
          <table:table-cell office:value-type="float" office:value="10.41">
            <text:p>10.41</text:p>
          </table:table-cell>
          <table:table-cell office:value-type="float" office:value="16.4">
            <text:p>16.4</text:p>
          </table:table-cell>
          <table:table-cell office:value-type="float" office:value="14.09">
            <text:p>14.09</text:p>
          </table:table-cell>
          <table:table-cell office:value-type="float" office:value="2.3">
            <text:p>2.3</text:p>
          </table:table-cell>
          <table:table-cell office:value-type="float" office:value="0.77">
            <text:p>0.7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55">
            <text:p>0.4455</text:p>
          </table:table-cell>
          <table:table-cell office:value-type="float" office:value="0.2196">
            <text:p>0.2196</text:p>
          </table:table-cell>
          <table:table-cell office:value-type="string">
            <text:p>NA</text:p>
          </table:table-cell>
          <table:table-cell office:value-type="float" office:value="0.2849">
            <text:p>0.284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8">
            <text:p>48</text:p>
          </table:table-cell>
          <table:table-cell office:value-type="float" office:value="1659.305">
            <text:p>1659.305</text:p>
          </table:table-cell>
          <table:table-cell office:value-type="float" office:value="0.1413">
            <text:p>0.1413</text:p>
          </table:table-cell>
          <table:table-cell office:value-type="float" office:value="0.1327">
            <text:p>0.1327</text:p>
          </table:table-cell>
          <table:table-cell office:value-type="float" office:value="0.2049">
            <text:p>0.2049</text:p>
          </table:table-cell>
          <table:table-cell office:value-type="float" office:value="0.1835">
            <text:p>0.1835</text:p>
          </table:table-cell>
          <table:table-cell office:value-type="float" office:value="0.2819">
            <text:p>0.2819</text:p>
          </table:table-cell>
          <table:table-cell office:value-type="float" office:value="0.008706">
            <text:p>0.008706</text:p>
          </table:table-cell>
          <table:table-cell office:value-type="string">
            <text:p>6.98E-005</text:p>
          </table:table-cell>
          <table:table-cell office:value-type="string">
            <text:p>NA</text:p>
          </table:table-cell>
          <table:table-cell office:value-type="float" office:value="0.1427">
            <text:p>0.1427</text:p>
          </table:table-cell>
          <table:table-cell office:value-type="float" office:value="0.03712">
            <text:p>0.03712</text:p>
          </table:table-cell>
          <table:table-cell office:value-type="float" office:value="0.3091">
            <text:p>0.3091</text:p>
          </table:table-cell>
          <table:table-cell office:value-type="float" office:value="0.2217">
            <text:p>0.2217</text:p>
          </table:table-cell>
          <table:table-cell office:value-type="float" office:value="-0.02264">
            <text:p>-0.02264</text:p>
          </table:table-cell>
          <table:table-cell office:value-type="float" office:value="0.03724">
            <text:p>0.03724</text:p>
          </table:table-cell>
          <table:table-cell office:value-type="float" office:value="0.002946">
            <text:p>0.002946</text:p>
          </table:table-cell>
          <table:table-cell office:value-type="float" office:value="0.1646">
            <text:p>0.1646</text:p>
          </table:table-cell>
          <table:table-cell table:number-columns-repeated="3" office:value-type="string">
            <text:p>NA</text:p>
          </table:table-cell>
          <table:table-cell office:value-type="float" office:value="0.1984">
            <text:p>0.1984</text:p>
          </table:table-cell>
          <table:table-cell office:value-type="float" office:value="0.1287">
            <text:p>0.1287</text:p>
          </table:table-cell>
          <table:table-cell office:value-type="float" office:value="0.02039">
            <text:p>0.02039</text:p>
          </table:table-cell>
          <table:table-cell office:value-type="float" office:value="0.01246">
            <text:p>0.01246</text:p>
          </table:table-cell>
          <table:table-cell table:number-columns-repeated="6" office:value-type="string">
            <text:p>NA</text:p>
          </table:table-cell>
          <table:table-cell office:value-type="float" office:value="44.41">
            <text:p>44.41</text:p>
          </table:table-cell>
          <table:table-cell office:value-type="float" office:value="11.38">
            <text:p>11.38</text:p>
          </table:table-cell>
          <table:table-cell office:value-type="float" office:value="10.43">
            <text:p>10.43</text:p>
          </table:table-cell>
          <table:table-cell office:value-type="float" office:value="16.64">
            <text:p>16.64</text:p>
          </table:table-cell>
          <table:table-cell office:value-type="float" office:value="14.17">
            <text:p>14.17</text:p>
          </table:table-cell>
          <table:table-cell office:value-type="float" office:value="2.21">
            <text:p>2.21</text:p>
          </table:table-cell>
          <table:table-cell office:value-type="float" office:value="0.75">
            <text:p>0.7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45">
            <text:p>0.4445</text:p>
          </table:table-cell>
          <table:table-cell office:value-type="float" office:value="0.2193">
            <text:p>0.2193</text:p>
          </table:table-cell>
          <table:table-cell office:value-type="string">
            <text:p>NA</text:p>
          </table:table-cell>
          <table:table-cell office:value-type="float" office:value="0.2862">
            <text:p>0.286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49">
            <text:p>49</text:p>
          </table:table-cell>
          <table:table-cell office:value-type="float" office:value="1668.431">
            <text:p>1668.431</text:p>
          </table:table-cell>
          <table:table-cell office:value-type="float" office:value="0.1413">
            <text:p>0.1413</text:p>
          </table:table-cell>
          <table:table-cell office:value-type="float" office:value="0.1276">
            <text:p>0.1276</text:p>
          </table:table-cell>
          <table:table-cell office:value-type="float" office:value="0.205">
            <text:p>0.205</text:p>
          </table:table-cell>
          <table:table-cell office:value-type="float" office:value="0.1842">
            <text:p>0.1842</text:p>
          </table:table-cell>
          <table:table-cell office:value-type="float" office:value="0.2869">
            <text:p>0.2869</text:p>
          </table:table-cell>
          <table:table-cell office:value-type="float" office:value="0.008431">
            <text:p>0.008431</text:p>
          </table:table-cell>
          <table:table-cell office:value-type="string">
            <text:p>7.04E-005</text:p>
          </table:table-cell>
          <table:table-cell office:value-type="string">
            <text:p>NA</text:p>
          </table:table-cell>
          <table:table-cell office:value-type="float" office:value="0.1421">
            <text:p>0.1421</text:p>
          </table:table-cell>
          <table:table-cell office:value-type="float" office:value="0.03576">
            <text:p>0.03576</text:p>
          </table:table-cell>
          <table:table-cell office:value-type="float" office:value="0.3083">
            <text:p>0.3083</text:p>
          </table:table-cell>
          <table:table-cell office:value-type="float" office:value="0.2228">
            <text:p>0.2228</text:p>
          </table:table-cell>
          <table:table-cell office:value-type="float" office:value="-0.02243">
            <text:p>-0.02243</text:p>
          </table:table-cell>
          <table:table-cell office:value-type="float" office:value="0.03723">
            <text:p>0.03723</text:p>
          </table:table-cell>
          <table:table-cell office:value-type="float" office:value="0.002907">
            <text:p>0.002907</text:p>
          </table:table-cell>
          <table:table-cell office:value-type="float" office:value="0.1648">
            <text:p>0.1648</text:p>
          </table:table-cell>
          <table:table-cell table:number-columns-repeated="3" office:value-type="string">
            <text:p>NA</text:p>
          </table:table-cell>
          <table:table-cell office:value-type="float" office:value="0.1986">
            <text:p>0.1986</text:p>
          </table:table-cell>
          <table:table-cell office:value-type="float" office:value="0.1294">
            <text:p>0.1294</text:p>
          </table:table-cell>
          <table:table-cell office:value-type="float" office:value="0.02055">
            <text:p>0.02055</text:p>
          </table:table-cell>
          <table:table-cell office:value-type="float" office:value="0.01247">
            <text:p>0.01247</text:p>
          </table:table-cell>
          <table:table-cell table:number-columns-repeated="6" office:value-type="string">
            <text:p>NA</text:p>
          </table:table-cell>
          <table:table-cell office:value-type="float" office:value="44.31">
            <text:p>44.31</text:p>
          </table:table-cell>
          <table:table-cell office:value-type="float" office:value="11.25">
            <text:p>11.25</text:p>
          </table:table-cell>
          <table:table-cell office:value-type="float" office:value="10.45">
            <text:p>10.45</text:p>
          </table:table-cell>
          <table:table-cell office:value-type="float" office:value="16.89">
            <text:p>16.89</text:p>
          </table:table-cell>
          <table:table-cell office:value-type="float" office:value="14.24">
            <text:p>14.24</text:p>
          </table:table-cell>
          <table:table-cell office:value-type="float" office:value="2.13">
            <text:p>2.13</text:p>
          </table:table-cell>
          <table:table-cell office:value-type="float" office:value="0.72">
            <text:p>0.7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35">
            <text:p>0.4435</text:p>
          </table:table-cell>
          <table:table-cell office:value-type="float" office:value="0.219">
            <text:p>0.219</text:p>
          </table:table-cell>
          <table:table-cell office:value-type="string">
            <text:p>NA</text:p>
          </table:table-cell>
          <table:table-cell office:value-type="float" office:value="0.2875">
            <text:p>0.287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0">
            <text:p>50</text:p>
          </table:table-cell>
          <table:table-cell office:value-type="float" office:value="1677.403">
            <text:p>1677.403</text:p>
          </table:table-cell>
          <table:table-cell office:value-type="float" office:value="0.1414">
            <text:p>0.1414</text:p>
          </table:table-cell>
          <table:table-cell office:value-type="float" office:value="0.1226">
            <text:p>0.1226</text:p>
          </table:table-cell>
          <table:table-cell office:value-type="float" office:value="0.2051">
            <text:p>0.2051</text:p>
          </table:table-cell>
          <table:table-cell office:value-type="float" office:value="0.1848">
            <text:p>0.1848</text:p>
          </table:table-cell>
          <table:table-cell office:value-type="float" office:value="0.2919">
            <text:p>0.2919</text:p>
          </table:table-cell>
          <table:table-cell office:value-type="float" office:value="0.008167">
            <text:p>0.008167</text:p>
          </table:table-cell>
          <table:table-cell office:value-type="string">
            <text:p>7.10E-005</text:p>
          </table:table-cell>
          <table:table-cell office:value-type="string">
            <text:p>NA</text:p>
          </table:table-cell>
          <table:table-cell office:value-type="float" office:value="0.1416">
            <text:p>0.1416</text:p>
          </table:table-cell>
          <table:table-cell office:value-type="float" office:value="0.03445">
            <text:p>0.03445</text:p>
          </table:table-cell>
          <table:table-cell office:value-type="float" office:value="0.3075">
            <text:p>0.3075</text:p>
          </table:table-cell>
          <table:table-cell office:value-type="float" office:value="0.2239">
            <text:p>0.2239</text:p>
          </table:table-cell>
          <table:table-cell office:value-type="float" office:value="-0.02223">
            <text:p>-0.02223</text:p>
          </table:table-cell>
          <table:table-cell office:value-type="float" office:value="0.03721">
            <text:p>0.03721</text:p>
          </table:table-cell>
          <table:table-cell office:value-type="float" office:value="0.00287">
            <text:p>0.00287</text:p>
          </table:table-cell>
          <table:table-cell office:value-type="float" office:value="0.1651">
            <text:p>0.1651</text:p>
          </table:table-cell>
          <table:table-cell table:number-columns-repeated="3" office:value-type="string">
            <text:p>NA</text:p>
          </table:table-cell>
          <table:table-cell office:value-type="float" office:value="0.1988">
            <text:p>0.1988</text:p>
          </table:table-cell>
          <table:table-cell office:value-type="float" office:value="0.1301">
            <text:p>0.1301</text:p>
          </table:table-cell>
          <table:table-cell office:value-type="float" office:value="0.02071">
            <text:p>0.02071</text:p>
          </table:table-cell>
          <table:table-cell office:value-type="float" office:value="0.01249">
            <text:p>0.01249</text:p>
          </table:table-cell>
          <table:table-cell table:number-columns-repeated="6" office:value-type="string">
            <text:p>NA</text:p>
          </table:table-cell>
          <table:table-cell office:value-type="float" office:value="44.2">
            <text:p>44.2</text:p>
          </table:table-cell>
          <table:table-cell office:value-type="float" office:value="11.14">
            <text:p>11.14</text:p>
          </table:table-cell>
          <table:table-cell office:value-type="float" office:value="10.47">
            <text:p>10.47</text:p>
          </table:table-cell>
          <table:table-cell office:value-type="float" office:value="17.13">
            <text:p>17.13</text:p>
          </table:table-cell>
          <table:table-cell office:value-type="float" office:value="14.31">
            <text:p>14.31</text:p>
          </table:table-cell>
          <table:table-cell office:value-type="float" office:value="2.05">
            <text:p>2.05</text:p>
          </table:table-cell>
          <table:table-cell office:value-type="float" office:value="0.7">
            <text:p>0.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26">
            <text:p>0.4426</text:p>
          </table:table-cell>
          <table:table-cell office:value-type="float" office:value="0.2187">
            <text:p>0.2187</text:p>
          </table:table-cell>
          <table:table-cell office:value-type="string">
            <text:p>NA</text:p>
          </table:table-cell>
          <table:table-cell office:value-type="float" office:value="0.2887">
            <text:p>0.288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1">
            <text:p>51</text:p>
          </table:table-cell>
          <table:table-cell office:value-type="float" office:value="1686.225">
            <text:p>1686.225</text:p>
          </table:table-cell>
          <table:table-cell office:value-type="float" office:value="0.1415">
            <text:p>0.1415</text:p>
          </table:table-cell>
          <table:table-cell office:value-type="float" office:value="0.1178">
            <text:p>0.1178</text:p>
          </table:table-cell>
          <table:table-cell office:value-type="float" office:value="0.205">
            <text:p>0.205</text:p>
          </table:table-cell>
          <table:table-cell office:value-type="float" office:value="0.1854">
            <text:p>0.1854</text:p>
          </table:table-cell>
          <table:table-cell office:value-type="float" office:value="0.2969">
            <text:p>0.2969</text:p>
          </table:table-cell>
          <table:table-cell office:value-type="float" office:value="0.007913">
            <text:p>0.007913</text:p>
          </table:table-cell>
          <table:table-cell office:value-type="string">
            <text:p>7.17E-005</text:p>
          </table:table-cell>
          <table:table-cell office:value-type="string">
            <text:p>NA</text:p>
          </table:table-cell>
          <table:table-cell office:value-type="float" office:value="0.141">
            <text:p>0.141</text:p>
          </table:table-cell>
          <table:table-cell office:value-type="float" office:value="0.03317">
            <text:p>0.03317</text:p>
          </table:table-cell>
          <table:table-cell office:value-type="float" office:value="0.3067">
            <text:p>0.3067</text:p>
          </table:table-cell>
          <table:table-cell office:value-type="float" office:value="0.225">
            <text:p>0.225</text:p>
          </table:table-cell>
          <table:table-cell office:value-type="float" office:value="-0.02203">
            <text:p>-0.02203</text:p>
          </table:table-cell>
          <table:table-cell office:value-type="float" office:value="0.03719">
            <text:p>0.03719</text:p>
          </table:table-cell>
          <table:table-cell office:value-type="float" office:value="0.002833">
            <text:p>0.002833</text:p>
          </table:table-cell>
          <table:table-cell office:value-type="float" office:value="0.1653">
            <text:p>0.1653</text:p>
          </table:table-cell>
          <table:table-cell table:number-columns-repeated="3" office:value-type="string">
            <text:p>NA</text:p>
          </table:table-cell>
          <table:table-cell office:value-type="float" office:value="0.199">
            <text:p>0.199</text:p>
          </table:table-cell>
          <table:table-cell office:value-type="float" office:value="0.1308">
            <text:p>0.1308</text:p>
          </table:table-cell>
          <table:table-cell office:value-type="float" office:value="0.02086">
            <text:p>0.02086</text:p>
          </table:table-cell>
          <table:table-cell office:value-type="float" office:value="0.0125">
            <text:p>0.0125</text:p>
          </table:table-cell>
          <table:table-cell table:number-columns-repeated="6" office:value-type="string">
            <text:p>NA</text:p>
          </table:table-cell>
          <table:table-cell office:value-type="float" office:value="44.09">
            <text:p>44.09</text:p>
          </table:table-cell>
          <table:table-cell office:value-type="float" office:value="11.02">
            <text:p>11.02</text:p>
          </table:table-cell>
          <table:table-cell office:value-type="float" office:value="10.48">
            <text:p>10.48</text:p>
          </table:table-cell>
          <table:table-cell office:value-type="float" office:value="17.37">
            <text:p>17.37</text:p>
          </table:table-cell>
          <table:table-cell office:value-type="float" office:value="14.37">
            <text:p>14.37</text:p>
          </table:table-cell>
          <table:table-cell office:value-type="float" office:value="1.97">
            <text:p>1.97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17">
            <text:p>0.4417</text:p>
          </table:table-cell>
          <table:table-cell office:value-type="float" office:value="0.2184">
            <text:p>0.2184</text:p>
          </table:table-cell>
          <table:table-cell office:value-type="string">
            <text:p>NA</text:p>
          </table:table-cell>
          <table:table-cell office:value-type="float" office:value="0.2899">
            <text:p>0.289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2">
            <text:p>52</text:p>
          </table:table-cell>
          <table:table-cell office:value-type="float" office:value="1694.901">
            <text:p>1694.901</text:p>
          </table:table-cell>
          <table:table-cell office:value-type="float" office:value="0.1416">
            <text:p>0.1416</text:p>
          </table:table-cell>
          <table:table-cell office:value-type="float" office:value="0.1131">
            <text:p>0.1131</text:p>
          </table:table-cell>
          <table:table-cell office:value-type="float" office:value="0.2049">
            <text:p>0.2049</text:p>
          </table:table-cell>
          <table:table-cell office:value-type="float" office:value="0.1858">
            <text:p>0.1858</text:p>
          </table:table-cell>
          <table:table-cell office:value-type="float" office:value="0.3019">
            <text:p>0.3019</text:p>
          </table:table-cell>
          <table:table-cell office:value-type="float" office:value="0.007669">
            <text:p>0.007669</text:p>
          </table:table-cell>
          <table:table-cell office:value-type="string">
            <text:p>7.23E-005</text:p>
          </table:table-cell>
          <table:table-cell office:value-type="string">
            <text:p>NA</text:p>
          </table:table-cell>
          <table:table-cell office:value-type="float" office:value="0.1405">
            <text:p>0.1405</text:p>
          </table:table-cell>
          <table:table-cell office:value-type="float" office:value="0.03194">
            <text:p>0.03194</text:p>
          </table:table-cell>
          <table:table-cell office:value-type="float" office:value="0.306">
            <text:p>0.306</text:p>
          </table:table-cell>
          <table:table-cell office:value-type="float" office:value="0.226">
            <text:p>0.226</text:p>
          </table:table-cell>
          <table:table-cell office:value-type="float" office:value="-0.02185">
            <text:p>-0.02185</text:p>
          </table:table-cell>
          <table:table-cell office:value-type="float" office:value="0.03717">
            <text:p>0.03717</text:p>
          </table:table-cell>
          <table:table-cell office:value-type="float" office:value="0.002797">
            <text:p>0.002797</text:p>
          </table:table-cell>
          <table:table-cell office:value-type="float" office:value="0.1655">
            <text:p>0.1655</text:p>
          </table:table-cell>
          <table:table-cell table:number-columns-repeated="3" office:value-type="string">
            <text:p>NA</text:p>
          </table:table-cell>
          <table:table-cell office:value-type="float" office:value="0.1992">
            <text:p>0.1992</text:p>
          </table:table-cell>
          <table:table-cell office:value-type="float" office:value="0.1315">
            <text:p>0.1315</text:p>
          </table:table-cell>
          <table:table-cell office:value-type="float" office:value="0.02101">
            <text:p>0.02101</text:p>
          </table:table-cell>
          <table:table-cell office:value-type="float" office:value="0.01251">
            <text:p>0.01251</text:p>
          </table:table-cell>
          <table:table-cell table:number-columns-repeated="6" office:value-type="string">
            <text:p>NA</text:p>
          </table:table-cell>
          <table:table-cell office:value-type="float" office:value="43.99">
            <text:p>43.99</text:p>
          </table:table-cell>
          <table:table-cell office:value-type="float" office:value="10.91">
            <text:p>10.91</text:p>
          </table:table-cell>
          <table:table-cell office:value-type="float" office:value="10.5">
            <text:p>10.5</text:p>
          </table:table-cell>
          <table:table-cell office:value-type="float" office:value="17.61">
            <text:p>17.61</text:p>
          </table:table-cell>
          <table:table-cell office:value-type="float" office:value="14.43">
            <text:p>14.43</text:p>
          </table:table-cell>
          <table:table-cell office:value-type="float" office:value="1.89">
            <text:p>1.89</text:p>
          </table:table-cell>
          <table:table-cell office:value-type="float" office:value="0.66">
            <text:p>0.6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09">
            <text:p>0.4409</text:p>
          </table:table-cell>
          <table:table-cell office:value-type="float" office:value="0.2181">
            <text:p>0.2181</text:p>
          </table:table-cell>
          <table:table-cell office:value-type="string">
            <text:p>NA</text:p>
          </table:table-cell>
          <table:table-cell office:value-type="float" office:value="0.291">
            <text:p>0.29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3">
            <text:p>53</text:p>
          </table:table-cell>
          <table:table-cell office:value-type="float" office:value="1703.436">
            <text:p>1703.436</text:p>
          </table:table-cell>
          <table:table-cell office:value-type="float" office:value="0.1417">
            <text:p>0.1417</text:p>
          </table:table-cell>
          <table:table-cell office:value-type="float" office:value="0.1086">
            <text:p>0.1086</text:p>
          </table:table-cell>
          <table:table-cell office:value-type="float" office:value="0.2047">
            <text:p>0.2047</text:p>
          </table:table-cell>
          <table:table-cell office:value-type="float" office:value="0.1862">
            <text:p>0.1862</text:p>
          </table:table-cell>
          <table:table-cell office:value-type="float" office:value="0.3068">
            <text:p>0.3068</text:p>
          </table:table-cell>
          <table:table-cell office:value-type="float" office:value="0.007435">
            <text:p>0.007435</text:p>
          </table:table-cell>
          <table:table-cell office:value-type="string">
            <text:p>7.30E-005</text:p>
          </table:table-cell>
          <table:table-cell office:value-type="string">
            <text:p>NA</text:p>
          </table:table-cell>
          <table:table-cell office:value-type="float" office:value="0.1399">
            <text:p>0.1399</text:p>
          </table:table-cell>
          <table:table-cell office:value-type="float" office:value="0.03074">
            <text:p>0.03074</text:p>
          </table:table-cell>
          <table:table-cell office:value-type="float" office:value="0.3054">
            <text:p>0.3054</text:p>
          </table:table-cell>
          <table:table-cell office:value-type="float" office:value="0.227">
            <text:p>0.227</text:p>
          </table:table-cell>
          <table:table-cell office:value-type="float" office:value="-0.02168">
            <text:p>-0.02168</text:p>
          </table:table-cell>
          <table:table-cell office:value-type="float" office:value="0.03715">
            <text:p>0.03715</text:p>
          </table:table-cell>
          <table:table-cell office:value-type="float" office:value="0.002761">
            <text:p>0.002761</text:p>
          </table:table-cell>
          <table:table-cell office:value-type="float" office:value="0.1658">
            <text:p>0.1658</text:p>
          </table:table-cell>
          <table:table-cell table:number-columns-repeated="3" office:value-type="string">
            <text:p>NA</text:p>
          </table:table-cell>
          <table:table-cell office:value-type="float" office:value="0.1994">
            <text:p>0.1994</text:p>
          </table:table-cell>
          <table:table-cell office:value-type="float" office:value="0.1321">
            <text:p>0.1321</text:p>
          </table:table-cell>
          <table:table-cell office:value-type="float" office:value="0.02116">
            <text:p>0.02116</text:p>
          </table:table-cell>
          <table:table-cell office:value-type="float" office:value="0.01253">
            <text:p>0.01253</text:p>
          </table:table-cell>
          <table:table-cell table:number-columns-repeated="6" office:value-type="string">
            <text:p>NA</text:p>
          </table:table-cell>
          <table:table-cell office:value-type="float" office:value="43.89">
            <text:p>43.89</text:p>
          </table:table-cell>
          <table:table-cell office:value-type="float" office:value="10.81">
            <text:p>10.81</text:p>
          </table:table-cell>
          <table:table-cell office:value-type="float" office:value="10.51">
            <text:p>10.51</text:p>
          </table:table-cell>
          <table:table-cell office:value-type="float" office:value="17.84">
            <text:p>17.84</text:p>
          </table:table-cell>
          <table:table-cell office:value-type="float" office:value="14.48">
            <text:p>14.48</text:p>
          </table:table-cell>
          <table:table-cell office:value-type="float" office:value="1.82">
            <text:p>1.82</text:p>
          </table:table-cell>
          <table:table-cell office:value-type="float" office:value="0.64">
            <text:p>0.64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401">
            <text:p>0.4401</text:p>
          </table:table-cell>
          <table:table-cell office:value-type="float" office:value="0.2178">
            <text:p>0.2178</text:p>
          </table:table-cell>
          <table:table-cell office:value-type="string">
            <text:p>NA</text:p>
          </table:table-cell>
          <table:table-cell office:value-type="float" office:value="0.2921">
            <text:p>0.292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4">
            <text:p>54</text:p>
          </table:table-cell>
          <table:table-cell office:value-type="float" office:value="1711.833">
            <text:p>1711.833</text:p>
          </table:table-cell>
          <table:table-cell office:value-type="float" office:value="0.1418">
            <text:p>0.1418</text:p>
          </table:table-cell>
          <table:table-cell office:value-type="float" office:value="0.1042">
            <text:p>0.1042</text:p>
          </table:table-cell>
          <table:table-cell office:value-type="float" office:value="0.2043">
            <text:p>0.2043</text:p>
          </table:table-cell>
          <table:table-cell office:value-type="float" office:value="0.1865">
            <text:p>0.1865</text:p>
          </table:table-cell>
          <table:table-cell office:value-type="float" office:value="0.3117">
            <text:p>0.3117</text:p>
          </table:table-cell>
          <table:table-cell office:value-type="float" office:value="0.00721">
            <text:p>0.00721</text:p>
          </table:table-cell>
          <table:table-cell office:value-type="string">
            <text:p>7.36E-005</text:p>
          </table:table-cell>
          <table:table-cell office:value-type="string">
            <text:p>NA</text:p>
          </table:table-cell>
          <table:table-cell office:value-type="float" office:value="0.1394">
            <text:p>0.1394</text:p>
          </table:table-cell>
          <table:table-cell office:value-type="float" office:value="0.02958">
            <text:p>0.02958</text:p>
          </table:table-cell>
          <table:table-cell office:value-type="float" office:value="0.3048">
            <text:p>0.3048</text:p>
          </table:table-cell>
          <table:table-cell office:value-type="float" office:value="0.228">
            <text:p>0.228</text:p>
          </table:table-cell>
          <table:table-cell office:value-type="float" office:value="-0.02151">
            <text:p>-0.02151</text:p>
          </table:table-cell>
          <table:table-cell office:value-type="float" office:value="0.03713">
            <text:p>0.03713</text:p>
          </table:table-cell>
          <table:table-cell office:value-type="float" office:value="0.002727">
            <text:p>0.002727</text:p>
          </table:table-cell>
          <table:table-cell office:value-type="float" office:value="0.166">
            <text:p>0.166</text:p>
          </table:table-cell>
          <table:table-cell table:number-columns-repeated="3" office:value-type="string">
            <text:p>NA</text:p>
          </table:table-cell>
          <table:table-cell office:value-type="float" office:value="0.1996">
            <text:p>0.1996</text:p>
          </table:table-cell>
          <table:table-cell office:value-type="float" office:value="0.1328">
            <text:p>0.1328</text:p>
          </table:table-cell>
          <table:table-cell office:value-type="float" office:value="0.0213">
            <text:p>0.0213</text:p>
          </table:table-cell>
          <table:table-cell office:value-type="float" office:value="0.01254">
            <text:p>0.01254</text:p>
          </table:table-cell>
          <table:table-cell table:number-columns-repeated="6" office:value-type="string">
            <text:p>NA</text:p>
          </table:table-cell>
          <table:table-cell office:value-type="float" office:value="43.8">
            <text:p>43.8</text:p>
          </table:table-cell>
          <table:table-cell office:value-type="float" office:value="10.71">
            <text:p>10.71</text:p>
          </table:table-cell>
          <table:table-cell office:value-type="float" office:value="10.52">
            <text:p>10.52</text:p>
          </table:table-cell>
          <table:table-cell office:value-type="float" office:value="18.07">
            <text:p>18.07</text:p>
          </table:table-cell>
          <table:table-cell office:value-type="float" office:value="14.52">
            <text:p>14.52</text:p>
          </table:table-cell>
          <table:table-cell office:value-type="float" office:value="1.75">
            <text:p>1.75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393">
            <text:p>0.4393</text:p>
          </table:table-cell>
          <table:table-cell office:value-type="float" office:value="0.2175">
            <text:p>0.2175</text:p>
          </table:table-cell>
          <table:table-cell office:value-type="string">
            <text:p>NA</text:p>
          </table:table-cell>
          <table:table-cell office:value-type="float" office:value="0.2932">
            <text:p>0.293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5">
            <text:p>55</text:p>
          </table:table-cell>
          <table:table-cell office:value-type="float" office:value="1720.096">
            <text:p>1720.096</text:p>
          </table:table-cell>
          <table:table-cell office:value-type="float" office:value="0.1419">
            <text:p>0.1419</text:p>
          </table:table-cell>
          <table:table-cell office:value-type="float" office:value="0.09996">
            <text:p>0.09996</text:p>
          </table:table-cell>
          <table:table-cell office:value-type="float" office:value="0.2039">
            <text:p>0.2039</text:p>
          </table:table-cell>
          <table:table-cell office:value-type="float" office:value="0.1868">
            <text:p>0.1868</text:p>
          </table:table-cell>
          <table:table-cell office:value-type="float" office:value="0.3166">
            <text:p>0.3166</text:p>
          </table:table-cell>
          <table:table-cell office:value-type="float" office:value="0.006994">
            <text:p>0.006994</text:p>
          </table:table-cell>
          <table:table-cell office:value-type="string">
            <text:p>7.42E-005</text:p>
          </table:table-cell>
          <table:table-cell office:value-type="string">
            <text:p>NA</text:p>
          </table:table-cell>
          <table:table-cell office:value-type="float" office:value="0.1389">
            <text:p>0.1389</text:p>
          </table:table-cell>
          <table:table-cell office:value-type="float" office:value="0.02846">
            <text:p>0.02846</text:p>
          </table:table-cell>
          <table:table-cell office:value-type="float" office:value="0.3042">
            <text:p>0.3042</text:p>
          </table:table-cell>
          <table:table-cell office:value-type="float" office:value="0.229">
            <text:p>0.229</text:p>
          </table:table-cell>
          <table:table-cell office:value-type="float" office:value="-0.02135">
            <text:p>-0.02135</text:p>
          </table:table-cell>
          <table:table-cell office:value-type="float" office:value="0.03711">
            <text:p>0.03711</text:p>
          </table:table-cell>
          <table:table-cell office:value-type="float" office:value="0.002693">
            <text:p>0.002693</text:p>
          </table:table-cell>
          <table:table-cell office:value-type="float" office:value="0.1662">
            <text:p>0.1662</text:p>
          </table:table-cell>
          <table:table-cell table:number-columns-repeated="3" office:value-type="string">
            <text:p>NA</text:p>
          </table:table-cell>
          <table:table-cell office:value-type="float" office:value="0.1999">
            <text:p>0.1999</text:p>
          </table:table-cell>
          <table:table-cell office:value-type="float" office:value="0.1334">
            <text:p>0.1334</text:p>
          </table:table-cell>
          <table:table-cell office:value-type="float" office:value="0.02144">
            <text:p>0.02144</text:p>
          </table:table-cell>
          <table:table-cell office:value-type="float" office:value="0.01256">
            <text:p>0.01256</text:p>
          </table:table-cell>
          <table:table-cell table:number-columns-repeated="6" office:value-type="string">
            <text:p>NA</text:p>
          </table:table-cell>
          <table:table-cell office:value-type="float" office:value="43.7">
            <text:p>43.7</text:p>
          </table:table-cell>
          <table:table-cell office:value-type="float" office:value="10.62">
            <text:p>10.62</text:p>
          </table:table-cell>
          <table:table-cell office:value-type="float" office:value="10.52">
            <text:p>10.52</text:p>
          </table:table-cell>
          <table:table-cell office:value-type="float" office:value="18.3">
            <text:p>18.3</text:p>
          </table:table-cell>
          <table:table-cell office:value-type="float" office:value="14.56">
            <text:p>14.56</text:p>
          </table:table-cell>
          <table:table-cell office:value-type="float" office:value="1.68">
            <text:p>1.68</text:p>
          </table:table-cell>
          <table:table-cell office:value-type="float" office:value="0.61">
            <text:p>0.61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386">
            <text:p>0.4386</text:p>
          </table:table-cell>
          <table:table-cell office:value-type="float" office:value="0.2172">
            <text:p>0.2172</text:p>
          </table:table-cell>
          <table:table-cell office:value-type="string">
            <text:p>NA</text:p>
          </table:table-cell>
          <table:table-cell office:value-type="float" office:value="0.2942">
            <text:p>0.294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6">
            <text:p>56</text:p>
          </table:table-cell>
          <table:table-cell office:value-type="float" office:value="1728.229">
            <text:p>1728.229</text:p>
          </table:table-cell>
          <table:table-cell office:value-type="float" office:value="0.1421">
            <text:p>0.1421</text:p>
          </table:table-cell>
          <table:table-cell office:value-type="float" office:value="0.09584">
            <text:p>0.09584</text:p>
          </table:table-cell>
          <table:table-cell office:value-type="float" office:value="0.2034">
            <text:p>0.2034</text:p>
          </table:table-cell>
          <table:table-cell office:value-type="float" office:value="0.187">
            <text:p>0.187</text:p>
          </table:table-cell>
          <table:table-cell office:value-type="float" office:value="0.3214">
            <text:p>0.3214</text:p>
          </table:table-cell>
          <table:table-cell office:value-type="float" office:value="0.006786">
            <text:p>0.006786</text:p>
          </table:table-cell>
          <table:table-cell office:value-type="string">
            <text:p>7.49E-005</text:p>
          </table:table-cell>
          <table:table-cell office:value-type="string">
            <text:p>NA</text:p>
          </table:table-cell>
          <table:table-cell office:value-type="float" office:value="0.1383">
            <text:p>0.1383</text:p>
          </table:table-cell>
          <table:table-cell office:value-type="float" office:value="0.02737">
            <text:p>0.02737</text:p>
          </table:table-cell>
          <table:table-cell office:value-type="float" office:value="0.3036">
            <text:p>0.3036</text:p>
          </table:table-cell>
          <table:table-cell office:value-type="float" office:value="0.2299">
            <text:p>0.2299</text:p>
          </table:table-cell>
          <table:table-cell office:value-type="float" office:value="-0.02121">
            <text:p>-0.02121</text:p>
          </table:table-cell>
          <table:table-cell office:value-type="float" office:value="0.03708">
            <text:p>0.03708</text:p>
          </table:table-cell>
          <table:table-cell office:value-type="float" office:value="0.00266">
            <text:p>0.00266</text:p>
          </table:table-cell>
          <table:table-cell office:value-type="float" office:value="0.1665">
            <text:p>0.1665</text:p>
          </table:table-cell>
          <table:table-cell table:number-columns-repeated="3" office:value-type="string">
            <text:p>NA</text:p>
          </table:table-cell>
          <table:table-cell office:value-type="float" office:value="0.2001">
            <text:p>0.2001</text:p>
          </table:table-cell>
          <table:table-cell office:value-type="float" office:value="0.134">
            <text:p>0.134</text:p>
          </table:table-cell>
          <table:table-cell office:value-type="float" office:value="0.02158">
            <text:p>0.02158</text:p>
          </table:table-cell>
          <table:table-cell office:value-type="float" office:value="0.01257">
            <text:p>0.01257</text:p>
          </table:table-cell>
          <table:table-cell table:number-columns-repeated="6" office:value-type="string">
            <text:p>NA</text:p>
          </table:table-cell>
          <table:table-cell office:value-type="float" office:value="43.61">
            <text:p>43.61</text:p>
          </table:table-cell>
          <table:table-cell table:number-columns-repeated="2" office:value-type="float" office:value="10.53">
            <text:p>10.53</text:p>
          </table:table-cell>
          <table:table-cell office:value-type="float" office:value="18.53">
            <text:p>18.53</text:p>
          </table:table-cell>
          <table:table-cell office:value-type="float" office:value="14.6">
            <text:p>14.6</text:p>
          </table:table-cell>
          <table:table-cell office:value-type="float" office:value="1.61">
            <text:p>1.61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379">
            <text:p>0.4379</text:p>
          </table:table-cell>
          <table:table-cell office:value-type="float" office:value="0.217">
            <text:p>0.217</text:p>
          </table:table-cell>
          <table:table-cell office:value-type="string">
            <text:p>NA</text:p>
          </table:table-cell>
          <table:table-cell office:value-type="float" office:value="0.2952">
            <text:p>0.295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7">
            <text:p>57</text:p>
          </table:table-cell>
          <table:table-cell office:value-type="float" office:value="1736.234">
            <text:p>1736.234</text:p>
          </table:table-cell>
          <table:table-cell office:value-type="float" office:value="0.1422">
            <text:p>0.1422</text:p>
          </table:table-cell>
          <table:table-cell office:value-type="float" office:value="0.09186">
            <text:p>0.09186</text:p>
          </table:table-cell>
          <table:table-cell office:value-type="float" office:value="0.2029">
            <text:p>0.2029</text:p>
          </table:table-cell>
          <table:table-cell office:value-type="float" office:value="0.1871">
            <text:p>0.1871</text:p>
          </table:table-cell>
          <table:table-cell office:value-type="float" office:value="0.3262">
            <text:p>0.3262</text:p>
          </table:table-cell>
          <table:table-cell office:value-type="float" office:value="0.006585">
            <text:p>0.006585</text:p>
          </table:table-cell>
          <table:table-cell office:value-type="string">
            <text:p>7.55E-005</text:p>
          </table:table-cell>
          <table:table-cell office:value-type="string">
            <text:p>NA</text:p>
          </table:table-cell>
          <table:table-cell office:value-type="float" office:value="0.1378">
            <text:p>0.1378</text:p>
          </table:table-cell>
          <table:table-cell office:value-type="float" office:value="0.02632">
            <text:p>0.02632</text:p>
          </table:table-cell>
          <table:table-cell office:value-type="float" office:value="0.3031">
            <text:p>0.3031</text:p>
          </table:table-cell>
          <table:table-cell office:value-type="float" office:value="0.2308">
            <text:p>0.2308</text:p>
          </table:table-cell>
          <table:table-cell office:value-type="float" office:value="-0.02106">
            <text:p>-0.02106</text:p>
          </table:table-cell>
          <table:table-cell office:value-type="float" office:value="0.03705">
            <text:p>0.03705</text:p>
          </table:table-cell>
          <table:table-cell office:value-type="float" office:value="0.002627">
            <text:p>0.002627</text:p>
          </table:table-cell>
          <table:table-cell office:value-type="float" office:value="0.1667">
            <text:p>0.1667</text:p>
          </table:table-cell>
          <table:table-cell table:number-columns-repeated="3" office:value-type="string">
            <text:p>NA</text:p>
          </table:table-cell>
          <table:table-cell office:value-type="float" office:value="0.2004">
            <text:p>0.2004</text:p>
          </table:table-cell>
          <table:table-cell office:value-type="float" office:value="0.1347">
            <text:p>0.1347</text:p>
          </table:table-cell>
          <table:table-cell office:value-type="float" office:value="0.02171">
            <text:p>0.02171</text:p>
          </table:table-cell>
          <table:table-cell office:value-type="float" office:value="0.01258">
            <text:p>0.01258</text:p>
          </table:table-cell>
          <table:table-cell table:number-columns-repeated="6" office:value-type="string">
            <text:p>NA</text:p>
          </table:table-cell>
          <table:table-cell office:value-type="float" office:value="43.52">
            <text:p>43.52</text:p>
          </table:table-cell>
          <table:table-cell office:value-type="float" office:value="10.44">
            <text:p>10.44</text:p>
          </table:table-cell>
          <table:table-cell office:value-type="float" office:value="10.53">
            <text:p>10.53</text:p>
          </table:table-cell>
          <table:table-cell office:value-type="float" office:value="18.76">
            <text:p>18.76</text:p>
          </table:table-cell>
          <table:table-cell office:value-type="float" office:value="14.63">
            <text:p>14.63</text:p>
          </table:table-cell>
          <table:table-cell office:value-type="float" office:value="1.55">
            <text:p>1.55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372">
            <text:p>0.4372</text:p>
          </table:table-cell>
          <table:table-cell office:value-type="float" office:value="0.2167">
            <text:p>0.2167</text:p>
          </table:table-cell>
          <table:table-cell office:value-type="string">
            <text:p>NA</text:p>
          </table:table-cell>
          <table:table-cell office:value-type="float" office:value="0.2961">
            <text:p>0.296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8">
            <text:p>58</text:p>
          </table:table-cell>
          <table:table-cell office:value-type="float" office:value="1744.115">
            <text:p>1744.115</text:p>
          </table:table-cell>
          <table:table-cell office:value-type="float" office:value="0.1424">
            <text:p>0.1424</text:p>
          </table:table-cell>
          <table:table-cell office:value-type="float" office:value="0.08802">
            <text:p>0.08802</text:p>
          </table:table-cell>
          <table:table-cell office:value-type="float" office:value="0.2023">
            <text:p>0.2023</text:p>
          </table:table-cell>
          <table:table-cell office:value-type="float" office:value="0.1872">
            <text:p>0.1872</text:p>
          </table:table-cell>
          <table:table-cell office:value-type="float" office:value="0.331">
            <text:p>0.331</text:p>
          </table:table-cell>
          <table:table-cell office:value-type="float" office:value="0.006393">
            <text:p>0.006393</text:p>
          </table:table-cell>
          <table:table-cell office:value-type="string">
            <text:p>7.62E-005</text:p>
          </table:table-cell>
          <table:table-cell office:value-type="string">
            <text:p>NA</text:p>
          </table:table-cell>
          <table:table-cell office:value-type="float" office:value="0.1373">
            <text:p>0.1373</text:p>
          </table:table-cell>
          <table:table-cell office:value-type="float" office:value="0.0253">
            <text:p>0.0253</text:p>
          </table:table-cell>
          <table:table-cell office:value-type="float" office:value="0.3026">
            <text:p>0.3026</text:p>
          </table:table-cell>
          <table:table-cell office:value-type="float" office:value="0.2316">
            <text:p>0.2316</text:p>
          </table:table-cell>
          <table:table-cell office:value-type="float" office:value="-0.02093">
            <text:p>-0.02093</text:p>
          </table:table-cell>
          <table:table-cell office:value-type="float" office:value="0.03703">
            <text:p>0.03703</text:p>
          </table:table-cell>
          <table:table-cell office:value-type="float" office:value="0.002595">
            <text:p>0.002595</text:p>
          </table:table-cell>
          <table:table-cell office:value-type="float" office:value="0.1669">
            <text:p>0.1669</text:p>
          </table:table-cell>
          <table:table-cell table:number-columns-repeated="3" office:value-type="string">
            <text:p>NA</text:p>
          </table:table-cell>
          <table:table-cell office:value-type="float" office:value="0.2006">
            <text:p>0.2006</text:p>
          </table:table-cell>
          <table:table-cell office:value-type="float" office:value="0.1353">
            <text:p>0.1353</text:p>
          </table:table-cell>
          <table:table-cell office:value-type="float" office:value="0.02184">
            <text:p>0.02184</text:p>
          </table:table-cell>
          <table:table-cell office:value-type="float" office:value="0.0126">
            <text:p>0.0126</text:p>
          </table:table-cell>
          <table:table-cell table:number-columns-repeated="6" office:value-type="string">
            <text:p>NA</text:p>
          </table:table-cell>
          <table:table-cell office:value-type="float" office:value="43.43">
            <text:p>43.43</text:p>
          </table:table-cell>
          <table:table-cell office:value-type="float" office:value="10.36">
            <text:p>10.36</text:p>
          </table:table-cell>
          <table:table-cell office:value-type="float" office:value="10.53">
            <text:p>10.53</text:p>
          </table:table-cell>
          <table:table-cell office:value-type="float" office:value="18.98">
            <text:p>18.98</text:p>
          </table:table-cell>
          <table:table-cell office:value-type="float" office:value="14.66">
            <text:p>14.66</text:p>
          </table:table-cell>
          <table:table-cell office:value-type="float" office:value="1.49">
            <text:p>1.49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366">
            <text:p>0.4366</text:p>
          </table:table-cell>
          <table:table-cell office:value-type="float" office:value="0.2164">
            <text:p>0.2164</text:p>
          </table:table-cell>
          <table:table-cell office:value-type="string">
            <text:p>NA</text:p>
          </table:table-cell>
          <table:table-cell office:value-type="float" office:value="0.297">
            <text:p>0.29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59">
            <text:p>59</text:p>
          </table:table-cell>
          <table:table-cell office:value-type="float" office:value="1751.875">
            <text:p>1751.875</text:p>
          </table:table-cell>
          <table:table-cell office:value-type="float" office:value="0.1426">
            <text:p>0.1426</text:p>
          </table:table-cell>
          <table:table-cell office:value-type="float" office:value="0.08431">
            <text:p>0.08431</text:p>
          </table:table-cell>
          <table:table-cell office:value-type="float" office:value="0.2016">
            <text:p>0.2016</text:p>
          </table:table-cell>
          <table:table-cell office:value-type="float" office:value="0.1872">
            <text:p>0.1872</text:p>
          </table:table-cell>
          <table:table-cell office:value-type="float" office:value="0.3357">
            <text:p>0.3357</text:p>
          </table:table-cell>
          <table:table-cell office:value-type="float" office:value="0.006207">
            <text:p>0.006207</text:p>
          </table:table-cell>
          <table:table-cell office:value-type="string">
            <text:p>7.69E-005</text:p>
          </table:table-cell>
          <table:table-cell office:value-type="string">
            <text:p>NA</text:p>
          </table:table-cell>
          <table:table-cell office:value-type="float" office:value="0.1368">
            <text:p>0.1368</text:p>
          </table:table-cell>
          <table:table-cell office:value-type="float" office:value="0.02432">
            <text:p>0.02432</text:p>
          </table:table-cell>
          <table:table-cell office:value-type="float" office:value="0.3021">
            <text:p>0.3021</text:p>
          </table:table-cell>
          <table:table-cell office:value-type="float" office:value="0.2324">
            <text:p>0.2324</text:p>
          </table:table-cell>
          <table:table-cell office:value-type="float" office:value="-0.0208">
            <text:p>-0.0208</text:p>
          </table:table-cell>
          <table:table-cell office:value-type="float" office:value="0.037">
            <text:p>0.037</text:p>
          </table:table-cell>
          <table:table-cell office:value-type="float" office:value="0.002563">
            <text:p>0.002563</text:p>
          </table:table-cell>
          <table:table-cell office:value-type="float" office:value="0.1672">
            <text:p>0.1672</text:p>
          </table:table-cell>
          <table:table-cell table:number-columns-repeated="3" office:value-type="string">
            <text:p>NA</text:p>
          </table:table-cell>
          <table:table-cell office:value-type="float" office:value="0.2009">
            <text:p>0.2009</text:p>
          </table:table-cell>
          <table:table-cell office:value-type="float" office:value="0.1359">
            <text:p>0.1359</text:p>
          </table:table-cell>
          <table:table-cell office:value-type="float" office:value="0.02197">
            <text:p>0.02197</text:p>
          </table:table-cell>
          <table:table-cell office:value-type="float" office:value="0.01261">
            <text:p>0.01261</text:p>
          </table:table-cell>
          <table:table-cell table:number-columns-repeated="6" office:value-type="string">
            <text:p>NA</text:p>
          </table:table-cell>
          <table:table-cell office:value-type="float" office:value="43.34">
            <text:p>43.34</text:p>
          </table:table-cell>
          <table:table-cell office:value-type="float" office:value="10.28">
            <text:p>10.28</text:p>
          </table:table-cell>
          <table:table-cell office:value-type="float" office:value="10.53">
            <text:p>10.53</text:p>
          </table:table-cell>
          <table:table-cell office:value-type="float" office:value="19.2">
            <text:p>19.2</text:p>
          </table:table-cell>
          <table:table-cell office:value-type="float" office:value="14.68">
            <text:p>14.68</text:p>
          </table:table-cell>
          <table:table-cell office:value-type="float" office:value="1.43">
            <text:p>1.43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36">
            <text:p>0.436</text:p>
          </table:table-cell>
          <table:table-cell office:value-type="float" office:value="0.2162">
            <text:p>0.2162</text:p>
          </table:table-cell>
          <table:table-cell office:value-type="string">
            <text:p>NA</text:p>
          </table:table-cell>
          <table:table-cell office:value-type="float" office:value="0.2978">
            <text:p>0.297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iq,cpx,ol,g</text:p>
          </table:table-cell>
          <table:table-cell office:value-type="float" office:value="60">
            <text:p>60</text:p>
          </table:table-cell>
          <table:table-cell office:value-type="float" office:value="1759.518">
            <text:p>1759.518</text:p>
          </table:table-cell>
          <table:table-cell office:value-type="float" office:value="0.1428">
            <text:p>0.1428</text:p>
          </table:table-cell>
          <table:table-cell office:value-type="float" office:value="0.08073">
            <text:p>0.08073</text:p>
          </table:table-cell>
          <table:table-cell office:value-type="float" office:value="0.2008">
            <text:p>0.2008</text:p>
          </table:table-cell>
          <table:table-cell office:value-type="float" office:value="0.1871">
            <text:p>0.1871</text:p>
          </table:table-cell>
          <table:table-cell office:value-type="float" office:value="0.3404">
            <text:p>0.3404</text:p>
          </table:table-cell>
          <table:table-cell office:value-type="float" office:value="0.006028">
            <text:p>0.006028</text:p>
          </table:table-cell>
          <table:table-cell office:value-type="string">
            <text:p>7.75E-005</text:p>
          </table:table-cell>
          <table:table-cell office:value-type="string">
            <text:p>NA</text:p>
          </table:table-cell>
          <table:table-cell office:value-type="float" office:value="0.1363">
            <text:p>0.1363</text:p>
          </table:table-cell>
          <table:table-cell office:value-type="float" office:value="0.02338">
            <text:p>0.02338</text:p>
          </table:table-cell>
          <table:table-cell office:value-type="float" office:value="0.3017">
            <text:p>0.3017</text:p>
          </table:table-cell>
          <table:table-cell office:value-type="float" office:value="0.2332">
            <text:p>0.2332</text:p>
          </table:table-cell>
          <table:table-cell office:value-type="float" office:value="-0.02069">
            <text:p>-0.02069</text:p>
          </table:table-cell>
          <table:table-cell office:value-type="float" office:value="0.03697">
            <text:p>0.03697</text:p>
          </table:table-cell>
          <table:table-cell office:value-type="float" office:value="0.002532">
            <text:p>0.002532</text:p>
          </table:table-cell>
          <table:table-cell office:value-type="float" office:value="0.1674">
            <text:p>0.1674</text:p>
          </table:table-cell>
          <table:table-cell table:number-columns-repeated="3" office:value-type="string">
            <text:p>NA</text:p>
          </table:table-cell>
          <table:table-cell office:value-type="float" office:value="0.2012">
            <text:p>0.2012</text:p>
          </table:table-cell>
          <table:table-cell office:value-type="float" office:value="0.1364">
            <text:p>0.1364</text:p>
          </table:table-cell>
          <table:table-cell office:value-type="float" office:value="0.02209">
            <text:p>0.02209</text:p>
          </table:table-cell>
          <table:table-cell office:value-type="float" office:value="0.01263">
            <text:p>0.01263</text:p>
          </table:table-cell>
          <table:table-cell table:number-columns-repeated="6" office:value-type="string">
            <text:p>NA</text:p>
          </table:table-cell>
          <table:table-cell office:value-type="float" office:value="43.26">
            <text:p>43.26</text:p>
          </table:table-cell>
          <table:table-cell office:value-type="float" office:value="10.2">
            <text:p>10.2</text:p>
          </table:table-cell>
          <table:table-cell office:value-type="float" office:value="10.53">
            <text:p>10.53</text:p>
          </table:table-cell>
          <table:table-cell office:value-type="float" office:value="19.42">
            <text:p>19.42</text:p>
          </table:table-cell>
          <table:table-cell office:value-type="float" office:value="14.69">
            <text:p>14.69</text:p>
          </table:table-cell>
          <table:table-cell office:value-type="float" office:value="1.37">
            <text:p>1.37</text:p>
          </table:table-cell>
          <table:table-cell office:value-type="float" office:value="0.53">
            <text:p>0.5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NA</text:p>
          </table:table-cell>
          <table:table-cell office:value-type="float" office:value="0.4354">
            <text:p>0.4354</text:p>
          </table:table-cell>
          <table:table-cell office:value-type="float" office:value="0.2159">
            <text:p>0.2159</text:p>
          </table:table-cell>
          <table:table-cell office:value-type="string">
            <text:p>NA</text:p>
          </table:table-cell>
          <table:table-cell office:value-type="float" office:value="0.2987">
            <text:p>0.2987</text:p>
          </table:table-cell>
          <table:table-cell office:value-type="string">
            <text:p>NA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svg:width="15.998cm" svg:height="12.095cm" svg:x="0cm" svg:y="0cm">
            <draw:object draw:notify-on-update-of-ranges="Sheet1.B2:Sheet1.B65 Sheet1.AV1:Sheet1.AV1 Sheet1.C2:Sheet1.C65 Sheet3.C1:Sheet3.C1 Sheet3.C2:Sheet3.C62 Sheet3.A2:Sheet3.A62 Sheet3.B1:Sheet3.B1 Sheet3.B2:Sheet3.B62 Sheet3.A2:Sheet3.A62 Sheet1.B66:Sheet1.B134 Sheet1.AW1:Sheet1.AW1 Sheet1.C66:Sheet1.C1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12.094cm" svg:x="16.289cm" svg:y="0.001cm">
            <draw:object draw:notify-on-update-of-ranges="Sheet1.B2:Sheet1.B65 Sheet1.AG1:Sheet1.AG1 Sheet1.AG2:Sheet1.AG65 Sheet1.B2:Sheet1.B65 Sheet1.AH1:Sheet1.AH1 Sheet1.AH2:Sheet1.AH65 Sheet1.B2:Sheet1.B65 Sheet1.AI1:Sheet1.AI1 Sheet1.AI2:Sheet1.AI65 Sheet1.B2:Sheet1.B65 Sheet1.AJ1:Sheet1.AJ1 Sheet1.AJ2:Sheet1.AJ65 Sheet1.B2:Sheet1.B65 Sheet1.AK1:Sheet1.AK1 Sheet1.AK2:Sheet1.AK65 Sheet1.B2:Sheet1.B65 Sheet1.AL1:Sheet1.AL1 Sheet1.AL2:Sheet1.AL65 Sheet1.B2:Sheet1.B65 Sheet1.AM1:Sheet1.AM1 Sheet1.AM2:Sheet1.AM65 Sheet1.B2:Sheet1.B65 Sheet1.AN1:Sheet1.AN1 Sheet1.AN2:Sheet1.AN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12.093cm" svg:x="0.001cm" svg:y="12.645cm">
            <draw:object draw:notify-on-update-of-ranges="Sheet1.B2:Sheet1.B65 Sheet1.AP1:Sheet1.AP1 Sheet1.AP2:Sheet1.AP65 Sheet1.B2:Sheet1.B65 Sheet1.AQ1:Sheet1.AQ1 Sheet1.AQ2:Sheet1.AQ65 Sheet1.B2:Sheet1.B65 Sheet1.AR1:Sheet1.AR1 Sheet1.AR2:Sheet1.AR65 Sheet1.B2:Sheet1.B65 Sheet1.AS1:Sheet1.AS1 Sheet1.AS2:Sheet1.AS65 Sheet1.B2:Sheet1.B65 Sheet1.AT1:Sheet1.AT1 Sheet1.AT2:Sheet1.AT65 Sheet1.B2:Sheet1.B65 Sheet1.AU1:Sheet1.AU1 Sheet1.AU2:Sheet1.AU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675cm" svg:height="8.999cm" svg:x="0cm" svg:y="25.287cm">
            <draw:object draw:notify-on-update-of-ranges="Sheet3.E2:Sheet3.E8 Sheet3.F1:Sheet3.F1 Sheet3.F2:Sheet3.F8 Sheet3.E2:Sheet3.E8 Sheet3.G1:Sheet3.G1 Sheet3.G2:Sheet3.G8 Sheet3.E2:Sheet3.E8 Sheet3.H1:Sheet3.H1 Sheet3.H2:Sheet3.H8 Sheet3.E2:Sheet3.E8 Sheet3.I1:Sheet3.I1 Sheet3.I2:Sheet3.I8 Sheet3.E2:Sheet3.E8 Sheet3.J1:Sheet3.J1 Sheet3.J2:Sheet3.J8 Sheet3.E2:Sheet3.E8 Sheet3.K1:Sheet3.K1 Sheet3.K2:Sheet3.K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577cm" svg:height="8.999cm" svg:x="0.001cm" svg:y="34.319cm">
            <draw:object draw:notify-on-update-of-ranges="Sheet3.E9:Sheet3.E13 Sheet3.F1:Sheet3.F1 Sheet3.F9:Sheet3.F13 Sheet3.E9:Sheet3.E13 Sheet3.G1:Sheet3.G1 Sheet3.G9:Sheet3.G13 Sheet3.E9:Sheet3.E13 Sheet3.H1:Sheet3.H1 Sheet3.H9:Sheet3.H13 Sheet3.E9:Sheet3.E13 Sheet3.I1:Sheet3.I1 Sheet3.I9:Sheet3.I13 Sheet3.E9:Sheet3.E13 Sheet3.J1:Sheet3.J1 Sheet3.J9:Sheet3.J13 Sheet3.E9:Sheet3.E13 Sheet3.K1:Sheet3.K1 Sheet3.K9:Sheet3.K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20.48cm" svg:height="8.999cm" svg:x="0.001cm" svg:y="43.35cm">
            <draw:object draw:notify-on-update-of-ranges="Sheet3.E14:Sheet3.E22 Sheet3.F1:Sheet3.F1 Sheet3.F14:Sheet3.F22 Sheet3.E14:Sheet3.E22 Sheet3.G1:Sheet3.G1 Sheet3.G14:Sheet3.G22 Sheet3.E14:Sheet3.E22 Sheet3.H1:Sheet3.H1 Sheet3.H14:Sheet3.H22 Sheet3.E14:Sheet3.E22 Sheet3.I1:Sheet3.I1 Sheet3.I14:Sheet3.I22 Sheet3.E14:Sheet3.E22 Sheet3.J1:Sheet3.J1 Sheet3.J14:Sheet3.J22 Sheet3.E14:Sheet3.E22 Sheet3.K1:Sheet3.K1 Sheet3.K14:Sheet3.K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20.416cm" svg:height="8.999cm" svg:x="0.001cm" svg:y="52.381cm">
            <draw:object draw:notify-on-update-of-ranges="Sheet3.E23:Sheet3.E27 Sheet3.F1:Sheet3.F1 Sheet3.F23:Sheet3.F27 Sheet3.E23:Sheet3.E27 Sheet3.G1:Sheet3.G1 Sheet3.G23:Sheet3.G27 Sheet3.E23:Sheet3.E27 Sheet3.H1:Sheet3.H1 Sheet3.H23:Sheet3.H27 Sheet3.E23:Sheet3.E27 Sheet3.I1:Sheet3.I1 Sheet3.I23:Sheet3.I27 Sheet3.E23:Sheet3.E27 Sheet3.J1:Sheet3.J1 Sheet3.J23:Sheet3.J27 Sheet3.E23:Sheet3.E27 Sheet3.K1:Sheet3.K1 Sheet3.K23:Sheet3.K2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20.545cm" svg:height="8.999cm" svg:x="0.001cm" svg:y="61.413cm">
            <draw:object draw:notify-on-update-of-ranges="Sheet3.E28:Sheet3.E34 Sheet3.F1:Sheet3.F1 Sheet3.F28:Sheet3.F34 Sheet3.E28:Sheet3.E34 Sheet3.G1:Sheet3.G1 Sheet3.G28:Sheet3.G34 Sheet3.E28:Sheet3.E34 Sheet3.H1:Sheet3.H1 Sheet3.H28:Sheet3.H34 Sheet3.E28:Sheet3.E34 Sheet3.I1:Sheet3.I1 Sheet3.I28:Sheet3.I34 Sheet3.E28:Sheet3.E34 Sheet3.J1:Sheet3.J1 Sheet3.J28:Sheet3.J34 Sheet3.E28:Sheet3.E34 Sheet3.K1:Sheet3.K1 Sheet3.K28:Sheet3.K3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20.448cm" svg:height="8.999cm" svg:x="0.001cm" svg:y="70.443cm">
            <draw:object draw:notify-on-update-of-ranges="Sheet3.E35:Sheet3.E65 Sheet3.F1:Sheet3.F1 Sheet3.F35:Sheet3.F65 Sheet3.E35:Sheet3.E65 Sheet3.G1:Sheet3.G1 Sheet3.G35:Sheet3.G65 Sheet3.E35:Sheet3.E65 Sheet3.H1:Sheet3.H1 Sheet3.H35:Sheet3.H65 Sheet3.E35:Sheet3.E65 Sheet3.I1:Sheet3.I1 Sheet3.I35:Sheet3.I65 Sheet3.E35:Sheet3.E65 Sheet3.J1:Sheet3.J1 Sheet3.J35:Sheet3.J65 Sheet3.E35:Sheet3.E65 Sheet3.K1:Sheet3.K1 Sheet3.K35:Sheet3.K6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15.999cm" svg:height="11.986cm" svg:x="16.275cm" svg:y="12.685cm">
            <draw:object draw:notify-on-update-of-ranges="Sheet3.E2:Sheet3.E65 Sheet3.L1:Sheet3.L1 Sheet3.L2:Sheet3.L65 Sheet3.E2:Sheet3.E65 Sheet3.M1:Sheet3.M1 Sheet3.M2:Sheet3.M65 Sheet3.E2:Sheet3.E65 Sheet3.N1:Sheet3.N1 Sheet3.N2:Sheet3.N65 Sheet3.E2:Sheet3.E65 Sheet3.O1:Sheet3.O1 Sheet3.O2:Sheet3.O65 Sheet3.E2:Sheet3.E65 Sheet3.P1:Sheet3.P1 Sheet3.P2:Sheet3.P65 Sheet3.E2:Sheet3.E65 Sheet3.Q1:Sheet3.Q1 Sheet3.Q2:Sheet3.Q6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3" table:number-columns-repeated="20" table:default-cell-style-name="ce4"/>
        <table:table-row table:style-name="ro1">
          <table:table-cell office:value-type="string">
            <text:p>P</text:p>
          </table:table-cell>
          <table:table-cell office:value-type="string">
            <text:p>Lambart's solidus</text:p>
          </table:table-cell>
          <table:table-cell office:value-type="string">
            <text:p>Katz's solidus</text:p>
          </table:table-cell>
          <table:table-cell/>
          <table:table-cell table:style-name="ce2" office:value-type="string">
            <text:p>P</text:p>
          </table:table-cell>
          <table:table-cell table:style-name="ce2" office:value-type="string">
            <text:p>ol</text:p>
          </table:table-cell>
          <table:table-cell table:style-name="ce2" office:value-type="string">
            <text:p>opx</text:p>
          </table:table-cell>
          <table:table-cell table:style-name="ce2" office:value-type="string">
            <text:p>cpx</text:p>
          </table:table-cell>
          <table:table-cell table:style-name="ce2" office:value-type="string">
            <text:p>pl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g</text:p>
          </table:table-cell>
          <table:table-cell table:style-name="ce2" office:value-type="string">
            <text:p>Ol-param</text:p>
          </table:table-cell>
          <table:table-cell table:style-name="ce2" office:value-type="string">
            <text:p>Opx-param</text:p>
          </table:table-cell>
          <table:table-cell table:style-name="ce2" office:value-type="string">
            <text:p>Cpx-param</text:p>
          </table:table-cell>
          <table:table-cell table:style-name="ce2" office:value-type="string">
            <text:p>Plag-param</text:p>
          </table:table-cell>
          <table:table-cell table:style-name="ce2" office:value-type="string">
            <text:p>Sp-param</text:p>
          </table:table-cell>
          <table:table-cell table:style-name="ce2" office:value-type="string">
            <text:p>G-param</text:p>
          </table:table-cell>
          <table:table-cell table:style-name="ce2" office:value-type="string">
            <text:p>nol</text:p>
          </table:table-cell>
          <table:table-cell table:style-name="ce2" office:value-type="string">
            <text:p>nopx</text:p>
          </table:table-cell>
          <table:table-cell table:style-name="ce2" office:value-type="string">
            <text:p>ncpx</text:p>
          </table:table-cell>
          <table:table-cell table:style-name="ce2" office:value-type="string">
            <text:p>nplag</text:p>
          </table:table-cell>
          <table:table-cell table:style-name="ce2" office:value-type="string">
            <text:p>nsp</text:p>
          </table:table-cell>
          <table:table-cell table:style-name="ce2" office:value-type="string">
            <text:p>ngt</text:p>
          </table:table-cell>
          <table:table-cell table:style-name="ce2" office:value-type="string">
            <text:p>sum_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095.4+124.1*([.A2]/10)-4.7*([.A2]/10)^2" office:value-type="float" office:value="1095.4">
            <text:p>1095.4</text:p>
          </table:table-cell>
          <table:table-cell table:formula="of:=1085.7+132.9*([.A2]/10)-5.1*([.A2]/10)^2" office:value-type="float" office:value="1085.7">
            <text:p>1085.7</text:p>
          </table:table-cell>
          <table:table-cell/>
          <table:table-cell table:style-name="ce3" office:value-type="float" office:value="2.001">
            <text:p>2.001</text:p>
          </table:table-cell>
          <table:table-cell table:style-name="ce3" office:value-type="float" office:value="0.4006">
            <text:p>0.4006</text:p>
          </table:table-cell>
          <table:table-cell table:style-name="ce3" office:value-type="string">
            <text:p>NA</text:p>
          </table:table-cell>
          <table:table-cell table:style-name="ce3" office:value-type="float" office:value="0.1637">
            <text:p>0.1637</text:p>
          </table:table-cell>
          <table:table-cell table:style-name="ce3" office:value-type="float" office:value="0.3078">
            <text:p>0.3078</text:p>
          </table:table-cell>
          <table:table-cell table:style-name="ce3" office:value-type="float" office:value="0.1279">
            <text:p>0.1279</text:p>
          </table:table-cell>
          <table:table-cell table:style-name="ce3" office:value-type="string">
            <text:p>NA</text:p>
          </table:table-cell>
          <table:table-cell table:style-name="ce3" table:formula="of:=-0.0034*[.E2]+0.4092" office:value-type="float" office:value="0.4023966">
            <text:p>0.4023966</text:p>
          </table:table-cell>
          <table:table-cell table:style-name="ce3"/>
          <table:table-cell table:style-name="ce3" table:formula="of:=0.0079*[.E2]+0.1444" office:value-type="float" office:value="0.1602079">
            <text:p>0.1602079</text:p>
          </table:table-cell>
          <table:table-cell table:style-name="ce3" table:formula="of:=-0.0064*[.E2]+0.3239" office:value-type="float" office:value="0.3110936">
            <text:p>0.3110936</text:p>
          </table:table-cell>
          <table:table-cell table:style-name="ce3" table:formula="of:=0.0019*[.E2]+0.1225" office:value-type="float" office:value="0.1263019">
            <text:p>0.1263019</text:p>
          </table:table-cell>
          <table:table-cell table:style-name="ce3"/>
          <table:table-cell table:style-name="ce3" office:value-type="float" office:value="-0.034">
            <text:p>-0.034</text:p>
          </table:table-cell>
          <table:table-cell table:style-name="ce3"/>
          <table:table-cell table:style-name="ce3" office:value-type="float" office:value="0.079">
            <text:p>0.079</text:p>
          </table:table-cell>
          <table:table-cell table:style-name="ce3" office:value-type="float" office:value="-0.064">
            <text:p>-0.064</text:p>
          </table:table-cell>
          <table:table-cell table:style-name="ce3" office:value-type="float" office:value="0.019">
            <text:p>0.019</text:p>
          </table:table-cell>
          <table:table-cell table:style-name="ce3"/>
          <table:table-cell table:style-name="ce3" table:formula="of:=SUM([.R2:.W2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095.4+124.1*([.A3]/10)-4.7*([.A3]/10)^2" office:value-type="float" office:value="1107.763">
            <text:p>1107.763</text:p>
          </table:table-cell>
          <table:table-cell table:formula="of:=1085.7+132.9*([.A3]/10)-5.1*([.A3]/10)^2" office:value-type="float" office:value="1098.939">
            <text:p>1098.939</text:p>
          </table:table-cell>
          <table:table-cell/>
          <table:table-cell office:value-type="float" office:value="3.001">
            <text:p>3.001</text:p>
          </table:table-cell>
          <table:table-cell office:value-type="float" office:value="0.3986">
            <text:p>0.3986</text:p>
          </table:table-cell>
          <table:table-cell office:value-type="string">
            <text:p>NA</text:p>
          </table:table-cell>
          <table:table-cell office:value-type="float" office:value="0.1686">
            <text:p>0.1686</text:p>
          </table:table-cell>
          <table:table-cell office:value-type="float" office:value="0.3043">
            <text:p>0.3043</text:p>
          </table:table-cell>
          <table:table-cell office:value-type="float" office:value="0.1285">
            <text:p>0.1285</text:p>
          </table:table-cell>
          <table:table-cell office:value-type="string">
            <text:p>NA</text:p>
          </table:table-cell>
          <table:table-cell table:formula="of:=-0.0034*[.E3]+0.4092" office:value-type="float" office:value="0.3989966">
            <text:p>0.3989966</text:p>
          </table:table-cell>
          <table:table-cell/>
          <table:table-cell table:formula="of:=0.0079*[.E3]+0.1444" office:value-type="float" office:value="0.1681079">
            <text:p>0.1681079</text:p>
          </table:table-cell>
          <table:table-cell table:formula="of:=-0.0064*[.E3]+0.3239" office:value-type="float" office:value="0.3046936">
            <text:p>0.3046936</text:p>
          </table:table-cell>
          <table:table-cell table:formula="of:=0.0019*[.E3]+0.1225" office:value-type="float" office:value="0.1282019">
            <text:p>0.1282019</text:p>
          </table:table-cell>
          <table:table-cell/>
          <table:table-cell office:value-type="float" office:value="-0.034">
            <text:p>-0.034</text:p>
          </table:table-cell>
          <table:table-cell/>
          <table:table-cell office:value-type="float" office:value="0.079">
            <text:p>0.079</text:p>
          </table:table-cell>
          <table:table-cell office:value-type="float" office:value="-0.064">
            <text:p>-0.064</text:p>
          </table:table-cell>
          <table:table-cell office:value-type="float" office:value="0.019">
            <text:p>0.019</text:p>
          </table:table-cell>
          <table:table-cell/>
          <table:table-cell table:formula="of:=SUM([.R3:.W3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095.4+124.1*([.A4]/10)-4.7*([.A4]/10)^2" office:value-type="float" office:value="1120.032">
            <text:p>1120.032</text:p>
          </table:table-cell>
          <table:table-cell table:formula="of:=1085.7+132.9*([.A4]/10)-5.1*([.A4]/10)^2" office:value-type="float" office:value="1112.076">
            <text:p>1112.076</text:p>
          </table:table-cell>
          <table:table-cell/>
          <table:table-cell office:value-type="float" office:value="4.001">
            <text:p>4.001</text:p>
          </table:table-cell>
          <table:table-cell office:value-type="float" office:value="0.3964">
            <text:p>0.3964</text:p>
          </table:table-cell>
          <table:table-cell office:value-type="string">
            <text:p>NA</text:p>
          </table:table-cell>
          <table:table-cell office:value-type="float" office:value="0.1742">
            <text:p>0.1742</text:p>
          </table:table-cell>
          <table:table-cell office:value-type="float" office:value="0.3">
            <text:p>0.3</text:p>
          </table:table-cell>
          <table:table-cell office:value-type="float" office:value="0.1294">
            <text:p>0.1294</text:p>
          </table:table-cell>
          <table:table-cell office:value-type="string">
            <text:p>NA</text:p>
          </table:table-cell>
          <table:table-cell table:formula="of:=-0.0034*[.E4]+0.4092" office:value-type="float" office:value="0.3955966">
            <text:p>0.3955966</text:p>
          </table:table-cell>
          <table:table-cell/>
          <table:table-cell table:formula="of:=0.0079*[.E4]+0.1444" office:value-type="float" office:value="0.1760079">
            <text:p>0.1760079</text:p>
          </table:table-cell>
          <table:table-cell table:formula="of:=-0.0064*[.E4]+0.3239" office:value-type="float" office:value="0.2982936">
            <text:p>0.2982936</text:p>
          </table:table-cell>
          <table:table-cell table:formula="of:=0.0019*[.E4]+0.1225" office:value-type="float" office:value="0.1301019">
            <text:p>0.1301019</text:p>
          </table:table-cell>
          <table:table-cell/>
          <table:table-cell office:value-type="float" office:value="-0.034">
            <text:p>-0.034</text:p>
          </table:table-cell>
          <table:table-cell/>
          <table:table-cell office:value-type="float" office:value="0.079">
            <text:p>0.079</text:p>
          </table:table-cell>
          <table:table-cell office:value-type="float" office:value="-0.064">
            <text:p>-0.064</text:p>
          </table:table-cell>
          <table:table-cell office:value-type="float" office:value="0.019">
            <text:p>0.019</text:p>
          </table:table-cell>
          <table:table-cell/>
          <table:table-cell table:formula="of:=SUM([.R4:.W4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095.4+124.1*([.A5]/10)-4.7*([.A5]/10)^2" office:value-type="float" office:value="1132.207">
            <text:p>1132.207</text:p>
          </table:table-cell>
          <table:table-cell table:formula="of:=1085.7+132.9*([.A5]/10)-5.1*([.A5]/10)^2" office:value-type="float" office:value="1125.111">
            <text:p>1125.111</text:p>
          </table:table-cell>
          <table:table-cell/>
          <table:table-cell office:value-type="float" office:value="5.001">
            <text:p>5.001</text:p>
          </table:table-cell>
          <table:table-cell office:value-type="float" office:value="0.3936">
            <text:p>0.3936</text:p>
          </table:table-cell>
          <table:table-cell office:value-type="string">
            <text:p>NA</text:p>
          </table:table-cell>
          <table:table-cell office:value-type="float" office:value="0.1809">
            <text:p>0.1809</text:p>
          </table:table-cell>
          <table:table-cell office:value-type="float" office:value="0.2948">
            <text:p>0.2948</text:p>
          </table:table-cell>
          <table:table-cell office:value-type="float" office:value="0.1307">
            <text:p>0.1307</text:p>
          </table:table-cell>
          <table:table-cell office:value-type="string">
            <text:p>NA</text:p>
          </table:table-cell>
          <table:table-cell table:formula="of:=-0.0034*[.E5]+0.4092" office:value-type="float" office:value="0.3921966">
            <text:p>0.3921966</text:p>
          </table:table-cell>
          <table:table-cell/>
          <table:table-cell table:formula="of:=0.0079*[.E5]+0.1444" office:value-type="float" office:value="0.1839079">
            <text:p>0.1839079</text:p>
          </table:table-cell>
          <table:table-cell table:formula="of:=-0.0064*[.E5]+0.3239" office:value-type="float" office:value="0.2918936">
            <text:p>0.2918936</text:p>
          </table:table-cell>
          <table:table-cell table:formula="of:=0.0019*[.E5]+0.1225" office:value-type="float" office:value="0.1320019">
            <text:p>0.1320019</text:p>
          </table:table-cell>
          <table:table-cell/>
          <table:table-cell office:value-type="float" office:value="-0.034">
            <text:p>-0.034</text:p>
          </table:table-cell>
          <table:table-cell/>
          <table:table-cell office:value-type="float" office:value="0.079">
            <text:p>0.079</text:p>
          </table:table-cell>
          <table:table-cell office:value-type="float" office:value="-0.064">
            <text:p>-0.064</text:p>
          </table:table-cell>
          <table:table-cell office:value-type="float" office:value="0.019">
            <text:p>0.019</text:p>
          </table:table-cell>
          <table:table-cell/>
          <table:table-cell table:formula="of:=SUM([.R5:.W5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95.4+124.1*([.A6]/10)-4.7*([.A6]/10)^2" office:value-type="float" office:value="1144.288">
            <text:p>1144.288</text:p>
          </table:table-cell>
          <table:table-cell table:formula="of:=1085.7+132.9*([.A6]/10)-5.1*([.A6]/10)^2" office:value-type="float" office:value="1138.044">
            <text:p>1138.044</text:p>
          </table:table-cell>
          <table:table-cell/>
          <table:table-cell office:value-type="float" office:value="6.001">
            <text:p>6.001</text:p>
          </table:table-cell>
          <table:table-cell office:value-type="float" office:value="0.39">
            <text:p>0.39</text:p>
          </table:table-cell>
          <table:table-cell office:value-type="string">
            <text:p>NA</text:p>
          </table:table-cell>
          <table:table-cell office:value-type="float" office:value="0.1891">
            <text:p>0.1891</text:p>
          </table:table-cell>
          <table:table-cell office:value-type="float" office:value="0.2883">
            <text:p>0.2883</text:p>
          </table:table-cell>
          <table:table-cell office:value-type="float" office:value="0.1326">
            <text:p>0.1326</text:p>
          </table:table-cell>
          <table:table-cell office:value-type="string">
            <text:p>NA</text:p>
          </table:table-cell>
          <table:table-cell table:formula="of:=-0.0034*[.E6]+0.4092" office:value-type="float" office:value="0.3887966">
            <text:p>0.3887966</text:p>
          </table:table-cell>
          <table:table-cell/>
          <table:table-cell table:formula="of:=0.0079*[.E6]+0.1444" office:value-type="float" office:value="0.1918079">
            <text:p>0.1918079</text:p>
          </table:table-cell>
          <table:table-cell table:formula="of:=-0.0064*[.E6]+0.3239" office:value-type="float" office:value="0.2854936">
            <text:p>0.2854936</text:p>
          </table:table-cell>
          <table:table-cell table:formula="of:=0.0019*[.E6]+0.1225" office:value-type="float" office:value="0.1339019">
            <text:p>0.1339019</text:p>
          </table:table-cell>
          <table:table-cell/>
          <table:table-cell office:value-type="float" office:value="-0.034">
            <text:p>-0.034</text:p>
          </table:table-cell>
          <table:table-cell/>
          <table:table-cell office:value-type="float" office:value="0.079">
            <text:p>0.079</text:p>
          </table:table-cell>
          <table:table-cell office:value-type="float" office:value="-0.064">
            <text:p>-0.064</text:p>
          </table:table-cell>
          <table:table-cell office:value-type="float" office:value="0.019">
            <text:p>0.019</text:p>
          </table:table-cell>
          <table:table-cell/>
          <table:table-cell table:formula="of:=SUM([.R6:.W6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095.4+124.1*([.A7]/10)-4.7*([.A7]/10)^2" office:value-type="float" office:value="1156.275">
            <text:p>1156.275</text:p>
          </table:table-cell>
          <table:table-cell table:formula="of:=1085.7+132.9*([.A7]/10)-5.1*([.A7]/10)^2" office:value-type="float" office:value="1150.875">
            <text:p>1150.875</text:p>
          </table:table-cell>
          <table:table-cell/>
          <table:table-cell office:value-type="float" office:value="7.001">
            <text:p>7.001</text:p>
          </table:table-cell>
          <table:table-cell office:value-type="float" office:value="0.3855">
            <text:p>0.3855</text:p>
          </table:table-cell>
          <table:table-cell office:value-type="string">
            <text:p>NA</text:p>
          </table:table-cell>
          <table:table-cell office:value-type="float" office:value="0.1992">
            <text:p>0.1992</text:p>
          </table:table-cell>
          <table:table-cell office:value-type="float" office:value="0.2798">
            <text:p>0.2798</text:p>
          </table:table-cell>
          <table:table-cell office:value-type="float" office:value="0.1356">
            <text:p>0.1356</text:p>
          </table:table-cell>
          <table:table-cell office:value-type="string">
            <text:p>NA</text:p>
          </table:table-cell>
          <table:table-cell table:formula="of:=-0.0034*[.E7]+0.4092" office:value-type="float" office:value="0.3853966">
            <text:p>0.3853966</text:p>
          </table:table-cell>
          <table:table-cell/>
          <table:table-cell table:formula="of:=0.0079*[.E7]+0.1444" office:value-type="float" office:value="0.1997079">
            <text:p>0.1997079</text:p>
          </table:table-cell>
          <table:table-cell table:formula="of:=-0.0064*[.E7]+0.3239" office:value-type="float" office:value="0.2790936">
            <text:p>0.2790936</text:p>
          </table:table-cell>
          <table:table-cell table:formula="of:=0.0019*[.E7]+0.1225" office:value-type="float" office:value="0.1358019">
            <text:p>0.1358019</text:p>
          </table:table-cell>
          <table:table-cell/>
          <table:table-cell office:value-type="float" office:value="-0.034">
            <text:p>-0.034</text:p>
          </table:table-cell>
          <table:table-cell/>
          <table:table-cell office:value-type="float" office:value="0.079">
            <text:p>0.079</text:p>
          </table:table-cell>
          <table:table-cell office:value-type="float" office:value="-0.064">
            <text:p>-0.064</text:p>
          </table:table-cell>
          <table:table-cell office:value-type="float" office:value="0.019">
            <text:p>0.019</text:p>
          </table:table-cell>
          <table:table-cell/>
          <table:table-cell table:formula="of:=SUM([.R7:.W7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095.4+124.1*([.A8]/10)-4.7*([.A8]/10)^2" office:value-type="float" office:value="1168.168">
            <text:p>1168.168</text:p>
          </table:table-cell>
          <table:table-cell table:formula="of:=1085.7+132.9*([.A8]/10)-5.1*([.A8]/10)^2" office:value-type="float" office:value="1163.604">
            <text:p>1163.604</text:p>
          </table:table-cell>
          <table:table-cell/>
          <table:table-cell office:value-type="float" office:value="8">
            <text:p>8</text:p>
          </table:table-cell>
          <table:table-cell office:value-type="float" office:value="0.3794">
            <text:p>0.3794</text:p>
          </table:table-cell>
          <table:table-cell office:value-type="string">
            <text:p>NA</text:p>
          </table:table-cell>
          <table:table-cell office:value-type="float" office:value="0.2122">
            <text:p>0.2122</text:p>
          </table:table-cell>
          <table:table-cell office:value-type="float" office:value="0.2684">
            <text:p>0.2684</text:p>
          </table:table-cell>
          <table:table-cell office:value-type="float" office:value="0.14">
            <text:p>0.14</text:p>
          </table:table-cell>
          <table:table-cell office:value-type="string">
            <text:p>NA</text:p>
          </table:table-cell>
          <table:table-cell table:style-name="ce5" table:formula="of:=-0.0034*[.E8]+0.4092" office:value-type="float" office:value="0.382">
            <text:p>0.382</text:p>
          </table:table-cell>
          <table:table-cell table:style-name="ce5"/>
          <table:table-cell table:style-name="ce5" table:formula="of:=0.0079*[.E8]+0.1444" office:value-type="float" office:value="0.2076">
            <text:p>0.2076</text:p>
          </table:table-cell>
          <table:table-cell table:style-name="ce5" table:formula="of:=-0.0064*[.E8]+0.3239" office:value-type="float" office:value="0.2727">
            <text:p>0.2727</text:p>
          </table:table-cell>
          <table:table-cell table:style-name="ce5" table:formula="of:=0.0019*[.E8]+0.1225" office:value-type="float" office:value="0.1377">
            <text:p>0.1377</text:p>
          </table:table-cell>
          <table:table-cell table:style-name="ce5"/>
          <table:table-cell table:style-name="ce5" office:value-type="float" office:value="-0.034">
            <text:p>-0.034</text:p>
          </table:table-cell>
          <table:table-cell table:style-name="ce5"/>
          <table:table-cell table:style-name="ce5" office:value-type="float" office:value="0.079">
            <text:p>0.079</text:p>
          </table:table-cell>
          <table:table-cell table:style-name="ce5" office:value-type="float" office:value="-0.064">
            <text:p>-0.064</text:p>
          </table:table-cell>
          <table:table-cell table:style-name="ce5" office:value-type="float" office:value="0.019">
            <text:p>0.019</text:p>
          </table:table-cell>
          <table:table-cell table:style-name="ce5"/>
          <table:table-cell table:style-name="ce5" table:formula="of:=SUM([.R8:.W8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095.4+124.1*([.A9]/10)-4.7*([.A9]/10)^2" office:value-type="float" office:value="1179.967">
            <text:p>1179.967</text:p>
          </table:table-cell>
          <table:table-cell table:formula="of:=1085.7+132.9*([.A9]/10)-5.1*([.A9]/10)^2" office:value-type="float" office:value="1176.231">
            <text:p>1176.231</text:p>
          </table:table-cell>
          <table:table-cell/>
          <table:table-cell table:style-name="ce3" office:value-type="float" office:value="8.7797">
            <text:p>8.7797</text:p>
          </table:table-cell>
          <table:table-cell table:style-name="ce3" office:value-type="float" office:value="0.3731">
            <text:p>0.3731</text:p>
          </table:table-cell>
          <table:table-cell table:style-name="ce3" office:value-type="float" office:value="0.145">
            <text:p>0.145</text:p>
          </table:table-cell>
          <table:table-cell table:style-name="ce3" office:value-type="float" office:value="0.2252">
            <text:p>0.2252</text:p>
          </table:table-cell>
          <table:table-cell table:style-name="ce3" office:value-type="float" office:value="0.2567">
            <text:p>0.256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A</text:p>
          </table:table-cell>
          <table:table-cell table:style-name="ce3" table:formula="of:=-0.0576*[.E9]+0.8837" office:value-type="float" office:value="0.37798928">
            <text:p>0.37798928</text:p>
          </table:table-cell>
          <table:table-cell table:style-name="ce3" table:formula="of:=0.0261*[.E9]-0.0851" office:value-type="float" office:value="0.14405017">
            <text:p>0.14405017</text:p>
          </table:table-cell>
          <table:table-cell table:style-name="ce3" table:formula="of:=0.0822*[.E9]-0.5075" office:value-type="float" office:value="0.21419134">
            <text:p>0.21419134</text:p>
          </table:table-cell>
          <table:table-cell table:style-name="ce3" table:formula="of:=-0.0704*[.E9]+0.8824" office:value-type="float" office:value="0.26430912">
            <text:p>0.26430912</text:p>
          </table:table-cell>
          <table:table-cell table:style-name="ce3" table:formula="of:=0.0197*[.E9]-0.1738" office:value-type="float" office:value="-0.000839909999999999">
            <text:p>-0.00083991</text:p>
          </table:table-cell>
          <table:table-cell table:style-name="ce3"/>
          <table:table-cell table:style-name="ce3" office:value-type="float" office:value="-0.576">
            <text:p>-0.576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0.822">
            <text:p>0.822</text:p>
          </table:table-cell>
          <table:table-cell table:style-name="ce3" office:value-type="float" office:value="-0.704">
            <text:p>-0.704</text:p>
          </table:table-cell>
          <table:table-cell table:style-name="ce3" office:value-type="float" office:value="0.197">
            <text:p>0.197</text:p>
          </table:table-cell>
          <table:table-cell table:style-name="ce3"/>
          <table:table-cell table:style-name="ce3" table:formula="of:=SUM([.R9:.W9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095.4+124.1*([.A10]/10)-4.7*([.A10]/10)^2" office:value-type="float" office:value="1191.672">
            <text:p>1191.672</text:p>
          </table:table-cell>
          <table:table-cell table:formula="of:=1085.7+132.9*([.A10]/10)-5.1*([.A10]/10)^2" office:value-type="float" office:value="1188.756">
            <text:p>1188.756</text:p>
          </table:table-cell>
          <table:table-cell/>
          <table:table-cell office:value-type="float" office:value="9">
            <text:p>9</text:p>
          </table:table-cell>
          <table:table-cell office:value-type="float" office:value="0.3651">
            <text:p>0.3651</text:p>
          </table:table-cell>
          <table:table-cell office:value-type="float" office:value="0.1492">
            <text:p>0.1492</text:p>
          </table:table-cell>
          <table:table-cell office:value-type="float" office:value="0.2351">
            <text:p>0.2351</text:p>
          </table:table-cell>
          <table:table-cell office:value-type="float" office:value="0.2476">
            <text:p>0.2476</text:p>
          </table:table-cell>
          <table:table-cell office:value-type="float" office:value="0.003002">
            <text:p>0.003002</text:p>
          </table:table-cell>
          <table:table-cell office:value-type="string">
            <text:p>NA</text:p>
          </table:table-cell>
          <table:table-cell table:formula="of:=-0.0576*[.E10]+0.8837" office:value-type="float" office:value="0.3653">
            <text:p>0.3653</text:p>
          </table:table-cell>
          <table:table-cell table:formula="of:=0.0261*[.E10]-0.0851" office:value-type="float" office:value="0.1498">
            <text:p>0.1498</text:p>
          </table:table-cell>
          <table:table-cell table:formula="of:=0.0822*[.E10]-0.5075" office:value-type="float" office:value="0.2323">
            <text:p>0.2323</text:p>
          </table:table-cell>
          <table:table-cell table:formula="of:=-0.0704*[.E10]+0.8824" office:value-type="float" office:value="0.2488">
            <text:p>0.2488</text:p>
          </table:table-cell>
          <table:table-cell table:formula="of:=0.0197*[.E10]-0.1738" office:value-type="float" office:value="0.0035">
            <text:p>0.0035</text:p>
          </table:table-cell>
          <table:table-cell/>
          <table:table-cell office:value-type="float" office:value="-0.576">
            <text:p>-0.576</text:p>
          </table:table-cell>
          <table:table-cell office:value-type="float" office:value="0.261">
            <text:p>0.261</text:p>
          </table:table-cell>
          <table:table-cell office:value-type="float" office:value="0.822">
            <text:p>0.822</text:p>
          </table:table-cell>
          <table:table-cell office:value-type="float" office:value="-0.704">
            <text:p>-0.704</text:p>
          </table:table-cell>
          <table:table-cell office:value-type="float" office:value="0.197">
            <text:p>0.197</text:p>
          </table:table-cell>
          <table:table-cell/>
          <table:table-cell table:formula="of:=SUM([.R10:.W10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095.4+124.1*([.A11]/10)-4.7*([.A11]/10)^2" office:value-type="float" office:value="1203.283">
            <text:p>1203.283</text:p>
          </table:table-cell>
          <table:table-cell table:formula="of:=1085.7+132.9*([.A11]/10)-5.1*([.A11]/10)^2" office:value-type="float" office:value="1201.179">
            <text:p>1201.179</text:p>
          </table:table-cell>
          <table:table-cell/>
          <table:table-cell office:value-type="float" office:value="10">
            <text:p>10</text:p>
          </table:table-cell>
          <table:table-cell office:value-type="float" office:value="0.3154">
            <text:p>0.3154</text:p>
          </table:table-cell>
          <table:table-cell office:value-type="float" office:value="0.1754">
            <text:p>0.1754</text:p>
          </table:table-cell>
          <table:table-cell office:value-type="float" office:value="0.298">
            <text:p>0.298</text:p>
          </table:table-cell>
          <table:table-cell office:value-type="float" office:value="0.1896">
            <text:p>0.1896</text:p>
          </table:table-cell>
          <table:table-cell office:value-type="float" office:value="0.02152">
            <text:p>0.02152</text:p>
          </table:table-cell>
          <table:table-cell office:value-type="string">
            <text:p>NA</text:p>
          </table:table-cell>
          <table:table-cell table:formula="of:=-0.0576*[.E11]+0.8837" office:value-type="float" office:value="0.3077">
            <text:p>0.3077</text:p>
          </table:table-cell>
          <table:table-cell table:formula="of:=0.0261*[.E11]-0.0851" office:value-type="float" office:value="0.1759">
            <text:p>0.1759</text:p>
          </table:table-cell>
          <table:table-cell table:formula="of:=0.0822*[.E11]-0.5075" office:value-type="float" office:value="0.3145">
            <text:p>0.3145</text:p>
          </table:table-cell>
          <table:table-cell table:formula="of:=-0.0704*[.E11]+0.8824" office:value-type="float" office:value="0.1784">
            <text:p>0.1784</text:p>
          </table:table-cell>
          <table:table-cell table:formula="of:=0.0197*[.E11]-0.1738" office:value-type="float" office:value="0.0232">
            <text:p>0.0232</text:p>
          </table:table-cell>
          <table:table-cell/>
          <table:table-cell office:value-type="float" office:value="-0.576">
            <text:p>-0.576</text:p>
          </table:table-cell>
          <table:table-cell office:value-type="float" office:value="0.261">
            <text:p>0.261</text:p>
          </table:table-cell>
          <table:table-cell office:value-type="float" office:value="0.822">
            <text:p>0.822</text:p>
          </table:table-cell>
          <table:table-cell office:value-type="float" office:value="-0.704">
            <text:p>-0.704</text:p>
          </table:table-cell>
          <table:table-cell office:value-type="float" office:value="0.197">
            <text:p>0.197</text:p>
          </table:table-cell>
          <table:table-cell/>
          <table:table-cell table:formula="of:=SUM([.R11:.W11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095.4+124.1*([.A12]/10)-4.7*([.A12]/10)^2" office:value-type="float" office:value="1214.8">
            <text:p>1214.8</text:p>
          </table:table-cell>
          <table:table-cell table:formula="of:=1085.7+132.9*([.A12]/10)-5.1*([.A12]/10)^2" office:value-type="float" office:value="1213.5">
            <text:p>1213.5</text:p>
          </table:table-cell>
          <table:table-cell/>
          <table:table-cell office:value-type="float" office:value="11">
            <text:p>11</text:p>
          </table:table-cell>
          <table:table-cell office:value-type="float" office:value="0.2543">
            <text:p>0.2543</text:p>
          </table:table-cell>
          <table:table-cell office:value-type="float" office:value="0.2047">
            <text:p>0.2047</text:p>
          </table:table-cell>
          <table:table-cell office:value-type="float" office:value="0.383">
            <text:p>0.383</text:p>
          </table:table-cell>
          <table:table-cell office:value-type="float" office:value="0.1154">
            <text:p>0.1154</text:p>
          </table:table-cell>
          <table:table-cell office:value-type="float" office:value="0.04271">
            <text:p>0.04271</text:p>
          </table:table-cell>
          <table:table-cell office:value-type="string">
            <text:p>NA</text:p>
          </table:table-cell>
          <table:table-cell table:formula="of:=-0.0576*[.E12]+0.8837" office:value-type="float" office:value="0.2501">
            <text:p>0.2501</text:p>
          </table:table-cell>
          <table:table-cell table:formula="of:=0.0261*[.E12]-0.0851" office:value-type="float" office:value="0.202">
            <text:p>0.202</text:p>
          </table:table-cell>
          <table:table-cell table:formula="of:=0.0822*[.E12]-0.5075" office:value-type="float" office:value="0.3967">
            <text:p>0.3967</text:p>
          </table:table-cell>
          <table:table-cell table:formula="of:=-0.0704*[.E12]+0.8824" office:value-type="float" office:value="0.108">
            <text:p>0.108</text:p>
          </table:table-cell>
          <table:table-cell table:formula="of:=0.0197*[.E12]-0.1738" office:value-type="float" office:value="0.0429">
            <text:p>0.0429</text:p>
          </table:table-cell>
          <table:table-cell/>
          <table:table-cell office:value-type="float" office:value="-0.576">
            <text:p>-0.576</text:p>
          </table:table-cell>
          <table:table-cell office:value-type="float" office:value="0.261">
            <text:p>0.261</text:p>
          </table:table-cell>
          <table:table-cell office:value-type="float" office:value="0.822">
            <text:p>0.822</text:p>
          </table:table-cell>
          <table:table-cell office:value-type="float" office:value="-0.704">
            <text:p>-0.704</text:p>
          </table:table-cell>
          <table:table-cell office:value-type="float" office:value="0.197">
            <text:p>0.197</text:p>
          </table:table-cell>
          <table:table-cell/>
          <table:table-cell table:formula="of:=SUM([.R12:.W12]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1095.4+124.1*([.A13]/10)-4.7*([.A13]/10)^2" office:value-type="float" office:value="1226.223">
            <text:p>1226.223</text:p>
          </table:table-cell>
          <table:table-cell table:formula="of:=1085.7+132.9*([.A13]/10)-5.1*([.A13]/10)^2" office:value-type="float" office:value="1225.719">
            <text:p>1225.719</text:p>
          </table:table-cell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0.1876">
            <text:p>0.1876</text:p>
          </table:table-cell>
          <table:table-cell table:style-name="ce5" office:value-type="float" office:value="0.2273">
            <text:p>0.2273</text:p>
          </table:table-cell>
          <table:table-cell table:style-name="ce5" office:value-type="float" office:value="0.4936">
            <text:p>0.4936</text:p>
          </table:table-cell>
          <table:table-cell table:style-name="ce5" office:value-type="float" office:value="0.0288">
            <text:p>0.0288</text:p>
          </table:table-cell>
          <table:table-cell table:style-name="ce5" office:value-type="float" office:value="0.06274">
            <text:p>0.06274</text:p>
          </table:table-cell>
          <table:table-cell table:style-name="ce5" office:value-type="string">
            <text:p>NA</text:p>
          </table:table-cell>
          <table:table-cell table:style-name="ce5" table:formula="of:=-0.0576*[.E13]+0.8837" office:value-type="float" office:value="0.1925">
            <text:p>0.1925</text:p>
          </table:table-cell>
          <table:table-cell table:style-name="ce5" table:formula="of:=0.0261*[.E13]-0.0851" office:value-type="float" office:value="0.2281">
            <text:p>0.2281</text:p>
          </table:table-cell>
          <table:table-cell table:style-name="ce5" table:formula="of:=0.0822*[.E13]-0.5075" office:value-type="float" office:value="0.4789">
            <text:p>0.4789</text:p>
          </table:table-cell>
          <table:table-cell table:style-name="ce5" table:formula="of:=-0.0704*[.E13]+0.8824" office:value-type="float" office:value="0.0376000000000001">
            <text:p>0.0376</text:p>
          </table:table-cell>
          <table:table-cell table:style-name="ce5" table:formula="of:=0.0197*[.E13]-0.1738" office:value-type="float" office:value="0.0626">
            <text:p>0.0626</text:p>
          </table:table-cell>
          <table:table-cell table:style-name="ce5"/>
          <table:table-cell table:style-name="ce5" office:value-type="float" office:value="-0.576">
            <text:p>-0.576</text:p>
          </table:table-cell>
          <table:table-cell table:style-name="ce5" office:value-type="float" office:value="0.261">
            <text:p>0.261</text:p>
          </table:table-cell>
          <table:table-cell table:style-name="ce5" office:value-type="float" office:value="0.822">
            <text:p>0.822</text:p>
          </table:table-cell>
          <table:table-cell table:style-name="ce5" office:value-type="float" office:value="-0.704">
            <text:p>-0.704</text:p>
          </table:table-cell>
          <table:table-cell table:style-name="ce5" office:value-type="float" office:value="0.197">
            <text:p>0.197</text:p>
          </table:table-cell>
          <table:table-cell table:style-name="ce5"/>
          <table:table-cell table:style-name="ce5" table:formula="of:=SUM([.R13:.W13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1095.4+124.1*([.A14]/10)-4.7*([.A14]/10)^2" office:value-type="float" office:value="1237.552">
            <text:p>1237.552</text:p>
          </table:table-cell>
          <table:table-cell table:formula="of:=1085.7+132.9*([.A14]/10)-5.1*([.A14]/10)^2" office:value-type="float" office:value="1237.836">
            <text:p>1237.836</text:p>
          </table:table-cell>
          <table:table-cell/>
          <table:table-cell table:style-name="ce3" office:value-type="float" office:value="13">
            <text:p>13</text:p>
          </table:table-cell>
          <table:table-cell table:style-name="ce3" office:value-type="float" office:value="0.1668">
            <text:p>0.1668</text:p>
          </table:table-cell>
          <table:table-cell table:style-name="ce3" office:value-type="float" office:value="0.2238">
            <text:p>0.2238</text:p>
          </table:table-cell>
          <table:table-cell table:style-name="ce3" office:value-type="float" office:value="0.5414">
            <text:p>0.5414</text:p>
          </table:table-cell>
          <table:table-cell table:style-name="ce3" office:value-type="string">
            <text:p>NA</text:p>
          </table:table-cell>
          <table:table-cell table:style-name="ce3" office:value-type="float" office:value="0.06801">
            <text:p>0.06801</text:p>
          </table:table-cell>
          <table:table-cell table:style-name="ce3" office:value-type="string">
            <text:p>NA</text:p>
          </table:table-cell>
          <table:table-cell table:style-name="ce3" table:formula="of:=0.0003*[.E14]+0.1625" office:value-type="float" office:value="0.1664">
            <text:p>0.1664</text:p>
          </table:table-cell>
          <table:table-cell table:style-name="ce3" table:formula="of:=-0.0116*[.E14]+0.3757" office:value-type="float" office:value="0.2249">
            <text:p>0.2249</text:p>
          </table:table-cell>
          <table:table-cell table:style-name="ce3" table:formula="of:=0.0116*[.E14]+0.3895" office:value-type="float" office:value="0.5403">
            <text:p>0.5403</text:p>
          </table:table-cell>
          <table:table-cell table:style-name="ce3"/>
          <table:table-cell table:style-name="ce3" table:formula="of:=-0.0003*[.E14]+0.0723" office:value-type="float" office:value="0.0684">
            <text:p>0.0684</text:p>
          </table:table-cell>
          <table:table-cell table:style-name="ce3"/>
          <table:table-cell table:style-name="ce3" office:value-type="float" office:value="0.003">
            <text:p>0.003</text:p>
          </table:table-cell>
          <table:table-cell table:style-name="ce3" office:value-type="float" office:value="-0.116">
            <text:p>-0.116</text:p>
          </table:table-cell>
          <table:table-cell table:style-name="ce3" office:value-type="float" office:value="0.116">
            <text:p>0.116</text:p>
          </table:table-cell>
          <table:table-cell table:style-name="ce3"/>
          <table:table-cell table:style-name="ce3" office:value-type="float" office:value="-0.003">
            <text:p>-0.003</text:p>
          </table:table-cell>
          <table:table-cell table:style-name="ce3"/>
          <table:table-cell table:style-name="ce3" table:formula="of:=SUM([.R14:.W14]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1095.4+124.1*([.A15]/10)-4.7*([.A15]/10)^2" office:value-type="float" office:value="1248.787">
            <text:p>1248.787</text:p>
          </table:table-cell>
          <table:table-cell table:formula="of:=1085.7+132.9*([.A15]/10)-5.1*([.A15]/10)^2" office:value-type="float" office:value="1249.851">
            <text:p>1249.851</text:p>
          </table:table-cell>
          <table:table-cell/>
          <table:table-cell office:value-type="float" office:value="14">
            <text:p>14</text:p>
          </table:table-cell>
          <table:table-cell office:value-type="float" office:value="0.1672">
            <text:p>0.1672</text:p>
          </table:table-cell>
          <table:table-cell office:value-type="float" office:value="0.2132">
            <text:p>0.2132</text:p>
          </table:table-cell>
          <table:table-cell office:value-type="float" office:value="0.552">
            <text:p>0.552</text:p>
          </table:table-cell>
          <table:table-cell office:value-type="string">
            <text:p>NA</text:p>
          </table:table-cell>
          <table:table-cell office:value-type="float" office:value="0.06758">
            <text:p>0.06758</text:p>
          </table:table-cell>
          <table:table-cell office:value-type="string">
            <text:p>NA</text:p>
          </table:table-cell>
          <table:table-cell table:formula="of:=0.0003*[.E15]+0.1625" office:value-type="float" office:value="0.1667">
            <text:p>0.1667</text:p>
          </table:table-cell>
          <table:table-cell table:formula="of:=-0.0116*[.E15]+0.3757" office:value-type="float" office:value="0.2133">
            <text:p>0.2133</text:p>
          </table:table-cell>
          <table:table-cell table:formula="of:=0.0116*[.E15]+0.3895" office:value-type="float" office:value="0.5519">
            <text:p>0.5519</text:p>
          </table:table-cell>
          <table:table-cell/>
          <table:table-cell table:formula="of:=-0.0003*[.E15]+0.0723" office:value-type="float" office:value="0.0681">
            <text:p>0.0681</text:p>
          </table:table-cell>
          <table:table-cell/>
          <table:table-cell office:value-type="float" office:value="0.003">
            <text:p>0.003</text:p>
          </table:table-cell>
          <table:table-cell office:value-type="float" office:value="-0.116">
            <text:p>-0.116</text:p>
          </table:table-cell>
          <table:table-cell office:value-type="float" office:value="0.116">
            <text:p>0.116</text:p>
          </table:table-cell>
          <table:table-cell/>
          <table:table-cell office:value-type="float" office:value="-0.003">
            <text:p>-0.003</text:p>
          </table:table-cell>
          <table:table-cell/>
          <table:table-cell table:formula="of:=SUM([.R15:.W15]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1095.4+124.1*([.A16]/10)-4.7*([.A16]/10)^2" office:value-type="float" office:value="1259.928">
            <text:p>1259.928</text:p>
          </table:table-cell>
          <table:table-cell table:formula="of:=1085.7+132.9*([.A16]/10)-5.1*([.A16]/10)^2" office:value-type="float" office:value="1261.764">
            <text:p>1261.764</text:p>
          </table:table-cell>
          <table:table-cell/>
          <table:table-cell office:value-type="float" office:value="15">
            <text:p>15</text:p>
          </table:table-cell>
          <table:table-cell office:value-type="float" office:value="0.1676">
            <text:p>0.1676</text:p>
          </table:table-cell>
          <table:table-cell office:value-type="float" office:value="0.2022">
            <text:p>0.2022</text:p>
          </table:table-cell>
          <table:table-cell office:value-type="float" office:value="0.563">
            <text:p>0.563</text:p>
          </table:table-cell>
          <table:table-cell office:value-type="string">
            <text:p>NA</text:p>
          </table:table-cell>
          <table:table-cell office:value-type="float" office:value="0.06719">
            <text:p>0.06719</text:p>
          </table:table-cell>
          <table:table-cell office:value-type="string">
            <text:p>NA</text:p>
          </table:table-cell>
          <table:table-cell table:formula="of:=0.0003*[.E16]+0.1625" office:value-type="float" office:value="0.167">
            <text:p>0.167</text:p>
          </table:table-cell>
          <table:table-cell table:formula="of:=-0.0116*[.E16]+0.3757" office:value-type="float" office:value="0.2017">
            <text:p>0.2017</text:p>
          </table:table-cell>
          <table:table-cell table:formula="of:=0.0116*[.E16]+0.3895" office:value-type="float" office:value="0.5635">
            <text:p>0.5635</text:p>
          </table:table-cell>
          <table:table-cell/>
          <table:table-cell table:formula="of:=-0.0003*[.E16]+0.0723" office:value-type="float" office:value="0.0678">
            <text:p>0.0678</text:p>
          </table:table-cell>
          <table:table-cell/>
          <table:table-cell office:value-type="float" office:value="0.003">
            <text:p>0.003</text:p>
          </table:table-cell>
          <table:table-cell office:value-type="float" office:value="-0.116">
            <text:p>-0.116</text:p>
          </table:table-cell>
          <table:table-cell office:value-type="float" office:value="0.116">
            <text:p>0.116</text:p>
          </table:table-cell>
          <table:table-cell/>
          <table:table-cell office:value-type="float" office:value="-0.003">
            <text:p>-0.003</text:p>
          </table:table-cell>
          <table:table-cell/>
          <table:table-cell table:formula="of:=SUM([.R16:.W16]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1095.4+124.1*([.A17]/10)-4.7*([.A17]/10)^2" office:value-type="float" office:value="1270.975">
            <text:p>1270.975</text:p>
          </table:table-cell>
          <table:table-cell table:formula="of:=1085.7+132.9*([.A17]/10)-5.1*([.A17]/10)^2" office:value-type="float" office:value="1273.575">
            <text:p>1273.575</text:p>
          </table:table-cell>
          <table:table-cell/>
          <table:table-cell office:value-type="float" office:value="16">
            <text:p>16</text:p>
          </table:table-cell>
          <table:table-cell office:value-type="float" office:value="0.168">
            <text:p>0.168</text:p>
          </table:table-cell>
          <table:table-cell office:value-type="float" office:value="0.1909">
            <text:p>0.1909</text:p>
          </table:table-cell>
          <table:table-cell office:value-type="float" office:value="0.5742">
            <text:p>0.5742</text:p>
          </table:table-cell>
          <table:table-cell office:value-type="string">
            <text:p>NA</text:p>
          </table:table-cell>
          <table:table-cell office:value-type="float" office:value="0.06682">
            <text:p>0.06682</text:p>
          </table:table-cell>
          <table:table-cell office:value-type="string">
            <text:p>NA</text:p>
          </table:table-cell>
          <table:table-cell table:formula="of:=0.0003*[.E17]+0.1625" office:value-type="float" office:value="0.1673">
            <text:p>0.1673</text:p>
          </table:table-cell>
          <table:table-cell table:formula="of:=-0.0116*[.E17]+0.3757" office:value-type="float" office:value="0.1901">
            <text:p>0.1901</text:p>
          </table:table-cell>
          <table:table-cell table:formula="of:=0.0116*[.E17]+0.3895" office:value-type="float" office:value="0.5751">
            <text:p>0.5751</text:p>
          </table:table-cell>
          <table:table-cell/>
          <table:table-cell table:formula="of:=-0.0003*[.E17]+0.0723" office:value-type="float" office:value="0.0675">
            <text:p>0.0675</text:p>
          </table:table-cell>
          <table:table-cell/>
          <table:table-cell office:value-type="float" office:value="0.003">
            <text:p>0.003</text:p>
          </table:table-cell>
          <table:table-cell office:value-type="float" office:value="-0.116">
            <text:p>-0.116</text:p>
          </table:table-cell>
          <table:table-cell office:value-type="float" office:value="0.116">
            <text:p>0.116</text:p>
          </table:table-cell>
          <table:table-cell/>
          <table:table-cell office:value-type="float" office:value="-0.003">
            <text:p>-0.003</text:p>
          </table:table-cell>
          <table:table-cell/>
          <table:table-cell table:formula="of:=SUM([.R17:.W17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1095.4+124.1*([.A18]/10)-4.7*([.A18]/10)^2" office:value-type="float" office:value="1281.928">
            <text:p>1281.928</text:p>
          </table:table-cell>
          <table:table-cell table:formula="of:=1085.7+132.9*([.A18]/10)-5.1*([.A18]/10)^2" office:value-type="float" office:value="1285.284">
            <text:p>1285.284</text:p>
          </table:table-cell>
          <table:table-cell/>
          <table:table-cell office:value-type="float" office:value="17">
            <text:p>17</text:p>
          </table:table-cell>
          <table:table-cell office:value-type="float" office:value="0.1683">
            <text:p>0.1683</text:p>
          </table:table-cell>
          <table:table-cell office:value-type="float" office:value="0.1794">
            <text:p>0.1794</text:p>
          </table:table-cell>
          <table:table-cell office:value-type="float" office:value="0.5858">
            <text:p>0.5858</text:p>
          </table:table-cell>
          <table:table-cell office:value-type="string">
            <text:p>NA</text:p>
          </table:table-cell>
          <table:table-cell office:value-type="float" office:value="0.06648">
            <text:p>0.06648</text:p>
          </table:table-cell>
          <table:table-cell office:value-type="string">
            <text:p>NA</text:p>
          </table:table-cell>
          <table:table-cell table:formula="of:=0.0003*[.E18]+0.1625" office:value-type="float" office:value="0.1676">
            <text:p>0.1676</text:p>
          </table:table-cell>
          <table:table-cell table:formula="of:=-0.0116*[.E18]+0.3757" office:value-type="float" office:value="0.1785">
            <text:p>0.1785</text:p>
          </table:table-cell>
          <table:table-cell table:formula="of:=0.0116*[.E18]+0.3895" office:value-type="float" office:value="0.5867">
            <text:p>0.5867</text:p>
          </table:table-cell>
          <table:table-cell/>
          <table:table-cell table:formula="of:=-0.0003*[.E18]+0.0723" office:value-type="float" office:value="0.0672">
            <text:p>0.0672</text:p>
          </table:table-cell>
          <table:table-cell/>
          <table:table-cell office:value-type="float" office:value="0.003">
            <text:p>0.003</text:p>
          </table:table-cell>
          <table:table-cell office:value-type="float" office:value="-0.116">
            <text:p>-0.116</text:p>
          </table:table-cell>
          <table:table-cell office:value-type="float" office:value="0.116">
            <text:p>0.116</text:p>
          </table:table-cell>
          <table:table-cell/>
          <table:table-cell office:value-type="float" office:value="-0.003">
            <text:p>-0.003</text:p>
          </table:table-cell>
          <table:table-cell/>
          <table:table-cell table:formula="of:=SUM([.R18:.W18]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1095.4+124.1*([.A19]/10)-4.7*([.A19]/10)^2" office:value-type="float" office:value="1292.787">
            <text:p>1292.787</text:p>
          </table:table-cell>
          <table:table-cell table:formula="of:=1085.7+132.9*([.A19]/10)-5.1*([.A19]/10)^2" office:value-type="float" office:value="1296.891">
            <text:p>1296.891</text:p>
          </table:table-cell>
          <table:table-cell/>
          <table:table-cell office:value-type="float" office:value="18">
            <text:p>18</text:p>
          </table:table-cell>
          <table:table-cell office:value-type="float" office:value="0.1687">
            <text:p>0.1687</text:p>
          </table:table-cell>
          <table:table-cell office:value-type="float" office:value="0.1676">
            <text:p>0.1676</text:p>
          </table:table-cell>
          <table:table-cell office:value-type="float" office:value="0.5976">
            <text:p>0.5976</text:p>
          </table:table-cell>
          <table:table-cell office:value-type="string">
            <text:p>NA</text:p>
          </table:table-cell>
          <table:table-cell office:value-type="float" office:value="0.06616">
            <text:p>0.06616</text:p>
          </table:table-cell>
          <table:table-cell office:value-type="string">
            <text:p>NA</text:p>
          </table:table-cell>
          <table:table-cell table:formula="of:=0.0003*[.E19]+0.1625" office:value-type="float" office:value="0.1679">
            <text:p>0.1679</text:p>
          </table:table-cell>
          <table:table-cell table:formula="of:=-0.0116*[.E19]+0.3757" office:value-type="float" office:value="0.1669">
            <text:p>0.1669</text:p>
          </table:table-cell>
          <table:table-cell table:formula="of:=0.0116*[.E19]+0.3895" office:value-type="float" office:value="0.5983">
            <text:p>0.5983</text:p>
          </table:table-cell>
          <table:table-cell/>
          <table:table-cell table:formula="of:=-0.0003*[.E19]+0.0723" office:value-type="float" office:value="0.0669">
            <text:p>0.0669</text:p>
          </table:table-cell>
          <table:table-cell/>
          <table:table-cell office:value-type="float" office:value="0.003">
            <text:p>0.003</text:p>
          </table:table-cell>
          <table:table-cell office:value-type="float" office:value="-0.116">
            <text:p>-0.116</text:p>
          </table:table-cell>
          <table:table-cell office:value-type="float" office:value="0.116">
            <text:p>0.116</text:p>
          </table:table-cell>
          <table:table-cell/>
          <table:table-cell office:value-type="float" office:value="-0.003">
            <text:p>-0.003</text:p>
          </table:table-cell>
          <table:table-cell/>
          <table:table-cell table:formula="of:=SUM([.R19:.W19]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1095.4+124.1*([.A20]/10)-4.7*([.A20]/10)^2" office:value-type="float" office:value="1303.552">
            <text:p>1303.552</text:p>
          </table:table-cell>
          <table:table-cell table:formula="of:=1085.7+132.9*([.A20]/10)-5.1*([.A20]/10)^2" office:value-type="float" office:value="1308.396">
            <text:p>1308.396</text:p>
          </table:table-cell>
          <table:table-cell/>
          <table:table-cell office:value-type="float" office:value="19">
            <text:p>19</text:p>
          </table:table-cell>
          <table:table-cell office:value-type="float" office:value="0.169">
            <text:p>0.169</text:p>
          </table:table-cell>
          <table:table-cell office:value-type="float" office:value="0.1556">
            <text:p>0.1556</text:p>
          </table:table-cell>
          <table:table-cell office:value-type="float" office:value="0.6096">
            <text:p>0.6096</text:p>
          </table:table-cell>
          <table:table-cell office:value-type="string">
            <text:p>NA</text:p>
          </table:table-cell>
          <table:table-cell office:value-type="float" office:value="0.06586">
            <text:p>0.06586</text:p>
          </table:table-cell>
          <table:table-cell office:value-type="string">
            <text:p>NA</text:p>
          </table:table-cell>
          <table:table-cell table:formula="of:=0.0003*[.E20]+0.1625" office:value-type="float" office:value="0.1682">
            <text:p>0.1682</text:p>
          </table:table-cell>
          <table:table-cell table:formula="of:=-0.0116*[.E20]+0.3757" office:value-type="float" office:value="0.1553">
            <text:p>0.1553</text:p>
          </table:table-cell>
          <table:table-cell table:formula="of:=0.0116*[.E20]+0.3895" office:value-type="float" office:value="0.6099">
            <text:p>0.6099</text:p>
          </table:table-cell>
          <table:table-cell/>
          <table:table-cell table:formula="of:=-0.0003*[.E20]+0.0723" office:value-type="float" office:value="0.0666">
            <text:p>0.0666</text:p>
          </table:table-cell>
          <table:table-cell/>
          <table:table-cell office:value-type="float" office:value="0.003">
            <text:p>0.003</text:p>
          </table:table-cell>
          <table:table-cell office:value-type="float" office:value="-0.116">
            <text:p>-0.116</text:p>
          </table:table-cell>
          <table:table-cell office:value-type="float" office:value="0.116">
            <text:p>0.116</text:p>
          </table:table-cell>
          <table:table-cell/>
          <table:table-cell office:value-type="float" office:value="-0.003">
            <text:p>-0.003</text:p>
          </table:table-cell>
          <table:table-cell/>
          <table:table-cell table:formula="of:=SUM([.R20:.W20])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1095.4+124.1*([.A21]/10)-4.7*([.A21]/10)^2" office:value-type="float" office:value="1314.223">
            <text:p>1314.223</text:p>
          </table:table-cell>
          <table:table-cell table:formula="of:=1085.7+132.9*([.A21]/10)-5.1*([.A21]/10)^2" office:value-type="float" office:value="1319.799">
            <text:p>1319.799</text:p>
          </table:table-cell>
          <table:table-cell/>
          <table:table-cell office:value-type="float" office:value="20">
            <text:p>20</text:p>
          </table:table-cell>
          <table:table-cell office:value-type="float" office:value="0.1692">
            <text:p>0.1692</text:p>
          </table:table-cell>
          <table:table-cell office:value-type="float" office:value="0.1435">
            <text:p>0.1435</text:p>
          </table:table-cell>
          <table:table-cell office:value-type="float" office:value="0.6217">
            <text:p>0.6217</text:p>
          </table:table-cell>
          <table:table-cell office:value-type="string">
            <text:p>NA</text:p>
          </table:table-cell>
          <table:table-cell office:value-type="float" office:value="0.06557">
            <text:p>0.06557</text:p>
          </table:table-cell>
          <table:table-cell office:value-type="string">
            <text:p>NA</text:p>
          </table:table-cell>
          <table:table-cell table:formula="of:=0.0003*[.E21]+0.1625" office:value-type="float" office:value="0.1685">
            <text:p>0.1685</text:p>
          </table:table-cell>
          <table:table-cell table:formula="of:=-0.0116*[.E21]+0.3757" office:value-type="float" office:value="0.1437">
            <text:p>0.1437</text:p>
          </table:table-cell>
          <table:table-cell table:formula="of:=0.0116*[.E21]+0.3895" office:value-type="float" office:value="0.6215">
            <text:p>0.6215</text:p>
          </table:table-cell>
          <table:table-cell/>
          <table:table-cell table:formula="of:=-0.0003*[.E21]+0.0723" office:value-type="float" office:value="0.0663">
            <text:p>0.0663</text:p>
          </table:table-cell>
          <table:table-cell/>
          <table:table-cell office:value-type="float" office:value="0.003">
            <text:p>0.003</text:p>
          </table:table-cell>
          <table:table-cell office:value-type="float" office:value="-0.116">
            <text:p>-0.116</text:p>
          </table:table-cell>
          <table:table-cell office:value-type="float" office:value="0.116">
            <text:p>0.116</text:p>
          </table:table-cell>
          <table:table-cell/>
          <table:table-cell office:value-type="float" office:value="-0.003">
            <text:p>-0.003</text:p>
          </table:table-cell>
          <table:table-cell/>
          <table:table-cell table:formula="of:=SUM([.R21:.W21])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1095.4+124.1*([.A22]/10)-4.7*([.A22]/10)^2" office:value-type="float" office:value="1324.8">
            <text:p>1324.8</text:p>
          </table:table-cell>
          <table:table-cell table:formula="of:=1085.7+132.9*([.A22]/10)-5.1*([.A22]/10)^2" office:value-type="float" office:value="1331.1">
            <text:p>1331.1</text:p>
          </table:table-cell>
          <table:table-cell/>
          <table:table-cell table:style-name="ce5" office:value-type="float" office:value="21">
            <text:p>21</text:p>
          </table:table-cell>
          <table:table-cell table:style-name="ce5" office:value-type="float" office:value="0.1695">
            <text:p>0.1695</text:p>
          </table:table-cell>
          <table:table-cell table:style-name="ce5" office:value-type="float" office:value="0.1313">
            <text:p>0.1313</text:p>
          </table:table-cell>
          <table:table-cell table:style-name="ce5" office:value-type="float" office:value="0.6339">
            <text:p>0.6339</text:p>
          </table:table-cell>
          <table:table-cell table:style-name="ce5" office:value-type="string">
            <text:p>NA</text:p>
          </table:table-cell>
          <table:table-cell table:style-name="ce5" office:value-type="float" office:value="0.0653">
            <text:p>0.0653</text:p>
          </table:table-cell>
          <table:table-cell table:style-name="ce5" office:value-type="string">
            <text:p>NA</text:p>
          </table:table-cell>
          <table:table-cell table:style-name="ce5" table:formula="of:=0.0003*[.E22]+0.1625" office:value-type="float" office:value="0.1688">
            <text:p>0.1688</text:p>
          </table:table-cell>
          <table:table-cell table:style-name="ce5" table:formula="of:=-0.0116*[.E22]+0.3757" office:value-type="float" office:value="0.1321">
            <text:p>0.1321</text:p>
          </table:table-cell>
          <table:table-cell table:style-name="ce5" table:formula="of:=0.0116*[.E22]+0.3895" office:value-type="float" office:value="0.6331">
            <text:p>0.6331</text:p>
          </table:table-cell>
          <table:table-cell table:style-name="ce5"/>
          <table:table-cell table:style-name="ce5" table:formula="of:=-0.0003*[.E22]+0.0723" office:value-type="float" office:value="0.066">
            <text:p>0.066</text:p>
          </table:table-cell>
          <table:table-cell table:style-name="ce5"/>
          <table:table-cell table:style-name="ce5" office:value-type="float" office:value="0.003">
            <text:p>0.003</text:p>
          </table:table-cell>
          <table:table-cell table:style-name="ce5" office:value-type="float" office:value="-0.116">
            <text:p>-0.116</text:p>
          </table:table-cell>
          <table:table-cell table:style-name="ce5" office:value-type="float" office:value="0.116">
            <text:p>0.116</text:p>
          </table:table-cell>
          <table:table-cell table:style-name="ce5"/>
          <table:table-cell table:style-name="ce5" office:value-type="float" office:value="-0.003">
            <text:p>-0.003</text:p>
          </table:table-cell>
          <table:table-cell table:style-name="ce5"/>
          <table:table-cell table:style-name="ce5" table:formula="of:=SUM([.R22:.W22])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1095.4+124.1*([.A23]/10)-4.7*([.A23]/10)^2" office:value-type="float" office:value="1335.283">
            <text:p>1335.283</text:p>
          </table:table-cell>
          <table:table-cell table:formula="of:=1085.7+132.9*([.A23]/10)-5.1*([.A23]/10)^2" office:value-type="float" office:value="1342.299">
            <text:p>1342.299</text:p>
          </table:table-cell>
          <table:table-cell/>
          <table:table-cell table:style-name="ce3" office:value-type="float" office:value="21.7">
            <text:p>21.7</text:p>
          </table:table-cell>
          <table:table-cell table:style-name="ce3" office:value-type="float" office:value="0.1742">
            <text:p>0.1742</text:p>
          </table:table-cell>
          <table:table-cell table:style-name="ce3" office:value-type="float" office:value="0.1074">
            <text:p>0.1074</text:p>
          </table:table-cell>
          <table:table-cell table:style-name="ce3" office:value-type="float" office:value="0.6369">
            <text:p>0.6369</text:p>
          </table:table-cell>
          <table:table-cell table:style-name="ce3" office:value-type="string">
            <text:p>NA</text:p>
          </table:table-cell>
          <table:table-cell table:style-name="ce3" office:value-type="float" office:value="0.0606">
            <text:p>0.0606</text:p>
          </table:table-cell>
          <table:table-cell table:style-name="ce3" office:value-type="float" office:value="0.02094">
            <text:p>0.02094</text:p>
          </table:table-cell>
          <table:table-cell table:style-name="ce3" table:formula="of:=0.0326*[.E23]-0.5336" office:value-type="float" office:value="0.17382">
            <text:p>0.17382</text:p>
          </table:table-cell>
          <table:table-cell table:style-name="ce3" table:formula="of:=-0.1177*[.E23]+2.6596" office:value-type="float" office:value="0.10551">
            <text:p>0.10551</text:p>
          </table:table-cell>
          <table:table-cell table:style-name="ce3" table:formula="of:=-0.0334*[.E23]+1.3623" office:value-type="float" office:value="0.63752">
            <text:p>0.63752</text:p>
          </table:table-cell>
          <table:table-cell table:style-name="ce3"/>
          <table:table-cell table:style-name="ce3" table:formula="of:=-0.0327*[.E23]+0.7688" office:value-type="float" office:value="0.0592100000000001">
            <text:p>0.05921</text:p>
          </table:table-cell>
          <table:table-cell table:style-name="ce3" table:formula="of:=0.1512*[.E23]-3.2579" office:value-type="float" office:value="0.0231399999999997">
            <text:p>0.02314</text:p>
          </table:table-cell>
          <table:table-cell table:style-name="ce3" office:value-type="float" office:value="0.326">
            <text:p>0.326</text:p>
          </table:table-cell>
          <table:table-cell table:style-name="ce3" office:value-type="float" office:value="-1.177">
            <text:p>-1.177</text:p>
          </table:table-cell>
          <table:table-cell table:style-name="ce3" office:value-type="float" office:value="-0.334">
            <text:p>-0.334</text:p>
          </table:table-cell>
          <table:table-cell table:style-name="ce3"/>
          <table:table-cell table:style-name="ce3" office:value-type="float" office:value="-0.327">
            <text:p>-0.327</text:p>
          </table:table-cell>
          <table:table-cell table:style-name="ce3" office:value-type="float" office:value="1.512">
            <text:p>1.512</text:p>
          </table:table-cell>
          <table:table-cell table:style-name="ce3" table:formula="of:=SUM([.R23:.W23])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1095.4+124.1*([.A24]/10)-4.7*([.A24]/10)^2" office:value-type="float" office:value="1345.672">
            <text:p>1345.672</text:p>
          </table:table-cell>
          <table:table-cell table:formula="of:=1085.7+132.9*([.A24]/10)-5.1*([.A24]/10)^2" office:value-type="float" office:value="1353.396">
            <text:p>1353.396</text:p>
          </table:table-cell>
          <table:table-cell/>
          <table:table-cell office:value-type="float" office:value="21.9">
            <text:p>21.9</text:p>
          </table:table-cell>
          <table:table-cell office:value-type="float" office:value="0.1818">
            <text:p>0.1818</text:p>
          </table:table-cell>
          <table:table-cell office:value-type="float" office:value="0.07991">
            <text:p>0.07991</text:p>
          </table:table-cell>
          <table:table-cell office:value-type="float" office:value="0.6295">
            <text:p>0.6295</text:p>
          </table:table-cell>
          <table:table-cell office:value-type="string">
            <text:p>NA</text:p>
          </table:table-cell>
          <table:table-cell office:value-type="float" office:value="0.05307">
            <text:p>0.05307</text:p>
          </table:table-cell>
          <table:table-cell office:value-type="float" office:value="0.05575">
            <text:p>0.05575</text:p>
          </table:table-cell>
          <table:table-cell table:formula="of:=0.0326*[.E24]-0.5336" office:value-type="float" office:value="0.18034">
            <text:p>0.18034</text:p>
          </table:table-cell>
          <table:table-cell table:formula="of:=-0.1177*[.E24]+2.6596" office:value-type="float" office:value="0.0819700000000005">
            <text:p>0.08197</text:p>
          </table:table-cell>
          <table:table-cell table:formula="of:=-0.0334*[.E24]+1.3623" office:value-type="float" office:value="0.63084">
            <text:p>0.63084</text:p>
          </table:table-cell>
          <table:table-cell/>
          <table:table-cell table:formula="of:=-0.0327*[.E24]+0.7688" office:value-type="float" office:value="0.0526700000000001">
            <text:p>0.05267</text:p>
          </table:table-cell>
          <table:table-cell table:formula="of:=0.1512*[.E24]-3.2579" office:value-type="float" office:value="0.0533799999999998">
            <text:p>0.05338</text:p>
          </table:table-cell>
          <table:table-cell office:value-type="float" office:value="0.326">
            <text:p>0.326</text:p>
          </table:table-cell>
          <table:table-cell office:value-type="float" office:value="-1.177">
            <text:p>-1.177</text:p>
          </table:table-cell>
          <table:table-cell office:value-type="float" office:value="-0.334">
            <text:p>-0.334</text:p>
          </table:table-cell>
          <table:table-cell/>
          <table:table-cell office:value-type="float" office:value="-0.327">
            <text:p>-0.327</text:p>
          </table:table-cell>
          <table:table-cell office:value-type="float" office:value="1.512">
            <text:p>1.512</text:p>
          </table:table-cell>
          <table:table-cell table:formula="of:=SUM([.R24:.W24])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1095.4+124.1*([.A25]/10)-4.7*([.A25]/10)^2" office:value-type="float" office:value="1355.967">
            <text:p>1355.967</text:p>
          </table:table-cell>
          <table:table-cell table:formula="of:=1085.7+132.9*([.A25]/10)-5.1*([.A25]/10)^2" office:value-type="float" office:value="1364.391">
            <text:p>1364.391</text:p>
          </table:table-cell>
          <table:table-cell/>
          <table:table-cell office:value-type="float" office:value="22.1">
            <text:p>22.1</text:p>
          </table:table-cell>
          <table:table-cell office:value-type="float" office:value="0.1886">
            <text:p>0.1886</text:p>
          </table:table-cell>
          <table:table-cell office:value-type="float" office:value="0.0553">
            <text:p>0.0553</text:p>
          </table:table-cell>
          <table:table-cell office:value-type="float" office:value="0.6226">
            <text:p>0.6226</text:p>
          </table:table-cell>
          <table:table-cell office:value-type="string">
            <text:p>NA</text:p>
          </table:table-cell>
          <table:table-cell office:value-type="float" office:value="0.04626">
            <text:p>0.04626</text:p>
          </table:table-cell>
          <table:table-cell office:value-type="float" office:value="0.08724">
            <text:p>0.08724</text:p>
          </table:table-cell>
          <table:table-cell table:formula="of:=0.0326*[.E25]-0.5336" office:value-type="float" office:value="0.18686">
            <text:p>0.18686</text:p>
          </table:table-cell>
          <table:table-cell table:formula="of:=-0.1177*[.E25]+2.6596" office:value-type="float" office:value="0.05843">
            <text:p>0.05843</text:p>
          </table:table-cell>
          <table:table-cell table:formula="of:=-0.0334*[.E25]+1.3623" office:value-type="float" office:value="0.62416">
            <text:p>0.62416</text:p>
          </table:table-cell>
          <table:table-cell/>
          <table:table-cell table:formula="of:=-0.0327*[.E25]+0.7688" office:value-type="float" office:value="0.04613">
            <text:p>0.04613</text:p>
          </table:table-cell>
          <table:table-cell table:formula="of:=0.1512*[.E25]-3.2579" office:value-type="float" office:value="0.0836199999999998">
            <text:p>0.08362</text:p>
          </table:table-cell>
          <table:table-cell office:value-type="float" office:value="0.326">
            <text:p>0.326</text:p>
          </table:table-cell>
          <table:table-cell office:value-type="float" office:value="-1.177">
            <text:p>-1.177</text:p>
          </table:table-cell>
          <table:table-cell office:value-type="float" office:value="-0.334">
            <text:p>-0.334</text:p>
          </table:table-cell>
          <table:table-cell/>
          <table:table-cell office:value-type="float" office:value="-0.327">
            <text:p>-0.327</text:p>
          </table:table-cell>
          <table:table-cell office:value-type="float" office:value="1.512">
            <text:p>1.512</text:p>
          </table:table-cell>
          <table:table-cell table:formula="of:=SUM([.R25:.W25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1095.4+124.1*([.A26]/10)-4.7*([.A26]/10)^2" office:value-type="float" office:value="1366.168">
            <text:p>1366.168</text:p>
          </table:table-cell>
          <table:table-cell table:formula="of:=1085.7+132.9*([.A26]/10)-5.1*([.A26]/10)^2" office:value-type="float" office:value="1375.284">
            <text:p>1375.284</text:p>
          </table:table-cell>
          <table:table-cell/>
          <table:table-cell office:value-type="float" office:value="22.3">
            <text:p>22.3</text:p>
          </table:table-cell>
          <table:table-cell office:value-type="float" office:value="0.1947">
            <text:p>0.1947</text:p>
          </table:table-cell>
          <table:table-cell office:value-type="float" office:value="0.03313">
            <text:p>0.03313</text:p>
          </table:table-cell>
          <table:table-cell office:value-type="float" office:value="0.6162">
            <text:p>0.6162</text:p>
          </table:table-cell>
          <table:table-cell office:value-type="string">
            <text:p>NA</text:p>
          </table:table-cell>
          <table:table-cell office:value-type="float" office:value="0.04008">
            <text:p>0.04008</text:p>
          </table:table-cell>
          <table:table-cell office:value-type="float" office:value="0.1159">
            <text:p>0.1159</text:p>
          </table:table-cell>
          <table:table-cell table:formula="of:=0.0326*[.E26]-0.5336" office:value-type="float" office:value="0.19338">
            <text:p>0.19338</text:p>
          </table:table-cell>
          <table:table-cell table:formula="of:=-0.1177*[.E26]+2.6596" office:value-type="float" office:value="0.0348900000000003">
            <text:p>0.03489</text:p>
          </table:table-cell>
          <table:table-cell table:formula="of:=-0.0334*[.E26]+1.3623" office:value-type="float" office:value="0.61748">
            <text:p>0.61748</text:p>
          </table:table-cell>
          <table:table-cell/>
          <table:table-cell table:formula="of:=-0.0327*[.E26]+0.7688" office:value-type="float" office:value="0.03959">
            <text:p>0.03959</text:p>
          </table:table-cell>
          <table:table-cell table:formula="of:=0.1512*[.E26]-3.2579" office:value-type="float" office:value="0.11386">
            <text:p>0.11386</text:p>
          </table:table-cell>
          <table:table-cell office:value-type="float" office:value="0.326">
            <text:p>0.326</text:p>
          </table:table-cell>
          <table:table-cell office:value-type="float" office:value="-1.177">
            <text:p>-1.177</text:p>
          </table:table-cell>
          <table:table-cell office:value-type="float" office:value="-0.334">
            <text:p>-0.334</text:p>
          </table:table-cell>
          <table:table-cell/>
          <table:table-cell office:value-type="float" office:value="-0.327">
            <text:p>-0.327</text:p>
          </table:table-cell>
          <table:table-cell office:value-type="float" office:value="1.512">
            <text:p>1.512</text:p>
          </table:table-cell>
          <table:table-cell table:formula="of:=SUM([.R26:.W26]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1095.4+124.1*([.A27]/10)-4.7*([.A27]/10)^2" office:value-type="float" office:value="1376.275">
            <text:p>1376.275</text:p>
          </table:table-cell>
          <table:table-cell table:formula="of:=1085.7+132.9*([.A27]/10)-5.1*([.A27]/10)^2" office:value-type="float" office:value="1386.075">
            <text:p>1386.075</text:p>
          </table:table-cell>
          <table:table-cell/>
          <table:table-cell table:style-name="ce5" office:value-type="float" office:value="22.5">
            <text:p>22.5</text:p>
          </table:table-cell>
          <table:table-cell table:style-name="ce5" office:value-type="float" office:value="0.2004">
            <text:p>0.2004</text:p>
          </table:table-cell>
          <table:table-cell table:style-name="ce5" office:value-type="float" office:value="0.01306">
            <text:p>0.01306</text:p>
          </table:table-cell>
          <table:table-cell table:style-name="ce5" office:value-type="float" office:value="0.6101">
            <text:p>0.6101</text:p>
          </table:table-cell>
          <table:table-cell table:style-name="ce5" office:value-type="string">
            <text:p>NA</text:p>
          </table:table-cell>
          <table:table-cell table:style-name="ce5" office:value-type="float" office:value="0.03443">
            <text:p>0.03443</text:p>
          </table:table-cell>
          <table:table-cell table:style-name="ce5" office:value-type="float" office:value="0.1421">
            <text:p>0.1421</text:p>
          </table:table-cell>
          <table:table-cell table:style-name="ce5" table:formula="of:=0.0326*[.E27]-0.5336" office:value-type="float" office:value="0.1999">
            <text:p>0.1999</text:p>
          </table:table-cell>
          <table:table-cell table:style-name="ce5" table:formula="of:=-0.1177*[.E27]+2.6596" office:value-type="float" office:value="0.0113500000000002">
            <text:p>0.01135</text:p>
          </table:table-cell>
          <table:table-cell table:style-name="ce5" table:formula="of:=-0.0334*[.E27]+1.3623" office:value-type="float" office:value="0.6108">
            <text:p>0.6108</text:p>
          </table:table-cell>
          <table:table-cell table:style-name="ce5"/>
          <table:table-cell table:style-name="ce5" table:formula="of:=-0.0327*[.E27]+0.7688" office:value-type="float" office:value="0.03305">
            <text:p>0.03305</text:p>
          </table:table-cell>
          <table:table-cell table:style-name="ce5" table:formula="of:=0.1512*[.E27]-3.2579" office:value-type="float" office:value="0.1441">
            <text:p>0.1441</text:p>
          </table:table-cell>
          <table:table-cell table:style-name="ce5" office:value-type="float" office:value="0.326">
            <text:p>0.326</text:p>
          </table:table-cell>
          <table:table-cell table:style-name="ce5" office:value-type="float" office:value="-1.177">
            <text:p>-1.177</text:p>
          </table:table-cell>
          <table:table-cell table:style-name="ce5" office:value-type="float" office:value="-0.334">
            <text:p>-0.334</text:p>
          </table:table-cell>
          <table:table-cell table:style-name="ce5"/>
          <table:table-cell table:style-name="ce5" office:value-type="float" office:value="-0.327">
            <text:p>-0.327</text:p>
          </table:table-cell>
          <table:table-cell table:style-name="ce5" office:value-type="float" office:value="1.512">
            <text:p>1.512</text:p>
          </table:table-cell>
          <table:table-cell table:style-name="ce5" table:formula="of:=SUM([.R27:.W27])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1095.4+124.1*([.A28]/10)-4.7*([.A28]/10)^2" office:value-type="float" office:value="1386.288">
            <text:p>1386.288</text:p>
          </table:table-cell>
          <table:table-cell table:formula="of:=1085.7+132.9*([.A28]/10)-5.1*([.A28]/10)^2" office:value-type="float" office:value="1396.764">
            <text:p>1396.764</text:p>
          </table:table-cell>
          <table:table-cell/>
          <table:table-cell table:style-name="ce3" office:value-type="float" office:value="23">
            <text:p>23</text:p>
          </table:table-cell>
          <table:table-cell table:style-name="ce3" office:value-type="float" office:value="0.2068">
            <text:p>0.2068</text:p>
          </table:table-cell>
          <table:table-cell table:style-name="ce3" office:value-type="string">
            <text:p>NA</text:p>
          </table:table-cell>
          <table:table-cell table:style-name="ce3" office:value-type="float" office:value="0.59638">
            <text:p>0.59638</text:p>
          </table:table-cell>
          <table:table-cell table:style-name="ce3" office:value-type="string">
            <text:p>NA</text:p>
          </table:table-cell>
          <table:table-cell table:style-name="ce3" office:value-type="float" office:value="0.02802">
            <text:p>0.02802</text:p>
          </table:table-cell>
          <table:table-cell table:style-name="ce3" office:value-type="float" office:value="0.1688">
            <text:p>0.1688</text:p>
          </table:table-cell>
          <table:table-cell table:style-name="ce3" table:formula="of:=0.0046*[.E28]+0.1039" office:value-type="float" office:value="0.2097">
            <text:p>0.2097</text:p>
          </table:table-cell>
          <table:table-cell table:style-name="ce3"/>
          <table:table-cell table:style-name="ce3" table:formula="of:=-0.016*[.E28]+0.9582" office:value-type="float" office:value="0.5902">
            <text:p>0.5902</text:p>
          </table:table-cell>
          <table:table-cell table:style-name="ce3"/>
          <table:table-cell table:style-name="ce3" table:formula="of:=-0.0046*[.E28]+0.1311" office:value-type="float" office:value="0.0253">
            <text:p>0.0253</text:p>
          </table:table-cell>
          <table:table-cell table:style-name="ce3" table:formula="of:=0.016*[.E28]-0.1932" office:value-type="float" office:value="0.1748">
            <text:p>0.1748</text:p>
          </table:table-cell>
          <table:table-cell table:style-name="ce3" office:value-type="float" office:value="0.046">
            <text:p>0.046</text:p>
          </table:table-cell>
          <table:table-cell table:style-name="ce3"/>
          <table:table-cell table:style-name="ce3" office:value-type="float" office:value="-0.16">
            <text:p>-0.16</text:p>
          </table:table-cell>
          <table:table-cell table:style-name="ce3"/>
          <table:table-cell table:style-name="ce3" office:value-type="float" office:value="-0.046">
            <text:p>-0.046</text:p>
          </table:table-cell>
          <table:table-cell table:style-name="ce3" office:value-type="float" office:value="0.16">
            <text:p>0.16</text:p>
          </table:table-cell>
          <table:table-cell table:style-name="ce3" table:formula="of:=SUM([.R28:.W28])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1095.4+124.1*([.A29]/10)-4.7*([.A29]/10)^2" office:value-type="float" office:value="1396.207">
            <text:p>1396.207</text:p>
          </table:table-cell>
          <table:table-cell table:formula="of:=1085.7+132.9*([.A29]/10)-5.1*([.A29]/10)^2" office:value-type="float" office:value="1407.351">
            <text:p>1407.351</text:p>
          </table:table-cell>
          <table:table-cell/>
          <table:table-cell office:value-type="float" office:value="24">
            <text:p>24</text:p>
          </table:table-cell>
          <table:table-cell office:value-type="float" office:value="0.2134">
            <text:p>0.2134</text:p>
          </table:table-cell>
          <table:table-cell office:value-type="string">
            <text:p>NA</text:p>
          </table:table-cell>
          <table:table-cell office:value-type="float" office:value="0.57314">
            <text:p>0.57314</text:p>
          </table:table-cell>
          <table:table-cell office:value-type="string">
            <text:p>NA</text:p>
          </table:table-cell>
          <table:table-cell office:value-type="float" office:value="0.02146">
            <text:p>0.02146</text:p>
          </table:table-cell>
          <table:table-cell office:value-type="float" office:value="0.192">
            <text:p>0.192</text:p>
          </table:table-cell>
          <table:table-cell table:formula="of:=0.0046*[.E29]+0.1039" office:value-type="float" office:value="0.2143">
            <text:p>0.2143</text:p>
          </table:table-cell>
          <table:table-cell/>
          <table:table-cell table:formula="of:=-0.016*[.E29]+0.9582" office:value-type="float" office:value="0.5742">
            <text:p>0.5742</text:p>
          </table:table-cell>
          <table:table-cell/>
          <table:table-cell table:formula="of:=-0.0046*[.E29]+0.1311" office:value-type="float" office:value="0.0207">
            <text:p>0.0207</text:p>
          </table:table-cell>
          <table:table-cell table:formula="of:=0.016*[.E29]-0.1932" office:value-type="float" office:value="0.1908">
            <text:p>0.1908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16">
            <text:p>-0.16</text:p>
          </table:table-cell>
          <table:table-cell/>
          <table:table-cell office:value-type="float" office:value="-0.046">
            <text:p>-0.046</text:p>
          </table:table-cell>
          <table:table-cell office:value-type="float" office:value="0.16">
            <text:p>0.16</text:p>
          </table:table-cell>
          <table:table-cell table:formula="of:=SUM([.R29:.W29])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1095.4+124.1*([.A30]/10)-4.7*([.A30]/10)^2" office:value-type="float" office:value="1406.032">
            <text:p>1406.032</text:p>
          </table:table-cell>
          <table:table-cell table:formula="of:=1085.7+132.9*([.A30]/10)-5.1*([.A30]/10)^2" office:value-type="float" office:value="1417.836">
            <text:p>1417.836</text:p>
          </table:table-cell>
          <table:table-cell/>
          <table:table-cell office:value-type="float" office:value="25">
            <text:p>25</text:p>
          </table:table-cell>
          <table:table-cell office:value-type="float" office:value="0.2188">
            <text:p>0.2188</text:p>
          </table:table-cell>
          <table:table-cell office:value-type="string">
            <text:p>NA</text:p>
          </table:table-cell>
          <table:table-cell office:value-type="float" office:value="0.55401">
            <text:p>0.55401</text:p>
          </table:table-cell>
          <table:table-cell office:value-type="string">
            <text:p>NA</text:p>
          </table:table-cell>
          <table:table-cell office:value-type="float" office:value="0.01599">
            <text:p>0.01599</text:p>
          </table:table-cell>
          <table:table-cell office:value-type="float" office:value="0.2112">
            <text:p>0.2112</text:p>
          </table:table-cell>
          <table:table-cell table:formula="of:=0.0046*[.E30]+0.1039" office:value-type="float" office:value="0.2189">
            <text:p>0.2189</text:p>
          </table:table-cell>
          <table:table-cell/>
          <table:table-cell table:formula="of:=-0.016*[.E30]+0.9582" office:value-type="float" office:value="0.5582">
            <text:p>0.5582</text:p>
          </table:table-cell>
          <table:table-cell/>
          <table:table-cell table:formula="of:=-0.0046*[.E30]+0.1311" office:value-type="float" office:value="0.0161">
            <text:p>0.0161</text:p>
          </table:table-cell>
          <table:table-cell table:formula="of:=0.016*[.E30]-0.1932" office:value-type="float" office:value="0.2068">
            <text:p>0.2068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16">
            <text:p>-0.16</text:p>
          </table:table-cell>
          <table:table-cell/>
          <table:table-cell office:value-type="float" office:value="-0.046">
            <text:p>-0.046</text:p>
          </table:table-cell>
          <table:table-cell office:value-type="float" office:value="0.16">
            <text:p>0.16</text:p>
          </table:table-cell>
          <table:table-cell table:formula="of:=SUM([.R30:.W30])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1095.4+124.1*([.A31]/10)-4.7*([.A31]/10)^2" office:value-type="float" office:value="1415.763">
            <text:p>1415.763</text:p>
          </table:table-cell>
          <table:table-cell table:formula="of:=1085.7+132.9*([.A31]/10)-5.1*([.A31]/10)^2" office:value-type="float" office:value="1428.219">
            <text:p>1428.219</text:p>
          </table:table-cell>
          <table:table-cell/>
          <table:table-cell office:value-type="float" office:value="26">
            <text:p>26</text:p>
          </table:table-cell>
          <table:table-cell office:value-type="float" office:value="0.2235">
            <text:p>0.2235</text:p>
          </table:table-cell>
          <table:table-cell office:value-type="string">
            <text:p>NA</text:p>
          </table:table-cell>
          <table:table-cell office:value-type="float" office:value="0.53759">
            <text:p>0.53759</text:p>
          </table:table-cell>
          <table:table-cell office:value-type="string">
            <text:p>NA</text:p>
          </table:table-cell>
          <table:table-cell office:value-type="float" office:value="0.01131">
            <text:p>0.01131</text:p>
          </table:table-cell>
          <table:table-cell office:value-type="float" office:value="0.2276">
            <text:p>0.2276</text:p>
          </table:table-cell>
          <table:table-cell table:formula="of:=0.0046*[.E31]+0.1039" office:value-type="float" office:value="0.2235">
            <text:p>0.2235</text:p>
          </table:table-cell>
          <table:table-cell/>
          <table:table-cell table:formula="of:=-0.016*[.E31]+0.9582" office:value-type="float" office:value="0.5422">
            <text:p>0.5422</text:p>
          </table:table-cell>
          <table:table-cell/>
          <table:table-cell table:formula="of:=-0.0046*[.E31]+0.1311" office:value-type="float" office:value="0.0115">
            <text:p>0.0115</text:p>
          </table:table-cell>
          <table:table-cell table:formula="of:=0.016*[.E31]-0.1932" office:value-type="float" office:value="0.2228">
            <text:p>0.2228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16">
            <text:p>-0.16</text:p>
          </table:table-cell>
          <table:table-cell/>
          <table:table-cell office:value-type="float" office:value="-0.046">
            <text:p>-0.046</text:p>
          </table:table-cell>
          <table:table-cell office:value-type="float" office:value="0.16">
            <text:p>0.16</text:p>
          </table:table-cell>
          <table:table-cell table:formula="of:=SUM([.R31:.W31])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1095.4+124.1*([.A32]/10)-4.7*([.A32]/10)^2" office:value-type="float" office:value="1425.4">
            <text:p>1425.4</text:p>
          </table:table-cell>
          <table:table-cell table:formula="of:=1085.7+132.9*([.A32]/10)-5.1*([.A32]/10)^2" office:value-type="float" office:value="1438.5">
            <text:p>1438.5</text:p>
          </table:table-cell>
          <table:table-cell/>
          <table:table-cell office:value-type="float" office:value="27">
            <text:p>27</text:p>
          </table:table-cell>
          <table:table-cell office:value-type="float" office:value="0.2276">
            <text:p>0.2276</text:p>
          </table:table-cell>
          <table:table-cell office:value-type="string">
            <text:p>NA</text:p>
          </table:table-cell>
          <table:table-cell office:value-type="float" office:value="0.523178">
            <text:p>0.523178</text:p>
          </table:table-cell>
          <table:table-cell office:value-type="string">
            <text:p>NA</text:p>
          </table:table-cell>
          <table:table-cell office:value-type="float" office:value="0.007222">
            <text:p>0.007222</text:p>
          </table:table-cell>
          <table:table-cell office:value-type="float" office:value="0.242">
            <text:p>0.242</text:p>
          </table:table-cell>
          <table:table-cell table:formula="of:=0.0046*[.E32]+0.1039" office:value-type="float" office:value="0.2281">
            <text:p>0.2281</text:p>
          </table:table-cell>
          <table:table-cell/>
          <table:table-cell table:formula="of:=-0.016*[.E32]+0.9582" office:value-type="float" office:value="0.5262">
            <text:p>0.5262</text:p>
          </table:table-cell>
          <table:table-cell/>
          <table:table-cell table:formula="of:=-0.0046*[.E32]+0.1311" office:value-type="float" office:value="0.00689999999999999">
            <text:p>0.0069</text:p>
          </table:table-cell>
          <table:table-cell table:formula="of:=0.016*[.E32]-0.1932" office:value-type="float" office:value="0.2388">
            <text:p>0.2388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16">
            <text:p>-0.16</text:p>
          </table:table-cell>
          <table:table-cell/>
          <table:table-cell office:value-type="float" office:value="-0.046">
            <text:p>-0.046</text:p>
          </table:table-cell>
          <table:table-cell office:value-type="float" office:value="0.16">
            <text:p>0.16</text:p>
          </table:table-cell>
          <table:table-cell table:formula="of:=SUM([.R32:.W32])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1095.4+124.1*([.A33]/10)-4.7*([.A33]/10)^2" office:value-type="float" office:value="1434.943">
            <text:p>1434.943</text:p>
          </table:table-cell>
          <table:table-cell table:formula="of:=1085.7+132.9*([.A33]/10)-5.1*([.A33]/10)^2" office:value-type="float" office:value="1448.679">
            <text:p>1448.679</text:p>
          </table:table-cell>
          <table:table-cell/>
          <table:table-cell office:value-type="float" office:value="28">
            <text:p>28</text:p>
          </table:table-cell>
          <table:table-cell office:value-type="float" office:value="0.2312">
            <text:p>0.2312</text:p>
          </table:table-cell>
          <table:table-cell office:value-type="string">
            <text:p>NA</text:p>
          </table:table-cell>
          <table:table-cell office:value-type="float" office:value="0.510516">
            <text:p>0.510516</text:p>
          </table:table-cell>
          <table:table-cell office:value-type="string">
            <text:p>NA</text:p>
          </table:table-cell>
          <table:table-cell office:value-type="float" office:value="0.003584">
            <text:p>0.003584</text:p>
          </table:table-cell>
          <table:table-cell office:value-type="float" office:value="0.2547">
            <text:p>0.2547</text:p>
          </table:table-cell>
          <table:table-cell table:formula="of:=0.0046*[.E33]+0.1039" office:value-type="float" office:value="0.2327">
            <text:p>0.2327</text:p>
          </table:table-cell>
          <table:table-cell/>
          <table:table-cell table:formula="of:=-0.016*[.E33]+0.9582" office:value-type="float" office:value="0.5102">
            <text:p>0.5102</text:p>
          </table:table-cell>
          <table:table-cell/>
          <table:table-cell table:formula="of:=-0.0046*[.E33]+0.1311" office:value-type="float" office:value="0.0023">
            <text:p>0.0023</text:p>
          </table:table-cell>
          <table:table-cell table:formula="of:=0.016*[.E33]-0.1932" office:value-type="float" office:value="0.2548">
            <text:p>0.2548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16">
            <text:p>-0.16</text:p>
          </table:table-cell>
          <table:table-cell/>
          <table:table-cell office:value-type="float" office:value="-0.046">
            <text:p>-0.046</text:p>
          </table:table-cell>
          <table:table-cell office:value-type="float" office:value="0.16">
            <text:p>0.16</text:p>
          </table:table-cell>
          <table:table-cell table:formula="of:=SUM([.R33:.W33])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1095.4+124.1*([.A34]/10)-4.7*([.A34]/10)^2" office:value-type="float" office:value="1444.392">
            <text:p>1444.392</text:p>
          </table:table-cell>
          <table:table-cell table:formula="of:=1085.7+132.9*([.A34]/10)-5.1*([.A34]/10)^2" office:value-type="float" office:value="1458.756">
            <text:p>1458.756</text:p>
          </table:table-cell>
          <table:table-cell/>
          <table:table-cell table:style-name="ce5" office:value-type="float" office:value="29">
            <text:p>29</text:p>
          </table:table-cell>
          <table:table-cell table:style-name="ce5" office:value-type="float" office:value="0.2345">
            <text:p>0.2345</text:p>
          </table:table-cell>
          <table:table-cell table:style-name="ce5" office:value-type="string">
            <text:p>NA</text:p>
          </table:table-cell>
          <table:table-cell table:style-name="ce5" office:value-type="float" office:value="0.4989982">
            <text:p>0.4989982</text:p>
          </table:table-cell>
          <table:table-cell table:style-name="ce5" office:value-type="string">
            <text:p>NA</text:p>
          </table:table-cell>
          <table:table-cell table:style-name="ce5" office:value-type="float" office:value="0.0003018">
            <text:p>0.0003018</text:p>
          </table:table-cell>
          <table:table-cell table:style-name="ce5" office:value-type="float" office:value="0.2662">
            <text:p>0.2662</text:p>
          </table:table-cell>
          <table:table-cell table:style-name="ce5" table:formula="of:=0.0046*[.E34]+0.1039" office:value-type="float" office:value="0.2373">
            <text:p>0.2373</text:p>
          </table:table-cell>
          <table:table-cell table:style-name="ce5"/>
          <table:table-cell table:style-name="ce5" table:formula="of:=-0.016*[.E34]+0.9582" office:value-type="float" office:value="0.4942">
            <text:p>0.4942</text:p>
          </table:table-cell>
          <table:table-cell table:style-name="ce5"/>
          <table:table-cell table:style-name="ce5" table:formula="of:=-0.0046*[.E34]+0.1311" office:value-type="float" office:value="-0.0023">
            <text:p>-0.0023</text:p>
          </table:table-cell>
          <table:table-cell table:style-name="ce5" table:formula="of:=0.016*[.E34]-0.1932" office:value-type="float" office:value="0.2708">
            <text:p>0.2708</text:p>
          </table:table-cell>
          <table:table-cell table:style-name="ce5" office:value-type="float" office:value="0.046">
            <text:p>0.046</text:p>
          </table:table-cell>
          <table:table-cell table:style-name="ce5"/>
          <table:table-cell table:style-name="ce5" office:value-type="float" office:value="-0.16">
            <text:p>-0.16</text:p>
          </table:table-cell>
          <table:table-cell table:style-name="ce5"/>
          <table:table-cell table:style-name="ce5" office:value-type="float" office:value="-0.046">
            <text:p>-0.046</text:p>
          </table:table-cell>
          <table:table-cell table:style-name="ce5" office:value-type="float" office:value="0.16">
            <text:p>0.16</text:p>
          </table:table-cell>
          <table:table-cell table:style-name="ce5" table:formula="of:=SUM([.R34:.W34])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1095.4+124.1*([.A35]/10)-4.7*([.A35]/10)^2" office:value-type="float" office:value="1453.747">
            <text:p>1453.747</text:p>
          </table:table-cell>
          <table:table-cell table:formula="of:=1085.7+132.9*([.A35]/10)-5.1*([.A35]/10)^2" office:value-type="float" office:value="1468.731">
            <text:p>1468.731</text:p>
          </table:table-cell>
          <table:table-cell/>
          <table:table-cell table:style-name="ce3" office:value-type="float" office:value="30">
            <text:p>30</text:p>
          </table:table-cell>
          <table:table-cell table:style-name="ce3" office:value-type="float" office:value="0.2348">
            <text:p>0.2348</text:p>
          </table:table-cell>
          <table:table-cell table:style-name="ce3" office:value-type="string">
            <text:p>NA</text:p>
          </table:table-cell>
          <table:table-cell table:style-name="ce3" office:value-type="float" office:value="0.4959">
            <text:p>0.4959</text:p>
          </table:table-cell>
          <table:table-cell table:number-columns-repeated="2" table:style-name="ce3" office:value-type="string">
            <text:p>NA</text:p>
          </table:table-cell>
          <table:table-cell table:style-name="ce3" office:value-type="float" office:value="0.2693">
            <text:p>0.2693</text:p>
          </table:table-cell>
          <table:table-cell table:style-name="ce3" office:value-type="float" office:value="0.2348">
            <text:p>0.2348</text:p>
          </table:table-cell>
          <table:table-cell table:style-name="ce3"/>
          <table:table-cell table:style-name="ce3" table:formula="of:=-0.0015*[.E35]+0.5385" office:value-type="float" office:value="0.4935">
            <text:p>0.4935</text:p>
          </table:table-cell>
          <table:table-cell table:style-name="ce3" table:number-columns-repeated="2"/>
          <table:table-cell table:style-name="ce3" table:formula="of:=0.0015*[.E35]+0.2266" office:value-type="float" office:value="0.2716">
            <text:p>0.271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-0.015">
            <text:p>-0.015</text:p>
          </table:table-cell>
          <table:table-cell table:style-name="ce3" table:number-columns-repeated="2"/>
          <table:table-cell table:style-name="ce3" office:value-type="float" office:value="0.015">
            <text:p>0.015</text:p>
          </table:table-cell>
          <table:table-cell table:style-name="ce3" table:formula="of:=SUM([.R35:.W35])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1095.4+124.1*([.A36]/10)-4.7*([.A36]/10)^2" office:value-type="float" office:value="1463.008">
            <text:p>1463.008</text:p>
          </table:table-cell>
          <table:table-cell table:formula="of:=1085.7+132.9*([.A36]/10)-5.1*([.A36]/10)^2" office:value-type="float" office:value="1478.604">
            <text:p>1478.604</text:p>
          </table:table-cell>
          <table:table-cell/>
          <table:table-cell office:value-type="float" office:value="31">
            <text:p>31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937">
            <text:p>0.4937</text:p>
          </table:table-cell>
          <table:table-cell table:number-columns-repeated="2" office:value-type="string">
            <text:p>NA</text:p>
          </table:table-cell>
          <table:table-cell office:value-type="float" office:value="0.2714">
            <text:p>0.2714</text:p>
          </table:table-cell>
          <table:table-cell office:value-type="float" office:value="0.2348">
            <text:p>0.2348</text:p>
          </table:table-cell>
          <table:table-cell/>
          <table:table-cell table:formula="of:=-0.0015*[.E36]+0.5385" office:value-type="float" office:value="0.492">
            <text:p>0.492</text:p>
          </table:table-cell>
          <table:table-cell table:number-columns-repeated="2"/>
          <table:table-cell table:formula="of:=0.0015*[.E36]+0.2266" office:value-type="float" office:value="0.2731">
            <text:p>0.273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36:.W36])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1095.4+124.1*([.A37]/10)-4.7*([.A37]/10)^2" office:value-type="float" office:value="1472.175">
            <text:p>1472.175</text:p>
          </table:table-cell>
          <table:table-cell table:formula="of:=1085.7+132.9*([.A37]/10)-5.1*([.A37]/10)^2" office:value-type="float" office:value="1488.375">
            <text:p>1488.375</text:p>
          </table:table-cell>
          <table:table-cell/>
          <table:table-cell office:value-type="float" office:value="32">
            <text:p>32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916">
            <text:p>0.4916</text:p>
          </table:table-cell>
          <table:table-cell table:number-columns-repeated="2" office:value-type="string">
            <text:p>NA</text:p>
          </table:table-cell>
          <table:table-cell office:value-type="float" office:value="0.2736">
            <text:p>0.2736</text:p>
          </table:table-cell>
          <table:table-cell office:value-type="float" office:value="0.2348">
            <text:p>0.2348</text:p>
          </table:table-cell>
          <table:table-cell/>
          <table:table-cell table:formula="of:=-0.0015*[.E37]+0.5385" office:value-type="float" office:value="0.4905">
            <text:p>0.4905</text:p>
          </table:table-cell>
          <table:table-cell table:number-columns-repeated="2"/>
          <table:table-cell table:formula="of:=0.0015*[.E37]+0.2266" office:value-type="float" office:value="0.2746">
            <text:p>0.274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37:.W37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1095.4+124.1*([.A38]/10)-4.7*([.A38]/10)^2" office:value-type="float" office:value="1481.248">
            <text:p>1481.248</text:p>
          </table:table-cell>
          <table:table-cell table:formula="of:=1085.7+132.9*([.A38]/10)-5.1*([.A38]/10)^2" office:value-type="float" office:value="1498.044">
            <text:p>1498.044</text:p>
          </table:table-cell>
          <table:table-cell/>
          <table:table-cell office:value-type="float" office:value="33">
            <text:p>33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895">
            <text:p>0.4895</text:p>
          </table:table-cell>
          <table:table-cell table:number-columns-repeated="2" office:value-type="string">
            <text:p>NA</text:p>
          </table:table-cell>
          <table:table-cell office:value-type="float" office:value="0.2757">
            <text:p>0.2757</text:p>
          </table:table-cell>
          <table:table-cell office:value-type="float" office:value="0.2348">
            <text:p>0.2348</text:p>
          </table:table-cell>
          <table:table-cell/>
          <table:table-cell table:formula="of:=-0.0015*[.E38]+0.5385" office:value-type="float" office:value="0.489">
            <text:p>0.489</text:p>
          </table:table-cell>
          <table:table-cell table:number-columns-repeated="2"/>
          <table:table-cell table:formula="of:=0.0015*[.E38]+0.2266" office:value-type="float" office:value="0.2761">
            <text:p>0.276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38:.W38])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1095.4+124.1*([.A39]/10)-4.7*([.A39]/10)^2" office:value-type="float" office:value="1490.227">
            <text:p>1490.227</text:p>
          </table:table-cell>
          <table:table-cell table:formula="of:=1085.7+132.9*([.A39]/10)-5.1*([.A39]/10)^2" office:value-type="float" office:value="1507.611">
            <text:p>1507.611</text:p>
          </table:table-cell>
          <table:table-cell/>
          <table:table-cell office:value-type="float" office:value="34">
            <text:p>34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874">
            <text:p>0.4874</text:p>
          </table:table-cell>
          <table:table-cell table:number-columns-repeated="2" office:value-type="string">
            <text:p>NA</text:p>
          </table:table-cell>
          <table:table-cell office:value-type="float" office:value="0.2777">
            <text:p>0.2777</text:p>
          </table:table-cell>
          <table:table-cell office:value-type="float" office:value="0.2348">
            <text:p>0.2348</text:p>
          </table:table-cell>
          <table:table-cell/>
          <table:table-cell table:formula="of:=-0.0015*[.E39]+0.5385" office:value-type="float" office:value="0.4875">
            <text:p>0.4875</text:p>
          </table:table-cell>
          <table:table-cell table:number-columns-repeated="2"/>
          <table:table-cell table:formula="of:=0.0015*[.E39]+0.2266" office:value-type="float" office:value="0.2776">
            <text:p>0.277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39:.W39])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1095.4+124.1*([.A40]/10)-4.7*([.A40]/10)^2" office:value-type="float" office:value="1499.112">
            <text:p>1499.112</text:p>
          </table:table-cell>
          <table:table-cell table:formula="of:=1085.7+132.9*([.A40]/10)-5.1*([.A40]/10)^2" office:value-type="float" office:value="1517.076">
            <text:p>1517.076</text:p>
          </table:table-cell>
          <table:table-cell/>
          <table:table-cell office:value-type="float" office:value="35">
            <text:p>35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854">
            <text:p>0.4854</text:p>
          </table:table-cell>
          <table:table-cell table:number-columns-repeated="2" office:value-type="string">
            <text:p>NA</text:p>
          </table:table-cell>
          <table:table-cell office:value-type="float" office:value="0.2798">
            <text:p>0.2798</text:p>
          </table:table-cell>
          <table:table-cell office:value-type="float" office:value="0.2348">
            <text:p>0.2348</text:p>
          </table:table-cell>
          <table:table-cell/>
          <table:table-cell table:formula="of:=-0.0015*[.E40]+0.5385" office:value-type="float" office:value="0.486">
            <text:p>0.486</text:p>
          </table:table-cell>
          <table:table-cell table:number-columns-repeated="2"/>
          <table:table-cell table:formula="of:=0.0015*[.E40]+0.2266" office:value-type="float" office:value="0.2791">
            <text:p>0.279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0:.W40])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1095.4+124.1*([.A41]/10)-4.7*([.A41]/10)^2" office:value-type="float" office:value="1507.903">
            <text:p>1507.903</text:p>
          </table:table-cell>
          <table:table-cell table:formula="of:=1085.7+132.9*([.A41]/10)-5.1*([.A41]/10)^2" office:value-type="float" office:value="1526.439">
            <text:p>1526.439</text:p>
          </table:table-cell>
          <table:table-cell/>
          <table:table-cell office:value-type="float" office:value="36">
            <text:p>36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834">
            <text:p>0.4834</text:p>
          </table:table-cell>
          <table:table-cell table:number-columns-repeated="2" office:value-type="string">
            <text:p>NA</text:p>
          </table:table-cell>
          <table:table-cell office:value-type="float" office:value="0.2817">
            <text:p>0.2817</text:p>
          </table:table-cell>
          <table:table-cell office:value-type="float" office:value="0.2348">
            <text:p>0.2348</text:p>
          </table:table-cell>
          <table:table-cell/>
          <table:table-cell table:formula="of:=-0.0015*[.E41]+0.5385" office:value-type="float" office:value="0.4845">
            <text:p>0.4845</text:p>
          </table:table-cell>
          <table:table-cell table:number-columns-repeated="2"/>
          <table:table-cell table:formula="of:=0.0015*[.E41]+0.2266" office:value-type="float" office:value="0.2806">
            <text:p>0.280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1:.W41])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1095.4+124.1*([.A42]/10)-4.7*([.A42]/10)^2" office:value-type="float" office:value="1516.6">
            <text:p>1516.6</text:p>
          </table:table-cell>
          <table:table-cell table:formula="of:=1085.7+132.9*([.A42]/10)-5.1*([.A42]/10)^2" office:value-type="float" office:value="1535.7">
            <text:p>1535.7</text:p>
          </table:table-cell>
          <table:table-cell/>
          <table:table-cell office:value-type="float" office:value="37">
            <text:p>37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815">
            <text:p>0.4815</text:p>
          </table:table-cell>
          <table:table-cell table:number-columns-repeated="2" office:value-type="string">
            <text:p>NA</text:p>
          </table:table-cell>
          <table:table-cell office:value-type="float" office:value="0.2837">
            <text:p>0.2837</text:p>
          </table:table-cell>
          <table:table-cell office:value-type="float" office:value="0.2348">
            <text:p>0.2348</text:p>
          </table:table-cell>
          <table:table-cell/>
          <table:table-cell table:formula="of:=-0.0015*[.E42]+0.5385" office:value-type="float" office:value="0.483">
            <text:p>0.483</text:p>
          </table:table-cell>
          <table:table-cell table:number-columns-repeated="2"/>
          <table:table-cell table:formula="of:=0.0015*[.E42]+0.2266" office:value-type="float" office:value="0.2821">
            <text:p>0.282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2:.W42])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1095.4+124.1*([.A43]/10)-4.7*([.A43]/10)^2" office:value-type="float" office:value="1525.203">
            <text:p>1525.203</text:p>
          </table:table-cell>
          <table:table-cell table:formula="of:=1085.7+132.9*([.A43]/10)-5.1*([.A43]/10)^2" office:value-type="float" office:value="1544.859">
            <text:p>1544.859</text:p>
          </table:table-cell>
          <table:table-cell/>
          <table:table-cell office:value-type="float" office:value="38">
            <text:p>38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796">
            <text:p>0.4796</text:p>
          </table:table-cell>
          <table:table-cell table:number-columns-repeated="2" office:value-type="string">
            <text:p>NA</text:p>
          </table:table-cell>
          <table:table-cell office:value-type="float" office:value="0.2855">
            <text:p>0.2855</text:p>
          </table:table-cell>
          <table:table-cell office:value-type="float" office:value="0.2348">
            <text:p>0.2348</text:p>
          </table:table-cell>
          <table:table-cell/>
          <table:table-cell table:formula="of:=-0.0015*[.E43]+0.5385" office:value-type="float" office:value="0.4815">
            <text:p>0.4815</text:p>
          </table:table-cell>
          <table:table-cell table:number-columns-repeated="2"/>
          <table:table-cell table:formula="of:=0.0015*[.E43]+0.2266" office:value-type="float" office:value="0.2836">
            <text:p>0.283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3:.W43])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1095.4+124.1*([.A44]/10)-4.7*([.A44]/10)^2" office:value-type="float" office:value="1533.712">
            <text:p>1533.712</text:p>
          </table:table-cell>
          <table:table-cell table:formula="of:=1085.7+132.9*([.A44]/10)-5.1*([.A44]/10)^2" office:value-type="float" office:value="1553.916">
            <text:p>1553.916</text:p>
          </table:table-cell>
          <table:table-cell/>
          <table:table-cell office:value-type="float" office:value="39">
            <text:p>39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778">
            <text:p>0.4778</text:p>
          </table:table-cell>
          <table:table-cell table:number-columns-repeated="2" office:value-type="string">
            <text:p>NA</text:p>
          </table:table-cell>
          <table:table-cell office:value-type="float" office:value="0.2874">
            <text:p>0.2874</text:p>
          </table:table-cell>
          <table:table-cell office:value-type="float" office:value="0.2348">
            <text:p>0.2348</text:p>
          </table:table-cell>
          <table:table-cell/>
          <table:table-cell table:formula="of:=-0.0015*[.E44]+0.5385" office:value-type="float" office:value="0.48">
            <text:p>0.48</text:p>
          </table:table-cell>
          <table:table-cell table:number-columns-repeated="2"/>
          <table:table-cell table:formula="of:=0.0015*[.E44]+0.2266" office:value-type="float" office:value="0.2851">
            <text:p>0.285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4:.W44])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1095.4+124.1*([.A45]/10)-4.7*([.A45]/10)^2" office:value-type="float" office:value="1542.127">
            <text:p>1542.127</text:p>
          </table:table-cell>
          <table:table-cell table:formula="of:=1085.7+132.9*([.A45]/10)-5.1*([.A45]/10)^2" office:value-type="float" office:value="1562.871">
            <text:p>1562.871</text:p>
          </table:table-cell>
          <table:table-cell/>
          <table:table-cell office:value-type="float" office:value="40">
            <text:p>40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76">
            <text:p>0.476</text:p>
          </table:table-cell>
          <table:table-cell table:number-columns-repeated="2" office:value-type="string">
            <text:p>NA</text:p>
          </table:table-cell>
          <table:table-cell office:value-type="float" office:value="0.2892">
            <text:p>0.2892</text:p>
          </table:table-cell>
          <table:table-cell office:value-type="float" office:value="0.2348">
            <text:p>0.2348</text:p>
          </table:table-cell>
          <table:table-cell/>
          <table:table-cell table:formula="of:=-0.0015*[.E45]+0.5385" office:value-type="float" office:value="0.4785">
            <text:p>0.4785</text:p>
          </table:table-cell>
          <table:table-cell table:number-columns-repeated="2"/>
          <table:table-cell table:formula="of:=0.0015*[.E45]+0.2266" office:value-type="float" office:value="0.2866">
            <text:p>0.286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5:.W45])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1095.4+124.1*([.A46]/10)-4.7*([.A46]/10)^2" office:value-type="float" office:value="1550.448">
            <text:p>1550.448</text:p>
          </table:table-cell>
          <table:table-cell table:formula="of:=1085.7+132.9*([.A46]/10)-5.1*([.A46]/10)^2" office:value-type="float" office:value="1571.724">
            <text:p>1571.724</text:p>
          </table:table-cell>
          <table:table-cell/>
          <table:table-cell office:value-type="float" office:value="41">
            <text:p>41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743">
            <text:p>0.4743</text:p>
          </table:table-cell>
          <table:table-cell table:number-columns-repeated="2" office:value-type="string">
            <text:p>NA</text:p>
          </table:table-cell>
          <table:table-cell office:value-type="float" office:value="0.2909">
            <text:p>0.2909</text:p>
          </table:table-cell>
          <table:table-cell office:value-type="float" office:value="0.2348">
            <text:p>0.2348</text:p>
          </table:table-cell>
          <table:table-cell/>
          <table:table-cell table:formula="of:=-0.0015*[.E46]+0.5385" office:value-type="float" office:value="0.477">
            <text:p>0.477</text:p>
          </table:table-cell>
          <table:table-cell table:number-columns-repeated="2"/>
          <table:table-cell table:formula="of:=0.0015*[.E46]+0.2266" office:value-type="float" office:value="0.2881">
            <text:p>0.288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6:.W46])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1095.4+124.1*([.A47]/10)-4.7*([.A47]/10)^2" office:value-type="float" office:value="1558.675">
            <text:p>1558.675</text:p>
          </table:table-cell>
          <table:table-cell table:formula="of:=1085.7+132.9*([.A47]/10)-5.1*([.A47]/10)^2" office:value-type="float" office:value="1580.475">
            <text:p>1580.475</text:p>
          </table:table-cell>
          <table:table-cell/>
          <table:table-cell office:value-type="float" office:value="42">
            <text:p>42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726">
            <text:p>0.4726</text:p>
          </table:table-cell>
          <table:table-cell table:number-columns-repeated="2" office:value-type="string">
            <text:p>NA</text:p>
          </table:table-cell>
          <table:table-cell office:value-type="float" office:value="0.2926">
            <text:p>0.2926</text:p>
          </table:table-cell>
          <table:table-cell office:value-type="float" office:value="0.2348">
            <text:p>0.2348</text:p>
          </table:table-cell>
          <table:table-cell/>
          <table:table-cell table:formula="of:=-0.0015*[.E47]+0.5385" office:value-type="float" office:value="0.4755">
            <text:p>0.4755</text:p>
          </table:table-cell>
          <table:table-cell table:number-columns-repeated="2"/>
          <table:table-cell table:formula="of:=0.0015*[.E47]+0.2266" office:value-type="float" office:value="0.2896">
            <text:p>0.289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7:.W47])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1095.4+124.1*([.A48]/10)-4.7*([.A48]/10)^2" office:value-type="float" office:value="1566.808">
            <text:p>1566.808</text:p>
          </table:table-cell>
          <table:table-cell table:formula="of:=1085.7+132.9*([.A48]/10)-5.1*([.A48]/10)^2" office:value-type="float" office:value="1589.124">
            <text:p>1589.124</text:p>
          </table:table-cell>
          <table:table-cell/>
          <table:table-cell office:value-type="float" office:value="43">
            <text:p>43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709">
            <text:p>0.4709</text:p>
          </table:table-cell>
          <table:table-cell table:number-columns-repeated="2" office:value-type="string">
            <text:p>NA</text:p>
          </table:table-cell>
          <table:table-cell office:value-type="float" office:value="0.2942">
            <text:p>0.2942</text:p>
          </table:table-cell>
          <table:table-cell office:value-type="float" office:value="0.2348">
            <text:p>0.2348</text:p>
          </table:table-cell>
          <table:table-cell/>
          <table:table-cell table:formula="of:=-0.0015*[.E48]+0.5385" office:value-type="float" office:value="0.474">
            <text:p>0.474</text:p>
          </table:table-cell>
          <table:table-cell table:number-columns-repeated="2"/>
          <table:table-cell table:formula="of:=0.0015*[.E48]+0.2266" office:value-type="float" office:value="0.2911">
            <text:p>0.291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8:.W48])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1095.4+124.1*([.A49]/10)-4.7*([.A49]/10)^2" office:value-type="float" office:value="1574.847">
            <text:p>1574.847</text:p>
          </table:table-cell>
          <table:table-cell table:formula="of:=1085.7+132.9*([.A49]/10)-5.1*([.A49]/10)^2" office:value-type="float" office:value="1597.671">
            <text:p>1597.671</text:p>
          </table:table-cell>
          <table:table-cell/>
          <table:table-cell office:value-type="float" office:value="44">
            <text:p>44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694">
            <text:p>0.4694</text:p>
          </table:table-cell>
          <table:table-cell table:number-columns-repeated="2" office:value-type="string">
            <text:p>NA</text:p>
          </table:table-cell>
          <table:table-cell office:value-type="float" office:value="0.2958">
            <text:p>0.2958</text:p>
          </table:table-cell>
          <table:table-cell office:value-type="float" office:value="0.2348">
            <text:p>0.2348</text:p>
          </table:table-cell>
          <table:table-cell/>
          <table:table-cell table:formula="of:=-0.0015*[.E49]+0.5385" office:value-type="float" office:value="0.4725">
            <text:p>0.4725</text:p>
          </table:table-cell>
          <table:table-cell table:number-columns-repeated="2"/>
          <table:table-cell table:formula="of:=0.0015*[.E49]+0.2266" office:value-type="float" office:value="0.2926">
            <text:p>0.292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49:.W49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1095.4+124.1*([.A50]/10)-4.7*([.A50]/10)^2" office:value-type="float" office:value="1582.792">
            <text:p>1582.792</text:p>
          </table:table-cell>
          <table:table-cell table:formula="of:=1085.7+132.9*([.A50]/10)-5.1*([.A50]/10)^2" office:value-type="float" office:value="1606.116">
            <text:p>1606.116</text:p>
          </table:table-cell>
          <table:table-cell/>
          <table:table-cell office:value-type="float" office:value="45">
            <text:p>45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678">
            <text:p>0.4678</text:p>
          </table:table-cell>
          <table:table-cell table:number-columns-repeated="2" office:value-type="string">
            <text:p>NA</text:p>
          </table:table-cell>
          <table:table-cell office:value-type="float" office:value="0.2974">
            <text:p>0.2974</text:p>
          </table:table-cell>
          <table:table-cell office:value-type="float" office:value="0.2348">
            <text:p>0.2348</text:p>
          </table:table-cell>
          <table:table-cell/>
          <table:table-cell table:formula="of:=-0.0015*[.E50]+0.5385" office:value-type="float" office:value="0.471">
            <text:p>0.471</text:p>
          </table:table-cell>
          <table:table-cell table:number-columns-repeated="2"/>
          <table:table-cell table:formula="of:=0.0015*[.E50]+0.2266" office:value-type="float" office:value="0.2941">
            <text:p>0.294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0:.W50])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1095.4+124.1*([.A51]/10)-4.7*([.A51]/10)^2" office:value-type="float" office:value="1590.643">
            <text:p>1590.643</text:p>
          </table:table-cell>
          <table:table-cell table:formula="of:=1085.7+132.9*([.A51]/10)-5.1*([.A51]/10)^2" office:value-type="float" office:value="1614.459">
            <text:p>1614.459</text:p>
          </table:table-cell>
          <table:table-cell/>
          <table:table-cell office:value-type="float" office:value="46">
            <text:p>46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663">
            <text:p>0.4663</text:p>
          </table:table-cell>
          <table:table-cell table:number-columns-repeated="2" office:value-type="string">
            <text:p>NA</text:p>
          </table:table-cell>
          <table:table-cell office:value-type="float" office:value="0.2989">
            <text:p>0.2989</text:p>
          </table:table-cell>
          <table:table-cell office:value-type="float" office:value="0.2348">
            <text:p>0.2348</text:p>
          </table:table-cell>
          <table:table-cell/>
          <table:table-cell table:formula="of:=-0.0015*[.E51]+0.5385" office:value-type="float" office:value="0.4695">
            <text:p>0.4695</text:p>
          </table:table-cell>
          <table:table-cell table:number-columns-repeated="2"/>
          <table:table-cell table:formula="of:=0.0015*[.E51]+0.2266" office:value-type="float" office:value="0.2956">
            <text:p>0.295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1:.W51])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1095.4+124.1*([.A52]/10)-4.7*([.A52]/10)^2" office:value-type="float" office:value="1598.4">
            <text:p>1598.4</text:p>
          </table:table-cell>
          <table:table-cell table:formula="of:=1085.7+132.9*([.A52]/10)-5.1*([.A52]/10)^2" office:value-type="float" office:value="1622.7">
            <text:p>1622.7</text:p>
          </table:table-cell>
          <table:table-cell/>
          <table:table-cell office:value-type="float" office:value="47">
            <text:p>47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649">
            <text:p>0.4649</text:p>
          </table:table-cell>
          <table:table-cell table:number-columns-repeated="2" office:value-type="string">
            <text:p>NA</text:p>
          </table:table-cell>
          <table:table-cell office:value-type="float" office:value="0.3003">
            <text:p>0.3003</text:p>
          </table:table-cell>
          <table:table-cell office:value-type="float" office:value="0.2348">
            <text:p>0.2348</text:p>
          </table:table-cell>
          <table:table-cell/>
          <table:table-cell table:formula="of:=-0.0015*[.E52]+0.5385" office:value-type="float" office:value="0.468">
            <text:p>0.468</text:p>
          </table:table-cell>
          <table:table-cell table:number-columns-repeated="2"/>
          <table:table-cell table:formula="of:=0.0015*[.E52]+0.2266" office:value-type="float" office:value="0.2971">
            <text:p>0.297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2:.W52])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1095.4+124.1*([.A53]/10)-4.7*([.A53]/10)^2" office:value-type="float" office:value="1606.063">
            <text:p>1606.063</text:p>
          </table:table-cell>
          <table:table-cell table:formula="of:=1085.7+132.9*([.A53]/10)-5.1*([.A53]/10)^2" office:value-type="float" office:value="1630.839">
            <text:p>1630.839</text:p>
          </table:table-cell>
          <table:table-cell/>
          <table:table-cell office:value-type="float" office:value="48">
            <text:p>48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634">
            <text:p>0.4634</text:p>
          </table:table-cell>
          <table:table-cell table:number-columns-repeated="2" office:value-type="string">
            <text:p>NA</text:p>
          </table:table-cell>
          <table:table-cell office:value-type="float" office:value="0.3017">
            <text:p>0.3017</text:p>
          </table:table-cell>
          <table:table-cell office:value-type="float" office:value="0.2348">
            <text:p>0.2348</text:p>
          </table:table-cell>
          <table:table-cell/>
          <table:table-cell table:formula="of:=-0.0015*[.E53]+0.5385" office:value-type="float" office:value="0.4665">
            <text:p>0.4665</text:p>
          </table:table-cell>
          <table:table-cell table:number-columns-repeated="2"/>
          <table:table-cell table:formula="of:=0.0015*[.E53]+0.2266" office:value-type="float" office:value="0.2986">
            <text:p>0.298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3:.W53])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1095.4+124.1*([.A54]/10)-4.7*([.A54]/10)^2" office:value-type="float" office:value="1613.632">
            <text:p>1613.632</text:p>
          </table:table-cell>
          <table:table-cell table:formula="of:=1085.7+132.9*([.A54]/10)-5.1*([.A54]/10)^2" office:value-type="float" office:value="1638.876">
            <text:p>1638.876</text:p>
          </table:table-cell>
          <table:table-cell/>
          <table:table-cell office:value-type="float" office:value="49">
            <text:p>49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621">
            <text:p>0.4621</text:p>
          </table:table-cell>
          <table:table-cell table:number-columns-repeated="2" office:value-type="string">
            <text:p>NA</text:p>
          </table:table-cell>
          <table:table-cell office:value-type="float" office:value="0.3031">
            <text:p>0.3031</text:p>
          </table:table-cell>
          <table:table-cell office:value-type="float" office:value="0.2348">
            <text:p>0.2348</text:p>
          </table:table-cell>
          <table:table-cell/>
          <table:table-cell table:formula="of:=-0.0015*[.E54]+0.5385" office:value-type="float" office:value="0.465">
            <text:p>0.465</text:p>
          </table:table-cell>
          <table:table-cell table:number-columns-repeated="2"/>
          <table:table-cell table:formula="of:=0.0015*[.E54]+0.2266" office:value-type="float" office:value="0.3001">
            <text:p>0.300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4:.W54])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1095.4+124.1*([.A55]/10)-4.7*([.A55]/10)^2" office:value-type="float" office:value="1621.107">
            <text:p>1621.107</text:p>
          </table:table-cell>
          <table:table-cell table:formula="of:=1085.7+132.9*([.A55]/10)-5.1*([.A55]/10)^2" office:value-type="float" office:value="1646.811">
            <text:p>1646.811</text:p>
          </table:table-cell>
          <table:table-cell/>
          <table:table-cell office:value-type="float" office:value="50">
            <text:p>50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608">
            <text:p>0.4608</text:p>
          </table:table-cell>
          <table:table-cell table:number-columns-repeated="2" office:value-type="string">
            <text:p>NA</text:p>
          </table:table-cell>
          <table:table-cell office:value-type="float" office:value="0.3044">
            <text:p>0.3044</text:p>
          </table:table-cell>
          <table:table-cell office:value-type="float" office:value="0.2348">
            <text:p>0.2348</text:p>
          </table:table-cell>
          <table:table-cell/>
          <table:table-cell table:formula="of:=-0.0015*[.E55]+0.5385" office:value-type="float" office:value="0.4635">
            <text:p>0.4635</text:p>
          </table:table-cell>
          <table:table-cell table:number-columns-repeated="2"/>
          <table:table-cell table:formula="of:=0.0015*[.E55]+0.2266" office:value-type="float" office:value="0.3016">
            <text:p>0.301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5:.W55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1095.4+124.1*([.A56]/10)-4.7*([.A56]/10)^2" office:value-type="float" office:value="1628.488">
            <text:p>1628.488</text:p>
          </table:table-cell>
          <table:table-cell table:formula="of:=1085.7+132.9*([.A56]/10)-5.1*([.A56]/10)^2" office:value-type="float" office:value="1654.644">
            <text:p>1654.644</text:p>
          </table:table-cell>
          <table:table-cell/>
          <table:table-cell office:value-type="float" office:value="51">
            <text:p>51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595">
            <text:p>0.4595</text:p>
          </table:table-cell>
          <table:table-cell table:number-columns-repeated="2" office:value-type="string">
            <text:p>NA</text:p>
          </table:table-cell>
          <table:table-cell office:value-type="float" office:value="0.3057">
            <text:p>0.3057</text:p>
          </table:table-cell>
          <table:table-cell office:value-type="float" office:value="0.2348">
            <text:p>0.2348</text:p>
          </table:table-cell>
          <table:table-cell/>
          <table:table-cell table:formula="of:=-0.0015*[.E56]+0.5385" office:value-type="float" office:value="0.462">
            <text:p>0.462</text:p>
          </table:table-cell>
          <table:table-cell table:number-columns-repeated="2"/>
          <table:table-cell table:formula="of:=0.0015*[.E56]+0.2266" office:value-type="float" office:value="0.3031">
            <text:p>0.303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6:.W56])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1095.4+124.1*([.A57]/10)-4.7*([.A57]/10)^2" office:value-type="float" office:value="1635.775">
            <text:p>1635.775</text:p>
          </table:table-cell>
          <table:table-cell table:formula="of:=1085.7+132.9*([.A57]/10)-5.1*([.A57]/10)^2" office:value-type="float" office:value="1662.375">
            <text:p>1662.375</text:p>
          </table:table-cell>
          <table:table-cell/>
          <table:table-cell office:value-type="float" office:value="52">
            <text:p>52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583">
            <text:p>0.4583</text:p>
          </table:table-cell>
          <table:table-cell table:number-columns-repeated="2" office:value-type="string">
            <text:p>NA</text:p>
          </table:table-cell>
          <table:table-cell office:value-type="float" office:value="0.3069">
            <text:p>0.3069</text:p>
          </table:table-cell>
          <table:table-cell office:value-type="float" office:value="0.2348">
            <text:p>0.2348</text:p>
          </table:table-cell>
          <table:table-cell/>
          <table:table-cell table:formula="of:=-0.0015*[.E57]+0.5385" office:value-type="float" office:value="0.4605">
            <text:p>0.4605</text:p>
          </table:table-cell>
          <table:table-cell table:number-columns-repeated="2"/>
          <table:table-cell table:formula="of:=0.0015*[.E57]+0.2266" office:value-type="float" office:value="0.3046">
            <text:p>0.304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7:.W57])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1095.4+124.1*([.A58]/10)-4.7*([.A58]/10)^2" office:value-type="float" office:value="1642.968">
            <text:p>1642.968</text:p>
          </table:table-cell>
          <table:table-cell table:formula="of:=1085.7+132.9*([.A58]/10)-5.1*([.A58]/10)^2" office:value-type="float" office:value="1670.004">
            <text:p>1670.004</text:p>
          </table:table-cell>
          <table:table-cell/>
          <table:table-cell office:value-type="float" office:value="53">
            <text:p>53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571">
            <text:p>0.4571</text:p>
          </table:table-cell>
          <table:table-cell table:number-columns-repeated="2" office:value-type="string">
            <text:p>NA</text:p>
          </table:table-cell>
          <table:table-cell office:value-type="float" office:value="0.3081">
            <text:p>0.3081</text:p>
          </table:table-cell>
          <table:table-cell office:value-type="float" office:value="0.2348">
            <text:p>0.2348</text:p>
          </table:table-cell>
          <table:table-cell/>
          <table:table-cell table:formula="of:=-0.0015*[.E58]+0.5385" office:value-type="float" office:value="0.459">
            <text:p>0.459</text:p>
          </table:table-cell>
          <table:table-cell table:number-columns-repeated="2"/>
          <table:table-cell table:formula="of:=0.0015*[.E58]+0.2266" office:value-type="float" office:value="0.3061">
            <text:p>0.306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8:.W58])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1095.4+124.1*([.A59]/10)-4.7*([.A59]/10)^2" office:value-type="float" office:value="1650.067">
            <text:p>1650.067</text:p>
          </table:table-cell>
          <table:table-cell table:formula="of:=1085.7+132.9*([.A59]/10)-5.1*([.A59]/10)^2" office:value-type="float" office:value="1677.531">
            <text:p>1677.531</text:p>
          </table:table-cell>
          <table:table-cell/>
          <table:table-cell office:value-type="float" office:value="54">
            <text:p>54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559">
            <text:p>0.4559</text:p>
          </table:table-cell>
          <table:table-cell table:number-columns-repeated="2" office:value-type="string">
            <text:p>NA</text:p>
          </table:table-cell>
          <table:table-cell office:value-type="float" office:value="0.3092">
            <text:p>0.3092</text:p>
          </table:table-cell>
          <table:table-cell office:value-type="float" office:value="0.2348">
            <text:p>0.2348</text:p>
          </table:table-cell>
          <table:table-cell/>
          <table:table-cell table:formula="of:=-0.0015*[.E59]+0.5385" office:value-type="float" office:value="0.4575">
            <text:p>0.4575</text:p>
          </table:table-cell>
          <table:table-cell table:number-columns-repeated="2"/>
          <table:table-cell table:formula="of:=0.0015*[.E59]+0.2266" office:value-type="float" office:value="0.3076">
            <text:p>0.307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59:.W59])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1095.4+124.1*([.A60]/10)-4.7*([.A60]/10)^2" office:value-type="float" office:value="1657.072">
            <text:p>1657.072</text:p>
          </table:table-cell>
          <table:table-cell table:formula="of:=1085.7+132.9*([.A60]/10)-5.1*([.A60]/10)^2" office:value-type="float" office:value="1684.956">
            <text:p>1684.956</text:p>
          </table:table-cell>
          <table:table-cell/>
          <table:table-cell office:value-type="float" office:value="55">
            <text:p>55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548">
            <text:p>0.4548</text:p>
          </table:table-cell>
          <table:table-cell table:number-columns-repeated="2" office:value-type="string">
            <text:p>NA</text:p>
          </table:table-cell>
          <table:table-cell office:value-type="float" office:value="0.3104">
            <text:p>0.3104</text:p>
          </table:table-cell>
          <table:table-cell office:value-type="float" office:value="0.2348">
            <text:p>0.2348</text:p>
          </table:table-cell>
          <table:table-cell/>
          <table:table-cell table:formula="of:=-0.0015*[.E60]+0.5385" office:value-type="float" office:value="0.456">
            <text:p>0.456</text:p>
          </table:table-cell>
          <table:table-cell table:number-columns-repeated="2"/>
          <table:table-cell table:formula="of:=0.0015*[.E60]+0.2266" office:value-type="float" office:value="0.3091">
            <text:p>0.309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60:.W60])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1095.4+124.1*([.A61]/10)-4.7*([.A61]/10)^2" office:value-type="float" office:value="1663.983">
            <text:p>1663.983</text:p>
          </table:table-cell>
          <table:table-cell table:formula="of:=1085.7+132.9*([.A61]/10)-5.1*([.A61]/10)^2" office:value-type="float" office:value="1692.279">
            <text:p>1692.279</text:p>
          </table:table-cell>
          <table:table-cell/>
          <table:table-cell office:value-type="float" office:value="56">
            <text:p>56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538">
            <text:p>0.4538</text:p>
          </table:table-cell>
          <table:table-cell table:number-columns-repeated="2" office:value-type="string">
            <text:p>NA</text:p>
          </table:table-cell>
          <table:table-cell office:value-type="float" office:value="0.3114">
            <text:p>0.3114</text:p>
          </table:table-cell>
          <table:table-cell office:value-type="float" office:value="0.2348">
            <text:p>0.2348</text:p>
          </table:table-cell>
          <table:table-cell/>
          <table:table-cell table:formula="of:=-0.0015*[.E61]+0.5385" office:value-type="float" office:value="0.4545">
            <text:p>0.4545</text:p>
          </table:table-cell>
          <table:table-cell table:number-columns-repeated="2"/>
          <table:table-cell table:formula="of:=0.0015*[.E61]+0.2266" office:value-type="float" office:value="0.3106">
            <text:p>0.310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61:.W61])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1095.4+124.1*([.A62]/10)-4.7*([.A62]/10)^2" office:value-type="float" office:value="1670.8">
            <text:p>1670.8</text:p>
          </table:table-cell>
          <table:table-cell table:formula="of:=1085.7+132.9*([.A62]/10)-5.1*([.A62]/10)^2" office:value-type="float" office:value="1699.5">
            <text:p>1699.5</text:p>
          </table:table-cell>
          <table:table-cell/>
          <table:table-cell office:value-type="float" office:value="57">
            <text:p>57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527">
            <text:p>0.4527</text:p>
          </table:table-cell>
          <table:table-cell table:number-columns-repeated="2" office:value-type="string">
            <text:p>NA</text:p>
          </table:table-cell>
          <table:table-cell office:value-type="float" office:value="0.3125">
            <text:p>0.3125</text:p>
          </table:table-cell>
          <table:table-cell office:value-type="float" office:value="0.2348">
            <text:p>0.2348</text:p>
          </table:table-cell>
          <table:table-cell/>
          <table:table-cell table:formula="of:=-0.0015*[.E62]+0.5385" office:value-type="float" office:value="0.453">
            <text:p>0.453</text:p>
          </table:table-cell>
          <table:table-cell table:number-columns-repeated="2"/>
          <table:table-cell table:formula="of:=0.0015*[.E62]+0.2266" office:value-type="float" office:value="0.3121">
            <text:p>0.312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62:.W62])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517">
            <text:p>0.4517</text:p>
          </table:table-cell>
          <table:table-cell table:number-columns-repeated="2" office:value-type="string">
            <text:p>NA</text:p>
          </table:table-cell>
          <table:table-cell office:value-type="float" office:value="0.3134">
            <text:p>0.3134</text:p>
          </table:table-cell>
          <table:table-cell office:value-type="float" office:value="0.2348">
            <text:p>0.2348</text:p>
          </table:table-cell>
          <table:table-cell/>
          <table:table-cell table:formula="of:=-0.0015*[.E63]+0.5385" office:value-type="float" office:value="0.4515">
            <text:p>0.4515</text:p>
          </table:table-cell>
          <table:table-cell table:number-columns-repeated="2"/>
          <table:table-cell table:formula="of:=0.0015*[.E63]+0.2266" office:value-type="float" office:value="0.3136">
            <text:p>0.3136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63:.W63])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 office:value-type="float" office:value="0.2348">
            <text:p>0.2348</text:p>
          </table:table-cell>
          <table:table-cell office:value-type="string">
            <text:p>NA</text:p>
          </table:table-cell>
          <table:table-cell office:value-type="float" office:value="0.4508">
            <text:p>0.4508</text:p>
          </table:table-cell>
          <table:table-cell table:number-columns-repeated="2" office:value-type="string">
            <text:p>NA</text:p>
          </table:table-cell>
          <table:table-cell office:value-type="float" office:value="0.3144">
            <text:p>0.3144</text:p>
          </table:table-cell>
          <table:table-cell office:value-type="float" office:value="0.2348">
            <text:p>0.2348</text:p>
          </table:table-cell>
          <table:table-cell/>
          <table:table-cell table:formula="of:=-0.0015*[.E64]+0.5385" office:value-type="float" office:value="0.45">
            <text:p>0.45</text:p>
          </table:table-cell>
          <table:table-cell table:number-columns-repeated="2"/>
          <table:table-cell table:formula="of:=0.0015*[.E64]+0.2266" office:value-type="float" office:value="0.3151">
            <text:p>0.3151</text:p>
          </table:table-cell>
          <table:table-cell office:value-type="float" office:value="0">
            <text:p>0</text:p>
          </table:table-cell>
          <table:table-cell/>
          <table:table-cell office:value-type="float" office:value="-0.015">
            <text:p>-0.015</text:p>
          </table:table-cell>
          <table:table-cell table:number-columns-repeated="2"/>
          <table:table-cell office:value-type="float" office:value="0.015">
            <text:p>0.015</text:p>
          </table:table-cell>
          <table:table-cell table:formula="of:=SUM([.R64:.W64])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style-name="ce5" office:value-type="float" office:value="60">
            <text:p>60</text:p>
          </table:table-cell>
          <table:table-cell table:style-name="ce5" office:value-type="float" office:value="0.2348">
            <text:p>0.2348</text:p>
          </table:table-cell>
          <table:table-cell table:style-name="ce5" office:value-type="string">
            <text:p>NA</text:p>
          </table:table-cell>
          <table:table-cell table:style-name="ce5" office:value-type="float" office:value="0.4499">
            <text:p>0.4499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0.3153">
            <text:p>0.3153</text:p>
          </table:table-cell>
          <table:table-cell table:style-name="ce5" office:value-type="float" office:value="0.2348">
            <text:p>0.2348</text:p>
          </table:table-cell>
          <table:table-cell table:style-name="ce5"/>
          <table:table-cell table:style-name="ce5" table:formula="of:=-0.0015*[.E65]+0.5385" office:value-type="float" office:value="0.4485">
            <text:p>0.4485</text:p>
          </table:table-cell>
          <table:table-cell table:style-name="ce5" table:number-columns-repeated="2"/>
          <table:table-cell table:style-name="ce5" table:formula="of:=0.0015*[.E65]+0.2266" office:value-type="float" office:value="0.3166">
            <text:p>0.3166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-0.015">
            <text:p>-0.015</text:p>
          </table:table-cell>
          <table:table-cell table:style-name="ce5" table:number-columns-repeated="2"/>
          <table:table-cell table:style-name="ce5" office:value-type="float" office:value="0.015">
            <text:p>0.015</text:p>
          </table:table-cell>
          <table:table-cell table:style-name="ce5" table:formula="of:=SUM([.R65:.W65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2T13:34:27</dc:date>
    <dc:creator>Lucy </dc:creator>
    <meta:generator>LibreOffice/3.5$Linux_X86_64 LibreOffice_project/350m1$Build-2</meta:generator>
    <meta:editing-duration>PT1H17M5S</meta:editing-duration>
    <meta:editing-cycles>4</meta:editing-cycles>
    <meta:document-statistic meta:table-count="3" meta:cell-count="748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00" chart:maximum="1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12.096cm" xlink:href=".." xlink:type="simple" chart:class="chart:scatter" chart:style-name="ch1">
        <chart:title svg:x="6.699cm" svg:y="0.377cm" chart:style-name="ch2">
          <text:p>KG1 melting</text:p>
        </chart:title>
        <chart:legend chart:legend-position="end" svg:x="11.983cm" svg:y="5.002cm" style:legend-expansion="high" chart:style-name="ch3"/>
        <chart:plot-area chart:style-name="ch4" table:cell-range-address="Sheet1.B2:Sheet1.C65 Sheet1.AV1:Sheet1.AW1 Sheet3.B1:Sheet3.C62 Sheet1.C66:Sheet1.C134" chart:data-source-has-labels="row" svg:x="1.33cm" svg:y="1.879cm" svg:width="10.015cm" svg:height="8.995cm">
          <chartooo:coordinate-region svg:x="2.322cm" svg:y="2.078cm" svg:width="8.836cm" svg:height="8.149cm"/>
          <chart:axis chart:dimension="x" chart:name="primary-x" chart:style-name="ch5">
            <chart:title svg:x="5.817cm" svg:y="11.115cm" chart:style-name="ch6">
              <text:p>P/GPa</text:p>
            </chart:title>
          </chart:axis>
          <chart:axis chart:dimension="y" chart:name="primary-y" chart:style-name="ch7">
            <chart:title svg:x="0.451cm" svg:y="6.949cm" chart:style-name="ch8">
              <text:p>T'degC</text:p>
            </chart:title>
          </chart:axis>
          <chart:series chart:style-name="ch9" chart:values-cell-range-address="Sheet1.C2:Sheet1.C65" chart:label-cell-address="Sheet1.AV1:Sheet1.AV1" chart:class="chart:scatter">
            <chart:domain table:cell-range-address="Sheet1.B2:Sheet1.B65"/>
            <chart:data-point chart:repeated="64"/>
          </chart:series>
          <chart:series chart:style-name="ch10" chart:values-cell-range-address="Sheet3.C2:Sheet3.C62" chart:label-cell-address="Sheet3.C1:Sheet3.C1" chart:class="chart:scatter">
            <chart:domain table:cell-range-address="Sheet3.A2:Sheet3.A62"/>
            <chart:data-point chart:repeated="61"/>
          </chart:series>
          <chart:series chart:style-name="ch11" chart:values-cell-range-address="Sheet3.B2:Sheet3.B62" chart:label-cell-address="Sheet3.B1:Sheet3.B1" chart:class="chart:scatter">
            <chart:domain table:cell-range-address="Sheet3.A2:Sheet3.A62"/>
            <chart:data-point chart:repeated="61"/>
          </chart:series>
          <chart:series chart:style-name="ch12" chart:values-cell-range-address="Sheet1.C66:Sheet1.C134" chart:label-cell-address="Sheet1.AW1:Sheet1.AW1" chart:class="chart:scatter">
            <chart:domain table:cell-range-address="Sheet1.B66:Sheet1.B134"/>
            <chart:data-point chart:repeated="6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olidus</text:p>
                <draw:g>
                  <svg:desc>Sheet1.AV1:Sheet1.AV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atz's solidus</text:p>
                <draw:g>
                  <svg:desc>Sheet3.C1:Sheet3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ambart's solidus</text:p>
                <draw:g>
                  <svg:desc>Sheet3.B1:Sheet3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%melt</text:p>
                <draw:g>
                  <svg:desc>Sheet1.AW1:Sheet1.A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1">
                <text:p>2.001</text:p>
                <draw:g>
                  <svg:desc>Sheet1.B2:Sheet1.B65</svg:desc>
                </draw:g>
              </table:table-cell>
              <table:table-cell office:value-type="float" office:value="997.17">
                <text:p>997.17</text:p>
                <draw:g>
                  <svg:desc>Sheet1.C2:Sheet1.C65</svg:desc>
                </draw:g>
              </table:table-cell>
              <table:table-cell office:value-type="float" office:value="0">
                <text:p>0</text:p>
                <draw:g>
                  <svg:desc>Sheet3.A2:Sheet3.A62</svg:desc>
                </draw:g>
              </table:table-cell>
              <table:table-cell office:value-type="float" office:value="1085.7">
                <text:p>1085.7</text:p>
                <draw:g>
                  <svg:desc>Sheet3.C2:Sheet3.C62</svg:desc>
                </draw:g>
              </table:table-cell>
              <table:table-cell office:value-type="float" office:value="0">
                <text:p>0</text:p>
                <draw:g>
                  <svg:desc>Sheet3.A2:Sheet3.A62</svg:desc>
                </draw:g>
              </table:table-cell>
              <table:table-cell office:value-type="float" office:value="1095.4">
                <text:p>1095.4</text:p>
                <draw:g>
                  <svg:desc>Sheet3.B2:Sheet3.B62</svg:desc>
                </draw:g>
              </table:table-cell>
              <table:table-cell office:value-type="float" office:value="0.001">
                <text:p>0.001</text:p>
                <draw:g>
                  <svg:desc>Sheet1.B66:Sheet1.B134</svg:desc>
                </draw:g>
              </table:table-cell>
              <table:table-cell office:value-type="float" office:value="1064.296">
                <text:p>1064.296</text:p>
                <draw:g>
                  <svg:desc>Sheet1.C66:Sheet1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1">
                <text:p>3.001</text:p>
              </table:table-cell>
              <table:table-cell office:value-type="float" office:value="1050.085">
                <text:p>1050.085</text:p>
              </table:table-cell>
              <table:table-cell office:value-type="float" office:value="1">
                <text:p>1</text:p>
              </table:table-cell>
              <table:table-cell office:value-type="float" office:value="1098.939">
                <text:p>1098.939</text:p>
              </table:table-cell>
              <table:table-cell office:value-type="float" office:value="1">
                <text:p>1</text:p>
              </table:table-cell>
              <table:table-cell office:value-type="float" office:value="1107.763">
                <text:p>1107.763</text:p>
              </table:table-cell>
              <table:table-cell office:value-type="float" office:value="1.001">
                <text:p>1.001</text:p>
              </table:table-cell>
              <table:table-cell office:value-type="float" office:value="1081.394">
                <text:p>1081.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01">
                <text:p>4.001</text:p>
              </table:table-cell>
              <table:table-cell office:value-type="float" office:value="1082.024">
                <text:p>1082.024</text:p>
              </table:table-cell>
              <table:table-cell office:value-type="float" office:value="2">
                <text:p>2</text:p>
              </table:table-cell>
              <table:table-cell office:value-type="float" office:value="1112.076">
                <text:p>1112.076</text:p>
              </table:table-cell>
              <table:table-cell office:value-type="float" office:value="2">
                <text:p>2</text:p>
              </table:table-cell>
              <table:table-cell office:value-type="float" office:value="1120.032">
                <text:p>1120.032</text:p>
              </table:table-cell>
              <table:table-cell office:value-type="float" office:value="2.001">
                <text:p>2.001</text:p>
              </table:table-cell>
              <table:table-cell office:value-type="float" office:value="1096.743">
                <text:p>1096.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1">
                <text:p>5.001</text:p>
              </table:table-cell>
              <table:table-cell office:value-type="float" office:value="1105.138">
                <text:p>1105.138</text:p>
              </table:table-cell>
              <table:table-cell office:value-type="float" office:value="3">
                <text:p>3</text:p>
              </table:table-cell>
              <table:table-cell office:value-type="float" office:value="1125.111">
                <text:p>1125.111</text:p>
              </table:table-cell>
              <table:table-cell office:value-type="float" office:value="3">
                <text:p>3</text:p>
              </table:table-cell>
              <table:table-cell office:value-type="float" office:value="1132.207">
                <text:p>1132.207</text:p>
              </table:table-cell>
              <table:table-cell office:value-type="float" office:value="3.001">
                <text:p>3.001</text:p>
              </table:table-cell>
              <table:table-cell office:value-type="float" office:value="1110.565">
                <text:p>1110.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01">
                <text:p>6.001</text:p>
              </table:table-cell>
              <table:table-cell office:value-type="float" office:value="1123.031">
                <text:p>1123.031</text:p>
              </table:table-cell>
              <table:table-cell office:value-type="float" office:value="4">
                <text:p>4</text:p>
              </table:table-cell>
              <table:table-cell office:value-type="float" office:value="1138.044">
                <text:p>1138.044</text:p>
              </table:table-cell>
              <table:table-cell office:value-type="float" office:value="4">
                <text:p>4</text:p>
              </table:table-cell>
              <table:table-cell office:value-type="float" office:value="1144.288">
                <text:p>1144.288</text:p>
              </table:table-cell>
              <table:table-cell office:value-type="float" office:value="4.001">
                <text:p>4.001</text:p>
              </table:table-cell>
              <table:table-cell office:value-type="float" office:value="1123.006">
                <text:p>1123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01">
                <text:p>7.001</text:p>
              </table:table-cell>
              <table:table-cell office:value-type="float" office:value="1137.266">
                <text:p>1137.266</text:p>
              </table:table-cell>
              <table:table-cell office:value-type="float" office:value="5">
                <text:p>5</text:p>
              </table:table-cell>
              <table:table-cell office:value-type="float" office:value="1150.875">
                <text:p>1150.875</text:p>
              </table:table-cell>
              <table:table-cell office:value-type="float" office:value="5">
                <text:p>5</text:p>
              </table:table-cell>
              <table:table-cell office:value-type="float" office:value="1156.275">
                <text:p>1156.275</text:p>
              </table:table-cell>
              <table:table-cell office:value-type="float" office:value="5.001">
                <text:p>5.001</text:p>
              </table:table-cell>
              <table:table-cell office:value-type="float" office:value="1134.155">
                <text:p>1134.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48.596">
                <text:p>1148.596</text:p>
              </table:table-cell>
              <table:table-cell office:value-type="float" office:value="6">
                <text:p>6</text:p>
              </table:table-cell>
              <table:table-cell office:value-type="float" office:value="1163.604">
                <text:p>1163.604</text:p>
              </table:table-cell>
              <table:table-cell office:value-type="float" office:value="6">
                <text:p>6</text:p>
              </table:table-cell>
              <table:table-cell office:value-type="float" office:value="1168.168">
                <text:p>1168.168</text:p>
              </table:table-cell>
              <table:table-cell office:value-type="float" office:value="6.001">
                <text:p>6.001</text:p>
              </table:table-cell>
              <table:table-cell office:value-type="float" office:value="1144.049">
                <text:p>1144.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7797">
                <text:p>8.7797</text:p>
              </table:table-cell>
              <table:table-cell office:value-type="float" office:value="1155.667">
                <text:p>1155.667</text:p>
              </table:table-cell>
              <table:table-cell office:value-type="float" office:value="7">
                <text:p>7</text:p>
              </table:table-cell>
              <table:table-cell office:value-type="float" office:value="1176.231">
                <text:p>1176.231</text:p>
              </table:table-cell>
              <table:table-cell office:value-type="float" office:value="7">
                <text:p>7</text:p>
              </table:table-cell>
              <table:table-cell office:value-type="float" office:value="1179.967">
                <text:p>1179.967</text:p>
              </table:table-cell>
              <table:table-cell office:value-type="float" office:value="7.001">
                <text:p>7.001</text:p>
              </table:table-cell>
              <table:table-cell office:value-type="float" office:value="1152.677">
                <text:p>1152.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58.217">
                <text:p>1158.217</text:p>
              </table:table-cell>
              <table:table-cell office:value-type="float" office:value="8">
                <text:p>8</text:p>
              </table:table-cell>
              <table:table-cell office:value-type="float" office:value="1188.756">
                <text:p>1188.756</text:p>
              </table:table-cell>
              <table:table-cell office:value-type="float" office:value="8">
                <text:p>8</text:p>
              </table:table-cell>
              <table:table-cell office:value-type="float" office:value="1191.672">
                <text:p>1191.672</text:p>
              </table:table-cell>
              <table:table-cell office:value-type="float" office:value="8.001">
                <text:p>8.001</text:p>
              </table:table-cell>
              <table:table-cell office:value-type="float" office:value="1159.972">
                <text:p>1159.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66.179">
                <text:p>1166.179</text:p>
              </table:table-cell>
              <table:table-cell office:value-type="float" office:value="9">
                <text:p>9</text:p>
              </table:table-cell>
              <table:table-cell office:value-type="float" office:value="1201.179">
                <text:p>1201.179</text:p>
              </table:table-cell>
              <table:table-cell office:value-type="float" office:value="9">
                <text:p>9</text:p>
              </table:table-cell>
              <table:table-cell office:value-type="float" office:value="1203.283">
                <text:p>1203.283</text:p>
              </table:table-cell>
              <table:table-cell office:value-type="float" office:value="9.001">
                <text:p>9.001</text:p>
              </table:table-cell>
              <table:table-cell office:value-type="float" office:value="1165.792">
                <text:p>1165.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68.808">
                <text:p>1168.808</text:p>
              </table:table-cell>
              <table:table-cell office:value-type="float" office:value="10">
                <text:p>10</text:p>
              </table:table-cell>
              <table:table-cell office:value-type="float" office:value="1213.5">
                <text:p>1213.5</text:p>
              </table:table-cell>
              <table:table-cell office:value-type="float" office:value="10">
                <text:p>10</text:p>
              </table:table-cell>
              <table:table-cell office:value-type="float" office:value="1214.8">
                <text:p>1214.8</text:p>
              </table:table-cell>
              <table:table-cell office:value-type="float" office:value="9.5">
                <text:p>9.5</text:p>
              </table:table-cell>
              <table:table-cell office:value-type="float" office:value="1168.562">
                <text:p>1168.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68.697">
                <text:p>1168.697</text:p>
              </table:table-cell>
              <table:table-cell office:value-type="float" office:value="11">
                <text:p>11</text:p>
              </table:table-cell>
              <table:table-cell office:value-type="float" office:value="1225.719">
                <text:p>1225.719</text:p>
              </table:table-cell>
              <table:table-cell office:value-type="float" office:value="11">
                <text:p>11</text:p>
              </table:table-cell>
              <table:table-cell office:value-type="float" office:value="1226.223">
                <text:p>1226.223</text:p>
              </table:table-cell>
              <table:table-cell office:value-type="float" office:value="10">
                <text:p>10</text:p>
              </table:table-cell>
              <table:table-cell office:value-type="float" office:value="1170.345">
                <text:p>1170.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84.091">
                <text:p>1184.091</text:p>
              </table:table-cell>
              <table:table-cell office:value-type="float" office:value="12">
                <text:p>12</text:p>
              </table:table-cell>
              <table:table-cell office:value-type="float" office:value="1237.836">
                <text:p>1237.836</text:p>
              </table:table-cell>
              <table:table-cell office:value-type="float" office:value="12">
                <text:p>12</text:p>
              </table:table-cell>
              <table:table-cell office:value-type="float" office:value="1237.552">
                <text:p>1237.552</text:p>
              </table:table-cell>
              <table:table-cell office:value-type="float" office:value="10.5">
                <text:p>10.5</text:p>
              </table:table-cell>
              <table:table-cell office:value-type="float" office:value="1171.142">
                <text:p>1171.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05.286">
                <text:p>1205.286</text:p>
              </table:table-cell>
              <table:table-cell office:value-type="float" office:value="13">
                <text:p>13</text:p>
              </table:table-cell>
              <table:table-cell office:value-type="float" office:value="1249.851">
                <text:p>1249.851</text:p>
              </table:table-cell>
              <table:table-cell office:value-type="float" office:value="13">
                <text:p>13</text:p>
              </table:table-cell>
              <table:table-cell office:value-type="float" office:value="1248.787">
                <text:p>1248.787</text:p>
              </table:table-cell>
              <table:table-cell office:value-type="float" office:value="11">
                <text:p>11</text:p>
              </table:table-cell>
              <table:table-cell office:value-type="float" office:value="1171.223">
                <text:p>1171.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25.777">
                <text:p>1225.777</text:p>
              </table:table-cell>
              <table:table-cell office:value-type="float" office:value="14">
                <text:p>14</text:p>
              </table:table-cell>
              <table:table-cell office:value-type="float" office:value="1261.764">
                <text:p>1261.764</text:p>
              </table:table-cell>
              <table:table-cell office:value-type="float" office:value="14">
                <text:p>14</text:p>
              </table:table-cell>
              <table:table-cell office:value-type="float" office:value="1259.928">
                <text:p>1259.928</text:p>
              </table:table-cell>
              <table:table-cell office:value-type="float" office:value="12">
                <text:p>12</text:p>
              </table:table-cell>
              <table:table-cell office:value-type="float" office:value="1174.04">
                <text:p>1174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45.595">
                <text:p>1245.595</text:p>
              </table:table-cell>
              <table:table-cell office:value-type="float" office:value="15">
                <text:p>15</text:p>
              </table:table-cell>
              <table:table-cell office:value-type="float" office:value="1273.575">
                <text:p>1273.575</text:p>
              </table:table-cell>
              <table:table-cell office:value-type="float" office:value="15">
                <text:p>15</text:p>
              </table:table-cell>
              <table:table-cell office:value-type="float" office:value="1270.975">
                <text:p>1270.975</text:p>
              </table:table-cell>
              <table:table-cell office:value-type="float" office:value="13">
                <text:p>13</text:p>
              </table:table-cell>
              <table:table-cell office:value-type="float" office:value="1194.82">
                <text:p>1194.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64.77">
                <text:p>1264.77</text:p>
              </table:table-cell>
              <table:table-cell office:value-type="float" office:value="16">
                <text:p>16</text:p>
              </table:table-cell>
              <table:table-cell office:value-type="float" office:value="1285.284">
                <text:p>1285.284</text:p>
              </table:table-cell>
              <table:table-cell office:value-type="float" office:value="16">
                <text:p>16</text:p>
              </table:table-cell>
              <table:table-cell office:value-type="float" office:value="1281.928">
                <text:p>1281.928</text:p>
              </table:table-cell>
              <table:table-cell office:value-type="float" office:value="14">
                <text:p>14</text:p>
              </table:table-cell>
              <table:table-cell office:value-type="float" office:value="1214.94">
                <text:p>1214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83.329">
                <text:p>1283.329</text:p>
              </table:table-cell>
              <table:table-cell office:value-type="float" office:value="17">
                <text:p>17</text:p>
              </table:table-cell>
              <table:table-cell office:value-type="float" office:value="1296.891">
                <text:p>1296.891</text:p>
              </table:table-cell>
              <table:table-cell office:value-type="float" office:value="17">
                <text:p>17</text:p>
              </table:table-cell>
              <table:table-cell office:value-type="float" office:value="1292.787">
                <text:p>1292.787</text:p>
              </table:table-cell>
              <table:table-cell office:value-type="float" office:value="15">
                <text:p>15</text:p>
              </table:table-cell>
              <table:table-cell office:value-type="float" office:value="1234.437">
                <text:p>1234.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01.3">
                <text:p>1301.3</text:p>
              </table:table-cell>
              <table:table-cell office:value-type="float" office:value="18">
                <text:p>18</text:p>
              </table:table-cell>
              <table:table-cell office:value-type="float" office:value="1308.396">
                <text:p>1308.396</text:p>
              </table:table-cell>
              <table:table-cell office:value-type="float" office:value="18">
                <text:p>18</text:p>
              </table:table-cell>
              <table:table-cell office:value-type="float" office:value="1303.552">
                <text:p>1303.552</text:p>
              </table:table-cell>
              <table:table-cell office:value-type="float" office:value="16">
                <text:p>16</text:p>
              </table:table-cell>
              <table:table-cell office:value-type="float" office:value="1253.345">
                <text:p>1253.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18.705">
                <text:p>1318.705</text:p>
              </table:table-cell>
              <table:table-cell office:value-type="float" office:value="19">
                <text:p>19</text:p>
              </table:table-cell>
              <table:table-cell office:value-type="float" office:value="1319.799">
                <text:p>1319.799</text:p>
              </table:table-cell>
              <table:table-cell office:value-type="float" office:value="19">
                <text:p>19</text:p>
              </table:table-cell>
              <table:table-cell office:value-type="float" office:value="1314.223">
                <text:p>1314.223</text:p>
              </table:table-cell>
              <table:table-cell office:value-type="float" office:value="17">
                <text:p>17</text:p>
              </table:table-cell>
              <table:table-cell office:value-type="float" office:value="1271.694">
                <text:p>1271.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35.57">
                <text:p>1335.57</text:p>
              </table:table-cell>
              <table:table-cell office:value-type="float" office:value="20">
                <text:p>20</text:p>
              </table:table-cell>
              <table:table-cell office:value-type="float" office:value="1331.1">
                <text:p>1331.1</text:p>
              </table:table-cell>
              <table:table-cell office:value-type="float" office:value="20">
                <text:p>20</text:p>
              </table:table-cell>
              <table:table-cell office:value-type="float" office:value="1324.8">
                <text:p>1324.8</text:p>
              </table:table-cell>
              <table:table-cell office:value-type="float" office:value="18">
                <text:p>18</text:p>
              </table:table-cell>
              <table:table-cell office:value-type="float" office:value="1289.508">
                <text:p>1289.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">
                <text:p>21.7</text:p>
              </table:table-cell>
              <table:table-cell office:value-type="float" office:value="1346.861">
                <text:p>1346.861</text:p>
              </table:table-cell>
              <table:table-cell office:value-type="float" office:value="21">
                <text:p>21</text:p>
              </table:table-cell>
              <table:table-cell office:value-type="float" office:value="1342.299">
                <text:p>1342.299</text:p>
              </table:table-cell>
              <table:table-cell office:value-type="float" office:value="21">
                <text:p>21</text:p>
              </table:table-cell>
              <table:table-cell office:value-type="float" office:value="1335.283">
                <text:p>1335.283</text:p>
              </table:table-cell>
              <table:table-cell office:value-type="float" office:value="19">
                <text:p>19</text:p>
              </table:table-cell>
              <table:table-cell office:value-type="float" office:value="1306.813">
                <text:p>1306.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">
                <text:p>21.9</text:p>
              </table:table-cell>
              <table:table-cell office:value-type="float" office:value="1349.751">
                <text:p>1349.751</text:p>
              </table:table-cell>
              <table:table-cell office:value-type="float" office:value="22">
                <text:p>22</text:p>
              </table:table-cell>
              <table:table-cell office:value-type="float" office:value="1353.396">
                <text:p>1353.396</text:p>
              </table:table-cell>
              <table:table-cell office:value-type="float" office:value="22">
                <text:p>22</text:p>
              </table:table-cell>
              <table:table-cell office:value-type="float" office:value="1345.672">
                <text:p>1345.672</text:p>
              </table:table-cell>
              <table:table-cell office:value-type="float" office:value="20">
                <text:p>20</text:p>
              </table:table-cell>
              <table:table-cell office:value-type="float" office:value="1323.627">
                <text:p>1323.6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1">
                <text:p>22.1</text:p>
              </table:table-cell>
              <table:table-cell office:value-type="float" office:value="1352.643">
                <text:p>1352.643</text:p>
              </table:table-cell>
              <table:table-cell office:value-type="float" office:value="23">
                <text:p>23</text:p>
              </table:table-cell>
              <table:table-cell office:value-type="float" office:value="1364.391">
                <text:p>1364.391</text:p>
              </table:table-cell>
              <table:table-cell office:value-type="float" office:value="23">
                <text:p>23</text:p>
              </table:table-cell>
              <table:table-cell office:value-type="float" office:value="1355.967">
                <text:p>1355.967</text:p>
              </table:table-cell>
              <table:table-cell office:value-type="float" office:value="21">
                <text:p>21</text:p>
              </table:table-cell>
              <table:table-cell office:value-type="float" office:value="1339.972">
                <text:p>1339.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3">
                <text:p>22.3</text:p>
              </table:table-cell>
              <table:table-cell office:value-type="float" office:value="1355.531">
                <text:p>1355.531</text:p>
              </table:table-cell>
              <table:table-cell office:value-type="float" office:value="24">
                <text:p>24</text:p>
              </table:table-cell>
              <table:table-cell office:value-type="float" office:value="1375.284">
                <text:p>1375.284</text:p>
              </table:table-cell>
              <table:table-cell office:value-type="float" office:value="24">
                <text:p>24</text:p>
              </table:table-cell>
              <table:table-cell office:value-type="float" office:value="1366.168">
                <text:p>1366.168</text:p>
              </table:table-cell>
              <table:table-cell office:value-type="float" office:value="22">
                <text:p>22</text:p>
              </table:table-cell>
              <table:table-cell office:value-type="float" office:value="1355.864">
                <text:p>1355.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">
                <text:p>22.5</text:p>
              </table:table-cell>
              <table:table-cell office:value-type="float" office:value="1358.411">
                <text:p>1358.411</text:p>
              </table:table-cell>
              <table:table-cell office:value-type="float" office:value="25">
                <text:p>25</text:p>
              </table:table-cell>
              <table:table-cell office:value-type="float" office:value="1386.075">
                <text:p>1386.075</text:p>
              </table:table-cell>
              <table:table-cell office:value-type="float" office:value="25">
                <text:p>25</text:p>
              </table:table-cell>
              <table:table-cell office:value-type="float" office:value="1376.275">
                <text:p>1376.275</text:p>
              </table:table-cell>
              <table:table-cell office:value-type="float" office:value="21.8">
                <text:p>21.8</text:p>
              </table:table-cell>
              <table:table-cell office:value-type="float" office:value="1352.422">
                <text:p>1352.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365.23">
                <text:p>1365.23</text:p>
              </table:table-cell>
              <table:table-cell office:value-type="float" office:value="26">
                <text:p>26</text:p>
              </table:table-cell>
              <table:table-cell office:value-type="float" office:value="1396.764">
                <text:p>1396.764</text:p>
              </table:table-cell>
              <table:table-cell office:value-type="float" office:value="26">
                <text:p>26</text:p>
              </table:table-cell>
              <table:table-cell office:value-type="float" office:value="1386.288">
                <text:p>1386.288</text:p>
              </table:table-cell>
              <table:table-cell office:value-type="float" office:value="22">
                <text:p>22</text:p>
              </table:table-cell>
              <table:table-cell office:value-type="float" office:value="1355.219">
                <text:p>1355.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1378.517">
                <text:p>1378.517</text:p>
              </table:table-cell>
              <table:table-cell office:value-type="float" office:value="27">
                <text:p>27</text:p>
              </table:table-cell>
              <table:table-cell office:value-type="float" office:value="1407.351">
                <text:p>1407.351</text:p>
              </table:table-cell>
              <table:table-cell office:value-type="float" office:value="27">
                <text:p>27</text:p>
              </table:table-cell>
              <table:table-cell office:value-type="float" office:value="1396.207">
                <text:p>1396.207</text:p>
              </table:table-cell>
              <table:table-cell office:value-type="float" office:value="22.2">
                <text:p>22.2</text:p>
              </table:table-cell>
              <table:table-cell office:value-type="float" office:value="1358.018">
                <text:p>1358.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1391.657">
                <text:p>1391.657</text:p>
              </table:table-cell>
              <table:table-cell office:value-type="float" office:value="28">
                <text:p>28</text:p>
              </table:table-cell>
              <table:table-cell office:value-type="float" office:value="1417.836">
                <text:p>1417.836</text:p>
              </table:table-cell>
              <table:table-cell office:value-type="float" office:value="28">
                <text:p>28</text:p>
              </table:table-cell>
              <table:table-cell office:value-type="float" office:value="1406.032">
                <text:p>1406.032</text:p>
              </table:table-cell>
              <table:table-cell office:value-type="float" office:value="22.4">
                <text:p>22.4</text:p>
              </table:table-cell>
              <table:table-cell office:value-type="float" office:value="1360.813">
                <text:p>1360.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404.61">
                <text:p>1404.61</text:p>
              </table:table-cell>
              <table:table-cell office:value-type="float" office:value="29">
                <text:p>29</text:p>
              </table:table-cell>
              <table:table-cell office:value-type="float" office:value="1428.219">
                <text:p>1428.219</text:p>
              </table:table-cell>
              <table:table-cell office:value-type="float" office:value="29">
                <text:p>29</text:p>
              </table:table-cell>
              <table:table-cell office:value-type="float" office:value="1415.763">
                <text:p>1415.763</text:p>
              </table:table-cell>
              <table:table-cell office:value-type="float" office:value="22.6">
                <text:p>22.6</text:p>
              </table:table-cell>
              <table:table-cell office:value-type="float" office:value="1363.601">
                <text:p>1363.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1417.356">
                <text:p>1417.356</text:p>
              </table:table-cell>
              <table:table-cell office:value-type="float" office:value="30">
                <text:p>30</text:p>
              </table:table-cell>
              <table:table-cell office:value-type="float" office:value="1438.5">
                <text:p>1438.5</text:p>
              </table:table-cell>
              <table:table-cell office:value-type="float" office:value="30">
                <text:p>30</text:p>
              </table:table-cell>
              <table:table-cell office:value-type="float" office:value="1425.4">
                <text:p>1425.4</text:p>
              </table:table-cell>
              <table:table-cell office:value-type="float" office:value="22.8">
                <text:p>22.8</text:p>
              </table:table-cell>
              <table:table-cell office:value-type="float" office:value="1366.379">
                <text:p>1366.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1429.883">
                <text:p>1429.883</text:p>
              </table:table-cell>
              <table:table-cell office:value-type="float" office:value="31">
                <text:p>31</text:p>
              </table:table-cell>
              <table:table-cell office:value-type="float" office:value="1448.679">
                <text:p>1448.679</text:p>
              </table:table-cell>
              <table:table-cell office:value-type="float" office:value="31">
                <text:p>31</text:p>
              </table:table-cell>
              <table:table-cell office:value-type="float" office:value="1434.943">
                <text:p>1434.943</text:p>
              </table:table-cell>
              <table:table-cell office:value-type="float" office:value="23">
                <text:p>23</text:p>
              </table:table-cell>
              <table:table-cell office:value-type="float" office:value="1369.066">
                <text:p>1369.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1442.185">
                <text:p>1442.185</text:p>
              </table:table-cell>
              <table:table-cell office:value-type="float" office:value="32">
                <text:p>32</text:p>
              </table:table-cell>
              <table:table-cell office:value-type="float" office:value="1458.756">
                <text:p>1458.756</text:p>
              </table:table-cell>
              <table:table-cell office:value-type="float" office:value="32">
                <text:p>32</text:p>
              </table:table-cell>
              <table:table-cell office:value-type="float" office:value="1444.392">
                <text:p>1444.392</text:p>
              </table:table-cell>
              <table:table-cell office:value-type="float" office:value="24">
                <text:p>24</text:p>
              </table:table-cell>
              <table:table-cell office:value-type="float" office:value="1382.217">
                <text:p>1382.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1455.482">
                <text:p>1455.482</text:p>
              </table:table-cell>
              <table:table-cell office:value-type="float" office:value="33">
                <text:p>33</text:p>
              </table:table-cell>
              <table:table-cell office:value-type="float" office:value="1468.731">
                <text:p>1468.731</text:p>
              </table:table-cell>
              <table:table-cell office:value-type="float" office:value="33">
                <text:p>33</text:p>
              </table:table-cell>
              <table:table-cell office:value-type="float" office:value="1453.747">
                <text:p>1453.747</text:p>
              </table:table-cell>
              <table:table-cell office:value-type="float" office:value="25">
                <text:p>25</text:p>
              </table:table-cell>
              <table:table-cell office:value-type="float" office:value="1395.211">
                <text:p>1395.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1468.61">
                <text:p>1468.61</text:p>
              </table:table-cell>
              <table:table-cell office:value-type="float" office:value="34">
                <text:p>34</text:p>
              </table:table-cell>
              <table:table-cell office:value-type="float" office:value="1478.604">
                <text:p>1478.604</text:p>
              </table:table-cell>
              <table:table-cell office:value-type="float" office:value="34">
                <text:p>34</text:p>
              </table:table-cell>
              <table:table-cell office:value-type="float" office:value="1463.008">
                <text:p>1463.008</text:p>
              </table:table-cell>
              <table:table-cell office:value-type="float" office:value="26">
                <text:p>26</text:p>
              </table:table-cell>
              <table:table-cell office:value-type="float" office:value="1408.016">
                <text:p>1408.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481.445">
                <text:p>1481.445</text:p>
              </table:table-cell>
              <table:table-cell office:value-type="float" office:value="35">
                <text:p>35</text:p>
              </table:table-cell>
              <table:table-cell office:value-type="float" office:value="1488.375">
                <text:p>1488.375</text:p>
              </table:table-cell>
              <table:table-cell office:value-type="float" office:value="35">
                <text:p>35</text:p>
              </table:table-cell>
              <table:table-cell office:value-type="float" office:value="1472.175">
                <text:p>1472.175</text:p>
              </table:table-cell>
              <table:table-cell office:value-type="float" office:value="27">
                <text:p>27</text:p>
              </table:table-cell>
              <table:table-cell office:value-type="float" office:value="1422.085">
                <text:p>1422.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1493.998">
                <text:p>1493.998</text:p>
              </table:table-cell>
              <table:table-cell office:value-type="float" office:value="36">
                <text:p>36</text:p>
              </table:table-cell>
              <table:table-cell office:value-type="float" office:value="1498.044">
                <text:p>1498.044</text:p>
              </table:table-cell>
              <table:table-cell office:value-type="float" office:value="36">
                <text:p>36</text:p>
              </table:table-cell>
              <table:table-cell office:value-type="float" office:value="1481.248">
                <text:p>1481.248</text:p>
              </table:table-cell>
              <table:table-cell office:value-type="float" office:value="28">
                <text:p>28</text:p>
              </table:table-cell>
              <table:table-cell office:value-type="float" office:value="1435.895">
                <text:p>1435.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1506.281">
                <text:p>1506.281</text:p>
              </table:table-cell>
              <table:table-cell office:value-type="float" office:value="37">
                <text:p>37</text:p>
              </table:table-cell>
              <table:table-cell office:value-type="float" office:value="1507.611">
                <text:p>1507.611</text:p>
              </table:table-cell>
              <table:table-cell office:value-type="float" office:value="37">
                <text:p>37</text:p>
              </table:table-cell>
              <table:table-cell office:value-type="float" office:value="1490.227">
                <text:p>1490.227</text:p>
              </table:table-cell>
              <table:table-cell office:value-type="float" office:value="29">
                <text:p>29</text:p>
              </table:table-cell>
              <table:table-cell office:value-type="float" office:value="1449.387">
                <text:p>1449.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1518.304">
                <text:p>1518.304</text:p>
              </table:table-cell>
              <table:table-cell office:value-type="float" office:value="38">
                <text:p>38</text:p>
              </table:table-cell>
              <table:table-cell office:value-type="float" office:value="1517.076">
                <text:p>1517.076</text:p>
              </table:table-cell>
              <table:table-cell office:value-type="float" office:value="38">
                <text:p>38</text:p>
              </table:table-cell>
              <table:table-cell office:value-type="float" office:value="1499.112">
                <text:p>1499.112</text:p>
              </table:table-cell>
              <table:table-cell office:value-type="float" office:value="30">
                <text:p>30</text:p>
              </table:table-cell>
              <table:table-cell office:value-type="float" office:value="1462.575">
                <text:p>1462.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1530.076">
                <text:p>1530.076</text:p>
              </table:table-cell>
              <table:table-cell office:value-type="float" office:value="39">
                <text:p>39</text:p>
              </table:table-cell>
              <table:table-cell office:value-type="float" office:value="1526.439">
                <text:p>1526.439</text:p>
              </table:table-cell>
              <table:table-cell office:value-type="float" office:value="39">
                <text:p>39</text:p>
              </table:table-cell>
              <table:table-cell office:value-type="float" office:value="1507.903">
                <text:p>1507.903</text:p>
              </table:table-cell>
              <table:table-cell office:value-type="float" office:value="31">
                <text:p>31</text:p>
              </table:table-cell>
              <table:table-cell office:value-type="float" office:value="1475.472">
                <text:p>1475.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1541.607">
                <text:p>1541.607</text:p>
              </table:table-cell>
              <table:table-cell office:value-type="float" office:value="40">
                <text:p>40</text:p>
              </table:table-cell>
              <table:table-cell office:value-type="float" office:value="1535.7">
                <text:p>1535.7</text:p>
              </table:table-cell>
              <table:table-cell office:value-type="float" office:value="40">
                <text:p>40</text:p>
              </table:table-cell>
              <table:table-cell office:value-type="float" office:value="1516.6">
                <text:p>1516.6</text:p>
              </table:table-cell>
              <table:table-cell office:value-type="float" office:value="32">
                <text:p>32</text:p>
              </table:table-cell>
              <table:table-cell office:value-type="float" office:value="1488.091">
                <text:p>1488.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1552.903">
                <text:p>1552.903</text:p>
              </table:table-cell>
              <table:table-cell office:value-type="float" office:value="41">
                <text:p>41</text:p>
              </table:table-cell>
              <table:table-cell office:value-type="float" office:value="1544.859">
                <text:p>1544.859</text:p>
              </table:table-cell>
              <table:table-cell office:value-type="float" office:value="41">
                <text:p>41</text:p>
              </table:table-cell>
              <table:table-cell office:value-type="float" office:value="1525.203">
                <text:p>1525.203</text:p>
              </table:table-cell>
              <table:table-cell office:value-type="float" office:value="33">
                <text:p>33</text:p>
              </table:table-cell>
              <table:table-cell office:value-type="float" office:value="1500.442">
                <text:p>1500.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1563.975">
                <text:p>1563.975</text:p>
              </table:table-cell>
              <table:table-cell office:value-type="float" office:value="42">
                <text:p>42</text:p>
              </table:table-cell>
              <table:table-cell office:value-type="float" office:value="1553.916">
                <text:p>1553.916</text:p>
              </table:table-cell>
              <table:table-cell office:value-type="float" office:value="42">
                <text:p>42</text:p>
              </table:table-cell>
              <table:table-cell office:value-type="float" office:value="1533.712">
                <text:p>1533.712</text:p>
              </table:table-cell>
              <table:table-cell office:value-type="float" office:value="34">
                <text:p>34</text:p>
              </table:table-cell>
              <table:table-cell office:value-type="float" office:value="1512.536">
                <text:p>1512.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574.828">
                <text:p>1574.828</text:p>
              </table:table-cell>
              <table:table-cell office:value-type="float" office:value="43">
                <text:p>43</text:p>
              </table:table-cell>
              <table:table-cell office:value-type="float" office:value="1562.871">
                <text:p>1562.871</text:p>
              </table:table-cell>
              <table:table-cell office:value-type="float" office:value="43">
                <text:p>43</text:p>
              </table:table-cell>
              <table:table-cell office:value-type="float" office:value="1542.127">
                <text:p>1542.127</text:p>
              </table:table-cell>
              <table:table-cell office:value-type="float" office:value="35">
                <text:p>35</text:p>
              </table:table-cell>
              <table:table-cell office:value-type="float" office:value="1524.382">
                <text:p>1524.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1585.471">
                <text:p>1585.471</text:p>
              </table:table-cell>
              <table:table-cell office:value-type="float" office:value="44">
                <text:p>44</text:p>
              </table:table-cell>
              <table:table-cell office:value-type="float" office:value="1571.724">
                <text:p>1571.724</text:p>
              </table:table-cell>
              <table:table-cell office:value-type="float" office:value="44">
                <text:p>44</text:p>
              </table:table-cell>
              <table:table-cell office:value-type="float" office:value="1550.448">
                <text:p>1550.448</text:p>
              </table:table-cell>
              <table:table-cell office:value-type="float" office:value="36">
                <text:p>36</text:p>
              </table:table-cell>
              <table:table-cell office:value-type="float" office:value="1535.989">
                <text:p>1535.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1595.91">
                <text:p>1595.91</text:p>
              </table:table-cell>
              <table:table-cell office:value-type="float" office:value="45">
                <text:p>45</text:p>
              </table:table-cell>
              <table:table-cell office:value-type="float" office:value="1580.475">
                <text:p>1580.475</text:p>
              </table:table-cell>
              <table:table-cell office:value-type="float" office:value="45">
                <text:p>45</text:p>
              </table:table-cell>
              <table:table-cell office:value-type="float" office:value="1558.675">
                <text:p>1558.675</text:p>
              </table:table-cell>
              <table:table-cell office:value-type="float" office:value="37">
                <text:p>37</text:p>
              </table:table-cell>
              <table:table-cell office:value-type="float" office:value="1547.367">
                <text:p>1547.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1606.152">
                <text:p>1606.152</text:p>
              </table:table-cell>
              <table:table-cell office:value-type="float" office:value="46">
                <text:p>46</text:p>
              </table:table-cell>
              <table:table-cell office:value-type="float" office:value="1589.124">
                <text:p>1589.124</text:p>
              </table:table-cell>
              <table:table-cell office:value-type="float" office:value="46">
                <text:p>46</text:p>
              </table:table-cell>
              <table:table-cell office:value-type="float" office:value="1566.808">
                <text:p>1566.808</text:p>
              </table:table-cell>
              <table:table-cell office:value-type="float" office:value="38">
                <text:p>38</text:p>
              </table:table-cell>
              <table:table-cell office:value-type="float" office:value="1558.522">
                <text:p>1558.5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1616.203">
                <text:p>1616.203</text:p>
              </table:table-cell>
              <table:table-cell office:value-type="float" office:value="47">
                <text:p>47</text:p>
              </table:table-cell>
              <table:table-cell office:value-type="float" office:value="1597.671">
                <text:p>1597.671</text:p>
              </table:table-cell>
              <table:table-cell office:value-type="float" office:value="47">
                <text:p>47</text:p>
              </table:table-cell>
              <table:table-cell office:value-type="float" office:value="1574.847">
                <text:p>1574.847</text:p>
              </table:table-cell>
              <table:table-cell office:value-type="float" office:value="39">
                <text:p>39</text:p>
              </table:table-cell>
              <table:table-cell office:value-type="float" office:value="1569.462">
                <text:p>1569.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1626.07">
                <text:p>1626.07</text:p>
              </table:table-cell>
              <table:table-cell office:value-type="float" office:value="48">
                <text:p>48</text:p>
              </table:table-cell>
              <table:table-cell office:value-type="float" office:value="1606.116">
                <text:p>1606.116</text:p>
              </table:table-cell>
              <table:table-cell office:value-type="float" office:value="48">
                <text:p>48</text:p>
              </table:table-cell>
              <table:table-cell office:value-type="float" office:value="1582.792">
                <text:p>1582.792</text:p>
              </table:table-cell>
              <table:table-cell office:value-type="float" office:value="40">
                <text:p>40</text:p>
              </table:table-cell>
              <table:table-cell office:value-type="float" office:value="1580.194">
                <text:p>1580.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1635.757">
                <text:p>1635.757</text:p>
              </table:table-cell>
              <table:table-cell office:value-type="float" office:value="49">
                <text:p>49</text:p>
              </table:table-cell>
              <table:table-cell office:value-type="float" office:value="1614.459">
                <text:p>1614.459</text:p>
              </table:table-cell>
              <table:table-cell office:value-type="float" office:value="49">
                <text:p>49</text:p>
              </table:table-cell>
              <table:table-cell office:value-type="float" office:value="1590.643">
                <text:p>1590.643</text:p>
              </table:table-cell>
              <table:table-cell office:value-type="float" office:value="41">
                <text:p>41</text:p>
              </table:table-cell>
              <table:table-cell office:value-type="float" office:value="1590.725">
                <text:p>1590.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1645.27">
                <text:p>1645.27</text:p>
              </table:table-cell>
              <table:table-cell office:value-type="float" office:value="50">
                <text:p>50</text:p>
              </table:table-cell>
              <table:table-cell office:value-type="float" office:value="1622.7">
                <text:p>1622.7</text:p>
              </table:table-cell>
              <table:table-cell office:value-type="float" office:value="50">
                <text:p>50</text:p>
              </table:table-cell>
              <table:table-cell office:value-type="float" office:value="1598.4">
                <text:p>1598.4</text:p>
              </table:table-cell>
              <table:table-cell office:value-type="float" office:value="42">
                <text:p>42</text:p>
              </table:table-cell>
              <table:table-cell office:value-type="float" office:value="1601.061">
                <text:p>1601.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1654.615">
                <text:p>1654.615</text:p>
              </table:table-cell>
              <table:table-cell office:value-type="float" office:value="51">
                <text:p>51</text:p>
              </table:table-cell>
              <table:table-cell office:value-type="float" office:value="1630.839">
                <text:p>1630.839</text:p>
              </table:table-cell>
              <table:table-cell office:value-type="float" office:value="51">
                <text:p>51</text:p>
              </table:table-cell>
              <table:table-cell office:value-type="float" office:value="1606.063">
                <text:p>1606.063</text:p>
              </table:table-cell>
              <table:table-cell office:value-type="float" office:value="43">
                <text:p>43</text:p>
              </table:table-cell>
              <table:table-cell office:value-type="float" office:value="1611.209">
                <text:p>1611.2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1663.797">
                <text:p>1663.797</text:p>
              </table:table-cell>
              <table:table-cell office:value-type="float" office:value="52">
                <text:p>52</text:p>
              </table:table-cell>
              <table:table-cell office:value-type="float" office:value="1638.876">
                <text:p>1638.876</text:p>
              </table:table-cell>
              <table:table-cell office:value-type="float" office:value="52">
                <text:p>52</text:p>
              </table:table-cell>
              <table:table-cell office:value-type="float" office:value="1613.632">
                <text:p>1613.632</text:p>
              </table:table-cell>
              <table:table-cell office:value-type="float" office:value="44">
                <text:p>44</text:p>
              </table:table-cell>
              <table:table-cell office:value-type="float" office:value="1621.173">
                <text:p>1621.1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1672.82">
                <text:p>1672.82</text:p>
              </table:table-cell>
              <table:table-cell office:value-type="float" office:value="53">
                <text:p>53</text:p>
              </table:table-cell>
              <table:table-cell office:value-type="float" office:value="1646.811">
                <text:p>1646.811</text:p>
              </table:table-cell>
              <table:table-cell office:value-type="float" office:value="53">
                <text:p>53</text:p>
              </table:table-cell>
              <table:table-cell office:value-type="float" office:value="1621.107">
                <text:p>1621.107</text:p>
              </table:table-cell>
              <table:table-cell office:value-type="float" office:value="45">
                <text:p>45</text:p>
              </table:table-cell>
              <table:table-cell office:value-type="float" office:value="1630.96">
                <text:p>1630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1681.69">
                <text:p>1681.69</text:p>
              </table:table-cell>
              <table:table-cell office:value-type="float" office:value="54">
                <text:p>54</text:p>
              </table:table-cell>
              <table:table-cell office:value-type="float" office:value="1654.644">
                <text:p>1654.644</text:p>
              </table:table-cell>
              <table:table-cell office:value-type="float" office:value="54">
                <text:p>54</text:p>
              </table:table-cell>
              <table:table-cell office:value-type="float" office:value="1628.488">
                <text:p>1628.488</text:p>
              </table:table-cell>
              <table:table-cell office:value-type="float" office:value="46">
                <text:p>46</text:p>
              </table:table-cell>
              <table:table-cell office:value-type="float" office:value="1640.574">
                <text:p>1640.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1690.41">
                <text:p>1690.41</text:p>
              </table:table-cell>
              <table:table-cell office:value-type="float" office:value="55">
                <text:p>55</text:p>
              </table:table-cell>
              <table:table-cell office:value-type="float" office:value="1662.375">
                <text:p>1662.375</text:p>
              </table:table-cell>
              <table:table-cell office:value-type="float" office:value="55">
                <text:p>55</text:p>
              </table:table-cell>
              <table:table-cell office:value-type="float" office:value="1635.775">
                <text:p>1635.775</text:p>
              </table:table-cell>
              <table:table-cell office:value-type="float" office:value="47">
                <text:p>47</text:p>
              </table:table-cell>
              <table:table-cell office:value-type="float" office:value="1650.021">
                <text:p>1650.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1698.985">
                <text:p>1698.985</text:p>
              </table:table-cell>
              <table:table-cell office:value-type="float" office:value="56">
                <text:p>56</text:p>
              </table:table-cell>
              <table:table-cell office:value-type="float" office:value="1670.004">
                <text:p>1670.004</text:p>
              </table:table-cell>
              <table:table-cell office:value-type="float" office:value="56">
                <text:p>56</text:p>
              </table:table-cell>
              <table:table-cell office:value-type="float" office:value="1642.968">
                <text:p>1642.968</text:p>
              </table:table-cell>
              <table:table-cell office:value-type="float" office:value="48">
                <text:p>48</text:p>
              </table:table-cell>
              <table:table-cell office:value-type="float" office:value="1659.305">
                <text:p>1659.3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707.419">
                <text:p>1707.419</text:p>
              </table:table-cell>
              <table:table-cell office:value-type="float" office:value="57">
                <text:p>57</text:p>
              </table:table-cell>
              <table:table-cell office:value-type="float" office:value="1677.531">
                <text:p>1677.531</text:p>
              </table:table-cell>
              <table:table-cell office:value-type="float" office:value="57">
                <text:p>57</text:p>
              </table:table-cell>
              <table:table-cell office:value-type="float" office:value="1650.067">
                <text:p>1650.067</text:p>
              </table:table-cell>
              <table:table-cell office:value-type="float" office:value="49">
                <text:p>49</text:p>
              </table:table-cell>
              <table:table-cell office:value-type="float" office:value="1668.431">
                <text:p>1668.4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1715.716">
                <text:p>1715.716</text:p>
              </table:table-cell>
              <table:table-cell office:value-type="float" office:value="58">
                <text:p>58</text:p>
              </table:table-cell>
              <table:table-cell office:value-type="float" office:value="1684.956">
                <text:p>1684.956</text:p>
              </table:table-cell>
              <table:table-cell office:value-type="float" office:value="58">
                <text:p>58</text:p>
              </table:table-cell>
              <table:table-cell office:value-type="float" office:value="1657.072">
                <text:p>1657.072</text:p>
              </table:table-cell>
              <table:table-cell office:value-type="float" office:value="50">
                <text:p>50</text:p>
              </table:table-cell>
              <table:table-cell office:value-type="float" office:value="1677.403">
                <text:p>1677.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1723.88">
                <text:p>1723.88</text:p>
              </table:table-cell>
              <table:table-cell office:value-type="float" office:value="59">
                <text:p>59</text:p>
              </table:table-cell>
              <table:table-cell office:value-type="float" office:value="1692.279">
                <text:p>1692.279</text:p>
              </table:table-cell>
              <table:table-cell office:value-type="float" office:value="59">
                <text:p>59</text:p>
              </table:table-cell>
              <table:table-cell office:value-type="float" office:value="1663.983">
                <text:p>1663.983</text:p>
              </table:table-cell>
              <table:table-cell office:value-type="float" office:value="51">
                <text:p>51</text:p>
              </table:table-cell>
              <table:table-cell office:value-type="float" office:value="1686.225">
                <text:p>1686.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1731.914">
                <text:p>1731.914</text:p>
              </table:table-cell>
              <table:table-cell office:value-type="float" office:value="60">
                <text:p>60</text:p>
              </table:table-cell>
              <table:table-cell office:value-type="float" office:value="1699.5">
                <text:p>1699.5</text:p>
              </table:table-cell>
              <table:table-cell office:value-type="float" office:value="60">
                <text:p>60</text:p>
              </table:table-cell>
              <table:table-cell office:value-type="float" office:value="1670.8">
                <text:p>1670.8</text:p>
              </table:table-cell>
              <table:table-cell office:value-type="float" office:value="52">
                <text:p>52</text:p>
              </table:table-cell>
              <table:table-cell office:value-type="float" office:value="1694.901">
                <text:p>1694.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1739.823">
                <text:p>1739.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703.436">
                <text:p>1703.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1747.61">
                <text:p>1747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711.833">
                <text:p>1711.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1755.278">
                <text:p>1755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720.096">
                <text:p>1720.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728.229">
                <text:p>1728.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736.234">
                <text:p>1736.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744.115">
                <text:p>1744.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751.875">
                <text:p>1751.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759.518">
                <text:p>1759.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987cm" xlink:href=".." xlink:type="simple" chart:class="chart:scatter" chart:style-name="ch1">
        <chart:title svg:x="5.39cm" svg:y="0.375cm" chart:style-name="ch2">
          <text:p>Parameterised modal min</text:p>
        </chart:title>
        <chart:legend chart:legend-position="end" svg:x="12.91cm" svg:y="4.449cm" style:legend-expansion="high" chart:style-name="ch3"/>
        <chart:plot-area chart:style-name="ch4" table:cell-range-address="Sheet3.E2:Sheet3.E65 Sheet3.L1:Sheet3.Q65" chart:data-source-has-labels="row" svg:x="1.331cm" svg:y="1.871cm" svg:width="10.939cm" svg:height="8.896cm">
          <chartooo:coordinate-region svg:x="2.164cm" svg:y="2.071cm" svg:width="9.919cm" svg:height="8.497cm"/>
          <chart:axis chart:dimension="x" chart:name="primary-x" chart:style-name="ch5">
            <chart:title svg:x="6.28cm" svg:y="11.006cm" chart:style-name="ch6">
              <text:p>P/kbar</text:p>
            </chart:title>
          </chart:axis>
          <chart:axis chart:dimension="y" chart:name="primary-y" chart:style-name="ch5">
            <chart:title svg:x="0.451cm" svg:y="7.13cm" chart:style-name="ch7">
              <text:p>modal min</text:p>
            </chart:title>
          </chart:axis>
          <chart:series chart:style-name="ch8" chart:values-cell-range-address="Sheet3.L2:Sheet3.L65" chart:label-cell-address="Sheet3.L1:Sheet3.L1" chart:class="chart:scatter">
            <chart:domain table:cell-range-address="Sheet3.E2:Sheet3.E65"/>
            <chart:data-point chart:repeated="64"/>
          </chart:series>
          <chart:series chart:style-name="ch9" chart:values-cell-range-address="Sheet3.M2:Sheet3.M65" chart:label-cell-address="Sheet3.M1:Sheet3.M1" chart:class="chart:scatter">
            <chart:data-point chart:repeated="64"/>
          </chart:series>
          <chart:series chart:style-name="ch10" chart:values-cell-range-address="Sheet3.N2:Sheet3.N65" chart:label-cell-address="Sheet3.N1:Sheet3.N1" chart:class="chart:scatter">
            <chart:data-point chart:repeated="64"/>
          </chart:series>
          <chart:series chart:style-name="ch11" chart:values-cell-range-address="Sheet3.O2:Sheet3.O65" chart:label-cell-address="Sheet3.O1:Sheet3.O1" chart:class="chart:scatter">
            <chart:data-point chart:repeated="64"/>
          </chart:series>
          <chart:series chart:style-name="ch12" chart:values-cell-range-address="Sheet3.P2:Sheet3.P65" chart:label-cell-address="Sheet3.P1:Sheet3.P1" chart:class="chart:scatter">
            <chart:data-point chart:repeated="64"/>
          </chart:series>
          <chart:series chart:style-name="ch13" chart:values-cell-range-address="Sheet3.Q2:Sheet3.Q65" chart:label-cell-address="Sheet3.Q1:Sheet3.Q1" chart:class="chart:scatter">
            <chart:data-point chart:repeated="6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l-param</text:p>
                <draw:g>
                  <svg:desc>Sheet3.L1:Sheet3.L1</svg:desc>
                </draw:g>
              </table:table-cell>
              <table:table-cell office:value-type="string">
                <text:p>Opx-param</text:p>
                <draw:g>
                  <svg:desc>Sheet3.M1:Sheet3.M1</svg:desc>
                </draw:g>
              </table:table-cell>
              <table:table-cell office:value-type="string">
                <text:p>Cpx-param</text:p>
                <draw:g>
                  <svg:desc>Sheet3.N1:Sheet3.N1</svg:desc>
                </draw:g>
              </table:table-cell>
              <table:table-cell office:value-type="string">
                <text:p>Plag-param</text:p>
                <draw:g>
                  <svg:desc>Sheet3.O1:Sheet3.O1</svg:desc>
                </draw:g>
              </table:table-cell>
              <table:table-cell office:value-type="string">
                <text:p>Sp-param</text:p>
                <draw:g>
                  <svg:desc>Sheet3.P1:Sheet3.P1</svg:desc>
                </draw:g>
              </table:table-cell>
              <table:table-cell office:value-type="string">
                <text:p>G-param</text:p>
                <draw:g>
                  <svg:desc>Sheet3.Q1:Sheet3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1">
                <text:p>2.001</text:p>
                <draw:g>
                  <svg:desc>Sheet3.E2:Sheet3.E65</svg:desc>
                </draw:g>
              </table:table-cell>
              <table:table-cell office:value-type="float" office:value="0.4023966">
                <text:p>0.4023966</text:p>
                <draw:g>
                  <svg:desc>Sheet3.L2:Sheet3.L65</svg:desc>
                </draw:g>
              </table:table-cell>
              <table:table-cell office:value-type="float" office:value="NaN">
                <text:p>NaN</text:p>
                <draw:g>
                  <svg:desc>Sheet3.M2:Sheet3.M65</svg:desc>
                </draw:g>
              </table:table-cell>
              <table:table-cell office:value-type="float" office:value="0.1602079">
                <text:p>0.1602079</text:p>
                <draw:g>
                  <svg:desc>Sheet3.N2:Sheet3.N65</svg:desc>
                </draw:g>
              </table:table-cell>
              <table:table-cell office:value-type="float" office:value="0.3110936">
                <text:p>0.3110936</text:p>
                <draw:g>
                  <svg:desc>Sheet3.O2:Sheet3.O65</svg:desc>
                </draw:g>
              </table:table-cell>
              <table:table-cell office:value-type="float" office:value="0.1263019">
                <text:p>0.1263019</text:p>
                <draw:g>
                  <svg:desc>Sheet3.P2:Sheet3.P65</svg:desc>
                </draw:g>
              </table:table-cell>
              <table:table-cell office:value-type="float" office:value="NaN">
                <text:p>NaN</text:p>
                <draw:g>
                  <svg:desc>Sheet3.Q2:Sheet3.Q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1">
                <text:p>3.001</text:p>
              </table:table-cell>
              <table:table-cell office:value-type="float" office:value="0.3989966">
                <text:p>0.3989966</text:p>
              </table:table-cell>
              <table:table-cell office:value-type="float" office:value="NaN">
                <text:p>NaN</text:p>
              </table:table-cell>
              <table:table-cell office:value-type="float" office:value="0.1681079">
                <text:p>0.1681079</text:p>
              </table:table-cell>
              <table:table-cell office:value-type="float" office:value="0.3046936">
                <text:p>0.3046936</text:p>
              </table:table-cell>
              <table:table-cell office:value-type="float" office:value="0.1282019">
                <text:p>0.128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01">
                <text:p>4.001</text:p>
              </table:table-cell>
              <table:table-cell office:value-type="float" office:value="0.3955966">
                <text:p>0.3955966</text:p>
              </table:table-cell>
              <table:table-cell office:value-type="float" office:value="NaN">
                <text:p>NaN</text:p>
              </table:table-cell>
              <table:table-cell office:value-type="float" office:value="0.1760079">
                <text:p>0.1760079</text:p>
              </table:table-cell>
              <table:table-cell office:value-type="float" office:value="0.2982936">
                <text:p>0.2982936</text:p>
              </table:table-cell>
              <table:table-cell office:value-type="float" office:value="0.1301019">
                <text:p>0.130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1">
                <text:p>5.001</text:p>
              </table:table-cell>
              <table:table-cell office:value-type="float" office:value="0.3921966">
                <text:p>0.3921966</text:p>
              </table:table-cell>
              <table:table-cell office:value-type="float" office:value="NaN">
                <text:p>NaN</text:p>
              </table:table-cell>
              <table:table-cell office:value-type="float" office:value="0.1839079">
                <text:p>0.1839079</text:p>
              </table:table-cell>
              <table:table-cell office:value-type="float" office:value="0.2918936">
                <text:p>0.2918936</text:p>
              </table:table-cell>
              <table:table-cell office:value-type="float" office:value="0.1320019">
                <text:p>0.132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01">
                <text:p>6.001</text:p>
              </table:table-cell>
              <table:table-cell office:value-type="float" office:value="0.3887966">
                <text:p>0.3887966</text:p>
              </table:table-cell>
              <table:table-cell office:value-type="float" office:value="NaN">
                <text:p>NaN</text:p>
              </table:table-cell>
              <table:table-cell office:value-type="float" office:value="0.1918079">
                <text:p>0.1918079</text:p>
              </table:table-cell>
              <table:table-cell office:value-type="float" office:value="0.2854936">
                <text:p>0.2854936</text:p>
              </table:table-cell>
              <table:table-cell office:value-type="float" office:value="0.1339019">
                <text:p>0.1339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01">
                <text:p>7.001</text:p>
              </table:table-cell>
              <table:table-cell office:value-type="float" office:value="0.3853966">
                <text:p>0.3853966</text:p>
              </table:table-cell>
              <table:table-cell office:value-type="float" office:value="NaN">
                <text:p>NaN</text:p>
              </table:table-cell>
              <table:table-cell office:value-type="float" office:value="0.1997079">
                <text:p>0.1997079</text:p>
              </table:table-cell>
              <table:table-cell office:value-type="float" office:value="0.2790936">
                <text:p>0.2790936</text:p>
              </table:table-cell>
              <table:table-cell office:value-type="float" office:value="0.1358019">
                <text:p>0.1358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0.2076">
                <text:p>0.2076</text:p>
              </table:table-cell>
              <table:table-cell office:value-type="float" office:value="0.2727">
                <text:p>0.2727</text:p>
              </table:table-cell>
              <table:table-cell office:value-type="float" office:value="0.1377">
                <text:p>0.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7797">
                <text:p>8.7797</text:p>
              </table:table-cell>
              <table:table-cell office:value-type="float" office:value="0.37798928">
                <text:p>0.37798928</text:p>
              </table:table-cell>
              <table:table-cell office:value-type="float" office:value="0.14405017">
                <text:p>0.14405017</text:p>
              </table:table-cell>
              <table:table-cell office:value-type="float" office:value="0.21419134">
                <text:p>0.21419134</text:p>
              </table:table-cell>
              <table:table-cell office:value-type="float" office:value="0.26430912">
                <text:p>0.26430912</text:p>
              </table:table-cell>
              <table:table-cell office:value-type="float" office:value="-0.000839909999999999">
                <text:p>-0.00083990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653">
                <text:p>0.3653</text:p>
              </table:table-cell>
              <table:table-cell office:value-type="float" office:value="0.1498">
                <text:p>0.1498</text:p>
              </table:table-cell>
              <table:table-cell office:value-type="float" office:value="0.2323">
                <text:p>0.2323</text:p>
              </table:table-cell>
              <table:table-cell office:value-type="float" office:value="0.2488">
                <text:p>0.2488</text:p>
              </table:table-cell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77">
                <text:p>0.3077</text:p>
              </table:table-cell>
              <table:table-cell office:value-type="float" office:value="0.1759">
                <text:p>0.1759</text:p>
              </table:table-cell>
              <table:table-cell office:value-type="float" office:value="0.3145">
                <text:p>0.3145</text:p>
              </table:table-cell>
              <table:table-cell office:value-type="float" office:value="0.1784">
                <text:p>0.1784</text:p>
              </table:table-cell>
              <table:table-cell office:value-type="float" office:value="0.0232">
                <text:p>0.0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501">
                <text:p>0.2501</text:p>
              </table:table-cell>
              <table:table-cell office:value-type="float" office:value="0.202">
                <text:p>0.202</text:p>
              </table:table-cell>
              <table:table-cell office:value-type="float" office:value="0.3967">
                <text:p>0.3967</text:p>
              </table:table-cell>
              <table:table-cell office:value-type="float" office:value="0.108">
                <text:p>0.108</text:p>
              </table:table-cell>
              <table:table-cell office:value-type="float" office:value="0.0429">
                <text:p>0.0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925">
                <text:p>0.1925</text:p>
              </table:table-cell>
              <table:table-cell office:value-type="float" office:value="0.2281">
                <text:p>0.2281</text:p>
              </table:table-cell>
              <table:table-cell office:value-type="float" office:value="0.4789">
                <text:p>0.4789</text:p>
              </table:table-cell>
              <table:table-cell office:value-type="float" office:value="0.0376000000000001">
                <text:p>0.0376000000000001</text:p>
              </table:table-cell>
              <table:table-cell office:value-type="float" office:value="0.0626">
                <text:p>0.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664">
                <text:p>0.1664</text:p>
              </table:table-cell>
              <table:table-cell office:value-type="float" office:value="0.2249">
                <text:p>0.2249</text:p>
              </table:table-cell>
              <table:table-cell office:value-type="float" office:value="0.5403">
                <text:p>0.5403</text:p>
              </table:table-cell>
              <table:table-cell office:value-type="float" office:value="NaN">
                <text:p>NaN</text:p>
              </table:table-cell>
              <table:table-cell office:value-type="float" office:value="0.0684">
                <text:p>0.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667">
                <text:p>0.1667</text:p>
              </table:table-cell>
              <table:table-cell office:value-type="float" office:value="0.2133">
                <text:p>0.2133</text:p>
              </table:table-cell>
              <table:table-cell office:value-type="float" office:value="0.5519">
                <text:p>0.5519</text:p>
              </table:table-cell>
              <table:table-cell office:value-type="float" office:value="NaN">
                <text:p>NaN</text:p>
              </table:table-cell>
              <table:table-cell office:value-type="float" office:value="0.0681">
                <text:p>0.0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67">
                <text:p>0.167</text:p>
              </table:table-cell>
              <table:table-cell office:value-type="float" office:value="0.2017">
                <text:p>0.2017</text:p>
              </table:table-cell>
              <table:table-cell office:value-type="float" office:value="0.5635">
                <text:p>0.5635</text:p>
              </table:table-cell>
              <table:table-cell office:value-type="float" office:value="NaN">
                <text:p>NaN</text:p>
              </table:table-cell>
              <table:table-cell office:value-type="float" office:value="0.0678">
                <text:p>0.0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673">
                <text:p>0.1673</text:p>
              </table:table-cell>
              <table:table-cell office:value-type="float" office:value="0.1901">
                <text:p>0.1901</text:p>
              </table:table-cell>
              <table:table-cell office:value-type="float" office:value="0.5751">
                <text:p>0.5751</text:p>
              </table:table-cell>
              <table:table-cell office:value-type="float" office:value="NaN">
                <text:p>NaN</text:p>
              </table:table-cell>
              <table:table-cell office:value-type="float" office:value="0.0675">
                <text:p>0.0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676">
                <text:p>0.1676</text:p>
              </table:table-cell>
              <table:table-cell office:value-type="float" office:value="0.1785">
                <text:p>0.1785</text:p>
              </table:table-cell>
              <table:table-cell office:value-type="float" office:value="0.5867">
                <text:p>0.5867</text:p>
              </table:table-cell>
              <table:table-cell office:value-type="float" office:value="NaN">
                <text:p>NaN</text:p>
              </table:table-cell>
              <table:table-cell office:value-type="float" office:value="0.0672">
                <text:p>0.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679">
                <text:p>0.1679</text:p>
              </table:table-cell>
              <table:table-cell office:value-type="float" office:value="0.1669">
                <text:p>0.1669</text:p>
              </table:table-cell>
              <table:table-cell office:value-type="float" office:value="0.5983">
                <text:p>0.5983</text:p>
              </table:table-cell>
              <table:table-cell office:value-type="float" office:value="NaN">
                <text:p>NaN</text:p>
              </table:table-cell>
              <table:table-cell office:value-type="float" office:value="0.0669">
                <text:p>0.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682">
                <text:p>0.1682</text:p>
              </table:table-cell>
              <table:table-cell office:value-type="float" office:value="0.1553">
                <text:p>0.1553</text:p>
              </table:table-cell>
              <table:table-cell office:value-type="float" office:value="0.6099">
                <text:p>0.6099</text:p>
              </table:table-cell>
              <table:table-cell office:value-type="float" office:value="NaN">
                <text:p>NaN</text:p>
              </table:table-cell>
              <table:table-cell office:value-type="float" office:value="0.0666">
                <text:p>0.0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685">
                <text:p>0.1685</text:p>
              </table:table-cell>
              <table:table-cell office:value-type="float" office:value="0.1437">
                <text:p>0.1437</text:p>
              </table:table-cell>
              <table:table-cell office:value-type="float" office:value="0.6215">
                <text:p>0.6215</text:p>
              </table:table-cell>
              <table:table-cell office:value-type="float" office:value="NaN">
                <text:p>NaN</text:p>
              </table:table-cell>
              <table:table-cell office:value-type="float" office:value="0.0663">
                <text:p>0.0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688">
                <text:p>0.1688</text:p>
              </table:table-cell>
              <table:table-cell office:value-type="float" office:value="0.1321">
                <text:p>0.1321</text:p>
              </table:table-cell>
              <table:table-cell office:value-type="float" office:value="0.6331">
                <text:p>0.6331</text:p>
              </table:table-cell>
              <table:table-cell office:value-type="float" office:value="NaN">
                <text:p>NaN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">
                <text:p>21.7</text:p>
              </table:table-cell>
              <table:table-cell office:value-type="float" office:value="0.17382">
                <text:p>0.17382</text:p>
              </table:table-cell>
              <table:table-cell office:value-type="float" office:value="0.10551">
                <text:p>0.10551</text:p>
              </table:table-cell>
              <table:table-cell office:value-type="float" office:value="0.63752">
                <text:p>0.63752</text:p>
              </table:table-cell>
              <table:table-cell office:value-type="float" office:value="NaN">
                <text:p>NaN</text:p>
              </table:table-cell>
              <table:table-cell office:value-type="float" office:value="0.0592100000000001">
                <text:p>0.0592100000000001</text:p>
              </table:table-cell>
              <table:table-cell office:value-type="float" office:value="0.0231399999999997">
                <text:p>0.0231399999999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">
                <text:p>21.9</text:p>
              </table:table-cell>
              <table:table-cell office:value-type="float" office:value="0.18034">
                <text:p>0.18034</text:p>
              </table:table-cell>
              <table:table-cell office:value-type="float" office:value="0.0819700000000005">
                <text:p>0.0819700000000005</text:p>
              </table:table-cell>
              <table:table-cell office:value-type="float" office:value="0.63084">
                <text:p>0.63084</text:p>
              </table:table-cell>
              <table:table-cell office:value-type="float" office:value="NaN">
                <text:p>NaN</text:p>
              </table:table-cell>
              <table:table-cell office:value-type="float" office:value="0.0526700000000001">
                <text:p>0.0526700000000001</text:p>
              </table:table-cell>
              <table:table-cell office:value-type="float" office:value="0.0533799999999998">
                <text:p>0.05337999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1">
                <text:p>22.1</text:p>
              </table:table-cell>
              <table:table-cell office:value-type="float" office:value="0.18686">
                <text:p>0.18686</text:p>
              </table:table-cell>
              <table:table-cell office:value-type="float" office:value="0.05843">
                <text:p>0.05843</text:p>
              </table:table-cell>
              <table:table-cell office:value-type="float" office:value="0.62416">
                <text:p>0.62416</text:p>
              </table:table-cell>
              <table:table-cell office:value-type="float" office:value="NaN">
                <text:p>NaN</text:p>
              </table:table-cell>
              <table:table-cell office:value-type="float" office:value="0.04613">
                <text:p>0.04613</text:p>
              </table:table-cell>
              <table:table-cell office:value-type="float" office:value="0.0836199999999998">
                <text:p>0.083619999999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3">
                <text:p>22.3</text:p>
              </table:table-cell>
              <table:table-cell office:value-type="float" office:value="0.19338">
                <text:p>0.19338</text:p>
              </table:table-cell>
              <table:table-cell office:value-type="float" office:value="0.0348900000000003">
                <text:p>0.0348900000000003</text:p>
              </table:table-cell>
              <table:table-cell office:value-type="float" office:value="0.61748">
                <text:p>0.61748</text:p>
              </table:table-cell>
              <table:table-cell office:value-type="float" office:value="NaN">
                <text:p>NaN</text:p>
              </table:table-cell>
              <table:table-cell office:value-type="float" office:value="0.03959">
                <text:p>0.03959</text:p>
              </table:table-cell>
              <table:table-cell office:value-type="float" office:value="0.11386">
                <text:p>0.113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">
                <text:p>22.5</text:p>
              </table:table-cell>
              <table:table-cell office:value-type="float" office:value="0.1999">
                <text:p>0.1999</text:p>
              </table:table-cell>
              <table:table-cell office:value-type="float" office:value="0.0113500000000002">
                <text:p>0.0113500000000002</text:p>
              </table:table-cell>
              <table:table-cell office:value-type="float" office:value="0.6108">
                <text:p>0.6108</text:p>
              </table:table-cell>
              <table:table-cell office:value-type="float" office:value="NaN">
                <text:p>NaN</text:p>
              </table:table-cell>
              <table:table-cell office:value-type="float" office:value="0.03305">
                <text:p>0.03305</text:p>
              </table:table-cell>
              <table:table-cell office:value-type="float" office:value="0.1441">
                <text:p>0.1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0.2097">
                <text:p>0.2097</text:p>
              </table:table-cell>
              <table:table-cell office:value-type="float" office:value="NaN">
                <text:p>NaN</text:p>
              </table:table-cell>
              <table:table-cell office:value-type="float" office:value="0.5902">
                <text:p>0.5902</text:p>
              </table:table-cell>
              <table:table-cell office:value-type="float" office:value="NaN">
                <text:p>NaN</text:p>
              </table:table-cell>
              <table:table-cell office:value-type="float" office:value="0.0253">
                <text:p>0.0253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0.2143">
                <text:p>0.2143</text:p>
              </table:table-cell>
              <table:table-cell office:value-type="float" office:value="NaN">
                <text:p>NaN</text:p>
              </table:table-cell>
              <table:table-cell office:value-type="float" office:value="0.5742">
                <text:p>0.5742</text:p>
              </table:table-cell>
              <table:table-cell office:value-type="float" office:value="NaN">
                <text:p>NaN</text:p>
              </table:table-cell>
              <table:table-cell office:value-type="float" office:value="0.0207">
                <text:p>0.0207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0.2189">
                <text:p>0.2189</text:p>
              </table:table-cell>
              <table:table-cell office:value-type="float" office:value="NaN">
                <text:p>NaN</text:p>
              </table:table-cell>
              <table:table-cell office:value-type="float" office:value="0.5582">
                <text:p>0.5582</text:p>
              </table:table-cell>
              <table:table-cell office:value-type="float" office:value="NaN">
                <text:p>NaN</text:p>
              </table:table-cell>
              <table:table-cell office:value-type="float" office:value="0.0161">
                <text:p>0.0161</text:p>
              </table:table-cell>
              <table:table-cell office:value-type="float" office:value="0.2068">
                <text:p>0.2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235">
                <text:p>0.2235</text:p>
              </table:table-cell>
              <table:table-cell office:value-type="float" office:value="NaN">
                <text:p>NaN</text:p>
              </table:table-cell>
              <table:table-cell office:value-type="float" office:value="0.5422">
                <text:p>0.5422</text:p>
              </table:table-cell>
              <table:table-cell office:value-type="float" office:value="NaN">
                <text:p>NaN</text:p>
              </table:table-cell>
              <table:table-cell office:value-type="float" office:value="0.0115">
                <text:p>0.0115</text:p>
              </table:table-cell>
              <table:table-cell office:value-type="float" office:value="0.2228">
                <text:p>0.2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0.2281">
                <text:p>0.2281</text:p>
              </table:table-cell>
              <table:table-cell office:value-type="float" office:value="NaN">
                <text:p>NaN</text:p>
              </table:table-cell>
              <table:table-cell office:value-type="float" office:value="0.5262">
                <text:p>0.5262</text:p>
              </table:table-cell>
              <table:table-cell office:value-type="float" office:value="NaN">
                <text:p>NaN</text:p>
              </table:table-cell>
              <table:table-cell office:value-type="float" office:value="0.00689999999999999">
                <text:p>0.00689999999999999</text:p>
              </table:table-cell>
              <table:table-cell office:value-type="float" office:value="0.2388">
                <text:p>0.2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0.2327">
                <text:p>0.2327</text:p>
              </table:table-cell>
              <table:table-cell office:value-type="float" office:value="NaN">
                <text:p>NaN</text:p>
              </table:table-cell>
              <table:table-cell office:value-type="float" office:value="0.5102">
                <text:p>0.5102</text:p>
              </table:table-cell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  <table:table-cell office:value-type="float" office:value="0.2548">
                <text:p>0.2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0.2373">
                <text:p>0.2373</text:p>
              </table:table-cell>
              <table:table-cell office:value-type="float" office:value="NaN">
                <text:p>NaN</text:p>
              </table:table-cell>
              <table:table-cell office:value-type="float" office:value="0.4942">
                <text:p>0.4942</text:p>
              </table:table-cell>
              <table:table-cell office:value-type="float" office:value="NaN">
                <text:p>NaN</text:p>
              </table:table-cell>
              <table:table-cell office:value-type="float" office:value="-0.0023">
                <text:p>-0.0023</text:p>
              </table:table-cell>
              <table:table-cell office:value-type="float" office:value="0.2708">
                <text:p>0.2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935">
                <text:p>0.4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6">
                <text:p>0.2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92">
                <text:p>0.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1">
                <text:p>0.2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905">
                <text:p>0.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9">
                <text:p>0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1">
                <text:p>0.2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75">
                <text:p>0.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6">
                <text:p>0.2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6">
                <text:p>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1">
                <text:p>0.2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45">
                <text:p>0.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6">
                <text:p>0.2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1">
                <text:p>0.2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15">
                <text:p>0.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6">
                <text:p>0.2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1">
                <text:p>0.2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85">
                <text:p>0.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6">
                <text:p>0.2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1">
                <text:p>0.2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55">
                <text:p>0.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6">
                <text:p>0.2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1">
                <text:p>0.29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25">
                <text:p>0.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6">
                <text:p>0.2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1">
                <text:p>0.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1">
                <text:p>0.2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95">
                <text:p>0.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6">
                <text:p>0.2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1">
                <text:p>0.2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65">
                <text:p>0.4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6">
                <text:p>0.29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1">
                <text:p>0.3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35">
                <text:p>0.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2">
                <text:p>0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1">
                <text:p>0.3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05">
                <text:p>0.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6">
                <text:p>0.3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9">
                <text:p>0.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1">
                <text:p>0.30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75">
                <text:p>0.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76">
                <text:p>0.3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1">
                <text:p>0.3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45">
                <text:p>0.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6">
                <text:p>0.3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3">
                <text:p>0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1">
                <text:p>0.3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15">
                <text:p>0.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6">
                <text:p>0.3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1">
                <text:p>0.3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485">
                <text:p>0.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6">
                <text:p>0.31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12.095cm" xlink:href=".." xlink:type="simple" chart:class="chart:scatter" chart:style-name="ch1">
        <chart:title svg:x="4.768cm" svg:y="0.377cm" chart:style-name="ch2">
          <text:p>Major element melt composition</text:p>
        </chart:title>
        <chart:legend chart:legend-position="end" svg:x="13.624cm" svg:y="4.005cm" style:legend-expansion="high" chart:style-name="ch3"/>
        <chart:plot-area chart:style-name="ch4" table:cell-range-address="Sheet1.B2:Sheet1.B65 Sheet1.AG1:Sheet1.AN65" chart:data-source-has-labels="row" svg:x="1.331cm" svg:y="1.879cm" svg:width="11.653cm" svg:height="8.994cm">
          <chartooo:coordinate-region svg:x="1.952cm" svg:y="2.078cm" svg:width="10.845cm" svg:height="8.148cm"/>
          <chart:axis chart:dimension="x" chart:name="primary-x" chart:style-name="ch5">
            <chart:title svg:x="6.637cm" svg:y="11.114cm" chart:style-name="ch6">
              <text:p>P/GPa</text:p>
            </chart:title>
          </chart:axis>
          <chart:axis chart:dimension="y" chart:name="primary-y" chart:style-name="ch7">
            <chart:title svg:x="0.451cm" svg:y="7.796cm" chart:style-name="ch8">
              <text:p>Concentration/wt%</text:p>
            </chart:title>
          </chart:axis>
          <chart:series chart:style-name="ch9" chart:values-cell-range-address="Sheet1.AG2:Sheet1.AG65" chart:label-cell-address="Sheet1.AG1:Sheet1.AG1" chart:class="chart:scatter">
            <chart:domain table:cell-range-address="Sheet1.B2:Sheet1.B65"/>
            <chart:data-point chart:repeated="64"/>
          </chart:series>
          <chart:series chart:style-name="ch10" chart:values-cell-range-address="Sheet1.AH2:Sheet1.AH65" chart:label-cell-address="Sheet1.AH1:Sheet1.AH1" chart:class="chart:scatter">
            <chart:data-point chart:repeated="64"/>
          </chart:series>
          <chart:series chart:style-name="ch11" chart:values-cell-range-address="Sheet1.AI2:Sheet1.AI65" chart:label-cell-address="Sheet1.AI1:Sheet1.AI1" chart:class="chart:scatter">
            <chart:data-point chart:repeated="64"/>
          </chart:series>
          <chart:series chart:style-name="ch12" chart:values-cell-range-address="Sheet1.AJ2:Sheet1.AJ65" chart:label-cell-address="Sheet1.AJ1:Sheet1.AJ1" chart:class="chart:scatter">
            <chart:data-point chart:repeated="64"/>
          </chart:series>
          <chart:series chart:style-name="ch13" chart:values-cell-range-address="Sheet1.AK2:Sheet1.AK65" chart:label-cell-address="Sheet1.AK1:Sheet1.AK1" chart:class="chart:scatter">
            <chart:data-point chart:repeated="64"/>
          </chart:series>
          <chart:series chart:style-name="ch14" chart:values-cell-range-address="Sheet1.AL2:Sheet1.AL65" chart:label-cell-address="Sheet1.AL1:Sheet1.AL1" chart:class="chart:scatter">
            <chart:data-point chart:repeated="64"/>
          </chart:series>
          <chart:series chart:style-name="ch15" chart:values-cell-range-address="Sheet1.AM2:Sheet1.AM65" chart:label-cell-address="Sheet1.AM1:Sheet1.AM1" chart:class="chart:scatter">
            <chart:data-point chart:repeated="64"/>
          </chart:series>
          <chart:series chart:style-name="ch16" chart:values-cell-range-address="Sheet1.AN2:Sheet1.AN65" chart:label-cell-address="Sheet1.AN1:Sheet1.AN1" chart:class="chart:scatter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O2</text:p>
                <draw:g>
                  <svg:desc>Sheet1.AG1:Sheet1.AG1</svg:desc>
                </draw:g>
              </table:table-cell>
              <table:table-cell office:value-type="string">
                <text:p>Al2O3</text:p>
                <draw:g>
                  <svg:desc>Sheet1.AH1:Sheet1.AH1</svg:desc>
                </draw:g>
              </table:table-cell>
              <table:table-cell office:value-type="string">
                <text:p>CaO</text:p>
                <draw:g>
                  <svg:desc>Sheet1.AI1:Sheet1.AI1</svg:desc>
                </draw:g>
              </table:table-cell>
              <table:table-cell office:value-type="string">
                <text:p>MgO</text:p>
                <draw:g>
                  <svg:desc>Sheet1.AJ1:Sheet1.AJ1</svg:desc>
                </draw:g>
              </table:table-cell>
              <table:table-cell office:value-type="string">
                <text:p>FeO</text:p>
                <draw:g>
                  <svg:desc>Sheet1.AK1:Sheet1.AK1</svg:desc>
                </draw:g>
              </table:table-cell>
              <table:table-cell office:value-type="string">
                <text:p>Na2O</text:p>
                <draw:g>
                  <svg:desc>Sheet1.AL1:Sheet1.AL1</svg:desc>
                </draw:g>
              </table:table-cell>
              <table:table-cell office:value-type="string">
                <text:p>Fe2O3</text:p>
                <draw:g>
                  <svg:desc>Sheet1.AM1:Sheet1.AM1</svg:desc>
                </draw:g>
              </table:table-cell>
              <table:table-cell office:value-type="string">
                <text:p>Cr2O3</text:p>
                <draw:g>
                  <svg:desc>Sheet1.AN1:Sheet1.A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1">
                <text:p>2.001</text:p>
                <draw:g>
                  <svg:desc>Sheet1.B2:Sheet1.B65</svg:desc>
                </draw:g>
              </table:table-cell>
              <table:table-cell office:value-type="float" office:value="33.98">
                <text:p>33.98</text:p>
                <draw:g>
                  <svg:desc>Sheet1.AG2:Sheet1.AG65</svg:desc>
                </draw:g>
              </table:table-cell>
              <table:table-cell office:value-type="float" office:value="6.8">
                <text:p>6.8</text:p>
                <draw:g>
                  <svg:desc>Sheet1.AH2:Sheet1.AH65</svg:desc>
                </draw:g>
              </table:table-cell>
              <table:table-cell office:value-type="float" office:value="5.1">
                <text:p>5.1</text:p>
                <draw:g>
                  <svg:desc>Sheet1.AI2:Sheet1.AI65</svg:desc>
                </draw:g>
              </table:table-cell>
              <table:table-cell office:value-type="float" office:value="6.29">
                <text:p>6.29</text:p>
                <draw:g>
                  <svg:desc>Sheet1.AJ2:Sheet1.AJ65</svg:desc>
                </draw:g>
              </table:table-cell>
              <table:table-cell office:value-type="float" office:value="7.08">
                <text:p>7.08</text:p>
                <draw:g>
                  <svg:desc>Sheet1.AK2:Sheet1.AK65</svg:desc>
                </draw:g>
              </table:table-cell>
              <table:table-cell office:value-type="float" office:value="1.86">
                <text:p>1.86</text:p>
                <draw:g>
                  <svg:desc>Sheet1.AL2:Sheet1.AL65</svg:desc>
                </draw:g>
              </table:table-cell>
              <table:table-cell office:value-type="float" office:value="38.78">
                <text:p>38.78</text:p>
                <draw:g>
                  <svg:desc>Sheet1.AM2:Sheet1.AM65</svg:desc>
                </draw:g>
              </table:table-cell>
              <table:table-cell office:value-type="float" office:value="0.11">
                <text:p>0.11</text:p>
                <draw:g>
                  <svg:desc>Sheet1.AN2:Sheet1.AN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1">
                <text:p>3.001</text:p>
              </table:table-cell>
              <table:table-cell office:value-type="float" office:value="38.95">
                <text:p>38.95</text:p>
              </table:table-cell>
              <table:table-cell office:value-type="float" office:value="9.04">
                <text:p>9.04</text:p>
              </table:table-cell>
              <table:table-cell office:value-type="float" office:value="6.52">
                <text:p>6.52</text:p>
              </table:table-cell>
              <table:table-cell office:value-type="float" office:value="7.1">
                <text:p>7.1</text:p>
              </table:table-cell>
              <table:table-cell office:value-type="float" office:value="8.39">
                <text:p>8.39</text:p>
              </table:table-cell>
              <table:table-cell office:value-type="float" office:value="2.43">
                <text:p>2.43</text:p>
              </table:table-cell>
              <table:table-cell office:value-type="float" office:value="27.46">
                <text:p>27.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01">
                <text:p>4.001</text:p>
              </table:table-cell>
              <table:table-cell office:value-type="float" office:value="41.73">
                <text:p>41.73</text:p>
              </table:table-cell>
              <table:table-cell office:value-type="float" office:value="10.73">
                <text:p>10.73</text:p>
              </table:table-cell>
              <table:table-cell office:value-type="float" office:value="7.43">
                <text:p>7.43</text:p>
              </table:table-cell>
              <table:table-cell office:value-type="float" office:value="7.47">
                <text:p>7.47</text:p>
              </table:table-cell>
              <table:table-cell office:value-type="float" office:value="9.03">
                <text:p>9.03</text:p>
              </table:table-cell>
              <table:table-cell office:value-type="float" office:value="2.86">
                <text:p>2.86</text:p>
              </table:table-cell>
              <table:table-cell office:value-type="float" office:value="20.66">
                <text:p>20.6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1">
                <text:p>5.001</text:p>
              </table:table-cell>
              <table:table-cell office:value-type="float" office:value="43.57">
                <text:p>43.57</text:p>
              </table:table-cell>
              <table:table-cell office:value-type="float" office:value="12.19">
                <text:p>12.19</text:p>
              </table:table-cell>
              <table:table-cell office:value-type="float" office:value="8.09">
                <text:p>8.09</text:p>
              </table:table-cell>
              <table:table-cell office:value-type="float" office:value="7.65">
                <text:p>7.65</text:p>
              </table:table-cell>
              <table:table-cell office:value-type="float" office:value="9.33">
                <text:p>9.33</text:p>
              </table:table-cell>
              <table:table-cell office:value-type="float" office:value="3.22">
                <text:p>3.22</text:p>
              </table:table-cell>
              <table:table-cell office:value-type="float" office:value="15.87">
                <text:p>15.8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01">
                <text:p>6.001</text:p>
              </table:table-cell>
              <table:table-cell office:value-type="float" office:value="44.87">
                <text:p>44.87</text:p>
              </table:table-cell>
              <table:table-cell office:value-type="float" office:value="13.53">
                <text:p>13.53</text:p>
              </table:table-cell>
              <table:table-cell office:value-type="float" office:value="8.59">
                <text:p>8.59</text:p>
              </table:table-cell>
              <table:table-cell office:value-type="float" office:value="7.71">
                <text:p>7.71</text:p>
              </table:table-cell>
              <table:table-cell office:value-type="float" office:value="9.43">
                <text:p>9.43</text:p>
              </table:table-cell>
              <table:table-cell office:value-type="float" office:value="3.56">
                <text:p>3.56</text:p>
              </table:table-cell>
              <table:table-cell office:value-type="float" office:value="12.26">
                <text:p>12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01">
                <text:p>7.001</text:p>
              </table:table-cell>
              <table:table-cell office:value-type="float" office:value="45.84">
                <text:p>45.84</text:p>
              </table:table-cell>
              <table:table-cell office:value-type="float" office:value="14.79">
                <text:p>14.79</text:p>
              </table:table-cell>
              <table:table-cell office:value-type="float" office:value="8.96">
                <text:p>8.96</text:p>
              </table:table-cell>
              <table:table-cell office:value-type="float" office:value="7.68">
                <text:p>7.68</text:p>
              </table:table-cell>
              <table:table-cell office:value-type="float" office:value="9.37">
                <text:p>9.37</text:p>
              </table:table-cell>
              <table:table-cell office:value-type="float" office:value="3.88">
                <text:p>3.88</text:p>
              </table:table-cell>
              <table:table-cell office:value-type="float" office:value="9.43">
                <text:p>9.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6.58">
                <text:p>46.58</text:p>
              </table:table-cell>
              <table:table-cell office:value-type="float" office:value="16">
                <text:p>16</text:p>
              </table:table-cell>
              <table:table-cell office:value-type="float" office:value="9.23">
                <text:p>9.23</text:p>
              </table:table-cell>
              <table:table-cell office:value-type="float" office:value="7.6">
                <text:p>7.6</text:p>
              </table:table-cell>
              <table:table-cell office:value-type="float" office:value="9.19">
                <text:p>9.19</text:p>
              </table:table-cell>
              <table:table-cell office:value-type="float" office:value="4.2">
                <text:p>4.2</text:p>
              </table:table-cell>
              <table:table-cell office:value-type="float" office:value="7.15">
                <text:p>7.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7797">
                <text:p>8.7797</text:p>
              </table:table-cell>
              <table:table-cell office:value-type="float" office:value="47.06">
                <text:p>47.06</text:p>
              </table:table-cell>
              <table:table-cell office:value-type="float" office:value="16.92">
                <text:p>16.92</text:p>
              </table:table-cell>
              <table:table-cell office:value-type="float" office:value="9.37">
                <text:p>9.37</text:p>
              </table:table-cell>
              <table:table-cell office:value-type="float" office:value="7.49">
                <text:p>7.49</text:p>
              </table:table-cell>
              <table:table-cell office:value-type="float" office:value="8.98">
                <text:p>8.98</text:p>
              </table:table-cell>
              <table:table-cell office:value-type="float" office:value="4.47">
                <text:p>4.47</text:p>
              </table:table-cell>
              <table:table-cell office:value-type="float" office:value="5.67">
                <text:p>5.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7.49">
                <text:p>47.49</text:p>
              </table:table-cell>
              <table:table-cell office:value-type="float" office:value="17.14">
                <text:p>17.14</text:p>
              </table:table-cell>
              <table:table-cell office:value-type="float" office:value="9.34">
                <text:p>9.34</text:p>
              </table:table-cell>
              <table:table-cell office:value-type="float" office:value="7.49">
                <text:p>7.49</text:p>
              </table:table-cell>
              <table:table-cell office:value-type="float" office:value="8.93">
                <text:p>8.93</text:p>
              </table:table-cell>
              <table:table-cell office:value-type="float" office:value="4.6">
                <text:p>4.6</text:p>
              </table:table-cell>
              <table:table-cell office:value-type="float" office:value="4.98">
                <text:p>4.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.46">
                <text:p>49.46</text:p>
              </table:table-cell>
              <table:table-cell office:value-type="float" office:value="17.81">
                <text:p>17.81</text:p>
              </table:table-cell>
              <table:table-cell office:value-type="float" office:value="8.82">
                <text:p>8.82</text:p>
              </table:table-cell>
              <table:table-cell office:value-type="float" office:value="7.42">
                <text:p>7.42</text:p>
              </table:table-cell>
              <table:table-cell office:value-type="float" office:value="8.54">
                <text:p>8.54</text:p>
              </table:table-cell>
              <table:table-cell office:value-type="float" office:value="5.31">
                <text:p>5.31</text:p>
              </table:table-cell>
              <table:table-cell office:value-type="float" office:value="2.64">
                <text:p>2.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1.24">
                <text:p>51.24</text:p>
              </table:table-cell>
              <table:table-cell office:value-type="float" office:value="18.13">
                <text:p>18.13</text:p>
              </table:table-cell>
              <table:table-cell office:value-type="float" office:value="7.82">
                <text:p>7.82</text:p>
              </table:table-cell>
              <table:table-cell office:value-type="float" office:value="7.21">
                <text:p>7.21</text:p>
              </table:table-cell>
              <table:table-cell office:value-type="float" office:value="7.94">
                <text:p>7.94</text:p>
              </table:table-cell>
              <table:table-cell office:value-type="float" office:value="6.19">
                <text:p>6.19</text:p>
              </table:table-cell>
              <table:table-cell office:value-type="float" office:value="1.47">
                <text:p>1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2.83">
                <text:p>52.83</text:p>
              </table:table-cell>
              <table:table-cell office:value-type="float" office:value="18.33">
                <text:p>18.33</text:p>
              </table:table-cell>
              <table:table-cell office:value-type="float" office:value="6.66">
                <text:p>6.66</text:p>
              </table:table-cell>
              <table:table-cell office:value-type="float" office:value="6.92">
                <text:p>6.92</text:p>
              </table:table-cell>
              <table:table-cell office:value-type="float" office:value="7.26">
                <text:p>7.26</text:p>
              </table:table-cell>
              <table:table-cell office:value-type="float" office:value="7.12">
                <text:p>7.12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2.89">
                <text:p>52.89</text:p>
              </table:table-cell>
              <table:table-cell office:value-type="float" office:value="18.19">
                <text:p>18.19</text:p>
              </table:table-cell>
              <table:table-cell office:value-type="float" office:value="6.52">
                <text:p>6.52</text:p>
              </table:table-cell>
              <table:table-cell office:value-type="float" office:value="7.07">
                <text:p>7.07</text:p>
              </table:table-cell>
              <table:table-cell office:value-type="float" office:value="7.34">
                <text:p>7.34</text:p>
              </table:table-cell>
              <table:table-cell office:value-type="float" office:value="7.2">
                <text:p>7.2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.4">
                <text:p>52.4</text:p>
              </table:table-cell>
              <table:table-cell office:value-type="float" office:value="17.93">
                <text:p>17.93</text:p>
              </table:table-cell>
              <table:table-cell office:value-type="float" office:value="6.8">
                <text:p>6.8</text:p>
              </table:table-cell>
              <table:table-cell office:value-type="float" office:value="7.4">
                <text:p>7.4</text:p>
              </table:table-cell>
              <table:table-cell office:value-type="float" office:value="7.74">
                <text:p>7.74</text:p>
              </table:table-cell>
              <table:table-cell office:value-type="float" office:value="6.95">
                <text:p>6.95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1.93">
                <text:p>51.93</text:p>
              </table:table-cell>
              <table:table-cell office:value-type="float" office:value="17.67">
                <text:p>17.67</text:p>
              </table:table-cell>
              <table:table-cell office:value-type="float" office:value="7.06">
                <text:p>7.06</text:p>
              </table:table-cell>
              <table:table-cell office:value-type="float" office:value="7.72">
                <text:p>7.72</text:p>
              </table:table-cell>
              <table:table-cell office:value-type="float" office:value="8.13">
                <text:p>8.13</text:p>
              </table:table-cell>
              <table:table-cell office:value-type="float" office:value="6.7">
                <text:p>6.7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1.47">
                <text:p>51.47</text:p>
              </table:table-cell>
              <table:table-cell office:value-type="float" office:value="17.4">
                <text:p>17.4</text:p>
              </table:table-cell>
              <table:table-cell office:value-type="float" office:value="7.32">
                <text:p>7.32</text:p>
              </table:table-cell>
              <table:table-cell office:value-type="float" office:value="8.04">
                <text:p>8.04</text:p>
              </table:table-cell>
              <table:table-cell office:value-type="float" office:value="8.51">
                <text:p>8.51</text:p>
              </table:table-cell>
              <table:table-cell office:value-type="float" office:value="6.45">
                <text:p>6.4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1.02">
                <text:p>51.02</text:p>
              </table:table-cell>
              <table:table-cell office:value-type="float" office:value="17.14">
                <text:p>17.14</text:p>
              </table:table-cell>
              <table:table-cell office:value-type="float" office:value="7.57">
                <text:p>7.57</text:p>
              </table:table-cell>
              <table:table-cell office:value-type="float" office:value="8.36">
                <text:p>8.36</text:p>
              </table:table-cell>
              <table:table-cell office:value-type="float" office:value="8.89">
                <text:p>8.89</text:p>
              </table:table-cell>
              <table:table-cell office:value-type="float" office:value="6.2">
                <text:p>6.2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0.59">
                <text:p>50.59</text:p>
              </table:table-cell>
              <table:table-cell office:value-type="float" office:value="16.88">
                <text:p>16.88</text:p>
              </table:table-cell>
              <table:table-cell office:value-type="float" office:value="7.82">
                <text:p>7.82</text:p>
              </table:table-cell>
              <table:table-cell office:value-type="float" office:value="8.68">
                <text:p>8.68</text:p>
              </table:table-cell>
              <table:table-cell office:value-type="float" office:value="9.25">
                <text:p>9.25</text:p>
              </table:table-cell>
              <table:table-cell office:value-type="float" office:value="5.96">
                <text:p>5.96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.18">
                <text:p>50.18</text:p>
              </table:table-cell>
              <table:table-cell office:value-type="float" office:value="16.62">
                <text:p>16.62</text:p>
              </table:table-cell>
              <table:table-cell office:value-type="float" office:value="8.05">
                <text:p>8.05</text:p>
              </table:table-cell>
              <table:table-cell office:value-type="float" office:value="8.99">
                <text:p>8.99</text:p>
              </table:table-cell>
              <table:table-cell office:value-type="float" office:value="9.6">
                <text:p>9.6</text:p>
              </table:table-cell>
              <table:table-cell office:value-type="float" office:value="5.72">
                <text:p>5.72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9.78">
                <text:p>49.78</text:p>
              </table:table-cell>
              <table:table-cell office:value-type="float" office:value="16.37">
                <text:p>16.37</text:p>
              </table:table-cell>
              <table:table-cell office:value-type="float" office:value="8.28">
                <text:p>8.28</text:p>
              </table:table-cell>
              <table:table-cell office:value-type="float" office:value="9.3">
                <text:p>9.3</text:p>
              </table:table-cell>
              <table:table-cell office:value-type="float" office:value="9.95">
                <text:p>9.95</text:p>
              </table:table-cell>
              <table:table-cell office:value-type="float" office:value="5.48">
                <text:p>5.4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9.39">
                <text:p>49.39</text:p>
              </table:table-cell>
              <table:table-cell office:value-type="float" office:value="16.12">
                <text:p>16.12</text:p>
              </table:table-cell>
              <table:table-cell office:value-type="float" office:value="8.49">
                <text:p>8.49</text:p>
              </table:table-cell>
              <table:table-cell office:value-type="float" office:value="9.61">
                <text:p>9.61</text:p>
              </table:table-cell>
              <table:table-cell office:value-type="float" office:value="10.28">
                <text:p>10.28</text:p>
              </table:table-cell>
              <table:table-cell office:value-type="float" office:value="5.25">
                <text:p>5.25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">
                <text:p>21.7</text:p>
              </table:table-cell>
              <table:table-cell office:value-type="float" office:value="49.13">
                <text:p>49.13</text:p>
              </table:table-cell>
              <table:table-cell office:value-type="float" office:value="15.94">
                <text:p>15.94</text:p>
              </table:table-cell>
              <table:table-cell office:value-type="float" office:value="8.6">
                <text:p>8.6</text:p>
              </table:table-cell>
              <table:table-cell office:value-type="float" office:value="9.81">
                <text:p>9.81</text:p>
              </table:table-cell>
              <table:table-cell office:value-type="float" office:value="10.46">
                <text:p>10.46</text:p>
              </table:table-cell>
              <table:table-cell office:value-type="float" office:value="5.12">
                <text:p>5.12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">
                <text:p>21.9</text:p>
              </table:table-cell>
              <table:table-cell office:value-type="float" office:value="49.05">
                <text:p>49.05</text:p>
              </table:table-cell>
              <table:table-cell office:value-type="float" office:value="15.88">
                <text:p>15.88</text:p>
              </table:table-cell>
              <table:table-cell office:value-type="float" office:value="8.58">
                <text:p>8.58</text:p>
              </table:table-cell>
              <table:table-cell office:value-type="float" office:value="9.86">
                <text:p>9.86</text:p>
              </table:table-cell>
              <table:table-cell office:value-type="float" office:value="10.45">
                <text:p>10.45</text:p>
              </table:table-cell>
              <table:table-cell office:value-type="float" office:value="5.11">
                <text:p>5.11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1">
                <text:p>22.1</text:p>
              </table:table-cell>
              <table:table-cell office:value-type="float" office:value="48.96">
                <text:p>48.96</text:p>
              </table:table-cell>
              <table:table-cell office:value-type="float" office:value="15.82">
                <text:p>15.82</text:p>
              </table:table-cell>
              <table:table-cell office:value-type="float" office:value="8.56">
                <text:p>8.56</text:p>
              </table:table-cell>
              <table:table-cell office:value-type="float" office:value="9.91">
                <text:p>9.91</text:p>
              </table:table-cell>
              <table:table-cell office:value-type="float" office:value="10.45">
                <text:p>10.45</text:p>
              </table:table-cell>
              <table:table-cell office:value-type="float" office:value="5.09">
                <text:p>5.09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3">
                <text:p>22.3</text:p>
              </table:table-cell>
              <table:table-cell office:value-type="float" office:value="48.86">
                <text:p>48.86</text:p>
              </table:table-cell>
              <table:table-cell office:value-type="float" office:value="15.75">
                <text:p>15.75</text:p>
              </table:table-cell>
              <table:table-cell office:value-type="float" office:value="8.55">
                <text:p>8.55</text:p>
              </table:table-cell>
              <table:table-cell office:value-type="float" office:value="9.96">
                <text:p>9.96</text:p>
              </table:table-cell>
              <table:table-cell office:value-type="float" office:value="10.46">
                <text:p>10.46</text:p>
              </table:table-cell>
              <table:table-cell office:value-type="float" office:value="5.07">
                <text:p>5.07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">
                <text:p>22.5</text:p>
              </table:table-cell>
              <table:table-cell office:value-type="float" office:value="48.76">
                <text:p>48.76</text:p>
              </table:table-cell>
              <table:table-cell office:value-type="float" office:value="15.68">
                <text:p>15.68</text:p>
              </table:table-cell>
              <table:table-cell office:value-type="float" office:value="8.54">
                <text:p>8.54</text:p>
              </table:table-cell>
              <table:table-cell office:value-type="float" office:value="10.01">
                <text:p>10.01</text:p>
              </table:table-cell>
              <table:table-cell office:value-type="float" office:value="10.47">
                <text:p>10.47</text:p>
              </table:table-cell>
              <table:table-cell office:value-type="float" office:value="5.05">
                <text:p>5.0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48.59">
                <text:p>48.59</text:p>
              </table:table-cell>
              <table:table-cell office:value-type="float" office:value="15.59">
                <text:p>15.59</text:p>
              </table:table-cell>
              <table:table-cell office:value-type="float" office:value="8.56">
                <text:p>8.56</text:p>
              </table:table-cell>
              <table:table-cell office:value-type="float" office:value="10.11">
                <text:p>10.11</text:p>
              </table:table-cell>
              <table:table-cell office:value-type="float" office:value="10.53">
                <text:p>10.53</text:p>
              </table:table-cell>
              <table:table-cell office:value-type="float" office:value="5.02">
                <text:p>5.0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48.34">
                <text:p>48.34</text:p>
              </table:table-cell>
              <table:table-cell office:value-type="float" office:value="15.5">
                <text:p>15.5</text:p>
              </table:table-cell>
              <table:table-cell office:value-type="float" office:value="8.65">
                <text:p>8.65</text:p>
              </table:table-cell>
              <table:table-cell office:value-type="float" office:value="10.29">
                <text:p>10.29</text:p>
              </table:table-cell>
              <table:table-cell office:value-type="float" office:value="10.71">
                <text:p>10.71</text:p>
              </table:table-cell>
              <table:table-cell office:value-type="float" office:value="4.95">
                <text:p>4.95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48.08">
                <text:p>48.08</text:p>
              </table:table-cell>
              <table:table-cell office:value-type="float" office:value="15.41">
                <text:p>15.41</text:p>
              </table:table-cell>
              <table:table-cell office:value-type="float" office:value="8.76">
                <text:p>8.76</text:p>
              </table:table-cell>
              <table:table-cell office:value-type="float" office:value="10.48">
                <text:p>10.48</text:p>
              </table:table-cell>
              <table:table-cell office:value-type="float" office:value="10.88">
                <text:p>10.88</text:p>
              </table:table-cell>
              <table:table-cell office:value-type="float" office:value="4.88">
                <text:p>4.88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47.83">
                <text:p>47.83</text:p>
              </table:table-cell>
              <table:table-cell office:value-type="float" office:value="15.32">
                <text:p>15.32</text:p>
              </table:table-cell>
              <table:table-cell office:value-type="float" office:value="8.86">
                <text:p>8.86</text:p>
              </table:table-cell>
              <table:table-cell office:value-type="float" office:value="10.68">
                <text:p>10.68</text:p>
              </table:table-cell>
              <table:table-cell office:value-type="float" office:value="11.06">
                <text:p>11.06</text:p>
              </table:table-cell>
              <table:table-cell office:value-type="float" office:value="4.79">
                <text:p>4.79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47.58">
                <text:p>47.58</text:p>
              </table:table-cell>
              <table:table-cell office:value-type="float" office:value="15.23">
                <text:p>15.23</text:p>
              </table:table-cell>
              <table:table-cell office:value-type="float" office:value="8.97">
                <text:p>8.97</text:p>
              </table:table-cell>
              <table:table-cell office:value-type="float" office:value="10.87">
                <text:p>10.87</text:p>
              </table:table-cell>
              <table:table-cell office:value-type="float" office:value="11.23">
                <text:p>11.23</text:p>
              </table:table-cell>
              <table:table-cell office:value-type="float" office:value="4.7">
                <text:p>4.7</text:p>
              </table:table-cell>
              <table:table-cell office:value-type="float" office:value="1.41">
                <text:p>1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47.34">
                <text:p>47.34</text:p>
              </table:table-cell>
              <table:table-cell office:value-type="float" office:value="15.14">
                <text:p>15.14</text:p>
              </table:table-cell>
              <table:table-cell office:value-type="float" office:value="9.08">
                <text:p>9.08</text:p>
              </table:table-cell>
              <table:table-cell office:value-type="float" office:value="11.07">
                <text:p>11.07</text:p>
              </table:table-cell>
              <table:table-cell office:value-type="float" office:value="11.39">
                <text:p>11.39</text:p>
              </table:table-cell>
              <table:table-cell office:value-type="float" office:value="4.61">
                <text:p>4.61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47.1">
                <text:p>47.1</text:p>
              </table:table-cell>
              <table:table-cell office:value-type="float" office:value="15.05">
                <text:p>15.05</text:p>
              </table:table-cell>
              <table:table-cell office:value-type="float" office:value="9.19">
                <text:p>9.19</text:p>
              </table:table-cell>
              <table:table-cell office:value-type="float" office:value="11.27">
                <text:p>11.27</text:p>
              </table:table-cell>
              <table:table-cell office:value-type="float" office:value="11.55">
                <text:p>11.55</text:p>
              </table:table-cell>
              <table:table-cell office:value-type="float" office:value="4.51">
                <text:p>4.51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46.9">
                <text:p>46.9</text:p>
              </table:table-cell>
              <table:table-cell office:value-type="float" office:value="14.84">
                <text:p>14.84</text:p>
              </table:table-cell>
              <table:table-cell office:value-type="float" office:value="9.3">
                <text:p>9.3</text:p>
              </table:table-cell>
              <table:table-cell office:value-type="float" office:value="11.54">
                <text:p>11.54</text:p>
              </table:table-cell>
              <table:table-cell office:value-type="float" office:value="11.78">
                <text:p>11.78</text:p>
              </table:table-cell>
              <table:table-cell office:value-type="float" office:value="4.37">
                <text:p>4.37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46.71">
                <text:p>46.71</text:p>
              </table:table-cell>
              <table:table-cell office:value-type="float" office:value="14.61">
                <text:p>14.61</text:p>
              </table:table-cell>
              <table:table-cell office:value-type="float" office:value="9.41">
                <text:p>9.41</text:p>
              </table:table-cell>
              <table:table-cell office:value-type="float" office:value="11.82">
                <text:p>11.82</text:p>
              </table:table-cell>
              <table:table-cell office:value-type="float" office:value="12">
                <text:p>12</text:p>
              </table:table-cell>
              <table:table-cell office:value-type="float" office:value="4.23">
                <text:p>4.23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46.53">
                <text:p>46.53</text:p>
              </table:table-cell>
              <table:table-cell office:value-type="float" office:value="14.4">
                <text:p>14.4</text:p>
              </table:table-cell>
              <table:table-cell office:value-type="float" office:value="9.51">
                <text:p>9.51</text:p>
              </table:table-cell>
              <table:table-cell office:value-type="float" office:value="12.09">
                <text:p>12.09</text:p>
              </table:table-cell>
              <table:table-cell office:value-type="float" office:value="12.21">
                <text:p>12.21</text:p>
              </table:table-cell>
              <table:table-cell office:value-type="float" office:value="4.09">
                <text:p>4.09</text:p>
              </table:table-cell>
              <table:table-cell office:value-type="float" office:value="1.17">
                <text:p>1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46.35">
                <text:p>46.35</text:p>
              </table:table-cell>
              <table:table-cell office:value-type="float" office:value="14.19">
                <text:p>14.19</text:p>
              </table:table-cell>
              <table:table-cell office:value-type="float" office:value="9.6">
                <text:p>9.6</text:p>
              </table:table-cell>
              <table:table-cell office:value-type="float" office:value="12.36">
                <text:p>12.36</text:p>
              </table:table-cell>
              <table:table-cell office:value-type="float" office:value="12.42">
                <text:p>12.42</text:p>
              </table:table-cell>
              <table:table-cell office:value-type="float" office:value="3.95">
                <text:p>3.95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46.18">
                <text:p>46.18</text:p>
              </table:table-cell>
              <table:table-cell office:value-type="float" office:value="13.98">
                <text:p>13.98</text:p>
              </table:table-cell>
              <table:table-cell office:value-type="float" office:value="9.69">
                <text:p>9.69</text:p>
              </table:table-cell>
              <table:table-cell office:value-type="float" office:value="12.63">
                <text:p>12.63</text:p>
              </table:table-cell>
              <table:table-cell office:value-type="float" office:value="12.62">
                <text:p>12.62</text:p>
              </table:table-cell>
              <table:table-cell office:value-type="float" office:value="3.82">
                <text:p>3.82</text:p>
              </table:table-cell>
              <table:table-cell office:value-type="float" office:value="1.09">
                <text:p>1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46.01">
                <text:p>46.01</text:p>
              </table:table-cell>
              <table:table-cell office:value-type="float" office:value="13.78">
                <text:p>13.78</text:p>
              </table:table-cell>
              <table:table-cell office:value-type="float" office:value="9.78">
                <text:p>9.78</text:p>
              </table:table-cell>
              <table:table-cell office:value-type="float" office:value="12.9">
                <text:p>12.9</text:p>
              </table:table-cell>
              <table:table-cell office:value-type="float" office:value="12.8">
                <text:p>12.8</text:p>
              </table:table-cell>
              <table:table-cell office:value-type="float" office:value="3.68">
                <text:p>3.68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45.85">
                <text:p>45.85</text:p>
              </table:table-cell>
              <table:table-cell office:value-type="float" office:value="13.58">
                <text:p>13.58</text:p>
              </table:table-cell>
              <table:table-cell office:value-type="float" office:value="9.86">
                <text:p>9.86</text:p>
              </table:table-cell>
              <table:table-cell office:value-type="float" office:value="13.17">
                <text:p>13.17</text:p>
              </table:table-cell>
              <table:table-cell office:value-type="float" office:value="12.98">
                <text:p>12.98</text:p>
              </table:table-cell>
              <table:table-cell office:value-type="float" office:value="3.56">
                <text:p>3.56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45.69">
                <text:p>45.69</text:p>
              </table:table-cell>
              <table:table-cell office:value-type="float" office:value="13.39">
                <text:p>13.39</text:p>
              </table:table-cell>
              <table:table-cell office:value-type="float" office:value="9.93">
                <text:p>9.93</text:p>
              </table:table-cell>
              <table:table-cell office:value-type="float" office:value="13.43">
                <text:p>13.43</text:p>
              </table:table-cell>
              <table:table-cell office:value-type="float" office:value="13.15">
                <text:p>13.15</text:p>
              </table:table-cell>
              <table:table-cell office:value-type="float" office:value="3.43">
                <text:p>3.43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45.53">
                <text:p>45.53</text:p>
              </table:table-cell>
              <table:table-cell office:value-type="float" office:value="13.2">
                <text:p>13.2</text:p>
              </table:table-cell>
              <table:table-cell office:value-type="float" office:value="10">
                <text:p>10</text:p>
              </table:table-cell>
              <table:table-cell office:value-type="float" office:value="13.7">
                <text:p>13.7</text:p>
              </table:table-cell>
              <table:table-cell office:value-type="float" office:value="13.31">
                <text:p>13.31</text:p>
              </table:table-cell>
              <table:table-cell office:value-type="float" office:value="3.31">
                <text:p>3.3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45.38">
                <text:p>45.38</text:p>
              </table:table-cell>
              <table:table-cell office:value-type="float" office:value="13.02">
                <text:p>13.02</text:p>
              </table:table-cell>
              <table:table-cell office:value-type="float" office:value="10.07">
                <text:p>10.07</text:p>
              </table:table-cell>
              <table:table-cell office:value-type="float" office:value="13.96">
                <text:p>13.96</text:p>
              </table:table-cell>
              <table:table-cell office:value-type="float" office:value="13.47">
                <text:p>13.47</text:p>
              </table:table-cell>
              <table:table-cell office:value-type="float" office:value="3.19">
                <text:p>3.19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5.23">
                <text:p>45.23</text:p>
              </table:table-cell>
              <table:table-cell office:value-type="float" office:value="12.85">
                <text:p>12.85</text:p>
              </table:table-cell>
              <table:table-cell office:value-type="float" office:value="10.13">
                <text:p>10.13</text:p>
              </table:table-cell>
              <table:table-cell office:value-type="float" office:value="14.22">
                <text:p>14.22</text:p>
              </table:table-cell>
              <table:table-cell office:value-type="float" office:value="13.61">
                <text:p>13.61</text:p>
              </table:table-cell>
              <table:table-cell office:value-type="float" office:value="3.07">
                <text:p>3.07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5.09">
                <text:p>45.09</text:p>
              </table:table-cell>
              <table:table-cell office:value-type="float" office:value="12.68">
                <text:p>12.68</text:p>
              </table:table-cell>
              <table:table-cell office:value-type="float" office:value="10.19">
                <text:p>10.19</text:p>
              </table:table-cell>
              <table:table-cell office:value-type="float" office:value="14.48">
                <text:p>14.48</text:p>
              </table:table-cell>
              <table:table-cell office:value-type="float" office:value="13.75">
                <text:p>13.75</text:p>
              </table:table-cell>
              <table:table-cell office:value-type="float" office:value="2.96">
                <text:p>2.96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4.95">
                <text:p>44.95</text:p>
              </table:table-cell>
              <table:table-cell office:value-type="float" office:value="12.51">
                <text:p>12.51</text:p>
              </table:table-cell>
              <table:table-cell office:value-type="float" office:value="10.25">
                <text:p>10.25</text:p>
              </table:table-cell>
              <table:table-cell office:value-type="float" office:value="14.73">
                <text:p>14.73</text:p>
              </table:table-cell>
              <table:table-cell office:value-type="float" office:value="13.88">
                <text:p>13.88</text:p>
              </table:table-cell>
              <table:table-cell office:value-type="float" office:value="2.85">
                <text:p>2.85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4.81">
                <text:p>44.81</text:p>
              </table:table-cell>
              <table:table-cell office:value-type="float" office:value="12.35">
                <text:p>12.35</text:p>
              </table:table-cell>
              <table:table-cell office:value-type="float" office:value="10.3">
                <text:p>10.3</text:p>
              </table:table-cell>
              <table:table-cell office:value-type="float" office:value="14.99">
                <text:p>14.99</text:p>
              </table:table-cell>
              <table:table-cell office:value-type="float" office:value="14">
                <text:p>14</text:p>
              </table:table-cell>
              <table:table-cell office:value-type="float" office:value="2.74">
                <text:p>2.7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44.68">
                <text:p>44.68</text:p>
              </table:table-cell>
              <table:table-cell office:value-type="float" office:value="12.2">
                <text:p>12.2</text:p>
              </table:table-cell>
              <table:table-cell office:value-type="float" office:value="10.34">
                <text:p>10.34</text:p>
              </table:table-cell>
              <table:table-cell office:value-type="float" office:value="15.24">
                <text:p>15.24</text:p>
              </table:table-cell>
              <table:table-cell office:value-type="float" office:value="14.12">
                <text:p>14.12</text:p>
              </table:table-cell>
              <table:table-cell office:value-type="float" office:value="2.64">
                <text:p>2.64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4.55">
                <text:p>44.55</text:p>
              </table:table-cell>
              <table:table-cell office:value-type="float" office:value="12.05">
                <text:p>12.05</text:p>
              </table:table-cell>
              <table:table-cell office:value-type="float" office:value="10.39">
                <text:p>10.39</text:p>
              </table:table-cell>
              <table:table-cell office:value-type="float" office:value="15.49">
                <text:p>15.49</text:p>
              </table:table-cell>
              <table:table-cell office:value-type="float" office:value="14.22">
                <text:p>14.22</text:p>
              </table:table-cell>
              <table:table-cell office:value-type="float" office:value="2.54">
                <text:p>2.54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4.43">
                <text:p>44.43</text:p>
              </table:table-cell>
              <table:table-cell office:value-type="float" office:value="11.91">
                <text:p>11.91</text:p>
              </table:table-cell>
              <table:table-cell office:value-type="float" office:value="10.43">
                <text:p>10.43</text:p>
              </table:table-cell>
              <table:table-cell office:value-type="float" office:value="15.74">
                <text:p>15.74</text:p>
              </table:table-cell>
              <table:table-cell office:value-type="float" office:value="14.32">
                <text:p>14.32</text:p>
              </table:table-cell>
              <table:table-cell office:value-type="float" office:value="2.44">
                <text:p>2.44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4.31">
                <text:p>44.31</text:p>
              </table:table-cell>
              <table:table-cell office:value-type="float" office:value="11.77">
                <text:p>11.77</text:p>
              </table:table-cell>
              <table:table-cell office:value-type="float" office:value="10.46">
                <text:p>10.46</text:p>
              </table:table-cell>
              <table:table-cell office:value-type="float" office:value="15.99">
                <text:p>15.99</text:p>
              </table:table-cell>
              <table:table-cell office:value-type="float" office:value="14.42">
                <text:p>14.42</text:p>
              </table:table-cell>
              <table:table-cell office:value-type="float" office:value="2.35">
                <text:p>2.3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4.19">
                <text:p>44.19</text:p>
              </table:table-cell>
              <table:table-cell office:value-type="float" office:value="11.64">
                <text:p>11.64</text:p>
              </table:table-cell>
              <table:table-cell office:value-type="float" office:value="10.5">
                <text:p>10.5</text:p>
              </table:table-cell>
              <table:table-cell office:value-type="float" office:value="16.23">
                <text:p>16.23</text:p>
              </table:table-cell>
              <table:table-cell office:value-type="float" office:value="14.5">
                <text:p>14.5</text:p>
              </table:table-cell>
              <table:table-cell office:value-type="float" office:value="2.25">
                <text:p>2.25</text:p>
              </table:table-cell>
              <table:table-cell office:value-type="float" office:value="0.68">
                <text:p>0.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4.07">
                <text:p>44.07</text:p>
              </table:table-cell>
              <table:table-cell office:value-type="float" office:value="11.51">
                <text:p>11.51</text:p>
              </table:table-cell>
              <table:table-cell office:value-type="float" office:value="10.53">
                <text:p>10.53</text:p>
              </table:table-cell>
              <table:table-cell office:value-type="float" office:value="16.47">
                <text:p>16.47</text:p>
              </table:table-cell>
              <table:table-cell office:value-type="float" office:value="14.58">
                <text:p>14.58</text:p>
              </table:table-cell>
              <table:table-cell office:value-type="float" office:value="2.16">
                <text:p>2.16</text:p>
              </table:table-cell>
              <table:table-cell office:value-type="float" office:value="0.66">
                <text:p>0.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3.96">
                <text:p>43.96</text:p>
              </table:table-cell>
              <table:table-cell office:value-type="float" office:value="11.39">
                <text:p>11.39</text:p>
              </table:table-cell>
              <table:table-cell office:value-type="float" office:value="10.55">
                <text:p>10.55</text:p>
              </table:table-cell>
              <table:table-cell office:value-type="float" office:value="16.72">
                <text:p>16.72</text:p>
              </table:table-cell>
              <table:table-cell office:value-type="float" office:value="14.66">
                <text:p>14.66</text:p>
              </table:table-cell>
              <table:table-cell office:value-type="float" office:value="2.08">
                <text:p>2.08</text:p>
              </table:table-cell>
              <table:table-cell office:value-type="float" office:value="0.64">
                <text:p>0.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43.85">
                <text:p>43.85</text:p>
              </table:table-cell>
              <table:table-cell office:value-type="float" office:value="11.27">
                <text:p>11.27</text:p>
              </table:table-cell>
              <table:table-cell office:value-type="float" office:value="10.58">
                <text:p>10.58</text:p>
              </table:table-cell>
              <table:table-cell office:value-type="float" office:value="16.95">
                <text:p>16.95</text:p>
              </table:table-cell>
              <table:table-cell office:value-type="float" office:value="14.72">
                <text:p>14.72</text:p>
              </table:table-cell>
              <table:table-cell office:value-type="float" office:value="1.99">
                <text:p>1.99</text:p>
              </table:table-cell>
              <table:table-cell office:value-type="float" office:value="0.62">
                <text:p>0.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43.75">
                <text:p>43.75</text:p>
              </table:table-cell>
              <table:table-cell office:value-type="float" office:value="11.16">
                <text:p>11.16</text:p>
              </table:table-cell>
              <table:table-cell office:value-type="float" office:value="10.6">
                <text:p>10.6</text:p>
              </table:table-cell>
              <table:table-cell office:value-type="float" office:value="17.19">
                <text:p>17.19</text:p>
              </table:table-cell>
              <table:table-cell office:value-type="float" office:value="14.78">
                <text:p>14.78</text:p>
              </table:table-cell>
              <table:table-cell office:value-type="float" office:value="1.91">
                <text:p>1.91</text:p>
              </table:table-cell>
              <table:table-cell office:value-type="float" office:value="0.61">
                <text:p>0.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3.65">
                <text:p>43.65</text:p>
              </table:table-cell>
              <table:table-cell office:value-type="float" office:value="11.05">
                <text:p>11.05</text:p>
              </table:table-cell>
              <table:table-cell office:value-type="float" office:value="10.62">
                <text:p>10.62</text:p>
              </table:table-cell>
              <table:table-cell office:value-type="float" office:value="17.42">
                <text:p>17.42</text:p>
              </table:table-cell>
              <table:table-cell office:value-type="float" office:value="14.84">
                <text:p>14.84</text:p>
              </table:table-cell>
              <table:table-cell office:value-type="float" office:value="1.84">
                <text:p>1.84</text:p>
              </table:table-cell>
              <table:table-cell office:value-type="float" office:value="0.59">
                <text:p>0.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43.55">
                <text:p>43.55</text:p>
              </table:table-cell>
              <table:table-cell office:value-type="float" office:value="10.94">
                <text:p>10.94</text:p>
              </table:table-cell>
              <table:table-cell office:value-type="float" office:value="10.63">
                <text:p>10.63</text:p>
              </table:table-cell>
              <table:table-cell office:value-type="float" office:value="17.66">
                <text:p>17.66</text:p>
              </table:table-cell>
              <table:table-cell office:value-type="float" office:value="14.88">
                <text:p>14.88</text:p>
              </table:table-cell>
              <table:table-cell office:value-type="float" office:value="1.76">
                <text:p>1.76</text:p>
              </table:table-cell>
              <table:table-cell office:value-type="float" office:value="0.57">
                <text:p>0.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43.45">
                <text:p>43.45</text:p>
              </table:table-cell>
              <table:table-cell office:value-type="float" office:value="10.85">
                <text:p>10.85</text:p>
              </table:table-cell>
              <table:table-cell office:value-type="float" office:value="10.64">
                <text:p>10.64</text:p>
              </table:table-cell>
              <table:table-cell office:value-type="float" office:value="17.88">
                <text:p>17.88</text:p>
              </table:table-cell>
              <table:table-cell office:value-type="float" office:value="14.93">
                <text:p>14.93</text:p>
              </table:table-cell>
              <table:table-cell office:value-type="float" office:value="1.69">
                <text:p>1.69</text:p>
              </table:table-cell>
              <table:table-cell office:value-type="float" office:value="0.56">
                <text:p>0.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43.35">
                <text:p>43.35</text:p>
              </table:table-cell>
              <table:table-cell office:value-type="float" office:value="10.75">
                <text:p>10.75</text:p>
              </table:table-cell>
              <table:table-cell office:value-type="float" office:value="10.65">
                <text:p>10.65</text:p>
              </table:table-cell>
              <table:table-cell office:value-type="float" office:value="18.11">
                <text:p>18.11</text:p>
              </table:table-cell>
              <table:table-cell office:value-type="float" office:value="14.96">
                <text:p>14.96</text:p>
              </table:table-cell>
              <table:table-cell office:value-type="float" office:value="1.62">
                <text:p>1.62</text:p>
              </table:table-cell>
              <table:table-cell office:value-type="float" office:value="0.54">
                <text:p>0.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43.26">
                <text:p>43.26</text:p>
              </table:table-cell>
              <table:table-cell office:value-type="float" office:value="10.66">
                <text:p>10.66</text:p>
              </table:table-cell>
              <table:table-cell office:value-type="float" office:value="10.66">
                <text:p>10.66</text:p>
              </table:table-cell>
              <table:table-cell office:value-type="float" office:value="18.33">
                <text:p>18.33</text:p>
              </table:table-cell>
              <table:table-cell office:value-type="float" office:value="14.99">
                <text:p>14.99</text:p>
              </table:table-cell>
              <table:table-cell office:value-type="float" office:value="1.55">
                <text:p>1.55</text:p>
              </table:table-cell>
              <table:table-cell office:value-type="float" office:value="0.53">
                <text:p>0.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43.17">
                <text:p>43.17</text:p>
              </table:table-cell>
              <table:table-cell office:value-type="float" office:value="10.58">
                <text:p>10.58</text:p>
              </table:table-cell>
              <table:table-cell office:value-type="float" office:value="10.67">
                <text:p>10.67</text:p>
              </table:table-cell>
              <table:table-cell office:value-type="float" office:value="18.56">
                <text:p>18.56</text:p>
              </table:table-cell>
              <table:table-cell office:value-type="float" office:value="15.02">
                <text:p>15.02</text:p>
              </table:table-cell>
              <table:table-cell office:value-type="float" office:value="1.48">
                <text:p>1.48</text:p>
              </table:table-cell>
              <table:table-cell office:value-type="float" office:value="0.51">
                <text:p>0.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43.09">
                <text:p>43.09</text:p>
              </table:table-cell>
              <table:table-cell office:value-type="float" office:value="10.5">
                <text:p>10.5</text:p>
              </table:table-cell>
              <table:table-cell office:value-type="float" office:value="10.67">
                <text:p>10.67</text:p>
              </table:table-cell>
              <table:table-cell office:value-type="float" office:value="18.77">
                <text:p>18.77</text:p>
              </table:table-cell>
              <table:table-cell office:value-type="float" office:value="15.04">
                <text:p>15.04</text:p>
              </table:table-cell>
              <table:table-cell office:value-type="float" office:value="1.42">
                <text:p>1.42</text:p>
              </table:table-cell>
              <table:table-cell office:value-type="float" office:value="0.5">
                <text:p>0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10.42">
                <text:p>10.42</text:p>
              </table:table-cell>
              <table:table-cell office:value-type="float" office:value="10.68">
                <text:p>10.68</text:p>
              </table:table-cell>
              <table:table-cell office:value-type="float" office:value="18.99">
                <text:p>18.99</text:p>
              </table:table-cell>
              <table:table-cell office:value-type="float" office:value="15.06">
                <text:p>15.06</text:p>
              </table:table-cell>
              <table:table-cell office:value-type="float" office:value="1.36">
                <text:p>1.36</text:p>
              </table:table-cell>
              <table:table-cell office:value-type="float" office:value="0.48">
                <text:p>0.48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2.094cm" xlink:href=".." xlink:type="simple" chart:class="chart:scatter" chart:style-name="ch1">
        <chart:title svg:x="4.808cm" svg:y="0.377cm" chart:style-name="ch2">
          <text:p>modal mineralogy along solidus</text:p>
        </chart:title>
        <chart:legend chart:legend-position="end" svg:x="14.1cm" svg:y="4.503cm" style:legend-expansion="high" chart:style-name="ch3"/>
        <chart:plot-area chart:style-name="ch4" table:cell-range-address="Sheet1.B2:Sheet1.B65 Sheet1.AP1:Sheet1.AU65" chart:data-source-has-labels="row" svg:x="1.331cm" svg:y="1.879cm" svg:width="12.129cm" svg:height="8.993cm">
          <chartooo:coordinate-region svg:x="2.058cm" svg:y="2.079cm" svg:width="11.215cm" svg:height="8.146cm"/>
          <chart:axis chart:dimension="x" chart:name="primary-x" chart:style-name="ch5">
            <chart:title svg:x="6.875cm" svg:y="11.113cm" chart:style-name="ch6">
              <text:p>P/GPa</text:p>
            </chart:title>
          </chart:axis>
          <chart:axis chart:dimension="y" chart:name="primary-y" chart:style-name="ch5">
            <chart:title svg:x="0.451cm" svg:y="8.43cm" chart:style-name="ch7">
              <text:p>modal proportion/wt fraction</text:p>
            </chart:title>
          </chart:axis>
          <chart:series chart:style-name="ch8" chart:values-cell-range-address="Sheet1.AP2:Sheet1.AP65" chart:label-cell-address="Sheet1.AP1:Sheet1.AP1" chart:class="chart:scatter">
            <chart:domain table:cell-range-address="Sheet1.B2:Sheet1.B65"/>
            <chart:data-point chart:repeated="64"/>
          </chart:series>
          <chart:series chart:style-name="ch9" chart:values-cell-range-address="Sheet1.AQ2:Sheet1.AQ65" chart:label-cell-address="Sheet1.AQ1:Sheet1.AQ1" chart:class="chart:scatter">
            <chart:data-point chart:repeated="64"/>
          </chart:series>
          <chart:series chart:style-name="ch10" chart:values-cell-range-address="Sheet1.AR2:Sheet1.AR65" chart:label-cell-address="Sheet1.AR1:Sheet1.AR1" chart:class="chart:scatter">
            <chart:data-point chart:repeated="64"/>
          </chart:series>
          <chart:series chart:style-name="ch11" chart:values-cell-range-address="Sheet1.AS2:Sheet1.AS65" chart:label-cell-address="Sheet1.AS1:Sheet1.AS1" chart:class="chart:scatter">
            <chart:data-point chart:repeated="64"/>
          </chart:series>
          <chart:series chart:style-name="ch12" chart:values-cell-range-address="Sheet1.AT2:Sheet1.AT65" chart:label-cell-address="Sheet1.AT1:Sheet1.AT1" chart:class="chart:scatter">
            <chart:data-point chart:repeated="64"/>
          </chart:series>
          <chart:series chart:style-name="ch13" chart:values-cell-range-address="Sheet1.AU2:Sheet1.AU65" chart:label-cell-address="Sheet1.AU1:Sheet1.AU1" chart:class="chart:scatter">
            <chart:data-point chart:repeated="6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Sheet1.AP1:Sheet1.AP1</svg:desc>
                </draw:g>
              </table:table-cell>
              <table:table-cell office:value-type="string">
                <text:p>cpx</text:p>
                <draw:g>
                  <svg:desc>Sheet1.AQ1:Sheet1.AQ1</svg:desc>
                </draw:g>
              </table:table-cell>
              <table:table-cell office:value-type="string">
                <text:p>ol</text:p>
                <draw:g>
                  <svg:desc>Sheet1.AR1:Sheet1.AR1</svg:desc>
                </draw:g>
              </table:table-cell>
              <table:table-cell office:value-type="string">
                <text:p>sp</text:p>
                <draw:g>
                  <svg:desc>Sheet1.AS1:Sheet1.AS1</svg:desc>
                </draw:g>
              </table:table-cell>
              <table:table-cell office:value-type="string">
                <text:p>g</text:p>
                <draw:g>
                  <svg:desc>Sheet1.AT1:Sheet1.AT1</svg:desc>
                </draw:g>
              </table:table-cell>
              <table:table-cell office:value-type="string">
                <text:p>opx</text:p>
                <draw:g>
                  <svg:desc>Sheet1.AU1:Sheet1.A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1">
                <text:p>2.001</text:p>
                <draw:g>
                  <svg:desc>Sheet1.B2:Sheet1.B65</svg:desc>
                </draw:g>
              </table:table-cell>
              <table:table-cell office:value-type="float" office:value="0.3078">
                <text:p>0.3078</text:p>
                <draw:g>
                  <svg:desc>Sheet1.AP2:Sheet1.AP65</svg:desc>
                </draw:g>
              </table:table-cell>
              <table:table-cell office:value-type="float" office:value="0.1637">
                <text:p>0.1637</text:p>
                <draw:g>
                  <svg:desc>Sheet1.AQ2:Sheet1.AQ65</svg:desc>
                </draw:g>
              </table:table-cell>
              <table:table-cell office:value-type="float" office:value="0.4006">
                <text:p>0.4006</text:p>
                <draw:g>
                  <svg:desc>Sheet1.AR2:Sheet1.AR65</svg:desc>
                </draw:g>
              </table:table-cell>
              <table:table-cell office:value-type="float" office:value="0.1279">
                <text:p>0.1279</text:p>
                <draw:g>
                  <svg:desc>Sheet1.AS2:Sheet1.AS65</svg:desc>
                </draw:g>
              </table:table-cell>
              <table:table-cell office:value-type="float" office:value="NaN">
                <text:p>NaN</text:p>
                <draw:g>
                  <svg:desc>Sheet1.AT2:Sheet1.AT65</svg:desc>
                </draw:g>
              </table:table-cell>
              <table:table-cell office:value-type="float" office:value="NaN">
                <text:p>NaN</text:p>
                <draw:g>
                  <svg:desc>Sheet1.AU2:Sheet1.AU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1">
                <text:p>3.001</text:p>
              </table:table-cell>
              <table:table-cell office:value-type="float" office:value="0.3043">
                <text:p>0.3043</text:p>
              </table:table-cell>
              <table:table-cell office:value-type="float" office:value="0.1686">
                <text:p>0.1686</text:p>
              </table:table-cell>
              <table:table-cell office:value-type="float" office:value="0.3986">
                <text:p>0.3986</text:p>
              </table:table-cell>
              <table:table-cell office:value-type="float" office:value="0.1285">
                <text:p>0.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01">
                <text:p>4.001</text:p>
              </table:table-cell>
              <table:table-cell office:value-type="float" office:value="0.3">
                <text:p>0.3</text:p>
              </table:table-cell>
              <table:table-cell office:value-type="float" office:value="0.1742">
                <text:p>0.1742</text:p>
              </table:table-cell>
              <table:table-cell office:value-type="float" office:value="0.3964">
                <text:p>0.3964</text:p>
              </table:table-cell>
              <table:table-cell office:value-type="float" office:value="0.1294">
                <text:p>0.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1">
                <text:p>5.001</text:p>
              </table:table-cell>
              <table:table-cell office:value-type="float" office:value="0.2948">
                <text:p>0.2948</text:p>
              </table:table-cell>
              <table:table-cell office:value-type="float" office:value="0.1809">
                <text:p>0.1809</text:p>
              </table:table-cell>
              <table:table-cell office:value-type="float" office:value="0.3936">
                <text:p>0.3936</text:p>
              </table:table-cell>
              <table:table-cell office:value-type="float" office:value="0.1307">
                <text:p>0.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01">
                <text:p>6.001</text:p>
              </table:table-cell>
              <table:table-cell office:value-type="float" office:value="0.2883">
                <text:p>0.2883</text:p>
              </table:table-cell>
              <table:table-cell office:value-type="float" office:value="0.1891">
                <text:p>0.1891</text:p>
              </table:table-cell>
              <table:table-cell office:value-type="float" office:value="0.39">
                <text:p>0.39</text:p>
              </table:table-cell>
              <table:table-cell office:value-type="float" office:value="0.1326">
                <text:p>0.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01">
                <text:p>7.001</text:p>
              </table:table-cell>
              <table:table-cell office:value-type="float" office:value="0.2798">
                <text:p>0.2798</text:p>
              </table:table-cell>
              <table:table-cell office:value-type="float" office:value="0.1992">
                <text:p>0.1992</text:p>
              </table:table-cell>
              <table:table-cell office:value-type="float" office:value="0.3855">
                <text:p>0.3855</text:p>
              </table:table-cell>
              <table:table-cell office:value-type="float" office:value="0.1356">
                <text:p>0.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2684">
                <text:p>0.2684</text:p>
              </table:table-cell>
              <table:table-cell office:value-type="float" office:value="0.2122">
                <text:p>0.2122</text:p>
              </table:table-cell>
              <table:table-cell office:value-type="float" office:value="0.3794">
                <text:p>0.379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7797">
                <text:p>8.7797</text:p>
              </table:table-cell>
              <table:table-cell office:value-type="float" office:value="0.2567">
                <text:p>0.2567</text:p>
              </table:table-cell>
              <table:table-cell office:value-type="float" office:value="0.2252">
                <text:p>0.2252</text:p>
              </table:table-cell>
              <table:table-cell office:value-type="float" office:value="0.3731">
                <text:p>0.37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476">
                <text:p>0.2476</text:p>
              </table:table-cell>
              <table:table-cell office:value-type="float" office:value="0.2351">
                <text:p>0.2351</text:p>
              </table:table-cell>
              <table:table-cell office:value-type="float" office:value="0.3651">
                <text:p>0.3651</text:p>
              </table:table-cell>
              <table:table-cell office:value-type="float" office:value="0.003002">
                <text:p>0.003002</text:p>
              </table:table-cell>
              <table:table-cell office:value-type="float" office:value="NaN">
                <text:p>NaN</text:p>
              </table:table-cell>
              <table:table-cell office:value-type="float" office:value="0.1492">
                <text:p>0.1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896">
                <text:p>0.1896</text:p>
              </table:table-cell>
              <table:table-cell office:value-type="float" office:value="0.298">
                <text:p>0.298</text:p>
              </table:table-cell>
              <table:table-cell office:value-type="float" office:value="0.3154">
                <text:p>0.3154</text:p>
              </table:table-cell>
              <table:table-cell office:value-type="float" office:value="0.02152">
                <text:p>0.02152</text:p>
              </table:table-cell>
              <table:table-cell office:value-type="float" office:value="NaN">
                <text:p>NaN</text:p>
              </table:table-cell>
              <table:table-cell office:value-type="float" office:value="0.1754">
                <text:p>0.1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154">
                <text:p>0.1154</text:p>
              </table:table-cell>
              <table:table-cell office:value-type="float" office:value="0.383">
                <text:p>0.383</text:p>
              </table:table-cell>
              <table:table-cell office:value-type="float" office:value="0.2543">
                <text:p>0.2543</text:p>
              </table:table-cell>
              <table:table-cell office:value-type="float" office:value="0.04271">
                <text:p>0.04271</text:p>
              </table:table-cell>
              <table:table-cell office:value-type="float" office:value="NaN">
                <text:p>NaN</text:p>
              </table:table-cell>
              <table:table-cell office:value-type="float" office:value="0.2047">
                <text:p>0.2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88">
                <text:p>0.0288</text:p>
              </table:table-cell>
              <table:table-cell office:value-type="float" office:value="0.4936">
                <text:p>0.4936</text:p>
              </table:table-cell>
              <table:table-cell office:value-type="float" office:value="0.1876">
                <text:p>0.1876</text:p>
              </table:table-cell>
              <table:table-cell office:value-type="float" office:value="0.06274">
                <text:p>0.06274</text:p>
              </table:table-cell>
              <table:table-cell office:value-type="float" office:value="NaN">
                <text:p>NaN</text:p>
              </table:table-cell>
              <table:table-cell office:value-type="float" office:value="0.2273">
                <text:p>0.2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5414">
                <text:p>0.5414</text:p>
              </table:table-cell>
              <table:table-cell office:value-type="float" office:value="0.1668">
                <text:p>0.1668</text:p>
              </table:table-cell>
              <table:table-cell office:value-type="float" office:value="0.06801">
                <text:p>0.06801</text:p>
              </table:table-cell>
              <table:table-cell office:value-type="float" office:value="NaN">
                <text:p>NaN</text:p>
              </table:table-cell>
              <table:table-cell office:value-type="float" office:value="0.2238">
                <text:p>0.2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52">
                <text:p>0.552</text:p>
              </table:table-cell>
              <table:table-cell office:value-type="float" office:value="0.1672">
                <text:p>0.1672</text:p>
              </table:table-cell>
              <table:table-cell office:value-type="float" office:value="0.06758">
                <text:p>0.06758</text:p>
              </table:table-cell>
              <table:table-cell office:value-type="float" office:value="NaN">
                <text:p>NaN</text:p>
              </table:table-cell>
              <table:table-cell office:value-type="float" office:value="0.2132">
                <text:p>0.2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63">
                <text:p>0.563</text:p>
              </table:table-cell>
              <table:table-cell office:value-type="float" office:value="0.1676">
                <text:p>0.1676</text:p>
              </table:table-cell>
              <table:table-cell office:value-type="float" office:value="0.06719">
                <text:p>0.06719</text:p>
              </table:table-cell>
              <table:table-cell office:value-type="float" office:value="NaN">
                <text:p>NaN</text:p>
              </table:table-cell>
              <table:table-cell office:value-type="float" office:value="0.2022">
                <text:p>0.2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5742">
                <text:p>0.5742</text:p>
              </table:table-cell>
              <table:table-cell office:value-type="float" office:value="0.168">
                <text:p>0.168</text:p>
              </table:table-cell>
              <table:table-cell office:value-type="float" office:value="0.06682">
                <text:p>0.06682</text:p>
              </table:table-cell>
              <table:table-cell office:value-type="float" office:value="NaN">
                <text:p>NaN</text:p>
              </table:table-cell>
              <table:table-cell office:value-type="float" office:value="0.1909">
                <text:p>0.1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5858">
                <text:p>0.5858</text:p>
              </table:table-cell>
              <table:table-cell office:value-type="float" office:value="0.1683">
                <text:p>0.1683</text:p>
              </table:table-cell>
              <table:table-cell office:value-type="float" office:value="0.06648">
                <text:p>0.06648</text:p>
              </table:table-cell>
              <table:table-cell office:value-type="float" office:value="NaN">
                <text:p>NaN</text:p>
              </table:table-cell>
              <table:table-cell office:value-type="float" office:value="0.1794">
                <text:p>0.1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976">
                <text:p>0.5976</text:p>
              </table:table-cell>
              <table:table-cell office:value-type="float" office:value="0.1687">
                <text:p>0.1687</text:p>
              </table:table-cell>
              <table:table-cell office:value-type="float" office:value="0.06616">
                <text:p>0.06616</text:p>
              </table:table-cell>
              <table:table-cell office:value-type="float" office:value="NaN">
                <text:p>NaN</text:p>
              </table:table-cell>
              <table:table-cell office:value-type="float" office:value="0.1676">
                <text:p>0.1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6096">
                <text:p>0.6096</text:p>
              </table:table-cell>
              <table:table-cell office:value-type="float" office:value="0.169">
                <text:p>0.169</text:p>
              </table:table-cell>
              <table:table-cell office:value-type="float" office:value="0.06586">
                <text:p>0.06586</text:p>
              </table:table-cell>
              <table:table-cell office:value-type="float" office:value="NaN">
                <text:p>NaN</text:p>
              </table:table-cell>
              <table:table-cell office:value-type="float" office:value="0.1556">
                <text:p>0.1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217">
                <text:p>0.6217</text:p>
              </table:table-cell>
              <table:table-cell office:value-type="float" office:value="0.1692">
                <text:p>0.1692</text:p>
              </table:table-cell>
              <table:table-cell office:value-type="float" office:value="0.06557">
                <text:p>0.06557</text:p>
              </table:table-cell>
              <table:table-cell office:value-type="float" office:value="NaN">
                <text:p>NaN</text:p>
              </table:table-cell>
              <table:table-cell office:value-type="float" office:value="0.1435">
                <text:p>0.1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6339">
                <text:p>0.6339</text:p>
              </table:table-cell>
              <table:table-cell office:value-type="float" office:value="0.1695">
                <text:p>0.1695</text:p>
              </table:table-cell>
              <table:table-cell office:value-type="float" office:value="0.0653">
                <text:p>0.0653</text:p>
              </table:table-cell>
              <table:table-cell office:value-type="float" office:value="NaN">
                <text:p>NaN</text:p>
              </table:table-cell>
              <table:table-cell office:value-type="float" office:value="0.1313">
                <text:p>0.1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0.6369">
                <text:p>0.6369</text:p>
              </table:table-cell>
              <table:table-cell office:value-type="float" office:value="0.1742">
                <text:p>0.1742</text:p>
              </table:table-cell>
              <table:table-cell office:value-type="float" office:value="0.0606">
                <text:p>0.0606</text:p>
              </table:table-cell>
              <table:table-cell office:value-type="float" office:value="0.02094">
                <text:p>0.02094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0.6295">
                <text:p>0.6295</text:p>
              </table:table-cell>
              <table:table-cell office:value-type="float" office:value="0.1818">
                <text:p>0.1818</text:p>
              </table:table-cell>
              <table:table-cell office:value-type="float" office:value="0.05307">
                <text:p>0.05307</text:p>
              </table:table-cell>
              <table:table-cell office:value-type="float" office:value="0.05575">
                <text:p>0.05575</text:p>
              </table:table-cell>
              <table:table-cell office:value-type="float" office:value="0.07991">
                <text:p>0.07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0.6226">
                <text:p>0.6226</text:p>
              </table:table-cell>
              <table:table-cell office:value-type="float" office:value="0.1886">
                <text:p>0.1886</text:p>
              </table:table-cell>
              <table:table-cell office:value-type="float" office:value="0.04626">
                <text:p>0.04626</text:p>
              </table:table-cell>
              <table:table-cell office:value-type="float" office:value="0.08724">
                <text:p>0.08724</text:p>
              </table:table-cell>
              <table:table-cell office:value-type="float" office:value="0.0553">
                <text:p>0.0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  <table:table-cell office:value-type="float" office:value="0.6162">
                <text:p>0.6162</text:p>
              </table:table-cell>
              <table:table-cell office:value-type="float" office:value="0.1947">
                <text:p>0.1947</text:p>
              </table:table-cell>
              <table:table-cell office:value-type="float" office:value="0.04008">
                <text:p>0.04008</text:p>
              </table:table-cell>
              <table:table-cell office:value-type="float" office:value="0.1159">
                <text:p>0.1159</text:p>
              </table:table-cell>
              <table:table-cell office:value-type="float" office:value="0.03313">
                <text:p>0.03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0.6101">
                <text:p>0.6101</text:p>
              </table:table-cell>
              <table:table-cell office:value-type="float" office:value="0.2004">
                <text:p>0.2004</text:p>
              </table:table-cell>
              <table:table-cell office:value-type="float" office:value="0.03443">
                <text:p>0.03443</text:p>
              </table:table-cell>
              <table:table-cell office:value-type="float" office:value="0.1421">
                <text:p>0.1421</text:p>
              </table:table-cell>
              <table:table-cell office:value-type="float" office:value="0.01306">
                <text:p>0.01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59638">
                <text:p>0.59638</text:p>
              </table:table-cell>
              <table:table-cell office:value-type="float" office:value="0.2068">
                <text:p>0.2068</text:p>
              </table:table-cell>
              <table:table-cell office:value-type="float" office:value="0.02802">
                <text:p>0.02802</text:p>
              </table:table-cell>
              <table:table-cell office:value-type="float" office:value="0.1688">
                <text:p>0.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57314">
                <text:p>0.57314</text:p>
              </table:table-cell>
              <table:table-cell office:value-type="float" office:value="0.2134">
                <text:p>0.2134</text:p>
              </table:table-cell>
              <table:table-cell office:value-type="float" office:value="0.02146">
                <text:p>0.02146</text:p>
              </table:table-cell>
              <table:table-cell office:value-type="float" office:value="0.192">
                <text:p>0.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401">
                <text:p>0.55401</text:p>
              </table:table-cell>
              <table:table-cell office:value-type="float" office:value="0.2188">
                <text:p>0.2188</text:p>
              </table:table-cell>
              <table:table-cell office:value-type="float" office:value="0.01599">
                <text:p>0.01599</text:p>
              </table:table-cell>
              <table:table-cell office:value-type="float" office:value="0.2112">
                <text:p>0.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53759">
                <text:p>0.53759</text:p>
              </table:table-cell>
              <table:table-cell office:value-type="float" office:value="0.2235">
                <text:p>0.2235</text:p>
              </table:table-cell>
              <table:table-cell office:value-type="float" office:value="0.01131">
                <text:p>0.01131</text:p>
              </table:table-cell>
              <table:table-cell office:value-type="float" office:value="0.2276">
                <text:p>0.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523178">
                <text:p>0.523178</text:p>
              </table:table-cell>
              <table:table-cell office:value-type="float" office:value="0.2276">
                <text:p>0.2276</text:p>
              </table:table-cell>
              <table:table-cell office:value-type="float" office:value="0.007222">
                <text:p>0.007222</text:p>
              </table:table-cell>
              <table:table-cell office:value-type="float" office:value="0.242">
                <text:p>0.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510516">
                <text:p>0.510516</text:p>
              </table:table-cell>
              <table:table-cell office:value-type="float" office:value="0.2312">
                <text:p>0.2312</text:p>
              </table:table-cell>
              <table:table-cell office:value-type="float" office:value="0.003584">
                <text:p>0.003584</text:p>
              </table:table-cell>
              <table:table-cell office:value-type="float" office:value="0.2547">
                <text:p>0.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4989982">
                <text:p>0.4989982</text:p>
              </table:table-cell>
              <table:table-cell office:value-type="float" office:value="0.2345">
                <text:p>0.2345</text:p>
              </table:table-cell>
              <table:table-cell office:value-type="float" office:value="0.0003018">
                <text:p>0.0003018</text:p>
              </table:table-cell>
              <table:table-cell office:value-type="float" office:value="0.2662">
                <text:p>0.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4959">
                <text:p>0.495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693">
                <text:p>0.2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4937">
                <text:p>0.4937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714">
                <text:p>0.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4916">
                <text:p>0.491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736">
                <text:p>0.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4895">
                <text:p>0.4895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757">
                <text:p>0.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4874">
                <text:p>0.487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777">
                <text:p>0.2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4854">
                <text:p>0.485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798">
                <text:p>0.2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4834">
                <text:p>0.483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817">
                <text:p>0.2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4815">
                <text:p>0.4815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837">
                <text:p>0.2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4796">
                <text:p>0.479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855">
                <text:p>0.2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4778">
                <text:p>0.477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874">
                <text:p>0.2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476">
                <text:p>0.47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892">
                <text:p>0.2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4743">
                <text:p>0.4743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909">
                <text:p>0.2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4726">
                <text:p>0.472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926">
                <text:p>0.2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4709">
                <text:p>0.470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942">
                <text:p>0.2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4694">
                <text:p>0.469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958">
                <text:p>0.2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4678">
                <text:p>0.467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974">
                <text:p>0.2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4663">
                <text:p>0.4663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2989">
                <text:p>0.2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4649">
                <text:p>0.464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003">
                <text:p>0.3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4634">
                <text:p>0.463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017">
                <text:p>0.3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4621">
                <text:p>0.4621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031">
                <text:p>0.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4608">
                <text:p>0.460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044">
                <text:p>0.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4595">
                <text:p>0.4595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057">
                <text:p>0.3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4583">
                <text:p>0.4583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069">
                <text:p>0.3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4571">
                <text:p>0.4571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081">
                <text:p>0.3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4559">
                <text:p>0.455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092">
                <text:p>0.3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4548">
                <text:p>0.454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104">
                <text:p>0.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538">
                <text:p>0.453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114">
                <text:p>0.3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4527">
                <text:p>0.4527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517">
                <text:p>0.4517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134">
                <text:p>0.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4508">
                <text:p>0.450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144">
                <text:p>0.3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4499">
                <text:p>0.449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3153">
                <text:p>0.31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110"/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svg:stroke-color="#7e0021"/>
    </style:style>
    <style:style style:name="ch1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676cm" svg:height="9cm" xlink:href=".." xlink:type="simple" chart:class="chart:scatter" chart:style-name="ch1">
        <chart:title svg:x="9.501cm" svg:y="0.316cm" chart:style-name="ch2">
          <text:p>0-8kbar</text:p>
        </chart:title>
        <chart:legend svg:x="11.149cm" svg:y="2.538cm" style:legend-expansion="custom" chartooo:width="3.524cm" chartooo:height="4.372cm" style:legend-expansion-aspect-ratio="0.806038426349497" chart:style-name="ch3"/>
        <chart:plot-area chart:style-name="ch4" table:cell-range-address="Sheet3.E2:Sheet3.K8 Sheet3.F1:Sheet3.K1" chart:data-source-has-labels="row" svg:x="1.985cm" svg:y="1.629cm" svg:width="8.994cm" svg:height="6.206cm">
          <chartooo:coordinate-region svg:x="2.897cm" svg:y="1.829cm" svg:width="7.988cm" svg:height="5.359cm"/>
          <chart:axis chart:dimension="x" chart:name="primary-x" chart:style-name="ch5">
            <chart:title svg:x="5.962cm" svg:y="8.015cm" chart:style-name="ch6">
              <text:p>P/kbar</text:p>
            </chart:title>
          </chart:axis>
          <chart:axis chart:dimension="y" chart:name="primary-y" chart:style-name="ch5">
            <chart:title svg:x="1.012cm" svg:y="5.543cm" chart:style-name="ch7">
              <text:p>modal min</text:p>
            </chart:title>
          </chart:axis>
          <chart:series chart:style-name="ch8" chart:values-cell-range-address="Sheet3.F2:Sheet3.F8" chart:label-cell-address="Sheet3.F1:Sheet3.F1" chart:class="chart:scatter">
            <chart:domain table:cell-range-address="Sheet3.E2:Sheet3.E8"/>
            <chart:regression-curve chart:style-name="ch9">
              <chart:equation svg:x="14.355cm" svg:y="2.838cm" chart:style-name="ch10"/>
            </chart:regression-curve>
            <chart:data-point chart:repeated="7"/>
          </chart:series>
          <chart:series chart:style-name="ch11" chart:values-cell-range-address="Sheet3.G2:Sheet3.G8" chart:label-cell-address="Sheet3.G1:Sheet3.G1" chart:class="chart:scatter">
            <chart:data-point chart:repeated="7"/>
          </chart:series>
          <chart:series chart:style-name="ch12" chart:values-cell-range-address="Sheet3.H2:Sheet3.H8" chart:label-cell-address="Sheet3.H1:Sheet3.H1" chart:class="chart:scatter">
            <chart:regression-curve chart:style-name="ch13">
              <chart:equation svg:x="14.263cm" svg:y="4.172cm" chart:style-name="ch10"/>
            </chart:regression-curve>
            <chart:data-point chart:repeated="7"/>
          </chart:series>
          <chart:series chart:style-name="ch14" chart:values-cell-range-address="Sheet3.I2:Sheet3.I8" chart:label-cell-address="Sheet3.I1:Sheet3.I1" chart:class="chart:scatter">
            <chart:regression-curve chart:style-name="ch15">
              <chart:equation svg:x="14.118cm" svg:y="4.968cm" chart:style-name="ch10"/>
            </chart:regression-curve>
            <chart:data-point chart:repeated="7"/>
          </chart:series>
          <chart:series chart:style-name="ch16" chart:values-cell-range-address="Sheet3.J2:Sheet3.J8" chart:label-cell-address="Sheet3.J1:Sheet3.J1" chart:class="chart:scatter">
            <chart:regression-curve chart:style-name="ch17">
              <chart:equation svg:x="14.118cm" svg:y="5.97cm" chart:style-name="ch10"/>
            </chart:regression-curve>
            <chart:data-point chart:repeated="7"/>
          </chart:series>
          <chart:series chart:style-name="ch18" chart:values-cell-range-address="Sheet3.K2:Sheet3.K8" chart:label-cell-address="Sheet3.K1:Sheet3.K1" chart:class="chart:scatte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l</text:p>
                <draw:g>
                  <svg:desc>Sheet3.F1:Sheet3.F1</svg:desc>
                </draw:g>
              </table:table-cell>
              <table:table-cell office:value-type="string">
                <text:p>opx</text:p>
                <draw:g>
                  <svg:desc>Sheet3.G1:Sheet3.G1</svg:desc>
                </draw:g>
              </table:table-cell>
              <table:table-cell office:value-type="string">
                <text:p>cpx</text:p>
                <draw:g>
                  <svg:desc>Sheet3.H1:Sheet3.H1</svg:desc>
                </draw:g>
              </table:table-cell>
              <table:table-cell office:value-type="string">
                <text:p>pl</text:p>
                <draw:g>
                  <svg:desc>Sheet3.I1:Sheet3.I1</svg:desc>
                </draw:g>
              </table:table-cell>
              <table:table-cell office:value-type="string">
                <text:p>sp</text:p>
                <draw:g>
                  <svg:desc>Sheet3.J1:Sheet3.J1</svg:desc>
                </draw:g>
              </table:table-cell>
              <table:table-cell office:value-type="string">
                <text:p>g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1">
                <text:p>2.001</text:p>
                <draw:g>
                  <svg:desc>Sheet3.E2:Sheet3.E8</svg:desc>
                </draw:g>
              </table:table-cell>
              <table:table-cell office:value-type="float" office:value="0.4006">
                <text:p>0.4006</text:p>
                <draw:g>
                  <svg:desc>Sheet3.F2:Sheet3.F8</svg:desc>
                </draw:g>
              </table:table-cell>
              <table:table-cell office:value-type="float" office:value="NaN">
                <text:p>NaN</text:p>
                <draw:g>
                  <svg:desc>Sheet3.G2:Sheet3.G8</svg:desc>
                </draw:g>
              </table:table-cell>
              <table:table-cell office:value-type="float" office:value="0.1637">
                <text:p>0.1637</text:p>
                <draw:g>
                  <svg:desc>Sheet3.H2:Sheet3.H8</svg:desc>
                </draw:g>
              </table:table-cell>
              <table:table-cell office:value-type="float" office:value="0.3078">
                <text:p>0.3078</text:p>
                <draw:g>
                  <svg:desc>Sheet3.I2:Sheet3.I8</svg:desc>
                </draw:g>
              </table:table-cell>
              <table:table-cell office:value-type="float" office:value="0.1279">
                <text:p>0.1279</text:p>
                <draw:g>
                  <svg:desc>Sheet3.J2:Sheet3.J8</svg:desc>
                </draw:g>
              </table:table-cell>
              <table:table-cell office:value-type="float" office:value="NaN">
                <text:p>NaN</text:p>
                <draw:g>
                  <svg:desc>Sheet3.K2:Sheet3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1">
                <text:p>3.001</text:p>
              </table:table-cell>
              <table:table-cell office:value-type="float" office:value="0.3986">
                <text:p>0.3986</text:p>
              </table:table-cell>
              <table:table-cell office:value-type="float" office:value="NaN">
                <text:p>NaN</text:p>
              </table:table-cell>
              <table:table-cell office:value-type="float" office:value="0.1686">
                <text:p>0.1686</text:p>
              </table:table-cell>
              <table:table-cell office:value-type="float" office:value="0.3043">
                <text:p>0.3043</text:p>
              </table:table-cell>
              <table:table-cell office:value-type="float" office:value="0.1285">
                <text:p>0.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01">
                <text:p>4.001</text:p>
              </table:table-cell>
              <table:table-cell office:value-type="float" office:value="0.3964">
                <text:p>0.3964</text:p>
              </table:table-cell>
              <table:table-cell office:value-type="float" office:value="NaN">
                <text:p>NaN</text:p>
              </table:table-cell>
              <table:table-cell office:value-type="float" office:value="0.1742">
                <text:p>0.1742</text:p>
              </table:table-cell>
              <table:table-cell office:value-type="float" office:value="0.3">
                <text:p>0.3</text:p>
              </table:table-cell>
              <table:table-cell office:value-type="float" office:value="0.1294">
                <text:p>0.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1">
                <text:p>5.001</text:p>
              </table:table-cell>
              <table:table-cell office:value-type="float" office:value="0.3936">
                <text:p>0.3936</text:p>
              </table:table-cell>
              <table:table-cell office:value-type="float" office:value="NaN">
                <text:p>NaN</text:p>
              </table:table-cell>
              <table:table-cell office:value-type="float" office:value="0.1809">
                <text:p>0.1809</text:p>
              </table:table-cell>
              <table:table-cell office:value-type="float" office:value="0.2948">
                <text:p>0.2948</text:p>
              </table:table-cell>
              <table:table-cell office:value-type="float" office:value="0.1307">
                <text:p>0.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01">
                <text:p>6.001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1891">
                <text:p>0.1891</text:p>
              </table:table-cell>
              <table:table-cell office:value-type="float" office:value="0.2883">
                <text:p>0.2883</text:p>
              </table:table-cell>
              <table:table-cell office:value-type="float" office:value="0.1326">
                <text:p>0.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01">
                <text:p>7.001</text:p>
              </table:table-cell>
              <table:table-cell office:value-type="float" office:value="0.3855">
                <text:p>0.3855</text:p>
              </table:table-cell>
              <table:table-cell office:value-type="float" office:value="NaN">
                <text:p>NaN</text:p>
              </table:table-cell>
              <table:table-cell office:value-type="float" office:value="0.1992">
                <text:p>0.1992</text:p>
              </table:table-cell>
              <table:table-cell office:value-type="float" office:value="0.2798">
                <text:p>0.2798</text:p>
              </table:table-cell>
              <table:table-cell office:value-type="float" office:value="0.1356">
                <text:p>0.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3794">
                <text:p>0.3794</text:p>
              </table:table-cell>
              <table:table-cell office:value-type="float" office:value="NaN">
                <text:p>NaN</text:p>
              </table:table-cell>
              <table:table-cell office:value-type="float" office:value="0.2122">
                <text:p>0.2122</text:p>
              </table:table-cell>
              <table:table-cell office:value-type="float" office:value="0.2684">
                <text:p>0.268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110"/>
    <style:style style:name="ch11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svg:stroke-color="#579d1c"/>
    </style:style>
    <style:style style:name="ch17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svg:stroke-color="#7e0021"/>
    </style:style>
    <style:style style:name="ch19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578cm" svg:height="9cm" xlink:href=".." xlink:type="simple" chart:class="chart:scatter" chart:style-name="ch1">
        <chart:title svg:x="9.333cm" svg:y="0.316cm" chart:style-name="ch2">
          <text:p>8-12kbar</text:p>
        </chart:title>
        <chart:legend svg:x="11.311cm" svg:y="1.636cm" style:legend-expansion="custom" chartooo:width="2.665cm" chartooo:height="5.721cm" style:legend-expansion-aspect-ratio="0.465827652508303" chart:style-name="ch3"/>
        <chart:plot-area chart:style-name="ch4" table:cell-range-address="Sheet3.E9:Sheet3.K13 Sheet3.F1:Sheet3.K1" chart:data-source-has-labels="row" svg:x="1.421cm" svg:y="1.636cm" svg:width="9.89cm" svg:height="6.202cm">
          <chartooo:coordinate-region svg:x="2.148cm" svg:y="1.835cm" svg:width="8.831cm" svg:height="5.356cm"/>
          <chart:axis chart:dimension="x" chart:name="primary-x" chart:style-name="ch5">
            <chart:title svg:x="5.846cm" svg:y="8.018cm" chart:style-name="ch6">
              <text:p>P/kbar</text:p>
            </chart:title>
          </chart:axis>
          <chart:axis chart:dimension="y" chart:name="primary-y" chart:style-name="ch5">
            <chart:title svg:x="0.45cm" svg:y="5.866cm" chart:style-name="ch7">
              <text:p>mineral modes</text:p>
            </chart:title>
          </chart:axis>
          <chart:series chart:style-name="ch8" chart:values-cell-range-address="Sheet3.F9:Sheet3.F13" chart:label-cell-address="Sheet3.F1:Sheet3.F1" chart:class="chart:scatter">
            <chart:domain table:cell-range-address="Sheet3.E9:Sheet3.E13"/>
            <chart:regression-curve chart:style-name="ch9">
              <chart:equation svg:x="13.977cm" svg:y="1.808cm" chart:style-name="ch10"/>
            </chart:regression-curve>
            <chart:data-point chart:repeated="5"/>
          </chart:series>
          <chart:series chart:style-name="ch11" chart:values-cell-range-address="Sheet3.G9:Sheet3.G13" chart:label-cell-address="Sheet3.G1:Sheet3.G1" chart:class="chart:scatter">
            <chart:regression-curve chart:style-name="ch12">
              <chart:equation svg:x="13.494cm" svg:y="2.63cm" chart:style-name="ch10"/>
            </chart:regression-curve>
            <chart:data-point chart:repeated="5"/>
          </chart:series>
          <chart:series chart:style-name="ch13" chart:values-cell-range-address="Sheet3.H9:Sheet3.H13" chart:label-cell-address="Sheet3.H1:Sheet3.H1" chart:class="chart:scatter">
            <chart:regression-curve chart:style-name="ch14">
              <chart:equation svg:x="13.433cm" svg:y="3.968cm" chart:style-name="ch10"/>
            </chart:regression-curve>
            <chart:data-point chart:repeated="5"/>
          </chart:series>
          <chart:series chart:style-name="ch15" chart:values-cell-range-address="Sheet3.I9:Sheet3.I13" chart:label-cell-address="Sheet3.I1:Sheet3.I1" chart:class="chart:scatter">
            <chart:regression-curve chart:style-name="ch16">
              <chart:equation svg:x="13.849cm" svg:y="5.063cm" chart:style-name="ch10"/>
            </chart:regression-curve>
            <chart:data-point chart:repeated="5"/>
          </chart:series>
          <chart:series chart:style-name="ch17" chart:values-cell-range-address="Sheet3.J9:Sheet3.J13" chart:label-cell-address="Sheet3.J1:Sheet3.J1" chart:class="chart:scatter">
            <chart:regression-curve chart:style-name="ch18">
              <chart:equation svg:x="13.268cm" svg:y="6.133cm" chart:style-name="ch10"/>
            </chart:regression-curve>
            <chart:data-point chart:repeated="5"/>
          </chart:series>
          <chart:series chart:style-name="ch19" chart:values-cell-range-address="Sheet3.K9:Sheet3.K13" chart:label-cell-address="Sheet3.K1:Sheet3.K1" chart:class="chart:scatte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l</text:p>
                <draw:g>
                  <svg:desc>Sheet3.F1:Sheet3.F1</svg:desc>
                </draw:g>
              </table:table-cell>
              <table:table-cell office:value-type="string">
                <text:p>opx</text:p>
                <draw:g>
                  <svg:desc>Sheet3.G1:Sheet3.G1</svg:desc>
                </draw:g>
              </table:table-cell>
              <table:table-cell office:value-type="string">
                <text:p>cpx</text:p>
                <draw:g>
                  <svg:desc>Sheet3.H1:Sheet3.H1</svg:desc>
                </draw:g>
              </table:table-cell>
              <table:table-cell office:value-type="string">
                <text:p>pl</text:p>
                <draw:g>
                  <svg:desc>Sheet3.I1:Sheet3.I1</svg:desc>
                </draw:g>
              </table:table-cell>
              <table:table-cell office:value-type="string">
                <text:p>sp</text:p>
                <draw:g>
                  <svg:desc>Sheet3.J1:Sheet3.J1</svg:desc>
                </draw:g>
              </table:table-cell>
              <table:table-cell office:value-type="string">
                <text:p>g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797">
                <text:p>8.7797</text:p>
                <draw:g>
                  <svg:desc>Sheet3.E9:Sheet3.E13</svg:desc>
                </draw:g>
              </table:table-cell>
              <table:table-cell office:value-type="float" office:value="0.3731">
                <text:p>0.3731</text:p>
                <draw:g>
                  <svg:desc>Sheet3.F9:Sheet3.F13</svg:desc>
                </draw:g>
              </table:table-cell>
              <table:table-cell office:value-type="float" office:value="0.145">
                <text:p>0.145</text:p>
                <draw:g>
                  <svg:desc>Sheet3.G9:Sheet3.G13</svg:desc>
                </draw:g>
              </table:table-cell>
              <table:table-cell office:value-type="float" office:value="0.2252">
                <text:p>0.2252</text:p>
                <draw:g>
                  <svg:desc>Sheet3.H9:Sheet3.H13</svg:desc>
                </draw:g>
              </table:table-cell>
              <table:table-cell office:value-type="float" office:value="0.2567">
                <text:p>0.2567</text:p>
                <draw:g>
                  <svg:desc>Sheet3.I9:Sheet3.I13</svg:desc>
                </draw:g>
              </table:table-cell>
              <table:table-cell office:value-type="float" office:value="0">
                <text:p>0</text:p>
                <draw:g>
                  <svg:desc>Sheet3.J9:Sheet3.J13</svg:desc>
                </draw:g>
              </table:table-cell>
              <table:table-cell office:value-type="float" office:value="NaN">
                <text:p>NaN</text:p>
                <draw:g>
                  <svg:desc>Sheet3.K9:Sheet3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651">
                <text:p>0.3651</text:p>
              </table:table-cell>
              <table:table-cell office:value-type="float" office:value="0.1492">
                <text:p>0.1492</text:p>
              </table:table-cell>
              <table:table-cell office:value-type="float" office:value="0.2351">
                <text:p>0.2351</text:p>
              </table:table-cell>
              <table:table-cell office:value-type="float" office:value="0.2476">
                <text:p>0.2476</text:p>
              </table:table-cell>
              <table:table-cell office:value-type="float" office:value="0.003002">
                <text:p>0.003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154">
                <text:p>0.3154</text:p>
              </table:table-cell>
              <table:table-cell office:value-type="float" office:value="0.1754">
                <text:p>0.1754</text:p>
              </table:table-cell>
              <table:table-cell office:value-type="float" office:value="0.298">
                <text:p>0.298</text:p>
              </table:table-cell>
              <table:table-cell office:value-type="float" office:value="0.1896">
                <text:p>0.1896</text:p>
              </table:table-cell>
              <table:table-cell office:value-type="float" office:value="0.02152">
                <text:p>0.0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43">
                <text:p>0.2543</text:p>
              </table:table-cell>
              <table:table-cell office:value-type="float" office:value="0.2047">
                <text:p>0.2047</text:p>
              </table:table-cell>
              <table:table-cell office:value-type="float" office:value="0.383">
                <text:p>0.383</text:p>
              </table:table-cell>
              <table:table-cell office:value-type="float" office:value="0.1154">
                <text:p>0.1154</text:p>
              </table:table-cell>
              <table:table-cell office:value-type="float" office:value="0.04271">
                <text:p>0.04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1876">
                <text:p>0.1876</text:p>
              </table:table-cell>
              <table:table-cell office:value-type="float" office:value="0.2273">
                <text:p>0.2273</text:p>
              </table:table-cell>
              <table:table-cell office:value-type="float" office:value="0.4936">
                <text:p>0.4936</text:p>
              </table:table-cell>
              <table:table-cell office:value-type="float" office:value="0.0288">
                <text:p>0.0288</text:p>
              </table:table-cell>
              <table:table-cell office:value-type="float" office:value="0.06274">
                <text:p>0.062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110"/>
    <style:style style:name="ch11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svg:stroke-color="#7e0021"/>
    </style:style>
    <style:style style:name="ch1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481cm" svg:height="9cm" xlink:href=".." xlink:type="simple" chart:class="chart:scatter" chart:style-name="ch1">
        <chart:title svg:x="9.165cm" svg:y="0.316cm" chart:style-name="ch2">
          <text:p>13-21kbar</text:p>
        </chart:title>
        <chart:legend svg:x="11.474cm" svg:y="1.863cm" style:legend-expansion="custom" chartooo:width="2.695cm" chartooo:height="5.369cm" style:legend-expansion-aspect-ratio="0.501955671447197" chart:style-name="ch3"/>
        <chart:plot-area chart:style-name="ch4" table:cell-range-address="Sheet3.E14:Sheet3.K22 Sheet3.F1:Sheet3.K1" chart:data-source-has-labels="row" svg:x="1.42cm" svg:y="1.634cm" svg:width="9.876cm" svg:height="6.203cm">
          <chartooo:coordinate-region svg:x="2.147cm" svg:y="1.833cm" svg:width="8.962cm" svg:height="5.357cm"/>
          <chart:axis chart:dimension="x" chart:name="primary-x" chart:style-name="ch5">
            <chart:title svg:x="5.838cm" svg:y="8.017cm" chart:style-name="ch6">
              <text:p>P/kbar</text:p>
            </chart:title>
          </chart:axis>
          <chart:axis chart:dimension="y" chart:name="primary-y" chart:style-name="ch5">
            <chart:title svg:x="0.451cm" svg:y="5.864cm" chart:style-name="ch7">
              <text:p>mineral modes</text:p>
            </chart:title>
          </chart:axis>
          <chart:series chart:style-name="ch8" chart:values-cell-range-address="Sheet3.F14:Sheet3.F22" chart:label-cell-address="Sheet3.F1:Sheet3.F1" chart:class="chart:scatter">
            <chart:domain table:cell-range-address="Sheet3.E14:Sheet3.E22"/>
            <chart:regression-curve chart:style-name="ch9">
              <chart:equation svg:x="14.157cm" svg:y="2.095cm" chart:style-name="ch10"/>
            </chart:regression-curve>
            <chart:data-point chart:repeated="9"/>
          </chart:series>
          <chart:series chart:style-name="ch11" chart:values-cell-range-address="Sheet3.G14:Sheet3.G22" chart:label-cell-address="Sheet3.G1:Sheet3.G1" chart:class="chart:scatter">
            <chart:regression-curve chart:style-name="ch12">
              <chart:equation svg:x="13.742cm" svg:y="2.904cm" chart:style-name="ch10"/>
            </chart:regression-curve>
            <chart:data-point chart:repeated="9"/>
          </chart:series>
          <chart:series chart:style-name="ch13" chart:values-cell-range-address="Sheet3.H14:Sheet3.H22" chart:label-cell-address="Sheet3.H1:Sheet3.H1" chart:class="chart:scatter">
            <chart:regression-curve chart:style-name="ch14">
              <chart:equation svg:x="13.445cm" svg:y="4.093cm" chart:style-name="ch10"/>
            </chart:regression-curve>
            <chart:data-point chart:repeated="9"/>
          </chart:series>
          <chart:series chart:style-name="ch15" chart:values-cell-range-address="Sheet3.I14:Sheet3.I22" chart:label-cell-address="Sheet3.I1:Sheet3.I1" chart:class="chart:scatter">
            <chart:data-point chart:repeated="9"/>
          </chart:series>
          <chart:series chart:style-name="ch16" chart:values-cell-range-address="Sheet3.J14:Sheet3.J22" chart:label-cell-address="Sheet3.J1:Sheet3.J1" chart:class="chart:scatter">
            <chart:regression-curve chart:style-name="ch17">
              <chart:equation svg:x="13.58cm" svg:y="5.799cm" chart:style-name="ch10"/>
            </chart:regression-curve>
            <chart:data-point chart:repeated="9"/>
          </chart:series>
          <chart:series chart:style-name="ch18" chart:values-cell-range-address="Sheet3.K14:Sheet3.K22" chart:label-cell-address="Sheet3.K1:Sheet3.K1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l</text:p>
                <draw:g>
                  <svg:desc>Sheet3.F1:Sheet3.F1</svg:desc>
                </draw:g>
              </table:table-cell>
              <table:table-cell office:value-type="string">
                <text:p>opx</text:p>
                <draw:g>
                  <svg:desc>Sheet3.G1:Sheet3.G1</svg:desc>
                </draw:g>
              </table:table-cell>
              <table:table-cell office:value-type="string">
                <text:p>cpx</text:p>
                <draw:g>
                  <svg:desc>Sheet3.H1:Sheet3.H1</svg:desc>
                </draw:g>
              </table:table-cell>
              <table:table-cell office:value-type="string">
                <text:p>pl</text:p>
                <draw:g>
                  <svg:desc>Sheet3.I1:Sheet3.I1</svg:desc>
                </draw:g>
              </table:table-cell>
              <table:table-cell office:value-type="string">
                <text:p>sp</text:p>
                <draw:g>
                  <svg:desc>Sheet3.J1:Sheet3.J1</svg:desc>
                </draw:g>
              </table:table-cell>
              <table:table-cell office:value-type="string">
                <text:p>g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3.E14:Sheet3.E22</svg:desc>
                </draw:g>
              </table:table-cell>
              <table:table-cell office:value-type="float" office:value="0.1668">
                <text:p>0.1668</text:p>
                <draw:g>
                  <svg:desc>Sheet3.F14:Sheet3.F22</svg:desc>
                </draw:g>
              </table:table-cell>
              <table:table-cell office:value-type="float" office:value="0.2238">
                <text:p>0.2238</text:p>
                <draw:g>
                  <svg:desc>Sheet3.G14:Sheet3.G22</svg:desc>
                </draw:g>
              </table:table-cell>
              <table:table-cell office:value-type="float" office:value="0.5414">
                <text:p>0.5414</text:p>
                <draw:g>
                  <svg:desc>Sheet3.H14:Sheet3.H22</svg:desc>
                </draw:g>
              </table:table-cell>
              <table:table-cell office:value-type="float" office:value="NaN">
                <text:p>NaN</text:p>
                <draw:g>
                  <svg:desc>Sheet3.I14:Sheet3.I22</svg:desc>
                </draw:g>
              </table:table-cell>
              <table:table-cell office:value-type="float" office:value="0.06801">
                <text:p>0.06801</text:p>
                <draw:g>
                  <svg:desc>Sheet3.J14:Sheet3.J22</svg:desc>
                </draw:g>
              </table:table-cell>
              <table:table-cell office:value-type="float" office:value="NaN">
                <text:p>NaN</text:p>
                <draw:g>
                  <svg:desc>Sheet3.K14:Sheet3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672">
                <text:p>0.1672</text:p>
              </table:table-cell>
              <table:table-cell office:value-type="float" office:value="0.2132">
                <text:p>0.2132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06758">
                <text:p>0.06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76">
                <text:p>0.1676</text:p>
              </table:table-cell>
              <table:table-cell office:value-type="float" office:value="0.2022">
                <text:p>0.2022</text:p>
              </table:table-cell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0.06719">
                <text:p>0.0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168">
                <text:p>0.168</text:p>
              </table:table-cell>
              <table:table-cell office:value-type="float" office:value="0.1909">
                <text:p>0.1909</text:p>
              </table:table-cell>
              <table:table-cell office:value-type="float" office:value="0.5742">
                <text:p>0.5742</text:p>
              </table:table-cell>
              <table:table-cell office:value-type="float" office:value="NaN">
                <text:p>NaN</text:p>
              </table:table-cell>
              <table:table-cell office:value-type="float" office:value="0.06682">
                <text:p>0.06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1683">
                <text:p>0.1683</text:p>
              </table:table-cell>
              <table:table-cell office:value-type="float" office:value="0.1794">
                <text:p>0.1794</text:p>
              </table:table-cell>
              <table:table-cell office:value-type="float" office:value="0.5858">
                <text:p>0.5858</text:p>
              </table:table-cell>
              <table:table-cell office:value-type="float" office:value="NaN">
                <text:p>NaN</text:p>
              </table:table-cell>
              <table:table-cell office:value-type="float" office:value="0.06648">
                <text:p>0.06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687">
                <text:p>0.1687</text:p>
              </table:table-cell>
              <table:table-cell office:value-type="float" office:value="0.1676">
                <text:p>0.1676</text:p>
              </table:table-cell>
              <table:table-cell office:value-type="float" office:value="0.5976">
                <text:p>0.5976</text:p>
              </table:table-cell>
              <table:table-cell office:value-type="float" office:value="NaN">
                <text:p>NaN</text:p>
              </table:table-cell>
              <table:table-cell office:value-type="float" office:value="0.06616">
                <text:p>0.0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0.169">
                <text:p>0.169</text:p>
              </table:table-cell>
              <table:table-cell office:value-type="float" office:value="0.1556">
                <text:p>0.1556</text:p>
              </table:table-cell>
              <table:table-cell office:value-type="float" office:value="0.6096">
                <text:p>0.6096</text:p>
              </table:table-cell>
              <table:table-cell office:value-type="float" office:value="NaN">
                <text:p>NaN</text:p>
              </table:table-cell>
              <table:table-cell office:value-type="float" office:value="0.06586">
                <text:p>0.0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1692">
                <text:p>0.1692</text:p>
              </table:table-cell>
              <table:table-cell office:value-type="float" office:value="0.1435">
                <text:p>0.1435</text:p>
              </table:table-cell>
              <table:table-cell office:value-type="float" office:value="0.6217">
                <text:p>0.6217</text:p>
              </table:table-cell>
              <table:table-cell office:value-type="float" office:value="NaN">
                <text:p>NaN</text:p>
              </table:table-cell>
              <table:table-cell office:value-type="float" office:value="0.06557">
                <text:p>0.06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1695">
                <text:p>0.1695</text:p>
              </table:table-cell>
              <table:table-cell office:value-type="float" office:value="0.1313">
                <text:p>0.1313</text:p>
              </table:table-cell>
              <table:table-cell office:value-type="float" office:value="0.6339">
                <text:p>0.6339</text:p>
              </table:table-cell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110"/>
    <style:style style:name="ch11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svg:stroke-color="#7e0021"/>
    </style:style>
    <style:style style:name="ch18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417cm" svg:height="9cm" xlink:href=".." xlink:type="simple" chart:class="chart:scatter" chart:style-name="ch1">
        <chart:title svg:x="9.133cm" svg:y="0.316cm" chart:style-name="ch2">
          <text:p>21-23kbar</text:p>
        </chart:title>
        <chart:legend svg:x="11.312cm" svg:y="1.799cm" style:legend-expansion="custom" chartooo:width="2.761cm" chartooo:height="5.401cm" style:legend-expansion-aspect-ratio="0.511201629327902" chart:style-name="ch3"/>
        <chart:plot-area chart:style-name="ch4" table:cell-range-address="Sheet3.E23:Sheet3.K27 Sheet3.F1:Sheet3.K1" chart:data-source-has-labels="row" svg:x="1.419cm" svg:y="1.634cm" svg:width="9.893cm" svg:height="6.203cm">
          <chartooo:coordinate-region svg:x="2.146cm" svg:y="1.833cm" svg:width="8.834cm" svg:height="5.357cm"/>
          <chart:axis chart:dimension="x" chart:name="primary-x" chart:style-name="ch5">
            <chart:title svg:x="5.845cm" svg:y="8.017cm" chart:style-name="ch6">
              <text:p>P/kbar</text:p>
            </chart:title>
          </chart:axis>
          <chart:axis chart:dimension="y" chart:name="primary-y" chart:style-name="ch5">
            <chart:title svg:x="0.451cm" svg:y="5.864cm" chart:style-name="ch7">
              <text:p>mineral modes</text:p>
            </chart:title>
          </chart:axis>
          <chart:series chart:style-name="ch8" chart:values-cell-range-address="Sheet3.F23:Sheet3.F27" chart:label-cell-address="Sheet3.F1:Sheet3.F1" chart:class="chart:scatter">
            <chart:domain table:cell-range-address="Sheet3.E23:Sheet3.E27"/>
            <chart:regression-curve chart:style-name="ch9">
              <chart:equation svg:x="14.074cm" svg:y="2.061cm" chart:style-name="ch10"/>
            </chart:regression-curve>
            <chart:data-point chart:repeated="5"/>
          </chart:series>
          <chart:series chart:style-name="ch11" chart:values-cell-range-address="Sheet3.G23:Sheet3.G27" chart:label-cell-address="Sheet3.G1:Sheet3.G1" chart:class="chart:scatter">
            <chart:regression-curve chart:style-name="ch12">
              <chart:equation svg:x="13.483cm" svg:y="2.866cm" chart:style-name="ch10"/>
            </chart:regression-curve>
            <chart:data-point chart:repeated="5"/>
          </chart:series>
          <chart:series chart:style-name="ch13" chart:values-cell-range-address="Sheet3.H23:Sheet3.H27" chart:label-cell-address="Sheet3.H1:Sheet3.H1" chart:class="chart:scatter">
            <chart:regression-curve chart:style-name="ch14">
              <chart:equation svg:x="13.431cm" svg:y="4.286cm" chart:style-name="ch10"/>
            </chart:regression-curve>
            <chart:data-point chart:repeated="5"/>
          </chart:series>
          <chart:series chart:style-name="ch15" chart:values-cell-range-address="Sheet3.I23:Sheet3.I27" chart:label-cell-address="Sheet3.I1:Sheet3.I1" chart:class="chart:scatter">
            <chart:data-point chart:repeated="5"/>
          </chart:series>
          <chart:series chart:style-name="ch16" chart:values-cell-range-address="Sheet3.J23:Sheet3.J27" chart:label-cell-address="Sheet3.J1:Sheet3.J1" chart:class="chart:scatter">
            <chart:regression-curve chart:style-name="ch17">
              <chart:equation svg:x="13.951cm" svg:y="5.699cm" chart:style-name="ch10"/>
            </chart:regression-curve>
            <chart:data-point chart:repeated="5"/>
          </chart:series>
          <chart:series chart:style-name="ch18" chart:values-cell-range-address="Sheet3.K23:Sheet3.K27" chart:label-cell-address="Sheet3.K1:Sheet3.K1" chart:class="chart:scatter">
            <chart:regression-curve chart:style-name="ch19">
              <chart:equation svg:x="14.074cm" svg:y="6.553cm" chart:style-name="ch10"/>
            </chart:regression-curve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l</text:p>
                <draw:g>
                  <svg:desc>Sheet3.F1:Sheet3.F1</svg:desc>
                </draw:g>
              </table:table-cell>
              <table:table-cell office:value-type="string">
                <text:p>opx</text:p>
                <draw:g>
                  <svg:desc>Sheet3.G1:Sheet3.G1</svg:desc>
                </draw:g>
              </table:table-cell>
              <table:table-cell office:value-type="string">
                <text:p>cpx</text:p>
                <draw:g>
                  <svg:desc>Sheet3.H1:Sheet3.H1</svg:desc>
                </draw:g>
              </table:table-cell>
              <table:table-cell office:value-type="string">
                <text:p>pl</text:p>
                <draw:g>
                  <svg:desc>Sheet3.I1:Sheet3.I1</svg:desc>
                </draw:g>
              </table:table-cell>
              <table:table-cell office:value-type="string">
                <text:p>sp</text:p>
                <draw:g>
                  <svg:desc>Sheet3.J1:Sheet3.J1</svg:desc>
                </draw:g>
              </table:table-cell>
              <table:table-cell office:value-type="string">
                <text:p>g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7">
                <text:p>21.7</text:p>
                <draw:g>
                  <svg:desc>Sheet3.E23:Sheet3.E27</svg:desc>
                </draw:g>
              </table:table-cell>
              <table:table-cell office:value-type="float" office:value="0.1742">
                <text:p>0.1742</text:p>
                <draw:g>
                  <svg:desc>Sheet3.F23:Sheet3.F27</svg:desc>
                </draw:g>
              </table:table-cell>
              <table:table-cell office:value-type="float" office:value="0.1074">
                <text:p>0.1074</text:p>
                <draw:g>
                  <svg:desc>Sheet3.G23:Sheet3.G27</svg:desc>
                </draw:g>
              </table:table-cell>
              <table:table-cell office:value-type="float" office:value="0.6369">
                <text:p>0.6369</text:p>
                <draw:g>
                  <svg:desc>Sheet3.H23:Sheet3.H27</svg:desc>
                </draw:g>
              </table:table-cell>
              <table:table-cell office:value-type="float" office:value="NaN">
                <text:p>NaN</text:p>
                <draw:g>
                  <svg:desc>Sheet3.I23:Sheet3.I27</svg:desc>
                </draw:g>
              </table:table-cell>
              <table:table-cell office:value-type="float" office:value="0.0606">
                <text:p>0.0606</text:p>
                <draw:g>
                  <svg:desc>Sheet3.J23:Sheet3.J27</svg:desc>
                </draw:g>
              </table:table-cell>
              <table:table-cell office:value-type="float" office:value="0.02094">
                <text:p>0.02094</text:p>
                <draw:g>
                  <svg:desc>Sheet3.K23:Sheet3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9">
                <text:p>21.9</text:p>
              </table:table-cell>
              <table:table-cell office:value-type="float" office:value="0.1818">
                <text:p>0.1818</text:p>
              </table:table-cell>
              <table:table-cell office:value-type="float" office:value="0.07991">
                <text:p>0.07991</text:p>
              </table:table-cell>
              <table:table-cell office:value-type="float" office:value="0.6295">
                <text:p>0.6295</text:p>
              </table:table-cell>
              <table:table-cell office:value-type="float" office:value="NaN">
                <text:p>NaN</text:p>
              </table:table-cell>
              <table:table-cell office:value-type="float" office:value="0.05307">
                <text:p>0.05307</text:p>
              </table:table-cell>
              <table:table-cell office:value-type="float" office:value="0.05575">
                <text:p>0.05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1">
                <text:p>22.1</text:p>
              </table:table-cell>
              <table:table-cell office:value-type="float" office:value="0.1886">
                <text:p>0.1886</text:p>
              </table:table-cell>
              <table:table-cell office:value-type="float" office:value="0.0553">
                <text:p>0.0553</text:p>
              </table:table-cell>
              <table:table-cell office:value-type="float" office:value="0.6226">
                <text:p>0.6226</text:p>
              </table:table-cell>
              <table:table-cell office:value-type="float" office:value="NaN">
                <text:p>NaN</text:p>
              </table:table-cell>
              <table:table-cell office:value-type="float" office:value="0.04626">
                <text:p>0.04626</text:p>
              </table:table-cell>
              <table:table-cell office:value-type="float" office:value="0.08724">
                <text:p>0.08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">
                <text:p>22.3</text:p>
              </table:table-cell>
              <table:table-cell office:value-type="float" office:value="0.1947">
                <text:p>0.1947</text:p>
              </table:table-cell>
              <table:table-cell office:value-type="float" office:value="0.03313">
                <text:p>0.03313</text:p>
              </table:table-cell>
              <table:table-cell office:value-type="float" office:value="0.6162">
                <text:p>0.6162</text:p>
              </table:table-cell>
              <table:table-cell office:value-type="float" office:value="NaN">
                <text:p>NaN</text:p>
              </table:table-cell>
              <table:table-cell office:value-type="float" office:value="0.04008">
                <text:p>0.04008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5">
                <text:p>22.5</text:p>
              </table:table-cell>
              <table:table-cell office:value-type="float" office:value="0.2004">
                <text:p>0.2004</text:p>
              </table:table-cell>
              <table:table-cell office:value-type="float" office:value="0.01306">
                <text:p>0.01306</text:p>
              </table:table-cell>
              <table:table-cell office:value-type="float" office:value="0.6101">
                <text:p>0.6101</text:p>
              </table:table-cell>
              <table:table-cell office:value-type="float" office:value="NaN">
                <text:p>NaN</text:p>
              </table:table-cell>
              <table:table-cell office:value-type="float" office:value="0.03443">
                <text:p>0.03443</text:p>
              </table:table-cell>
              <table:table-cell office:value-type="float" office:value="0.1421">
                <text:p>0.14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110"/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svg:stroke-color="#7e0021"/>
    </style:style>
    <style:style style:name="ch17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svg:stroke-color="#83caff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546cm" svg:height="9cm" xlink:href=".." xlink:type="simple" chart:class="chart:scatter" chart:style-name="ch1">
        <chart:title svg:x="9.198cm" svg:y="0.316cm" chart:style-name="ch2">
          <text:p>23-29kbar</text:p>
        </chart:title>
        <chart:legend svg:x="11.216cm" svg:y="1.831cm" style:legend-expansion="custom" chartooo:width="2.439cm" chartooo:height="5.916cm" style:legend-expansion-aspect-ratio="0.412271805273834" chart:style-name="ch3"/>
        <chart:plot-area chart:style-name="ch4" table:cell-range-address="Sheet3.E28:Sheet3.K34 Sheet3.F1:Sheet3.K1" chart:data-source-has-labels="row" svg:x="1.421cm" svg:y="1.635cm" svg:width="9.586cm" svg:height="6.203cm">
          <chartooo:coordinate-region svg:x="2.148cm" svg:y="1.835cm" svg:width="8.672cm" svg:height="5.356cm"/>
          <chart:axis chart:dimension="x" chart:name="primary-x" chart:style-name="ch5">
            <chart:title svg:x="5.694cm" svg:y="8.018cm" chart:style-name="ch6">
              <text:p>P/kbar</text:p>
            </chart:title>
          </chart:axis>
          <chart:axis chart:dimension="y" chart:name="primary-y" chart:style-name="ch5">
            <chart:title svg:x="0.451cm" svg:y="5.865cm" chart:style-name="ch7">
              <text:p>mineral modes</text:p>
            </chart:title>
          </chart:axis>
          <chart:series chart:style-name="ch8" chart:values-cell-range-address="Sheet3.F28:Sheet3.F34" chart:label-cell-address="Sheet3.F1:Sheet3.F1" chart:class="chart:scatter">
            <chart:domain table:cell-range-address="Sheet3.E28:Sheet3.E34"/>
            <chart:regression-curve chart:style-name="ch9">
              <chart:equation svg:x="13.351cm" svg:y="2.023cm" chart:style-name="ch10"/>
            </chart:regression-curve>
            <chart:data-point chart:repeated="7"/>
          </chart:series>
          <chart:series chart:style-name="ch11" chart:values-cell-range-address="Sheet3.G28:Sheet3.G34" chart:label-cell-address="Sheet3.G1:Sheet3.G1" chart:class="chart:scatter">
            <chart:data-point chart:repeated="7"/>
          </chart:series>
          <chart:series chart:style-name="ch12" chart:values-cell-range-address="Sheet3.H28:Sheet3.H34" chart:label-cell-address="Sheet3.H1:Sheet3.H1" chart:class="chart:scatter">
            <chart:regression-curve chart:style-name="ch13">
              <chart:equation svg:x="13.657cm" svg:y="3.774cm" chart:style-name="ch10"/>
            </chart:regression-curve>
            <chart:data-point chart:repeated="7"/>
          </chart:series>
          <chart:series chart:style-name="ch14" chart:values-cell-range-address="Sheet3.I28:Sheet3.I34" chart:label-cell-address="Sheet3.I1:Sheet3.I1" chart:class="chart:scatter">
            <chart:data-point chart:repeated="7"/>
          </chart:series>
          <chart:series chart:style-name="ch15" chart:values-cell-range-address="Sheet3.J28:Sheet3.J34" chart:label-cell-address="Sheet3.J1:Sheet3.J1" chart:class="chart:scatter">
            <chart:regression-curve chart:style-name="ch16">
              <chart:equation svg:x="13.35cm" svg:y="5.695cm" chart:style-name="ch10"/>
            </chart:regression-curve>
            <chart:data-point chart:repeated="7"/>
          </chart:series>
          <chart:series chart:style-name="ch17" chart:values-cell-range-address="Sheet3.K28:Sheet3.K34" chart:label-cell-address="Sheet3.K1:Sheet3.K1" chart:class="chart:scatter">
            <chart:regression-curve chart:style-name="ch18">
              <chart:equation svg:x="13.656cm" svg:y="6.811cm" chart:style-name="ch10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l</text:p>
                <draw:g>
                  <svg:desc>Sheet3.F1:Sheet3.F1</svg:desc>
                </draw:g>
              </table:table-cell>
              <table:table-cell office:value-type="string">
                <text:p>opx</text:p>
                <draw:g>
                  <svg:desc>Sheet3.G1:Sheet3.G1</svg:desc>
                </draw:g>
              </table:table-cell>
              <table:table-cell office:value-type="string">
                <text:p>cpx</text:p>
                <draw:g>
                  <svg:desc>Sheet3.H1:Sheet3.H1</svg:desc>
                </draw:g>
              </table:table-cell>
              <table:table-cell office:value-type="string">
                <text:p>pl</text:p>
                <draw:g>
                  <svg:desc>Sheet3.I1:Sheet3.I1</svg:desc>
                </draw:g>
              </table:table-cell>
              <table:table-cell office:value-type="string">
                <text:p>sp</text:p>
                <draw:g>
                  <svg:desc>Sheet3.J1:Sheet3.J1</svg:desc>
                </draw:g>
              </table:table-cell>
              <table:table-cell office:value-type="string">
                <text:p>g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3.E28:Sheet3.E34</svg:desc>
                </draw:g>
              </table:table-cell>
              <table:table-cell office:value-type="float" office:value="0.2068">
                <text:p>0.2068</text:p>
                <draw:g>
                  <svg:desc>Sheet3.F28:Sheet3.F34</svg:desc>
                </draw:g>
              </table:table-cell>
              <table:table-cell office:value-type="float" office:value="NaN">
                <text:p>NaN</text:p>
                <draw:g>
                  <svg:desc>Sheet3.G28:Sheet3.G34</svg:desc>
                </draw:g>
              </table:table-cell>
              <table:table-cell office:value-type="float" office:value="0.59638">
                <text:p>0.59638</text:p>
                <draw:g>
                  <svg:desc>Sheet3.H28:Sheet3.H34</svg:desc>
                </draw:g>
              </table:table-cell>
              <table:table-cell office:value-type="float" office:value="NaN">
                <text:p>NaN</text:p>
                <draw:g>
                  <svg:desc>Sheet3.I28:Sheet3.I34</svg:desc>
                </draw:g>
              </table:table-cell>
              <table:table-cell office:value-type="float" office:value="0.02802">
                <text:p>0.02802</text:p>
                <draw:g>
                  <svg:desc>Sheet3.J28:Sheet3.J34</svg:desc>
                </draw:g>
              </table:table-cell>
              <table:table-cell office:value-type="float" office:value="0.1688">
                <text:p>0.1688</text:p>
                <draw:g>
                  <svg:desc>Sheet3.K28:Sheet3.K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.2134">
                <text:p>0.2134</text:p>
              </table:table-cell>
              <table:table-cell office:value-type="float" office:value="NaN">
                <text:p>NaN</text:p>
              </table:table-cell>
              <table:table-cell office:value-type="float" office:value="0.57314">
                <text:p>0.57314</text:p>
              </table:table-cell>
              <table:table-cell office:value-type="float" office:value="NaN">
                <text:p>NaN</text:p>
              </table:table-cell>
              <table:table-cell office:value-type="float" office:value="0.02146">
                <text:p>0.02146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2188">
                <text:p>0.2188</text:p>
              </table:table-cell>
              <table:table-cell office:value-type="float" office:value="NaN">
                <text:p>NaN</text:p>
              </table:table-cell>
              <table:table-cell office:value-type="float" office:value="0.55401">
                <text:p>0.55401</text:p>
              </table:table-cell>
              <table:table-cell office:value-type="float" office:value="NaN">
                <text:p>NaN</text:p>
              </table:table-cell>
              <table:table-cell office:value-type="float" office:value="0.01599">
                <text:p>0.01599</text:p>
              </table:table-cell>
              <table:table-cell office:value-type="float" office:value="0.2112">
                <text:p>0.2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.2235">
                <text:p>0.2235</text:p>
              </table:table-cell>
              <table:table-cell office:value-type="float" office:value="NaN">
                <text:p>NaN</text:p>
              </table:table-cell>
              <table:table-cell office:value-type="float" office:value="0.53759">
                <text:p>0.53759</text:p>
              </table:table-cell>
              <table:table-cell office:value-type="float" office:value="NaN">
                <text:p>NaN</text:p>
              </table:table-cell>
              <table:table-cell office:value-type="float" office:value="0.01131">
                <text:p>0.01131</text:p>
              </table:table-cell>
              <table:table-cell office:value-type="float" office:value="0.2276">
                <text:p>0.2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0.2276">
                <text:p>0.2276</text:p>
              </table:table-cell>
              <table:table-cell office:value-type="float" office:value="NaN">
                <text:p>NaN</text:p>
              </table:table-cell>
              <table:table-cell office:value-type="float" office:value="0.523178">
                <text:p>0.523178</text:p>
              </table:table-cell>
              <table:table-cell office:value-type="float" office:value="NaN">
                <text:p>NaN</text:p>
              </table:table-cell>
              <table:table-cell office:value-type="float" office:value="0.007222">
                <text:p>0.007222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2312">
                <text:p>0.2312</text:p>
              </table:table-cell>
              <table:table-cell office:value-type="float" office:value="NaN">
                <text:p>NaN</text:p>
              </table:table-cell>
              <table:table-cell office:value-type="float" office:value="0.510516">
                <text:p>0.510516</text:p>
              </table:table-cell>
              <table:table-cell office:value-type="float" office:value="NaN">
                <text:p>NaN</text:p>
              </table:table-cell>
              <table:table-cell office:value-type="float" office:value="0.003584">
                <text:p>0.003584</text:p>
              </table:table-cell>
              <table:table-cell office:value-type="float" office:value="0.2547">
                <text:p>0.2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0.2345">
                <text:p>0.2345</text:p>
              </table:table-cell>
              <table:table-cell office:value-type="float" office:value="NaN">
                <text:p>NaN</text:p>
              </table:table-cell>
              <table:table-cell office:value-type="float" office:value="0.4989982">
                <text:p>0.4989982</text:p>
              </table:table-cell>
              <table:table-cell office:value-type="float" office:value="NaN">
                <text:p>NaN</text:p>
              </table:table-cell>
              <table:table-cell office:value-type="float" office:value="0.0003018">
                <text:p>0.0003018</text:p>
              </table:table-cell>
              <table:table-cell office:value-type="float" office:value="0.2662">
                <text:p>0.26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110"/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svg:stroke-color="#83caf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449cm" svg:height="9cm" xlink:href=".." xlink:type="simple" chart:class="chart:scatter" chart:style-name="ch1">
        <chart:title svg:x="9.334cm" svg:y="0.316cm" chart:style-name="ch2">
          <text:p>&gt;30kbar</text:p>
        </chart:title>
        <chart:legend svg:x="11.023cm" svg:y="1.831cm" style:legend-expansion="custom" chartooo:width="3.018cm" chartooo:height="5.53cm" style:legend-expansion-aspect-ratio="0.545750452079566" chart:style-name="ch3"/>
        <chart:plot-area chart:style-name="ch4" table:cell-range-address="Sheet3.E35:Sheet3.K65 Sheet3.F1:Sheet3.K1" chart:data-source-has-labels="row" svg:x="1.419cm" svg:y="1.636cm" svg:width="9.432cm" svg:height="6.202cm">
          <chartooo:coordinate-region svg:x="2.146cm" svg:y="1.835cm" svg:width="8.518cm" svg:height="5.356cm"/>
          <chart:axis chart:dimension="x" chart:name="primary-x" chart:style-name="ch5">
            <chart:title svg:x="5.615cm" svg:y="8.018cm" chart:style-name="ch6">
              <text:p>P/kbar</text:p>
            </chart:title>
          </chart:axis>
          <chart:axis chart:dimension="y" chart:name="primary-y" chart:style-name="ch5">
            <chart:title svg:x="0.451cm" svg:y="5.866cm" chart:style-name="ch7">
              <text:p>mineral modes</text:p>
            </chart:title>
          </chart:axis>
          <chart:series chart:style-name="ch8" chart:values-cell-range-address="Sheet3.F35:Sheet3.F65" chart:label-cell-address="Sheet3.F1:Sheet3.F1" chart:class="chart:scatter">
            <chart:domain table:cell-range-address="Sheet3.E35:Sheet3.E65"/>
            <chart:regression-curve chart:style-name="ch9">
              <chart:equation svg:x="13.597cm" svg:y="2.523cm" chart:style-name="ch10"/>
            </chart:regression-curve>
            <chart:data-point chart:repeated="31"/>
          </chart:series>
          <chart:series chart:style-name="ch11" chart:values-cell-range-address="Sheet3.G35:Sheet3.G65" chart:label-cell-address="Sheet3.G1:Sheet3.G1" chart:class="chart:scatter">
            <chart:data-point chart:repeated="31"/>
          </chart:series>
          <chart:series chart:style-name="ch12" chart:values-cell-range-address="Sheet3.H35:Sheet3.H65" chart:label-cell-address="Sheet3.H1:Sheet3.H1" chart:class="chart:scatter">
            <chart:regression-curve chart:style-name="ch13">
              <chart:equation svg:x="14.02cm" svg:y="4.332cm" chart:style-name="ch10"/>
            </chart:regression-curve>
            <chart:data-point chart:repeated="31"/>
          </chart:series>
          <chart:series chart:style-name="ch14" chart:values-cell-range-address="Sheet3.I35:Sheet3.I65" chart:label-cell-address="Sheet3.I1:Sheet3.I1" chart:class="chart:scatter">
            <chart:data-point chart:repeated="31"/>
          </chart:series>
          <chart:series chart:style-name="ch15" chart:values-cell-range-address="Sheet3.J35:Sheet3.J65" chart:label-cell-address="Sheet3.J1:Sheet3.J1" chart:class="chart:scatter">
            <chart:data-point chart:repeated="31"/>
          </chart:series>
          <chart:series chart:style-name="ch16" chart:values-cell-range-address="Sheet3.K35:Sheet3.K65" chart:label-cell-address="Sheet3.K1:Sheet3.K1" chart:class="chart:scatter">
            <chart:regression-curve chart:style-name="ch17">
              <chart:equation svg:x="13.74cm" svg:y="6.714cm" chart:style-name="ch10"/>
            </chart:regression-curve>
            <chart:data-point chart:repeated="3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l</text:p>
                <draw:g>
                  <svg:desc>Sheet3.F1:Sheet3.F1</svg:desc>
                </draw:g>
              </table:table-cell>
              <table:table-cell office:value-type="string">
                <text:p>opx</text:p>
                <draw:g>
                  <svg:desc>Sheet3.G1:Sheet3.G1</svg:desc>
                </draw:g>
              </table:table-cell>
              <table:table-cell office:value-type="string">
                <text:p>cpx</text:p>
                <draw:g>
                  <svg:desc>Sheet3.H1:Sheet3.H1</svg:desc>
                </draw:g>
              </table:table-cell>
              <table:table-cell office:value-type="string">
                <text:p>pl</text:p>
                <draw:g>
                  <svg:desc>Sheet3.I1:Sheet3.I1</svg:desc>
                </draw:g>
              </table:table-cell>
              <table:table-cell office:value-type="string">
                <text:p>sp</text:p>
                <draw:g>
                  <svg:desc>Sheet3.J1:Sheet3.J1</svg:desc>
                </draw:g>
              </table:table-cell>
              <table:table-cell office:value-type="string">
                <text:p>g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3.E35:Sheet3.E65</svg:desc>
                </draw:g>
              </table:table-cell>
              <table:table-cell office:value-type="float" office:value="0.2348">
                <text:p>0.2348</text:p>
                <draw:g>
                  <svg:desc>Sheet3.F35:Sheet3.F65</svg:desc>
                </draw:g>
              </table:table-cell>
              <table:table-cell office:value-type="float" office:value="NaN">
                <text:p>NaN</text:p>
                <draw:g>
                  <svg:desc>Sheet3.G35:Sheet3.G65</svg:desc>
                </draw:g>
              </table:table-cell>
              <table:table-cell office:value-type="float" office:value="0.4959">
                <text:p>0.4959</text:p>
                <draw:g>
                  <svg:desc>Sheet3.H35:Sheet3.H65</svg:desc>
                </draw:g>
              </table:table-cell>
              <table:table-cell office:value-type="float" office:value="NaN">
                <text:p>NaN</text:p>
                <draw:g>
                  <svg:desc>Sheet3.I35:Sheet3.I65</svg:desc>
                </draw:g>
              </table:table-cell>
              <table:table-cell office:value-type="float" office:value="NaN">
                <text:p>NaN</text:p>
                <draw:g>
                  <svg:desc>Sheet3.J35:Sheet3.J65</svg:desc>
                </draw:g>
              </table:table-cell>
              <table:table-cell office:value-type="float" office:value="0.2693">
                <text:p>0.2693</text:p>
                <draw:g>
                  <svg:desc>Sheet3.K35:Sheet3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937">
                <text:p>0.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4">
                <text:p>0.2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916">
                <text:p>0.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6">
                <text:p>0.2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95">
                <text:p>0.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7">
                <text:p>0.2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74">
                <text:p>0.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7">
                <text:p>0.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54">
                <text:p>0.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8">
                <text:p>0.2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34">
                <text:p>0.4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7">
                <text:p>0.2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815">
                <text:p>0.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7">
                <text:p>0.2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96">
                <text:p>0.4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78">
                <text:p>0.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4">
                <text:p>0.2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2">
                <text:p>0.2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43">
                <text:p>0.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9">
                <text:p>0.2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26">
                <text:p>0.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6">
                <text:p>0.2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709">
                <text:p>0.4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2">
                <text:p>0.2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94">
                <text:p>0.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8">
                <text:p>0.2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78">
                <text:p>0.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4">
                <text:p>0.2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63">
                <text:p>0.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9">
                <text:p>0.2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49">
                <text:p>0.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3">
                <text:p>0.3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34">
                <text:p>0.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7">
                <text:p>0.3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21">
                <text:p>0.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1">
                <text:p>0.3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608">
                <text:p>0.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4">
                <text:p>0.3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95">
                <text:p>0.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57">
                <text:p>0.30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83">
                <text:p>0.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9">
                <text:p>0.3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71">
                <text:p>0.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1">
                <text:p>0.30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">
                <text:p>54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59">
                <text:p>0.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2">
                <text:p>0.3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48">
                <text:p>0.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4">
                <text:p>0.3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38">
                <text:p>0.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4">
                <text:p>0.31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27">
                <text:p>0.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17">
                <text:p>0.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508">
                <text:p>0.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4">
                <text:p>0.31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2348">
                <text:p>0.2348</text:p>
              </table:table-cell>
              <table:table-cell office:value-type="float" office:value="NaN">
                <text:p>NaN</text:p>
              </table:table-cell>
              <table:table-cell office:value-type="float" office:value="0.4499">
                <text:p>0.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3">
                <text:p>0.31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